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10000002D92F3B983C688D107.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0"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2"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16"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1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0"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1"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2"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3"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2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7"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2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0"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1"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2"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5"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36"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37"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8"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5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5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9"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6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6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8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8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8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8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0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0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0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0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11"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1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1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1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1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1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1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20"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22"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23"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24"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25" style:family="paragraph" style:parent-style-name="Table_20_Contents">
      <style:paragraph-properties fo:margin-left="0cm" fo:margin-right="0cm" fo:margin-top="0cm" fo:margin-bottom="0cm" loext:contextual-spacing="false" fo:text-indent="0cm" style:auto-text-indent="false"/>
    </style:style>
    <style:style style:name="P126"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27"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1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129"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30" style:family="paragraph" style:parent-style-name="Table_20_Contents">
      <style:paragraph-properties fo:margin-left="0cm" fo:margin-right="0cm" fo:margin-top="0cm" fo:margin-bottom="0cm" loext:contextual-spacing="false" fo:line-height="100%" fo:text-indent="0cm" style:auto-text-indent="false"/>
    </style:style>
    <style:style style:name="P13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32"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133" style:family="paragraph" style:parent-style-name="Table_20_Heading">
      <style:paragraph-properties fo:margin-left="0cm" fo:margin-right="0cm" fo:margin-top="0cm" fo:margin-bottom="0cm" loext:contextual-spacing="false" fo:text-indent="0cm" style:auto-text-indent="false"/>
    </style:style>
    <style:style style:name="P134" style:family="paragraph" style:parent-style-name="Table_20_Heading">
      <style:paragraph-properties fo:margin-left="0cm" fo:margin-right="0cm" fo:margin-top="0cm" fo:margin-bottom="0cm" loext:contextual-spacing="false" fo:line-height="100%" fo:text-indent="0cm" style:auto-text-indent="false"/>
    </style:style>
    <style:style style:name="P135"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36"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13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40"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41"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142" style:family="paragraph" style:parent-style-name="Standard">
      <style:text-properties style:font-name="Loma" fo:font-size="11pt" style:font-size-asian="11pt" style:font-size-complex="11pt"/>
    </style:style>
    <style:style style:name="P143"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144" style:family="paragraph" style:parent-style-name="Standard">
      <style:paragraph-properties fo:text-align="justify" style:justify-single-word="false"/>
      <style:text-properties style:font-name="Loma" fo:font-size="11pt" style:font-size-asian="11pt" style:font-size-complex="11pt"/>
    </style:style>
    <style:style style:name="P145" style:family="paragraph" style:parent-style-name="Standard">
      <style:paragraph-properties fo:line-height="100%"/>
      <style:text-properties style:font-name="Loma" fo:font-size="11pt" style:font-size-asian="11pt" style:font-size-complex="11pt"/>
    </style:style>
    <style:style style:name="P146" style:family="paragraph" style:parent-style-name="Standard">
      <style:text-properties style:font-name="Loma" fo:font-size="11pt" officeooo:paragraph-rsid="010f2b9b" style:font-size-asian="11pt" style:font-size-complex="11pt"/>
    </style:style>
    <style:style style:name="P147" style:family="paragraph" style:parent-style-name="Standard">
      <style:text-properties style:font-name="Loma" fo:font-size="11pt" fo:font-weight="bold" style:font-size-asian="11pt" style:font-weight-asian="bold" style:font-size-complex="11pt" style:font-weight-complex="bold"/>
    </style:style>
    <style:style style:name="P148" style:family="paragraph" style:parent-style-name="Standard">
      <style:text-properties style:font-name="Loma" fo:font-size="15pt" fo:font-weight="bold" style:font-size-asian="15pt" style:font-weight-asian="bold" style:font-size-complex="15pt" style:font-weight-complex="bold"/>
    </style:style>
    <style:style style:name="P149" style:family="paragraph" style:parent-style-name="Standard">
      <style:text-properties style:font-name="Loma" fo:font-size="6pt" fo:font-weight="bold" style:font-size-asian="5.25pt" style:font-weight-asian="bold" style:font-size-complex="6pt" style:font-weight-complex="bold"/>
    </style:style>
    <style:style style:name="P150" style:family="paragraph" style:parent-style-name="Standard">
      <style:paragraph-properties fo:text-align="center" style:justify-single-word="false"/>
      <style:text-properties style:font-name="Loma" fo:font-size="9pt" style:font-size-asian="9pt" style:font-size-complex="9pt"/>
    </style:style>
    <style:style style:name="P151" style:family="paragraph" style:parent-style-name="Standard">
      <style:paragraph-properties style:line-height-at-least="0.67cm"/>
      <style:text-properties fo:color="#d4d4d4" style:font-name="Droid Sans Mono" fo:font-size="14pt" fo:font-weight="normal" fo:background-color="#1e1e1e"/>
    </style:style>
    <style:style style:name="P152"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153"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154"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55"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156" style:family="paragraph" style:parent-style-name="Text_20_body">
      <style:paragraph-properties fo:line-height="100%" fo:padding="0.049cm" fo:border="none"/>
      <style:text-properties style:font-name="Loma" officeooo:rsid="001b7220" officeooo:paragraph-rsid="001b7220"/>
    </style:style>
    <style:style style:name="P157"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158"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159"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160"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161"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16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163"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164"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165" style:family="paragraph" style:parent-style-name="Table_20_Contents">
      <style:paragraph-properties fo:margin-top="0cm" fo:margin-bottom="0cm" loext:contextual-spacing="false"/>
      <style:text-properties style:font-name="Loma" fo:font-size="9pt" style:font-size-asian="9pt" style:font-size-complex="9pt"/>
    </style:style>
    <style:style style:name="P166"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167"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168"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69"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170"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71"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172"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73"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174"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75"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176"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77"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178"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179"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180"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181"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182"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83"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84" style:family="paragraph" style:parent-style-name="Quotations">
      <style:paragraph-properties fo:margin-left="0cm" fo:margin-right="1cm" fo:text-indent="0cm" style:auto-text-indent="false"/>
    </style:style>
    <style:style style:name="P185" style:family="paragraph" style:parent-style-name="Quotations">
      <style:text-properties fo:font-size="9pt" style:font-size-asian="9pt" style:font-size-complex="9pt"/>
    </style:style>
    <style:style style:name="P186" style:family="paragraph" style:parent-style-name="Quotations">
      <style:paragraph-properties fo:text-align="start" style:justify-single-word="false"/>
      <style:text-properties fo:font-size="9pt" style:font-size-asian="9pt" style:font-size-complex="9pt"/>
    </style:style>
    <style:style style:name="P187" style:family="paragraph" style:parent-style-name="Text_20_body">
      <style:paragraph-properties fo:line-height="100%"/>
      <style:text-properties officeooo:paragraph-rsid="008fb647"/>
    </style:style>
    <style:style style:name="P188" style:family="paragraph" style:parent-style-name="Text_20_body">
      <style:paragraph-properties fo:line-height="100%"/>
      <style:text-properties style:font-name="Loma" fo:font-size="9pt" officeooo:paragraph-rsid="008fb647" style:font-size-asian="9pt" style:font-size-complex="9pt"/>
    </style:style>
    <style:style style:name="P189" style:family="paragraph" style:parent-style-name="Text_20_body">
      <style:text-properties style:font-name="Loma" fo:font-size="11pt" style:font-size-asian="11pt" style:font-size-complex="11pt"/>
    </style:style>
    <style:style style:name="P190"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191"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192" style:family="paragraph" style:parent-style-name="Text_20_body">
      <style:text-properties fo:font-variant="normal" fo:text-transform="none" fo:color="#555555" style:font-name="Helvetica Neue" fo:font-size="16pt" fo:letter-spacing="normal" fo:font-style="normal" fo:font-weight="normal"/>
    </style:style>
    <style:style style:name="P193"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194"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95"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9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97"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19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99"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200"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01"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202"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03"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04"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05"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06" style:family="paragraph" style:parent-style-name="Standard">
      <style:paragraph-properties fo:line-height="150%"/>
    </style:style>
    <style:style style:name="P207" style:family="paragraph" style:parent-style-name="Table_20_Contents">
      <style:paragraph-properties fo:margin-left="0cm" fo:margin-right="0cm" fo:margin-top="0cm" fo:margin-bottom="0cm" loext:contextual-spacing="false" fo:text-indent="0cm" style:auto-text-indent="false"/>
    </style:style>
    <style:style style:name="P208"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209"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10" style:family="paragraph" style:parent-style-name="Table_20_Contents">
      <style:paragraph-properties fo:margin-left="0cm" fo:margin-right="0cm" fo:margin-top="0cm" fo:margin-bottom="0cm" loext:contextual-spacing="false" fo:line-height="100%" fo:text-indent="0cm" style:auto-text-indent="false"/>
    </style:style>
    <style:style style:name="P211" style:family="paragraph" style:parent-style-name="Table_20_Contents">
      <style:paragraph-properties fo:margin-top="0cm" fo:margin-bottom="0cm" loext:contextual-spacing="false"/>
      <style:text-properties style:font-name="Loma" fo:font-size="9pt" style:font-size-asian="9pt" style:font-size-complex="9pt"/>
    </style:style>
    <style:style style:name="P212"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13" style:family="paragraph" style:parent-style-name="Table_20_Heading">
      <style:paragraph-properties fo:margin-left="0cm" fo:margin-right="0cm" fo:margin-top="0cm" fo:margin-bottom="0cm" loext:contextual-spacing="false" fo:text-indent="0cm" style:auto-text-indent="false"/>
    </style:style>
    <style:style style:name="P214" style:family="paragraph" style:parent-style-name="Table_20_Heading">
      <style:paragraph-properties fo:margin-left="0cm" fo:margin-right="0cm" fo:margin-top="0cm" fo:margin-bottom="0cm" loext:contextual-spacing="false" fo:line-height="100%" fo:text-indent="0cm" style:auto-text-indent="false"/>
    </style:style>
    <style:style style:name="P215"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216"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21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18"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19"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0"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1"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2"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3"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4"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5"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226"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227"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228"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229"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230"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231"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2"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3"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4"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5"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6"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7"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8"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9"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0"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243"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2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2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2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1d6348" style:font-size-asian="9pt" style:font-size-complex="9pt" loext:padding="0cm" loext:border="none"/>
    </style:style>
    <style:style style:name="P2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200c4c" style:font-size-asian="9pt" style:font-size-complex="9pt" loext:padding="0cm" loext:border="none"/>
    </style:style>
    <style:style style:name="P24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251898" style:font-size-asian="9pt" style:font-size-complex="9pt" loext:padding="0cm" loext:border="none"/>
    </style:style>
    <style:style style:name="P250"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251"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252"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253"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254"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55"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56"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57"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2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26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26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2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9pt" style:font-size-asian="9pt" style:font-size-complex="9pt"/>
    </style:style>
    <style:style style:name="P26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64"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65"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266"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267"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268"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269"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270"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271"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72"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7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74" style:family="paragraph" style:parent-style-name="Text_20_body" style:list-style-name="L9">
      <style:paragraph-properties fo:margin-left="0cm" fo:margin-right="0cm" fo:line-height="100%" fo:orphans="2" fo:widows="2" fo:text-indent="0cm" style:auto-text-indent="false" fo:padding="0cm" fo:border="none"/>
    </style:style>
    <style:style style:name="P275" style:family="paragraph" style:parent-style-name="Text_20_body" style:list-style-name="L16">
      <style:paragraph-properties fo:margin-left="0cm" fo:margin-right="0cm" fo:line-height="100%" fo:orphans="2" fo:widows="2" fo:text-indent="0cm" style:auto-text-indent="false" fo:padding="0cm" fo:border="none"/>
    </style:style>
    <style:style style:name="P276" style:family="paragraph" style:parent-style-name="Text_20_body" style:list-style-name="L17">
      <style:paragraph-properties fo:margin-left="0cm" fo:margin-right="0cm" fo:line-height="100%" fo:orphans="2" fo:widows="2" fo:text-indent="0cm" style:auto-text-indent="false" fo:padding="0cm" fo:border="none"/>
    </style:style>
    <style:style style:name="P277" style:family="paragraph" style:parent-style-name="Text_20_body" style:list-style-name="L20">
      <style:paragraph-properties fo:margin-left="0cm" fo:margin-right="0cm" fo:line-height="100%" fo:orphans="2" fo:widows="2" fo:text-indent="0cm" style:auto-text-indent="false" fo:padding="0cm" fo:border="none"/>
    </style:style>
    <style:style style:name="P278"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5555" style:font-name="Loma" fo:font-size="11pt" fo:letter-spacing="normal" fo:font-style="normal" fo:font-weight="normal" style:font-size-asian="11pt" style:font-size-complex="11pt"/>
    </style:style>
    <style:style style:name="T9"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0"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5"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6"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2"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3"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2"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3"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59"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0"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69"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70"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71"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72"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73"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74"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75"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76"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77"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78"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79"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80"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81"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82"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83" style:family="text">
      <style:text-properties fo:font-variant="normal" fo:text-transform="none" fo:color="#555555" style:font-name="Loma" fo:font-size="11pt" fo:letter-spacing="normal" fo:font-weight="normal" style:font-size-asian="11pt" style:font-size-complex="11pt"/>
    </style:style>
    <style:style style:name="T84" style:family="text">
      <style:text-properties fo:font-variant="normal" fo:text-transform="none" fo:color="#555555" style:font-name="Loma" fo:font-size="9pt" fo:letter-spacing="normal" fo:font-style="normal" fo:font-weight="normal" style:font-size-asian="9pt" style:font-size-complex="9pt"/>
    </style:style>
    <style:style style:name="T85"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86"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87"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88"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89"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90"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91"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92"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93"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94"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95"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96"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97"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98" style:family="text">
      <style:text-properties fo:font-variant="normal" fo:text-transform="none" fo:color="#555555" style:font-name="Loma" fo:letter-spacing="normal" fo:font-style="normal" fo:font-weight="normal" loext:padding="0cm" loext:border="none"/>
    </style:style>
    <style:style style:name="T99" style:family="text">
      <style:text-properties fo:font-variant="normal" fo:text-transform="none" fo:color="#555555" style:font-name="Loma" fo:font-size="10pt" fo:letter-spacing="normal" fo:font-style="normal" fo:font-weight="normal" style:font-size-asian="10pt" style:font-size-complex="10pt"/>
    </style:style>
    <style:style style:name="T100"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01"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02" style:family="text">
      <style:text-properties fo:font-variant="normal" fo:text-transform="none" fo:color="#555555" style:font-name="Loma" fo:font-size="8pt" fo:letter-spacing="normal" fo:font-style="normal" fo:font-weight="normal" style:font-size-asian="8pt" style:font-size-complex="8pt"/>
    </style:style>
    <style:style style:name="T103"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04" style:family="text">
      <style:text-properties fo:font-variant="normal" fo:text-transform="none" fo:color="#555555" fo:letter-spacing="normal"/>
    </style:style>
    <style:style style:name="T105" style:family="text">
      <style:text-properties fo:font-variant="normal" fo:text-transform="none" fo:color="#555555" fo:letter-spacing="normal" fo:font-style="normal" fo:font-weight="normal"/>
    </style:style>
    <style:style style:name="T106" style:family="text">
      <style:text-properties fo:font-variant="normal" fo:text-transform="none" fo:color="#555555" fo:letter-spacing="normal" loext:padding="0cm" loext:border="none"/>
    </style:style>
    <style:style style:name="T107" style:family="text">
      <style:text-properties fo:font-variant="normal" fo:text-transform="none" fo:color="#555555" fo:letter-spacing="normal" fo:font-style="italic" fo:font-weight="normal" loext:padding="0cm" loext:border="none"/>
    </style:style>
    <style:style style:name="T108" style:family="text">
      <style:text-properties fo:font-variant="normal" fo:text-transform="none" fo:color="#555555" fo:font-size="9pt" fo:letter-spacing="normal" fo:font-style="normal" fo:font-weight="normal" style:font-size-asian="9pt" style:font-size-complex="9pt"/>
    </style:style>
    <style:style style:name="T109" style:family="text">
      <style:text-properties fo:font-variant="normal" fo:text-transform="none" fo:color="#555555" style:font-name="inherit" fo:font-size="12pt" fo:letter-spacing="normal" fo:font-style="italic" fo:font-weight="normal" loext:padding="0cm" loext:border="none"/>
    </style:style>
    <style:style style:name="T110" style:family="text">
      <style:text-properties fo:font-variant="normal" fo:text-transform="none" fo:color="#555555" style:font-name="inherit" fo:font-size="9pt" fo:letter-spacing="normal" fo:font-style="normal" fo:font-weight="normal" style:font-size-asian="9pt" style:font-size-complex="9pt"/>
    </style:style>
    <style:style style:name="T111"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12" style:family="text">
      <style:text-properties fo:font-variant="normal" fo:text-transform="none" fo:color="#555555" style:font-name="monospace" fo:font-size="12pt" fo:letter-spacing="normal" fo:font-style="normal" fo:font-weight="normal" loext:padding="0cm" loext:border="none"/>
    </style:style>
    <style:style style:name="T113"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14" style:family="text">
      <style:text-properties fo:font-variant="normal" fo:text-transform="none" fo:color="#555555" style:font-name="Helvetica Neue" fo:font-size="12pt" fo:letter-spacing="normal" fo:font-style="normal" fo:font-weight="normal"/>
    </style:style>
    <style:style style:name="T115"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16" style:family="text">
      <style:text-properties fo:font-variant="normal" fo:text-transform="none" fo:color="#555555" style:font-name="Loma" fo:letter-spacing="normal" fo:font-style="normal" fo:font-weight="normal"/>
    </style:style>
    <style:style style:name="T117" style:family="text">
      <style:text-properties fo:font-variant="normal" fo:text-transform="none" fo:color="#555555" style:font-name="Loma" fo:font-size="11pt" fo:letter-spacing="normal" fo:font-style="normal" fo:font-weight="normal" style:font-size-asian="11pt" style:font-size-complex="11pt"/>
    </style:style>
    <style:style style:name="T118"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19"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120"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121"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22" style:family="text">
      <style:text-properties fo:font-variant="normal" fo:text-transform="none" fo:color="#555555" style:font-name="Loma" fo:font-size="9pt" fo:letter-spacing="normal" fo:font-style="normal" fo:font-weight="normal" style:font-size-asian="9pt" style:font-size-complex="9pt"/>
    </style:style>
    <style:style style:name="T123"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24"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25"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26"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27" style:family="text">
      <style:text-properties fo:font-variant="normal" fo:text-transform="none" fo:color="#708090" style:font-name="Loma" fo:font-size="9pt" fo:letter-spacing="normal" style:font-size-asian="9pt" style:font-size-complex="9pt" loext:padding="0cm" loext:border="none"/>
    </style:style>
    <style:style style:name="T128"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29" style:family="text">
      <style:text-properties fo:font-variant="normal" fo:text-transform="none" fo:color="#708090" style:font-name="Loma" fo:letter-spacing="normal" fo:font-style="normal" fo:font-weight="normal" loext:padding="0cm" loext:border="none"/>
    </style:style>
    <style:style style:name="T130"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31"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32"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33" style:family="text">
      <style:text-properties fo:font-variant="normal" fo:text-transform="none" fo:color="#0077aa" style:font-name="Loma" fo:font-size="9pt" fo:letter-spacing="normal" style:font-size-asian="9pt" style:font-size-complex="9pt" loext:padding="0cm" loext:border="none"/>
    </style:style>
    <style:style style:name="T134"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35" style:family="text">
      <style:text-properties fo:font-variant="normal" fo:text-transform="none" fo:color="#0077aa" style:font-name="Loma" fo:letter-spacing="normal" fo:font-style="normal" fo:font-weight="normal" loext:padding="0cm" loext:border="none"/>
    </style:style>
    <style:style style:name="T136"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37"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38"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39" style:family="text">
      <style:text-properties fo:font-variant="normal" fo:text-transform="none" fo:color="#000000" style:font-name="Loma" fo:font-size="9pt" fo:letter-spacing="normal" style:font-size-asian="9pt" style:font-size-complex="9pt" loext:padding="0cm" loext:border="none"/>
    </style:style>
    <style:style style:name="T140" style:family="text">
      <style:text-properties fo:font-variant="normal" fo:text-transform="none" fo:color="#000000" style:font-name="Loma" fo:font-size="11pt" fo:letter-spacing="normal" style:font-size-asian="11pt" style:font-size-complex="11pt" loext:padding="0cm" loext:border="none"/>
    </style:style>
    <style:style style:name="T141"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42"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43" style:family="text">
      <style:text-properties fo:font-variant="normal" fo:text-transform="none" fo:color="#000000" style:font-name="Loma" fo:letter-spacing="normal" loext:padding="0cm" loext:border="none"/>
    </style:style>
    <style:style style:name="T144" style:family="text">
      <style:text-properties fo:font-variant="normal" fo:text-transform="none" fo:color="#000000" style:font-name="Loma" fo:letter-spacing="normal" fo:font-style="normal" fo:font-weight="normal" loext:padding="0cm" loext:border="none"/>
    </style:style>
    <style:style style:name="T145"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46" style:family="text">
      <style:text-properties fo:font-variant="normal" fo:text-transform="none" fo:color="#000000" style:font-name="Loma" fo:font-size="11pt" fo:letter-spacing="normal" style:font-size-asian="11pt" style:font-size-complex="11pt" loext:padding="0cm" loext:border="none"/>
    </style:style>
    <style:style style:name="T147"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48" style:family="text">
      <style:text-properties fo:font-variant="normal" fo:text-transform="none" fo:color="#000000" style:font-name="Loma" fo:font-size="9pt" fo:letter-spacing="normal" style:font-size-asian="9pt" style:font-size-complex="9pt" loext:padding="0cm" loext:border="none"/>
    </style:style>
    <style:style style:name="T149"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50"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51"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52" style:family="text">
      <style:text-properties fo:font-variant="normal" fo:text-transform="none" fo:color="#999999" style:font-name="Loma" fo:letter-spacing="normal" fo:font-style="normal" fo:font-weight="normal" loext:padding="0cm" loext:border="none"/>
    </style:style>
    <style:style style:name="T153"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54"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55"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56"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57"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58"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59" style:family="text">
      <style:text-properties fo:font-variant="normal" fo:text-transform="none" fo:color="#ee9900" style:font-name="Loma" fo:letter-spacing="normal" fo:font-style="normal" fo:font-weight="normal" loext:padding="0cm" loext:border="none"/>
    </style:style>
    <style:style style:name="T160"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61"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62"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63"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64" style:family="text">
      <style:text-properties fo:font-variant="normal" fo:text-transform="none" fo:color="#dd4a68" style:font-name="Loma" fo:letter-spacing="normal" fo:font-style="normal" fo:font-weight="normal" loext:padding="0cm" loext:border="none"/>
    </style:style>
    <style:style style:name="T165"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66"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67"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68"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69" style:family="text">
      <style:text-properties fo:font-variant="normal" fo:text-transform="none" fo:color="#a67f59" style:font-name="Loma" fo:letter-spacing="normal" fo:font-style="normal" fo:font-weight="normal" loext:padding="0cm" loext:border="none"/>
    </style:style>
    <style:style style:name="T170"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71"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72"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173"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74"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175" style:family="text">
      <style:text-properties fo:font-variant="normal" fo:text-transform="none" fo:color="#990055" style:font-name="Loma" fo:letter-spacing="normal" fo:font-style="normal" fo:font-weight="normal" loext:padding="0cm" loext:border="none"/>
    </style:style>
    <style:style style:name="T176"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77"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78"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79"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80"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181" style:family="text">
      <style:text-properties fo:font-variant="normal" fo:text-transform="none" fo:color="#669900" style:font-name="Loma" fo:letter-spacing="normal" fo:font-style="normal" fo:font-weight="normal" loext:padding="0cm" loext:border="none"/>
    </style:style>
    <style:style style:name="T182"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83"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84"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85"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186"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187"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188"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189"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90"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191"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192"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193"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94"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95"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196"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97"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198"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199"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00"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01"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02" style:family="text">
      <style:text-properties style:font-name="Loma" fo:font-size="9pt" fo:font-style="italic" style:font-size-asian="9pt" style:font-size-complex="9pt" loext:padding="0cm" loext:border="none"/>
    </style:style>
    <style:style style:name="T203" style:family="text">
      <style:text-properties style:font-name="Loma" fo:font-size="9pt" style:font-size-asian="9pt" style:font-size-complex="9pt"/>
    </style:style>
    <style:style style:name="T204" style:family="text">
      <style:text-properties style:font-name="Loma" fo:font-size="9pt" style:font-size-asian="9pt" style:font-size-complex="9pt" loext:padding="0cm" loext:border="none"/>
    </style:style>
    <style:style style:name="T205" style:family="text">
      <style:text-properties style:font-name="Loma" fo:font-size="9pt" officeooo:rsid="014bb6bf" style:font-size-asian="9pt" style:font-size-complex="9pt"/>
    </style:style>
    <style:style style:name="T206" style:family="text">
      <style:text-properties style:font-name="Loma" fo:font-size="9pt" officeooo:rsid="0152468c" style:font-size-asian="9pt" style:font-size-complex="9pt"/>
    </style:style>
    <style:style style:name="T207" style:family="text">
      <style:text-properties style:font-name="Loma" fo:font-size="11pt" fo:font-style="italic" style:font-size-asian="11pt" style:font-size-complex="11pt" loext:padding="0cm" loext:border="none"/>
    </style:style>
    <style:style style:name="T208" style:family="text">
      <style:text-properties style:font-name="Loma" fo:font-size="11pt" fo:font-weight="normal" style:font-size-asian="11pt" style:font-weight-asian="normal" style:font-size-complex="11pt" style:font-weight-complex="normal"/>
    </style:style>
    <style:style style:name="T209" style:family="text">
      <style:text-properties style:font-name="Loma" fo:font-size="11pt" fo:font-weight="normal" officeooo:rsid="021167af" style:font-size-asian="11pt" style:font-weight-asian="normal" style:font-size-complex="11pt" style:font-weight-complex="normal"/>
    </style:style>
    <style:style style:name="T210" style:family="text">
      <style:text-properties loext:padding="0cm" loext:border="none"/>
    </style:style>
    <style:style style:name="T211"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12" style:family="text">
      <style:text-properties fo:color="#551a8b" style:text-line-through-style="none" style:text-line-through-type="none" style:text-underline-style="none" style:text-blinking="false"/>
    </style:style>
    <style:style style:name="T213"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14" style:family="text">
      <style:text-properties fo:font-size="9pt" style:font-size-asian="9pt" style:font-size-complex="9pt"/>
    </style:style>
    <style:style style:name="T215" style:family="text">
      <style:text-properties fo:font-size="9pt" style:font-size-asian="9pt" style:font-size-complex="9pt" loext:padding="0cm" loext:border="none"/>
    </style:style>
    <style:style style:name="T216" style:family="text">
      <style:text-properties fo:font-size="9pt" fo:font-style="normal" fo:font-weight="normal" style:font-size-asian="9pt" style:font-size-complex="9pt"/>
    </style:style>
    <style:style style:name="T217" style:family="text">
      <style:text-properties fo:color="#555555" style:font-name="Loma" fo:font-size="11pt" fo:font-style="italic" style:font-size-asian="11pt" style:font-size-complex="11pt" loext:padding="0cm" loext:border="none"/>
    </style:style>
    <style:style style:name="T218" style:family="text">
      <style:text-properties fo:color="#555555" style:font-name="Loma" fo:font-size="9pt" style:font-size-asian="9pt" style:font-size-complex="9pt"/>
    </style:style>
    <style:style style:name="T219" style:family="text">
      <style:text-properties fo:color="#555555" style:font-name="Loma" fo:font-size="9pt" style:font-size-asian="9pt" style:font-size-complex="9pt" loext:padding="0cm" loext:border="none"/>
    </style:style>
    <style:style style:name="T220" style:family="text">
      <style:text-properties fo:color="#555555" style:font-name="Loma" fo:font-size="9pt" officeooo:rsid="01c6cdbf" style:font-size-asian="9pt" style:font-size-complex="9pt"/>
    </style:style>
    <style:style style:name="T221" style:family="text">
      <style:text-properties fo:color="#555555" style:font-name="Loma" fo:font-size="9pt" officeooo:rsid="01e74fd3" style:font-size-asian="9pt" style:font-size-complex="9pt"/>
    </style:style>
    <style:style style:name="T222" style:family="text">
      <style:text-properties fo:color="#555555" style:font-name="Loma" fo:font-size="9pt" fo:font-style="italic" style:font-size-asian="9pt" style:font-size-complex="9pt" loext:padding="0cm" loext:border="none"/>
    </style:style>
    <style:style style:name="T223" style:family="text">
      <style:text-properties fo:color="#0087cc" style:text-line-through-style="none" style:text-line-through-type="none" style:text-underline-style="none" style:text-blinking="false"/>
    </style:style>
    <style:style style:name="T224" style:family="text">
      <style:text-properties officeooo:rsid="0131255e"/>
    </style:style>
    <style:style style:name="T225" style:family="text">
      <style:text-properties officeooo:rsid="01763df3"/>
    </style:style>
    <style:style style:name="T226" style:family="text">
      <style:text-properties officeooo:rsid="01ea41aa"/>
    </style:style>
    <style:style style:name="T227" style:family="text">
      <style:text-properties officeooo:rsid="01f85a57"/>
    </style:style>
    <style:style style:name="T228" style:family="text">
      <style:text-properties fo:font-size="11pt" style:font-size-asian="11pt" style:font-size-complex="11pt"/>
    </style:style>
    <style:style style:name="T229" style:family="text">
      <style:text-properties fo:font-style="normal" fo:font-weight="normal"/>
    </style:style>
    <style:style style:name="T230" style:family="text">
      <style:text-properties style:font-name="Loma" fo:font-size="9pt" fo:font-style="italic" style:font-size-asian="9pt" style:font-size-complex="9pt" loext:padding="0cm" loext:border="none"/>
    </style:style>
    <style:style style:name="T231" style:family="text">
      <style:text-properties style:font-name="Loma" fo:font-size="9pt" style:font-size-asian="9pt" style:font-size-complex="9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0"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141"><text:soft-page-break/>Índice</text:p>
      <text:p text:style-name="P141">prefácio</text:p>
      <text:p text:style-name="P141">Sobre este livro</text:p>
      <text:p text:style-name="P141">Audiência pretendida</text:p>
      <text:p text:style-name="P141">Exemplos e código fonte</text:p>
      <text:p text:style-name="P141">Seu retorno</text:p>
      <text:p text:style-name="P141">Sobre o autor</text:p>
      <text:p text:style-name="P141">Agradecimentos</text:p>
      <text:p text:style-name="P141">1. Introdução ao Zend Framework 3</text:p>
      <text:p text:style-name="P141">1.1. O que é Zend Framework 3?</text:p>
      <text:p text:style-name="P141">1.2. Um exemplo de site PHP</text:p>
      <text:p text:style-name="P141">1.2.1. pagina inicial</text:p>
      <text:p text:style-name="P141">1.2.2. página de login</text:p>
      <text:p text:style-name="P141">1.2.3. página de logout</text:p>
      <text:p text:style-name="P141">1.2.4. Revisando o Código</text:p>
      <text:p text:style-name="P141">1.3. Licença</text:p>
      <text:p text:style-name="P141">1.4. Suporte ao usuário</text:p>
      <text:p text:style-name="P141">1.5. Código-fonte da estrutura</text:p>
      <text:p text:style-name="P141">1.5.1. padrões de codificação</text:p>
      <text:p text:style-name="P141">1.6. Sistemas operacionais suportados</text:p>
      <text:p text:style-name="P141">1.7. Requisitos do servidor</text:p>
      <text:p text:style-name="P141">1.8. Segurança</text:p>
      <text:p text:style-name="P141">1.9. atuação</text:p>
      <text:p text:style-name="P141">1.10. padrões de design</text:p>
      <text:p text:style-name="P141">1.11. principais componentes do ZF3</text:p>
      <text:p text:style-name="P141">1.12. diferenças com Zend Framework 2</text:p>
      <text:p text:style-name="P141">1.12.1. Compatibilidade com versões anteriores</text:p>
      <text:p text:style-name="P141">1.12.2. Componentes</text:p>
      <text:p text:style-name="P141"><text:soft-page-break/>1.12.3. Instalador de componentes</text:p>
      <text:p text:style-name="P141">1.12.4. desempenho do ServiceManager e do EventManager</text:p>
      <text:p text:style-name="P206"><text:span text:style-name="T208">1.12.5. </text:span><text:span text:style-name="T209">P</text:span><text:span text:style-name="T208">SR-4</text:span></text:p>
      <text:p text:style-name="P141">1.12.6. Middleware</text:p>
      <text:p text:style-name="P141">1.12.7. Foco na documentação</text:p>
      <text:p text:style-name="P141">1.13. Resumo</text:p>
      <text:p text:style-name="P141">2. Aplicação Esqueleto Zend</text:p>
      <text:p text:style-name="P141">2.1. Obtendo o aplicativo Zend Skeleton</text:p>
      <text:p text:style-name="P141">2.2. Estrutura de diretórios típica</text:p>
      <text:p text:style-name="P141">2.3. dependências do aplicativo</text:p>
      <text:p text:style-name="P141">2.4. Host Virtual Apache</text:p>
      <text:p text:style-name="P141">2.5. Abrindo o site em seu navegador</text:p>
      <text:p text:style-name="P141">2.6. Criando projeto NetBeans</text:p>
      <text:p text:style-name="P141">2.7. Arquivo de acesso de hipertexto (.htaccess)</text:p>
      <text:p text:style-name="P141">2.8. Bloqueando o acesso ao site por endereço Ip</text:p>
      <text:p text:style-name="P141">2.9. Autenticação HTTP</text:p>
      <text:p text:style-name="P141">2.10. Ter vários hosts virtuais</text:p>
      <text:p text:style-name="P141">2.11. Arquivo de hosts</text:p>
      <text:p text:style-name="P141">2.12. Uso avançado do compositor</text:p>
      <text:p text:style-name="P141">2.12.1. Nomes e Versões de pacotes</text:p>
      <text:p text:style-name="P141">2.12.2. Instalando e Atualizando pacotes</text:p>
      <text:p text:style-name="P141">2.12.3. Adicionando uma nova dependência</text:p>
      <text:p text:style-name="P141">2.12.4. pacotes Virtuais</text:p>
      <text:p text:style-name="P141">2.12.5. Compositor e Sistemas de Controle de Versão</text:p>
      <text:p text:style-name="P141">2.13. Resumo</text:p>
      <text:p text:style-name="P141">3. Operação do site</text:p>
      <text:p text:style-name="P141">3.1. Classes PHP</text:p>
      <text:p text:style-name="P141">3.2. Namespaces PHP</text:p>
      <text:p text:style-name="P141"><text:soft-page-break/>3.3. Interfaces PHP</text:p>
      <text:p text:style-name="P141">3.4. Carregamento Automático de Classes PHP</text:p>
      <text:p text:style-name="P141">3.4.1. Carregador automático de mapa de classe</text:p>
      <text:p text:style-name="P141">3.4.2. padrão pSR-4</text:p>
      <text:p text:style-name="P141">3.4.3. Autoloader fornecido pelo compositor</text:p>
      <text:p text:style-name="P141">3.4.4. Estrutura de diretórios de origem do pSR-4 e do módulo</text:p>
      <text:p text:style-name="P141">3.5. Solicitação e resposta HTTP</text:p>
      <text:p text:style-name="P141">3.6. Script de entrada do site</text:p>
      <text:p text:style-name="P141">3.7. Ciclo de vida de eventos e aplicativos</text:p>
      <text:p text:style-name="P141">3.8. Configuração do aplicativo</text:p>
      <text:p text:style-name="P141">3.8.1. Arquivos de configuração no nível do aplicativo</text:p>
      <text:p text:style-name="P141">3.8.2. Arquivos de configuração extras no nível do aplicativo</text:p>
      <text:p text:style-name="P141">3.8.3. Arquivo de configuração de desenvolvimento em nível de aplicativo</text:p>
      <text:p text:style-name="P141">3.8.4. Arquivos de configuração de desenvolvimento extra no nível do aplicativo</text:p>
      <text:p text:style-name="P141">3.8.5. Arquivos de configuração em nível de módulo</text:p>
      <text:p text:style-name="P141">3.8.6. Combinando os arquivos de configuração</text:p>
      <text:p text:style-name="P141">3.9. ponto de entrada do módulo</text:p>
      <text:p text:style-name="P141">3.10. Gerente de Serviços</text:p>
      <text:p text:style-name="P141">3.10.1. Cadastrando um serviço</text:p>
      <text:p text:style-name="P141">3.10.2. Nomes de serviço</text:p>
      <text:p text:style-name="P141">3.10.3. Substituindo um serviço existente</text:p>
      <text:p text:style-name="P141">3.10.4. Registrando classes invocáveis</text:p>
      <text:p text:style-name="P141">3.10.5. Cadastrando uma fábrica</text:p>
      <text:p text:style-name="P141">3.10.6. Registrando uma fábrica abstrata</text:p>
      <text:p text:style-name="P141">3.10.7. Registrando aliases de serviço</text:p>
      <text:p text:style-name="P141">3.10.8. Serviços Compartilhados e Não Compartilhados</text:p>
      <text:p text:style-name="P141">3.10.9. Configuração do Gerenciador de Serviços</text:p>
      <text:p text:style-name="P141">3.11. Gerenciadores de plug-ins</text:p>
      <text:p text:style-name="P141"><text:soft-page-break/>3.12. Sobre o Gerenciador de Eventos</text:p>
      <text:p text:style-name="P141">3.12.1. Evento &amp; MvcEvent</text:p>
      <text:p text:style-name="P141">3.12.2. EventManager &amp; SharedEventManager</text:p>
      <text:p text:style-name="P141">3.13. Resumo</text:p>
      <text:p text:style-name="P141">4. Controlador de Visualização de Modelo</text:p>
      <text:p text:style-name="P141">4.1. Obtenha o exemplo Hello World do GitHub</text:p>
      <text:p text:style-name="P141">4.2. Separando a lógica de negócios da apresentação</text:p>
      <text:p text:style-name="P141">4.3. Controladores</text:p>
      <text:p text:style-name="P141">4.3.1. Classe do controlador básico</text:p>
      <text:p text:style-name="P141">4.4. Recuperando dados da solicitação HTTP</text:p>
      <text:p text:style-name="P141">4.5. Recuperando Variáveis GET e POST</text:p>
      <text:p text:style-name="P141">4.6. Colocando dados na resposta HTTP</text:p>
      <text:p text:style-name="P141">4.7. Contêineres Variáveis</text:p>
      <text:p text:style-name="P141">4.8. Expressando Condições de Erro</text:p>
      <text:p text:style-name="P141">4.9. Registro do Controlador</text:p>
      <text:p text:style-name="P141">4.9.1. Registrando uma fábrica de controladores</text:p>
      <text:p text:style-name="P141">4.9.2. LazyControllerAbstractFactory</text:p>
      <text:p text:style-name="P141">4.10. Quando criar um novo controlador?</text:p>
      <text:p text:style-name="P141">4.11. plug-ins do controlador</text:p>
      <text:p text:style-name="P141">4.11.1. Escrevendo o plug-in do próprio controlador</text:p>
      <text:p text:style-name="P141">4.12. Visualizações</text:p>
      <text:p text:style-name="P141">4.13. Ver auxiliares</text:p>
      <text:p text:style-name="P141">4.14. Ver nomes de modelos</text:p>
      <text:p text:style-name="P141">4.14.1. Substituindo o nome do modelo de visualização padrão</text:p>
      <text:p text:style-name="P141">4.15. Ver Resolvedor</text:p>
      <text:p text:style-name="P141">4.16. desativando a renderização de visualização</text:p>
      <text:p text:style-name="P141">4.17. Ver estratégias de renderização</text:p>
      <text:p text:style-name="P141">4.17.1. Retornando a resposta JSON</text:p>
      <text:p text:style-name="P141"><text:soft-page-break/>4.18. páginas de erro</text:p>
      <text:p text:style-name="P141">4.19. Modelos</text:p>
      <text:p text:style-name="P141">4.20. Tipos de modelo</text:p>
      <text:p text:style-name="P141">4.20.1. Entidades</text:p>
      <text:p text:style-name="P141">4.20.2. Repositórios</text:p>
      <text:p text:style-name="P141">4.20.3. Objetos de valor</text:p>
      <text:p text:style-name="P141">4.20.4. Serviços</text:p>
      <text:p text:style-name="P141">4.20.5. Fábricas</text:p>
      <text:p text:style-name="P141">4.21. determinando o tipo de modelo correto</text:p>
      <text:p text:style-name="P141">4.22. Outros tipos de modelo</text:p>
      <text:p text:style-name="P141">4.23. Controladores magros, modelos gordos, visualizações simples</text:p>
      <text:p text:style-name="P141">4.23.1. Controladores magros</text:p>
      <text:p text:style-name="P141">4.23.2. Modelos de gordura</text:p>
      <text:p text:style-name="P141">4.23.3. Modelos de Visualização Simples</text:p>
      <text:p text:style-name="P141">4.24. Resumo</text:p>
      <text:p text:style-name="P141">5. Roteamento</text:p>
      <text:p text:style-name="P141">5.1. Estrutura de URL</text:p>
      <text:p text:style-name="P141">5.2. Tipos de rota</text:p>
      <text:p text:style-name="P141">5.3. Combinando Tipos de Rota</text:p>
      <text:p text:style-name="P141">5.3.1. pilha de Rota Simples</text:p>
      <text:p text:style-name="P141">5.3.2. pilha de Rota de Árvore</text:p>
      <text:p text:style-name="P141">5.4. Configuração de roteamento</text:p>
      <text:p text:style-name="P141">5.4.1. Configuração para Rotas Simples</text:p>
      <text:p text:style-name="P141">5.4.2. Configuração para rotas aninhadas</text:p>
      <text:p text:style-name="P141">5.4.3. Configuração de roteamento padrão no aplicativo Zend Skeleton</text:p>
      <text:p text:style-name="P141">5.5. Tipo de rota literal</text:p>
      <text:p text:style-name="P141">5.6. Tipo de rota de segmento</text:p>
      <text:p text:style-name="P141">5.7. Tipo de rota Regex</text:p>
      <text:p text:style-name="P141"><text:soft-page-break/>5.8. Outros tipos de rota</text:p>
      <text:p text:style-name="P141">5.8.1. nome de anfitrião</text:p>
      <text:p text:style-name="P141">5.8.2. Esquema</text:p>
      <text:p text:style-name="P141">5.8.3. Método</text:p>
      <text:p text:style-name="P141">5.9. Extraindo parâmetros da rota</text:p>
      <text:p text:style-name="P141">5.9.1. Recuperando o RouteMatch e o objeto Router</text:p>
      <text:p text:style-name="P141">5.10. Gerando URLs da Rota</text:p>
      <text:p text:style-name="P141">5.10.1. Gerando URLs em modelos de visualização</text:p>
      <text:p text:style-name="P141">5.10.1.1. parâmetros de passagem</text:p>
      <text:p text:style-name="P141">5.10.1.2. Gerando URLs Absolutos</text:p>
      <text:p text:style-name="P141">5.10.1.3. Especificando a parte da consulta</text:p>
      <text:p text:style-name="P141">5.10.2. Gerando URLs em Controllers</text:p>
      <text:p text:style-name="P141">5.10.3. Codificação de URL</text:p>
      <text:p text:style-name="P141">5.11. Escrevendo o próprio tipo de rota</text:p>
      <text:p text:style-name="P141">5.11.1. RouteInterface</text:p>
      <text:p text:style-name="P141">5.11.2. Classe de rota personalizada</text:p>
      <text:p text:style-name="P141">5.12. Resumo</text:p>
      <text:p text:style-name="P141">6. Aparência e Layout da página</text:p>
      <text:p text:style-name="P141">6.1. Sobre CSS Stylesheets e Twitter Bootstrap</text:p>
      <text:p text:style-name="P141">6.2. Layout de página no Zend Framework 3</text:p>
      <text:p text:style-name="P141">6.3. Modificando o layout de página padrão</text:p>
      <text:p text:style-name="P141">6.4. Alternando entre layouts</text:p>
      <text:p text:style-name="P141">6.4.1. Configurando o layout para todas as ações de um controlador</text:p>
      <text:p text:style-name="P141">6.5. Visualizações parciais</text:p>
      <text:p text:style-name="P141">6.6. Assistente de visualização de espaço reservado</text:p>
      <text:p text:style-name="P141">6.7. Adicionando scripts a uma página da Web</text:p>
      <text:p text:style-name="P141">6.7.1. Exemplo</text:p>
      <text:p text:style-name="P141">6.8. Adicionando folhas de estilo CSS a uma página da Web</text:p>
      <text:p text:style-name="P141"><text:soft-page-break/>6.8.1. Exemplo</text:p>
      <text:p text:style-name="P141">6.9. Escrevendo Auxiliares de Visualização própria</text:p>
      <text:p text:style-name="P141">6.9.1. Cardápio</text:p>
      <text:p text:style-name="P141">6.9.2. Migalhas de pão</text:p>
      <text:p text:style-name="P141">6.10. Ver modelos e composição de página</text:p>
      <text:p text:style-name="P141">6.11. Resumo</text:p>
      <text:p text:style-name="P141">7. Coletando a entrada do usuário com formulários</text:p>
      <text:p text:style-name="P141">7.1. Obtenha a amostra de demonstração de formulário do GitHub</text:p>
      <text:p text:style-name="P141">7.2. Sobre formulários HTML</text:p>
      <text:p text:style-name="P141">7.2.1. Conjuntos de campos</text:p>
      <text:p text:style-name="P141">7.2.2. Exemplo: Formulário "Fale Conosco"</text:p>
      <text:p text:style-name="P141">7.2.3. Métodos GET e POST</text:p>
      <text:p text:style-name="P141">7.3. Estilizando formulários HTML com o Twitter Bootstrap</text:p>
      <text:p text:style-name="P141">7.4. Instalando componentes de formulário ZF3</text:p>
      <text:p text:style-name="P141">7.5. Recuperando dados de formulário na ação de um controlador</text:p>
      <text:p text:style-name="P141">7.6. Forms e Model-View-Controller</text:p>
      <text:p text:style-name="P141">7.6.1. Um fluxo de trabalho de uso de formulário típico</text:p>
      <text:p text:style-name="P141">7.7. Um modelo de formulário</text:p>
      <text:p text:style-name="P141">7.8. Elementos do formulário</text:p>
      <text:p text:style-name="P141">7.8.1. Adicionando elementos a um modelo de formulário</text:p>
      <text:p text:style-name="P141">7.8.2. Método 1: passando uma instância de um elemento</text:p>
      <text:p text:style-name="P141">7.8.3. Método 2: usando a especificação de matriz</text:p>
      <text:p text:style-name="P141">7.9. Exemplo: criando o modelo de formulário de contato</text:p>
      <text:p text:style-name="P141">7.10. Adicionando regras de validação e filtragem de formulários</text:p>
      <text:p text:style-name="P141">7.10.1. Filtro de entrada</text:p>
      <text:p text:style-name="P141">7.10.2. Adicionando entradas ao filtro de entrada</text:p>
      <text:p text:style-name="P141">7.10.2.1. Configuração do filtro</text:p>
      <text:p text:style-name="P141">7.10.2.2. Configuração do validador</text:p>
      <text:p text:style-name="P141"><text:soft-page-break/>7.10.3. Criando Filtro de Entrada para o Formulário de Contato</text:p>
      <text:p text:style-name="P141">7.11. Usando o formulário na ação de um controlador</text:p>
      <text:p text:style-name="P141">7.11.1. passando dados de formulário para um modelo</text:p>
      <text:p text:style-name="P141">7.12. Apresentação do formulário</text:p>
      <text:p text:style-name="P141">7.12.1. preparando o modelo de formulário para renderização</text:p>
      <text:p text:style-name="P141">7.13. Auxiliares de visualização de formulário padrão</text:p>
      <text:p text:style-name="P141">7.13.1. Renderizando um elemento de formulário</text:p>
      <text:p text:style-name="P141">7.13.2. Renderizando os erros de validação de um elemento</text:p>
      <text:p text:style-name="P141">7.13.3. Renderizando o rótulo de um elemento</text:p>
      <text:p text:style-name="P141">7.13.4. Renderizando uma linha de formulário</text:p>
      <text:p text:style-name="P141">7.13.5. Renderizando o formulário inteiro</text:p>
      <text:p text:style-name="P141">7.14. Exemplo: Criando o modelo de visualização para o formulário de contato</text:p>
      <text:p text:style-name="P141">7.14.1. Aplicando os estilos CSS do Bootstrap ao formulário</text:p>
      <text:p text:style-name="P141">7.14.2. Estilizando a lista de erros de validação</text:p>
      <text:p text:style-name="P141">7.14.3. Adicionando as páginas "Obrigado" e "Erro ao enviar e-mail"</text:p>
      <text:p text:style-name="P141">7.14.4. Resultados</text:p>
      <text:p text:style-name="P141">7.15. Resumo</text:p>
      <text:p text:style-name="P141">8. Transformando dados de entrada com filtros</text:p>
      <text:p text:style-name="P141">8.1. Sobre filtros</text:p>
      <text:p text:style-name="P141">8.1.1. Interface de filtro</text:p>
      <text:p text:style-name="P141">8.2. Visão geral dos filtros padrão</text:p>
      <text:p text:style-name="P141">8.3. Instanciando um filtro</text:p>
      <text:p text:style-name="P141">8.3.1. Método 1: instanciando um filtro manualmente</text:p>
      <text:p text:style-name="P141">8.3.2. Método 2: Construindo um Filtro com StaticFilter</text:p>
      <text:p text:style-name="P141">8.3.3. Método 3: Construindo um Filtro de Array</text:p>
      <text:p text:style-name="P141">8.4. Sobre o Gerenciador de plug-ins de filtro</text:p>
      <text:p text:style-name="P141">8.5. Comportamento do filtro em caso de dados de entrada incorretos</text:p>
      <text:p text:style-name="P141">8.6. Exemplos de uso de filtro</text:p>
      <text:p text:style-name="P141"><text:soft-page-break/>8.6.1. Filtra a transmissão de dados de entrada para um tipo especificado</text:p>
      <text:p text:style-name="P141">8.6.1.1. Filtro ToInt</text:p>
      <text:p text:style-name="P141">8.6.1.2. Filtro booleano</text:p>
      <text:p text:style-name="P141">8.6.1.3. Filtro ToNull</text:p>
      <text:p text:style-name="P141">8.6.1.4. Filtro dateTimeFormatter</text:p>
      <text:p text:style-name="P141">8.6.2. Filtros realizando manipulações em um caminho de arquivo</text:p>
      <text:p text:style-name="P141">8.6.2.1. Filtro de nome base</text:p>
      <text:p text:style-name="P141">8.6.2.2. Filtro dir</text:p>
      <text:p text:style-name="P141">8.6.2.3. Filtro Realpath</text:p>
      <text:p text:style-name="P141">8.6.3. Filtros que realizam compactação e criptografia de dados de entrada</text:p>
      <text:p text:style-name="P141">8.6.3.1. Comprimir Filtro</text:p>
      <text:p text:style-name="P141">8.6.3.2. Criptografar filtro</text:p>
      <text:p text:style-name="P141">8.6.4. Filtros Manipulando dados de String</text:p>
      <text:p text:style-name="P141">8.6.4.1. Filtro StringToLower</text:p>
      <text:p text:style-name="P141">8.6.4.2. Filtro pregReplace</text:p>
      <text:p text:style-name="P141">8.6.4.3. Filtro StripTags</text:p>
      <text:p text:style-name="P141">8.6.4.4. Filtro StripNewlines</text:p>
      <text:p text:style-name="P141">8.6.4.5. Filtro UriNormalizar</text:p>
      <text:p text:style-name="P141">8.6.5. Organizando filtros em uma cadeia</text:p>
      <text:p text:style-name="P141">8.6.6. Filtragem personalizada com o filtro de retorno de chamada</text:p>
      <text:p text:style-name="P141">8.6.6.1. Exemplo</text:p>
      <text:p text:style-name="P141">8.7. Escrevendo seu próprio filtro</text:p>
      <text:p text:style-name="P141">8.7.1. Usando a classe phoneFilter</text:p>
      <text:p text:style-name="P141">8.8. Resumo</text:p>
      <text:p text:style-name="P141">9. Verificando os dados de entrada com validadores</text:p>
      <text:p text:style-name="P141">9.1. Sobre validadores</text:p>
      <text:p text:style-name="P141">9.1.1. Interface do Validador</text:p>
      <text:p text:style-name="P141">9.2. Visão geral dos validadores padrão</text:p>
      <text:p text:style-name="P141"><text:soft-page-break/>9.3. Comportamento do validador em caso de dados inválidos ou inaceitáveis</text:p>
      <text:p text:style-name="P141">9.4. Instanciando um validador</text:p>
      <text:p text:style-name="P141">9.4.1. Método 1. Instanciação Manual de um Validador</text:p>
      <text:p text:style-name="P141">9.4.2. Método 2. Usando o Wrapper StaticValidator</text:p>
      <text:p text:style-name="P141">9.4.3. Método 3. Usando uma configuração de matriz</text:p>
      <text:p text:style-name="P141">9.5. Sobre o Gerenciador de plug-ins do validador</text:p>
      <text:p text:style-name="P141">9.6. Exemplos de uso do validador</text:p>
      <text:p text:style-name="P141">9.6.1. Validadores para verificar a conformidade do valor com determinado formato</text:p>
      <text:p text:style-name="P141">9.6.1.1. Validador de Ip</text:p>
      <text:p text:style-name="P141">9.6.1.2. Validador de nome de host</text:p>
      <text:p text:style-name="P141">9.6.1.3. Validador de Uri</text:p>
      <text:p text:style-name="P141">9.6.1.4. Validador de data</text:p>
      <text:p text:style-name="P141">9.6.1.5. Validador de Regex</text:p>
      <text:p text:style-name="P141">9.6.2. Validadores para verificar se um valor numérico está em um determinado intervalo</text:p>
      <text:p text:style-name="P141">9.6.2.1. Validador não vazio</text:p>
      <text:p text:style-name="P141">9.6.2.2. Entre validador</text:p>
      <text:p text:style-name="P141">9.6.2.3. Validador InArray</text:p>
      <text:p text:style-name="P141">9.6.2.4. Validador de StringLength</text:p>
      <text:p text:style-name="P141">9.6.3. Organizando validadores em uma cadeia</text:p>
      <text:p text:style-name="P141">9.6.4. Validação personalizada com o validador de retorno de chamada</text:p>
      <text:p text:style-name="P141">9.6.4.1. Exemplo</text:p>
      <text:p text:style-name="P141">9.7. Escrevendo o próprio Validador</text:p>
      <text:p text:style-name="P141">9.7.1. Usando a classe phoneValidator</text:p>
      <text:p text:style-name="P141">9.8. Usando filtros e validadores fora de um formulário</text:p>
      <text:p text:style-name="P141">9.9. Resumo</text:p>
      <text:p text:style-name="P141">10. Carregando arquivos com formulários</text:p>
      <text:p text:style-name="P141">10.1. Sobre uploads de arquivos HTTP</text:p>
      <text:p text:style-name="P141">10.1.1. Codificação de Transferência Binária HTTP</text:p>
      <text:p text:style-name="P141"><text:soft-page-break/>10.1.2. $_FILES Super-Global Array em PHP</text:p>
      <text:p text:style-name="P141">10.2. Acessando arquivos carregados no ZF3</text:p>
      <text:p text:style-name="P141">10.3. Carregamentos de arquivo e modelo de formulário ZF3</text:p>
      <text:p text:style-name="P141">10.4. Validando arquivos enviados</text:p>
      <text:p text:style-name="P141">10.5. Filtrando arquivos enviados</text:p>
      <text:p text:style-name="P141">10.6. Contêiner do Filtro de Entrada e Uploads de Arquivos</text:p>
      <text:p text:style-name="P141">10.6.1. FileInput</text:p>
      <text:p text:style-name="P141">10.6.2. Executando validadores antes dos filtros</text:p>
      <text:p text:style-name="P141">10.7. Ação do controlador e uploads de arquivos</text:p>
      <text:p text:style-name="P141">10.8. Exemplo: Galeria de imagens</text:p>
      <text:p text:style-name="P141">10.8.1. Adicionando Modelo ImageForm</text:p>
      <text:p text:style-name="P141">10.8.2. Adicionando regras de validação ao modelo ImageForm</text:p>
      <text:p text:style-name="P141">10.8.3. Escrevendo o serviço ImageManager</text:p>
      <text:p text:style-name="P141">10.8.4. Adicionando ImageController</text:p>
      <text:p text:style-name="P141">10.8.4.1. Adicionando Ação de Upload e Modelo de Visualização Correspondente</text:p>
      <text:p text:style-name="P141">10.8.4.2. Adicionando Ação de Índice e Modelo de Visualização Correspondente</text:p>
      <text:p text:style-name="P141">10.8.4.3. Adicionando ação de arquivo</text:p>
      <text:p text:style-name="P141">10.8.4.4. Criando Fábrica para o Controlador</text:p>
      <text:p text:style-name="P141">10.8.4.5. Registrando o ImageController</text:p>
      <text:p text:style-name="P141">10.8.4.6. Criando Rota</text:p>
      <text:p text:style-name="P141">10.8.5. Resultados</text:p>
      <text:p text:style-name="P141">10.9. Resumo</text:p>
      <text:p text:style-name="P141">11. Uso Avançado de Formulários</text:p>
      <text:p text:style-name="P141">11.1. Elementos de segurança do formulário</text:p>
      <text:p text:style-name="P141">11.1.1. CApTCHA</text:p>
      <text:p text:style-name="P141">11.1.1.1. Tipos de CApTCHA</text:p>
      <text:p text:style-name="P141">11.1.1.2. Elemento de formulário CApTCHA e assistente de visualização</text:p>
      <text:p text:style-name="P141">11.1.1.3. Exemplo 1: adicionando CApTCHA de imagem ao ContactForm</text:p>
      <text:p text:style-name="P141"><text:soft-page-break/>11.1.1.4. Exemplo 2: Adicionando um FIGlet CApTCHA ao ContactForm</text:p>
      <text:p text:style-name="P141">11.1.2. prevenção CSRF</text:p>
      <text:p text:style-name="P141">11.1.2.1. Exemplo: Adicionando um Elemento CSRF ao Formulário</text:p>
      <text:p text:style-name="P141">11.2. Usando grupos de validação</text:p>
      <text:p text:style-name="P141">11.3. Implementação de formulários de várias etapas</text:p>
      <text:p text:style-name="P141">11.3.1. Ativando sessões</text:p>
      <text:p text:style-name="P141">11.3.2. Adicionando Formulário de Registro</text:p>
      <text:p text:style-name="P141">11.3.3. Adicionando Controlador de Registro</text:p>
      <text:p text:style-name="P141">11.3.3.1. Adicionando RegistrationControllerFactory</text:p>
      <text:p text:style-name="P141">11.3.4. Adicionando modelos de visualização</text:p>
      <text:p text:style-name="P141">11.3.5. Adicionando Rota</text:p>
      <text:p text:style-name="P141">11.3.6. Resultados</text:p>
      <text:p text:style-name="P141">11.4. Resumo</text:p>
      <text:p text:style-name="P141">12. Gerenciamento de Banco de dados com doctrine ORM</text:p>
      <text:p text:style-name="P141">12.1. Obter exemplo de blog do GitHub</text:p>
      <text:p text:style-name="P141">12.2. Criando um banco de dados MySQL simples</text:p>
      <text:p text:style-name="P141">12.2.1. Criando Novo Banco de dados</text:p>
      <text:p text:style-name="P141">12.2.2. Criando Tabelas</text:p>
      <text:p text:style-name="P141">12.2.3. Importando Esquema de Banco de dados pronto</text:p>
      <text:p text:style-name="P141">12.3. Integrando doctrine ORM com Zend Framework 3</text:p>
      <text:p text:style-name="P141">12.3.1. Instalando Componentes do doctrine com o Composer</text:p>
      <text:p text:style-name="P141">12.3.2. Carregando Módulos de Integração do doctrine na Inicialização do Aplicativo</text:p>
      <text:p text:style-name="P141">12.3.3. Visão geral da configuração do doctrine</text:p>
      <text:p text:style-name="P141">12.3.4. Substituindo a configuração padrão do doctrine</text:p>
      <text:p text:style-name="P141">12.4. Especificando parâmetros de conexão de banco de dados</text:p>
      <text:p text:style-name="P141">12.5. Sobre Entidades de doutrina</text:p>
      <text:p text:style-name="P141">12.5.1. Anotações</text:p>
      <text:p text:style-name="P141">12.6. Criando Entidades</text:p>
      <text:p text:style-name="P141"><text:soft-page-break/>12.6.1. Adicionando Entidade de POSTagem</text:p>
      <text:p text:style-name="P141">12.6.2. Adicionando as entidades de comentário e tag</text:p>
      <text:p text:style-name="P141">12.6.3. Especificando relacionamentos entre entidades</text:p>
      <text:p text:style-name="P141">12.6.3.1. Um para muitos/muitos para um</text:p>
      <text:p text:style-name="P141">12.6.3.2. Muitos para muitos</text:p>
      <text:p text:style-name="P141">12.6.4. Especificando locais de entidades</text:p>
      <text:p text:style-name="P141">12.7. Sobre o Gerenciador de Entidades</text:p>
      <text:p text:style-name="P141">12.7.1. Repositórios de Entidade</text:p>
      <text:p text:style-name="P141">12.8. Adicionando a página inicial do blog</text:p>
      <text:p text:style-name="P141">12.9. Adicionando nova POSTagem</text:p>
      <text:p text:style-name="P141">12.9.1. Adicionando POSTForm</text:p>
      <text:p text:style-name="P141">12.9.2. Adicionando o serviço POSTManager</text:p>
      <text:p text:style-name="P141">12.9.3. Criando Ação do Controlador e Modelo de Visualização</text:p>
      <text:p text:style-name="P141">12.10. Editando POSTagem existente</text:p>
      <text:p text:style-name="P141">12.10.1. Modificando o POSTManager</text:p>
      <text:p text:style-name="P141">12.10.2. Adicionando Ação do Controlador e Modelo de Visualização</text:p>
      <text:p text:style-name="P141">12.11. Excluindo uma POSTagem</text:p>
      <text:p text:style-name="P141">12.11.1. Modificando o POSTManager</text:p>
      <text:p text:style-name="P141">12.11.2. Adicionando Ação do Controlador</text:p>
      <text:p text:style-name="P141">12.12. Implementando a visualização da POSTagem</text:p>
      <text:p text:style-name="P141">12.12.1. Adicionando formulário de comentário</text:p>
      <text:p text:style-name="P141">12.12.2. Modificando o POSTManager</text:p>
      <text:p text:style-name="P141">12.12.3. Adicionando Ação do Controlador e Modelo de Visualização</text:p>
      <text:p text:style-name="P141">12.13. Implementando a página de administrador</text:p>
      <text:p text:style-name="P141">12.14. Implementando a nuvem de tags</text:p>
      <text:p text:style-name="P141">12.14.1. Adicionando repositório de POSTagem personalizado</text:p>
      <text:p text:style-name="P141">12.14.2. Calculando a nuvem de tags</text:p>
      <text:p text:style-name="P141">12.14.3. Modificando a ação do controlador</text:p>
      <text:p text:style-name="P141"><text:soft-page-break/>12.14.4. Renderizando a nuvem de tags</text:p>
      <text:p text:style-name="P141">12.15. Implementando paginação</text:p>
      <text:p text:style-name="P141">12.15.1. paginador doctrine ORM</text:p>
      <text:p text:style-name="P141">12.15.2. paginador ZF3</text:p>
      <text:p text:style-name="P141">12.15.2.1. Modificando POSTRepository</text:p>
      <text:p text:style-name="P141">12.15.2.2. Modificando IndexController</text:p>
      <text:p text:style-name="P141">12.15.2.3. Visualizando o widget de paginação</text:p>
      <text:p text:style-name="P141">12.15.2.4. Resultados</text:p>
      <text:p text:style-name="P141">12.16. Resumo</text:p>
      <text:p text:style-name="P141">13. Migrações de banco de dados</text:p>
      <text:p text:style-name="P141">13.1. Instalando o componente doctrine\Migrations</text:p>
      <text:p text:style-name="P141">13.2. Como configurar migrações</text:p>
      <text:p text:style-name="P141">13.3. Criando migrações</text:p>
      <text:p text:style-name="P141">13.3.1. Criando a migração inicial</text:p>
      <text:p text:style-name="P141">13.3.2. Adicionando outra migração</text:p>
      <text:p text:style-name="P141">13.4. Executando migrações</text:p>
      <text:p text:style-name="P141">13.5. Resumo</text:p>
      <text:p text:style-name="P141">14. Criando um Novo Módulo</text:p>
      <text:p text:style-name="P141">14.1. Quando criar um novo módulo?</text:p>
      <text:p text:style-name="P141">14.2. Como criar um novo módulo?</text:p>
      <text:p text:style-name="P141">14.2.1. Renomeando o Módulo Esqueleto</text:p>
      <text:p text:style-name="P141">14.2.2. Ativando o carregamento automático de classe</text:p>
      <text:p text:style-name="P141">14.2.3. Habilitando o Módulo</text:p>
      <text:p text:style-name="P141">14.3. Module.PHP Escuta de Arquivos e Eventos</text:p>
      <text:p text:style-name="P141">14.3.1. Exemplo 1. Modelo de layout de comutação</text:p>
      <text:p text:style-name="P141">14.3.2. Exemplo 2. Forçando o uso de HTTPS</text:p>
      <text:p text:style-name="P141">14.3.3. Exemplo 3. Relatando todas as exceções em seu site</text:p>
      <text:p text:style-name="P141">14.4. Registrando o módulo como um pacote do Composer</text:p>
      <text:p text:style-name="P141"><text:soft-page-break/>14.5. Resumo</text:p>
      <text:p text:style-name="P141">15. Trabalhando com Sessões</text:p>
      <text:p text:style-name="P141">15.1. Sessões PHP</text:p>
      <text:p text:style-name="P141">15.2. Instalando o componente Zend\Session</text:p>
      <text:p text:style-name="P141">15.3. Gerenciador de sessão</text:p>
      <text:p text:style-name="P141">15.3.1. Fornecendo configuração de sessão</text:p>
      <text:p text:style-name="P141">15.3.2. Tornando o Gerenciador de Sessões o padrão</text:p>
      <text:p text:style-name="P141">15.4. Contêineres de sessão</text:p>
      <text:p text:style-name="P141">15.4.1. Método 1. Instanciação manual de um contêiner de sessão</text:p>
      <text:p text:style-name="P141">15.4.2. Método 2. Criando um contêiner de sessão usando o Factory</text:p>
      <text:p text:style-name="P141">15.4.3. Salvando dados na sessão com o contêiner de sessão</text:p>
      <text:p text:style-name="P141">15.5. Resumo</text:p>
      <text:p text:style-name="P141">16. Gerenciamento de usuários, autenticação e filtragem de acesso</text:p>
      <text:p text:style-name="P141">16.1. Obter amostra de demonstração do usuário do GitHub</text:p>
      <text:p text:style-name="P141">16.2. Criando o módulo de usuário</text:p>
      <text:p text:style-name="P141">16.3. Configurando o banco de dados</text:p>
      <text:p text:style-name="P141">16.4. Implementando a entidade do usuário</text:p>
      <text:p text:style-name="P141">16.5. Adicionando UserController</text:p>
      <text:p text:style-name="P141">16.6. Adicionando o serviço UserManager</text:p>
      <text:p text:style-name="P141">16.6.1. Criando um novo usuário e armazenando senha criptografada</text:p>
      <text:p text:style-name="P141">16.6.2. Validando a senha criptografada</text:p>
      <text:p text:style-name="P141">16.6.3. Criando usuário administrador</text:p>
      <text:p text:style-name="P141">16.6.4. Redefinindo a senha do usuário</text:p>
      <text:p text:style-name="P141">16.7. Implementando a autenticação do usuário</text:p>
      <text:p text:style-name="P141">16.7.1. Serviço de autenticação</text:p>
      <text:p text:style-name="P141">16.7.2. Adaptador de autenticação de gravação</text:p>
      <text:p text:style-name="P141">16.7.3. Criando a fábrica para AuthenticationService</text:p>
      <text:p text:style-name="P141">16.7.4. Adicionando AuthController</text:p>
      <text:p text:style-name="P141"><text:soft-page-break/>16.7.5. Adicionando modelo de visualização para página de login</text:p>
      <text:p text:style-name="P141">16.7.6. Adicionando o serviço AuthManager</text:p>
      <text:p text:style-name="P141">16.8. Filtragem de acesso</text:p>
      <text:p text:style-name="P141">16.8.1. Adicionando Ouvinte de Evento de despacho</text:p>
      <text:p text:style-name="P141">16.8.2. Implementando o algoritmo de filtragem de acesso</text:p>
      <text:p text:style-name="P141">16.8.3. Testando o filtro de acesso</text:p>
      <text:p text:style-name="P141">16.9. plugin do Controlador de Identidade e Auxiliar de Visualização</text:p>
      <text:p text:style-name="P141">16.10. Resumo</text:p>
      <text:p text:style-name="P141">17. Controle de Acesso Baseado em Função</text:p>
      <text:p text:style-name="P141">17.1. Obter amostra de demonstração de função do GitHub</text:p>
      <text:p text:style-name="P141">17.2. Introdução ao RBAC</text:p>
      <text:p text:style-name="P141">17.2.1. Funções e permissões</text:p>
      <text:p text:style-name="P141">17.2.2. Contêiner RBAC</text:p>
      <text:p text:style-name="P141">17.2.3. Verificando permissões</text:p>
      <text:p text:style-name="P141">17.3. Funções padrão na amostra de demonstração de função</text:p>
      <text:p text:style-name="P141">17.4. Introdução às declarações dinâmicas</text:p>
      <text:p text:style-name="P141">17.5. Configurando o banco de dados</text:p>
      <text:p text:style-name="P141">17.6. Implementando Entidades</text:p>
      <text:p text:style-name="P141">17.7. Implementando o Gerenciamento de Funções</text:p>
      <text:p text:style-name="P141">17.8. Implementando o gerenciamento de permissões</text:p>
      <text:p text:style-name="P141">17.9. Atribuindo funções a um usuário</text:p>
      <text:p text:style-name="P141">17.10. Implementando RbacManager</text:p>
      <text:p text:style-name="P141">17.10.1. Configurando o Cache</text:p>
      <text:p text:style-name="P141">17.10.2. Escrevendo o serviço RbacManager</text:p>
      <text:p text:style-name="P141">17.11. Adicionando a página não autorizada</text:p>
      <text:p text:style-name="P141">17.12. Modificando o serviço AuthManager</text:p>
      <text:p text:style-name="P141">17.13. Modificando o ouvinte de eventos de despacho</text:p>
      <text:p text:style-name="P141">17.14. Adicionando o plug-in do controlador de acesso e o assistente de exibição</text:p>
      <text:p text:style-name="P141"><text:soft-page-break/>17.14.1. plugin do Controlador de Acesso</text:p>
      <text:p text:style-name="P141">17.14.2. Acessar o Assistente de Visualização</text:p>
      <text:p text:style-name="P141">17.15. Usando o módulo de usuário</text:p>
      <text:p text:style-name="P141">17.16. Resumo</text:p>
      <text:p text:style-name="P141">Apêndice A. Configurando o Ambiente de desenvolvimento Web</text:p>
      <text:p text:style-name="P141">Instalando Apache, PHP e MySQL no Linux</text:p>
      <text:p text:style-name="P141">Instalando Apache e PHP</text:p>
      <text:p text:style-name="P141">Verificando a instalação do servidor web</text:p>
      <text:p text:style-name="P141">Editando a configuração do PHP</text:p>
      <text:p text:style-name="P141">Reiniciando o servidor web Apache</text:p>
      <text:p text:style-name="P141">Habilitando o módulo mod_rewrite do Apache</text:p>
      <text:p text:style-name="P141">Criando o host virtual Apache</text:p>
      <text:p text:style-name="P141">Instalando a extensão Xdebug PHP</text:p>
      <text:p text:style-name="P141">Instalando o servidor de banco de dados MySQL</text:p>
      <text:p text:style-name="P141">Configurando o servidor de banco de dados MySQL</text:p>
      <text:p text:style-name="P141">Instalando Apache, PHP e MySQL no Windows</text:p>
      <text:p text:style-name="P141">Verificando a instalação do servidor web</text:p>
      <text:p text:style-name="P141">Habilitando o módulo mod_rewrite do Apache</text:p>
      <text:p text:style-name="P141">Criando o host virtual Apache</text:p>
      <text:p text:style-name="P141">Instalando a extensão Xdebug PHP</text:p>
      <text:p text:style-name="P141">Configurando o servidor de banco de dados MySQL</text:p>
      <text:p text:style-name="P141">Instalando o NetBeans IdE no Linux</text:p>
      <text:p text:style-name="P141">Instalando o NetBeans IdE no Windows</text:p>
      <text:p text:style-name="P141">Resumo</text:p>
      <text:p text:style-name="P141">Apêndice B. Introdução ao desenvolvimento PHP no NetBeans IdE</text:p>
      <text:p text:style-name="P141">Executar configuração</text:p>
      <text:p text:style-name="P141">Executando o site</text:p>
      <text:p text:style-name="P141">depuração de sites no NetBeans</text:p>
      <text:p text:style-name="P141"><text:soft-page-break/>Barra de ferramentas de depuração</text:p>
      <text:p text:style-name="P141">pontos de interrupção</text:p>
      <text:p text:style-name="P141">Observando variáveis</text:p>
      <text:p text:style-name="P141">pilha de chamadas</text:p>
      <text:p text:style-name="P141">Opções de depuração</text:p>
      <text:p text:style-name="P141">perfil</text:p>
      <text:p text:style-name="P141">Resumo</text:p>
      <text:p text:style-name="P141">Apêndice C. Introdução ao Twitter Bootstrap</text:p>
      <text:p text:style-name="P141">Visão geral dos arquivos Bootstrap</text:p>
      <text:p text:style-name="P141">Sistema de rede</text:p>
      <text:p text:style-name="P141">definindo a grade</text:p>
      <text:p text:style-name="P141">Colunas de compensação</text:p>
      <text:p text:style-name="P141">Aninhamento de grades</text:p>
      <text:p text:style-name="P141">Conceito "Mobile First"</text:p>
      <text:p text:style-name="P141">Componentes da Interface do Bootstrap</text:p>
      <text:p text:style-name="P141">Barra de navegação</text:p>
      <text:p text:style-name="P141">Menu suspenso</text:p>
      <text:p text:style-name="P141">Barra de navegação dobrável</text:p>
      <text:p text:style-name="P141">Estilo da barra de navegação inversa</text:p>
      <text:p text:style-name="P141">Migalhas de pão</text:p>
      <text:p text:style-name="P141">paginação</text:p>
      <text:p text:style-name="P141">Botões e Glyphicons</text:p>
      <text:p text:style-name="P141">personalizando o Bootstrap</text:p>
      <text:p text:style-name="P141">Resumo</text:p>
      <text:p text:style-name="P141">Apêndice d. Introdução à doutrina</text:p>
      <text:p text:style-name="P141">doutrina e Sistemas de Gerenciamento de Banco de dados</text:p>
      <text:p text:style-name="P141">Bancos de dados relacionais</text:p>
      <text:p text:style-name="P141">SQL vs. dQL</text:p>
      <text:p text:style-name="P141"><text:soft-page-break/>Bancos de dados NoSQL</text:p>
      <text:p text:style-name="P141">Bancos de dados de documentos</text:p>
      <text:p text:style-name="P141">Arquitetura da doutrina</text:p>
      <text:p text:style-name="P141">Componentes que suportam bancos de dados relacionais</text:p>
      <text:p text:style-name="P141">Componentes que suportam bancos de dados de documentos NoSQL</text:p>
      <text:p text:style-name="P141">Resumo</text:p>
      <text:p text:style-name="P141">Apêndice E. Instalando um aplicativo Web ZF3 no Amazon EC2</text:p>
      <text:p text:style-name="P141">O que é Amazon Web Services?</text:p>
      <text:p text:style-name="P141">Criando conta Amazon Web Services</text:p>
      <text:p text:style-name="P141">Criando um par de chaves</text:p>
      <text:p text:style-name="P141">Iniciando a instância Linux do EC2</text:p>
      <text:p text:style-name="P141">Etapa 1 – Escolha uma imagem de máquina da Amazon (AMI)</text:p>
      <text:p text:style-name="P141">Etapa 2 — Escolha um tipo de instância</text:p>
      <text:p text:style-name="P141">Etapa 3 — Configurar a instância</text:p>
      <text:p text:style-name="P141">Etapa 4 — Adicionar armazenamento</text:p>
      <text:p text:style-name="P141">Etapa 5 — Marcar instância</text:p>
      <text:p text:style-name="P141">Etapa 6 — Grupo de segurança</text:p>
      <text:p text:style-name="P141">Etapa 7 — Revisar o lançamento da instância</text:p>
      <text:p text:style-name="P141">Atribuindo um endereço Ip à instância</text:p>
      <text:p text:style-name="P141">Conectando-se à instância do EC2 por meio de SSH</text:p>
      <text:p text:style-name="P141">Instalando o Apache HTTP Server e o PHP Engine</text:p>
      <text:p text:style-name="P141">Instalando o aplicativo da Web Hello World</text:p>
      <text:p text:style-name="P141">Criando Host Virtual</text:p>
      <text:p text:style-name="P141">Instalando o Zend Framework 3 com o Composer</text:p>
      <text:p text:style-name="P141">Resultados</text:p>
      <text:p text:style-name="P141">Resumo</text:p>
      <text:p text:style-name="P141"/>
      <text:p text:style-name="P141"/>
      <text:h text:style-name="P32" text:outline-level="1"><text:soft-page-break/>prefácio</text:h>
      <text:p text:style-name="P1"><text:tab/>"Using Zend Framework 3" é um livro gratuito e de código aberto sobre programação de aplicativos web com Zend Framework 3.</text:p>
      <text:list xml:id="list3391847083" text:style-name="L1">
        <text:list-item>
          <text:p text:style-name="P215"><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215"><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215"><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215"><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265"><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140" text:outline-level="2"><text:bookmark text:name="About_this_Book"/>Sobre este livro</text:h>
      <text:p text:style-name="P40"><text:span text:style-name="T8"><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8"> .</text:span></text:p>
      <text:p text:style-name="P40"><text:span text:style-name="T8"><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74">Model-View-Controller</text:span></text:span><text:span text:style-name="T8">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142"/>
      <text:p text:style-name="P148">Audiência pretendida</text:p>
      <text:p text:style-name="P149"/>
      <text:p text:style-name="P144"><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144"/>
      <text:p text:style-name="P144"><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144"><text:tab/>Como o PHP está intimamente relacionado a outras tecnologias da Web, também é recomendável que você tenha alguma experiência básica no seguinte:</text:p>
      <text:p text:style-name="P144"><text:tab/>HTML (Hyper Text Markup Language) -- usado para criar páginas da web que podem ser exibidas em um navegador da web.</text:p>
      <text:p text:style-name="P144">CSS (Cascading Style Sheets) -- usado para definir a aparência de uma página da Web, como tamanho da fonte ou cor de fundo.</text:p>
      <text:p text:style-name="P144">JavaScript -- uma linguagem de script do lado do cliente usada para tornar uma página da web mais interativa.</text:p>
      <text:p text:style-name="P144"><text:tab/>para aprender HTML, CSS e JavaScript, um bom ponto de partida são os Tutoriais do W3Schools .</text:p>
      <text:p text:style-name="P142"/>
      <text:p text:style-name="P148">Exemplos e código fonte</text:p>
      <text:p text:style-name="P147"/>
      <text:p text:style-name="P142"><text:tab/>O texto deste livro é ilustrado com exemplos de código. Cada exemplo é um site completo que você mesmo pode instalar e executar para ver o Zend Framework 3 em ação. Você pode até usar as amostras como base para seus próprios sites.</text:p>
      <text:p text:style-name="P142"><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142"/>
      <text:p text:style-name="P142"><draw:frame draw:style-name="fr9" draw:name="Figura2" text:anchor-type="char" svg:x="4.47cm" svg:y="0.302cm" svg:width="8.454cm" svg:height="7.019cm" draw:z-index="1"><draw:image xlink:href="Pictures/1000000000000362000002CFC10D6015726DDF28.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50">Amostras podem ser baixadas do GitHub</text:p>
      <text:p text:style-name="P142"/>
      <text:p text:style-name="P142"/>
      <text:p text:style-name="P142"/>
      <text:p text:style-name="P142"><text:soft-page-break/>A estrutura do arquivo de código é apresentada abaixo.</text:p>
      <text:p text:style-name="P142"/>
      <text:p text:style-name="P143">using-zf3-book-samples</text:p>
      <text:p text:style-name="P143"><text:tab/>blog</text:p>
      <text:p text:style-name="P143"><text:tab/>helloworld</text:p>
      <text:p text:style-name="P143"><text:tab/>formdemo</text:p>
      <text:p text:style-name="P143"><text:tab/>...</text:p>
      <text:p text:style-name="P142"/>
      <text:p text:style-name="P142"/>
      <text:p text:style-name="P148">Seu retorno</text:p>
      <text:p text:style-name="P147"/>
      <text:p text:style-name="P144"><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144"/>
      <text:p text:style-name="P148">Sobre o autor</text:p>
      <text:p text:style-name="P147"/>
      <text:p text:style-name="P144"><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144"/>
      <text:p text:style-name="P144"><text:tab/>Você pode entrar em contato com Oleg através de seu endereço de e-mail <text:s/>(olegkrivtsov@gmail.com).</text:p>
      <text:p text:style-name="P144"/>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193"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112450480688">
            <table:table-cell table:style-name="Tabela8.A1" office:value-type="string">
              <text:p text:style-name="P133"><text:span text:style-name="Emphasis"><text:span text:style-name="T202">Componente</text:span></text:span></text:p>
            </table:table-cell>
            <table:table-cell table:style-name="Tabela8.A1" office:value-type="string">
              <text:p text:style-name="P133"><text:span text:style-name="Emphasis"><text:span text:style-name="T202">descrição</text:span></text:span></text:p>
            </table:table-cell>
          </table:table-row>
        </table:table-header-rows>
        <table:table-row table:style-name="TableLine94112448217376">
          <table:table-cell table:style-name="Tabela8.A1" office:value-type="string">
            <text:p text:style-name="P125"><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11">Zend\Mvc</text:span></text:span></text:a></text:p>
          </table:table-cell>
          <table:table-cell table:style-name="Tabela8.A1" office:value-type="string">
            <text:p text:style-name="P126">Suporte do padrão MVC. Implementa classes de controlador básico, plugins de controlador, etc.</text:p>
          </table:table-cell>
        </table:table-row>
        <table:table-row table:style-name="TableLine94112448218896">
          <table:table-cell table:style-name="Tabela8.A1" office:value-type="string">
            <text:p text:style-name="P125"><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11">Zend\View</text:span></text:span></text:a></text:p>
          </table:table-cell>
          <table:table-cell table:style-name="Tabela8.A1" office:value-type="string">
            <text:p text:style-name="P126">Implementa a funcionalidade para contêineres de variáveis, renderizando uma página da Web e auxiliares de visualização comuns.</text:p>
          </table:table-cell>
        </table:table-row>
        <table:table-row table:style-name="TableLine94112448220496">
          <table:table-cell table:style-name="Tabela8.A1" office:value-type="string">
            <text:p text:style-name="P125"><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11">Zend\HTTP</text:span></text:span></text:a></text:p>
          </table:table-cell>
          <table:table-cell table:style-name="Tabela8.A1" office:value-type="string">
            <text:p text:style-name="P165">Implementa um wrapper em torno da solicitação e resposta HTTP.</text:p>
          </table:table-cell>
        </table:table-row>
      </table:table>
      <text:p text:style-name="P120"><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2635119909" text:style-name="L2">
        <text:list-item>
          <text:p text:style-name="P216"><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216"><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216"><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216"><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216"><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216"><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216"><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216"><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216"><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216"><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216"><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216"><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216"><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216"><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216"><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216"><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216"><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216"><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216"><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216"><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216"><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216"><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216"><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216"><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216"><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216"><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216"><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216"><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216"><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216"><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216"><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216"><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216"><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216"><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216"><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216"><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216"><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266"><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53"/>
      <text:p text:style-name="P145"/>
      <text:p text:style-name="P142"/>
      <text:p text:style-name="P142"/>
      <text:p text:style-name="P142"/>
      <text:p text:style-name="P142"/>
      <text:p text:style-name="P142"/>
      <text:p text:style-name="P142"/>
      <text:p text:style-name="P142"/>
      <text:p text:style-name="P142"/>
      <text:p text:style-name="P142"/>
      <text:h text:style-name="P140" text:outline-level="2"><text:bookmark text:name="Get_the_Hello_World_Example_from_GitHub"/><text:soft-page-break/>4.1. Obtenha o exemplo Hello World do GitHub</text:h>
      <text:p text:style-name="P40"><text:span text:style-name="T8"><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74">Hello World</text:span></text:span><text:span text:style-name="T8"> completo da hospedagem de código do GitHub. Os exemplos de código deste capítulo são principalmente parte deste aplicativo de amostra </text:span><text:span text:style-name="Emphasis"><text:span text:style-name="T74">Hello World .</text:span></text:span></text:p>
      <text:p text:style-name="P40"><text:span text:style-name="T8"><text:tab/>para baixar o aplicativo </text:span><text:span text:style-name="Emphasis"><text:span text:style-name="T74">Hello World</text:span></text:span><text:span text:style-name="T8">,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8"> e clique no botão </text:span><text:span text:style-name="Emphasis"><text:span text:style-name="T74">Clone ou download</text:span></text:span><text:span text:style-name="T8"> para baixar o código como um arquivo ZIp (veja a figura 4.1). Quando o download estiver concluído, descompacte o arquivo em algum diretório.</text:span></text:p>
      <text:p text:style-name="P142"/>
      <text:p text:style-name="P146"><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3"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04"> </text:span></text:p>
      <text:p text:style-name="P152">Figura 4.1. A amostra Hello World pode ser baixada do GitHub</text:p>
      <text:p text:style-name="P142"/>
      <text:p text:style-name="P142"/>
      <text:p text:style-name="P142"/>
      <text:p text:style-name="P142"/>
      <text:p text:style-name="P189"><text:soft-page-break/><text:span text:style-name="T105"><text:tab/>Em seguida, navegue até o</text:span><text:span text:style-name="Source_20_Text"><text:span text:style-name="T98"> </text:span></text:span><text:span text:style-name="T105">diretório </text:span><text:span text:style-name="Source_20_Text"><text:span text:style-name="T98">helloworld</text:span></text:span><text:span text:style-name="T105"> que contém o código-fonte completo do exemplo </text:span><text:span text:style-name="Emphasis"><text:span text:style-name="T107">Hello World</text:span></text:span><text:span text:style-name="T105"> :</text:span></text:p>
      <text:p text:style-name="P123"><text:span text:style-name="Source_20_Text"><text:span text:style-name="T138">/using-zf3-book-samples</text:span></text:span></text:p>
      <text:p text:style-name="P162"><text:span text:style-name="Source_20_Text"><text:span text:style-name="T139"><text:s text:c="3"/></text:span></text:span><text:span text:style-name="Source_20_Text"><text:span text:style-name="T138">/helloworld</text:span></text:span></text:p>
      <text:p text:style-name="P162"><text:span text:style-name="Source_20_Text"><text:span text:style-name="T139"><text:s text:c="5"/></text:span></text:span><text:span text:style-name="Source_20_Text"><text:span text:style-name="T138">...</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34" text:outline-level="2"><text:bookmark text:name="Separating_Business_Logic_from_Presentation"/>4.2. Separando a lógica de negócios da apresentação</text:h>
      <text:p text:style-name="P18"><text:span text:style-name="T8"><text:tab/>Um site típico tem três tipos de funcionalidade: código que implementa a lógica de negócios, código que implementa a interação do usuário e código de renderização de páginas HTML (apresentação). Antes </text:span><text:span text:style-name="T32">dos frameworks PHP</text:span><text:span text:style-name="T8">, os programadores geralmente mesclavam esses três tipos de código em um único grande arquivo de script </text:span><text:span text:style-name="T33">PHP</text:span><text:span text:style-name="T8">, o que tornava difícil testar e manter esse código, especialmente quando você escreve um site grande.</text:span></text:p>
      <text:p text:style-name="P40"><text:span text:style-name="T8"><text:tab/></text:span><text:span text:style-name="T33">D</text:span><text:span text:style-name="T8">esde aquela época, o </text:span><text:span text:style-name="T33">PHP</text:span><text:span text:style-name="T8"> tornou-se orientado a objetos, e agora você pode organizar seu código em classes. O padrão </text:span><text:span text:style-name="Emphasis"><text:span text:style-name="T74">Model-View-Controller</text:span></text:span><text:span text:style-name="T8"> (MVC) é apenas um conjunto de conselhos dizendo como organizar suas classes de uma maneira melhor, para torná-las fáceis de manter.</text:span></text:p>
      <text:p text:style-name="P40"><text:span text:style-name="T8"><text:tab/>No MVC, as classes que implementam sua lógica de negócios são chamadas de </text:span><text:span text:style-name="Emphasis"><text:span text:style-name="T74">models</text:span></text:span><text:span text:style-name="T8"> , trechos de código que renderizam páginas HTML são chamadas de </text:span><text:span text:style-name="Emphasis"><text:span text:style-name="T74">views</text:span></text:span><text:span text:style-name="T8"> e as classes responsáveis </text:span><text:span text:style-name="T33">p</text:span><text:span text:style-name="T8">or interagir com o usuário são chamadas de </text:span><text:span text:style-name="Emphasis"><text:span text:style-name="T74">controllers</text:span></text:span><text:span text:style-name="T8"> .</text:span></text:p>
      <text:p text:style-name="P54"/>
      <text:p text:style-name="P174"><text:span text:style-name="T84"><text:tab/>As visualizações são implementadas como </text:span><text:span text:style-name="Emphasis"><text:span text:style-name="T96">trechos de código</text:span></text:span><text:span text:style-name="T84"> , não como classes. Isso ocorre porque as visualizações geralmente são muito simples e contêm apenas a mistura de código HTML e </text:span><text:span text:style-name="T88">PHP</text:span><text:span text:style-name="T84"> embutido.</text:span></text:p>
      <text:p text:style-name="P102"/>
      <text:p text:style-name="P40"><text:span text:style-name="T8"><text:tab/>O principal objetivo do conceito MVC é separar a lógica de negócio (modelos) de sua visualização (views). Isso também é chamado </text:span><text:span text:style-name="Emphasis"><text:span text:style-name="T74">de separação de interesses</text:span></text:span><text:span text:style-name="T8"> , quando cada camada realiza apenas suas tarefas específicas.</text:span></text:p>
      <text:p text:style-name="P40"><text:span text:style-name="T8"><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74">reutilização do código</text:span></text:span><text:span text:style-name="T8"> . por exemplo, você pode criar várias representações visuais para os mesmos modelos (temas alteráveis).</text:span></text:p>
      <text:p text:style-name="P18"><text:soft-page-break/><text:span text:style-name="T8"><text:tab/>para entender melhor como isso funciona, vamos lembrar que qualquer site é apenas um programa </text:span><text:span text:style-name="T34">PHP</text:span><text:span text:style-name="T8"> recebendo uma solicitação HTTP do servidor web e produzindo uma resposta HTTP. A Figura 4.2 mostra como uma solicitação HTTP é processada pelo aplicativo MVC e como a resposta é gerada:</text:span></text:p>
      <text:p text:style-name="P14"/>
      <text:p text:style-name="P105"><text:span text:style-name="T212"><draw:a xlink:type="simple" xlink:href="https://olegkrivtsov.github.io/using-zend-framework-3-book/html/en/images/mvc/model-view-controller.png" office:target-frame-name="_blank" xlink:show="new"><draw:frame draw:style-name="fr3"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96">Figura 4.2. processamento de solicitação HTTP em um aplicativo da Web MVC</text:p>
      <text:p text:style-name="P63"/>
      <text:list xml:id="list3452956032" text:style-name="L3">
        <text:list-item>
          <text:p text:style-name="P218"><text:span text:style-name="T8">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8">, e o navegador da Web envia a solicitação ao servidor da Web pela Internet. </text:span></text:p>
        </text:list-item>
        <text:list-item>
          <text:p text:style-name="P218"><text:span text:style-name="T8">O mecanismo PHP do servidor Web executa o script de entrada </text:span><text:span text:style-name="Emphasis"><text:span text:style-name="T74">index.</text:span></text:span><text:span text:style-name="Emphasis"><text:span text:style-name="T77">php</text:span></text:span><text:span text:style-name="Emphasis"><text:span text:style-name="T74"> . </text:span></text:span><text:span text:style-name="T8">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84">Zend\Mvc\Application</text:span></text:span></text:a></text:p>
        </text:list-item>
        <text:list-item>
          <text:p text:style-name="P218"><text:soft-page-break/><text:span text:style-name="T8">O aplicativo usa seu componente de </text:span><text:span text:style-name="Emphasis"><text:span text:style-name="T74">roteador</text:span></text:span><text:span text:style-name="T8"> para analisar a URL e determinar para qual controlador passar a solicitação. Se a correspondência de rota for encontrada, o controlador é instanciado e seu </text:span><text:span text:style-name="Emphasis"><text:span text:style-name="T74">método de ação</text:span></text:span><text:span text:style-name="T8"> apropriado é chamado.</text:span></text:p>
        </text:list-item>
        <text:list-item>
          <text:p text:style-name="P231">No método de ação do controlador, os parâmetros são recuperados das variáveis GET e POST. para processar os dados recebidos, o controlador instancia as classes de modelo apropriadas e chama seus métodos.</text:p>
        </text:list-item>
        <text:list-item>
          <text:p text:style-name="P231">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231">O resultado da chamada dos modelos é passado para o script de visualização correspondente para a renderização da página HTML.</text:p>
        </text:list-item>
        <text:list-item>
          <text:p text:style-name="P231">O script de visualização usa os dados fornecidos pelo modelo para renderizar a página HTML.</text:p>
        </text:list-item>
        <text:list-item>
          <text:p text:style-name="P218"><text:span text:style-name="T8">O controlador passa a </text:span><text:span text:style-name="T35">resposta</text:span><text:span text:style-name="T8"> HTTP resultante para o aplicativo.</text:span></text:p>
        </text:list-item>
        <text:list-item>
          <text:p text:style-name="P231">O servidor da Web retorna a página da Web HTML resultante para o navegador da Web do usuário.</text:p>
        </text:list-item>
        <text:list-item>
          <text:p text:style-name="P231">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34"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0"><text:span text:style-name="T8"><text:tab/>Os controladores pertencentes ao módulo geralmente residem no </text:span><text:span text:style-name="Source_20_Text"><text:span text:style-name="T9"><text:s/></text:span></text:span><text:span text:style-name="T8">subdiretório </text:span><text:span text:style-name="Source_20_Text"><text:span text:style-name="T9">Controller</text:span></text:span><text:span text:style-name="T8"> do diretório de origem </text:span><text:span text:style-name="T36">(src) </text:span><text:span text:style-name="T8">do módulo (mostrado na figura 4.3).</text:span></text:p>
      <text:p text:style-name="P66"><text:soft-page-break/><text:span text:style-name="T212"><draw:a xlink:type="simple" xlink:href="https://olegkrivtsov.github.io/using-zend-framework-3-book/html/en/images/mvc/controller_dir.png" office:target-frame-name="_blank" xlink:show="new"><draw:frame draw:style-name="fr3"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16">Figura 4.3. diretório do controlador</text:span></text:p>
      <text:p text:style-name="P54"/>
      <text:p text:style-name="P40"><text:span text:style-name="T8"><text:tab/>O Zend Skeleton Application fornece a implementação padrão da classe </text:span><text:span text:style-name="Source_20_Text"><text:span text:style-name="T9">IndexController</text:span></text:span><text:span text:style-name="T8">. O </text:span><text:span text:style-name="Source_20_Text"><text:span text:style-name="T9">IndexController </text:span></text:span><text:span text:style-name="T8">é normalmente a principal classe de controlador do site. Seu código é apresentado abaixo (algumas partes do código foram omitidas para simplificar):</text:span></text:p>
      <text:p text:style-name="P54"/>
      <text:p text:style-name="P123"><text:span text:style-name="Source_20_Text"><text:span text:style-name="T138">&lt;?PHP</text:span></text:span></text:p>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Controller</text:span></text:span><text:span text:style-name="Source_20_Text"><text:span text:style-name="T149">;</text:span></text:span></text:p>
      <text:p text:style-name="P164"/>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Mvc</text:span></text:span><text:span text:style-name="Source_20_Text"><text:span text:style-name="T149">\</text:span></text:span><text:span text:style-name="Source_20_Text"><text:span text:style-name="T138">Controller</text:span></text:span><text:span text:style-name="Source_20_Text"><text:span text:style-name="T149">\</text:span></text:span><text:span text:style-name="Source_20_Text"><text:span text:style-name="T138">AbstractActionController</text:span></text:span><text:span text:style-name="Source_20_Text"><text:span text:style-name="T149">;</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View</text:span></text:span><text:span text:style-name="Source_20_Text"><text:span text:style-name="T149">\</text:span></text:span><text:span text:style-name="Source_20_Text"><text:span text:style-name="T138">Model</text:span></text:span><text:span text:style-name="Source_20_Text"><text:span text:style-name="T149">\</text:span></text:span><text:span text:style-name="Source_20_Text"><text:span text:style-name="T138">ViewModel</text:span></text:span><text:span text:style-name="Source_20_Text"><text:span text:style-name="T149">;</text:span></text:span></text:p>
      <text:p text:style-name="P164"/>
      <text:p text:style-name="P123"><text:span text:style-name="Source_20_Text"><text:span text:style-name="T132">class</text:span></text:span><text:span text:style-name="Source_20_Text"><text:span text:style-name="T138"> IndexController </text:span></text:span><text:span text:style-name="Source_20_Text"><text:span text:style-name="T132">extends</text:span></text:span><text:span text:style-name="Source_20_Text"><text:span text:style-name="T138"> AbstractActionController</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indexAction</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ViewModel</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5"><text:tab/></text:p>
      <text:p text:style-name="P45"><text:span text:style-name="T8"><text:tab/>A partir do exemplo acima, você pode ver que os controladores geralmente definem seu próprio namespace (linha 2). O controlador Index, como todos os outros controladores do módulo </text:span><text:span text:style-name="Emphasis"><text:span text:style-name="T74">Application</text:span></text:span><text:span text:style-name="T8"> , reside no namespace </text:span><text:span text:style-name="Source_20_Text"><text:span text:style-name="T9">Application\Controller</text:span></text:span><text:span text:style-name="T8">.</text:span></text:p>
      <text:p text:style-name="P40"><text:span text:style-name="T8"><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84">AbstractActionController</text:span></text:span></text:a><text:span text:style-name="T8"> (linha 7).</text:span></text:p>
      <text:p text:style-name="P40"><text:span text:style-name="T8"><text:tab/></text:span><text:span text:style-name="T37">P</text:span><text:span text:style-name="T8">or padrão, a classe do controlador contém o </text:span><text:span text:style-name="Emphasis"><text:span text:style-name="T74">método de ação</text:span></text:span><text:span text:style-name="T8"> única chamado </text:span><text:span text:style-name="Source_20_Text"><text:span text:style-name="T9">indexAction() </text:span></text:span><text:span text:style-name="T8">(consulte as linhas 9-12). Normalmente, você criará outros métodos de ação em suas classes de controlador.</text:span></text:p>
      <text:p text:style-name="P176"><text:soft-page-break/><text:span text:style-name="T84"><text:tab/>O ZF3 reconhece automaticamente os métodos de ação pelo</text:span><text:span text:style-name="Source_20_Text"><text:span text:style-name="T85"> </text:span></text:span><text:span text:style-name="T84">sufixo </text:span><text:span text:style-name="Source_20_Text"><text:span text:style-name="T85">Action</text:span></text:span><text:span text:style-name="T84">. Se o nome de um método do controlador não tiver esse sufixo, ele será considerado um método usual, não uma ação.</text:span></text:p>
      <text:p text:style-name="P54"/>
      <text:p text:style-name="P40"><text:span text:style-name="T8"><text:tab/>Como o próprio nome indica, um método de ação executa alguma ação do site, que normalmente resulta na produção de uma única página da web. O controlador de índice</text:span><text:span text:style-name="T38"> </text:span><text:span text:style-name="T39">(IndexController)</text:span><text:span text:style-name="T8"> geralmente contém métodos de ação para páginas da Web em todo o site (tabela 4.1). por exemplo, você teria a ação "index" para a página </text:span><text:span text:style-name="Emphasis"><text:span text:style-name="T74">inicial</text:span></text:span><text:span text:style-name="T8"> , a ação "about" para a página </text:span><text:span text:style-name="Emphasis"><text:span text:style-name="T74">About</text:span></text:span><text:span text:style-name="T8"> , a ação "contactUs" para a página </text:span><text:span text:style-name="Emphasis"><text:span text:style-name="T74">Fale conosco</text:span></text:span><text:span text:style-name="T8"> e possivelmente outras ações.</text:span></text:p>
      <text:p text:style-name="P54"/>
      <text:p text:style-name="P137">Tabela 4.1. Ações típicas do controlador de índice</text:p>
      <text:p text:style-name="P137"/>
      <table:table table:name="Tabela9" table:style-name="Tabela9">
        <table:table-column table:style-name="Tabela9.A"/>
        <table:table-column table:style-name="Tabela9.B"/>
        <table:table-header-rows>
          <table:table-row table:style-name="TableLine94112450738368">
            <table:table-cell table:style-name="Tabela9.A1" office:value-type="string">
              <text:p text:style-name="P133"><text:span text:style-name="Emphasis"><text:span text:style-name="T207">Método de ação</text:span></text:span></text:p>
            </table:table-cell>
            <table:table-cell table:style-name="Tabela9.A1" office:value-type="string">
              <text:p text:style-name="P133"><text:span text:style-name="Emphasis"><text:span text:style-name="T207">descrição</text:span></text:span></text:p>
            </table:table-cell>
          </table:table-row>
        </table:table-header-rows>
        <table:table-row table:style-name="TableLine94112451980144">
          <table:table-cell table:style-name="Tabela9.A1" office:value-type="string">
            <text:p text:style-name="P125"><text:span text:style-name="Source_20_Text"><text:span text:style-name="T204">IndexController::indexAction()</text:span></text:span></text:p>
          </table:table-cell>
          <table:table-cell table:style-name="Tabela9.A1" office:value-type="string">
            <text:p text:style-name="P126">A ação "index" exibe a página inicial do seu site.</text:p>
          </table:table-cell>
        </table:table-row>
        <table:table-row table:style-name="TableLine94112451980496">
          <table:table-cell table:style-name="Tabela9.A1" office:value-type="string">
            <text:p text:style-name="P125"><text:span text:style-name="Source_20_Text"><text:span text:style-name="T204">IndexController::aboutAction()</text:span></text:span></text:p>
          </table:table-cell>
          <table:table-cell table:style-name="Tabela9.A1" office:value-type="string">
            <text:p text:style-name="P126">A ação "sobre" exibe a página Sobre do site. A página Sobre contém informações de contato e direitos autorais.</text:p>
          </table:table-cell>
        </table:table-row>
        <table:table-row table:style-name="TableLine94112451981024">
          <table:table-cell table:style-name="Tabela9.A1" office:value-type="string">
            <text:p text:style-name="P125"><text:span text:style-name="Source_20_Text"><text:span text:style-name="T204">IndexController::contactUsAction()</text:span></text:span></text:p>
          </table:table-cell>
          <table:table-cell table:style-name="Tabela9.A1" office:value-type="string">
            <text:p text:style-name="P165">A ação "contactUs" exibe a página Fale Conosco do site. A página Fale Conosco exibe o formulário para entrar em contato com os autores do site.</text:p>
          </table:table-cell>
        </table:table-row>
      </table:table>
      <text:h text:style-name="P24" text:outline-level="3"/>
      <text:h text:style-name="P26" text:outline-level="3"><text:bookmark text:name="Base_Controller_Class"/>4.3.1. Classe do controlador básico</text:h>
      <text:p text:style-name="P40"><text:span text:style-name="T8"><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84">AbstractActionController</text:span></text:span></text:a><text:span text:style-name="T8">. Na figura 4.4, o diagrama de herança de classes é apresentado.</text:span></text:p>
      <text:p text:style-name="P54"/>
      <text:p text:style-name="P66"><text:span text:style-name="T212"><draw:a xlink:type="simple" xlink:href="https://olegkrivtsov.github.io/using-zend-framework-3-book/html/en/images/mvc/controller_inheritance.png" office:target-frame-name="_blank" xlink:show="new"><draw:frame draw:style-name="fr1"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16">Figura 4.4. diagrama de herança do controlador</text:span></text:p>
      <text:p text:style-name="P54"/>
      <text:p text:style-name="P40"><text:span text:style-name="T8"><text:tab/>O </text:span><text:span text:style-name="Source_20_Text"><text:span text:style-name="T184">AbstractActionController </text:span></text:span><text:span text:style-name="T8">fornece vários métodos úteis que você pode usar em suas classes de controlador. A Tabela 4.2 fornece um breve resumo dos métodos:</text:span></text:p>
      <text:p text:style-name="P54"/>
      <text:p text:style-name="P137">Tabela 4.2. Métodos úteis do AbstractActionController</text:p>
      <table:table table:name="Tabela10" table:style-name="Tabela10">
        <table:table-column table:style-name="Tabela10.A"/>
        <table:table-column table:style-name="Tabela10.B"/>
        <table:table-header-rows>
          <table:table-row table:style-name="TableLine94112450092352">
            <table:table-cell table:style-name="Tabela10.A1" office:value-type="string">
              <text:p text:style-name="P136"><text:span text:style-name="Emphasis"><text:span text:style-name="T202">Nome do método</text:span></text:span></text:p>
            </table:table-cell>
            <table:table-cell table:style-name="Tabela10.A1" office:value-type="string">
              <text:p text:style-name="P136"><text:span text:style-name="Emphasis"><text:span text:style-name="T202">descrição</text:span></text:span></text:p>
            </table:table-cell>
          </table:table-row>
        </table:table-header-rows>
        <table:table-row table:style-name="TableLine94112450133888">
          <table:table-cell table:style-name="Tabela10.A1" office:value-type="string">
            <text:p text:style-name="P132"><text:span text:style-name="Source_20_Text"><text:span text:style-name="T204">getRequest()</text:span></text:span></text:p>
          </table:table-cell>
          <table:table-cell table:style-name="Tabela10.A1" office:value-type="string">
            <text:p text:style-name="P132"><text:span text:style-name="T203">Recupera o </text:span><text:span text:style-name="Source_20_Text"><text:span text:style-name="T211"><text:s/></text:span></text:span><text:span text:style-name="T203">objeto </text:span><text:span text:style-name="Source_20_Text"><text:span text:style-name="T211">Zend\HTTP\Request</text:span></text:span><text:span text:style-name="T203">, que é a representação dos dados da solicitação HTTP.</text:span></text:p>
          </table:table-cell>
        </table:table-row>
        <text:soft-page-break/>
        <table:table-row table:style-name="TableLine94112450134608">
          <table:table-cell table:style-name="Tabela10.A1" office:value-type="string">
            <text:p text:style-name="P132"><text:span text:style-name="Source_20_Text"><text:span text:style-name="T204">getResponse()</text:span></text:span></text:p>
          </table:table-cell>
          <table:table-cell table:style-name="Tabela10.A1" office:value-type="string">
            <text:p text:style-name="P132"><text:span text:style-name="T203">Recupera oobjeto <text:s/></text:span><text:span text:style-name="Source_20_Text"><text:span text:style-name="T211">Zend\HTTP\PHPEnvironment\Response </text:span></text:span><text:span text:style-name="T203">permitindo definir dados de resposta HTTP.</text:span></text:p>
          </table:table-cell>
        </table:table-row>
        <table:table-row table:style-name="TableLine94112450135328">
          <table:table-cell table:style-name="Tabela10.A1" office:value-type="string">
            <text:p text:style-name="P132"><text:span text:style-name="Source_20_Text"><text:span text:style-name="T204">getEventManager()</text:span></text:span></text:p>
          </table:table-cell>
          <table:table-cell table:style-name="Tabela10.A1" office:value-type="string">
            <text:p text:style-name="P132"><text:span text:style-name="T203">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11">Zend\EventManager\EventManager</text:span></text:span></text:a><text:span text:style-name="T203">, permitindo disparar eventos e escutar eventos.</text:span></text:p>
          </table:table-cell>
        </table:table-row>
        <table:table-row table:style-name="TableLine94112450136112">
          <table:table-cell table:style-name="Tabela10.A1" office:value-type="string">
            <text:p text:style-name="P132"><text:span text:style-name="Source_20_Text"><text:span text:style-name="T204">getEvent()</text:span></text:span></text:p>
          </table:table-cell>
          <table:table-cell table:style-name="Tabela10.A1" office:value-type="string">
            <text:p text:style-name="P132"><text:span text:style-name="T203">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11">Zend\Mvc\MvcEvent</text:span></text:span></text:a><text:span text:style-name="T203">, que representa o evento ao qual o controlador responde.</text:span></text:p>
          </table:table-cell>
        </table:table-row>
        <table:table-row table:style-name="TableLine94112450138368">
          <table:table-cell table:style-name="Tabela10.A1" office:value-type="string">
            <text:p text:style-name="P132"><text:span text:style-name="Source_20_Text"><text:span text:style-name="T204">getpluginManager()</text:span></text:span></text:p>
          </table:table-cell>
          <table:table-cell table:style-name="Tabela10.A1" office:value-type="string">
            <text:p text:style-name="P132"><text:span text:style-name="T203">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11">Zend\Mvc\Controller\pluginManager</text:span></text:span></text:a><text:span text:style-name="T203">, que pode ser usado para registrar plugins do controlador.</text:span></text:p>
          </table:table-cell>
        </table:table-row>
        <table:table-row table:style-name="TableLine94112450139792">
          <table:table-cell table:style-name="Tabela10.A1" office:value-type="string">
            <text:p text:style-name="P132"><text:span text:style-name="Source_20_Text"><text:span text:style-name="T204">plugin($name, $options)</text:span></text:span></text:p>
          </table:table-cell>
          <table:table-cell table:style-name="Tabela10.A1" office:value-type="string">
            <text:p text:style-name="P129">Este método permite acessar determinado plugin do controlador com o nome fornecido.</text:p>
          </table:table-cell>
        </table:table-row>
        <table:table-row table:style-name="TableLine94112450142144">
          <table:table-cell table:style-name="Tabela10.A1" office:value-type="string">
            <text:p text:style-name="P132"><text:span text:style-name="Source_20_Text"><text:span text:style-name="T204">__call($method, $params)</text:span></text:span></text:p>
          </table:table-cell>
          <table:table-cell table:style-name="Tabela10.A1" office:value-type="string">
            <text:p text:style-name="P132"><text:span text:style-name="T203">permite chamar um plugin indiretamente usando </text:span><text:span text:style-name="T205">o </text:span><text:span text:style-name="T203">método mágico do PHP </text:span><text:span text:style-name="Source_20_Text"><text:span text:style-name="T204">__call</text:span></text:span><text:span text:style-name="T203">.</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34" text:outline-level="2"><text:bookmark text:name="Retrieving_Data_from_HTTP_Request"/>4.4. Recuperando dados da solicitação HTTP</text:h>
      <text:p text:style-name="P40"><text:span text:style-name="T8"><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84">Zend\HTTP\Request</text:span></text:span></text:a><text:span text:style-name="T8">,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84">Zend\HTTP</text:span></text:span></text:a><text:span text:style-name="T8">.</text:span></text:p>
      <text:p text:style-name="P1"><text:tab/>para obter o objeto de solicitação HTTP, dentro do seu método de ação, você pode usar o seguinte código:</text:p>
      <text:p text:style-name="P123"><text:span text:style-name="Source_20_Text"><text:span text:style-name="T126">// Get HTTP request object</text:span></text:span></text:p>
      <text:p text:style-name="P123"><text:span text:style-name="Source_20_Text"><text:span text:style-name="T156">$request</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getRequest</text:span></text:span><text:span text:style-name="Source_20_Text"><text:span text:style-name="T149">();</text:span></text:span></text:p>
      <text:p text:style-name="P54"/>
      <text:p text:style-name="P40"><text:span text:style-name="T8"><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84">Zend\HTTP\Request</text:span></text:span></text:a><text:span text:style-name="T8">, contendo todos os dados da requisição HTTP. Na tabela 4.3, você pode encontrar os métodos mais usados <text:s/></text:span><text:span text:style-name="T27">da classe</text:span><text:span text:style-name="T8"> </text:span><text:span text:style-name="Source_20_Text"><text:span text:style-name="T184">Request</text:span></text:span><text:span text:style-name="T8"> junto com sua breve descrição.</text:span></text:p>
      <text:p text:style-name="P54"/>
      <text:p text:style-name="P137">Tabela 4.3. Métodos da classe `Zend\HTTP\Request`.</text:p>
      <table:table table:name="Tabela11" table:style-name="Tabela11">
        <table:table-column table:style-name="Tabela11.A"/>
        <table:table-column table:style-name="Tabela11.B"/>
        <table:table-header-rows>
          <table:table-row table:style-name="TableLine94112452021952">
            <table:table-cell table:style-name="Tabela11.A1" office:value-type="string">
              <text:p text:style-name="P133"><text:span text:style-name="Emphasis"><text:span text:style-name="T202">Nome do método</text:span></text:span></text:p>
            </table:table-cell>
            <table:table-cell table:style-name="Tabela11.A1" office:value-type="string">
              <text:p text:style-name="P133"><text:span text:style-name="Emphasis"><text:span text:style-name="T202">descrição</text:span></text:span></text:p>
            </table:table-cell>
          </table:table-row>
        </table:table-header-rows>
        <table:table-row table:style-name="TableLine94112450144448">
          <table:table-cell table:style-name="Tabela11.A1" office:value-type="string">
            <text:p text:style-name="P125"><text:span text:style-name="Source_20_Text"><text:span text:style-name="T204">isGet()</text:span></text:span></text:p>
          </table:table-cell>
          <table:table-cell table:style-name="Tabela11.A1" office:value-type="string">
            <text:p text:style-name="P126">Verifica se esta é uma solicitação GET.</text:p>
          </table:table-cell>
        </table:table-row>
        <table:table-row table:style-name="TableLine94112452078656">
          <table:table-cell table:style-name="Tabela11.A1" office:value-type="string">
            <text:p text:style-name="P125"><text:span text:style-name="Source_20_Text"><text:span text:style-name="T204">isPOST()</text:span></text:span></text:p>
          </table:table-cell>
          <table:table-cell table:style-name="Tabela11.A1" office:value-type="string">
            <text:p text:style-name="P126">Verifica se esta é uma solicitação POST.</text:p>
          </table:table-cell>
        </table:table-row>
        <table:table-row table:style-name="TableLine94112452079184">
          <table:table-cell table:style-name="Tabela11.A1" office:value-type="string">
            <text:p text:style-name="P125"><text:span text:style-name="Source_20_Text"><text:span text:style-name="T204">isXmlHTTPRequest()</text:span></text:span></text:p>
          </table:table-cell>
          <table:table-cell table:style-name="Tabela11.A1" office:value-type="string">
            <text:p text:style-name="P126">Verifica se esta solicitação é uma solicitação AJAX.</text:p>
          </table:table-cell>
        </table:table-row>
        <table:table-row table:style-name="TableLine94112452079824">
          <table:table-cell table:style-name="Tabela11.A1" office:value-type="string">
            <text:p text:style-name="P125"><text:span text:style-name="Source_20_Text"><text:span text:style-name="T204">isFlashRequest()</text:span></text:span></text:p>
          </table:table-cell>
          <table:table-cell table:style-name="Tabela11.A1" office:value-type="string">
            <text:p text:style-name="P126">Verifique se esta solicitação é uma solicitação Flash.</text:p>
          </table:table-cell>
        </table:table-row>
        <table:table-row table:style-name="TableLine94112452080464">
          <table:table-cell table:style-name="Tabela11.A1" office:value-type="string">
            <text:p text:style-name="P125"><text:span text:style-name="Source_20_Text"><text:span text:style-name="T204">getMethod()</text:span></text:span></text:p>
          </table:table-cell>
          <table:table-cell table:style-name="Tabela11.A1" office:value-type="string">
            <text:p text:style-name="P126">Retorna o método para esta solicitação.</text:p>
          </table:table-cell>
        </table:table-row>
        <text:soft-page-break/>
        <table:table-row table:style-name="TableLine94112452081056">
          <table:table-cell table:style-name="Tabela11.A1" office:value-type="string">
            <text:p text:style-name="P125"><text:span text:style-name="Source_20_Text"><text:span text:style-name="T204">getUriString()</text:span></text:span></text:p>
          </table:table-cell>
          <table:table-cell table:style-name="Tabela11.A1" office:value-type="string">
            <text:p text:style-name="P126">Retorna o URI para este objeto de solicitação como uma string.</text:p>
          </table:table-cell>
        </table:table-row>
        <table:table-row table:style-name="TableLine94112452081696">
          <table:table-cell table:style-name="Tabela11.A1" office:value-type="string">
            <text:p text:style-name="P125"><text:span text:style-name="Source_20_Text"><text:span text:style-name="T204">getQuery($name, $default)</text:span></text:span></text:p>
          </table:table-cell>
          <table:table-cell table:style-name="Tabela11.A1" office:value-type="string">
            <text:p text:style-name="P125"><text:span text:style-name="T203">Retorna o parâmetro de consulta por nome ou todos os parâmetros de consulta. Se um parâmetro não for encontrado, retorna o valor </text:span><text:span text:style-name="Source_20_Text"><text:span text:style-name="T204">$default</text:span></text:span><text:span text:style-name="T203">.</text:span></text:p>
          </table:table-cell>
        </table:table-row>
        <table:table-row table:style-name="TableLine94112452082336">
          <table:table-cell table:style-name="Tabela11.A1" office:value-type="string">
            <text:p text:style-name="P125"><text:span text:style-name="Source_20_Text"><text:span text:style-name="T204">getPOST($name, $default)</text:span></text:span></text:p>
          </table:table-cell>
          <table:table-cell table:style-name="Tabela11.A1" office:value-type="string">
            <text:p text:style-name="P125"><text:span text:style-name="T203">Retorna o contêiner de parâmetros responsável pelos parâmetros de </text:span><text:span text:style-name="T206">post</text:span><text:span text:style-name="T203">agem ou um único parâmetro de </text:span><text:span text:style-name="T206">post</text:span><text:span text:style-name="T203">agem.</text:span></text:p>
          </table:table-cell>
        </table:table-row>
        <table:table-row table:style-name="TableLine94112452083248">
          <table:table-cell table:style-name="Tabela11.A1" office:value-type="string">
            <text:p text:style-name="P125"><text:span text:style-name="Source_20_Text"><text:span text:style-name="T204">getCookie()</text:span></text:span></text:p>
          </table:table-cell>
          <table:table-cell table:style-name="Tabela11.A1" office:value-type="string">
            <text:p text:style-name="P126">Retorna o cabeçalho do Cookie.</text:p>
          </table:table-cell>
        </table:table-row>
        <table:table-row table:style-name="TableLine94112452083968">
          <table:table-cell table:style-name="Tabela11.A1" office:value-type="string">
            <text:p text:style-name="P125"><text:span text:style-name="Source_20_Text"><text:span text:style-name="T204">getFiles($name, $default)</text:span></text:span></text:p>
          </table:table-cell>
          <table:table-cell table:style-name="Tabela11.A1" office:value-type="string">
            <text:p text:style-name="P126">Retorna o contêiner de parâmetros responsável pelos parâmetros de arquivo ou um único arquivo.</text:p>
          </table:table-cell>
        </table:table-row>
        <table:table-row table:style-name="TableLine94112452084768">
          <table:table-cell table:style-name="Tabela11.A1" office:value-type="string">
            <text:p text:style-name="P125"><text:span text:style-name="Source_20_Text"><text:span text:style-name="T204">getHeaders($name, $default)</text:span></text:span></text:p>
          </table:table-cell>
          <table:table-cell table:style-name="Tabela11.A1" office:value-type="string">
            <text:p text:style-name="P126">Retorna o contêiner de cabeçalho responsável pelos cabeçalhos ou todos os cabeçalhos de um determinado nome/tipo.</text:p>
          </table:table-cell>
        </table:table-row>
        <table:table-row table:style-name="TableLine94112452085568">
          <table:table-cell table:style-name="Tabela11.A1" office:value-type="string">
            <text:p text:style-name="P125"><text:span text:style-name="Source_20_Text"><text:span text:style-name="T204">getHeader($name, $default)</text:span></text:span></text:p>
          </table:table-cell>
          <table:table-cell table:style-name="Tabela11.A1" office:value-type="string">
            <text:p text:style-name="P125"><text:span text:style-name="T203">Retorna um cabeçalho por </text:span><text:span text:style-name="Source_20_Text"><text:span text:style-name="T204">$name</text:span></text:span><text:span text:style-name="T203">. Se um cabeçalho não for encontrado, retorna o </text:span><text:span text:style-name="Source_20_Text"><text:span text:style-name="T204">$default</text:span></text:span><text:span text:style-name="T203">valor.</text:span></text:p>
          </table:table-cell>
        </table:table-row>
        <table:table-row table:style-name="TableLine94112452086368">
          <table:table-cell table:style-name="Tabela11.A1" office:value-type="string">
            <text:p text:style-name="P125"><text:span text:style-name="Source_20_Text"><text:span text:style-name="T204">renderRequestLine()</text:span></text:span></text:p>
          </table:table-cell>
          <table:table-cell table:style-name="Tabela11.A1" office:value-type="string">
            <text:p text:style-name="P126">Retorna a linha de solicitação formatada (primeira linha) para esta solicitação HTTP.</text:p>
          </table:table-cell>
        </table:table-row>
        <table:table-row table:style-name="TableLine94112452087168">
          <table:table-cell table:style-name="Tabela11.A1" office:value-type="string">
            <text:p text:style-name="P125"><text:span text:style-name="Source_20_Text"><text:span text:style-name="T204">fromString($string)</text:span></text:span></text:p>
          </table:table-cell>
          <table:table-cell table:style-name="Tabela11.A1" office:value-type="string">
            <text:p text:style-name="P126">Um método estático que produz um objeto Request a partir de uma string HTTP Request bem formada</text:p>
          </table:table-cell>
        </table:table-row>
        <table:table-row table:style-name="TableLine94112452087968">
          <table:table-cell table:style-name="Tabela11.A1" office:value-type="string">
            <text:p text:style-name="P125"><text:span text:style-name="Source_20_Text"><text:span text:style-name="T204">toString()</text:span></text:span></text:p>
          </table:table-cell>
          <table:table-cell table:style-name="Tabela11.A1" office:value-type="string">
            <text:p text:style-name="P165">Retorna a solicitação HTTP bruta como uma string.</text:p>
          </table:table-cell>
        </table:table-row>
      </table:table>
      <text:p text:style-name="P21"/>
      <text:h text:style-name="P33" text:outline-level="2"><text:bookmark text:name="Retrieving_GET_and_POST_Variables"/>4.5. Recuperando Variáveis GET e POST</text:h>
      <text:p text:style-name="P1"><text:tab/>para simplesmente obter uma variável GET ou POST de uma solicitação HTTP, você usa o seguinte código:</text:p>
      <text:p text:style-name="P123"><text:span text:style-name="Source_20_Text"><text:span text:style-name="T126">// Get a variable from GET</text:span></text:span></text:p>
      <text:p text:style-name="P123"><text:span text:style-name="Source_20_Text"><text:span text:style-name="T156">$getVar</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Query</text:span></text:span><text:span text:style-name="Source_20_Text"><text:span text:style-name="T149">(</text:span></text:span><text:span text:style-name="Source_20_Text"><text:span text:style-name="T178">'var_name'</text:span></text:span><text:span text:style-name="Source_20_Text"><text:span text:style-name="T149">,</text:span></text:span><text:span text:style-name="Source_20_Text"><text:span text:style-name="T138"> </text:span></text:span><text:span text:style-name="Source_20_Text"><text:span text:style-name="T178">'default_val'</text:span></text:span><text:span text:style-name="Source_20_Text"><text:span text:style-name="T149">);</text:span></text:span></text:p>
      <text:p text:style-name="P164"/>
      <text:p text:style-name="P123"><text:span text:style-name="Source_20_Text"><text:span text:style-name="T126">// Get a variable from POST</text:span></text:span></text:p>
      <text:p text:style-name="P123"><text:span text:style-name="Source_20_Text"><text:span text:style-name="T156">$</text:span></text:span><text:span text:style-name="Source_20_Text"><text:span text:style-name="T157">post</text:span></text:span><text:span text:style-name="Source_20_Text"><text:span text:style-name="T156">Var</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POST</text:span></text:span><text:span text:style-name="Source_20_Text"><text:span text:style-name="T149">(</text:span></text:span><text:span text:style-name="Source_20_Text"><text:span text:style-name="T178">'var_name'</text:span></text:span><text:span text:style-name="Source_20_Text"><text:span text:style-name="T149">,</text:span></text:span><text:span text:style-name="Source_20_Text"><text:span text:style-name="T138"> </text:span></text:span><text:span text:style-name="Source_20_Text"><text:span text:style-name="T178">'default_val'</text:span></text:span><text:span text:style-name="Source_20_Text"><text:span text:style-name="T149">);</text:span></text:span></text:p>
      <text:p text:style-name="P121"/>
      <text:p text:style-name="P40"><text:span text:style-name="T8"><text:tab/>No exemplo acima, usamos o plug-in </text:span><text:span text:style-name="Source_20_Text"><text:span text:style-name="T184">params</text:span></text:span><text:span text:style-name="T8"> do controlador, que fornece métodos convenientes para acessar variáveis GET e POST, arquivos carregados etc.</text:span></text:p>
      <text:p text:style-name="P40"><text:span text:style-name="T8"><text:tab/>Na linha 2 usamos o método </text:span><text:span text:style-name="Source_20_Text"><text:span text:style-name="T9">fromQuery()</text:span></text:span><text:span text:style-name="T8">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9">isset()</text:span></text:span><text:span text:style-name="T8"> </text:span><text:span text:style-name="T40">do </text:span><text:span text:style-name="T8">PHP para testar se a variável existe.</text:span></text:p>
      <text:p text:style-name="P40"><text:span text:style-name="T8"><text:tab/>Na linha 5 usamos o método </text:span><text:span text:style-name="Source_20_Text"><text:span text:style-name="T9">fromPOST()</text:span></text:span><text:span text:style-name="T8"> para recuperar a variável do POST. O significado dos parâmetros deste método é o mesmo do método </text:span><text:span text:style-name="Source_20_Text"><text:span text:style-name="T9">fromQuery()</text:span></text:span><text:span text:style-name="T8">.</text:span></text:p>
      <text:p text:style-name="P54"/>
      <text:p text:style-name="P176"><text:span text:style-name="T84"><text:tab/>No ZF3, você não deve acessar os parâmetros de solicitação por meio de arrays tradicional globais PHP </text:span><text:span text:style-name="Source_20_Text"><text:span text:style-name="T85">$_GET </text:span></text:span><text:span text:style-name="T84">e </text:span><text:span text:style-name="Source_20_Text"><text:span text:style-name="T85">$_POST</text:span></text:span><text:span text:style-name="T84">. Em vez disso, você usa a </text:span><text:span text:style-name="T89">API</text:span><text:span text:style-name="T84"> fornecida pelo ZF3 para recuperar os dados da solicitação.</text:span></text:p>
      <text:p text:style-name="P22"><text:soft-page-break/></text:p>
      <text:h text:style-name="P34" text:outline-level="2"><text:bookmark text:name="Putting_Data_to_HTTP_Response"/>4.6. Colocando dados na resposta HTTP</text:h>
      <text:p text:style-name="P40"><text:span text:style-name="T8"><text:tab/>Embora você raramente interaja diretamente com dados de resposta HTTP, você pode fazer isso com a ajuda do método </text:span><text:span text:style-name="Source_20_Text"><text:span text:style-name="T9">getResponse()</text:span></text:span><text:span text:style-name="T8">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84">AbstractActionController</text:span></text:span></text:a><text:span text:style-name="T8">. O método </text:span><text:span text:style-name="Source_20_Text"><text:span text:style-name="T9">getResponse()</text:span></text:span><text:span text:style-name="T8">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84">Zend\HTTP\PHPEnvironment\Response</text:span></text:span></text:a><text:span text:style-name="T8">. A Tabela 4.4 contém os métodos mais importantes desta classe:</text:span></text:p>
      <text:p text:style-name="P54"/>
      <text:p text:style-name="P137">Tabela 4.4. Métodos da classe Zend\HTTP\PHPEnvironment\Response.</text:p>
      <table:table table:name="Tabela12" table:style-name="Tabela12">
        <table:table-column table:style-name="Tabela12.A"/>
        <table:table-column table:style-name="Tabela12.B"/>
        <table:table-header-rows>
          <table:table-row table:style-name="TableLine94112452089040">
            <table:table-cell table:style-name="Tabela12.A1" office:value-type="string">
              <text:p text:style-name="P133"><text:span text:style-name="Emphasis"><text:span text:style-name="T202">Nome do método</text:span></text:span></text:p>
            </table:table-cell>
            <table:table-cell table:style-name="Tabela12.A1" office:value-type="string">
              <text:p text:style-name="P133"><text:span text:style-name="Emphasis"><text:span text:style-name="T202">Descrição</text:span></text:span></text:p>
            </table:table-cell>
          </table:table-row>
        </table:table-header-rows>
        <table:table-row table:style-name="TableLine94112452136304">
          <table:table-cell table:style-name="Tabela12.A1" office:value-type="string">
            <text:p text:style-name="P125"><text:span text:style-name="Source_20_Text"><text:span text:style-name="T204">fromString($string)</text:span></text:span></text:p>
          </table:table-cell>
          <table:table-cell table:style-name="Tabela12.A1" office:value-type="string">
            <text:p text:style-name="P126">preencha o objeto de resposta da string.</text:p>
          </table:table-cell>
        </table:table-row>
        <table:table-row table:style-name="TableLine94112452136656">
          <table:table-cell table:style-name="Tabela12.A1" office:value-type="string">
            <text:p text:style-name="P125"><text:span text:style-name="Source_20_Text"><text:span text:style-name="T204">toString()</text:span></text:span></text:p>
          </table:table-cell>
          <table:table-cell table:style-name="Tabela12.A1" office:value-type="string">
            <text:p text:style-name="P126">Renderiza a resposta inteira como string de resposta HTTP.</text:p>
          </table:table-cell>
        </table:table-row>
        <table:table-row table:style-name="TableLine94112452137184">
          <table:table-cell table:style-name="Tabela12.A1" office:value-type="string">
            <text:p text:style-name="P125"><text:span text:style-name="Source_20_Text"><text:span text:style-name="T204">setStatusCode($code)</text:span></text:span></text:p>
          </table:table-cell>
          <table:table-cell table:style-name="Tabela12.A1" office:value-type="string">
            <text:p text:style-name="P126">Define o código de status HTTP e (opcionalmente) a mensagem.</text:p>
          </table:table-cell>
        </table:table-row>
        <table:table-row table:style-name="TableLine94112452137824">
          <table:table-cell table:style-name="Tabela12.A1" office:value-type="string">
            <text:p text:style-name="P125"><text:span text:style-name="Source_20_Text"><text:span text:style-name="T204">getStatusCode()</text:span></text:span></text:p>
          </table:table-cell>
          <table:table-cell table:style-name="Tabela12.A1" office:value-type="string">
            <text:p text:style-name="P126">Recupera o código de status HTTP.</text:p>
          </table:table-cell>
        </table:table-row>
        <table:table-row table:style-name="TableLine94112452138464">
          <table:table-cell table:style-name="Tabela12.A1" office:value-type="string">
            <text:p text:style-name="P125"><text:span text:style-name="Source_20_Text"><text:span text:style-name="T204">setReasonphrase($reasonphrase)</text:span></text:span></text:p>
          </table:table-cell>
          <table:table-cell table:style-name="Tabela12.A1" office:value-type="string">
            <text:p text:style-name="P126">Define a mensagem de status HTTP.</text:p>
          </table:table-cell>
        </table:table-row>
        <table:table-row table:style-name="TableLine94112452139056">
          <table:table-cell table:style-name="Tabela12.A1" office:value-type="string">
            <text:p text:style-name="P125"><text:span text:style-name="Source_20_Text"><text:span text:style-name="T204">getReasonphrase()</text:span></text:span></text:p>
          </table:table-cell>
          <table:table-cell table:style-name="Tabela12.A1" office:value-type="string">
            <text:p text:style-name="P126">Obtém a mensagem de status HTTP.</text:p>
          </table:table-cell>
        </table:table-row>
        <table:table-row table:style-name="TableLine94112452139696">
          <table:table-cell table:style-name="Tabela12.A1" office:value-type="string">
            <text:p text:style-name="P125"><text:span text:style-name="Source_20_Text"><text:span text:style-name="T204">isForbidden()</text:span></text:span></text:p>
          </table:table-cell>
          <table:table-cell table:style-name="Tabela12.A1" office:value-type="string">
            <text:p text:style-name="P126">Verifica se o código de resposta é 403 Forbidden.</text:p>
          </table:table-cell>
        </table:table-row>
        <table:table-row table:style-name="TableLine94112452140496">
          <table:table-cell table:style-name="Tabela12.A1" office:value-type="string">
            <text:p text:style-name="P125"><text:span text:style-name="Source_20_Text"><text:span text:style-name="T204">isNotFound()</text:span></text:span></text:p>
          </table:table-cell>
          <table:table-cell table:style-name="Tabela12.A1" office:value-type="string">
            <text:p text:style-name="P126">Verifica se o código de status indica que o recurso não foi encontrado (código de status 404).</text:p>
          </table:table-cell>
        </table:table-row>
        <table:table-row table:style-name="TableLine94112452141488">
          <table:table-cell table:style-name="Tabela12.A1" office:value-type="string">
            <text:p text:style-name="P125"><text:span text:style-name="Source_20_Text"><text:span text:style-name="T204">isOk()</text:span></text:span></text:p>
          </table:table-cell>
          <table:table-cell table:style-name="Tabela12.A1" office:value-type="string">
            <text:p text:style-name="P126">Verifica se a resposta foi bem-sucedida.</text:p>
          </table:table-cell>
        </table:table-row>
        <table:table-row table:style-name="TableLine94112452142288">
          <table:table-cell table:style-name="Tabela12.A1" office:value-type="string">
            <text:p text:style-name="P125"><text:span text:style-name="Source_20_Text"><text:span text:style-name="T204">isServerError()</text:span></text:span></text:p>
          </table:table-cell>
          <table:table-cell table:style-name="Tabela12.A1" office:value-type="string">
            <text:p text:style-name="P126">Verifica se a resposta é o código de status 5xx.</text:p>
          </table:table-cell>
        </table:table-row>
        <table:table-row table:style-name="TableLine94112452143088">
          <table:table-cell table:style-name="Tabela12.A1" office:value-type="string">
            <text:p text:style-name="P125"><text:span text:style-name="Source_20_Text"><text:span text:style-name="T204">isRedirect()</text:span></text:span></text:p>
          </table:table-cell>
          <table:table-cell table:style-name="Tabela12.A1" office:value-type="string">
            <text:p text:style-name="P126">Verifica se a resposta é 303 Redirect.</text:p>
          </table:table-cell>
        </table:table-row>
        <table:table-row table:style-name="TableLine94112452143888">
          <table:table-cell table:style-name="Tabela12.A1" office:value-type="string">
            <text:p text:style-name="P125"><text:span text:style-name="Source_20_Text"><text:span text:style-name="T204">isSuccess()</text:span></text:span></text:p>
          </table:table-cell>
          <table:table-cell table:style-name="Tabela12.A1" office:value-type="string">
            <text:p text:style-name="P126">Verifica se a resposta é 200 Bem-sucedida.</text:p>
          </table:table-cell>
        </table:table-row>
        <table:table-row table:style-name="TableLine94112452144688">
          <table:table-cell table:style-name="Tabela12.A1" office:value-type="string">
            <text:p text:style-name="P125"><text:span text:style-name="Source_20_Text"><text:span text:style-name="T204">setHeaders(Headers $headers)</text:span></text:span></text:p>
          </table:table-cell>
          <table:table-cell table:style-name="Tabela12.A1" office:value-type="string">
            <text:p text:style-name="P126">permite definir cabeçalhos de resposta.</text:p>
          </table:table-cell>
        </table:table-row>
        <table:table-row table:style-name="TableLine94112452145488">
          <table:table-cell table:style-name="Tabela12.A1" office:value-type="string">
            <text:p text:style-name="P125"><text:span text:style-name="Source_20_Text"><text:span text:style-name="T204">getHeaders()</text:span></text:span></text:p>
          </table:table-cell>
          <table:table-cell table:style-name="Tabela12.A1" office:value-type="string">
            <text:p text:style-name="P126">Retorna a lista de cabeçalhos de resposta.</text:p>
          </table:table-cell>
        </table:table-row>
        <table:table-row table:style-name="TableLine94112452146288">
          <table:table-cell table:style-name="Tabela12.A1" office:value-type="string">
            <text:p text:style-name="P125"><text:span text:style-name="Source_20_Text"><text:span text:style-name="T204">getCookie()</text:span></text:span></text:p>
          </table:table-cell>
          <table:table-cell table:style-name="Tabela12.A1" office:value-type="string">
            <text:p text:style-name="P126">Recupera o cabeçalho do Cookie.</text:p>
          </table:table-cell>
        </table:table-row>
        <table:table-row table:style-name="TableLine94112452147088">
          <table:table-cell table:style-name="Tabela12.A1" office:value-type="string">
            <text:p text:style-name="P125"><text:span text:style-name="Source_20_Text"><text:span text:style-name="T204">setContent($value)</text:span></text:span></text:p>
          </table:table-cell>
          <table:table-cell table:style-name="Tabela12.A1" office:value-type="string">
            <text:p text:style-name="P126">Define o conteúdo bruto da resposta.</text:p>
          </table:table-cell>
        </table:table-row>
        <table:table-row table:style-name="TableLine94112452147888">
          <table:table-cell table:style-name="Tabela12.A1" office:value-type="string">
            <text:p text:style-name="P125"><text:span text:style-name="Source_20_Text"><text:span text:style-name="T204">getContent()</text:span></text:span></text:p>
          </table:table-cell>
          <table:table-cell table:style-name="Tabela12.A1" office:value-type="string">
            <text:p text:style-name="P126">Retorna o conteúdo bruto da resposta.</text:p>
          </table:table-cell>
        </table:table-row>
        <table:table-row table:style-name="TableLine94112452148688">
          <table:table-cell table:style-name="Tabela12.A1" office:value-type="string">
            <text:p text:style-name="P125"><text:span text:style-name="Source_20_Text"><text:span text:style-name="T204">getBody()</text:span></text:span></text:p>
          </table:table-cell>
          <table:table-cell table:style-name="Tabela12.A1" office:value-type="string">
            <text:p text:style-name="P165">Obtém e decodifica o conteúdo da resposta.</text:p>
          </table:table-cell>
        </table:table-row>
      </table:table>
      <text:p text:style-name="P9"/>
      <text:p text:style-name="P23"><text:span text:style-name="T8"><text:tab/></text:span><text:span text:style-name="T41">P</text:span><text:span text:style-name="T8">or exemplo, use o código a seguir para definir o código de status 404 para a resposta:</text:span></text:p>
      <text:p text:style-name="P123"><text:span text:style-name="Source_20_Text"><text:span text:style-name="T138">$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setStatusCode</text:span></text:span><text:span text:style-name="Source_20_Text"><text:span text:style-name="T149">(</text:span></text:span><text:span text:style-name="Source_20_Text"><text:span text:style-name="T173">404</text:span></text:span><text:span text:style-name="Source_20_Text"><text:span text:style-name="T149">);</text:span></text:span></text:p>
      <text:p text:style-name="P10"/>
      <text:p text:style-name="P3"><text:tab/>Use o código a seguir para adicionar um cabeçalho à resposta:</text:p>
      <text:p text:style-name="P123"><text:span text:style-name="Source_20_Text"><text:span text:style-name="T156">$headers</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getHeaders</text:span></text:span><text:span text:style-name="Source_20_Text"><text:span text:style-name="T149">();</text:span></text:span></text:p>
      <text:p text:style-name="P123"><text:span text:style-name="Source_20_Text"><text:span text:style-name="T156">$headers</text:span></text:span><text:span text:style-name="Source_20_Text"><text:span text:style-name="T167">-&gt;</text:span></text:span><text:span text:style-name="Source_20_Text"><text:span text:style-name="T162">addHeaderLine</text:span></text:span><text:span text:style-name="Source_20_Text"><text:span text:style-name="T149">(</text:span></text:span></text:p>
      <text:p text:style-name="P123"><text:span text:style-name="Source_20_Text"><text:span text:style-name="T139"><text:s text:c="13"/></text:span></text:span><text:span text:style-name="Source_20_Text"><text:span text:style-name="T178">"Content-type: application/octet-stream"</text:span></text:span><text:span text:style-name="Source_20_Text"><text:span text:style-name="T149">);</text:span></text:span></text:p>
      <text:p text:style-name="P10"/>
      <text:p text:style-name="P3"><text:tab/>Use o código a seguir para definir o conteúdo da resposta:</text:p>
      <text:p text:style-name="P123"><text:soft-page-break/><text:span text:style-name="Source_20_Text"><text:span text:style-name="T138">$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setContent</text:span></text:span><text:span text:style-name="Source_20_Text"><text:span text:style-name="T149">(</text:span></text:span><text:span text:style-name="Source_20_Text"><text:span text:style-name="T178">'Some content'</text:span></text:span><text:span text:style-name="Source_20_Text"><text:span text:style-name="T149">);</text:span></text:span></text:p>
      <text:p text:style-name="P38"><text:span text:style-name="Source_20_Text"><text:span text:style-name="T138"/></text:span></text:p>
      <text:h text:style-name="P37" text:outline-level="2"><text:bookmark text:name="Variable_Containers"/><text:span text:style-name="Source_20_Text"><text:span text:style-name="T142">4.7. Contêineres Variáveis</text:span></text:span></text:h>
      <text:p text:style-name="P18"><text:span text:style-name="T8"><text:tab/>Depois de recuperar os dados da solicitação HTTP, você faria algo com esses dados (normalmente, processará os dados com sua camada de modelo) e retornaria os dados </text:span><text:span text:style-name="T42">ao</text:span><text:span text:style-name="T8"> método de ação.</text:span></text:p>
      <text:p text:style-name="P40"><text:span text:style-name="T8"><text:tab/>Você pode ver que o método </text:span><text:span text:style-name="Source_20_Text"><text:span text:style-name="T9">indexAction()</text:span></text:span><text:span text:style-name="T8">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 é algum tipo de </text:span><text:span text:style-name="Emphasis"><text:span text:style-name="T74">contêiner variável</text:span></text:span><text:span text:style-name="T8"> . Todas as variáveis passadas para seu construtor, serão então automaticamente acessíveis pelo script de visualização.</text:span></text:p>
      <text:p text:style-name="P40"><text:span text:style-name="T8"><text:tab/>Vamos dar um exemplo da vida real. Criaremos outro método de ação em nossa classe </text:span><text:span text:style-name="Source_20_Text"><text:span text:style-name="T9">IndexController</text:span></text:span><text:span text:style-name="T8">, que chamaremos de </text:span><text:span text:style-name="Source_20_Text"><text:span text:style-name="T9">aboutAction()</text:span></text:span><text:span text:style-name="T8">. A ação "sobre" exibirá a página </text:span><text:span text:style-name="Emphasis"><text:span text:style-name="T74">Sobre</text:span></text:span><text:span text:style-name="T8"> do nosso site. No método </text:span><text:span text:style-name="T43">aboutAction</text:span><text:span text:style-name="T8">, vamos criar duas variáveis </text:span><text:span text:style-name="T29">c</text:span><text:span text:style-name="T8">ontendo informações sobre nosso site, e retornar as variáveis </text:span><text:span text:style-name="T28">pa</text:span><text:span text:style-name="T8">ra renderização em uma view com a ajuda do </text:span><text:span text:style-name="T44">objeto</text:span><text:span text:style-name="T8">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text:span></text:p>
      <text:p text:style-name="P54"/>
      <text:p text:style-name="P123"><text:span text:style-name="Source_20_Text"><text:span text:style-name="T126">// The "about" action</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about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span text:style-name="Source_20_Text"><text:span text:style-name="T138"> <text:s text:c="13"/></text:span></text:span></text:p>
      <text:p text:style-name="P123"><text:span text:style-name="Source_20_Text"><text:span text:style-name="T139"><text:s text:c="4"/></text:span></text:span><text:span text:style-name="Source_20_Text"><text:span text:style-name="T156">$appNam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8">'HelloWorld'</text:span></text:span><text:span text:style-name="Source_20_Text"><text:span text:style-name="T149">;</text:span></text:span></text:p>
      <text:p text:style-name="P123"><text:span text:style-name="Source_20_Text"><text:span text:style-name="T139"><text:s text:c="4"/></text:span></text:span><text:span text:style-name="Source_20_Text"><text:span text:style-name="T156">$appDescription</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8">'A sample application for the Using Zend Framework 3 book'</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 Return variables to view script with the help of</text:span></text:span></text:p>
      <text:p text:style-name="P123"><text:span text:style-name="Source_20_Text"><text:span text:style-name="T139"><text:s text:c="4"/></text:span></text:span><text:span text:style-name="Source_20_Text"><text:span text:style-name="T126">// ViewModel variable container</text:span></text:span></text:p>
      <text:p text:style-name="P123"><text:span text:style-name="Source_20_Text"><text:span text:style-name="T139"><text:s text:c="4"/></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ViewModel</text:span></text:span><text:span text:style-name="Source_20_Text"><text:span text:style-name="T149">([</text:span></text:span></text:p>
      <text:p text:style-name="P123"><text:span text:style-name="Source_20_Text"><text:span text:style-name="T139"><text:s text:c="8"/></text:span></text:span><text:span text:style-name="Source_20_Text"><text:span text:style-name="T178">'app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56">$appName</text:span></text:span><text:span text:style-name="Source_20_Text"><text:span text:style-name="T149">,</text:span></text:span></text:p>
      <text:p text:style-name="P123"><text:span text:style-name="Source_20_Text"><text:span text:style-name="T139"><text:s text:c="8"/></text:span></text:span><text:span text:style-name="Source_20_Text"><text:span text:style-name="T178">'appDescription'</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56">$appDescription</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Nas linhas 4-5, criamos as variáveis </text:span><text:span text:style-name="Source_20_Text"><text:span text:style-name="T9">$appNam</text:span></text:span><text:span text:style-name="Source_20_Text"><text:span text:style-name="T31">e e</text:span></text:span><text:span text:style-name="T8"> </text:span><text:span text:style-name="Source_20_Text"><text:span text:style-name="T9">$appDescription </text:span></text:span><text:span text:style-name="T8">El</text:span><text:span text:style-name="T44">a</text:span><text:span text:style-name="T8">s armazenam o nome e a descrição do nosso aplicativo, respectivamente.</text:span></text:p>
      <text:p text:style-name="P56"><text:tab/></text:p>
      <text:p text:style-name="P46"><text:span text:style-name="T8"><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 como um array associativo. As chaves d</text:span><text:span text:style-name="T44">o</text:span><text:span text:style-name="T8"> array definem os nomes das variáveis que no retorno estarão acessíveis para visualizar o script.</text:span></text:p>
      <text:p text:style-name="P56"><text:tab/></text:p>
      <text:p text:style-name="P46"><text:soft-page-break/><text:span text:style-name="T8"><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 fornece vários métodos que você pode usar adicionalmente para definir variáveis </text:span><text:span text:style-name="Source_20_Text"><text:span text:style-name="T184">ViewModel </text:span></text:span><text:span text:style-name="Source_20_Text"><text:span text:style-name="T185">e </text:span></text:span><text:span text:style-name="T8">recuperar variáveis </text:span><text:span text:style-name="T30">d</text:span><text:span text:style-name="T8">ela. A tabela 4.5 fornece o resumo dos métodos:</text:span></text:p>
      <text:p text:style-name="P54"/>
      <text:p text:style-name="P137">Tabela 4.5. Métodos da classe ViewModel</text:p>
      <table:table table:name="Tabela13" table:style-name="Tabela13">
        <table:table-column table:style-name="Tabela13.A"/>
        <table:table-column table:style-name="Tabela13.B"/>
        <table:table-header-rows>
          <table:table-row table:style-name="TableLine94112452167536">
            <table:table-cell table:style-name="Tabela13.A1" office:value-type="string">
              <text:p text:style-name="P133"><text:span text:style-name="Emphasis"><text:span text:style-name="T202">Nome do método</text:span></text:span></text:p>
            </table:table-cell>
            <table:table-cell table:style-name="Tabela13.A1" office:value-type="string">
              <text:p text:style-name="P133"><text:span text:style-name="Emphasis"><text:span text:style-name="T202">Descrição</text:span></text:span></text:p>
            </table:table-cell>
          </table:table-row>
        </table:table-header-rows>
        <table:table-row table:style-name="TableLine94112452205344">
          <table:table-cell table:style-name="Tabela13.A1" office:value-type="string">
            <text:p text:style-name="P125"><text:span text:style-name="Source_20_Text"><text:span text:style-name="T204">getVariable($name, $default)</text:span></text:span></text:p>
          </table:table-cell>
          <table:table-cell table:style-name="Tabela13.A1" office:value-type="string">
            <text:p text:style-name="P126">Retorna uma variável por nome (ou valor padrão se a variável não existir).</text:p>
          </table:table-cell>
        </table:table-row>
        <table:table-row table:style-name="TableLine94112452205600">
          <table:table-cell table:style-name="Tabela13.A1" office:value-type="string">
            <text:p text:style-name="P125"><text:span text:style-name="Source_20_Text"><text:span text:style-name="T204">setVariable($name, $value)</text:span></text:span></text:p>
          </table:table-cell>
          <table:table-cell table:style-name="Tabela13.A1" office:value-type="string">
            <text:p text:style-name="P126">Define uma variável.</text:p>
          </table:table-cell>
        </table:table-row>
        <table:table-row table:style-name="TableLine94112452206080">
          <table:table-cell table:style-name="Tabela13.A1" office:value-type="string">
            <text:p text:style-name="P125"><text:span text:style-name="Source_20_Text"><text:span text:style-name="T204">setVariables($variables, $overwrite)</text:span></text:span></text:p>
          </table:table-cell>
          <table:table-cell table:style-name="Tabela13.A1" office:value-type="string">
            <text:p text:style-name="P126">Define um grupo de variáveis, substituindo opcionalmente as existentes.</text:p>
          </table:table-cell>
        </table:table-row>
        <table:table-row table:style-name="TableLine94112452206672">
          <table:table-cell table:style-name="Tabela13.A1" office:value-type="string">
            <text:p text:style-name="P125"><text:span text:style-name="Source_20_Text"><text:span text:style-name="T204">getVariables()</text:span></text:span></text:p>
          </table:table-cell>
          <table:table-cell table:style-name="Tabela13.A1" office:value-type="string">
            <text:p text:style-name="P126">Retorna todas as variáveis <text:span text:style-name="T224">c</text:span>omo um array.</text:p>
          </table:table-cell>
        </table:table-row>
        <table:table-row table:style-name="TableLine94112452207312">
          <table:table-cell table:style-name="Tabela13.A1" office:value-type="string">
            <text:p text:style-name="P125"><text:span text:style-name="Source_20_Text"><text:span text:style-name="T204">clearVariables()</text:span></text:span></text:p>
          </table:table-cell>
          <table:table-cell table:style-name="Tabela13.A1" office:value-type="string">
            <text:p text:style-name="P165">Remove todas as variáveis.</text:p>
          </table:table-cell>
        </table:table-row>
      </table:table>
      <text:p text:style-name="P38"><text:span text:style-name="Source_20_Text"><text:span text:style-name="T149"/></text:span></text:p>
      <text:h text:style-name="P34" text:outline-level="2"><text:bookmark text:name="Expressing_Error_Conditions"/>4.8. Expressando Condições de Erro</text:h>
      <text:p text:style-name="P40"><text:span text:style-name="T8"><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74">4xx</text:span></text:span><text:span text:style-name="T8"> na resposta HTTP e retorna da ação do controlador.</text:span></text:p>
      <text:p text:style-name="P40"><text:span text:style-name="T8"><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8"> . A intenção de tal solicitação é exibir a </text:span><text:span text:style-name="T45">post</text:span><text:span text:style-name="T8">agem do blog com ID=10000. Se a </text:span><text:span text:style-name="T45">post</text:span><text:span text:style-name="T8">agem com esse ID não existir, não podemos exibi-la e usar o código a seguir para definir o código de status 404 (Página não encontrada) para a resposta:</text:span></text:p>
      <text:p text:style-name="P54"/>
      <text:p text:style-name="P123"><text:span text:style-name="Source_20_Text"><text:span text:style-name="T126">// The "view" action displays a blog POST with the given ID</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viewAction</text:span></text:span><text:span text:style-name="Source_20_Text"><text:span text:style-name="T149">()</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Get ID argument from GET</text:span></text:span></text:p>
      <text:p text:style-name="P123"><text:span text:style-name="Source_20_Text"><text:span text:style-name="T139"><text:s text:c="4"/></text:span></text:span><text:span text:style-name="Source_20_Text"><text:span text:style-name="T156">$id</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span text:style-name="Source_20_Text"><text:span text:style-name="T138">int</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Query</text:span></text:span><text:span text:style-name="Source_20_Text"><text:span text:style-name="T149">(</text:span></text:span><text:span text:style-name="Source_20_Text"><text:span text:style-name="T178">'id'</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73">1</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 Validate the argument</text:span></text:span></text:p>
      <text:p text:style-name="P123"><text:span text:style-name="Source_20_Text"><text:span text:style-name="T139"><text:s text:c="4"/></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56">$id</text:span></text:span><text:span text:style-name="Source_20_Text"><text:span text:style-name="T167">&lt;</text:span></text:span><text:span text:style-name="Source_20_Text"><text:span text:style-name="T173">1</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26">// Error condition - we can not display such POST</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setStatusCode</text:span></text:span><text:span text:style-name="Source_20_Text"><text:span text:style-name="T149">(</text:span></text:span><text:span text:style-name="Source_20_Text"><text:span text:style-name="T173">40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26">// Try to find the POST (we omit the actual SQL query for simplicity).</text:span></text:span></text:p>
      <text:p text:style-name="P123"><text:span text:style-name="Source_20_Text"><text:span text:style-name="T139"><text:s text:c="4"/></text:span></text:span><text:span text:style-name="Source_20_Text"><text:span text:style-name="T156">$POS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56">$POST</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26">// Error condition - POST not found</text:span></text:span></text:p>
      <text:p text:style-name="P123"><text:soft-page-break/><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setStatusCode</text:span></text:span><text:span text:style-name="Source_20_Text"><text:span text:style-name="T149">(</text:span></text:span><text:span text:style-name="Source_20_Text"><text:span text:style-name="T173">40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26">// Normal execution</text:span></text:span></text:p>
      <text:p text:style-name="P123"><text:span text:style-name="Source_20_Text"><text:span text:style-name="T139"><text:s text:c="4"/></text:span></text:span><text:span text:style-name="Source_20_Text"><text:span text:style-name="T126">// ...</text:span></text:span></text:p>
      <text:p text:style-name="P123"><text:span text:style-name="Source_20_Text"><text:span text:style-name="T149">}</text:span></text:span></text:p>
      <text:p text:style-name="P40"><text:span text:style-name="T8"><text:tab/>Quando o ZF3 encontra o código de status </text:span><text:span text:style-name="Emphasis"><text:span text:style-name="T74">4xx</text:span></text:span><text:span text:style-name="T8"> em resposta, ele redireciona o usuário para uma </text:span><text:span text:style-name="Emphasis"><text:span text:style-name="T74">página de erro</text:span></text:span><text:span text:style-name="T8"> especial . Falaremos sobre páginas de erro mais adiante neste capítulo.</text:span></text:p>
      <text:p text:style-name="P40"><text:span text:style-name="T8"><text:tab/>Outra maneira de expressar uma condição de erro (crítica) é lançar um </text:span><text:span text:style-name="Source_20_Text"><text:span text:style-name="T9">Exception</text:span></text:span><text:span text:style-name="T8">, por exemplo, assim:</text:span></text:p>
      <text:p text:style-name="P122"><text:span text:style-name="Source_20_Text"><text:span text:style-name="T132">throw</text:span></text:span><text:span text:style-name="Source_20_Text"><text:span text:style-name="T138"> </text:span></text:span><text:span text:style-name="Source_20_Text"><text:span text:style-name="T132">new</text:span></text:span><text:span text:style-name="Source_20_Text"><text:span text:style-name="T138"> </text:span></text:span><text:span text:style-name="Source_20_Text"><text:span text:style-name="T149">\</text:span></text:span><text:span text:style-name="Source_20_Text"><text:span text:style-name="T138">Exception</text:span></text:span><text:span text:style-name="Source_20_Text"><text:span text:style-name="T149">(</text:span></text:span><text:span text:style-name="Source_20_Text"><text:span text:style-name="T178">"POST with ID=$id could not be found"</text:span></text:span><text:span text:style-name="Source_20_Text"><text:span text:style-name="T149">);</text:span></text:span></text:p>
      <text:p text:style-name="P8"/>
      <text:p text:style-name="P1"><text:tab/>Quando o ZF3 encontra uma exceção sem tratamento, ele exibe outra página de erro com as informações sobre a exceção.</text:p>
      <text:h text:style-name="P34" text:outline-level="2"><text:bookmark text:name="Controller_Registration"/>4.9. Registro do Controlador</text:h>
      <text:p text:style-name="P40"><text:span text:style-name="T8"><text:tab/>Todas as classes de controllers pertencentes a um módulo devem ser registradas no arquivo de configuração </text:span><text:span text:style-name="Emphasis"><text:span text:style-name="T74">module.config.php . </text:span></text:span><text:span text:style-name="T8">Caso sua classe controller não precise usar alguns serviços (não possui dependências), você pode registrá-la da seguinte forma:</text:span></text:p>
      <text:p text:style-name="P54"/>
      <text:p text:style-name="P123"><text:span text:style-name="Source_20_Text"><text:span text:style-name="T138">&lt;?php</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ServiceManager</text:span></text:span><text:span text:style-name="Source_20_Text"><text:span text:style-name="T149">\</text:span></text:span><text:span text:style-name="Source_20_Text"><text:span text:style-name="T138">Factory</text:span></text:span><text:span text:style-name="Source_20_Text"><text:span text:style-name="T149">\</text:span></text:span><text:span text:style-name="Source_20_Text"><text:span text:style-name="T138">InvokableFactory</text:span></text:span><text:span text:style-name="Source_20_Text"><text:span text:style-name="T149">;</text:span></text:span></text:p>
      <text:p text:style-name="P164"/>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 ...</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78">'controller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factori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8">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38"> </text:span></text:span><text:span text:style-name="Source_20_Text"><text:span text:style-name="T167">=&gt;</text:span></text:span><text:span text:style-name="Source_20_Text"><text:span text:style-name="T138"> InvokableFactory</text:span></text:span><text:span text:style-name="Source_20_Text"><text:span text:style-name="T149">::</text:span></text:span><text:span text:style-name="Source_20_Text"><text:span text:style-name="T132">class</text:span></text:span></text:p>
      <text:p text:style-name="P123"><text:span text:style-name="Source_20_Text"><text:span text:style-name="T139"><text:s text:c="12"/></text:span></text:span><text:span text:style-name="Source_20_Text"><text:span text:style-name="T126">// Put other controllers registration here</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 ...</text:span></text:span></text:p>
      <text:p text:style-name="P123"><text:span text:style-name="Source_20_Text"><text:span text:style-name="T149">];</text:span></text:span></text:p>
      <text:p text:style-name="P54"/>
      <text:p text:style-name="P40"><text:span text:style-name="T8"><text:tab/>Na linha 7, temos a chave </text:span><text:span text:style-name="Emphasis"><text:span text:style-name="T74">controllers</text:span></text:span><text:span text:style-name="T8"> , que contém a subchave factory </text:span><text:span text:style-name="Emphasis"><text:span text:style-name="T74">. </text:span></text:span><text:span text:style-name="T8">Para registrar uma classe controller, você adiciona a linha na forma de </text:span><text:span text:style-name="T46">par</text:span><text:span text:style-name="T8"> </text:span><text:span text:style-name="Emphasis"><text:span text:style-name="T74">key=&gt;value</text:span></text:span><text:span text:style-name="T8">. A chave deve ser o nome totalmente qualificado da classe do controlador, como </text:span><text:span text:style-name="Source_20_Text"><text:span text:style-name="T9">\Application\Controller\IndexController </text:span></text:span><text:span text:style-name="T8">(podemos usar a palavra-chave PHP </text:span><text:span text:style-name="Source_20_Text"><text:span text:style-name="T9">::class</text:span></text:span><text:span text:style-name="T8"> para resolução do nome da classe), </text:span><text:soft-page-break/><text:span text:style-name="T8">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84">InvokableFactory</text:span></text:span></text:a><text:span text:style-name="T8">, mas você pode criar o seu próprio se precisar.</text:span></text:p>
      <text:p text:style-name="P54"/>
      <text:p text:style-name="P174"><text:span text:style-name="T84"><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89">InvokableFactory</text:span></text:span></text:a><text:span text:style-name="T84">, você diz ao Zend Framework que ele pode invocar o controlador instanciando-o com o </text:span><text:span text:style-name="Source_20_Text"><text:span text:style-name="T85">new</text:span></text:span><text:span text:style-name="T84">operador. Esta é a maneira mais simples de instanciar o controlador. Como alternativa, você pode registrar sua própria fábrica para criar a instância do controlador e injetar dependências no controlador.</text:span></text:p>
      <text:h text:style-name="P24" text:outline-level="3"/>
      <text:h text:style-name="P26" text:outline-level="3"><text:bookmark text:name="Registering_a_Controller_Factory"/>4.9.1. Registrando uma fábrica de controladores</text:h>
      <text:p text:style-name="P40"><text:span text:style-name="T8"><text:tab/>Se sua classe de controlador precisa chamar algum serviço (isso acontece com muita frequência), você precisa solicitar esse serviço do </text:span><text:span text:style-name="Emphasis"><text:span text:style-name="T74">gerenciador</text:span></text:span><text:span text:style-name="T8">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8"> ) e passar esse serviço para o construtor do controlador, e o controlador salva o serviço que você passou em uma propriedade privada para uso interno (isso também chamado de injeção de dependência).</text:span></text:p>
      <text:p text:style-name="P40"><text:span text:style-name="T8"><text:tab/>Esse procedimento normalmente é implementado dentro de uma classe de fábrica. Por exemplo, suponha que nossa classe controladora precise usar algum serviço </text:span><text:span text:style-name="Source_20_Text"><text:span text:style-name="T9">CurrencyConverter</text:span></text:span><text:span text:style-name="T8"> que converta dinheiro de USD </text:span><text:span text:style-name="T47">(dollar)</text:span><text:span text:style-name="T8"> para EUR </text:span><text:span text:style-name="T47">(euro)</text:span><text:span text:style-name="T8">. A classe de fábrica para o nosso controlador terá a seguinte aparência:</text:span></text:p>
      <text:p text:style-name="P54"/>
      <text:p text:style-name="P123"><text:span text:style-name="Source_20_Text"><text:span text:style-name="T138">&lt;?php </text:span></text:span></text:p>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Controller</text:span></text:span><text:span text:style-name="Source_20_Text"><text:span text:style-name="T149">\</text:span></text:span><text:span text:style-name="Source_20_Text"><text:span text:style-name="T138">Factory</text:span></text:span><text:span text:style-name="Source_20_Text"><text:span text:style-name="T149">;</text:span></text:span></text:p>
      <text:p text:style-name="P164"/>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ServiceManager</text:span></text:span><text:span text:style-name="Source_20_Text"><text:span text:style-name="T149">\</text:span></text:span><text:span text:style-name="Source_20_Text"><text:span text:style-name="T138">Factory</text:span></text:span><text:span text:style-name="Source_20_Text"><text:span text:style-name="T149">\</text:span></text:span><text:span text:style-name="Source_20_Text"><text:span text:style-name="T138">FactoryInterface</text:span></text:span><text:span text:style-name="Source_20_Text"><text:span text:style-name="T149">;</text:span></text:span></text:p>
      <text:p text:style-name="P123"><text:span text:style-name="Source_20_Text"><text:span text:style-name="T132">use</text:span></text:span><text:span text:style-name="Source_20_Text"><text:span text:style-name="T138"> Application</text:span></text:span><text:span text:style-name="Source_20_Text"><text:span text:style-name="T149">\</text:span></text:span><text:span text:style-name="Source_20_Text"><text:span text:style-name="T138">Service</text:span></text:span><text:span text:style-name="Source_20_Text"><text:span text:style-name="T149">\</text:span></text:span><text:span text:style-name="Source_20_Text"><text:span text:style-name="T138">CurrencyConverter</text:span></text:span><text:span text:style-name="Source_20_Text"><text:span text:style-name="T149">;</text:span></text:span></text:p>
      <text:p text:style-name="P123"><text:span text:style-name="Source_20_Text"><text:span text:style-name="T132">use</text:span></text:span><text:span text:style-name="Source_20_Text"><text:span text:style-name="T138"> Application</text:span></text:span><text:span text:style-name="Source_20_Text"><text:span text:style-name="T149">\</text:span></text:span><text:span text:style-name="Source_20_Text"><text:span text:style-name="T138">Controller</text:span></text:span><text:span text:style-name="Source_20_Text"><text:span text:style-name="T149">\</text:span></text:span><text:span text:style-name="Source_20_Text"><text:span text:style-name="T138">IndexController</text:span></text:span><text:span text:style-name="Source_20_Text"><text:span text:style-name="T149">;</text:span></text:span></text:p>
      <text:p text:style-name="P164"/>
      <text:p text:style-name="P123"><text:span text:style-name="Source_20_Text"><text:span text:style-name="T126">// Factory class</text:span></text:span></text:p>
      <text:p text:style-name="P123"><text:span text:style-name="Source_20_Text"><text:span text:style-name="T132">class</text:span></text:span><text:span text:style-name="Source_20_Text"><text:span text:style-name="T138"> IndexControllerFactory </text:span></text:span><text:span text:style-name="Source_20_Text"><text:span text:style-name="T132">implements</text:span></text:span><text:span text:style-name="Source_20_Text"><text:span text:style-name="T138"> FactoryInterface</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__invoke</text:span></text:span><text:span text:style-name="Source_20_Text"><text:span text:style-name="T149">(</text:span></text:span><text:span text:style-name="Source_20_Text"><text:span text:style-name="T138">ContainerInterface </text:span></text:span><text:span text:style-name="Source_20_Text"><text:span text:style-name="T156">$container</text:span></text:span><text:span text:style-name="Source_20_Text"><text:span text:style-name="T149">,</text:span></text:span><text:span text:style-name="Source_20_Text"><text:span text:style-name="T138"> </text:span></text:span></text:p>
      <text:p text:style-name="P123"><text:span text:style-name="Source_20_Text"><text:span text:style-name="T139"><text:s text:c="21"/></text:span></text:span><text:span text:style-name="Source_20_Text"><text:span text:style-name="T156">$requestedName</text:span></text:span><text:span text:style-name="Source_20_Text"><text:span text:style-name="T149">,</text:span></text:span><text:span text:style-name="Source_20_Text"><text:span text:style-name="T138"> </text:span></text:span><text:span text:style-name="Source_20_Text"><text:span text:style-name="T132">array</text:span></text:span><text:span text:style-name="Source_20_Text"><text:span text:style-name="T138"> </text:span></text:span><text:span text:style-name="Source_20_Text"><text:span text:style-name="T156">$option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32">null</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26">// Get the instance of CurrencyConverter service from the service manager.</text:span></text:span></text:p>
      <text:p text:style-name="P123"><text:span text:style-name="Source_20_Text"><text:span text:style-name="T139"><text:s text:c="8"/></text:span></text:span><text:span text:style-name="Source_20_Text"><text:span text:style-name="T156">$currencyConverter</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container</text:span></text:span><text:span text:style-name="Source_20_Text"><text:span text:style-name="T167">-&gt;</text:span></text:span><text:span text:style-name="Source_20_Text"><text:span text:style-name="T162">get</text:span></text:span><text:span text:style-name="Source_20_Text"><text:span text:style-name="T149">(</text:span></text:span><text:span text:style-name="Source_20_Text"><text:span text:style-name="T138">CurrencyConvert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26">// Create an instance of the controller and pass the dependency </text:span></text:span></text:p>
      <text:p text:style-name="P123"><text:span text:style-name="Source_20_Text"><text:span text:style-name="T139"><text:s text:c="8"/></text:span></text:span><text:span text:style-name="Source_20_Text"><text:span text:style-name="T126">// to controller's constructor.</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IndexController</text:span></text:span><text:span text:style-name="Source_20_Text"><text:span text:style-name="T149">(</text:span></text:span><text:span text:style-name="Source_20_Text"><text:span text:style-name="T156">$currencyConverter</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1"/>
      <text:p text:style-name="P1"><text:soft-page-break/><text:tab/>Então você registra o controlador da mesma forma, mas especifica a classe de fábrica que acabamos de escrever:</text:p>
      <text:p text:style-name="P1"/>
      <text:p text:style-name="P123"><text:span text:style-name="Source_20_Text"><text:span text:style-name="T138">&lt;?php</text:span></text:span></text:p>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 ...</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78">'controller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factori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8">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38"> </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Factory</text:span></text:span><text:span text:style-name="Source_20_Text"><text:span text:style-name="T149">\</text:span></text:span><text:span text:style-name="Source_20_Text"><text:span text:style-name="T138">IndexControllerFactory</text:span></text:span><text:span text:style-name="Source_20_Text"><text:span text:style-name="T149">::</text:span></text:span><text:span text:style-name="Source_20_Text"><text:span text:style-name="T132">class</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 ...</text:span></text:span></text:p>
      <text:p text:style-name="P123"><text:span text:style-name="Source_20_Text"><text:span text:style-name="T149">];</text:span></text:span></text:p>
      <text:p text:style-name="Quotations"/>
      <text:p text:style-name="P174"><text:span text:style-name="T84"><text:tab/>Se você tem alguma experiência com o Zend Framework 2, pode notar que as coisas agora estão um pouco diferentes do que antes. No ZF2, havia método </text:span><text:span text:style-name="Source_20_Text"><text:span text:style-name="T85">getServiceLocator()</text:span></text:span><text:span text:style-name="T84"> na classe base </text:span><text:span text:style-name="Source_20_Text"><text:span text:style-name="T189">AbstractActionController</text:span></text:span><text:span text:style-name="T84"> permitindo obter dependências do controlador mesmo sem a fábrica. No ZF3, você precisa passar as dependências explicitamente. É um pouco mais chato, mas remove dependências "ocultas" e torna seu código mais claro e fácil de entender.</text:span></text:p>
      <text:h text:style-name="P28" text:outline-level="3"/>
      <text:h text:style-name="P26" text:outline-level="3"><text:bookmark text:name="LazyControllerAbstractFactory"/>4.9.2. LazyControllerAbstractFactory</text:h>
      <text:p text:style-name="P40"><text:span text:style-name="T8"><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84">LazyControllerAbstractFactory</text:span></text:span></text:a><text:span text:style-name="T8">.</text:span></text:p>
      <text:p text:style-name="P54"/>
      <text:p text:style-name="P176"><text:span text:style-name="T84"><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89">LazyControllerAbstractFactory</text:span></text:span></text:a><text:span text:style-name="T84">fábrica usa </text:span><text:span text:style-name="Emphasis"><text:span text:style-name="T96">reflexão</text:span></text:span><text:span text:style-name="T84"> para determinar quais serviços seu controlador deseja usar. Você só precisa </text:span><text:span text:style-name="Emphasis"><text:span text:style-name="T96">digitar</text:span></text:span><text:span text:style-name="T84"> os argumentos do construtor do controlador, e a própria fábrica recuperará os serviços necessários e os passará para o construtor.</text:span></text:p>
      <text:p text:style-name="P54"/>
      <text:p text:style-name="P40"><text:span text:style-name="T8"><text:tab/>Por exemplo, para injetar o serviço </text:span><text:span text:style-name="Source_20_Text"><text:span text:style-name="T9">CurrencyConverter</text:span></text:span><text:span text:style-name="T8"> em seu controlador, certifique-se de que seu construtor tenha a aparência abaixo:</text:span></text:p>
      <text:p text:style-name="P54"/>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Controller</text:span></text:span><text:span text:style-name="Source_20_Text"><text:span text:style-name="T149">;</text:span></text:span></text:p>
      <text:p text:style-name="P123"><text:span text:style-name="Source_20_Text"><text:span text:style-name="T132">use</text:span></text:span><text:span text:style-name="Source_20_Text"><text:span text:style-name="T138"> Application</text:span></text:span><text:span text:style-name="Source_20_Text"><text:span text:style-name="T149">\</text:span></text:span><text:span text:style-name="Source_20_Text"><text:span text:style-name="T138">Service</text:span></text:span><text:span text:style-name="Source_20_Text"><text:span text:style-name="T149">\</text:span></text:span><text:span text:style-name="Source_20_Text"><text:span text:style-name="T138">CurrencyConverter</text:span></text:span><text:span text:style-name="Source_20_Text"><text:span text:style-name="T149">;</text:span></text:span></text:p>
      <text:p text:style-name="P164"/>
      <text:p text:style-name="P123"><text:span text:style-name="Source_20_Text"><text:span text:style-name="T132">class</text:span></text:span><text:span text:style-name="Source_20_Text"><text:span text:style-name="T138"> IndexController </text:span></text:span><text:span text:style-name="Source_20_Text"><text:span text:style-name="T132">extends</text:span></text:span><text:span text:style-name="Source_20_Text"><text:span text:style-name="T138"> AbstractActionController</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Here we will save the service for internal use.</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currencyConverter</text:span></text:span><text:span text:style-name="Source_20_Text"><text:span text:style-name="T149">;</text:span></text:span></text:p>
      <text:p text:style-name="P123"><text:soft-page-break/><text:span text:style-name="Source_20_Text"><text:span text:style-name="T139"><text:s text:c="4"/></text:span></text:span><text:span text:style-name="Source_20_Text"><text:span text:style-name="T126">// Typehint the arguments of constructor to get the dependencies.</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__construct</text:span></text:span><text:span text:style-name="Source_20_Text"><text:span text:style-name="T149">(</text:span></text:span><text:span text:style-name="Source_20_Text"><text:span text:style-name="T138">CurrencyConverter </text:span></text:span><text:span text:style-name="Source_20_Text"><text:span text:style-name="T156">$currencyConverter</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currencyConverter</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currencyConverter</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40"><text:span text:style-name="T8"><text:tab/>Então você registra o controlador da mesma forma, mas especifica afábrica: </text:span><text:span text:style-name="Source_20_Text"><text:span text:style-name="T184">LazyControllerAbstractFactory.</text:span></text:span></text:p>
      <text:p text:style-name="P54"/>
      <text:p text:style-name="P123"><text:span text:style-name="Source_20_Text"><text:span text:style-name="T138">&lt;?php</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Mvc</text:span></text:span><text:span text:style-name="Source_20_Text"><text:span text:style-name="T149">\</text:span></text:span><text:span text:style-name="Source_20_Text"><text:span text:style-name="T138">Controller</text:span></text:span><text:span text:style-name="Source_20_Text"><text:span text:style-name="T149">\</text:span></text:span><text:span text:style-name="Source_20_Text"><text:span text:style-name="T138">LazyControllerAbstractFactory</text:span></text:span><text:span text:style-name="Source_20_Text"><text:span text:style-name="T149">;</text:span></text:span></text:p>
      <text:p text:style-name="P164"/>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 ...</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78">'controller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factori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8">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38"> </text:span></text:span><text:span text:style-name="Source_20_Text"><text:span text:style-name="T167">=&gt;</text:span></text:span><text:span text:style-name="Source_20_Text"><text:span text:style-name="T138"> LazyControllerAbstractFactory</text:span></text:span><text:span text:style-name="Source_20_Text"><text:span text:style-name="T149">::</text:span></text:span><text:span text:style-name="Source_20_Text"><text:span text:style-name="T132">class</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 ...</text:span></text:span></text:p>
      <text:p text:style-name="P123"><text:span text:style-name="Source_20_Text"><text:span text:style-name="T149">];</text:span></text:span></text:p>
      <text:p text:style-name="P1"/>
      <text:h text:style-name="P34" text:outline-level="2"><text:bookmark text:name="When_to_Create_a_New_Controller_"/>4.10. Quando criar um novo controlador?</text:h>
      <text:p text:style-name="P40"><text:span text:style-name="T8"><text:tab/>Quando seu site cresce em tamanho, você deve criar novas classes de controlador em vez de colocar todas as ações em </text:span><text:span text:style-name="Source_20_Text"><text:span text:style-name="T9">IndexController</text:span></text:span><text:span text:style-name="T8">. O controlador de índice é usado para definir as ações que funcionam para todo o site.</text:span></text:p>
      <text:p text:style-name="P54"/>
      <text:p text:style-name="P168"><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0"><text:span text:style-name="T8"><text:tab/>Por exemplo, você pode criar </text:span><text:span text:style-name="Source_20_Text"><text:span text:style-name="T9">UserController </text:span></text:span><text:span text:style-name="T8">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0"><text:soft-page-break/><text:span text:style-name="T8"><text:tab/>Por analogia, você criaria </text:span><text:span text:style-name="Source_20_Text"><text:span text:style-name="T9">PurchaseController</text:span></text:span><text:span text:style-name="T8">e para gerenciar suas ações </text:span><text:span text:style-name="T48">para</text:span><text:span text:style-name="T8"> compras de seus produtos e implementar o carrinho de compras, </text:span><text:span text:style-name="Source_20_Text"><text:span text:style-name="T9">DownloadController</text:span></text:span><text:span text:style-name="T8">e </text:span><text:span text:style-name="T48">para gerenciar </text:span><text:span text:style-name="T8">suas ações downloads de arquivos para o site, etc.</text:span></text:p>
      <text:p text:style-name="P22"/>
      <text:h text:style-name="P34" text:outline-level="2"><text:bookmark text:name="Controller_Plugins"/>4.11. Plug-ins do controlador</text:h>
      <text:p text:style-name="P40"><text:span text:style-name="T8"><text:tab/>Um </text:span><text:span text:style-name="Emphasis"><text:span text:style-name="T74">plugin de controlador</text:span></text:span><text:span text:style-name="T8"> é uma classe que estende a funcionalidade de </text:span><text:span text:style-name="Emphasis"><text:span text:style-name="T74">todos os controladores</text:span></text:span><text:span text:style-name="T8"> de alguma forma.</text:span></text:p>
      <text:p text:style-name="P54"/>
      <text:p text:style-name="P174"><text:span text:style-name="T84"><text:tab/>Sem plugins, para estender a funcionalidade de todos os controladores, você teria que criar uma classe base personalizada, digamos </text:span><text:span text:style-name="Source_20_Text"><text:span text:style-name="T85">BaseController</text:span></text:span><text:span text:style-name="T84">, e derivar outros controladores dessa classe base. Esta forma também pode ser utilizada, mas do ponto de vista dos criadores do ZF3, plugins são a melhor solução, pois utilizam </text:span><text:span text:style-name="Emphasis"><text:span text:style-name="T96">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84">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89">AbstractActionController</text:span></text:span></text:a><text:span text:style-name="T84">a classe base usa o </text:span><text:span text:style-name="Source_20_Text"><text:span text:style-name="T85">__call()</text:span></text:span><text:span text:style-name="T84"> método mágico do PHP para chamadas de proxy para plug-ins de controlador registrados).</text:span></text:p>
      <text:p text:style-name="P114"/>
      <text:p text:style-name="P39"><text:span text:style-name="T219">2) </text:span><text:span text:style-name="Emphasis"><text:span text:style-name="T222">Composição</text:span></text:span><text:span text:style-name="T218"> é um relacionamento entre duas classes que é melhor descrito como um relacionamento "tem-a" e "todo/parte". A classe proprietária contém uma referência a outra classe (plugin). O proprietário é responsável pelo tempo de vida do objeto que detém.</text:span></text:p>
      <text:p text:style-name="P54"/>
      <text:p text:style-name="P40"><text:span text:style-name="T8"><text:tab/>Existem vários plug-ins de controlador padrão disponíveis prontos para uso (tabela 4.6), e já usamos um deles (o </text:span><text:span text:style-name="Source_20_Text"><text:span text:style-name="T184">Params </text:span></text:span><text:span text:style-name="T8">plug-in) em um de nossos exemplos anteriores.</text:span></text:p>
      <text:p text:style-name="P54"/>
      <text:p text:style-name="P137">Tabela 4.6. Plug-ins de controlador padrão</text:p>
      <table:table table:name="Tabela14" table:style-name="Tabela14">
        <table:table-column table:style-name="Tabela14.A"/>
        <table:table-column table:style-name="Tabela14.B"/>
        <table:table-header-rows>
          <table:table-row table:style-name="TableLine94112452437440">
            <table:table-cell table:style-name="Tabela14.A1" office:value-type="string">
              <text:p text:style-name="P133"><text:span text:style-name="Emphasis"><text:span text:style-name="T202">Classe de plug-in padrão</text:span></text:span></text:p>
            </table:table-cell>
            <table:table-cell table:style-name="Tabela14.A1" office:value-type="string">
              <text:p text:style-name="P133"><text:span text:style-name="Emphasis"><text:span text:style-name="T202">Descrição</text:span></text:span></text:p>
            </table:table-cell>
          </table:table-row>
        </table:table-header-rows>
        <table:table-row table:style-name="TableLine94112452459472">
          <table:table-cell table:style-name="Tabela14.A1" office:value-type="string">
            <text:p text:style-name="P125"><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11">Params</text:span></text:span></text:a></text:p>
          </table:table-cell>
          <table:table-cell table:style-name="Tabela14.A1" office:value-type="string">
            <text:p text:style-name="P126">Permite recuperar variáveis da solicitação HTTP, incluindo variáveis GET e POST.</text:p>
          </table:table-cell>
        </table:table-row>
        <table:table-row table:style-name="TableLine94112452459824">
          <table:table-cell table:style-name="Tabela14.A1" office:value-type="string">
            <text:p text:style-name="P125"><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11">Url</text:span></text:span></text:a></text:p>
          </table:table-cell>
          <table:table-cell table:style-name="Tabela14.A1" office:value-type="string">
            <text:p text:style-name="P126">Permite gerar URLs absolutos ou relativos de controladores internos.</text:p>
          </table:table-cell>
        </table:table-row>
        <table:table-row table:style-name="TableLine94112452460352">
          <table:table-cell table:style-name="Tabela14.A1" office:value-type="string">
            <text:p text:style-name="P125"><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11">Layout</text:span></text:span></text:a></text:p>
          </table:table-cell>
          <table:table-cell table:style-name="Tabela14.A1" office:value-type="string">
            <text:p text:style-name="P126">Dá acesso ao modelo de exibição de layout para passar dados para o modelo de layout.</text:p>
          </table:table-cell>
        </table:table-row>
        <table:table-row table:style-name="TableLine94112452460992">
          <table:table-cell table:style-name="Tabela14.A1" office:value-type="string">
            <text:p text:style-name="P125"><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11">Identity</text:span></text:span></text:a></text:p>
          </table:table-cell>
          <table:table-cell table:style-name="Tabela14.A1" office:value-type="string">
            <text:p text:style-name="P126">Retorna a identidade do usuário que fez login no site.</text:p>
          </table:table-cell>
        </table:table-row>
        <table:table-row table:style-name="TableLine94112452461632">
          <table:table-cell table:style-name="Tabela14.A1" office:value-type="string">
            <text:p text:style-name="P125"><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11">FlashMessenger</text:span></text:span></text:a></text:p>
          </table:table-cell>
          <table:table-cell table:style-name="Tabela14.A1" office:value-type="string">
            <text:p text:style-name="P126">Permite definir mensagens "flash" que são armazenadas na sessão e podem ser exibidas em uma página web diferente.</text:p>
          </table:table-cell>
        </table:table-row>
        <table:table-row table:style-name="TableLine94112452462224">
          <table:table-cell table:style-name="Tabela14.A1" office:value-type="string">
            <text:p text:style-name="P125"><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11">Redirect</text:span></text:span></text:a></text:p>
          </table:table-cell>
          <table:table-cell table:style-name="Tabela14.A1" office:value-type="string">
            <text:p text:style-name="P126">Permite redirecionar a solicitação para o método de ação de outro controlador.</text:p>
          </table:table-cell>
        </table:table-row>
        <table:table-row table:style-name="TableLine94112452462864">
          <table:table-cell table:style-name="Tabela14.A1" office:value-type="string">
            <text:p text:style-name="P125"><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11">PostRedirectGet</text:span></text:span></text:a></text:p>
          </table:table-cell>
          <table:table-cell table:style-name="Tabela14.A1" office:value-type="string">
            <text:p text:style-name="P126">Redireciona a solicitação POST, convertendo todas as variáveis <text:span text:style-name="T225">P</text:span>OST para GET.</text:p>
          </table:table-cell>
        </table:table-row>
        <table:table-row table:style-name="TableLine94112452463504">
          <table:table-cell table:style-name="Tabela14.A1" office:value-type="string">
            <text:p text:style-name="P125"><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11">FilePostRedirectGet</text:span></text:span></text:a></text:p>
          </table:table-cell>
          <table:table-cell table:style-name="Tabela14.A1" office:value-type="string">
            <text:p text:style-name="P165">Redireciona a solicitação POST, preservando os arquivos carregados.</text:p>
          </table:table-cell>
        </table:table-row>
      </table:table>
      <text:p text:style-name="P9"/>
      <text:p text:style-name="P1"><text:tab/>Dentro do método de ação do controlador, você acessa um plugin da seguinte forma:</text:p>
      <text:p text:style-name="P123"><text:soft-page-break/><text:span text:style-name="Source_20_Text"><text:span text:style-name="T126">// Access Url plugin</text:span></text:span></text:p>
      <text:p text:style-name="P123"><text:span text:style-name="Source_20_Text"><text:span text:style-name="T156">$urlPlugin</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p>
      <text:p text:style-name="P123"><text:span text:style-name="Source_20_Text"><text:span text:style-name="T126">// Access Layout plugin</text:span></text:span></text:p>
      <text:p text:style-name="P123"><text:span text:style-name="Source_20_Text"><text:span text:style-name="T156">$layoutPlugin</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layout</text:span></text:span><text:span text:style-name="Source_20_Text"><text:span text:style-name="T149">();</text:span></text:span></text:p>
      <text:p text:style-name="P123"><text:span text:style-name="Source_20_Text"><text:span text:style-name="T126">// Access Redirect plugin</text:span></text:span></text:p>
      <text:p text:style-name="P123"><text:span text:style-name="Source_20_Text"><text:span text:style-name="T156">$redirectPlugin</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redirect</text:span></text:span><text:span text:style-name="Source_20_Text"><text:span text:style-name="T149">();</text:span></text:span></text:p>
      <text:p text:style-name="P40"><text:span text:style-name="T8"><text:tab/>Como alternativa, você pode invocar um plug-in por seu nome totalmente qualificado com o método </text:span><text:span text:style-name="Source_20_Text"><text:span text:style-name="T9">plugin()</text:span></text:span><text:span text:style-name="T8"> fornecido pela classe do controlador base, da seguinte forma:</text:span></text:p>
      <text:p text:style-name="P54"/>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Mvc</text:span></text:span><text:span text:style-name="Source_20_Text"><text:span text:style-name="T149">\</text:span></text:span><text:span text:style-name="Source_20_Text"><text:span text:style-name="T138">Controller</text:span></text:span><text:span text:style-name="Source_20_Text"><text:span text:style-name="T149">\</text:span></text:span><text:span text:style-name="Source_20_Text"><text:span text:style-name="T138">Plugin</text:span></text:span><text:span text:style-name="Source_20_Text"><text:span text:style-name="T149">\</text:span></text:span><text:span text:style-name="Source_20_Text"><text:span text:style-name="T138">Url</text:span></text:span><text:span text:style-name="Source_20_Text"><text:span text:style-name="T149">;</text:span></text:span><text:span text:style-name="Source_20_Text"><text:span text:style-name="T138"> </text:span></text:span></text:p>
      <text:p text:style-name="P162"><text:span text:style-name="Source_20_Text"><text:span text:style-name="T139"><text:s/></text:span></text:span></text:p>
      <text:p text:style-name="P123"><text:span text:style-name="Source_20_Text"><text:span text:style-name="T126">// Inside your controller's action use the plugin() method.</text:span></text:span></text:p>
      <text:p text:style-name="P123"><text:span text:style-name="Source_20_Text"><text:span text:style-name="T156">$urlPlugin</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lugin</text:span></text:span><text:span text:style-name="Source_20_Text"><text:span text:style-name="T149">(</text:span></text:span><text:span text:style-name="Source_20_Text"><text:span text:style-name="T138">Url</text:span></text:span><text:span text:style-name="Source_20_Text"><text:span text:style-name="T149">::</text:span></text:span><text:span text:style-name="Source_20_Text"><text:span text:style-name="T132">class</text:span></text:span><text:span text:style-name="Source_20_Text"><text:span text:style-name="T149">);</text:span></text:span></text:p>
      <text:h text:style-name="P24" text:outline-level="3"/>
      <text:h text:style-name="P26" text:outline-level="3"><text:bookmark text:name="Writing_Own_Controller_Plugin"/>4.11.1. Escrevendo o plug-in do próprio controlador</text:h>
      <text:p text:style-name="P54"/>
      <text:p text:style-name="P40"><text:span text:style-name="T8"><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9">AccessPlugin</text:span></text:span><text:span text:style-name="T8">.</text:span></text:p>
      <text:p text:style-name="P40"><text:span text:style-name="T8"><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84">AbstractPlugin</text:span></text:span></text:a><text:span text:style-name="T8">. Plugins normalmente vivem em seu próprio namespace </text:span><text:span text:style-name="Source_20_Text"><text:span text:style-name="T9">Plugin</text:span></text:span><text:span text:style-name="T8">, que está aninhado no namespace </text:span><text:span text:style-name="Source_20_Text"><text:span text:style-name="T9">Controller</text:span></text:span><text:span text:style-name="T8">:</text:span></text:p>
      <text:p text:style-name="P54"/>
      <text:p text:style-name="P123"><text:span text:style-name="Source_20_Text"><text:span text:style-name="T138">&lt;?php</text:span></text:span></text:p>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Controller</text:span></text:span><text:span text:style-name="Source_20_Text"><text:span text:style-name="T149">\</text:span></text:span><text:span text:style-name="Source_20_Text"><text:span text:style-name="T138">Plugin</text:span></text:span><text:span text:style-name="Source_20_Text"><text:span text:style-name="T149">;</text:span></text:span><text:span text:style-name="Source_20_Text"><text:span text:style-name="T138"> </text:span></text:span></text:p>
      <text:p text:style-name="P164"/>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Mvc</text:span></text:span><text:span text:style-name="Source_20_Text"><text:span text:style-name="T149">\</text:span></text:span><text:span text:style-name="Source_20_Text"><text:span text:style-name="T138">Controller</text:span></text:span><text:span text:style-name="Source_20_Text"><text:span text:style-name="T149">\</text:span></text:span><text:span text:style-name="Source_20_Text"><text:span text:style-name="T138">Plugin</text:span></text:span><text:span text:style-name="Source_20_Text"><text:span text:style-name="T149">\</text:span></text:span><text:span text:style-name="Source_20_Text"><text:span text:style-name="T138">AbstractPlugin</text:span></text:span><text:span text:style-name="Source_20_Text"><text:span text:style-name="T149">;</text:span></text:span></text:p>
      <text:p text:style-name="P164"/>
      <text:p text:style-name="P123"><text:span text:style-name="Source_20_Text"><text:span text:style-name="T126">// Plugin class</text:span></text:span></text:p>
      <text:p text:style-name="P123"><text:span text:style-name="Source_20_Text"><text:span text:style-name="T132">class</text:span></text:span><text:span text:style-name="Source_20_Text"><text:span text:style-name="T138"> AccessPlugin </text:span></text:span><text:span text:style-name="Source_20_Text"><text:span text:style-name="T132">extends</text:span></text:span><text:span text:style-name="Source_20_Text"><text:span text:style-name="T138"> AbstractPlugin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This method checks whether user is allowed</text:span></text:span></text:p>
      <text:p text:style-name="P123"><text:span text:style-name="Source_20_Text"><text:span text:style-name="T139"><text:s text:c="4"/></text:span></text:span><text:span text:style-name="Source_20_Text"><text:span text:style-name="T126">// to visit the page </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checkAccess</text:span></text:span><text:span text:style-name="Source_20_Text"><text:span text:style-name="T149">(</text:span></text:span><text:span text:style-name="Source_20_Text"><text:span text:style-name="T156">$actionName</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26">//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Para informar o Zend Framework 3 sobre seu plugin, você precisa registrá-lo em seu arquivo </text:span><text:span text:style-name="Emphasis"><text:span text:style-name="T74">module.config.php</text:span></text:span><text:span text:style-name="T8"> sob a chave </text:span><text:span text:style-name="Source_20_Text"><text:span text:style-name="T9">controller_plugins</text:span></text:span><text:span text:style-name="T8">. Veja abaixo por exemplo:</text:span></text:p>
      <text:p text:style-name="P54"><text:soft-page-break/></text:p>
      <text:p text:style-name="P123"><text:span text:style-name="Source_20_Text"><text:span text:style-name="T138">&lt;?php</text:span></text:span></text:p>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 ... </text:span></text:span></text:p>
      <text:p text:style-name="P162"><text:span text:style-name="Source_20_Text"><text:span text:style-name="T139"><text:s/></text:span></text:span></text:p>
      <text:p text:style-name="P123"><text:span text:style-name="Source_20_Text"><text:span text:style-name="T139"><text:s text:c="4"/></text:span></text:span><text:span text:style-name="Source_20_Text"><text:span text:style-name="T178">'controller_plugi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factori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8">Controller</text:span></text:span><text:span text:style-name="Source_20_Text"><text:span text:style-name="T149">\</text:span></text:span><text:span text:style-name="Source_20_Text"><text:span text:style-name="T138">Plugin</text:span></text:span><text:span text:style-name="Source_20_Text"><text:span text:style-name="T149">\</text:span></text:span><text:span text:style-name="Source_20_Text"><text:span text:style-name="T138">AccessPlugin</text:span></text:span><text:span text:style-name="Source_20_Text"><text:span text:style-name="T149">::</text:span></text:span><text:span text:style-name="Source_20_Text"><text:span text:style-name="T132">class</text:span></text:span><text:span text:style-name="Source_20_Text"><text:span text:style-name="T138"> </text:span></text:span><text:span text:style-name="Source_20_Text"><text:span text:style-name="T167">=&gt;</text:span></text:span><text:span text:style-name="Source_20_Text"><text:span text:style-name="T138"> InvokableFactory</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8"/></text:span></text:span><text:span text:style-name="Source_20_Text"><text:span text:style-name="T178">'alias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access'</text:span></text:span><text:span text:style-name="Source_20_Text"><text:span text:style-name="T138"> </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Plugin</text:span></text:span><text:span text:style-name="Source_20_Text"><text:span text:style-name="T149">\</text:span></text:span><text:span text:style-name="Source_20_Text"><text:span text:style-name="T138">AccessPlugin</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text:span></text:span></text:p>
      <text:p text:style-name="P123"><text:span text:style-name="Source_20_Text"><text:span text:style-name="T139"><text:s text:c="4"/></text:span></text:span><text:span text:style-name="Source_20_Text"><text:span text:style-name="T126">// ...</text:span></text:span></text:p>
      <text:p text:style-name="P123"><text:span text:style-name="Source_20_Text"><text:span text:style-name="T149">];</text:span></text:span></text:p>
      <text:p text:style-name="Quotations"/>
      <text:p text:style-name="P170"><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22"><text:span text:style-name="Source_20_Text"><text:span text:style-name="T128">// Check if site user is allowed to visit the "index" page</text:span></text:span></text:p>
      <text:p text:style-name="P122"><text:span text:style-name="Source_20_Text"><text:span text:style-name="T158">$isAllowed</text:span></text:span><text:span text:style-name="Source_20_Text"><text:span text:style-name="T141"> </text:span></text:span><text:span text:style-name="Source_20_Text"><text:span text:style-name="T168">=</text:span></text:span><text:span text:style-name="Source_20_Text"><text:span text:style-name="T141"> $this</text:span></text:span><text:span text:style-name="Source_20_Text"><text:span text:style-name="T168">-&gt;</text:span></text:span><text:span text:style-name="Source_20_Text"><text:span text:style-name="T163">access</text:span></text:span><text:span text:style-name="Source_20_Text"><text:span text:style-name="T150">()</text:span></text:span><text:span text:style-name="Source_20_Text"><text:span text:style-name="T168">-&gt;</text:span></text:span><text:span text:style-name="Source_20_Text"><text:span text:style-name="T163">checkAccess</text:span></text:span><text:span text:style-name="Source_20_Text"><text:span text:style-name="T150">(</text:span></text:span><text:span text:style-name="Source_20_Text"><text:span text:style-name="T179">'index'</text:span></text:span><text:span text:style-name="Source_20_Text"><text:span text:style-name="T150">);</text:span></text:span></text:p>
      <text:p text:style-name="P22"/>
      <text:h text:style-name="P34"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0"><text:span text:style-name="T8"><text:tab/>No Zend Framework 3, você implementa uma view como um </text:span><text:span text:style-name="Emphasis"><text:span text:style-name="T74">template file</text:span></text:span><text:span text:style-name="T8"> , que é um arquivo com extensão </text:span><text:span text:style-name="Source_20_Text"><text:span text:style-name="T9">.phtml</text:span></text:span><text:span text:style-name="T8"> ("phtml" significa PHP+HTML). Os modelos de visualização têm esse nome porque geralmente contêm código HTML misturado com trechos de código PHP usados para renderizar as páginas da web.</text:span></text:p>
      <text:p text:style-name="P40"><text:span text:style-name="T8"><text:tab/>As visualizações geralmente ficam dentro do subdiretório de </text:span><text:span text:style-name="Emphasis"><text:span text:style-name="T74">visualização</text:span></text:span><text:span text:style-name="T8"> </text:span><text:span text:style-name="T49">(view) </text:span><text:span text:style-name="T8">do módulo (consulte a figura 4.5):</text:span></text:p>
      <text:p text:style-name="P54"/>
      <text:p text:style-name="P54"/>
      <text:p text:style-name="P76"><text:soft-page-break/><text:span text:style-name="T212"><draw:a xlink:type="simple" xlink:href="https://olegkrivtsov.github.io/using-zend-framework-3-book/html/en/images/mvc/views_dir.png" office:target-frame-name="_blank" xlink:show="new"><draw:frame draw:style-name="fr2"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97">Figura 4.5. Ver diretório</text:p>
      <text:p text:style-name="P60"/>
      <text:p text:style-name="P177"><text:span text:style-name="Strong_20_Emphasis"><text:span text:style-name="T95"><text:tab/>Por que os arquivos de modelo de visualização não são armazenados no diretório de origem do módulo?</text:span></text:span></text:p>
      <text:p text:style-name="P177"><text:span text:style-name="T84"><text:tab/>Os modelos de visualização ( </text:span><text:span text:style-name="Source_20_Text"><text:span text:style-name="T85">.phtml</text:span></text:span><text:span text:style-name="T84">arquivos) não são armazenados no </text:span><text:span text:style-name="Source_20_Text"><text:span text:style-name="T85">src/</text:span></text:span><text:span text:style-name="T84">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96">resolvedor</text:span></text:span><text:span text:style-name="T84"> de visualização e, por esse motivo, os modelos de visualização são armazenados no diretório do módulo </text:span><text:span text:style-name="Source_20_Text"><text:span text:style-name="T85">view</text:span></text:span><text:span text:style-name="T84">.</text:span></text:p>
      <text:p text:style-name="P54"/>
      <text:p text:style-name="P40"><text:span text:style-name="T8"><text:tab/>Os modelos de visualização podem ter comportamentos diferentes, com base nas variáveis que você passa para eles </text:span><text:span text:style-name="T50">n</text:span><text:span text:style-name="T8">o método de ação do controlador. Os dados são passados, para os modelos de visualização com a ajuda de um contêiner variável </text:span><text:span text:style-name="Source_20_Text"><text:span text:style-name="T184">ViewModel</text:span></text:span><text:span text:style-name="T8">.</text:span></text:p>
      <text:p text:style-name="P40"><text:span text:style-name="T8"><text:tab/>Por exemplo, vamos implementar o modelo de visualização para o </text:span><text:span text:style-name="Source_20_Text"><text:span text:style-name="T9">aboutAction() </text:span></text:span><text:span text:style-name="Source_20_Text"><text:span text:style-name="T51">do </text:span></text:span><text:span text:style-name="T8">nosso controlador Index. A página </text:span><text:span text:style-name="Emphasis"><text:span text:style-name="T74">Sobre</text:span></text:span><text:span text:style-name="T8"> exibirá o título e algumas informações sobre nosso aplicativo Hello World.</text:span></text:p>
      <text:p text:style-name="P40"><text:span text:style-name="T8"><text:tab/>Para criar o arquivo de modelo de visualização, na janela do NetBeans, navegue até o diretório </text:span><text:span text:style-name="Emphasis"><text:span text:style-name="T74">view/application/index</text:span></text:span><text:span text:style-name="T8"> (veja a figura 4.6) e clique com o botão direito do mouse no nome do diretório "index". No menu de contexto que aparece, selecione o item de menu </text:span><text:span text:style-name="Emphasis"><text:span text:style-name="T74">Novo-&gt;Arquivo PHP....</text:span></text:span></text:p>
      <text:p text:style-name="P77"><text:soft-page-break/><text:span text:style-name="T212"><draw:a xlink:type="simple" xlink:href="https://olegkrivtsov.github.io/using-zend-framework-3-book/html/en/images/mvc/new_php_file.png" office:target-frame-name="_blank" xlink:show="new"><draw:frame draw:style-name="fr3"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98">Figura 4.6. Menu contextual</text:p>
      <text:p text:style-name="P54"/>
      <text:p text:style-name="P40"><text:span text:style-name="T8"><text:tab/>Na caixa de diálogo "New PHP File" que aparece (figura 4.7), digite o nome </text:span><text:span text:style-name="Emphasis"><text:span text:style-name="T74">about.phtml</text:span></text:span><text:span text:style-name="T8"> e clique no botão </text:span><text:span text:style-name="Emphasis"><text:span text:style-name="T74">Finish</text:span></text:span><text:span text:style-name="T8"> .</text:span></text:p>
      <text:p text:style-name="P54"/>
      <text:p text:style-name="P66"><text:span text:style-name="T212"><draw:a xlink:type="simple" xlink:href="https://olegkrivtsov.github.io/using-zend-framework-3-book/html/en/images/mvc/new_php_file_dialog.png" office:target-frame-name="_blank" xlink:show="new"><draw:frame draw:style-name="fr3"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16">Figura 4.7. Menu contextual</text:span></text:p>
      <text:p text:style-name="P54"/>
      <text:p text:style-name="P40"><text:soft-page-break/><text:span text:style-name="T8"><text:tab/>O arquivo de modelo de visualização </text:span><text:span text:style-name="Emphasis"><text:span text:style-name="T74">about.phtml</text:span></text:span><text:span text:style-name="T8"> será criado e exibido no painel direito da janela do NetBeans. Nesse arquivo, digite o seguinte:</text:span></text:p>
      <text:p text:style-name="P54"/>
      <text:p text:style-name="P123"><text:span text:style-name="Source_20_Text"><text:span text:style-name="T149">&lt;</text:span></text:span><text:span text:style-name="Source_20_Text"><text:span text:style-name="T173">h1</text:span></text:span><text:span text:style-name="Source_20_Text"><text:span text:style-name="T149">&gt;</text:span></text:span><text:span text:style-name="Source_20_Text"><text:span text:style-name="T138">About</text:span></text:span><text:span text:style-name="Source_20_Text"><text:span text:style-name="T149">&lt;/</text:span></text:span><text:span text:style-name="Source_20_Text"><text:span text:style-name="T173">h1</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39"><text:s text:c="4"/></text:span></text:span><text:span text:style-name="Source_20_Text"><text:span text:style-name="T138">The Hello World application</text:span></text:span><text:span text:style-name="Source_20_Text"><text:span text:style-name="T149">.</text:span></text:span></text:p>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39"><text:s text:c="4"/></text:span></text:span><text:span text:style-name="Source_20_Text"><text:span text:style-name="T138">Application name</text:span></text:span><text:span text:style-name="Source_20_Text"><text:span text:style-name="T149">:</text:span></text:span><text:span text:style-name="Source_20_Text"><text:span text:style-name="T138"> &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escapeHtml</text:span></text:span><text:span text:style-name="Source_20_Text"><text:span text:style-name="T149">(</text:span></text:span><text:span text:style-name="Source_20_Text"><text:span text:style-name="T156">$appName</text:span></text:span><text:span text:style-name="Source_20_Text"><text:span text:style-name="T149">);</text:span></text:span><text:span text:style-name="Source_20_Text"><text:span text:style-name="T138"> ?&gt;</text:span></text:span></text:p>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39"><text:s text:c="4"/></text:span></text:span><text:span text:style-name="Source_20_Text"><text:span text:style-name="T138">Application description</text:span></text:span><text:span text:style-name="Source_20_Text"><text:span text:style-name="T149">:</text:span></text:span><text:span text:style-name="Source_20_Text"><text:span text:style-name="T138"> &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escapeHtml</text:span></text:span><text:span text:style-name="Source_20_Text"><text:span text:style-name="T149">(</text:span></text:span><text:span text:style-name="Source_20_Text"><text:span text:style-name="T156">$appDescription</text:span></text:span><text:span text:style-name="Source_20_Text"><text:span text:style-name="T149">);</text:span></text:span><text:span text:style-name="Source_20_Text"><text:span text:style-name="T138"> ?&gt;</text:span></text:span><text:span text:style-name="Source_20_Text"><text:span text:style-name="T149">.</text:span></text:span></text:p>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54"/>
      <text:p text:style-name="P40"><text:span text:style-name="T8"><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84">ViewModel</text:span></text:span><text:span text:style-name="T8">. Por exemplo, na linha 8, obtemos o valor da variável </text:span><text:span text:style-name="Source_20_Text"><text:span text:style-name="T9">$appName</text:span></text:span><text:span text:style-name="T8"> e o imprimimos no fluxo de saída padrão.</text:span></text:p>
      <text:p text:style-name="P54"/>
      <text:p text:style-name="P176"><text:span text:style-name="T84"><text:tab/>Dentro do modelo de visualização, você pode acessar facilmente as variáveis </text:span><text:span text:style-name="T90">q</text:span><text:span text:style-name="T84">ue foram passadas da ação do controlador. Por exemplo, para obter o valor da variável de nome do aplicativo, use a sintaxe </text:span><text:span text:style-name="Source_20_Text"><text:span text:style-name="T85">$appName </text:span></text:span><text:span text:style-name="T84">ou </text:span><text:span text:style-name="Source_20_Text"><text:span text:style-name="T85">$this→appName. </text:span></text:span><text:span text:style-name="T84">Essas duas formas de acessar a variável são equivalentes, mas a primeira requer menos escrita, então vamos usá-la no futuro.</text:span></text:p>
      <text:p text:style-name="P54"/>
      <text:p text:style-name="P40"><text:span text:style-name="T8"><text:tab/>Observe que estamos usando o helpe</text:span><text:span text:style-name="T52">r</text:span><text:span text:style-name="T8"> view </text:span><text:span text:style-name="Source_20_Text"><text:span text:style-name="T184">EscapeHtml </text:span></text:span><text:span text:style-name="T8">para </text:span><text:span text:style-name="Emphasis"><text:span text:style-name="T74">escapar</text:span></text:span><text:span text:style-name="T8"> da string impressa na página da Web para tornar o site resistente a ataques de hackers.</text:span></text:p>
      <text:p text:style-name="P54"/>
      <text:p text:style-name="P169"><text:tab/>Você deve sempre escapar variáveis que você imprime em sua página da web. O escape permite ter certeza de que nenhum código malicioso é injetado em sua página.</text:p>
      <text:p text:style-name="P185"/>
      <text:p text:style-name="P174"><text:span text:style-name="T84"><text:tab/>Em seu script de visualização, você também pode usar operações simples de controle de fluxo (como </text:span><text:span text:style-name="Source_20_Text"><text:span text:style-name="T85">if</text:span></text:span><text:span text:style-name="T84">, </text:span><text:span text:style-name="Source_20_Text"><text:span text:style-name="T85">foreach </text:span></text:span><text:span text:style-name="T84">ou </text:span><text:span text:style-name="Source_20_Text"><text:span text:style-name="T85">switch</text:span></text:span><text:span text:style-name="T84">) para tornar a aparência da página diferente dependendo do valor da variável.</text:span></text:p>
      <text:p text:style-name="P54"/>
      <text:p text:style-name="P40"><text:span text:style-name="T8"><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8">" na barra de navegação do seu navegador. A página </text:span><text:span text:style-name="Emphasis"><text:span text:style-name="T74">Sobre</text:span></text:span><text:span text:style-name="T8"> deve aparecer (veja a figura 4.8</text:span><text:span text:style-name="T53">).</text:span><text:span text:style-name="T8"> </text:span><text:span text:style-name="T53">O </text:span><text:span text:style-name="T8">URL </text:span><text:a xlink:type="simple" xlink:href="http://localhost/application/about" text:style-name="Internet_20_link" text:visited-style-name="Visited_20_Internet_20_Link"><text:span text:style-name="T1">http://localhost/application/about</text:span></text:a><text:span text:style-name="T8"> <text:s/>na barra de navegação do seu navegador. <text:s/></text:span></text:p>
      <text:p text:style-name="P75"><text:soft-page-break/><text:span text:style-name="T212"><draw:a xlink:type="simple" xlink:href="https://olegkrivtsov.github.io/using-zend-framework-3-book/html/en/images/mvc/about_page.png" office:target-frame-name="_blank" xlink:show="new"><draw:frame draw:style-name="fr3"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99">Figura 4.8. Sobre a página</text:p>
      <text:p text:style-name="P62"/>
      <text:p text:style-name="P168"><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2"/>
      <text:h text:style-name="P34" text:outline-level="2"><text:bookmark text:name="View_Helpers"/>4.13. Ver auxiliares</text:h>
      <text:p text:style-name="P40"><text:span text:style-name="T8"><text:tab/>Um </text:span><text:span text:style-name="Emphasis"><text:span text:style-name="T74">auxiliar de visualização</text:span></text:span><text:span text:style-name="T8">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4">(c</text:span><text:span text:style-name="T8">omo menus, barras de navegação etc.) para suas páginas da web.</text:span></text:p>
      <text:p text:style-name="P54"/>
      <text:p text:style-name="P170"><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137"><text:soft-page-break/>Tabela 4.7. Auxiliares de visualização padrão</text:p>
      <table:table table:name="Tabela15" table:style-name="Tabela15">
        <table:table-column table:style-name="Tabela15.A"/>
        <table:table-column table:style-name="Tabela15.B"/>
        <table:table-header-rows>
          <table:table-row table:style-name="TableLine94112452565520">
            <table:table-cell table:style-name="Tabela15.A1" office:value-type="string">
              <text:p text:style-name="P133"><text:span text:style-name="Emphasis"><text:span text:style-name="T202">Classe de plug-in padrão</text:span></text:span></text:p>
            </table:table-cell>
            <table:table-cell table:style-name="Tabela15.A1" office:value-type="string">
              <text:p text:style-name="P133"><text:span text:style-name="Emphasis"><text:span text:style-name="T202">Descrição</text:span></text:span></text:p>
            </table:table-cell>
          </table:table-row>
        </table:table-header-rows>
        <table:table-row table:style-name="TableLine94112452675008">
          <table:table-cell table:style-name="Tabela15.A1" office:value-type="string">
            <text:p text:style-name="P125"><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11">BasePath</text:span></text:span></text:a></text:p>
          </table:table-cell>
          <table:table-cell table:style-name="Tabela15.A1" office:value-type="string">
            <text:p text:style-name="P125"><text:span text:style-name="T203">Permite recuperar o caminho base para o aplicativo da web, que é o caminho absoluto para </text:span><text:span text:style-name="Source_20_Text"><text:span text:style-name="T204">APP_DIR</text:span></text:span><text:span text:style-name="T203">.</text:span></text:p>
          </table:table-cell>
        </table:table-row>
        <table:table-row table:style-name="TableLine94112452675696">
          <table:table-cell table:style-name="Tabela15.A1" office:value-type="string">
            <text:p text:style-name="P125"><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1">Url</text:span></text:span></text:a></text:p>
          </table:table-cell>
          <table:table-cell table:style-name="Tabela15.A1" office:value-type="string">
            <text:p text:style-name="P126">Permite gerar endereços de URL absolutos ou relativos a partir de modelos de visualização interna.</text:p>
          </table:table-cell>
        </table:table-row>
        <table:table-row table:style-name="TableLine94112452676336">
          <table:table-cell table:style-name="Tabela15.A1" office:value-type="string">
            <text:p text:style-name="P125"><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11">ServerUrl</text:span></text:span></text:a></text:p>
          </table:table-cell>
          <table:table-cell table:style-name="Tabela15.A1" office:value-type="string">
            <text:p text:style-name="P126">Recupera o URL da solicitação atual.</text:p>
          </table:table-cell>
        </table:table-row>
        <table:table-row table:style-name="TableLine94112452676976">
          <table:table-cell table:style-name="Tabela15.A1" office:value-type="string">
            <text:p text:style-name="P125"><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11">Doctype</text:span></text:span></text:a></text:p>
          </table:table-cell>
          <table:table-cell table:style-name="Tabela15.A1" office:value-type="string">
            <text:p text:style-name="P126">Auxiliar para configurar e recuperar o elemento HTML doctype da página web.</text:p>
          </table:table-cell>
        </table:table-row>
        <table:table-row table:style-name="TableLine94112452677616">
          <table:table-cell table:style-name="Tabela15.A1" office:value-type="string">
            <text:p text:style-name="P125"><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11">HeadTitle</text:span></text:span></text:a></text:p>
          </table:table-cell>
          <table:table-cell table:style-name="Tabela15.A1" office:value-type="string">
            <text:p text:style-name="P126">Auxiliar para definir o elemento HTML title da página web.</text:p>
          </table:table-cell>
        </table:table-row>
        <table:table-row table:style-name="TableLine94112452678208">
          <table:table-cell table:style-name="Tabela15.A1" office:value-type="string">
            <text:p text:style-name="P125"><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11">HtmlList</text:span></text:span></text:a></text:p>
          </table:table-cell>
          <table:table-cell table:style-name="Tabela15.A1" office:value-type="string">
            <text:p text:style-name="P126">Auxiliar para geração de listas HTML ordenadas e não ordenadas.</text:p>
          </table:table-cell>
        </table:table-row>
        <table:table-row table:style-name="TableLine94112452678848">
          <table:table-cell table:style-name="Tabela15.A1" office:value-type="string">
            <text:p text:style-name="P125"><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11">ViewModel</text:span></text:span></text:a></text:p>
          </table:table-cell>
          <table:table-cell table:style-name="Tabela15.A1" office:value-type="string">
            <text:p text:style-name="P126">Auxiliar para armazenar e recuperar o modelo de exibição</text:p>
          </table:table-cell>
        </table:table-row>
        <table:table-row table:style-name="TableLine94112452679488">
          <table:table-cell table:style-name="Tabela15.A1" office:value-type="string">
            <text:p text:style-name="P125"><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11">Layout</text:span></text:span></text:a></text:p>
          </table:table-cell>
          <table:table-cell table:style-name="Tabela15.A1" office:value-type="string">
            <text:p text:style-name="P126">Recupera a visualização do modelo de layout.</text:p>
          </table:table-cell>
        </table:table-row>
        <table:table-row table:style-name="TableLine94112452680128">
          <table:table-cell table:style-name="Tabela15.A1" office:value-type="string">
            <text:p text:style-name="P125"><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11">Partial</text:span></text:span></text:a></text:p>
          </table:table-cell>
          <table:table-cell table:style-name="Tabela15.A1" office:value-type="string">
            <text:p text:style-name="P126">Permite renderizar um modelo de visualização "parcial".</text:p>
          </table:table-cell>
        </table:table-row>
        <table:table-row table:style-name="TableLine94112452680768">
          <table:table-cell table:style-name="Tabela15.A1" office:value-type="string">
            <text:p text:style-name="P125"><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11">InlineScript</text:span></text:span></text:a></text:p>
          </table:table-cell>
          <table:table-cell table:style-name="Tabela15.A1" office:value-type="string">
            <text:p text:style-name="P126">Auxiliar para definir e recuperar elementos de script para inclusão na seção de corpo HTML.</text:p>
          </table:table-cell>
        </table:table-row>
        <table:table-row table:style-name="TableLine94112452681568">
          <table:table-cell table:style-name="Tabela15.A1" office:value-type="string">
            <text:p text:style-name="P125"><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11">Identity</text:span></text:span></text:a></text:p>
          </table:table-cell>
          <table:table-cell table:style-name="Tabela15.A1" office:value-type="string">
            <text:p text:style-name="P126">Visualize o ajudante para recuperar a identidade do usuário autenticado.</text:p>
          </table:table-cell>
        </table:table-row>
        <table:table-row table:style-name="TableLine94112452682368">
          <table:table-cell table:style-name="Tabela15.A1" office:value-type="string">
            <text:p text:style-name="P125"><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11">FlashMessenger</text:span></text:span></text:a></text:p>
          </table:table-cell>
          <table:table-cell table:style-name="Tabela15.A1" office:value-type="string">
            <text:p text:style-name="P126">Permite recuperar as mensagens "flash" armazenadas na sessão.</text:p>
          </table:table-cell>
        </table:table-row>
        <table:table-row table:style-name="TableLine94112452683168">
          <table:table-cell table:style-name="Tabela15.A1" office:value-type="string">
            <text:p text:style-name="P125"><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11">EscapeHtml</text:span></text:span></text:a></text:p>
          </table:table-cell>
          <table:table-cell table:style-name="Tabela15.A1" office:value-type="string">
            <text:p text:style-name="P165">Permite escapar de uma variável enviada para uma página da web.</text:p>
          </table:table-cell>
        </table:table-row>
      </table:table>
      <text:p text:style-name="P102"/>
      <text:p text:style-name="P40"><text:span text:style-name="T8"><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84">HeadTitle</text:span></text:span></text:a><text:span text:style-name="T8">auxiliar de visualização. Por exemplo, você pode definir o título da página </text:span><text:span text:style-name="Emphasis"><text:span text:style-name="T74">Sobre</text:span></text:span><text:span text:style-name="T8"> adicionando o seguinte código PHP no início do modelo de visualização </text:span><text:span text:style-name="Emphasis"><text:span text:style-name="T74">about.phtml</text:span></text:span><text:span text:style-name="T8"> :</text:span></text:p>
      <text:p text:style-name="P54"/>
      <text:p text:style-name="P122"><text:span text:style-name="Source_20_Text"><text:span text:style-name="T138">&lt;?php</text:span></text:span></text:p>
      <text:p text:style-name="P122"><text:span text:style-name="Source_20_Text"><text:span text:style-name="T138">$this</text:span></text:span><text:span text:style-name="Source_20_Text"><text:span text:style-name="T167">-&gt;</text:span></text:span><text:span text:style-name="Source_20_Text"><text:span text:style-name="T162">headTitle</text:span></text:span><text:span text:style-name="Source_20_Text"><text:span text:style-name="T149">(</text:span></text:span><text:span text:style-name="Source_20_Text"><text:span text:style-name="T178">'About'</text:span></text:span><text:span text:style-name="Source_20_Text"><text:span text:style-name="T149">);</text:span></text:span></text:p>
      <text:p text:style-name="P122"><text:span text:style-name="Source_20_Text"><text:span text:style-name="T138">?&gt;</text:span></text:span></text:p>
      <text:p text:style-name="P54"/>
      <text:p text:style-name="P40"><text:span text:style-name="T8"><text:tab/>No código acima, chamamos o auxiliar de visualização </text:span><text:span text:style-name="Source_20_Text"><text:span text:style-name="T184">HeadTitle</text:span></text:span><text:span text:style-name="T8"> e passamos a string de título da página ("Sobre") como argumento. O auxiliar </text:span><text:span text:style-name="T55">de </text:span><text:span text:style-name="T8">visualização </text:span><text:span text:style-name="Source_20_Text"><text:span text:style-name="T184">HeadTitle</text:span></text:span><text:span text:style-name="T8"> define internamente o texto para o </text:span><text:span text:style-name="Source_20_Text"><text:span text:style-name="T9">&lt;title&gt; </text:span></text:span><text:span text:style-name="T8">elemento HTML de sua página da web. Em seguida, se você abrir a página </text:span><text:span text:style-name="Emphasis"><text:span text:style-name="T74">Sobre</text:span></text:span><text:span text:style-name="T8"> em seu navegador da Web, o título da página será semelhante a "Sobre - ZF Skeleton Application" (veja a figura 4.9 abaixo para obter um exemplo):</text:span></text:p>
      <text:p text:style-name="P66"><text:soft-page-break/><text:span text:style-name="T212"><draw:a xlink:type="simple" xlink:href="https://olegkrivtsov.github.io/using-zend-framework-3-book/html/en/images/mvc/about_title.png" office:target-frame-name="_blank" xlink:show="new"><draw:frame draw:style-name="fr3"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16">Figura 4.9. Configurando o título da página para a página Sobre</text:span></text:p>
      <text:p text:style-name="Quotations"/>
      <text:p text:style-name="P174"><text:span text:style-name="T84"><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84"> .</text:span></text:p>
      <text:p text:style-name="P22"/>
      <text:h text:style-name="P36" text:outline-level="2"><text:bookmark text:name="View_Template_Names"/>4.14. Ver nomes de modelos</text:h>
      <text:p text:style-name="P110"><text:tab/></text:p>
      <text:p text:style-name="P47"><text:span text:style-name="T114"><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2">ViewModel</text:span></text:span></text:a><text:span text:style-name="T114">container variável do método de ação do seu controlador, Zend Framework de alguma forma sabe o nome do arquivo de modelo de visualização correspondente. Por exemplo, para o </text:span><text:span text:style-name="Source_20_Text"><text:span text:style-name="T112">IndexController</text:span></text:span><text:span text:style-name="T114">método do </text:span><text:span text:style-name="Source_20_Text"><text:span text:style-name="T112">aboutAction()</text:span></text:span><text:span text:style-name="T114">seu , o ZF3 usa automaticamente o modelo de visualização </text:span><text:span text:style-name="Emphasis"><text:span text:style-name="T109">about.phtml</text:span></text:span><text:span text:style-name="T114"> .</text:span></text:p>
      <text:p text:style-name="P109"/>
      <text:p text:style-name="P174"><text:span text:style-name="T110"><text:tab/>O ZF3 determina o nome correto do modelo de visualização pelo nome do módulo, nome do controlador e nome da ação. Por exemplo, </text:span><text:span text:style-name="Source_20_Text"><text:span text:style-name="T113">IndexController::aboutAction()</text:span></text:span><text:span text:style-name="T110">a ação pertencente ao </text:span><text:span text:style-name="Source_20_Text"><text:span text:style-name="T113">Application</text:span></text:span><text:span text:style-name="T110">módulo terá o </text:span><text:span text:style-name="Source_20_Text"><text:span text:style-name="T113">application/index/about.phtml</text:span></text:span><text:span text:style-name="T110">modelo de visualização por padrão.</text:span></text:p>
      <text:p text:style-name="P185"/>
      <text:p text:style-name="P176"><text:span text:style-name="T110"><text:tab/>Se o seu controlador ou nome de ação consiste em várias palavras em maiúsculas (como </text:span><text:span text:style-name="Source_20_Text"><text:span text:style-name="T113">UserRegistrationController</text:span></text:span><text:span text:style-name="T110">e </text:span><text:span text:style-name="Source_20_Text"><text:span text:style-name="T113">registrationStep1Action</text:span></text:span><text:span text:style-name="T110">), o modelo de visualização correspondente será </text:span><text:span text:style-name="Emphasis"><text:span text:style-name="T111">application/user-registration/registration-step-1.phtml</text:span></text:span><text:span text:style-name="T110"> (os nomes em maiúsculas são convertidos em minúsculas e as palavras são separadas por travessões).</text:span></text:p>
      <text:h text:style-name="P29" text:outline-level="3"/>
      <text:p text:style-name="P17"/>
      <text:h text:style-name="P26" text:outline-level="3"><text:bookmark text:name="Overriding_Default_View_Template_Name"/>4.14.1. Substituindo o nome do modelo de visualização padrão</text:h>
      <text:p text:style-name="P40"><text:span text:style-name="T8"><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classe é mais do que apenas um contêiner de variáveis. Além disso, permite especificar qual modelo de visualização deve ser usado para renderização de página. O resumo dos métodos previstos para este fim é apresentado na tabela 4.8.</text:span></text:p>
      <text:p text:style-name="P54"/>
      <text:p text:style-name="P137"><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112452436736">
            <table:table-cell table:style-name="Tabela16.A1" office:value-type="string">
              <text:p text:style-name="P133"><text:span text:style-name="Emphasis"><text:span text:style-name="T202">Nome do método</text:span></text:span></text:p>
            </table:table-cell>
            <table:table-cell table:style-name="Tabela16.A1" office:value-type="string">
              <text:p text:style-name="P133"><text:span text:style-name="Emphasis"><text:span text:style-name="T202">Descrição</text:span></text:span></text:p>
            </table:table-cell>
          </table:table-row>
        </table:table-header-rows>
        <table:table-row table:style-name="TableLine94112452772080">
          <table:table-cell table:style-name="Tabela16.A1" office:value-type="string">
            <text:p text:style-name="P125"><text:span text:style-name="Source_20_Text"><text:span text:style-name="T204">setTemplate()</text:span></text:span></text:p>
          </table:table-cell>
          <table:table-cell table:style-name="Tabela16.A1" office:value-type="string">
            <text:p text:style-name="P126">Define o nome do modelo de exibição.</text:p>
          </table:table-cell>
        </table:table-row>
        <table:table-row table:style-name="TableLine94112452772432">
          <table:table-cell table:style-name="Tabela16.A1" office:value-type="string">
            <text:p text:style-name="P125"><text:span text:style-name="Source_20_Text"><text:span text:style-name="T204">getTemplate()</text:span></text:span></text:p>
          </table:table-cell>
          <table:table-cell table:style-name="Tabela16.A1" office:value-type="string">
            <text:p text:style-name="P165">Retorna o nome do modelo de visualização.</text:p>
          </table:table-cell>
        </table:table-row>
      </table:table>
      <text:p text:style-name="P102"/>
      <text:p text:style-name="P52"><text:span text:style-name="T8"><text:tab/></text:span><text:span text:style-name="T99">Para definir o nome do modelo de exibição, você usa o </text:span><text:span text:style-name="Source_20_Text"><text:span text:style-name="T100">setTemplate()</text:span></text:span><text:span text:style-name="T99">método. O </text:span><text:span text:style-name="Source_20_Text"><text:span text:style-name="T100">getTemplate()</text:span></text:span><text:span text:style-name="T99">método retorna o nome do modelo de exibição atualmente definido para o modelo de exibição.</text:span></text:p>
      <text:p text:style-name="P52"><text:span text:style-name="T99"><text:tab/>O exemplo de código a seguir mostra como você pode chamar o </text:span><text:span text:style-name="Source_20_Text"><text:span text:style-name="T100">setTemplate()</text:span></text:span><text:span text:style-name="T99"> método do método de sua </text:span><text:span text:style-name="Source_20_Text"><text:span text:style-name="T100">IndexController</text:span></text:span><text:span text:style-name="T99">classe </text:span><text:span text:style-name="Source_20_Text"><text:span text:style-name="T100">indexAction()</text:span></text:span><text:span text:style-name="T99">para forçar o ZF3 a usar o arquivo de modelo de visualização </text:span><text:span text:style-name="Emphasis"><text:span text:style-name="T101">about.phtml</text:span></text:span><text:span text:style-name="T99"> para renderizar a página </text:span><text:span text:style-name="Emphasis"><text:span text:style-name="T101">inicial</text:span></text:span><text:span text:style-name="T99"> , em vez do arquivo </text:span><text:span text:style-name="Emphasis"><text:span text:style-name="T101">index.phtml</text:span></text:span><text:span text:style-name="T99"> :</text:span></text:p>
      <text:p text:style-name="P54"/>
      <text:p text:style-name="P123"><text:span text:style-name="Source_20_Text"><text:span text:style-name="T126">// Index action renders the Home page of your site.</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index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span text:style-name="Source_20_Text"><text:span text:style-name="T138"> <text:s text:c="3"/></text:span></text:span></text:p>
      <text:p text:style-name="P123"><text:span text:style-name="Source_20_Text"><text:span text:style-name="T139"><text:s text:c="8"/></text:span></text:span><text:span text:style-name="Source_20_Text"><text:span text:style-name="T126">// Use a different view template for rendering the page.</text:span></text:span></text:p>
      <text:p text:style-name="P123"><text:span text:style-name="Source_20_Text"><text:span text:style-name="T139"><text:s text:c="8"/></text:span></text:span><text:span text:style-name="Source_20_Text"><text:span text:style-name="T156">$viewModel</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32">new</text:span></text:span><text:span text:style-name="Source_20_Text"><text:span text:style-name="T138"> ViewModel</text:span></text:span><text:span text:style-name="Source_20_Text"><text:span text:style-name="T149">();</text:span></text:span></text:p>
      <text:p text:style-name="P123"><text:span text:style-name="Source_20_Text"><text:span text:style-name="T139"><text:s text:c="8"/></text:span></text:span><text:span text:style-name="Source_20_Text"><text:span text:style-name="T156">$viewModel</text:span></text:span><text:span text:style-name="Source_20_Text"><text:span text:style-name="T167">-&gt;</text:span></text:span><text:span text:style-name="Source_20_Text"><text:span text:style-name="T162">setTemplate</text:span></text:span><text:span text:style-name="Source_20_Text"><text:span text:style-name="T149">(</text:span></text:span><text:span text:style-name="Source_20_Text"><text:span text:style-name="T178">'application/index/about'</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56">$viewModel</text:span></text:span><text:span text:style-name="Source_20_Text"><text:span text:style-name="T149">;</text:span></text:span></text:p>
      <text:p text:style-name="P123"><text:span text:style-name="Source_20_Text"><text:span text:style-name="T149">}</text:span></text:span></text:p>
      <text:p text:style-name="P54"/>
      <text:p text:style-name="P52"><text:span text:style-name="T8"><text:tab/></text:span><text:span text:style-name="T99">No código acima, criamos uma nova instância da </text:span><text:span text:style-name="Source_20_Text"><text:span text:style-name="T100">ViewModel</text:span></text:span><text:span text:style-name="T99">classe como de costume (linha 5).</text:span></text:p>
      <text:p text:style-name="P52"><text:span text:style-name="T99"><text:tab/>Em seguida, chamamos o </text:span><text:span text:style-name="Source_20_Text"><text:span text:style-name="T100">setTemplate()</text:span></text:span><text:span text:style-name="T99">método no objeto do modelo de visualização (linha 6) e passamos o nome do nome do modelo de visualização como seu argumento. O nome do modelo de exibição é, na verdade, um caminho relativo para o </text:span><text:span text:style-name="Source_20_Text"><text:span text:style-name="T100">about.phtml</text:span></text:span><text:span text:style-name="T99">arquivo, menos a extensão do arquivo.</text:span></text:p>
      <text:p text:style-name="P12"><text:tab/>Por fim, retornamos o objeto view model do método action (linha 7).</text:p>
      <text:p text:style-name="P11"/>
      <text:p text:style-name="P174"><text:span text:style-name="T84"><text:tab/></text:span><text:span text:style-name="T102">No entanto, chamar o </text:span><text:span text:style-name="Source_20_Text"><text:span text:style-name="T103">setTemplate()</text:span></text:span><text:span text:style-name="T102">método em cada método de ação é opcional. Se você não fizer isso, o ZF3 determinará o nome do modelo de visualização automaticamente concatenando o nome do módulo atual, o nome do controlador e o nome do método de ação.</text:span></text:p>
      <text:p text:style-name="P22"/>
      <text:h text:style-name="P34" text:outline-level="2"><text:bookmark text:name="View_Resolver"/>4.15. Ver Resolvedor</text:h>
      <text:p text:style-name="P40"><text:span text:style-name="T8"><text:tab/></text:span><text:span text:style-name="T99">Quando Zend Framework tem o nome do template, resta apenas determinar o caminho absoluto para o arquivo </text:span><text:span text:style-name="Emphasis"><text:span text:style-name="T101">.phtml correspondente. </text:span></text:span><text:span text:style-name="T99">Isso também é chamado de </text:span><text:span text:style-name="Emphasis"><text:span text:style-name="T101">modelo de exibição resolvendo</text:span></text:span><text:span text:style-name="T99"> . Os modelos de visualização são resolvidos com a classe especial do Zend Framework chamada de </text:span><text:span text:style-name="Emphasis"><text:span text:style-name="T101">resolvedor de visualização</text:span></text:span><text:span text:style-name="T99"> .</text:span></text:p>
      <text:p text:style-name="P40"><text:span text:style-name="T99">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191">TemplatePathStack</text:span></text:span></text:a><text:span text:style-name="T99">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191">TemplateMapResolver</text:span></text:span></text:a><text:span text:style-name="T99">. Ambos os resolvedores usam um nome de modelo de visualização como entrada e retornam o caminho para visualizar o arquivo de modelo como saída. O nome do</text:span><text:span text:style-name="T8"> modelo geralmente é composto pelo nome do módulo seguido pelo nome do controlador seguido pelo nome do </text:span><text:soft-page-break/><text:span text:style-name="T8">modelo, como "aplicativo/índice/sobre", "aplicativo/índice/índice". Uma exceção é "layout/layout", que não inclui o nome do módulo.</text:span></text:p>
      <text:list xml:id="list2871000175" text:style-name="L4">
        <text:list-item>
          <text:p text:style-name="P250"><text:span text:style-name="T8">O </text:span><text:span text:style-name="Emphasis"><text:span text:style-name="T74">resolvedor de mapa de modelo</text:span></text:span><text:span text:style-name="T8">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267"><text:span text:style-name="T8">O </text:span><text:span text:style-name="Emphasis"><text:span text:style-name="T74">resolvedor de pilha de caminho de modelo</text:span></text:span><text:span text:style-name="T8"> assume que o nome do modelo de exibição pode ser mapeado para a estrutura de diretórios. Por exemplo, o nome do modelo "application/index/about" mapeia para </text:span><text:span text:style-name="Emphasis"><text:span text:style-name="T74">APP_DIR/module/Application/view/application/index/about.phtml</text:span></text:span><text:span text:style-name="T8"> . Desta forma é mais simples, porque você não precisa manter nenhum mapa.</text:span></text:p>
        </text:list-item>
      </text:list>
      <text:p text:style-name="P40"><text:span text:style-name="T8"><text:tab/>As configurações do resolvedor de visualização são armazenadas dentro do seu arquivo </text:span><text:span text:style-name="Emphasis"><text:span text:style-name="T74">module.config.php</text:span></text:span><text:span text:style-name="T8"> sob a chave </text:span><text:span text:style-name="Emphasis"><text:span text:style-name="T74">view_manager</text:span></text:span><text:span text:style-name="T8"> :</text:span></text:p>
      <text:p text:style-name="P54"/>
      <text:p text:style-name="P123"><text:span text:style-name="Source_20_Text"><text:span text:style-name="T138">&lt;?php</text:span></text:span></text:p>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78">'view_manager'</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26">//...</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78">'template_map'</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layout/layout'</text:span></text:span><text:span text:style-name="Source_20_Text"><text:span text:style-name="T138"> <text:s text:c="10"/></text:span></text:span><text:span text:style-name="Source_20_Text"><text:span text:style-name="T167">=&gt;</text:span></text:span><text:span text:style-name="Source_20_Text"><text:span text:style-name="T138"> </text:span></text:span><text:span text:style-name="Source_20_Text"><text:span text:style-name="T173">__DIR__</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view/layout/layout.phtml'</text:span></text:span><text:span text:style-name="Source_20_Text"><text:span text:style-name="T149">,</text:span></text:span></text:p>
      <text:p text:style-name="P123"><text:span text:style-name="Source_20_Text"><text:span text:style-name="T139"><text:s text:c="12"/></text:span></text:span><text:span text:style-name="Source_20_Text"><text:span text:style-name="T178">'application/index/index'</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__DIR__</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view/application/index/index.phtml'</text:span></text:span><text:span text:style-name="Source_20_Text"><text:span text:style-name="T149">,</text:span></text:span></text:p>
      <text:p text:style-name="P123"><text:span text:style-name="Source_20_Text"><text:span text:style-name="T139"><text:s text:c="12"/></text:span></text:span><text:span text:style-name="Source_20_Text"><text:span text:style-name="T178">'error/404'</text:span></text:span><text:span text:style-name="Source_20_Text"><text:span text:style-name="T138"> <text:s text:c="14"/></text:span></text:span><text:span text:style-name="Source_20_Text"><text:span text:style-name="T167">=&gt;</text:span></text:span><text:span text:style-name="Source_20_Text"><text:span text:style-name="T138"> </text:span></text:span><text:span text:style-name="Source_20_Text"><text:span text:style-name="T173">__DIR__</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view/error/404.phtml'</text:span></text:span><text:span text:style-name="Source_20_Text"><text:span text:style-name="T149">,</text:span></text:span></text:p>
      <text:p text:style-name="P123"><text:span text:style-name="Source_20_Text"><text:span text:style-name="T139"><text:s text:c="12"/></text:span></text:span><text:span text:style-name="Source_20_Text"><text:span text:style-name="T178">'error/index'</text:span></text:span><text:span text:style-name="Source_20_Text"><text:span text:style-name="T138"> <text:s text:c="12"/></text:span></text:span><text:span text:style-name="Source_20_Text"><text:span text:style-name="T167">=&gt;</text:span></text:span><text:span text:style-name="Source_20_Text"><text:span text:style-name="T138"> </text:span></text:span><text:span text:style-name="Source_20_Text"><text:span text:style-name="T173">__DIR__</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view/error/index.phtml'</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8"/></text:span></text:span><text:span text:style-name="Source_20_Text"><text:span text:style-name="T178">'template_path_stack'</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3">__DIR__</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view'</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Você pode ver que as configurações do resolvedor de mapa de modelo são armazenadas na chave </text:span><text:span text:style-name="Emphasis"><text:span text:style-name="T74">template_map</text:span></text:span><text:span text:style-name="T8">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194">Aparência e Layout da página</text:span></text:a><text:span text:style-name="T8"> ) e os modelos de erro (falaremos um pouco sobre eles mais tarde). Essas páginas padrão são servidas com esse tipo de resolvedor, porque é rápido.</text:span></text:p>
      <text:p text:style-name="P40"><text:span text:style-name="T8"><text:tab/>As configurações do resolvedor de pilha de caminho de modelo são armazenadas na chave </text:span><text:span text:style-name="Emphasis"><text:span text:style-name="T74">template_path_stack</text:span></text:span><text:span text:style-name="T8"> . Você pode ver que este resolvedor procura seus scripts de </text:span><text:soft-page-break/><text:span text:style-name="T8">visualização no diretório "view" do seu módulo. É por isso que podemos colocar o arquivo </text:span><text:span text:style-name="Emphasis"><text:span text:style-name="T74">about.phtml</text:span></text:span><text:span text:style-name="T8">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33" text:outline-level="2"/>
      <text:h text:style-name="P34" text:outline-level="2"><text:bookmark text:name="Disabling_the_View_Rendering"/>4.16. Desativando a renderização de visualização</text:h>
      <text:p text:style-name="P48"><text:span text:style-name="T8"><text:tab/>Às vezes, você precisaria desabilitar a renderização de exibição padrão. Para isso, basta retornar o objeto </text:span><text:span text:style-name="Source_20_Text"><text:span text:style-name="T184">Response</text:span></text:span><text:span text:style-name="T8"> da ação do controlador.</text:span></text:p>
      <text:p text:style-name="P40"><text:span text:style-name="T8"><text:tab/>Por exemplo, vamos criar uma classe </text:span><text:span text:style-name="Source_20_Text"><text:span text:style-name="T9">DownloadController</text:span></text:span><text:span text:style-name="T8"> e adicionar a ação "arquivo", que permite que os usuários do site baixem arquivos do seu site. Esta ação não precisa de um modelo de visualização </text:span><text:span text:style-name="Emphasis"><text:span text:style-name="T74">file.phtml</text:span></text:span><text:span text:style-name="T8"> correspondente, porque apenas despeja o conteúdo do arquivo para o fluxo de saída padrão do PHP.</text:span></text:p>
      <text:p text:style-name="P40"><text:span text:style-name="T8"><text:tab/>Adicione o arquivo </text:span><text:span text:style-name="Emphasis"><text:span text:style-name="T74">DownloadController.php</text:span></text:span><text:span text:style-name="T8"> ao diretório </text:span><text:span text:style-name="Emphasis"><text:span text:style-name="T74">Controller do módulo Application</text:span></text:span><text:span text:style-name="T8"> e coloque o seguinte código no arquivo:</text:span></text:p>
      <text:p text:style-name="P54"/>
      <text:p text:style-name="P123"><text:span text:style-name="Source_20_Text"><text:span text:style-name="T138">&lt;?php</text:span></text:span></text:p>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Controller</text:span></text:span><text:span text:style-name="Source_20_Text"><text:span text:style-name="T149">;</text:span></text:span></text:p>
      <text:p text:style-name="P164"/>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Mvc</text:span></text:span><text:span text:style-name="Source_20_Text"><text:span text:style-name="T149">\</text:span></text:span><text:span text:style-name="Source_20_Text"><text:span text:style-name="T138">Controller</text:span></text:span><text:span text:style-name="Source_20_Text"><text:span text:style-name="T149">\</text:span></text:span><text:span text:style-name="Source_20_Text"><text:span text:style-name="T138">AbstractActionController</text:span></text:span><text:span text:style-name="Source_20_Text"><text:span text:style-name="T149">;</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View</text:span></text:span><text:span text:style-name="Source_20_Text"><text:span text:style-name="T149">\</text:span></text:span><text:span text:style-name="Source_20_Text"><text:span text:style-name="T138">Model</text:span></text:span><text:span text:style-name="Source_20_Text"><text:span text:style-name="T149">\</text:span></text:span><text:span text:style-name="Source_20_Text"><text:span text:style-name="T138">ViewModel</text:span></text:span><text:span text:style-name="Source_20_Text"><text:span text:style-name="T149">;</text:span></text:span></text:p>
      <text:p text:style-name="P164"/>
      <text:p text:style-name="P123"><text:span text:style-name="Source_20_Text"><text:span text:style-name="T126">/**</text:span></text:span></text:p>
      <text:p text:style-name="P162"><text:span text:style-name="Source_20_Text"><text:span text:style-name="T127"><text:s/></text:span></text:span><text:span text:style-name="Source_20_Text"><text:span text:style-name="T126">* This is the controller class for managing file downloads.</text:span></text:span></text:p>
      <text:p text:style-name="P162"><text:span text:style-name="Source_20_Text"><text:span text:style-name="T127"><text:s/></text:span></text:span><text:span text:style-name="Source_20_Text"><text:span text:style-name="T126">*/</text:span></text:span></text:p>
      <text:p text:style-name="P123"><text:span text:style-name="Source_20_Text"><text:span text:style-name="T132">class</text:span></text:span><text:span text:style-name="Source_20_Text"><text:span text:style-name="T138"> DownloadController </text:span></text:span><text:span text:style-name="Source_20_Text"><text:span text:style-name="T132">extends</text:span></text:span><text:span text:style-name="Source_20_Text"><text:span text:style-name="T138"> AbstractActionController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text:span></text:span></text:p>
      <text:p text:style-name="P162"><text:span text:style-name="Source_20_Text"><text:span text:style-name="T127"><text:s text:c="5"/></text:span></text:span><text:span text:style-name="Source_20_Text"><text:span text:style-name="T126">* This is the 'file' action that is invoked</text:span></text:span></text:p>
      <text:p text:style-name="P162"><text:span text:style-name="Source_20_Text"><text:span text:style-name="T127"><text:s text:c="5"/></text:span></text:span><text:span text:style-name="Source_20_Text"><text:span text:style-name="T126">* when a user wants to download the given file. <text:s text:c="4"/></text:span></text:span></text:p>
      <text:p text:style-name="P162"><text:span text:style-name="Source_20_Text"><text:span text:style-name="T127"><text:s text:c="5"/></text:span></text:span><text:span text:style-name="Source_20_Text"><text:span text:style-name="T126">*/</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fileAction</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26">// Get the file name from GET variable</text:span></text:span></text:p>
      <text:p text:style-name="P123"><text:span text:style-name="Source_20_Text"><text:span text:style-name="T139"><text:s text:c="8"/></text:span></text:span><text:span text:style-name="Source_20_Text"><text:span text:style-name="T156">$fileName</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Query</text:span></text:span><text:span text:style-name="Source_20_Text"><text:span text:style-name="T149">(</text:span></text:span><text:span text:style-name="Source_20_Text"><text:span text:style-name="T178">'name'</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26">// Take some precautions to make file name secure</text:span></text:span></text:p>
      <text:p text:style-name="P123"><text:span text:style-name="Source_20_Text"><text:span text:style-name="T139"><text:s text:c="8"/></text:span></text:span><text:span text:style-name="Source_20_Text"><text:span text:style-name="T156">$fileNam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str_replace</text:span></text:span><text:span text:style-name="Source_20_Text"><text:span text:style-name="T149">(</text:span></text:span><text:span text:style-name="Source_20_Text"><text:span text:style-name="T178">"/"</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span text:style-name="Source_20_Text"><text:span text:style-name="T138"> </text:span></text:span><text:span text:style-name="Source_20_Text"><text:span text:style-name="T156">$fileName</text:span></text:span><text:span text:style-name="Source_20_Text"><text:span text:style-name="T149">);</text:span></text:span><text:span text:style-name="Source_20_Text"><text:span text:style-name="T138"> <text:s/></text:span></text:span><text:span text:style-name="Source_20_Text"><text:span text:style-name="T126">// Remove slashes</text:span></text:span></text:p>
      <text:p text:style-name="P123"><text:span text:style-name="Source_20_Text"><text:span text:style-name="T139"><text:s text:c="8"/></text:span></text:span><text:span text:style-name="Source_20_Text"><text:span text:style-name="T156">$fileNam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str_replace</text:span></text:span><text:span text:style-name="Source_20_Text"><text:span text:style-name="T149">(</text:span></text:span><text:span text:style-name="Source_20_Text"><text:span text:style-name="T178">"\\"</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span text:style-name="Source_20_Text"><text:span text:style-name="T138"> </text:span></text:span><text:span text:style-name="Source_20_Text"><text:span text:style-name="T156">$fileName</text:span></text:span><text:span text:style-name="Source_20_Text"><text:span text:style-name="T149">);</text:span></text:span><text:span text:style-name="Source_20_Text"><text:span text:style-name="T138"> </text:span></text:span><text:span text:style-name="Source_20_Text"><text:span text:style-name="T126">// Remove back-slashes</text:span></text:span></text:p>
      <text:p text:style-name="P162"><text:span text:style-name="Source_20_Text"><text:span text:style-name="T139"><text:s text:c="8"/></text:span></text:span></text:p>
      <text:p text:style-name="P123"><text:soft-page-break/><text:span text:style-name="Source_20_Text"><text:span text:style-name="T139"><text:s text:c="8"/></text:span></text:span><text:span text:style-name="Source_20_Text"><text:span text:style-name="T126">// Try to open file</text:span></text:span></text:p>
      <text:p text:style-name="P123"><text:span text:style-name="Source_20_Text"><text:span text:style-name="T139"><text:s text:c="8"/></text:span></text:span><text:span text:style-name="Source_20_Text"><text:span text:style-name="T156">$path</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8">'./data/download/'</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56">$fileName</text:span></text:span><text:span text:style-name="Source_20_Text"><text:span text:style-name="T149">;</text:span></text:span></text:p>
      <text:p text:style-name="P123"><text:span text:style-name="Source_20_Text"><text:span text:style-name="T139"><text:s text:c="8"/></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62">is_readable</text:span></text:span><text:span text:style-name="Source_20_Text"><text:span text:style-name="T149">(</text:span></text:span><text:span text:style-name="Source_20_Text"><text:span text:style-name="T156">$path</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26">// Set 404 Not Found status code</text:span></text:span></text:p>
      <text:p text:style-name="P123"><text:span text:style-name="Source_20_Text"><text:span text:style-name="T139"><text:s text:c="12"/></text:span></text:span><text:span text:style-name="Source_20_Text"><text:span text:style-name="T138">$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setStatusCode</text:span></text:span><text:span text:style-name="Source_20_Text"><text:span text:style-name="T149">(</text:span></text:span><text:span text:style-name="Source_20_Text"><text:span text:style-name="T173">404</text:span></text:span><text:span text:style-name="Source_20_Text"><text:span text:style-name="T149">);</text:span></text:span><text:span text:style-name="Source_20_Text"><text:span text:style-name="T138"> <text:s text:c="11"/></text:span></text:span></text:p>
      <text:p text:style-name="P123"><text:span text:style-name="Source_20_Text"><text:span text:style-name="T139"><text:s text:c="12"/></text:span></text:span><text:span text:style-name="Source_20_Text"><text:span text:style-name="T132">return</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26">// Get file size in bytes</text:span></text:span></text:p>
      <text:p text:style-name="P123"><text:span text:style-name="Source_20_Text"><text:span text:style-name="T139"><text:s text:c="8"/></text:span></text:span><text:span text:style-name="Source_20_Text"><text:span text:style-name="T156">$fileSiz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filesize</text:span></text:span><text:span text:style-name="Source_20_Text"><text:span text:style-name="T149">(</text:span></text:span><text:span text:style-name="Source_20_Text"><text:span text:style-name="T156">$path</text:span></text:span><text:span text:style-name="Source_20_Text"><text:span text:style-name="T149">);</text:span></text:span></text:p>
      <text:p text:style-name="P164"/>
      <text:p text:style-name="P123"><text:span text:style-name="Source_20_Text"><text:span text:style-name="T139"><text:s text:c="8"/></text:span></text:span><text:span text:style-name="Source_20_Text"><text:span text:style-name="T126">// Write HTTP headers</text:span></text:span></text:p>
      <text:p text:style-name="P123"><text:span text:style-name="Source_20_Text"><text:span text:style-name="T139"><text:s text:c="8"/></text:span></text:span><text:span text:style-name="Source_20_Text"><text:span text:style-name="T156">$response</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getResponse</text:span></text:span><text:span text:style-name="Source_20_Text"><text:span text:style-name="T149">();</text:span></text:span></text:p>
      <text:p text:style-name="P123"><text:span text:style-name="Source_20_Text"><text:span text:style-name="T139"><text:s text:c="8"/></text:span></text:span><text:span text:style-name="Source_20_Text"><text:span text:style-name="T156">$header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response</text:span></text:span><text:span text:style-name="Source_20_Text"><text:span text:style-name="T167">-&gt;</text:span></text:span><text:span text:style-name="Source_20_Text"><text:span text:style-name="T162">getHeaders</text:span></text:span><text:span text:style-name="Source_20_Text"><text:span text:style-name="T149">();</text:span></text:span></text:p>
      <text:p text:style-name="P123"><text:span text:style-name="Source_20_Text"><text:span text:style-name="T139"><text:s text:c="8"/></text:span></text:span><text:span text:style-name="Source_20_Text"><text:span text:style-name="T156">$headers</text:span></text:span><text:span text:style-name="Source_20_Text"><text:span text:style-name="T167">-&gt;</text:span></text:span><text:span text:style-name="Source_20_Text"><text:span text:style-name="T162">addHeaderLine</text:span></text:span><text:span text:style-name="Source_20_Text"><text:span text:style-name="T149">(</text:span></text:span></text:p>
      <text:p text:style-name="P123"><text:span text:style-name="Source_20_Text"><text:span text:style-name="T139"><text:s text:c="17"/></text:span></text:span><text:span text:style-name="Source_20_Text"><text:span text:style-name="T178">"Content-type: application/octet-stream"</text:span></text:span><text:span text:style-name="Source_20_Text"><text:span text:style-name="T149">);</text:span></text:span></text:p>
      <text:p text:style-name="P123"><text:span text:style-name="Source_20_Text"><text:span text:style-name="T139"><text:s text:c="8"/></text:span></text:span><text:span text:style-name="Source_20_Text"><text:span text:style-name="T156">$headers</text:span></text:span><text:span text:style-name="Source_20_Text"><text:span text:style-name="T167">-&gt;</text:span></text:span><text:span text:style-name="Source_20_Text"><text:span text:style-name="T162">addHeaderLine</text:span></text:span><text:span text:style-name="Source_20_Text"><text:span text:style-name="T149">(</text:span></text:span></text:p>
      <text:p text:style-name="P123"><text:span text:style-name="Source_20_Text"><text:span text:style-name="T139"><text:s text:c="17"/></text:span></text:span><text:span text:style-name="Source_20_Text"><text:span text:style-name="T178">"Content-Disposition: attachment; filename=\""</text:span></text:span><text:span text:style-name="Source_20_Text"><text:span text:style-name="T138"> </text:span></text:span><text:span text:style-name="Source_20_Text"><text:span text:style-name="T149">.</text:span></text:span><text:span text:style-name="Source_20_Text"><text:span text:style-name="T138"> </text:span></text:span></text:p>
      <text:p text:style-name="P123"><text:span text:style-name="Source_20_Text"><text:span text:style-name="T139"><text:s text:c="16"/></text:span></text:span><text:span text:style-name="Source_20_Text"><text:span text:style-name="T156">$fileName</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p>
      <text:p text:style-name="P123"><text:span text:style-name="Source_20_Text"><text:span text:style-name="T139"><text:s text:c="8"/></text:span></text:span><text:span text:style-name="Source_20_Text"><text:span text:style-name="T156">$headers</text:span></text:span><text:span text:style-name="Source_20_Text"><text:span text:style-name="T167">-&gt;</text:span></text:span><text:span text:style-name="Source_20_Text"><text:span text:style-name="T162">addHeaderLine</text:span></text:span><text:span text:style-name="Source_20_Text"><text:span text:style-name="T149">(</text:span></text:span><text:span text:style-name="Source_20_Text"><text:span text:style-name="T178">"Content-length: $fileSize"</text:span></text:span><text:span text:style-name="Source_20_Text"><text:span text:style-name="T149">);</text:span></text:span></text:p>
      <text:p text:style-name="P123"><text:span text:style-name="Source_20_Text"><text:span text:style-name="T139"><text:s text:c="8"/></text:span></text:span><text:span text:style-name="Source_20_Text"><text:span text:style-name="T156">$headers</text:span></text:span><text:span text:style-name="Source_20_Text"><text:span text:style-name="T167">-&gt;</text:span></text:span><text:span text:style-name="Source_20_Text"><text:span text:style-name="T162">addHeaderLine</text:span></text:span><text:span text:style-name="Source_20_Text"><text:span text:style-name="T149">(</text:span></text:span><text:span text:style-name="Source_20_Text"><text:span text:style-name="T178">"Cache-control: private"</text:span></text:span><text:span text:style-name="Source_20_Text"><text:span text:style-name="T149">);</text:span></text:span><text:span text:style-name="Source_20_Text"><text:span text:style-name="T138"> </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26">// Write file content <text:s text:c="7"/></text:span></text:span></text:p>
      <text:p text:style-name="P123"><text:span text:style-name="Source_20_Text"><text:span text:style-name="T139"><text:s text:c="8"/></text:span></text:span><text:span text:style-name="Source_20_Text"><text:span text:style-name="T156">$fileConten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file_get_contents</text:span></text:span><text:span text:style-name="Source_20_Text"><text:span text:style-name="T149">(</text:span></text:span><text:span text:style-name="Source_20_Text"><text:span text:style-name="T156">$path</text:span></text:span><text:span text:style-name="Source_20_Text"><text:span text:style-name="T149">);</text:span></text:span></text:p>
      <text:p text:style-name="P123"><text:span text:style-name="Source_20_Text"><text:span text:style-name="T139"><text:s text:c="8"/></text:span></text:span><text:span text:style-name="Source_20_Text"><text:span text:style-name="T132">if</text:span></text:span><text:span text:style-name="Source_20_Text"><text:span text:style-name="T149">(</text:span></text:span><text:span text:style-name="Source_20_Text"><text:span text:style-name="T156">$fileContent</text:span></text:span><text:span text:style-name="Source_20_Text"><text:span text:style-name="T167">!=</text:span></text:span><text:span text:style-name="Source_20_Text"><text:span text:style-name="T173">false</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 text:c="15"/></text:span></text:span></text:p>
      <text:p text:style-name="P123"><text:span text:style-name="Source_20_Text"><text:span text:style-name="T139"><text:s text:c="12"/></text:span></text:span><text:span text:style-name="Source_20_Text"><text:span text:style-name="T156">$response</text:span></text:span><text:span text:style-name="Source_20_Text"><text:span text:style-name="T167">-&gt;</text:span></text:span><text:span text:style-name="Source_20_Text"><text:span text:style-name="T162">setContent</text:span></text:span><text:span text:style-name="Source_20_Text"><text:span text:style-name="T149">(</text:span></text:span><text:span text:style-name="Source_20_Text"><text:span text:style-name="T156">$fileContent</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span text:style-name="Source_20_Text"><text:span text:style-name="T138"> </text:span></text:span><text:span text:style-name="Source_20_Text"><text:span text:style-name="T132">else</text:span></text:span><text:span text:style-name="Source_20_Text"><text:span text:style-name="T138"> </text:span></text:span><text:span text:style-name="Source_20_Text"><text:span text:style-name="T149">{</text:span></text:span><text:span text:style-name="Source_20_Text"><text:span text:style-name="T138"> <text:s text:c="7"/></text:span></text:span></text:p>
      <text:p text:style-name="P123"><text:span text:style-name="Source_20_Text"><text:span text:style-name="T139"><text:s text:c="12"/></text:span></text:span><text:span text:style-name="Source_20_Text"><text:span text:style-name="T126">// Set 500 Server Error status code</text:span></text:span></text:p>
      <text:p text:style-name="P123"><text:span text:style-name="Source_20_Text"><text:span text:style-name="T139"><text:s text:c="12"/></text:span></text:span><text:span text:style-name="Source_20_Text"><text:span text:style-name="T138">$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setStatusCode</text:span></text:span><text:span text:style-name="Source_20_Text"><text:span text:style-name="T149">(</text:span></text:span><text:span text:style-name="Source_20_Text"><text:span text:style-name="T173">500</text:span></text:span><text:span text:style-name="Source_20_Text"><text:span text:style-name="T149">);</text:span></text:span></text:p>
      <text:p text:style-name="P123"><text:span text:style-name="Source_20_Text"><text:span text:style-name="T139"><text:s text:c="12"/></text:span></text:span><text:span text:style-name="Source_20_Text"><text:span text:style-name="T132">return</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26">// Return Response to avoid default view rendering</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his</text:span></text:span><text:span text:style-name="Source_20_Text"><text:span text:style-name="T167">-&gt;</text:span></text:span><text:span text:style-name="Source_20_Text"><text:span text:style-name="T162">getResponse</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O método de ação pega o parâmetro </text:span><text:span text:style-name="Emphasis"><text:span text:style-name="T74">name</text:span></text:span><text:span text:style-name="T8">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84">Response</text:span></text:span></text:a><text:span text:style-name="T8">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84">Response</text:span></text:span></text:a><text:span text:style-name="T8">objeto para desabilitar a renderização da visualização padrão.</text:span></text:p>
      <text:p text:style-name="P40"><text:span text:style-name="T8"><text:tab/>Registre a </text:span><text:span text:style-name="Source_20_Text"><text:span text:style-name="T9">DownloadController</text:span></text:span><text:span text:style-name="T8">classe adicionando a seguinte linha ao seu arquivo </text:span><text:span text:style-name="Emphasis"><text:span text:style-name="T74">module.config.php</text:span></text:span><text:span text:style-name="T8"> :</text:span></text:p>
      <text:p text:style-name="P54"/>
      <text:p text:style-name="P123"><text:span text:style-name="Source_20_Text"><text:span text:style-name="T138">&lt;?php</text:span></text:span></text:p>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 ... <text:s text:c="3"/></text:span></text:span></text:p>
      <text:p text:style-name="P123"><text:soft-page-break/><text:span text:style-name="Source_20_Text"><text:span text:style-name="T139"><text:s text:c="4"/></text:span></text:span><text:span text:style-name="Source_20_Text"><text:span text:style-name="T178">'controller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factori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26">// ...</text:span></text:span></text:p>
      <text:p text:style-name="P123"><text:span text:style-name="Source_20_Text"><text:span text:style-name="T139"><text:s text:c="12"/></text:span></text:span><text:span text:style-name="Source_20_Text"><text:span text:style-name="T138">Controller</text:span></text:span><text:span text:style-name="Source_20_Text"><text:span text:style-name="T149">\</text:span></text:span><text:span text:style-name="Source_20_Text"><text:span text:style-name="T138">DownloadController</text:span></text:span><text:span text:style-name="Source_20_Text"><text:span text:style-name="T149">::</text:span></text:span><text:span text:style-name="Source_20_Text"><text:span text:style-name="T132">class</text:span></text:span><text:span text:style-name="Source_20_Text"><text:span text:style-name="T138"> </text:span></text:span><text:span text:style-name="Source_20_Text"><text:span text:style-name="T167">=&gt;</text:span></text:span><text:span text:style-name="Source_20_Text"><text:span text:style-name="T138"> InvokableFactory</text:span></text:span><text:span text:style-name="Source_20_Text"><text:span text:style-name="T149">::</text:span></text:span><text:span text:style-name="Source_20_Text"><text:span text:style-name="T132">class</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 text:c="3"/></text:span></text:span></text:p>
      <text:p text:style-name="P123"><text:span text:style-name="Source_20_Text"><text:span text:style-name="T139"><text:s text:c="4"/></text:span></text:span><text:span text:style-name="Source_20_Text"><text:span text:style-name="T126">// ...</text:span></text:span></text:p>
      <text:p text:style-name="P123"><text:span text:style-name="Source_20_Text"><text:span text:style-name="T149">];</text:span></text:span></text:p>
      <text:p text:style-name="P54"/>
      <text:p text:style-name="P40"><text:span text:style-name="T8"><text:tab/>Você também precisará adicionar uma </text:span><text:span text:style-name="Emphasis"><text:span text:style-name="T74">rota</text:span></text:span><text:span text:style-name="T8"> ao seu </text:span><text:span text:style-name="Emphasis"><text:span text:style-name="T74">module.config.php</text:span></text:span><text:span text:style-name="T8"> (uma rota informa ao ZF3 para qual URL mapear a ação do controlador). Modifique a </text:span><text:span text:style-name="Source_20_Text"><text:span text:style-name="T9">routes</text:span></text:span><text:span text:style-name="T8">chave do arquivo de configuração da seguinte forma:</text:span></text:p>
      <text:p text:style-name="P54"/>
      <text:p text:style-name="P123"><text:span text:style-name="Source_20_Text"><text:span text:style-name="T138">&lt;?php</text:span></text:span></text:p>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2"/></text:span></text:span><text:span text:style-name="Source_20_Text"><text:span text:style-name="T126">// ... <text:s text:c="3"/></text:span></text:span></text:p>
      <text:p text:style-name="P123"><text:span text:style-name="Source_20_Text"><text:span text:style-name="T139"><text:s text:c="2"/></text:span></text:span><text:span text:style-name="Source_20_Text"><text:span text:style-name="T178">'router'</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rout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26">// Add this route for the DownloadController</text:span></text:span></text:p>
      <text:p text:style-name="P123"><text:span text:style-name="Source_20_Text"><text:span text:style-name="T139"><text:s text:c="12"/></text:span></text:span><text:span text:style-name="Source_20_Text"><text:span text:style-name="T178">'downloa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6"/></text:span></text:span><text:span text:style-name="Source_20_Text"><text:span text:style-name="T178">'type'</text:span></text:span><text:span text:style-name="Source_20_Text"><text:span text:style-name="T138"> <text:s text:c="3"/></text:span></text:span><text:span text:style-name="Source_20_Text"><text:span text:style-name="T167">=&gt;</text:span></text:span><text:span text:style-name="Source_20_Text"><text:span text:style-name="T138"> Segment</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16"/></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20"/></text:span></text:span><text:span text:style-name="Source_20_Text"><text:span text:style-name="T178">'route'</text:span></text:span><text:span text:style-name="Source_20_Text"><text:span text:style-name="T138"> <text:s text:c="3"/></text:span></text:span><text:span text:style-name="Source_20_Text"><text:span text:style-name="T167">=&gt;</text:span></text:span><text:span text:style-name="Source_20_Text"><text:span text:style-name="T138"> </text:span></text:span><text:span text:style-name="Source_20_Text"><text:span text:style-name="T178">'/download[/:action]'</text:span></text:span><text:span text:style-name="Source_20_Text"><text:span text:style-name="T149">,</text:span></text:span></text:p>
      <text:p text:style-name="P123"><text:span text:style-name="Source_20_Text"><text:span text:style-name="T139"><text:s text:c="20"/></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24"/></text:span></text:span><text:span text:style-name="Source_20_Text"><text:span text:style-name="T178">'controller'</text:span></text:span><text:span text:style-name="Source_20_Text"><text:span text:style-name="T138"> <text:s text:c="3"/></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DownloadControll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24"/></text:span></text:span><text:span text:style-name="Source_20_Text"><text:span text:style-name="T178">'action'</text:span></text:span><text:span text:style-name="Source_20_Text"><text:span text:style-name="T138"> <text:s text:c="7"/></text:span></text:span><text:span text:style-name="Source_20_Text"><text:span text:style-name="T167">=&gt;</text:span></text:span><text:span text:style-name="Source_20_Text"><text:span text:style-name="T138"> </text:span></text:span><text:span text:style-name="Source_20_Text"><text:span text:style-name="T178">'index'</text:span></text:span><text:span text:style-name="Source_20_Text"><text:span text:style-name="T149">,</text:span></text:span></text:p>
      <text:p text:style-name="P123"><text:span text:style-name="Source_20_Text"><text:span text:style-name="T139"><text:s text:c="20"/></text:span></text:span><text:span text:style-name="Source_20_Text"><text:span text:style-name="T149">],</text:span></text:span></text:p>
      <text:p text:style-name="P123"><text:span text:style-name="Source_20_Text"><text:span text:style-name="T139"><text:s text:c="16"/></text:span></text:span><text:span text:style-name="Source_20_Text"><text:span text:style-name="T149">],</text:span></text:span></text:p>
      <text:p text:style-name="P123"><text:span text:style-name="Source_20_Text"><text:span text:style-name="T139"><text:s text:c="12"/></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pan></text:span></text:p>
      <text:p text:style-name="P123"><text:span text:style-name="Source_20_Text"><text:span text:style-name="T139"><text:s text:c="2"/></text:span></text:span><text:span text:style-name="Source_20_Text"><text:span text:style-name="T126">// ...</text:span></text:span></text:p>
      <text:p text:style-name="P123"><text:span text:style-name="Source_20_Text"><text:span text:style-name="T149">];</text:span></text:span></text:p>
      <text:p text:style-name="P54"/>
      <text:p text:style-name="P40"><text:span text:style-name="T8"><text:tab/>Para ver como o download do arquivo funciona, crie </text:span><text:span text:style-name="Emphasis"><text:span text:style-name="T74">o diretório APP_DIR/data/download</text:span></text:span><text:span text:style-name="T8"> e coloque algum arquivo de texto chamado </text:span><text:span text:style-name="Emphasis"><text:span text:style-name="T74">sample.txt</text:span></text:span><text:span text:style-name="T8"> nele. Em seguida, abra seu navegador da web e digite a URL "</text:span><text:a xlink:type="simple" xlink:href="http://localhost/download/file?name=sample.txt" text:style-name="Internet_20_link" text:visited-style-name="Visited_20_Internet_20_Link"><text:span text:style-name="T194">http://localhost/download/file?name=sample.txt</text:span></text:a><text:span text:style-name="T8">" na barra de navegação do seu navegador e pressione a tecla Enter. O navegador baixará o arquivo </text:span><text:span text:style-name="Emphasis"><text:span text:style-name="T74">sample.txt</text:span></text:span><text:span text:style-name="T8"> e oferecerá que você o salve em algum local.</text:span><text:a xlink:type="simple" xlink:href="http://localhost/download/file?name=sample.txt" text:style-name="Internet_20_link" text:visited-style-name="Visited_20_Internet_20_Link"><text:span text:style-name="T194">http :// localhost / download / file ? nome = amostra . txt</text:span></text:a><text:span text:style-name="T8"> " na barra de navegação do seu navegador e pressione a tecla Enter. O navegador fará o download do</text:span></text:p>
      <text:p text:style-name="P22"/>
      <text:h text:style-name="P34" text:outline-level="2"><text:bookmark text:name="View_Rendering_Strategies"/><text:soft-page-break/>4.17. Ver estratégias de renderização</text:h>
      <text:p text:style-name="P40"><text:span text:style-name="T84"><text:tab/></text:span><text:span text:style-name="T8">Uma </text:span><text:span text:style-name="Emphasis"><text:span text:style-name="T74">estratégia de renderização</text:span></text:span><text:span text:style-name="T8"> determina como a página será renderizada. Por padrão, para produzir a página HTML, o modelo de visualização </text:span><text:span text:style-name="Emphasis"><text:span text:style-name="T74">.phtml</text:span></text:span><text:span text:style-name="T8">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84">PhpRenderer</text:span></text:span></text:a><text:span text:style-name="T8">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84">Zend\View\Renderer</text:span></text:span></text:a><text:span text:style-name="T8"> namespace. Essa estratégia funciona bem em 99% dos casos. Mas às vezes você pode precisar retornar outra coisa, por exemplo, uma resposta JSON ou uma resposta de feed RSS.</text:span></text:p>
      <text:p text:style-name="P102"/>
      <text:p text:style-name="P183"><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9"/>
      <text:p text:style-name="P1">Portanto, o ZF3 oferece três estratégias de renderização de visualização prontas para uso:</text:p>
      <text:list xml:id="list1307913031" text:style-name="L5">
        <text:list-item>
          <text:p text:style-name="P251"><text:span text:style-name="T8">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184">PhpRendererStrategy</text:span></text:span></text:a><text:span text:style-name="T8">).</text:span></text:p>
        </text:list-item>
        <text:list-item>
          <text:p text:style-name="P251"><text:span text:style-name="T8">a </text:span><text:span text:style-name="Source_20_Text"><text:span text:style-name="T184">JsonStrategy </text:span></text:span><text:span text:style-name="T8">produção de uma resposta JSON.</text:span></text:p>
        </text:list-item>
        <text:list-item>
          <text:p text:style-name="P268"><text:span text:style-name="T8">e a </text:span><text:span text:style-name="Source_20_Text"><text:span text:style-name="T184">FeedStrategy </text:span></text:span><text:span text:style-name="T8">produção de uma resposta de feed RSS.</text:span></text:p>
        </text:list-item>
      </text:list>
      <text:h text:style-name="P26" text:outline-level="3"><text:bookmark text:name="Returning_JSON_Response"/>4.17.1. Retornando a resposta JSON</text:h>
      <text:p text:style-name="P40"><text:span text:style-name="T84"><text:tab/></text:span><text:span text:style-name="T8">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184">JsonStrategy</text:span></text:span></text:a><text:span text:style-name="T8">para retornar a resposta JSON de uma ação do controlador.</text:span></text:p>
      <text:p text:style-name="P40"><text:span text:style-name="T8"><text:tab/>Primeiro, você precisará </text:span><text:span text:style-name="Emphasis"><text:span text:style-name="T74">registrar</text:span></text:span><text:span text:style-name="T8"> a estratégia no arquivo de configuração </text:span><text:span text:style-name="Emphasis"><text:span text:style-name="T74">module.config.php :</text:span></text:span></text:p>
      <text:p text:style-name="P40"><text:span text:style-name="Emphasis"><text:span text:style-name="T96"/></text:span></text:p>
      <text:p text:style-name="P123"><text:span text:style-name="Source_20_Text"><text:span text:style-name="T138">&lt;?php</text:span></text:span></text:p>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text:span></text:span></text:p>
      <text:p text:style-name="P123"><text:span text:style-name="Source_20_Text"><text:span text:style-name="T139"><text:s text:c="4"/></text:span></text:span><text:span text:style-name="Source_20_Text"><text:span text:style-name="T178">'view_manager'</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26">//...</text:span></text:span></text:p>
      <text:p text:style-name="P123"><text:span text:style-name="Source_20_Text"><text:span text:style-name="T139"><text:s text:c="8"/></text:span></text:span><text:span text:style-name="Source_20_Text"><text:span text:style-name="T178">'strategi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ViewJsonStrategy'</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40"><text:span text:style-name="T8">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184">JsonModel</text:span></text:span></text:a><text:span text:style-name="T8">(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 do método de ação do seu controlador:</text:span></text:p>
      <text:p text:style-name="P102"/>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Controller</text:span></text:span><text:span text:style-name="Source_20_Text"><text:span text:style-name="T149">;</text:span></text:span></text:p>
      <text:p text:style-name="P162"><text:span text:style-name="Source_20_Text"><text:span text:style-name="T139"><text:s/></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Mvc</text:span></text:span><text:span text:style-name="Source_20_Text"><text:span text:style-name="T149">\</text:span></text:span><text:span text:style-name="Source_20_Text"><text:span text:style-name="T138">Controller</text:span></text:span><text:span text:style-name="Source_20_Text"><text:span text:style-name="T149">\</text:span></text:span><text:span text:style-name="Source_20_Text"><text:span text:style-name="T138">ActionController</text:span></text:span><text:span text:style-name="Source_20_Text"><text:span text:style-name="T149">;</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View</text:span></text:span><text:span text:style-name="Source_20_Text"><text:span text:style-name="T149">\</text:span></text:span><text:span text:style-name="Source_20_Text"><text:span text:style-name="T138">Model</text:span></text:span><text:span text:style-name="Source_20_Text"><text:span text:style-name="T149">\</text:span></text:span><text:span text:style-name="Source_20_Text"><text:span text:style-name="T138">JsonModel</text:span></text:span><text:span text:style-name="Source_20_Text"><text:span text:style-name="T149">;</text:span></text:span></text:p>
      <text:p text:style-name="P162"><text:soft-page-break/><text:span text:style-name="Source_20_Text"><text:span text:style-name="T139"><text:s/></text:span></text:span></text:p>
      <text:p text:style-name="P123"><text:span text:style-name="Source_20_Text"><text:span text:style-name="T132">class</text:span></text:span><text:span text:style-name="Source_20_Text"><text:span text:style-name="T138"> IndexController </text:span></text:span><text:span text:style-name="Source_20_Text"><text:span text:style-name="T132">extends</text:span></text:span><text:span text:style-name="Source_20_Text"><text:span text:style-name="T138"> ActionController</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getJsonAction</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JsonModel</text:span></text:span><text:span text:style-name="Source_20_Text"><text:span text:style-name="T149">([</text:span></text:span></text:p>
      <text:p text:style-name="P123"><text:span text:style-name="Source_20_Text"><text:span text:style-name="T139"><text:s text:c="12"/></text:span></text:span><text:span text:style-name="Source_20_Text"><text:span text:style-name="T178">'statu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SUCCESS'</text:span></text:span><text:span text:style-name="Source_20_Text"><text:span text:style-name="T149">,</text:span></text:span></text:p>
      <text:p text:style-name="P123"><text:span text:style-name="Source_20_Text"><text:span text:style-name="T139"><text:s text:c="12"/></text:span></text:span><text:span text:style-name="Source_20_Text"><text:span text:style-name="T178">'message'</text:span></text:span><text:span text:style-name="Source_20_Text"><text:span text:style-name="T167">=&gt;</text:span></text:span><text:span text:style-name="Source_20_Text"><text:span text:style-name="T178">'Here is your data'</text:span></text:span><text:span text:style-name="Source_20_Text"><text:span text:style-name="T149">,</text:span></text:span></text:p>
      <text:p text:style-name="P123"><text:span text:style-name="Source_20_Text"><text:span text:style-name="T139"><text:s text:c="12"/></text:span></text:span><text:span text:style-name="Source_20_Text"><text:span text:style-name="T178">'data'</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6"/></text:span></text:span><text:span text:style-name="Source_20_Text"><text:span text:style-name="T178">'full_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John Doe'</text:span></text:span><text:span text:style-name="Source_20_Text"><text:span text:style-name="T149">,</text:span></text:span></text:p>
      <text:p text:style-name="P123"><text:span text:style-name="Source_20_Text"><text:span text:style-name="T139"><text:s text:c="16"/></text:span></text:span><text:span text:style-name="Source_20_Text"><text:span text:style-name="T178">'addres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51 Middle st.'</text:span></text:span></text:p>
      <text:p text:style-name="P123"><text:span text:style-name="Source_20_Text"><text:span text:style-name="T139"><text:s text:c="12"/></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102"/>
      <text:p text:style-name="P40"><text:span text:style-name="T84"><text:tab/></text:span><text:span text:style-name="T8">Se você abrir a página </text:span><text:a xlink:type="simple" xlink:href="http://localhost/application/get-json" text:style-name="Internet_20_link" text:visited-style-name="Visited_20_Internet_20_Link"><text:span text:style-name="Emphasis"><text:span text:style-name="T195">http://localhost/application/get-json</text:span></text:span></text:a><text:span text:style-name="T8"> em seu navegador, verá a resposta JSON:</text:span></text:p>
      <text:p text:style-name="P102"/>
      <text:p text:style-name="P123"><text:span text:style-name="Source_20_Text"><text:span text:style-name="T138">{'status':'SUCCESS', 'message':'Here is your data', 'data':{'full_name:'John Doe', 'address':'51 Middle st.'}}</text:span></text:span></text:p>
      <text:p text:style-name="P21"/>
      <text:h text:style-name="P35" text:outline-level="2"><text:bookmark text:name="Error_Pages"/>4.18. Páginas de erro</text:h>
      <text:p text:style-name="P109"/>
      <text:p text:style-name="P40"><text:span text:style-name="T8">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74">error/404</text:span></text:span><text:span text:style-name="T8"> que é usado para o erro "404 Page Not Found" (mostrado na figura 4.10), e </text:span><text:span text:style-name="Emphasis"><text:span text:style-name="T74">error/index</text:span></text:span><text:span text:style-name="T8"> que é exibido quando ocorre um erro genérico (como uma exceção não tratada é lançada em algum lugar dentro de a aplicação).</text:span></text:p>
      <text:p text:style-name="P106"><text:span text:style-name="T223"><draw:a xlink:type="simple" xlink:href="https://olegkrivtsov.github.io/using-zend-framework-3-book/html/en/images/mvc/error_404.png" office:target-frame-name="_blank" xlink:show="new"><draw:frame draw:style-name="fr2"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08">Figura 4.10. Página de erro 404</text:p>
      <text:p text:style-name="P109"/>
      <text:p text:style-name="P40"><text:soft-page-break/><text:span text:style-name="T8"><text:tab/>O arquivo </text:span><text:span text:style-name="Emphasis"><text:span text:style-name="T74">module.config.php</text:span></text:span><text:span text:style-name="T8"> contém vários parâmetros na chave </text:span><text:span text:style-name="Emphasis"><text:span text:style-name="T74">view_manager</text:span></text:span><text:span text:style-name="T8"> , que você pode usar para configurar a aparência de seus modelos de erro:</text:span></text:p>
      <text:p text:style-name="P15"/>
      <text:p text:style-name="P123"><text:span text:style-name="Source_20_Text"><text:span text:style-name="T138">&lt;?php</text:span></text:span></text:p>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78">'view_manager'</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span text:style-name="Source_20_Text"><text:span text:style-name="T138"> <text:s text:c="3"/></text:span></text:span></text:p>
      <text:p text:style-name="P123"><text:span text:style-name="Source_20_Text"><text:span text:style-name="T139"><text:s text:c="8"/></text:span></text:span><text:span text:style-name="Source_20_Text"><text:span text:style-name="T178">'display_not_found_reason'</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true</text:span></text:span><text:span text:style-name="Source_20_Text"><text:span text:style-name="T149">,</text:span></text:span></text:p>
      <text:p text:style-name="P123"><text:span text:style-name="Source_20_Text"><text:span text:style-name="T139"><text:s text:c="8"/></text:span></text:span><text:span text:style-name="Source_20_Text"><text:span text:style-name="T178">'display_exceptions'</text:span></text:span><text:span text:style-name="Source_20_Text"><text:span text:style-name="T138"> <text:s text:c="6"/></text:span></text:span><text:span text:style-name="Source_20_Text"><text:span text:style-name="T167">=&gt;</text:span></text:span><text:span text:style-name="Source_20_Text"><text:span text:style-name="T138"> </text:span></text:span><text:span text:style-name="Source_20_Text"><text:span text:style-name="T173">true</text:span></text:span><text:span text:style-name="Source_20_Text"><text:span text:style-name="T149">,</text:span></text:span></text:p>
      <text:p text:style-name="P123"><text:span text:style-name="Source_20_Text"><text:span text:style-name="T139"><text:s text:c="8"/></text:span></text:span><text:span text:style-name="Source_20_Text"><text:span text:style-name="T126">//...</text:span></text:span></text:p>
      <text:p text:style-name="P123"><text:span text:style-name="Source_20_Text"><text:span text:style-name="T139"><text:s text:c="8"/></text:span></text:span><text:span text:style-name="Source_20_Text"><text:span text:style-name="T178">'not_found_template'</text:span></text:span><text:span text:style-name="Source_20_Text"><text:span text:style-name="T138"> <text:s text:c="6"/></text:span></text:span><text:span text:style-name="Source_20_Text"><text:span text:style-name="T167">=&gt;</text:span></text:span><text:span text:style-name="Source_20_Text"><text:span text:style-name="T138"> </text:span></text:span><text:span text:style-name="Source_20_Text"><text:span text:style-name="T178">'error/404'</text:span></text:span><text:span text:style-name="Source_20_Text"><text:span text:style-name="T149">,</text:span></text:span></text:p>
      <text:p text:style-name="P123"><text:span text:style-name="Source_20_Text"><text:span text:style-name="T139"><text:s text:c="8"/></text:span></text:span><text:span text:style-name="Source_20_Text"><text:span text:style-name="T178">'exception_template'</text:span></text:span><text:span text:style-name="Source_20_Text"><text:span text:style-name="T138"> <text:s text:c="6"/></text:span></text:span><text:span text:style-name="Source_20_Text"><text:span text:style-name="T167">=&gt;</text:span></text:span><text:span text:style-name="Source_20_Text"><text:span text:style-name="T138"> </text:span></text:span><text:span text:style-name="Source_20_Text"><text:span text:style-name="T178">'error/index'</text:span></text:span><text:span text:style-name="Source_20_Text"><text:span text:style-name="T149">,</text:span></text:span><text:span text:style-name="Source_20_Text"><text:span text:style-name="T138"> <text:s text:c="3"/></text:span></text:span></text:p>
      <text:p text:style-name="P123"><text:span text:style-name="Source_20_Text"><text:span text:style-name="T139"><text:s text:c="8"/></text:span></text:span><text:span text:style-name="Source_20_Text"><text:span text:style-name="T178">'template_map'</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26">//...</text:span></text:span></text:p>
      <text:p text:style-name="P123"><text:span text:style-name="Source_20_Text"><text:span text:style-name="T139"><text:s text:c="12"/></text:span></text:span><text:span text:style-name="Source_20_Text"><text:span text:style-name="T178">'error/404'</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__DIR__</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view/error/404.phtml'</text:span></text:span><text:span text:style-name="Source_20_Text"><text:span text:style-name="T149">,</text:span></text:span></text:p>
      <text:p text:style-name="P123"><text:span text:style-name="Source_20_Text"><text:span text:style-name="T139"><text:s text:c="12"/></text:span></text:span><text:span text:style-name="Source_20_Text"><text:span text:style-name="T178">'error/index'</text:span></text:span><text:span text:style-name="Source_20_Text"><text:span text:style-name="T167">=&gt;</text:span></text:span><text:span text:style-name="Source_20_Text"><text:span text:style-name="T138"> </text:span></text:span><text:span text:style-name="Source_20_Text"><text:span text:style-name="T173">__DIR__</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view/error/index.phtml'</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8"/></text:span></text:span><text:span text:style-name="Source_20_Text"><text:span text:style-name="T126">//...</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22"/>
      <text:p text:style-name="P22"><text:span text:style-name="T105"><text:tab/>O parâmetro </text:span><text:span text:style-name="Emphasis"><text:span text:style-name="T107">display_not_found_reason</text:span></text:span><text:span text:style-name="T105"> controla se as informações detalhadas sobre o erro "Página não encontrada" devem ser exibidas.</text:span></text:p>
      <text:list xml:id="list3006443994" text:style-name="L6">
        <text:list-item>
          <text:p text:style-name="P252"><text:span text:style-name="T8">O parâmetro </text:span><text:span text:style-name="Emphasis"><text:span text:style-name="T74">display_exceptions</text:span></text:span><text:span text:style-name="T8"> define se as informações sobre uma exceção não tratada e seu rastreamento de pilha devem ser exibidas.</text:span></text:p>
        </text:list-item>
        <text:list-item>
          <text:p text:style-name="P252"><text:span text:style-name="T8">O </text:span><text:span text:style-name="Emphasis"><text:span text:style-name="T74">not_found_template</text:span></text:span><text:span text:style-name="T8"> define o nome do modelo para o erro 404.</text:span></text:p>
        </text:list-item>
        <text:list-item>
          <text:p text:style-name="P269"><text:span text:style-name="T8">O </text:span><text:span text:style-name="Emphasis"><text:span text:style-name="T74">exception_template</text:span></text:span><text:span text:style-name="T8"> especifica o nome do modelo para o erro de exceção não tratado.</text:span></text:p>
        </text:list-item>
      </text:list>
      <text:p text:style-name="P7"/>
      <text:p text:style-name="P176"><text:span text:style-name="T84"><text:tab/>Normalmente, você define os parâmetros display_not_found_reason e display_exceptions como </text:span><text:span text:style-name="Source_20_Text"><text:span text:style-name="T85">false </text:span></text:span><text:span text:style-name="Emphasis"><text:span text:style-name="T96">em</text:span></text:span><text:span text:style-name="T84"> sistemas </text:span><text:span text:style-name="Emphasis"><text:span text:style-name="T97">em</text:span></text:span><text:span text:style-name="T84"> produção, pois não deseja que os visitantes do site vejam os detalhes sobre erros em seu site. No entanto, você ainda poderá recuperar as informações detalhadas do </text:span><text:span text:style-name="Source_20_Text"><text:span text:style-name="T85">error.log</text:span></text:span><text:span text:style-name="T84">arquivo do Apache.</text:span></text:p>
      <text:p text:style-name="P22"/>
      <text:h text:style-name="P140" text:outline-level="2"><text:bookmark text:name="Models"/>4.19. Modelos</text:h>
      <text:p text:style-name="P41"><text:span text:style-name="T8"><text:tab/>Um </text:span><text:span text:style-name="Emphasis"><text:span text:style-name="T74">modelo</text:span></text:span><text:span text:style-name="T8">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19"><text:soft-page-break/><text:span text:style-name="T8"><text:tab/>Em geral, o termo modelo significa uma representação simplificada de um objeto ou fenômeno da vida real. Simplificad</text:span><text:span text:style-name="T10">a</text:span><text:span text:style-name="T8">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173"><text:span text:style-name="T105"><text:tab/></text:span><text:span text:style-name="T108">Com o ZF3, você representa modelos como classes PHP usuais. As propriedades são implementadas como campos de classe e os comportamentos são implementados como métodos de classe.</text:span></text:p>
      <text:h text:style-name="P140" text:outline-level="2"><text:bookmark text:name="Model_Types"/>4.20. Tipos de modelo</text:h>
      <text:p text:style-name="P40"><text:span text:style-name="T8"><text:tab/>No Zend Framework 3, não existe um </text:span><text:span text:style-name="T11">diretório </text:span><text:span text:style-name="Source_20_Text"><text:span text:style-name="T9">Model </text:span></text:span><text:span text:style-name="T8">único para armazenar as classes do modelo, como você poderia supor. Em vez disso, por convenção, os modelos são subdivididos nos seguintes tipos principais e cada tipo é armazenado em seu próprio subdiretório (consulte a tabela 4.9):</text:span></text:p>
      <text:p text:style-name="P54"/>
      <text:p text:style-name="P137">Tabela 4.9. Tipos de modelo e sua localização</text:p>
      <table:table table:name="Tabela1" table:style-name="Tabela1">
        <table:table-column table:style-name="Tabela1.A"/>
        <table:table-column table:style-name="Tabela1.B"/>
        <table:table-header-rows>
          <table:table-row table:style-name="TableLine94112452835184">
            <table:table-cell table:style-name="Tabela1.A1" office:value-type="string">
              <text:p text:style-name="P133"><text:span text:style-name="Emphasis"><text:span text:style-name="T202">Tipo de modelo</text:span></text:span></text:p>
            </table:table-cell>
            <table:table-cell table:style-name="Tabela1.A1" office:value-type="string">
              <text:p text:style-name="P133"><text:span text:style-name="Emphasis"><text:span text:style-name="T202">diretório</text:span></text:span></text:p>
            </table:table-cell>
          </table:table-row>
        </table:table-header-rows>
        <table:table-row table:style-name="TableLine94112452548384">
          <table:table-cell table:style-name="Tabela1.A1" office:value-type="string">
            <text:p text:style-name="P126">Entidades</text:p>
          </table:table-cell>
          <table:table-cell table:style-name="Tabela1.A1" office:value-type="string">
            <text:p text:style-name="P125"><text:span text:style-name="Source_20_Text"><text:span text:style-name="T204">App_dIR/module/Application/src/Entity</text:span></text:span></text:p>
          </table:table-cell>
        </table:table-row>
        <table:table-row table:style-name="TableLine94112452563424">
          <table:table-cell table:style-name="Tabela1.A1" office:value-type="string">
            <text:p text:style-name="P126">Repositórios</text:p>
          </table:table-cell>
          <table:table-cell table:style-name="Tabela1.A1" office:value-type="string">
            <text:p text:style-name="P125"><text:span text:style-name="Source_20_Text"><text:span text:style-name="T204">App_dIR/module/Application/src/Repository</text:span></text:span></text:p>
          </table:table-cell>
        </table:table-row>
        <table:table-row table:style-name="TableLine94112452548016">
          <table:table-cell table:style-name="Tabela1.A1" office:value-type="string">
            <text:p text:style-name="P126">Objetos de valor</text:p>
          </table:table-cell>
          <table:table-cell table:style-name="Tabela1.A1" office:value-type="string">
            <text:p text:style-name="P125"><text:span text:style-name="Source_20_Text"><text:span text:style-name="T204">App_dIR/module/Application/src/ValueObject</text:span></text:span></text:p>
          </table:table-cell>
        </table:table-row>
        <table:table-row table:style-name="TableLine94112452549584">
          <table:table-cell table:style-name="Tabela1.A1" office:value-type="string">
            <text:p text:style-name="P126">Serviços</text:p>
          </table:table-cell>
          <table:table-cell table:style-name="Tabela1.A1" office:value-type="string">
            <text:p text:style-name="P125"><text:span text:style-name="Source_20_Text"><text:span text:style-name="T204">App_dIR/module/Application/src/Service</text:span></text:span></text:p>
          </table:table-cell>
        </table:table-row>
        <table:table-row table:style-name="TableLine94112452554464">
          <table:table-cell table:style-name="Tabela1.A1" office:value-type="string">
            <text:p text:style-name="P126">Fábricas</text:p>
          </table:table-cell>
          <table:table-cell table:style-name="Tabela1.A1" office:value-type="string">
            <text:p text:style-name="P125"><text:span text:style-name="T203">No </text:span><text:span text:style-name="Source_20_Text"><text:span text:style-name="T204">Factory</text:span></text:span><text:span text:style-name="T203">subdiretório em cada diretório de tipo de modelo. por exemplo, fábricas de controladores seriam armazenadas em</text:span><text:span text:style-name="Source_20_Text"><text:span text:style-name="T204">App_dIR/module/Application/src/Controller/Factory</text:span></text:span></text:p>
          </table:table-cell>
        </table:table-row>
      </table:table>
      <text:p text:style-name="P184"/>
      <text:p text:style-name="P184"/>
      <text:p text:style-name="P178"><text:span text:style-name="T8"><text:tab/></text:span><text:span text:style-name="T84">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96">domain-driven design — Tackling Complexity in the Heart of Software</text:span></text:span><text:span text:style-name="T84"> .</text:span></text:p>
      <text:p text:style-name="P1"/>
      <text:p text:style-name="P1"><text:tab/>Abaixo, descreveremos mais detalhadamente os principais tipos de modelo.</text:p>
      <text:h text:style-name="P26" text:outline-level="3"><text:bookmark text:name="Entities"/><text:soft-page-break/>4.20.1. Entidades</text:h>
      <text:p text:style-name="P40"><text:span text:style-name="Emphasis"><text:span text:style-name="T74"><text:tab/>As entidades</text:span></text:span><text:span text:style-name="T8"> destinam-se a armazenar alguns dados e sempre possuem alguma propriedade </text:span><text:span text:style-name="Emphasis"><text:span text:style-name="T74">identificadora</text:span></text:span><text:span text:style-name="T8">, para que você possa identificar os dados de forma exclusiva. por exemplo, uma entidade </text:span><text:span text:style-name="Source_20_Text"><text:span text:style-name="T9">User </text:span></text:span><text:span text:style-name="T8">sempre tem uma propriedade </text:span><text:span text:style-name="Source_20_Text"><text:span text:style-name="T9">login</text:span></text:span><text:span text:style-name="T8"> exclusiva e você pode identificar o usuário por esse atributo. Você pode alterar alguns outros atributos da entidade, como </text:span><text:span text:style-name="Source_20_Text"><text:span text:style-name="T9">firstName</text:span></text:span><text:span text:style-name="T8">, ou </text:span><text:span text:style-name="Source_20_Text"><text:span text:style-name="T9">address</text:span></text:span><text:span text:style-name="T8">, mas seu identificador nunca muda. As entidades geralmente são armazenadas em um banco de dados, em um sistema de arquivos ou em qualquer outro </text:span><text:span text:style-name="T13">meio de </text:span><text:span text:style-name="T8">armazenamento.</text:span></text:p>
      <text:p text:style-name="P40"><text:span text:style-name="T8"><text:tab/>Abaixo, você pode encontrar um exemplo de </text:span><text:span text:style-name="T12">entidade</text:span><text:span text:style-name="T8"> </text:span><text:span text:style-name="Source_20_Text"><text:span text:style-name="T9">User</text:span></text:span><text:span text:style-name="T8">, que representa um visitante do site:</text:span></text:p>
      <text:p text:style-name="P54"/>
      <text:p text:style-name="P123"><text:span text:style-name="Source_20_Text"><text:span text:style-name="T126">// The User entity represents a site visitor</text:span></text:span></text:p>
      <text:p text:style-name="P123"><text:span text:style-name="Source_20_Text"><text:span text:style-name="T132">class</text:span></text:span><text:span text:style-name="Source_20_Text"><text:span text:style-name="T138"> User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properties</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login</text:span></text:span><text:span text:style-name="Source_20_Text"><text:span text:style-name="T149">;</text:span></text:span><text:span text:style-name="Source_20_Text"><text:span text:style-name="T138"> <text:s text:c="4"/></text:span></text:span><text:span text:style-name="Source_20_Text"><text:span text:style-name="T126">// e.g. "admin"</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title</text:span></text:span><text:span text:style-name="Source_20_Text"><text:span text:style-name="T149">;</text:span></text:span><text:span text:style-name="Source_20_Text"><text:span text:style-name="T138"> <text:s text:c="4"/></text:span></text:span><text:span text:style-name="Source_20_Text"><text:span text:style-name="T126">// e.g. "Mr."</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firstName</text:span></text:span><text:span text:style-name="Source_20_Text"><text:span text:style-name="T149">;</text:span></text:span><text:span text:style-name="Source_20_Text"><text:span text:style-name="T138"> </text:span></text:span><text:span text:style-name="Source_20_Text"><text:span text:style-name="T126">// e.g. "John"</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lastName</text:span></text:span><text:span text:style-name="Source_20_Text"><text:span text:style-name="T149">;</text:span></text:span><text:span text:style-name="Source_20_Text"><text:span text:style-name="T138"> <text:s/></text:span></text:span><text:span text:style-name="Source_20_Text"><text:span text:style-name="T126">// e.g. "doe"</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country</text:span></text:span><text:span text:style-name="Source_20_Text"><text:span text:style-name="T149">;</text:span></text:span><text:span text:style-name="Source_20_Text"><text:span text:style-name="T138"> <text:s text:c="2"/></text:span></text:span><text:span text:style-name="Source_20_Text"><text:span text:style-name="T126">// e.g. "USA"</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city</text:span></text:span><text:span text:style-name="Source_20_Text"><text:span text:style-name="T149">;</text:span></text:span><text:span text:style-name="Source_20_Text"><text:span text:style-name="T138"> <text:s text:c="5"/></text:span></text:span><text:span text:style-name="Source_20_Text"><text:span text:style-name="T126">// e.g. "paris"</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POSTCode</text:span></text:span><text:span text:style-name="Source_20_Text"><text:span text:style-name="T149">;</text:span></text:span><text:span text:style-name="Source_20_Text"><text:span text:style-name="T138"> <text:s/></text:span></text:span><text:span text:style-name="Source_20_Text"><text:span text:style-name="T126">// e.g. "10543"</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address</text:span></text:span><text:span text:style-name="Source_20_Text"><text:span text:style-name="T149">;</text:span></text:span><text:span text:style-name="Source_20_Text"><text:span text:style-name="T138"> <text:s text:c="2"/></text:span></text:span><text:span text:style-name="Source_20_Text"><text:span text:style-name="T126">// e.g. "Jackson rd."</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 Behaviors <text:s text:c="3"/></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getLogin</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his</text:span></text:span><text:span text:style-name="Source_20_Text"><text:span text:style-name="T167">-&gt;</text:span></text:span><text:span text:style-name="Source_20_Text"><text:span text:style-name="T173">login</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62">setLogin</text:span></text:span><text:span text:style-name="Source_20_Text"><text:span text:style-name="T149">(</text:span></text:span><text:span text:style-name="Source_20_Text"><text:span text:style-name="T156">$login</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login</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login</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text:span></text:span></text:p>
      <text:p text:style-name="P123"><text:span text:style-name="Source_20_Text"><text:span text:style-name="T149">}</text:span></text:span></text:p>
      <text:p text:style-name="P57"><text:tab/></text:p>
      <text:p text:style-name="P49"><text:span text:style-name="T8"><text:tab/>Nas linhas 5-12, definimos as propriedades do modelo </text:span><text:span text:style-name="Source_20_Text"><text:span text:style-name="T9">User</text:span></text:span><text:span text:style-name="T8">. A melhor prática é definir as propriedades usando o tipo de acesso privado e disponibilizá-las para o chamador por meio de métodos públicos </text:span><text:span text:style-name="Emphasis"><text:span text:style-name="T74">getter</text:span></text:span><text:span text:style-name="T8"> e </text:span><text:span text:style-name="Emphasis"><text:span text:style-name="T74">setter </text:span></text:span><text:span text:style-name="T8">(como </text:span><text:span text:style-name="Source_20_Text"><text:span text:style-name="T9">getLogin()</text:span></text:span><text:span text:style-name="T8"> e </text:span><text:span text:style-name="Source_20_Text"><text:span text:style-name="T9">setLogin()</text:span></text:span><text:span text:style-name="T8">, etc).</text:span></text:p>
      <text:p text:style-name="P54"/>
      <text:p text:style-name="P174"><text:soft-page-break/><text:span text:style-name="T84"><text:tab/>Os métodos de comportamento do modelo não são limitados por getters e setters. Você pode criar outros métodos que manipulam os dados do modelo. por exemplo, você pode definir o </text:span><text:span text:style-name="Source_20_Text"><text:span text:style-name="T85">getFullName()</text:span></text:span><text:span text:style-name="T84">método de conveniência, que retornaria o nome completo do usuário, como "Sr. John doe".</text:span></text:p>
      <text:h text:style-name="P24" text:outline-level="3"/>
      <text:h text:style-name="P26" text:outline-level="3"><text:bookmark text:name="Repositories"/>4.20.2. Repositórios</text:h>
      <text:p text:style-name="P42"><text:span text:style-name="Emphasis"><text:span text:style-name="T74"><text:tab/>Os repositórios</text:span></text:span><text:span text:style-name="T8"> são modelos específicos responsáveis </text:span><text:span text:style-name="T14">p</text:span><text:span text:style-name="T8">or armazenar e recuperar entidades. por exemplo, </text:span><text:span text:style-name="T14">o</text:span><text:span text:style-name="T8"> </text:span><text:span text:style-name="Source_20_Text"><text:span text:style-name="T9">UserRepository </text:span></text:span><text:span text:style-name="T8">pode representar uma tabela de banco de dados e fornecer métodos para recuperar </text:span><text:span text:style-name="T14">a entidade</text:span><text:span text:style-name="T8"> </text:span><text:span text:style-name="Source_20_Text"><text:span text:style-name="T9">User</text:span></text:span><text:span text:style-name="T8">. Você normalmente usa repositórios ao armazenar entidades em um banco de dados. Com os repositórios, você pode encapsular a lógica de consulta SQL em um único local e mantê-la e testá-la facilmente.</text:span></text:p>
      <text:p text:style-name="P54"/>
      <text:p text:style-name="P174"><text:span text:style-name="T84"><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84"> , quando falarmos sobre a biblioteca doctrine.</text:span></text:p>
      <text:h text:style-name="P24" text:outline-level="3"/>
      <text:h text:style-name="P26" text:outline-level="3"><text:bookmark text:name="Value_Objects"/>4.20.3. Objetos de valor</text:h>
      <text:p text:style-name="P43"><text:span text:style-name="Emphasis"><text:span text:style-name="T74"><text:tab/>Objetos de valor</text:span></text:span><text:span text:style-name="T8"> são um tipo de modelo para o qual a identidade não é tão importante quanto para </text:span><text:span text:style-name="T15">as </text:span><text:span text:style-name="T8">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23"><text:span text:style-name="Source_20_Text"><text:span text:style-name="T132">class</text:span></text:span><text:span text:style-name="Source_20_Text"><text:span text:style-name="T138"> MoneyAmount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properties</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currency</text:span></text:span><text:span text:style-name="Source_20_Text"><text:span text:style-name="T149">;</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amount</text:span></text:span><text:span text:style-name="Source_20_Text"><text:span text:style-name="T149">;</text:span></text:span></text:p>
      <text:p text:style-name="P123"><text:span text:style-name="Source_20_Text"><text:span text:style-name="T139"><text:s text:c="4"/></text:span></text:span><text:span text:style-name="Source_20_Text"><text:span text:style-name="T126">// Constructor</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__construct</text:span></text:span><text:span text:style-name="Source_20_Text"><text:span text:style-name="T149">(</text:span></text:span><text:span text:style-name="Source_20_Text"><text:span text:style-name="T156">$amount</text:span></text:span><text:span text:style-name="Source_20_Text"><text:span text:style-name="T149">,</text:span></text:span><text:span text:style-name="Source_20_Text"><text:span text:style-name="T138"> </text:span></text:span><text:span text:style-name="Source_20_Text"><text:span text:style-name="T156">$currency</text:span></text:span><text:span text:style-name="Source_20_Text"><text:span text:style-name="T167">=</text:span></text:span><text:span text:style-name="Source_20_Text"><text:span text:style-name="T178">'USd'</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amoun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amount</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currency</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currency</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26">// Gets the currency code <text:s/></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getCurrency</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his</text:span></text:span><text:span text:style-name="Source_20_Text"><text:span text:style-name="T167">-&gt;</text:span></text:span><text:span text:style-name="Source_20_Text"><text:span text:style-name="T173">currency</text:span></text:span><text:span text:style-name="Source_20_Text"><text:span text:style-name="T149">;</text:span></text:span><text:span text:style-name="Source_20_Text"><text:span text:style-name="T138"> <text:s/></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26">// Gets the money amount</text:span></text:span></text:p>
      <text:p text:style-name="P123"><text:soft-page-break/><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getAmount</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his</text:span></text:span><text:span text:style-name="Source_20_Text"><text:span text:style-name="T167">-&gt;</text:span></text:span><text:span text:style-name="Source_20_Text"><text:span text:style-name="T173">amount</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text:span></text:span></text:p>
      <text:p text:style-name="P123"><text:span text:style-name="Source_20_Text"><text:span text:style-name="T149">}</text:span></text:span></text:p>
      <text:p text:style-name="P54"/>
      <text:p text:style-name="P40"><text:span text:style-name="T8"><text:tab/>Nas linhas 4-5 definimos duas propriedades: </text:span><text:span text:style-name="Source_20_Text"><text:span text:style-name="T9">currency </text:span></text:span><text:span text:style-name="T8">e </text:span><text:span text:style-name="Source_20_Text"><text:span text:style-name="T9">amount</text:span></text:span><text:span text:style-name="T8">. O modelo não tem propriedade identificadora, em vez disso é identificado por todas as propriedades como um todo: se você alterar o </text:span><text:span text:style-name="Source_20_Text"><text:span text:style-name="T9">currency </text:span></text:span><text:span text:style-name="T8">ou </text:span><text:span text:style-name="Source_20_Text"><text:span text:style-name="T9">amount</text:span></text:span><text:span text:style-name="T8">,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26" text:outline-level="3"><text:bookmark text:name="Services"/>4.20.4. Serviços</text:h>
      <text:p text:style-name="P40"><text:span text:style-name="Emphasis"><text:span text:style-name="T74"><text:tab/>Os modelos de serviço</text:span></text:span><text:span text:style-name="T8"> geralmente encapsulam algumas funcionalidades da lógica de negócios. Os serviços geralmente têm nomes facilmente reconhecíveis que terminam com o sufixo "er", como </text:span><text:span text:style-name="Source_20_Text"><text:span text:style-name="T9">FileUploader </text:span></text:span><text:span text:style-name="T8">ou </text:span><text:span text:style-name="Source_20_Text"><text:span text:style-name="T9">UserManager</text:span></text:span><text:span text:style-name="T8">.</text:span></text:p>
      <text:p text:style-name="P40"><text:span text:style-name="T8"><text:tab/>Abaixo, um exemplo de </text:span><text:span text:style-name="Source_20_Text"><text:span text:style-name="T9">Mailer</text:span></text:span><text:span text:style-name="T8">serviço é apresentado. Ele tem o método </text:span><text:span text:style-name="Source_20_Text"><text:span text:style-name="T9">sendMail()</text:span></text:span><text:span text:style-name="T8"> que recebe um objeto </text:span><text:span text:style-name="Source_20_Text"><text:span text:style-name="T9">EmailMessage</text:span></text:span><text:span text:style-name="T8"> de valor e envia uma mensagem de e-mail usando a função </text:span><text:span text:style-name="Source_20_Text"><text:span text:style-name="T9">mail()</text:span></text:span><text:span text:style-name="T8"> padrão do PHP:</text:span></text:p>
      <text:p text:style-name="P54"/>
      <text:p text:style-name="P54"/>
      <text:p text:style-name="P54"/>
      <text:p text:style-name="P54"/>
      <text:p text:style-name="P123"><text:span text:style-name="Source_20_Text"><text:span text:style-name="T138">&lt;?PHP</text:span></text:span></text:p>
      <text:p text:style-name="P164"/>
      <text:p text:style-name="P123"><text:span text:style-name="Source_20_Text"><text:span text:style-name="T126">// The Email message value object</text:span></text:span></text:p>
      <text:p text:style-name="P123"><text:span text:style-name="Source_20_Text"><text:span text:style-name="T132">class</text:span></text:span><text:span text:style-name="Source_20_Text"><text:span text:style-name="T138"> EmailMessage </text:span></text:span></text:p>
      <text:p text:style-name="P123"><text:span text:style-name="Source_20_Text"><text:span text:style-name="T149">{</text:span></text:span><text:span text:style-name="Source_20_Text"><text:span text:style-name="T138"> <text:s/></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recipient</text:span></text:span><text:span text:style-name="Source_20_Text"><text:span text:style-name="T149">;</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subject</text:span></text:span><text:span text:style-name="Source_20_Text"><text:span text:style-name="T149">;</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text</text:span></text:span><text:span text:style-name="Source_20_Text"><text:span text:style-name="T149">;</text:span></text:span><text:span text:style-name="Source_20_Text"><text:span text:style-name="T138"> <text:s/></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 Constructor</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__construct</text:span></text:span><text:span text:style-name="Source_20_Text"><text:span text:style-name="T149">(</text:span></text:span><text:span text:style-name="Source_20_Text"><text:span text:style-name="T156">$recipient</text:span></text:span><text:span text:style-name="Source_20_Text"><text:span text:style-name="T149">,</text:span></text:span><text:span text:style-name="Source_20_Text"><text:span text:style-name="T138"> </text:span></text:span><text:span text:style-name="Source_20_Text"><text:span text:style-name="T156">$subject</text:span></text:span><text:span text:style-name="Source_20_Text"><text:span text:style-name="T149">,</text:span></text:span><text:span text:style-name="Source_20_Text"><text:span text:style-name="T138"> </text:span></text:span><text:span text:style-name="Source_20_Text"><text:span text:style-name="T156">$text</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recipien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recipient</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subjec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subject</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tex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text</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oft-page-break/><text:span text:style-name="Source_20_Text"><text:span text:style-name="T139"><text:s text:c="2"/></text:span></text:span></text:p>
      <text:p text:style-name="P123"><text:span text:style-name="Source_20_Text"><text:span text:style-name="T139"><text:s text:c="4"/></text:span></text:span><text:span text:style-name="Source_20_Text"><text:span text:style-name="T126">// Getters</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getRecipient</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his</text:span></text:span><text:span text:style-name="Source_20_Text"><text:span text:style-name="T167">-&gt;</text:span></text:span><text:span text:style-name="Source_20_Text"><text:span text:style-name="T173">recipient</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getSubject</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his</text:span></text:span><text:span text:style-name="Source_20_Text"><text:span text:style-name="T167">-&gt;</text:span></text:span><text:span text:style-name="Source_20_Text"><text:span text:style-name="T173">subject</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getText</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his</text:span></text:span><text:span text:style-name="Source_20_Text"><text:span text:style-name="T167">-&gt;</text:span></text:span><text:span text:style-name="Source_20_Text"><text:span text:style-name="T173">text</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164"/>
      <text:p text:style-name="P123"><text:span text:style-name="Source_20_Text"><text:span text:style-name="T126">// The Mailer service, which can send messages by E-mail</text:span></text:span></text:p>
      <text:p text:style-name="P123"><text:span text:style-name="Source_20_Text"><text:span text:style-name="T132">class</text:span></text:span><text:span text:style-name="Source_20_Text"><text:span text:style-name="T138"> Mailer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sendMail</text:span></text:span><text:span text:style-name="Source_20_Text"><text:span text:style-name="T149">(</text:span></text:span><text:span text:style-name="Source_20_Text"><text:span text:style-name="T156">$message</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26">// Use PHP mail() function to send an E-mail</text:span></text:span></text:p>
      <text:p text:style-name="P123"><text:span text:style-name="Source_20_Text"><text:span text:style-name="T139"><text:s text:c="8"/></text:span></text:span><text:span text:style-name="Source_20_Text"><text:span text:style-name="T132">if</text:span></text:span><text:span text:style-name="Source_20_Text"><text:span text:style-name="T149">(</text:span></text:span><text:span text:style-name="Source_20_Text"><text:span text:style-name="T167">!</text:span></text:span><text:span text:style-name="Source_20_Text"><text:span text:style-name="T162">mail</text:span></text:span><text:span text:style-name="Source_20_Text"><text:span text:style-name="T149">(</text:span></text:span><text:span text:style-name="Source_20_Text"><text:span text:style-name="T156">$message</text:span></text:span><text:span text:style-name="Source_20_Text"><text:span text:style-name="T167">-&gt;</text:span></text:span><text:span text:style-name="Source_20_Text"><text:span text:style-name="T162">getRecipient</text:span></text:span><text:span text:style-name="Source_20_Text"><text:span text:style-name="T149">(),</text:span></text:span><text:span text:style-name="Source_20_Text"><text:span text:style-name="T138"> </text:span></text:span><text:span text:style-name="Source_20_Text"><text:span text:style-name="T156">$message</text:span></text:span><text:span text:style-name="Source_20_Text"><text:span text:style-name="T167">-&gt;</text:span></text:span><text:span text:style-name="Source_20_Text"><text:span text:style-name="T162">getSubject</text:span></text:span><text:span text:style-name="Source_20_Text"><text:span text:style-name="T149">(),</text:span></text:span><text:span text:style-name="Source_20_Text"><text:span text:style-name="T138"> </text:span></text:span></text:p>
      <text:p text:style-name="P123"><text:span text:style-name="Source_20_Text"><text:span text:style-name="T139"><text:s text:c="13"/></text:span></text:span><text:span text:style-name="Source_20_Text"><text:span text:style-name="T156">$message</text:span></text:span><text:span text:style-name="Source_20_Text"><text:span text:style-name="T149">()</text:span></text:span><text:span text:style-name="Source_20_Text"><text:span text:style-name="T167">-&gt;</text:span></text:span><text:span text:style-name="Source_20_Text"><text:span text:style-name="T162">getText</text:span></text:span><text:span text:style-name="Source_20_Text"><text:span text:style-name="T149">()))</text:span></text:span><text:span text:style-name="Source_20_Text"><text:span text:style-name="T138"> </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12"/></text:span></text:span><text:span text:style-name="Source_20_Text"><text:span text:style-name="T126">// Error sending message</text:span></text:span></text:p>
      <text:p text:style-name="P123"><text:span text:style-name="Source_20_Text"><text:span text:style-name="T139"><text:s text:c="12"/></text:span></text:span><text:span text:style-name="Source_20_Text"><text:span text:style-name="T132">return</text:span></text:span><text:span text:style-name="Source_20_Text"><text:span text:style-name="T138"> </text:span></text:span><text:span text:style-name="Source_20_Text"><text:span text:style-name="T173">false</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73">true</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Quotations"/>
      <text:p text:style-name="P168"><text:tab/>No Zend Framework, você normalmente registra seus modelos de serviço no Service Manager.</text:p>
      <text:h text:style-name="P26" text:outline-level="3"/>
      <text:h text:style-name="P26" text:outline-level="3"><text:bookmark text:name="Factories"/>4.20.5.Fábricas</text:h>
      <text:p text:style-name="P40"><text:span text:style-name="Emphasis"><text:span text:style-name="T74"><text:tab/>As fábricas </text:span></text:span><text:span text:style-name="T8">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81">new</text:span></text:span><text:span text:style-name="T8">, mas às vezes a lógica de criação de classe pode ser bastante complexa. por exemplo, os serviços geralmente dependem uns dos outros, portanto, talvez seja necessário </text:span><text:span text:style-name="Emphasis"><text:span text:style-name="T74">injetar</text:span></text:span><text:span text:style-name="T8"> dependências em um serviço. Além disso, às vezes pode ser necessário inicializar o serviço logo após a instanciação chamando um (ou vários) de seus métodos.</text:span></text:p>
      <text:p text:style-name="P40"><text:soft-page-break/><text:span text:style-name="T8"><text:tab/>As classes de fábrica normalmente têm nomes que terminam com sufixo </text:span><text:span text:style-name="Source_20_Text"><text:span text:style-name="T81">Factory</text:span></text:span><text:span text:style-name="T8">, como </text:span><text:span text:style-name="Source_20_Text"><text:span text:style-name="T9">CurrencyConverterFactory</text:span></text:span><text:span text:style-name="T8">, </text:span><text:span text:style-name="Source_20_Text"><text:span text:style-name="T9">MailerFactory</text:span></text:span><text:span text:style-name="T8">, etc.</text:span></text:p>
      <text:p text:style-name="P40"><text:span text:style-name="T8"><text:tab/>para um exemplo da vida real, vamos imaginar que temos um serviço </text:span><text:span text:style-name="Source_20_Text"><text:span text:style-name="T9">purchaseManager</text:span></text:span><text:span text:style-name="T8">, que pode processar compras de alguns bens, e que o serviço </text:span><text:span text:style-name="Source_20_Text"><text:span text:style-name="T9">purchaseManager</text:span></text:span><text:span text:style-name="T8"> usa outro serviço chamado </text:span><text:span text:style-name="Source_20_Text"><text:span text:style-name="T9">CurrencyConverter</text:span></text:span><text:span text:style-name="T8">, que pode se conectar a um sistema externo que fornece taxas de câmbio de dinheiro. Vamos escrever uma classe de fábrica para o </text:span><text:span text:style-name="Source_20_Text"><text:span text:style-name="T9">purchaseManager</text:span></text:span><text:span text:style-name="T8">, que instanciaria o serviço e passaria a dependência:</text:span></text:p>
      <text:p text:style-name="P54"/>
      <text:p text:style-name="P123"><text:span text:style-name="Source_20_Text"><text:span text:style-name="T138">&lt;?PHP</text:span></text:span></text:p>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Service</text:span></text:span><text:span text:style-name="Source_20_Text"><text:span text:style-name="T149">\</text:span></text:span><text:span text:style-name="Source_20_Text"><text:span text:style-name="T138">Factory</text:span></text:span><text:span text:style-name="Source_20_Text"><text:span text:style-name="T149">;</text:span></text:span></text:p>
      <text:p text:style-name="P164"/>
      <text:p text:style-name="P123"><text:span text:style-name="Source_20_Text"><text:span text:style-name="T132">use</text:span></text:span><text:span text:style-name="Source_20_Text"><text:span text:style-name="T138"> Interop</text:span></text:span><text:span text:style-name="Source_20_Text"><text:span text:style-name="T149">\</text:span></text:span><text:span text:style-name="Source_20_Text"><text:span text:style-name="T138">Container</text:span></text:span><text:span text:style-name="Source_20_Text"><text:span text:style-name="T149">\</text:span></text:span><text:span text:style-name="Source_20_Text"><text:span text:style-name="T138">ContainerInterface</text:span></text:span><text:span text:style-name="Source_20_Text"><text:span text:style-name="T149">;</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ServiceManager</text:span></text:span><text:span text:style-name="Source_20_Text"><text:span text:style-name="T149">\</text:span></text:span><text:span text:style-name="Source_20_Text"><text:span text:style-name="T138">Factory</text:span></text:span><text:span text:style-name="Source_20_Text"><text:span text:style-name="T149">\</text:span></text:span><text:span text:style-name="Source_20_Text"><text:span text:style-name="T138">FactoryInterface</text:span></text:span><text:span text:style-name="Source_20_Text"><text:span text:style-name="T149">;</text:span></text:span></text:p>
      <text:p text:style-name="P123"><text:span text:style-name="Source_20_Text"><text:span text:style-name="T132">use</text:span></text:span><text:span text:style-name="Source_20_Text"><text:span text:style-name="T138"> Application</text:span></text:span><text:span text:style-name="Source_20_Text"><text:span text:style-name="T149">\</text:span></text:span><text:span text:style-name="Source_20_Text"><text:span text:style-name="T138">Service</text:span></text:span><text:span text:style-name="Source_20_Text"><text:span text:style-name="T149">\</text:span></text:span><text:span text:style-name="Source_20_Text"><text:span text:style-name="T138">CurrencyConverter</text:span></text:span><text:span text:style-name="Source_20_Text"><text:span text:style-name="T149">;</text:span></text:span></text:p>
      <text:p text:style-name="P123"><text:span text:style-name="Source_20_Text"><text:span text:style-name="T132">use</text:span></text:span><text:span text:style-name="Source_20_Text"><text:span text:style-name="T138"> Application</text:span></text:span><text:span text:style-name="Source_20_Text"><text:span text:style-name="T149">\</text:span></text:span><text:span text:style-name="Source_20_Text"><text:span text:style-name="T138">Service</text:span></text:span><text:span text:style-name="Source_20_Text"><text:span text:style-name="T149">\</text:span></text:span><text:span text:style-name="Source_20_Text"><text:span text:style-name="T138">purchaseManager</text:span></text:span><text:span text:style-name="Source_20_Text"><text:span text:style-name="T149">;</text:span></text:span></text:p>
      <text:p text:style-name="P164"/>
      <text:p text:style-name="P123"><text:span text:style-name="Source_20_Text"><text:span text:style-name="T126">/**</text:span></text:span></text:p>
      <text:p text:style-name="P162"><text:span text:style-name="Source_20_Text"><text:span text:style-name="T127"><text:s/></text:span></text:span><text:span text:style-name="Source_20_Text"><text:span text:style-name="T126">* This is the factory for purchaseManager service. Its purpose is to instantiate the </text:span></text:span></text:p>
      <text:p text:style-name="P162"><text:span text:style-name="Source_20_Text"><text:span text:style-name="T127"><text:s/></text:span></text:span><text:span text:style-name="Source_20_Text"><text:span text:style-name="T126">* service and inject its dependencies.</text:span></text:span></text:p>
      <text:p text:style-name="P162"><text:span text:style-name="Source_20_Text"><text:span text:style-name="T127"><text:s/></text:span></text:span><text:span text:style-name="Source_20_Text"><text:span text:style-name="T126">*/</text:span></text:span></text:p>
      <text:p text:style-name="P123"><text:span text:style-name="Source_20_Text"><text:span text:style-name="T132">class</text:span></text:span><text:span text:style-name="Source_20_Text"><text:span text:style-name="T138"> purchaseManagerFactory </text:span></text:span><text:span text:style-name="Source_20_Text"><text:span text:style-name="T132">implements</text:span></text:span><text:span text:style-name="Source_20_Text"><text:span text:style-name="T138"> FactoryInterface</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__invoke</text:span></text:span><text:span text:style-name="Source_20_Text"><text:span text:style-name="T149">(</text:span></text:span><text:span text:style-name="Source_20_Text"><text:span text:style-name="T138">ContainerInterface </text:span></text:span><text:span text:style-name="Source_20_Text"><text:span text:style-name="T156">$container</text:span></text:span><text:span text:style-name="Source_20_Text"><text:span text:style-name="T149">,</text:span></text:span><text:span text:style-name="Source_20_Text"><text:span text:style-name="T138"> </text:span></text:span></text:p>
      <text:p text:style-name="P123"><text:span text:style-name="Source_20_Text"><text:span text:style-name="T139"><text:s text:c="16"/></text:span></text:span><text:span text:style-name="Source_20_Text"><text:span text:style-name="T156">$requestedName</text:span></text:span><text:span text:style-name="Source_20_Text"><text:span text:style-name="T149">,</text:span></text:span><text:span text:style-name="Source_20_Text"><text:span text:style-name="T138"> </text:span></text:span><text:span text:style-name="Source_20_Text"><text:span text:style-name="T132">array</text:span></text:span><text:span text:style-name="Source_20_Text"><text:span text:style-name="T138"> </text:span></text:span><text:span text:style-name="Source_20_Text"><text:span text:style-name="T156">$option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32">null</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26">// Get CurrencyConverter service from the service manager.</text:span></text:span></text:p>
      <text:p text:style-name="P123"><text:span text:style-name="Source_20_Text"><text:span text:style-name="T139"><text:s text:c="8"/></text:span></text:span><text:span text:style-name="Source_20_Text"><text:span text:style-name="T156">$currencyConverter</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container</text:span></text:span><text:span text:style-name="Source_20_Text"><text:span text:style-name="T167">-&gt;</text:span></text:span><text:span text:style-name="Source_20_Text"><text:span text:style-name="T162">get</text:span></text:span><text:span text:style-name="Source_20_Text"><text:span text:style-name="T149">(</text:span></text:span><text:span text:style-name="Source_20_Text"><text:span text:style-name="T138">CurrencyConvert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26">// Instantiate the service and inject dependencies.</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purchaseManager</text:span></text:span><text:span text:style-name="Source_20_Text"><text:span text:style-name="T149">(</text:span></text:span><text:span text:style-name="Source_20_Text"><text:span text:style-name="T156">$currencyConverter</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No código acima temos a classe </text:span><text:span text:style-name="Source_20_Text"><text:span text:style-name="T9">purchaseManagerFactory</text:span></text:span><text:span text:style-name="T8"> que implementa a</text:span><text:span text:style-name="Source_20_Text"><text:span text:style-name="T9"> </text:span></text:span><text:span text:style-name="T8">interface </text:span><text:span text:style-name="Source_20_Text"><text:span text:style-name="T9">Zend\ServiceManager\Factory\FactoryInterface</text:span></text:span><text:span text:style-name="T8">. A classe factory possui o</text:span><text:span text:style-name="Source_20_Text"><text:span text:style-name="T9"> </text:span></text:span><text:span text:style-name="T8">método </text:span><text:span text:style-name="Source_20_Text"><text:span text:style-name="T9">__invoke()</text:span></text:span><text:span text:style-name="T8"> cujo objetivo é instanciar o objeto. Este método tem o argumento </text:span><text:span text:style-name="Source_20_Text"><text:span text:style-name="T9">$container</text:span></text:span><text:span text:style-name="T8"> que é o gerenciador de serviço. Você pode usar </text:span><text:span text:style-name="Source_20_Text"><text:span text:style-name="T9">$container </text:span></text:span><text:span text:style-name="T8">para recuperar serviços do gerenciador de serviços e passá-los para o método construtor do serviço que está sendo instanciado.</text:span></text:p>
      <text:p text:style-name="P142"/>
      <text:h text:style-name="P153" text:outline-level="2"><text:bookmark text:name="Determining_the_Correct_Model_Type"/>4.21. determinando o tipo de modelo correto</text:h>
      <text:p text:style-name="P179"><text:span text:style-name="Strong_20_Emphasis"><text:span text:style-name="T95"><text:tab/>Não é confuso ter tantos tipos de modelos?</text:span></text:span></text:p>
      <text:p text:style-name="P171"><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755448559" text:style-name="L7">
        <text:list-item>
          <text:p text:style-name="P225"><text:span text:style-name="T8">Sua classe de modelo é definitivamente um </text:span><text:span text:style-name="Emphasis"><text:span text:style-name="T74">serviço</text:span></text:span></text:p>
          <text:list>
            <text:list-item>
              <text:p text:style-name="P237">se ele encapsula alguma lógica de negócios</text:p>
            </text:list-item>
            <text:list-item>
              <text:p text:style-name="P237">se você chamá-lo de sua classe de controlador</text:p>
            </text:list-item>
            <text:list-item>
              <text:p text:style-name="P225"><text:span text:style-name="T8">se você acha que o melhor nome para ele termina com "er": sufixo, like </text:span><text:span text:style-name="Source_20_Text"><text:span text:style-name="T9">FileUploader</text:span></text:span><text:span text:style-name="T8">ou</text:span><text:span text:style-name="Source_20_Text"><text:span text:style-name="T9">VersionChecker</text:span></text:span></text:p>
            </text:list-item>
          </text:list>
        </text:list-item>
        <text:list-item>
          <text:p text:style-name="P225"><text:span text:style-name="T8">Sua classe de modelo é uma </text:span><text:span text:style-name="Emphasis"><text:span text:style-name="T74">Entidade</text:span></text:span><text:span text:style-name="T8"> :</text:span></text:p>
          <text:list>
            <text:list-item>
              <text:p text:style-name="P237">se o seu modelo estiver armazenado em um banco de dados</text:p>
            </text:list-item>
            <text:list-item>
              <text:p text:style-name="P237">se tiver um atributo Id</text:p>
            </text:list-item>
            <text:list-item>
              <text:p text:style-name="P237">se tiver métodos getters e setters</text:p>
            </text:list-item>
          </text:list>
        </text:list-item>
        <text:list-item>
          <text:p text:style-name="P225"><text:span text:style-name="T8">Sua classe de modelo é um </text:span><text:span text:style-name="Emphasis"><text:span text:style-name="T74">ValueObject</text:span></text:span><text:span text:style-name="T8"> :</text:span></text:p>
          <text:list>
            <text:list-item>
              <text:p text:style-name="P237">se alterar algum atributo tornaria o modelo completamente diferente</text:p>
            </text:list-item>
            <text:list-item>
              <text:p text:style-name="P237">se o seu modelo tiver getters, mas não setters (imutáveis)</text:p>
            </text:list-item>
          </text:list>
        </text:list-item>
        <text:list-item>
          <text:p text:style-name="P225"><text:span text:style-name="T8">Seu modelo é um </text:span><text:span text:style-name="Emphasis"><text:span text:style-name="T74">repositório</text:span></text:span><text:span text:style-name="T8"> :</text:span></text:p>
          <text:list>
            <text:list-item>
              <text:p text:style-name="P237">se funciona com um banco de dados para recuperar entidades</text:p>
            </text:list-item>
          </text:list>
        </text:list-item>
        <text:list-item>
          <text:p text:style-name="P225"><text:span text:style-name="T8">Seu modelo é uma </text:span><text:span text:style-name="Emphasis"><text:span text:style-name="T74">Fábrica</text:span></text:span><text:span text:style-name="T8"> :</text:span></text:p>
          <text:list>
            <text:list-item>
              <text:p text:style-name="P271">se ele pode criar outros objetos e não pode fazer mais nada</text:p>
            </text:list-item>
          </text:list>
        </text:list-item>
      </text:list>
      <text:p text:style-name="P6"/>
      <text:p text:style-name="P179"><text:span text:style-name="Strong_20_Emphasis"><text:span text:style-name="T95"><text:tab/>Hmm... e se eu armazenar todos os meus modelos em um único diretório de modelos?</text:span></text:span></text:p>
      <text:p text:style-name="P171">Claro, você pode, se desejar fortemente. Mas, quando você usa a biblioteca doctrine ORM, você notará que ela também utiliza princípios ddd, então usar ddd torna sua aplicação bem organizada.</text:p>
      <text:p text:style-name="P156"/>
      <text:h text:style-name="P154" text:outline-level="2"><text:bookmark text:name="Other_Model_Types"/>4.22. Outros tipos de modelo</text:h>
      <text:p text:style-name="P3"><text:tab/>Em seu site, você normalmente dividirá seus principais tipos de modelo (descritos acima) em subtipos. por exemplo, você terá:</text:p>
      <text:list xml:id="list702828404" text:style-name="L8">
        <text:list-item>
          <text:p text:style-name="P219"><text:span text:style-name="Emphasis"><text:span text:style-name="T74">Formulários</text:span></text:span><text:span text:style-name="T8"> . Formulários são modelos cuja finalidade é coletar dados inseridos pelo usuário da web. Os formulários são um subtipo de </text:span><text:span text:style-name="Emphasis"><text:span text:style-name="T74">entidades</text:span></text:span><text:span text:style-name="T8"> . Você normalmente armazenará formulários no </text:span><text:span text:style-name="Source_20_Text"><text:span text:style-name="T9">App_dIR/module/Application/src/Form</text:span></text:span><text:span text:style-name="T8">diretório.</text:span></text:p>
        </text:list-item>
        <text:list-item>
          <text:p text:style-name="P219"><text:soft-page-break/><text:span text:style-name="Emphasis"><text:span text:style-name="T74">Filtros</text:span></text:span><text:span text:style-name="T8"> . Os filtros são projetados para transformar dados de entrada. Os filtros são um subtipo de </text:span><text:span text:style-name="Emphasis"><text:span text:style-name="T74">serviços</text:span></text:span><text:span text:style-name="T8"> . Você normalmente armazenará filtros no </text:span><text:span text:style-name="Source_20_Text"><text:span text:style-name="T9">App_dIR/module/Application/src/Filter</text:span></text:span><text:span text:style-name="T8">diretório.</text:span></text:p>
        </text:list-item>
        <text:list-item>
          <text:p text:style-name="P219"><text:span text:style-name="Emphasis"><text:span text:style-name="T74">Validadores</text:span></text:span><text:span text:style-name="T8"> . Os validadores são usados para verificar se os dados de entrada estão corretos. Os validadores também são um subtipo de </text:span><text:span text:style-name="Emphasis"><text:span text:style-name="T74">serviços</text:span></text:span><text:span text:style-name="T8"> . Você normalmente armazenará validadores no </text:span><text:span text:style-name="Source_20_Text"><text:span text:style-name="T9">App_dIR/module/Application/src/Validator</text:span></text:span><text:span text:style-name="T8">diretório.</text:span></text:p>
        </text:list-item>
        <text:list-item>
          <text:p text:style-name="P219"><text:span text:style-name="Emphasis"><text:span text:style-name="T74">Visualize Ajudantes</text:span></text:span><text:span text:style-name="T8"> . Eles encapsulam algumas funcionalidades de renderização de página. Os auxiliares de visualização são semelhantes aos </text:span><text:span text:style-name="Emphasis"><text:span text:style-name="T74">serviços</text:span></text:span><text:span text:style-name="T8"> . Você normalmente armazenará auxiliares de visualização no </text:span><text:span text:style-name="Source_20_Text"><text:span text:style-name="T9">App_dIR/module/Application/src/View/Helper</text:span></text:span><text:span text:style-name="T8">diretório.</text:span></text:p>
        </text:list-item>
        <text:list-item>
          <text:p text:style-name="P219"><text:span text:style-name="Emphasis"><text:span text:style-name="T74">Rotas</text:span></text:span><text:span text:style-name="T8"> . As rotas são um modelo de </text:span><text:span text:style-name="Emphasis"><text:span text:style-name="T74">serviço</text:span></text:span><text:span text:style-name="T8"> específico usado para implementar regras de mapeamento personalizadas entre URLs e seus controladores. Você normalmente armazenará rotas personalizadas no </text:span><text:span text:style-name="Source_20_Text"><text:span text:style-name="T9">App_dIR/module/Application/src/Route</text:span></text:span><text:span text:style-name="T8">diretório.</text:span></text:p>
        </text:list-item>
      </text:list>
      <text:p text:style-name="P58"/>
      <text:p text:style-name="P3"><text:tab/>Assim, eventualmente você terá a seguinte estrutura de diretórios típica do módulo do seu site:</text:p>
      <text:p text:style-name="P123"><text:span text:style-name="Source_20_Text"><text:span text:style-name="T138">/Application/src</text:span></text:span></text:p>
      <text:p text:style-name="P162"><text:span text:style-name="Source_20_Text"><text:span text:style-name="T139"><text:s text:c="8"/></text:span></text:span><text:span text:style-name="Source_20_Text"><text:span text:style-name="T138">/Controller</text:span></text:span></text:p>
      <text:p text:style-name="P162"><text:span text:style-name="Source_20_Text"><text:span text:style-name="T139"><text:s text:c="16"/></text:span></text:span><text:span text:style-name="Source_20_Text"><text:span text:style-name="T138">/Factory</text:span></text:span></text:p>
      <text:p text:style-name="P162"><text:span text:style-name="Source_20_Text"><text:span text:style-name="T139"><text:s text:c="8"/></text:span></text:span><text:span text:style-name="Source_20_Text"><text:span text:style-name="T138">/plugin</text:span></text:span></text:p>
      <text:p text:style-name="P162"><text:span text:style-name="Source_20_Text"><text:span text:style-name="T139"><text:s text:c="12"/></text:span></text:span><text:span text:style-name="Source_20_Text"><text:span text:style-name="T138">/Factory</text:span></text:span></text:p>
      <text:p text:style-name="P162"><text:span text:style-name="Source_20_Text"><text:span text:style-name="T139"><text:s text:c="8"/></text:span></text:span><text:span text:style-name="Source_20_Text"><text:span text:style-name="T138">/Entity</text:span></text:span></text:p>
      <text:p text:style-name="P162"><text:span text:style-name="Source_20_Text"><text:span text:style-name="T139"><text:s text:c="8"/></text:span></text:span><text:span text:style-name="Source_20_Text"><text:span text:style-name="T138">/Filter</text:span></text:span></text:p>
      <text:p text:style-name="P162"><text:span text:style-name="Source_20_Text"><text:span text:style-name="T139"><text:s text:c="8"/></text:span></text:span><text:span text:style-name="Source_20_Text"><text:span text:style-name="T138">/Form</text:span></text:span></text:p>
      <text:p text:style-name="P162"><text:span text:style-name="Source_20_Text"><text:span text:style-name="T139"><text:s text:c="4"/></text:span></text:span><text:span text:style-name="Source_20_Text"><text:span text:style-name="T138">/Repository</text:span></text:span></text:p>
      <text:p text:style-name="P162"><text:span text:style-name="Source_20_Text"><text:span text:style-name="T139"><text:s text:c="8"/></text:span></text:span><text:span text:style-name="Source_20_Text"><text:span text:style-name="T138">/Route</text:span></text:span></text:p>
      <text:p text:style-name="P162"><text:span text:style-name="Source_20_Text"><text:span text:style-name="T139"><text:s text:c="8"/></text:span></text:span><text:span text:style-name="Source_20_Text"><text:span text:style-name="T138">/Service</text:span></text:span></text:p>
      <text:p text:style-name="P162"><text:span text:style-name="Source_20_Text"><text:span text:style-name="T139"><text:s text:c="16"/></text:span></text:span><text:span text:style-name="Source_20_Text"><text:span text:style-name="T138">/Factory</text:span></text:span></text:p>
      <text:p text:style-name="P162"><text:span text:style-name="Source_20_Text"><text:span text:style-name="T139"><text:s text:c="8"/></text:span></text:span><text:span text:style-name="Source_20_Text"><text:span text:style-name="T138">/Validator</text:span></text:span></text:p>
      <text:p text:style-name="P162"><text:span text:style-name="Source_20_Text"><text:span text:style-name="T139"><text:s text:c="4"/></text:span></text:span><text:span text:style-name="Source_20_Text"><text:span text:style-name="T138">/ValueObject</text:span></text:span></text:p>
      <text:p text:style-name="P162"><text:span text:style-name="Source_20_Text"><text:span text:style-name="T139"><text:s text:c="8"/></text:span></text:span><text:span text:style-name="Source_20_Text"><text:span text:style-name="T138">/View</text:span></text:span></text:p>
      <text:p text:style-name="P162"><text:span text:style-name="Source_20_Text"><text:span text:style-name="T139"><text:s text:c="16"/></text:span></text:span><text:span text:style-name="Source_20_Text"><text:span text:style-name="T138">/Helper</text:span></text:span></text:p>
      <text:p text:style-name="P163"><text:span text:style-name="Source_20_Text"><text:span text:style-name="T139"><text:s text:c="12"/></text:span></text:span><text:span text:style-name="Source_20_Text"><text:span text:style-name="T138">/Factory</text:span></text:span></text:p>
      <text:p text:style-name="Quotations"/>
      <text:p text:style-name="P172"><text:tab/>É possível ter muitos subtipos de modelo arbitrariamente. Quanto mais complexo for o seu aplicativo, mais subtipos de modelo você poderá ter.</text:p>
      <text:h text:style-name="P154" text:outline-level="2"><text:bookmark text:name="Skinny_Controllers__Fat_Models__Simple_Views"/>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27" text:outline-level="3"><text:bookmark text:name="Skinny_Controllers"/>4.23.1. Controladores magros</text:h>
      <text:p text:style-name="P3"><text:tab/>A ideia por trás do termo "controlador magro" é que normalmente, em suas classes de controlador, você coloca apenas o código que:</text:p>
      <text:list xml:id="list4182760724" text:style-name="L9">
        <text:list-item>
          <text:p text:style-name="P226"><text:span text:style-name="T8">acessa dados de solicitação do usuário ( </text:span><text:span text:style-name="Source_20_Text"><text:span text:style-name="T9">$_GET</text:span></text:span><text:span text:style-name="T8">, </text:span><text:span text:style-name="Source_20_Text"><text:span text:style-name="T9">$_POST</text:span></text:span><text:span text:style-name="T8">, </text:span><text:span text:style-name="Source_20_Text"><text:span text:style-name="T9">$_FILES</text:span></text:span><text:span text:style-name="T8">e outras variáveis PHP);</text:span></text:p>
        </text:list-item>
        <text:list-item>
          <text:p text:style-name="P238">verifica a validade dos dados de entrada;</text:p>
        </text:list-item>
        <text:list-item>
          <text:p text:style-name="P238">(opcionalmente) faz alguns preparativos básicos para os dados;</text:p>
        </text:list-item>
        <text:list-item>
          <text:p text:style-name="P238">passa os dados para o(s) modelo(s) e recupera o resultado retornado pelo(s) modelo(s);</text:p>
        </text:list-item>
        <text:list-item>
          <text:p text:style-name="P274"><text:span text:style-name="T8">e finalmente retorna os dados de saída como parte de um </text:span><text:span text:style-name="Source_20_Text"><text:span text:style-name="T9">ViewModel</text:span></text:span><text:span text:style-name="T8">contêiner variável.</text:span></text:p>
        </text:list-item>
      </text:list>
      <text:p text:style-name="P3"><text:tab/>Uma classe de controlador deve evitar:</text:p>
      <text:list xml:id="list1178791145" text:style-name="L10">
        <text:list-item>
          <text:p text:style-name="P239">contendo lógica de negócios complexa, que é melhor mantida em classes de modelo;</text:p>
        </text:list-item>
        <text:list-item>
          <text:p text:style-name="P272">contendo qualquer HTML ou qualquer outro código de marcação de apresentação. Isso é melhor ser colocado em modelos de visualização.</text:p>
        </text:list-item>
      </text:list>
      <text:p text:style-name="P52"><text:span text:style-name="T8"><text:tab/>para um exemplo de um controlador "magro", veja a classe </text:span><text:span text:style-name="Source_20_Text"><text:span text:style-name="T9">CurrencyConverterController</text:span></text:span><text:span text:style-name="T8"> abaixo. Este controlador fornece o método de ação "converter" cujo objetivo é converter uma quantia em dinheiro de EUR para moeda USd. O usuário passa a quantia de dinheiro através da variável GET "quantia".</text:span></text:p>
      <text:p text:style-name="P58"/>
      <text:p text:style-name="P123"><text:span text:style-name="Source_20_Text"><text:span text:style-name="T132">class</text:span></text:span><text:span text:style-name="Source_20_Text"><text:span text:style-name="T138"> CurrencyConverterController </text:span></text:span><text:span text:style-name="Source_20_Text"><text:span text:style-name="T132">extends</text:span></text:span><text:span text:style-name="Source_20_Text"><text:span text:style-name="T138"> AbstractActionController </text:span></text:span></text:p>
      <text:p text:style-name="P123"><text:span text:style-name="Source_20_Text"><text:span text:style-name="T149">{</text:span></text:span><text:span text:style-name="Source_20_Text"><text:span text:style-name="T138"> <text:s/></text:span></text:span></text:p>
      <text:p text:style-name="P123"><text:span text:style-name="Source_20_Text"><text:span text:style-name="T139"><text:s text:c="4"/></text:span></text:span><text:span text:style-name="Source_20_Text"><text:span text:style-name="T126">// Currency converter model</text:span></text:span></text:p>
      <text:p text:style-name="P123"><text:span text:style-name="Source_20_Text"><text:span text:style-name="T139"><text:s text:c="4"/></text:span></text:span><text:span text:style-name="Source_20_Text"><text:span text:style-name="T132">private</text:span></text:span><text:span text:style-name="Source_20_Text"><text:span text:style-name="T138"> </text:span></text:span><text:span text:style-name="Source_20_Text"><text:span text:style-name="T156">$currencyConverter</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Constructor. It's purpose is to "inject" dependencies.</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__construct</text:span></text:span><text:span text:style-name="Source_20_Text"><text:span text:style-name="T149">(</text:span></text:span><text:span text:style-name="Source_20_Text"><text:span text:style-name="T156">$currencyConverter</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currencyConverter</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currencyConverter</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The "convert" action displays the converted money amount</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convertAction</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text:span></text:span></text:p>
      <text:p text:style-name="P123"><text:span text:style-name="Source_20_Text"><text:span text:style-name="T139"><text:s text:c="8"/></text:span></text:span><text:span text:style-name="Source_20_Text"><text:span text:style-name="T126">// Get the money amount from GET</text:span></text:span></text:p>
      <text:p text:style-name="P123"><text:span text:style-name="Source_20_Text"><text:span text:style-name="T139"><text:s text:c="8"/></text:span></text:span><text:span text:style-name="Source_20_Text"><text:span text:style-name="T156">$amoun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span text:style-name="Source_20_Text"><text:span text:style-name="T138">float</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Query</text:span></text:span><text:span text:style-name="Source_20_Text"><text:span text:style-name="T149">(</text:span></text:span><text:span text:style-name="Source_20_Text"><text:span text:style-name="T178">'amount'</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73">1</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8"/></text:span></text:span><text:span text:style-name="Source_20_Text"><text:span text:style-name="T126">// Validate input data</text:span></text:span></text:p>
      <text:p text:style-name="P123"><text:span text:style-name="Source_20_Text"><text:span text:style-name="T139"><text:s text:c="8"/></text:span></text:span><text:span text:style-name="Source_20_Text"><text:span text:style-name="T132">if</text:span></text:span><text:span text:style-name="Source_20_Text"><text:span text:style-name="T149">(</text:span></text:span><text:span text:style-name="Source_20_Text"><text:span text:style-name="T156">$amount</text:span></text:span><text:span text:style-name="Source_20_Text"><text:span text:style-name="T167">&lt;</text:span></text:span><text:span text:style-name="Source_20_Text"><text:span text:style-name="T173">0</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26">// Money amount is missing</text:span></text:span></text:p>
      <text:p text:style-name="P123"><text:span text:style-name="Source_20_Text"><text:span text:style-name="T139"><text:s text:c="12"/></text:span></text:span><text:span text:style-name="Source_20_Text"><text:span text:style-name="T138">$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setStatusCode</text:span></text:span><text:span text:style-name="Source_20_Text"><text:span text:style-name="T149">(</text:span></text:span><text:span text:style-name="Source_20_Text"><text:span text:style-name="T173">404</text:span></text:span><text:span text:style-name="Source_20_Text"><text:span text:style-name="T149">);</text:span></text:span></text:p>
      <text:p text:style-name="P123"><text:soft-page-break/><text:span text:style-name="Source_20_Text"><text:span text:style-name="T139"><text:s text:c="12"/></text:span></text:span><text:span text:style-name="Source_20_Text"><text:span text:style-name="T132">return</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text:span></text:span></text:p>
      <text:p text:style-name="P123"><text:span text:style-name="Source_20_Text"><text:span text:style-name="T139"><text:s text:c="8"/></text:span></text:span><text:span text:style-name="Source_20_Text"><text:span text:style-name="T126">// pass the data to the CurrencyConverter model</text:span></text:span></text:p>
      <text:p text:style-name="P123"><text:span text:style-name="Source_20_Text"><text:span text:style-name="T139"><text:s text:c="8"/></text:span></text:span><text:span text:style-name="Source_20_Text"><text:span text:style-name="T156">$convertedAmount</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73">currencyConverter</text:span></text:span><text:span text:style-name="Source_20_Text"><text:span text:style-name="T167">-&gt;</text:span></text:span><text:span text:style-name="Source_20_Text"><text:span text:style-name="T162">convertEURtoUSd</text:span></text:span><text:span text:style-name="Source_20_Text"><text:span text:style-name="T149">(</text:span></text:span><text:span text:style-name="Source_20_Text"><text:span text:style-name="T156">$amount</text:span></text:span><text:span text:style-name="Source_20_Text"><text:span text:style-name="T149">);</text:span></text:span><text:span text:style-name="Source_20_Text"><text:span text:style-name="T138"> <text:s/></text:span></text:span></text:p>
      <text:p text:style-name="P162"><text:span text:style-name="Source_20_Text"><text:span text:style-name="T139"><text:s text:c="16"/></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ViewModel</text:span></text:span><text:span text:style-name="Source_20_Text"><text:span text:style-name="T149">([</text:span></text:span></text:p>
      <text:p text:style-name="P123"><text:span text:style-name="Source_20_Text"><text:span text:style-name="T139"><text:s text:c="12"/></text:span></text:span><text:span text:style-name="Source_20_Text"><text:span text:style-name="T178">'amount'</text:span></text:span><text:span text:style-name="Source_20_Text"><text:span text:style-name="T167">=&gt;</text:span></text:span><text:span text:style-name="Source_20_Text"><text:span text:style-name="T156">$amount</text:span></text:span><text:span text:style-name="Source_20_Text"><text:span text:style-name="T149">,</text:span></text:span></text:p>
      <text:p text:style-name="P123"><text:span text:style-name="Source_20_Text"><text:span text:style-name="T139"><text:s text:c="12"/></text:span></text:span><text:span text:style-name="Source_20_Text"><text:span text:style-name="T178">'convertedAmount'</text:span></text:span><text:span text:style-name="Source_20_Text"><text:span text:style-name="T167">=&gt;</text:span></text:span><text:span text:style-name="Source_20_Text"><text:span text:style-name="T156">$convertedAmount</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3"/>
      <text:p text:style-name="P3"><text:tab/>O método de ação do controlador acima faz o seguinte:</text:p>
      <text:list xml:id="list2003894410" text:style-name="L11">
        <text:list-item>
          <text:p text:style-name="P220"><text:span text:style-name="T8">Recebe os dados passados pelo usuário do site (linha 16). Esses dados geralmente fazem parte do</text:span><text:span text:style-name="Source_20_Text"><text:span text:style-name="T9"> </text:span></text:span><text:span text:style-name="T8">objeto </text:span><text:span text:style-name="Source_20_Text"><text:span text:style-name="T9">Request</text:span></text:span><text:span text:style-name="T8"> e podem ser recuperados usando o</text:span><text:span text:style-name="Source_20_Text"><text:span text:style-name="T9"> </text:span></text:span><text:span text:style-name="T8">método </text:span><text:span text:style-name="Source_20_Text"><text:span text:style-name="T9">getRequest()</text:span></text:span><text:span text:style-name="T8">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84"> </text:span></text:span><text:span text:style-name="T8">do controlador.</text:span></text:p>
        </text:list-item>
        <text:list-item>
          <text:p text:style-name="P232">Executa a verificação básica dos dados passados pelo usuário (linha 19), e se os dados estiverem ausentes (ou inválidos), define um código de erro HTTP (linha 21).</text:p>
        </text:list-item>
        <text:list-item>
          <text:p text:style-name="P220"><text:span text:style-name="T8">passa a quantia em dinheiro para o</text:span><text:span text:style-name="Source_20_Text"><text:span text:style-name="T9"> </text:span></text:span><text:span text:style-name="T8">modelo </text:span><text:span text:style-name="Source_20_Text"><text:span text:style-name="T9">CurrencyConverter</text:span></text:span><text:span text:style-name="T8"> (linha 26) chamando seu </text:span><text:span text:style-name="Source_20_Text"><text:span text:style-name="T9"><text:s/></text:span></text:span><text:span text:style-name="T8">método </text:span><text:span text:style-name="Source_20_Text"><text:span text:style-name="T9">convertEURtoUSd()</text:span></text:span><text:span text:style-name="T8">. O método retorna o valor convertido.</text:span></text:p>
        </text:list-item>
        <text:list-item>
          <text:p text:style-name="P220"><text:span text:style-name="T8">Constrói </text:span><text:span text:style-name="T16">a</text:span><text:span text:style-name="T8">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 e passa os dados resultantes para ele (linha 28). Est</text:span><text:span text:style-name="T16">a variável </text:span><text:span text:style-name="T8">container pode ser acessado POSTeriormente no template de view correspondente responsável pela apresentação dos dados.</text:span></text:p>
        </text:list-item>
      </text:list>
      <text:h text:style-name="P25" text:outline-level="3"/>
      <text:h text:style-name="P27"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2568608807" text:style-name="L12">
        <text:list-item>
          <text:p text:style-name="P233">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233">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4098029008" text:style-name="L13">
        <text:list-item>
          <text:p text:style-name="P221"><text:soft-page-break/><text:span text:style-name="T8">Acesse os dados da solicitação HTTP, </text:span><text:span text:style-name="Source_20_Text"><text:span text:style-name="T9">$_GET</text:span></text:span><text:span text:style-name="T8">, </text:span><text:span text:style-name="Source_20_Text"><text:span text:style-name="T9">$_POST</text:span></text:span><text:span text:style-name="T8">e outras variáveis PHP. É o trabalho do controlador extrair esses dados e passá-los para a entrada do modelo.</text:span></text:p>
        </text:list-item>
        <text:list-item>
          <text:p text:style-name="P234">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27" text:outline-level="3"/>
      <text:h text:style-name="P27"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232347823" text:style-name="L14">
        <text:list-item>
          <text:p text:style-name="P235">Mantenha o código de marcação HTML estático.</text:p>
        </text:list-item>
        <text:list-item>
          <text:p text:style-name="P235">Recupere os dados de um contêiner de variável e os ecoe no fluxo de saída do PHP.</text:p>
        </text:list-item>
        <text:list-item>
          <text:p text:style-name="P235">Se um controlador passou um determinado modelo por meio de um contêiner de variáveis, pesquise dados no modelo (por exemplo, você pode recuperar linhas de uma tabela de banco de dados e renderizá-las).</text:p>
        </text:list-item>
        <text:list-item>
          <text:p text:style-name="P222"><text:span text:style-name="T8">Contêm operações simples de controle de fluxo PHP, como , </text:span><text:span text:style-name="Source_20_Text"><text:span text:style-name="T9">if</text:span></text:span><text:span text:style-name="T8">e assim por diante. Isso permite variar a apresentação dependendo das variáveis passadas pelo controlador.</text:span><text:span text:style-name="Source_20_Text"><text:span text:style-name="T9">foreachswitch</text:span></text:span></text:p>
        </text:list-item>
      </text:list>
      <text:p text:style-name="P5"><text:tab/></text:p>
      <text:p text:style-name="P5"><text:tab/>O modelo de visualização não é recomendado para:</text:p>
      <text:list xml:id="list1061771274" text:style-name="L15">
        <text:list-item>
          <text:p text:style-name="P236">Acesse dados da solicitação HTTP e variáveis PHP super globais.</text:p>
        </text:list-item>
        <text:list-item>
          <text:p text:style-name="P236">Crie modelos, manipule-os e modifique o estado da aplicação.</text:p>
        </text:list-item>
      </text:list>
      <text:p text:style-name="P3"><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157"/>
      <text:h text:style-name="P154"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0"><text:span text:style-name="T8"><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P161" text:outline-level="1"><text:bookmark text:name="routing"/><text:soft-page-break/>5. Roteamento</text:h>
      <text:p text:style-name="P52"><text:span text:style-name="T8"><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84">Zend\Router</text:span></text:span></text:a><text:span text:style-name="T8">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4112453358352">
            <table:table-cell table:style-name="Tabela2.A1" office:value-type="string">
              <text:p text:style-name="P134"><text:span text:style-name="Emphasis"><text:span text:style-name="T202">Componente</text:span></text:span></text:p>
            </table:table-cell>
            <table:table-cell table:style-name="Tabela2.A1" office:value-type="string">
              <text:p text:style-name="P134"><text:span text:style-name="Emphasis"><text:span text:style-name="T202">descrição</text:span></text:span></text:p>
            </table:table-cell>
          </table:table-row>
        </table:table-header-rows>
        <table:table-row table:style-name="TableLine94112453976992">
          <table:table-cell table:style-name="Tabela2.A1" office:value-type="string">
            <text:p text:style-name="P130"><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11">Zend\Router</text:span></text:span></text:a></text:p>
          </table:table-cell>
          <table:table-cell table:style-name="Tabela2.A1" office:value-type="string">
            <text:p text:style-name="P127">Implementa suporte de roteamento.</text:p>
          </table:table-cell>
        </table:table-row>
        <table:table-row table:style-name="TableLine94112453977344">
          <table:table-cell table:style-name="Tabela2.A1" office:value-type="string">
            <text:p text:style-name="P130"><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11">Zend\Barcode</text:span></text:span></text:a></text:p>
          </table:table-cell>
          <table:table-cell table:style-name="Tabela2.A1" office:value-type="string">
            <text:p text:style-name="P166">Componente auxiliar implementando códigos de barras.</text:p>
          </table:table-cell>
        </table:table-row>
      </table:table>
      <text:p text:style-name="P53"><text:a xlink:type="simple" xlink:href="https://olegkrivtsov.github.io/using-zend-framework-3-book/html/en/Routing/URL_Structure.html" text:style-name="Internet_20_link" text:visited-style-name="Visited_20_Internet_20_Link"><text:span text:style-name="T1"/></text:a></text:p>
      <text:list xml:id="list5882508" text:style-name="L16">
        <text:list-item>
          <text:p text:style-name="P227"><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227"><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227"><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227"><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227"><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227"><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227"><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227"><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227"><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227"><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227"><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227"><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227"><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227"><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227"><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227"><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227"><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227"><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227"><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227"><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227"><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227"><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227"><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227"><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227"><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227"><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227"><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227"><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275"><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154" text:outline-level="2"><text:bookmark text:name="URL_Structure"/>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52"><text:span text:style-name="T8"><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8">" (figura 5.1).</text:span></text:p>
      <text:p text:style-name="P58"/>
      <text:p text:style-name="P80"><text:span text:style-name="T212"><draw:a xlink:type="simple" xlink:href="https://olegkrivtsov.github.io/using-zend-framework-3-book/html/en/images/routing/url_segments.png" office:target-frame-name="_blank" xlink:show="new"><draw:frame draw:style-name="fr8"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16">Figura 5.1. Estrutura de URL típica</text:span></text:p>
      <text:p text:style-name="P58"/>
      <text:p text:style-name="P52"><text:span text:style-name="T8"><text:tab/>Essa URL começa com o esquema (o esquema geralmente se parece com </text:span><text:span text:style-name="Emphasis"><text:span text:style-name="T74">HTTP</text:span></text:span><text:span text:style-name="T8"> ou </text:span><text:span text:style-name="Emphasis"><text:span text:style-name="T74">HTTPs</text:span></text:span><text:span text:style-name="T8">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52"><text:span text:style-name="T8"><text:tab/>Cada parte em um URL usa codificação de caracteres especial, que é chamada de </text:span><text:span text:style-name="Emphasis"><text:span text:style-name="T74">codificação de URL</text:span></text:span><text:span text:style-name="T8">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8">Se um URL contiver caracteres não seguros, eles serão substituídos por um caractere de porcentagem ('%') seguido por dois dígitos hexadecimais (por exemplo, o caractere de espaço será substituído por '%20').</text:span></text:p>
      <text:p text:style-name="P113"><text:tab/></text:p>
      <text:p text:style-name="P111"><text:span text:style-name="T215">3)</text:span><text:span text:style-name="T214">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157"/>
      <text:h text:style-name="P154" text:outline-level="2"><text:bookmark text:name="Route_Types"/>5.2. Tipos de rota</text:h>
      <text:p text:style-name="P52"><text:span text:style-name="Emphasis"><text:span text:style-name="T74"><text:tab/>O roteamento</text:span></text:span><text:span text:style-name="T8">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8">"</text:span><text:a xlink:type="simple" xlink:href="http://localhost/" text:style-name="Internet_20_link" text:visited-style-name="Visited_20_Internet_20_Link"><text:span text:style-name="T1">HTTP://localhost/</text:span></text:a><text:span text:style-name="T8">" para o </text:span><text:span text:style-name="Source_20_Text"><text:span text:style-name="T9">IndexController::indexAction()</text:span></text:span><text:span text:style-name="T8">método e a URL "</text:span><text:a xlink:type="simple" xlink:href="http://localhost/about" text:style-name="Internet_20_link" text:visited-style-name="Visited_20_Internet_20_Link"><text:span text:style-name="T1">HTTP://localhost/about</text:span></text:a><text:span text:style-name="T8">" para o </text:span><text:span text:style-name="Source_20_Text"><text:span text:style-name="T9">IndexController::aboutAction()</text:span></text:span><text:span text:style-name="T8">método.</text:span></text:p>
      <text:p text:style-name="P58"/>
      <text:p text:style-name="P180"><text:span text:style-name="T84"><text:tab/>Você define o mapeamento entre URLs e controladores com a ajuda de </text:span><text:span text:style-name="Emphasis"><text:span text:style-name="T96">rotas</text:span></text:span><text:span text:style-name="T84"> .</text:span></text:p>
      <text:p text:style-name="P58"/>
      <text:p text:style-name="P52"><text:span text:style-name="T8"><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84">Zend\Router\HTTP</text:span></text:span></text:a><text:span text:style-name="T8">namespace.</text:span></text:p>
      <text:p text:style-name="P58"/>
      <text:p text:style-name="P138">Tabela 5.1. Tipos de rota</text:p>
      <table:table table:name="Tabela3" table:style-name="Tabela3">
        <table:table-column table:style-name="Tabela3.A"/>
        <table:table-column table:style-name="Tabela3.B"/>
        <table:table-header-rows>
          <table:table-row table:style-name="TableLine94112454024144">
            <table:table-cell table:style-name="Tabela3.A1" office:value-type="string">
              <text:p text:style-name="P134"><text:span text:style-name="Emphasis"><text:span text:style-name="T202">Tipo de rota</text:span></text:span></text:p>
            </table:table-cell>
            <table:table-cell table:style-name="Tabela3.A1" office:value-type="string">
              <text:p text:style-name="P134"><text:span text:style-name="Emphasis"><text:span text:style-name="T202">descrição</text:span></text:span></text:p>
            </table:table-cell>
          </table:table-row>
        </table:table-header-rows>
        <table:table-row table:style-name="TableLine94112454099472">
          <table:table-cell table:style-name="Tabela3.A1" office:value-type="string">
            <text:p text:style-name="P130"><text:span text:style-name="Emphasis"><text:span text:style-name="T202">Literal</text:span></text:span></text:p>
          </table:table-cell>
          <table:table-cell table:style-name="Tabela3.A1" office:value-type="string">
            <text:p text:style-name="P127">Correspondência exata com a parte do caminho de um URL.</text:p>
          </table:table-cell>
        </table:table-row>
        <table:table-row table:style-name="TableLine94112454099824">
          <table:table-cell table:style-name="Tabela3.A1" office:value-type="string">
            <text:p text:style-name="P130"><text:span text:style-name="Emphasis"><text:span text:style-name="T202">Segmento</text:span></text:span></text:p>
          </table:table-cell>
          <table:table-cell table:style-name="Tabela3.A1" office:value-type="string">
            <text:p text:style-name="P127">Correspondência com um segmento de caminho (ou vários segmentos) de um URL.</text:p>
          </table:table-cell>
        </table:table-row>
        <table:table-row table:style-name="TableLine94112454100352">
          <table:table-cell table:style-name="Tabela3.A1" office:value-type="string">
            <text:p text:style-name="P130"><text:span text:style-name="Emphasis"><text:span text:style-name="T202">Regex</text:span></text:span></text:p>
          </table:table-cell>
          <table:table-cell table:style-name="Tabela3.A1" office:value-type="string">
            <text:p text:style-name="P127">Correspondência da parte do caminho de um URL com um modelo de expressão regular.</text:p>
          </table:table-cell>
        </table:table-row>
        <table:table-row table:style-name="TableLine94112454100992">
          <table:table-cell table:style-name="Tabela3.A1" office:value-type="string">
            <text:p text:style-name="P130"><text:span text:style-name="Emphasis"><text:span text:style-name="T202">nome de anfitrião</text:span></text:span></text:p>
          </table:table-cell>
          <table:table-cell table:style-name="Tabela3.A1" office:value-type="string">
            <text:p text:style-name="P127">Correspondência do nome do host com alguns critérios.</text:p>
          </table:table-cell>
        </table:table-row>
        <table:table-row table:style-name="TableLine94112454101632">
          <table:table-cell table:style-name="Tabela3.A1" office:value-type="string">
            <text:p text:style-name="P130"><text:span text:style-name="Emphasis"><text:span text:style-name="T202">Esquema</text:span></text:span></text:p>
          </table:table-cell>
          <table:table-cell table:style-name="Tabela3.A1" office:value-type="string">
            <text:p text:style-name="P127">Esquema de URL correspondente a alguns critérios.</text:p>
          </table:table-cell>
        </table:table-row>
        <table:table-row table:style-name="TableLine94112454102224">
          <table:table-cell table:style-name="Tabela3.A1" office:value-type="string">
            <text:p text:style-name="P130"><text:span text:style-name="Emphasis"><text:span text:style-name="T202">Método</text:span></text:span></text:p>
          </table:table-cell>
          <table:table-cell table:style-name="Tabela3.A1" office:value-type="string">
            <text:p text:style-name="P166">Correspondência de um método HTTP (por exemplo, GET, POST, etc.) com alguns critérios.</text:p>
          </table:table-cell>
        </table:table-row>
      </table:table>
      <text:p text:style-name="P84"/>
      <text:p text:style-name="P52"><text:span text:style-name="T84"><text:tab/></text:span><text:span text:style-name="T8">Cada tipo de rota na tabela acima (exceto o tipo </text:span><text:span text:style-name="Emphasis"><text:span text:style-name="T74">Method</text:span></text:span><text:span text:style-name="T8"> ) pode ser comparado a uma parte específica (ou várias partes) de um URL. O tipo de rota </text:span><text:span text:style-name="Emphasis"><text:span text:style-name="T74">Method</text:span></text:span><text:span text:style-name="T8"> corresponde ao método HTTP (GET ou POST) recuperado da solicitação HTTP.</text:span></text:p>
      <text:p text:style-name="P157"/>
      <text:h text:style-name="P154"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138">Tabela 5.2. Tipos de rota agregados</text:p>
      <table:table table:name="Tabela4" table:style-name="Tabela4">
        <table:table-column table:style-name="Tabela4.A"/>
        <table:table-column table:style-name="Tabela4.B"/>
        <table:table-header-rows>
          <table:table-row table:style-name="TableLine94112454104736">
            <table:table-cell table:style-name="Tabela4.A1" office:value-type="string">
              <text:p text:style-name="P134"><text:span text:style-name="Emphasis"><text:span text:style-name="T202">Tipo de rota</text:span></text:span></text:p>
            </table:table-cell>
            <table:table-cell table:style-name="Tabela4.A1" office:value-type="string">
              <text:p text:style-name="P134"><text:span text:style-name="Emphasis"><text:span text:style-name="T202">descrição</text:span></text:span></text:p>
            </table:table-cell>
          </table:table-row>
        </table:table-header-rows>
        <table:table-row table:style-name="TableLine94112454112256">
          <table:table-cell table:style-name="Tabela4.A1" office:value-type="string">
            <text:p text:style-name="P130"><text:span text:style-name="Emphasis"><text:span text:style-name="T202">SimpleRouteStack</text:span></text:span></text:p>
          </table:table-cell>
          <table:table-cell table:style-name="Tabela4.A1" office:value-type="string">
            <text:p text:style-name="P127">Agrega diferentes tipos de rota em uma lista com prioridades.</text:p>
          </table:table-cell>
        </table:table-row>
        <table:table-row table:style-name="TableLine94112454112608">
          <table:table-cell table:style-name="Tabela4.A1" office:value-type="string">
            <text:p text:style-name="P130"><text:span text:style-name="Emphasis"><text:span text:style-name="T202">TreeRouteStack</text:span></text:span></text:p>
          </table:table-cell>
          <table:table-cell table:style-name="Tabela4.A1" office:value-type="string">
            <text:p text:style-name="P127">Agrega diferentes tipos de rota em uma estrutura em forma de árvore.</text:p>
          </table:table-cell>
        </table:table-row>
        <table:table-row table:style-name="TableLine94112454113136">
          <table:table-cell table:style-name="Tabela4.A1" office:value-type="string">
            <text:p text:style-name="P130"><text:span text:style-name="Emphasis"><text:span text:style-name="T202">papel</text:span></text:span></text:p>
          </table:table-cell>
          <table:table-cell table:style-name="Tabela4.A1" office:value-type="string">
            <text:p text:style-name="P127">Agrega diferentes tipos de rota em uma subárvore.</text:p>
          </table:table-cell>
        </table:table-row>
        <table:table-row table:style-name="TableLine94112454113776">
          <table:table-cell table:style-name="Tabela4.A1" office:value-type="string">
            <text:p text:style-name="P130"><text:span text:style-name="Emphasis"><text:span text:style-name="T202">Corrente</text:span></text:span></text:p>
          </table:table-cell>
          <table:table-cell table:style-name="Tabela4.A1" office:value-type="string">
            <text:p text:style-name="P166">Agrega diferentes tipos de rota em uma cadeia (subárvore degenerada).</text:p>
          </table:table-cell>
        </table:table-row>
      </table:table>
      <text:p text:style-name="P84"/>
      <text:p text:style-name="P52"><text:span text:style-name="T8"><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84">TreeRouteStack</text:span></text:span></text:a><text:span text:style-name="T8">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84">SimpleRouteStack</text:span></text:span></text:a><text:span text:style-name="T8">são usados como os tipos de rota de "nível superior". O </text:span><text:span text:style-name="Emphasis"><text:span text:style-name="T74">SimpleRouteStack</text:span></text:span><text:span text:style-name="T8"> permite organizar diferentes rotas em uma lista de prioridades. O </text:span><text:span text:style-name="Emphasis"><text:span text:style-name="T74">TreeRouteStack</text:span></text:span><text:span text:style-name="T8"> permite </text:span><text:span text:style-name="Emphasis"><text:span text:style-name="T74">aninhar</text:span></text:span><text:span text:style-name="T8"> diferentes rotas, formando uma "árvore".</text:span></text:p>
      <text:p text:style-name="P58"/>
      <text:p text:style-name="P3"><text:tab/>A Figura 5.2 mostra o diagrama de herança da classe de rota.</text:p>
      <text:p text:style-name="P80"><text:soft-page-break/><text:span text:style-name="T212"><draw:a xlink:type="simple" xlink:href="https://olegkrivtsov.github.io/using-zend-framework-3-book/html/en/images/routing/route_inheritance.png" office:target-frame-name="_blank" xlink:show="new"><draw:frame draw:style-name="fr2"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16">Figura 5.2. diagrama de herança de classe de rota</text:span></text:p>
      <text:p text:style-name="P58"/>
      <text:p text:style-name="P52"><text:span text:style-name="T8"><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84">RouteInterface</text:span></text:span></text:a><text:span text:style-name="T8">interface (aprenderemos essa interface em detalhes na seção </text:span><text:span text:style-name="Emphasis"><text:span text:style-name="T74">Escrevendo o próprio tipo de rota</text:span></text:span><text:span text:style-name="T8">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84">SimpleRouteStack</text:span></text:span></text:a><text:span text:style-name="T8">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84">TreeRouteStack</text:span></text:span></text:a><text:span text:style-name="T8">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84">part</text:span></text:span></text:a><text:span text:style-name="T8">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84">Chain</text:span></text:span></text:a><text:span text:style-name="T8">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84">TreeRouteStack</text:span></text:span></text:a><text:span text:style-name="T8">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84">TreeRouteStack</text:span></text:span></text:a><text:span text:style-name="T8">para construir subárvores e cadeias de rotas filhas.</text:span></text:p>
      <text:h text:style-name="P25" text:outline-level="3"/>
      <text:h text:style-name="P27" text:outline-level="3"><text:bookmark text:name="Simple_Route_Stack"/>5.3.1. pilha de Rota Simples</text:h>
      <text:p text:style-name="P52"><text:span text:style-name="T8"><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84">SimpleRouteStack</text:span></text:span></text:a><text:span text:style-name="T8">permite combinar diferentes rotas em uma lista de prioridades. para obter um exemplo dessa lista, observe a pilha de rotas na parte esquerda da figura 5.3. A lista de exemplo contém várias rotas </text:span><text:span text:style-name="Emphasis"><text:span text:style-name="T74">Literais</text:span></text:span><text:span text:style-name="T8"> e várias rotas de </text:span><text:span text:style-name="Emphasis"><text:span text:style-name="T74">Segmento</text:span></text:span><text:span text:style-name="T8"> .</text:span></text:p>
      <text:p text:style-name="P52"><text:span text:style-name="T8">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84">SimpleRouteStack</text:span></text:span></text:a><text:span text:style-name="T8">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81"><text:soft-page-break/><text:span text:style-name="T212"><draw:a xlink:type="simple" xlink:href="https://olegkrivtsov.github.io/using-zend-framework-3-book/html/en/images/routing/route_tree.png" office:target-frame-name="_blank" xlink:show="new"><draw:frame draw:style-name="fr1"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85">Figura 5.3. Um exemplo de Simple Route Stack (esquerda) e Tree Route Stack (direita)</text:p>
      <text:h text:style-name="P25" text:outline-level="3"/>
      <text:h text:style-name="P27" text:outline-level="3"><text:bookmark text:name="Tree_Route_Stack"/>5.3.2. pilha de Rota de Árvore</text:h>
      <text:p text:style-name="P52"><text:span text:style-name="T8"><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84"> </text:span></text:span><text:span text:style-name="T8">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84"> </text:span></text:span><text:span text:style-name="T8">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7">rota</text:span><text:span text:style-name="T8">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84"> </text:span></text:span><text:span text:style-name="T8">, uma cadeia de </text:span><text:span text:style-name="T17">rotas</text:span><text:span text:style-name="T8">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84"> </text:span></text:span><text:span text:style-name="T8">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84"> </text:span></text:span><text:span text:style-name="T8"><text:s/>e uma subárvore que consiste em duas ramificações: uma ramificação contendo uma única </text:span><text:span text:style-name="T18">rota</text:span><text:span text:style-name="T8">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84"> </text:span></text:span><text:span text:style-name="T8"><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84">Scheme</text:span></text:span></text:a><text:span text:style-name="T8">, </text:span><text:span text:style-name="T18">rotas</text:span><text:span text:style-name="T8">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84"> </text:span></text:span><text:span text:style-name="T8">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84"> </text:span></text:span><text:span text:style-name="T8">.</text:span></text:p>
      <text:p text:style-name="P52"><text:span text:style-name="T8"><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84">Chain</text:span></text:span></text:a><text:span text:style-name="T8">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84">part</text:span></text:span></text:a><text:span text:style-name="T8">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82"><text:soft-page-break/><text:span text:style-name="T212"><draw:a xlink:type="simple" xlink:href="https://olegkrivtsov.github.io/using-zend-framework-3-book/html/en/images/routing/route_matching.png" office:target-frame-name="_blank" xlink:show="new"><draw:frame draw:style-name="fr1"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86">Figura 5.4. Um exemplo de correspondência de rota aninhada</text:p>
      <text:p text:style-name="P157"/>
      <text:p text:style-name="P157"/>
      <text:h text:style-name="P154" text:outline-level="2"><text:bookmark text:name="Routing_Configuration"/>5.4. Configuração de roteamento</text:h>
      <text:p text:style-name="P3"><text:tab/>Normalmente, você não cria a pilha de rotas (ou árvore), em vez disso, fornece as instruções para o ZF3 sobre como fazer isso.</text:p>
      <text:p text:style-name="P52"><text:span text:style-name="T8"><text:tab/>A configuração de roteamento de um módulo é armazenada no arquivo de configuração </text:span><text:span text:style-name="Emphasis"><text:span text:style-name="T74">module.config.PHP :</text:span></text:span></text:p>
      <text:p text:style-name="P52"><text:span text:style-name="Emphasis"><text:span text:style-name="T74"/></text:span></text:p>
      <text:p text:style-name="P123"><text:span text:style-name="Source_20_Text"><text:span text:style-name="T138">&lt;?PHP</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Router</text:span></text:span><text:span text:style-name="Source_20_Text"><text:span text:style-name="T149">\</text:span></text:span><text:span text:style-name="Source_20_Text"><text:span text:style-name="T138">HTTP</text:span></text:span><text:span text:style-name="Source_20_Text"><text:span text:style-name="T149">\</text:span></text:span><text:span text:style-name="Source_20_Text"><text:span text:style-name="T138">TreeRouteStack</text:span></text:span><text:span text:style-name="Source_20_Text"><text:span text:style-name="T149">;</text:span></text:span></text:p>
      <text:p text:style-name="P164"/>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text:span></text:span></text:p>
      <text:p text:style-name="P123"><text:span text:style-name="Source_20_Text"><text:span text:style-name="T139"><text:s text:c="4"/></text:span></text:span><text:span text:style-name="Source_20_Text"><text:span text:style-name="T178">'router'</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router_class'</text:span></text:span><text:span text:style-name="Source_20_Text"><text:span text:style-name="T138"> </text:span></text:span><text:span text:style-name="Source_20_Text"><text:span text:style-name="T167">=&gt;</text:span></text:span><text:span text:style-name="Source_20_Text"><text:span text:style-name="T138"> TreeRouteStack</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8"/></text:span></text:span><text:span text:style-name="Source_20_Text"><text:span text:style-name="T178">'rout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span text:style-name="Source_20_Text"><text:span text:style-name="T138"> <text:s text:c="2"/></text:span></text:span></text:p>
      <text:p text:style-name="P123"><text:span text:style-name="Source_20_Text"><text:span text:style-name="T139"><text:s text:c="12"/></text:span></text:span><text:span text:style-name="Source_20_Text"><text:span text:style-name="T126">// Register your routing rules here... <text:s text:c="5"/></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_param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span text:style-name="Source_20_Text"><text:span text:style-name="T138"> <text:s text:c="2"/></text:span></text:span></text:p>
      <text:p text:style-name="P123"><text:span text:style-name="Source_20_Text"><text:span text:style-name="T139"><text:s text:c="12"/></text:span></text:span><text:span text:style-name="Source_20_Text"><text:span text:style-name="T126">// Specify default parameters here for all routes here ... <text:s/></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8"/>
      <text:p text:style-name="P52"><text:span text:style-name="T8"><text:tab/>Acima, na linha 6 temos a chave do </text:span><text:span text:style-name="Emphasis"><text:span text:style-name="T74">roteador</text:span></text:span><text:span text:style-name="T8"> , sob a qual está a subchave de </text:span><text:span text:style-name="Emphasis"><text:span text:style-name="T74">rotas</text:span></text:span><text:span text:style-name="T8"> (linha 8), contendo as regras de roteamento.</text:span></text:p>
      <text:p text:style-name="P52"><text:soft-page-break/><text:span text:style-name="T8"><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84">TreeRouteStack</text:span></text:span></text:a><text:span text:style-name="T8">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84">SimpleRouteStack</text:span></text:span></text:a><text:span text:style-name="T8">) com o </text:span><text:span text:style-name="Source_20_Text"><text:span text:style-name="T9">router_class</text:span></text:span><text:span text:style-name="T8">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84">TreeRouteStack</text:span></text:span></text:a><text:span text:style-name="T8">é usado por padrão.</text:span></text:p>
      <text:p text:style-name="P52"><text:span text:style-name="T8"><text:tab/>Você pode usar a chave opcional </text:span><text:span text:style-name="Source_20_Text"><text:span text:style-name="T9">default_params</text:span></text:span><text:span text:style-name="T8">(linha 11) para definir os </text:span><text:span text:style-name="Emphasis"><text:span text:style-name="T74">valores padrão</text:span></text:span><text:span text:style-name="T8"> dos parâmetros para todas as rotas de uma só vez. No entanto, você normalmente não usa essa chave e define os padrões por rota.</text:span></text:p>
      <text:p text:style-name="P58"/>
      <text:p text:style-name="P172"><text:tab/>Mostraremos como você extrai parâmetros da rota mais adiante neste capítulo.</text:p>
      <text:h text:style-name="P27" text:outline-level="3"><text:bookmark text:name="Configuration_for_Simple_Routes"/>5.4.1. Configuração para Rotas Simples</text:h>
      <text:p text:style-name="P52"><text:span text:style-name="T8"><text:tab/>Uma rota típica tem o </text:span><text:span text:style-name="Emphasis"><text:span text:style-name="T74">nome</text:span></text:span><text:span text:style-name="T8"> , </text:span><text:span text:style-name="Emphasis"><text:span text:style-name="T74">tipo</text:span></text:span><text:span text:style-name="T8"> e </text:span><text:span text:style-name="Emphasis"><text:span text:style-name="T74">opções</text:span></text:span><text:span text:style-name="T8"> :</text:span></text:p>
      <text:list xml:id="list4246822005" text:style-name="L17">
        <text:list-item>
          <text:p text:style-name="P228"><text:span text:style-name="T8">O </text:span><text:span text:style-name="Emphasis"><text:span text:style-name="T74">nome</text:span></text:span><text:span text:style-name="T8"> é usado para identificar exclusivamente a rota.</text:span></text:p>
        </text:list-item>
        <text:list-item>
          <text:p text:style-name="P228"><text:span text:style-name="T8">O </text:span><text:span text:style-name="Emphasis"><text:span text:style-name="T74">tipo</text:span></text:span><text:span text:style-name="T8"> define o nome totalmente qualificado do tipo de rota (classe PHP que implementa o algoritmo de correspondência).</text:span></text:p>
        </text:list-item>
        <text:list-item>
          <text:p text:style-name="P276"><text:span text:style-name="T8">As </text:span><text:span text:style-name="Emphasis"><text:span text:style-name="T74">opções</text:span></text:span><text:span text:style-name="T8"> são uma matriz que inclui a string de </text:span><text:span text:style-name="Emphasis"><text:span text:style-name="T74">rota</text:span></text:span><text:span text:style-name="T8"> que deve ser comparada com a parte da URL e vários parâmetros chamados de </text:span><text:span text:style-name="Emphasis"><text:span text:style-name="T74">defaults</text:span></text:span><text:span text:style-name="T8"> .</text:span></text:p>
        </text:list-item>
      </text:list>
      <text:p text:style-name="P52"><text:span text:style-name="T8"><text:tab/>A configuração para cada rota na </text:span><text:span text:style-name="Source_20_Text"><text:span text:style-name="T9">routes</text:span></text:span><text:span text:style-name="T8">subchave pode ter o seguinte formato:</text:span></text:p>
      <text:p text:style-name="P58"/>
      <text:p text:style-name="P123"><text:span text:style-name="Source_20_Text"><text:span text:style-name="T138">'</text:span></text:span><text:span text:style-name="Source_20_Text"><text:span text:style-name="T149">&lt;</text:span></text:span><text:span text:style-name="Source_20_Text"><text:span text:style-name="T173">route_name</text:span></text:span><text:span text:style-name="Source_20_Text"><text:span text:style-name="T149">&gt;</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lt;</text:span></text:span><text:span text:style-name="Source_20_Text"><text:span text:style-name="T173">route_type_class</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78">'priority'</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lt;</text:span></text:span><text:span text:style-name="Source_20_Text"><text:span text:style-name="T173">priority</text:span></text:span><text:span text:style-name="Source_20_Text"><text:span text:style-name="T149">&gt;,</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rout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lt;</text:span></text:span><text:span text:style-name="Source_20_Text"><text:span text:style-name="T173">route</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26">//...</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text:span></text:span></text:p>
      <text:p text:style-name="P123"><text:span text:style-name="Source_20_Text"><text:span text:style-name="T149">]</text:span></text:span></text:p>
      <text:p text:style-name="P58"/>
      <text:p text:style-name="P52"><text:span text:style-name="T8"><text:tab/>Acima, o </text:span><text:span text:style-name="Source_20_Text"><text:span text:style-name="T9">&lt;route_name&gt;</text:span></text:span><text:span text:style-name="T8">espaço reservado deve ser o nome da rota. Um nome de rota deve estar em letras minúsculas, como "casa" ou "sobre". A </text:span><text:span text:style-name="Source_20_Text"><text:span text:style-name="T9">type</text:span></text:span><text:span text:style-name="T8">chave especifica o nome da classe de rota totalmente qualificado.</text:span></text:p>
      <text:p text:style-name="P52"><text:span text:style-name="T8"><text:tab/>A chave opcional </text:span><text:span text:style-name="Source_20_Text"><text:span text:style-name="T9">priority</text:span></text:span><text:span text:style-name="T8">permite definir a prioridade (que deve ser um número inteiro) da rota na lista de prioridades (as rotas com maior prioridade serão visitadas primeiro). Se você omitir a </text:span><text:span text:style-name="Source_20_Text"><text:span text:style-name="T9">priority</text:span></text:span><text:span text:style-name="T8">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8"> .</text:span></text:p>
      <text:p text:style-name="P58"/>
      <text:p text:style-name="P172"><text:tab/>Rotas com igual prioridade serão visitadas na ordem LIFO. Assim, para o melhor desempenho, você deve registrar as rotas que irão corresponder com mais frequência no último turno, e as rotas menos comuns devem ser registradas primeiro.</text:p>
      <text:p text:style-name="P112"/>
      <text:p text:style-name="P116"><text:span text:style-name="T210">4)</text:span> LIFO (significa Last In, First Out) é usado para organizar os itens em uma pilha, onde o item mais alto, que é adicionado por último, é retirado primeiro.</text:p>
      <text:p text:style-name="P52"><text:soft-page-break/><text:span text:style-name="T8"><text:tab/>A </text:span><text:span text:style-name="Source_20_Text"><text:span text:style-name="T9">options</text:span></text:span><text:span text:style-name="T8">chave define o array de opções da rota. discutiremos as opções nas seções seguintes deste capítulo.</text:span></text:p>
      <text:h text:style-name="P27" text:outline-level="3"><text:bookmark text:name="Configuration_for_Nested_Routes"/>5.4.2. Configuração para rotas aninhadas</text:h>
      <text:p text:style-name="P52"><text:span text:style-name="T8"><text:tab/>para organizar rotas em uma subárvore, você adiciona a </text:span><text:span text:style-name="Source_20_Text"><text:span text:style-name="T9">child_routes</text:span></text:span><text:span text:style-name="T8">chave à definição de rota e adiciona suas rotas filhas nessa chave, como abaixo:</text:span></text:p>
      <text:p text:style-name="P58"/>
      <text:p text:style-name="P123"><text:span text:style-name="Source_20_Text"><text:span text:style-name="T138">'</text:span></text:span><text:span text:style-name="Source_20_Text"><text:span text:style-name="T149">&lt;</text:span></text:span><text:span text:style-name="Source_20_Text"><text:span text:style-name="T173">route_name</text:span></text:span><text:span text:style-name="Source_20_Text"><text:span text:style-name="T149">&gt;</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lt;</text:span></text:span><text:span text:style-name="Source_20_Text"><text:span text:style-name="T173">route_type_class</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78">'priority'</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lt;</text:span></text:span><text:span text:style-name="Source_20_Text"><text:span text:style-name="T173">priority</text:span></text:span><text:span text:style-name="Source_20_Text"><text:span text:style-name="T149">&gt;,</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26">//...</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78">'child_rout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26">// Add child routes here.</text:span></text:span></text:p>
      <text:p text:style-name="P123"><text:span text:style-name="Source_20_Text"><text:span text:style-name="T139"><text:s text:c="8"/></text:span></text:span><text:span text:style-name="Source_20_Text"><text:span text:style-name="T126">// ...</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 text:c="2"/></text:span></text:span></text:p>
      <text:p text:style-name="P123"><text:span text:style-name="Source_20_Text"><text:span text:style-name="T149">],</text:span></text:span></text:p>
      <text:p text:style-name="P58"/>
      <text:p text:style-name="P52"><text:span text:style-name="T8"><text:tab/>Se você precisar organizar as rotas em uma cadeia (subárvore degenerada), adicione a </text:span><text:span text:style-name="Source_20_Text"><text:span text:style-name="T9">chain_routes</text:span></text:span><text:span text:style-name="T8">chave à sua configuração de rota:</text:span></text:p>
      <text:p text:style-name="P58"/>
      <text:p text:style-name="P123"><text:span text:style-name="Source_20_Text"><text:span text:style-name="T138">'</text:span></text:span><text:span text:style-name="Source_20_Text"><text:span text:style-name="T149">&lt;</text:span></text:span><text:span text:style-name="Source_20_Text"><text:span text:style-name="T173">route_name</text:span></text:span><text:span text:style-name="Source_20_Text"><text:span text:style-name="T149">&gt;</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lt;</text:span></text:span><text:span text:style-name="Source_20_Text"><text:span text:style-name="T173">route_type_class</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78">'priority'</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lt;</text:span></text:span><text:span text:style-name="Source_20_Text"><text:span text:style-name="T173">priority</text:span></text:span><text:span text:style-name="Source_20_Text"><text:span text:style-name="T149">&gt;,</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26">//...</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78">'chain_rout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26">// Add chained routes here.</text:span></text:span></text:p>
      <text:p text:style-name="P123"><text:span text:style-name="Source_20_Text"><text:span text:style-name="T139"><text:s text:c="8"/></text:span></text:span><text:span text:style-name="Source_20_Text"><text:span text:style-name="T126">// ...</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 text:c="2"/></text:span></text:span></text:p>
      <text:p text:style-name="P123"><text:span text:style-name="Source_20_Text"><text:span text:style-name="T149">],</text:span></text:span></text:p>
      <text:p text:style-name="Quotations"/>
      <text:p text:style-name="P181"><text:span text:style-name="T84"><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89">part</text:span></text:span></text:a><text:span text:style-name="T84">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89">Chain</text:span></text:span></text:a><text:span text:style-name="T84">tipos de rota, porque (para sua conveniência) eles são usados pelo ZF3 automaticamente quando ele encontra as chaves </text:span><text:span text:style-name="Source_20_Text"><text:span text:style-name="T85">child_routes</text:span></text:span><text:span text:style-name="T84">e </text:span><text:span text:style-name="Source_20_Text"><text:span text:style-name="T85">chain_routes</text:span></text:span><text:span text:style-name="T84">em sua configuração de roteamento.</text:span></text:p>
      <text:p text:style-name="P182"/>
      <text:h text:style-name="P25" text:outline-level="3"/>
      <text:h text:style-name="P27"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text:soft-page-break/></text:p>
      <text:p text:style-name="P123"><text:span text:style-name="Source_20_Text"><text:span text:style-name="T138">&lt;?PHP</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Router</text:span></text:span><text:span text:style-name="Source_20_Text"><text:span text:style-name="T149">\</text:span></text:span><text:span text:style-name="Source_20_Text"><text:span text:style-name="T138">HTTP</text:span></text:span><text:span text:style-name="Source_20_Text"><text:span text:style-name="T149">\</text:span></text:span><text:span text:style-name="Source_20_Text"><text:span text:style-name="T138">Literal</text:span></text:span><text:span text:style-name="Source_20_Text"><text:span text:style-name="T149">;</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Router</text:span></text:span><text:span text:style-name="Source_20_Text"><text:span text:style-name="T149">\</text:span></text:span><text:span text:style-name="Source_20_Text"><text:span text:style-name="T138">HTTP</text:span></text:span><text:span text:style-name="Source_20_Text"><text:span text:style-name="T149">\</text:span></text:span><text:span text:style-name="Source_20_Text"><text:span text:style-name="T138">Segment</text:span></text:span><text:span text:style-name="Source_20_Text"><text:span text:style-name="T149">;</text:span></text:span></text:p>
      <text:p text:style-name="P164"/>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router'</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rout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ho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6"/></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Literal</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16"/></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20"/></text:span></text:span><text:span text:style-name="Source_20_Text"><text:span text:style-name="T178">'route'</text:span></text:span><text:span text:style-name="Source_20_Text"><text:span text:style-name="T138"> <text:s text:c="3"/></text:span></text:span><text:span text:style-name="Source_20_Text"><text:span text:style-name="T167">=&gt;</text:span></text:span><text:span text:style-name="Source_20_Text"><text:span text:style-name="T138"> </text:span></text:span><text:span text:style-name="Source_20_Text"><text:span text:style-name="T178">'/'</text:span></text:span><text:span text:style-name="Source_20_Text"><text:span text:style-name="T149">,</text:span></text:span></text:p>
      <text:p text:style-name="P123"><text:span text:style-name="Source_20_Text"><text:span text:style-name="T139"><text:s text:c="20"/></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24"/></text:span></text:span><text:span text:style-name="Source_20_Text"><text:span text:style-name="T178">'controller'</text:span></text:span><text:span text:style-name="Source_20_Text"><text:span text:style-name="T138"> </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24"/></text:span></text:span><text:span text:style-name="Source_20_Text"><text:span text:style-name="T178">'action'</text:span></text:span><text:span text:style-name="Source_20_Text"><text:span text:style-name="T138"> <text:s text:c="4"/></text:span></text:span><text:span text:style-name="Source_20_Text"><text:span text:style-name="T167">=&gt;</text:span></text:span><text:span text:style-name="Source_20_Text"><text:span text:style-name="T138"> </text:span></text:span><text:span text:style-name="Source_20_Text"><text:span text:style-name="T178">'index'</text:span></text:span><text:span text:style-name="Source_20_Text"><text:span text:style-name="T149">,</text:span></text:span></text:p>
      <text:p text:style-name="P123"><text:span text:style-name="Source_20_Text"><text:span text:style-name="T139"><text:s text:c="20"/></text:span></text:span><text:span text:style-name="Source_20_Text"><text:span text:style-name="T149">],</text:span></text:span></text:p>
      <text:p text:style-name="P123"><text:span text:style-name="Source_20_Text"><text:span text:style-name="T139"><text:s text:c="16"/></text:span></text:span><text:span text:style-name="Source_20_Text"><text:span text:style-name="T149">],</text:span></text:span></text:p>
      <text:p text:style-name="P123"><text:span text:style-name="Source_20_Text"><text:span text:style-name="T139"><text:s text:c="12"/></text:span></text:span><text:span text:style-name="Source_20_Text"><text:span text:style-name="T149">],</text:span></text:span></text:p>
      <text:p text:style-name="P123"><text:span text:style-name="Source_20_Text"><text:span text:style-name="T139"><text:s text:c="12"/></text:span></text:span><text:span text:style-name="Source_20_Text"><text:span text:style-name="T178">'application'</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6"/></text:span></text:span><text:span text:style-name="Source_20_Text"><text:span text:style-name="T178">'type'</text:span></text:span><text:span text:style-name="Source_20_Text"><text:span text:style-name="T138"> <text:s text:c="3"/></text:span></text:span><text:span text:style-name="Source_20_Text"><text:span text:style-name="T167">=&gt;</text:span></text:span><text:span text:style-name="Source_20_Text"><text:span text:style-name="T138"> Segment</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16"/></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20"/></text:span></text:span><text:span text:style-name="Source_20_Text"><text:span text:style-name="T178">'route'</text:span></text:span><text:span text:style-name="Source_20_Text"><text:span text:style-name="T138"> <text:s text:c="3"/></text:span></text:span><text:span text:style-name="Source_20_Text"><text:span text:style-name="T167">=&gt;</text:span></text:span><text:span text:style-name="Source_20_Text"><text:span text:style-name="T138"> </text:span></text:span><text:span text:style-name="Source_20_Text"><text:span text:style-name="T178">'/application[/:action]'</text:span></text:span><text:span text:style-name="Source_20_Text"><text:span text:style-name="T149">,</text:span></text:span></text:p>
      <text:p text:style-name="P123"><text:span text:style-name="Source_20_Text"><text:span text:style-name="T139"><text:s text:c="20"/></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24"/></text:span></text:span><text:span text:style-name="Source_20_Text"><text:span text:style-name="T178">'controller'</text:span></text:span><text:span text:style-name="Source_20_Text"><text:span text:style-name="T138"> <text:s text:c="3"/></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24"/></text:span></text:span><text:span text:style-name="Source_20_Text"><text:span text:style-name="T178">'action'</text:span></text:span><text:span text:style-name="Source_20_Text"><text:span text:style-name="T138"> <text:s text:c="7"/></text:span></text:span><text:span text:style-name="Source_20_Text"><text:span text:style-name="T167">=&gt;</text:span></text:span><text:span text:style-name="Source_20_Text"><text:span text:style-name="T138"> </text:span></text:span><text:span text:style-name="Source_20_Text"><text:span text:style-name="T178">'index'</text:span></text:span><text:span text:style-name="Source_20_Text"><text:span text:style-name="T149">,</text:span></text:span></text:p>
      <text:p text:style-name="P123"><text:span text:style-name="Source_20_Text"><text:span text:style-name="T139"><text:s text:c="20"/></text:span></text:span><text:span text:style-name="Source_20_Text"><text:span text:style-name="T149">],</text:span></text:span></text:p>
      <text:p text:style-name="P123"><text:span text:style-name="Source_20_Text"><text:span text:style-name="T139"><text:s text:c="16"/></text:span></text:span><text:span text:style-name="Source_20_Text"><text:span text:style-name="T149">],</text:span></text:span></text:p>
      <text:p text:style-name="P123"><text:span text:style-name="Source_20_Text"><text:span text:style-name="T139"><text:s text:c="12"/></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26">//...</text:span></text:span></text:p>
      <text:p text:style-name="P123"><text:span text:style-name="Source_20_Text"><text:span text:style-name="T149">];</text:span></text:span></text:p>
      <text:p text:style-name="P3"/>
      <text:p text:style-name="P3"><text:tab/>Na configuração apresentada acima, temos duas regras de roteamento listadas por vez: primeiro temos a rota "home" (linha 8) e depois temos a rota "application" (linha 18).</text:p>
      <text:p text:style-name="P52"><text:span text:style-name="T8"><text:tab/>A rota "home" mapeia o caminho da URL vazia para a ação "index" do </text:span><text:span text:style-name="Source_20_Text"><text:span text:style-name="T9">IndexController</text:span></text:span><text:span text:style-name="T8">controlador. por exemplo, digite "</text:span><text:a xlink:type="simple" xlink:href="http://localhost/" text:style-name="Internet_20_link" text:visited-style-name="Visited_20_Internet_20_Link"><text:span text:style-name="T1">HTTP://localhost/</text:span></text:a><text:span text:style-name="T8">"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8"> " no seu navegador para ver a página inicial do seu site. Esta rota é do tipo "Literal".</text:span></text:p>
      <text:p text:style-name="P52"><text:span text:style-name="T8"><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8">", "</text:span><text:a xlink:type="simple" xlink:href="http://localhost/application/about" text:style-name="Internet_20_link" text:visited-style-name="Visited_20_Internet_20_Link"><text:span text:style-name="T1">HTTP://localhost/application/about</text:span></text:a><text:span text:style-name="T8">", "</text:span><text:a xlink:type="simple" xlink:href="http://localhost/application/news" text:style-name="Internet_20_link" text:visited-style-name="Visited_20_Internet_20_Link"><text:span text:style-name="T1">HTTP://localhost/application/news</text:span></text:a><text:span text:style-name="T8">",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8">ação "index".</text:span><text:a xlink:type="simple" xlink:href="http://localhost/application" text:style-name="Internet_20_link" text:visited-style-name="Visited_20_Internet_20_Link"><text:span text:style-name="T1">HTTP :// localhost / aplicativo</text:span></text:a><text:span text:style-name="T8">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8"> ", "</text:span><text:a xlink:type="simple" xlink:href="http://localhost/application/news" text:style-name="Internet_20_link" text:visited-style-name="Visited_20_Internet_20_Link"><text:span text:style-name="T1"> HTTP :// localhost / aplicativo / notícias</text:span></text:a><text:span text:style-name="T8"> ", etc para a ação correspondente do</text:span><text:span text:style-name="Source_20_Text"><text:span text:style-name="T9">IndexController</text:span></text:span></text:p>
      <text:p text:style-name="P3"><text:tab/>Esta configuração corresponde à pilha de rotas em árvore mostrada na figura 5.5:</text:p>
      <text:p text:style-name="P3"/>
      <text:p text:style-name="P83"><text:span text:style-name="T212"><draw:a xlink:type="simple" xlink:href="https://olegkrivtsov.github.io/using-zend-framework-3-book/html/en/images/routing/skeleton_route_tree.png" office:target-frame-name="_blank" xlink:show="new"><draw:frame draw:style-name="fr1"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87">Figura 5.5. pilha de rotas padrão no aplicativo Skeleton</text:p>
      <text:p text:style-name="P3"/>
      <text:p text:style-name="P3"><text:tab/>Nas próximas seções, forneceremos alguns exemplos de como usar os tipos de rota em seu site.</text:p>
      <text:h text:style-name="P154" text:outline-level="2"><text:bookmark text:name="Literal_Route_Type"/>5.5. Tipo de rota literal</text:h>
      <text:p text:style-name="P52"><text:span text:style-name="T8"><text:tab/>Com o tipo de rota </text:span><text:span text:style-name="Emphasis"><text:span text:style-name="T74">Literal , a correspondência de rota é alcançada somente quando você tem a correspondência exata da string de rota com a parte do caminho do URL. </text:span></text:span><text:span text:style-name="T8">Você normalmente usa o tipo </text:span><text:span text:style-name="Emphasis"><text:span text:style-name="T74">Literal</text:span></text:span><text:span text:style-name="T8"> para URLs que devem ser curtos e memoráveis, como '/about' ou '/news'.</text:span></text:p>
      <text:p text:style-name="P52"><text:span text:style-name="T8"><text:tab/>Abaixo, é apresentada a definição da rota denominada "casa". A rota "home" geralmente é mapeada para a ação "index" do </text:span><text:span text:style-name="Source_20_Text"><text:span text:style-name="T9">IndexController</text:span></text:span><text:span text:style-name="T8">e aponta para a página </text:span><text:span text:style-name="Emphasis"><text:span text:style-name="T74">inicial</text:span></text:span><text:span text:style-name="T8"> do seu site:</text:span></text:p>
      <text:p text:style-name="P58"/>
      <text:p text:style-name="P123"><text:span text:style-name="Source_20_Text"><text:span text:style-name="T178">'ho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Literal</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route'</text:span></text:span><text:span text:style-name="Source_20_Text"><text:span text:style-name="T138"> <text:s text:c="3"/></text:span></text:span><text:span text:style-name="Source_20_Text"><text:span text:style-name="T167">=&gt;</text:span></text:span><text:span text:style-name="Source_20_Text"><text:span text:style-name="T138"> </text:span></text:span><text:span text:style-name="Source_20_Text"><text:span text:style-name="T178">'/'</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controller'</text:span></text:span><text:span text:style-name="Source_20_Text"><text:span text:style-name="T138"> </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12"/></text:span></text:span><text:span text:style-name="Source_20_Text"><text:span text:style-name="T178">'action'</text:span></text:span><text:span text:style-name="Source_20_Text"><text:span text:style-name="T138"> <text:s text:c="4"/></text:span></text:span><text:span text:style-name="Source_20_Text"><text:span text:style-name="T167">=&gt;</text:span></text:span><text:span text:style-name="Source_20_Text"><text:span text:style-name="T138"> </text:span></text:span><text:span text:style-name="Source_20_Text"><text:span text:style-name="T178">'index'</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2"><text:span text:style-name="T8"><text:tab/>A linha 2 deste exemplo diz que o tipo da rota é </text:span><text:span text:style-name="Emphasis"><text:span text:style-name="T74">Literal</text:span></text:span><text:span text:style-name="T8">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84">Zend\Router\HTTP\Literal</text:span></text:span></text:a><text:span text:style-name="T8"> classe.</text:span></text:p>
      <text:p text:style-name="P52"><text:soft-page-break/><text:span text:style-name="T8"><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8">" ou "</text:span><text:a xlink:type="simple" xlink:href="http://localhost/" text:style-name="Internet_20_link" text:visited-style-name="Visited_20_Internet_20_Link"><text:span text:style-name="T1">HTTP://localhost</text:span></text:a><text:span text:style-name="T8">", ela corresponderá à string de rota '/'.</text:span><text:a xlink:type="simple" xlink:href="http://localhost/" text:style-name="Internet_20_link" text:visited-style-name="Visited_20_Internet_20_Link"><text:span text:style-name="T1">HTTP :// localhost /</text:span></text:a><text:span text:style-name="T8"> " ou "</text:span><text:a xlink:type="simple" xlink:href="http://localhost/" text:style-name="Internet_20_link" text:visited-style-name="Visited_20_Internet_20_Link"><text:span text:style-name="T1"> HTTP :// localhost</text:span></text:a><text:span text:style-name="T8"> ", ele corresponderá à string de rota '/'.</text:span></text:p>
      <text:p text:style-name="P52"><text:span text:style-name="T8">As linhas 5-8 definem o </text:span><text:span text:style-name="Source_20_Text"><text:span text:style-name="T9">defaults</text:span></text:span><text:span text:style-name="T8">, que são os parâmetros retornados pelo roteador se a rota corresponder. Os parâmetros </text:span><text:span text:style-name="Source_20_Text"><text:span text:style-name="T9">controller</text:span></text:span><text:span text:style-name="T8">e </text:span><text:span text:style-name="Source_20_Text"><text:span text:style-name="T9">action</text:span></text:span><text:span text:style-name="T8">definem o controlador e o método de ação do controlador que deve ser executado. Você também pode definir outros parâmetros aqui, se necessário.</text:span></text:p>
      <text:p text:style-name="P52"><text:span text:style-name="T8"><text:tab/>Como outro exemplo do tipo de rota </text:span><text:span text:style-name="Emphasis"><text:span text:style-name="T74">Literal</text:span></text:span><text:span text:style-name="T8"> , vamos adicionar a rota '/about' para a página </text:span><text:span text:style-name="Emphasis"><text:span text:style-name="T74">About</text:span></text:span><text:span text:style-name="T8"> que criamos anteriormente na seção </text:span><text:span text:style-name="Emphasis"><text:span text:style-name="T74">Views</text:span></text:span><text:span text:style-name="T8">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8"> . para criar a rota, adicione as seguintes linhas logo após a definição da rota "home" dentro do seu arquivo </text:span><text:span text:style-name="Emphasis"><text:span text:style-name="T74">module.config.PHP</text:span></text:span><text:span text:style-name="T8"> :</text:span></text:p>
      <text:p text:style-name="P58"/>
      <text:p text:style-name="P123"><text:span text:style-name="Source_20_Text"><text:span text:style-name="T178">'about'</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Literal</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rout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about'</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controller'</text:span></text:span><text:span text:style-name="Source_20_Text"><text:span text:style-name="T138"> </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12"/></text:span></text:span><text:span text:style-name="Source_20_Text"><text:span text:style-name="T178">'action'</text:span></text:span><text:span text:style-name="Source_20_Text"><text:span text:style-name="T138"> <text:s text:c="4"/></text:span></text:span><text:span text:style-name="Source_20_Text"><text:span text:style-name="T167">=&gt;</text:span></text:span><text:span text:style-name="Source_20_Text"><text:span text:style-name="T138"> </text:span></text:span><text:span text:style-name="Source_20_Text"><text:span text:style-name="T178">'about'</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8"/>
      <text:p text:style-name="P52"><text:span text:style-name="T8"><text:tab/>Se você agora abrir a URL "</text:span><text:a xlink:type="simple" xlink:href="http://localhost/about" text:style-name="Internet_20_link" text:visited-style-name="Visited_20_Internet_20_Link"><text:span text:style-name="T1">HTTP://localhost/about</text:span></text:a><text:span text:style-name="T8">" em seu navegador da Web, deverá ver a página </text:span><text:span text:style-name="Emphasis"><text:span text:style-name="T74">Sobre .</text:span></text:span></text:p>
      <text:p text:style-name="P157"/>
      <text:h text:style-name="P154" text:outline-level="2"><text:bookmark text:name="Segment_Route_Type"/>5.6. Tipo de rota do segmento</text:h>
      <text:p text:style-name="P40"><text:span text:style-name="T8"><text:tab/>O tipo de rota de </text:span><text:span text:style-name="Emphasis"><text:span text:style-name="T74">segmento</text:span></text:span><text:span text:style-name="T8"> permite a correspondência da string de rota com um ou vários segmentos de caminho de URL.</text:span></text:p>
      <text:p text:style-name="P54"/>
      <text:p text:style-name="P174"><text:span text:style-name="T84"><text:tab/>Se você olhar para o arquivo </text:span><text:span text:style-name="Emphasis"><text:span text:style-name="T96">module.config.PHP</text:span></text:span><text:span text:style-name="T84"> , você pode ver que o tipo de rota </text:span><text:span text:style-name="Emphasis"><text:span text:style-name="T96">Segment</text:span></text:span><text:span text:style-name="T84"> é usado dentro da rota "aplicativo" para fazer ações do seu </text:span><text:span text:style-name="Source_20_Text"><text:span text:style-name="T85">IndexController</text:span></text:span><text:span text:style-name="T84"> mapeado automaticamente para as URLs do site. Você apenas adiciona um método de ação à sua </text:span><text:span text:style-name="Source_20_Text"><text:span text:style-name="T85">IndexController</text:span></text:span><text:span text:style-name="T84">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84"> &lt;action&gt;". por exemplo, você pode ver a página </text:span><text:span text:style-name="Emphasis"><text:span text:style-name="T96">Sobre</text:span></text:span><text:span text:style-name="T84"> do seu site com a seguinte URL: " </text:span><text:a xlink:type="simple" xlink:href="http://localhost/application/about" text:style-name="Internet_20_link" text:visited-style-name="Visited_20_Internet_20_Link"><text:span text:style-name="T4">HTTP :// localhost / application / about</text:span></text:a><text:span text:style-name="T84"> ".</text:span></text:p>
      <text:p text:style-name="P54"/>
      <text:p text:style-name="P40"><text:span text:style-name="T8"><text:tab/>para demonstrar a criação do tipo de rota </text:span><text:span text:style-name="Emphasis"><text:span text:style-name="T74">Segmento</text:span></text:span><text:span text:style-name="T8"> , vamos implementar uma ação do controller que irá gerar uma imagem simples de código de barras. Os códigos de barras são amplamente utilizados em supermercados para reconhecimento óptico de mercadorias em seu </text:span><text:soft-page-break/><text:span text:style-name="T8">carrinho de compras. Os códigos de barras podem ser de diferentes tipos e ter etiquetas diferentes. Usaremos o tipo de rota </text:span><text:span text:style-name="Emphasis"><text:span text:style-name="T74">Segmento</text:span></text:span><text:span text:style-name="T8"> para mapear a ação para uma URL como " </text:span><text:a xlink:type="simple" xlink:href="http://localhost/barcode/" text:style-name="Internet_20_link" text:visited-style-name="Visited_20_Internet_20_Link"><text:span text:style-name="T1">HTTP :// localhost / barcode /</text:span></text:a><text:span text:style-name="T8"> &lt;type&gt;/&lt;label&gt;".</text:span></text:p>
      <text:p text:style-name="P54"/>
      <text:p text:style-name="P174"><text:span text:style-name="T84"><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89">Zend\Barcode</text:span></text:span></text:a><text:span text:style-name="T84">componente com o Composer, digitando o seguinte comando:</text:span></text:p>
      <text:p text:style-name="P174"><text:span text:style-name="Source_20_Text"><text:span text:style-name="T85"><text:tab/>PHP composer.phar require zendframework/zend-barcode</text:span></text:span></text:p>
      <text:p text:style-name="P185"/>
      <text:p text:style-name="P175"><text:span text:style-name="T84"><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84"> do mecanismo PHP instalada e ativada. No Linux Ubuntu, você pode instalar esta extensão com o seguinte comando:</text:span></text:p>
      <text:p text:style-name="P175"><text:span text:style-name="Source_20_Text"><text:span text:style-name="T85">sudo apt-get install PHP-gd</text:span></text:span></text:p>
      <text:p text:style-name="P169"><text:tab/>Após instalar a extensão, reinicie o Apache para aplicar suas alterações.</text:p>
      <text:p text:style-name="P114"/>
      <text:p text:style-name="P117"><text:span text:style-name="T210">5)</text:span> A extensão PHP Gd permite criar arquivos de imagem em diferentes formatos (como JpEG, pNG, GIF, etc.)</text:p>
      <text:p text:style-name="P54"/>
      <text:p text:style-name="P40"><text:span text:style-name="T8"><text:tab/>primeiro, definimos a rota "barcode" no arquivo </text:span><text:span text:style-name="Emphasis"><text:span text:style-name="T74">module.config.PHP</text:span></text:span><text:span text:style-name="T8"> :</text:span></text:p>
      <text:p text:style-name="P54"/>
      <text:p text:style-name="P123"><text:span text:style-name="Source_20_Text"><text:span text:style-name="T178">'barcod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Segment</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rout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barcode[/:type/:label]'</text:span></text:span><text:span text:style-name="Source_20_Text"><text:span text:style-name="T149">,</text:span></text:span></text:p>
      <text:p text:style-name="P123"><text:span text:style-name="Source_20_Text"><text:span text:style-name="T139"><text:s text:c="8"/></text:span></text:span><text:span text:style-name="Source_20_Text"><text:span text:style-name="T178">'constrain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span text:style-name="Source_20_Text"><text:span text:style-name="T138"> <text:s text:c="4"/></text:span></text:span></text:p>
      <text:p text:style-name="P123"><text:span text:style-name="Source_20_Text"><text:span text:style-name="T139"><text:s text:c="12"/></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a-zA-Z][a-zA-Z0-9_-]*'</text:span></text:span><text:span text:style-name="Source_20_Text"><text:span text:style-name="T149">,</text:span></text:span></text:p>
      <text:p text:style-name="P123"><text:span text:style-name="Source_20_Text"><text:span text:style-name="T139"><text:s text:c="12"/></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a-zA-Z0-9_-]*'</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controller'</text:span></text:span><text:span text:style-name="Source_20_Text"><text:span text:style-name="T138"> </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12"/></text:span></text:span><text:span text:style-name="Source_20_Text"><text:span text:style-name="T178">'action'</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barcode'</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Os segmentos da string de rota (linha 4) podem ser constantes ou variáveis. Você pode definir os segmentos variáveis usando "curingas". Temos três segmentos: </text:span><text:span text:style-name="Source_20_Text"><text:span text:style-name="T9">barcode</text:span></text:span><text:span text:style-name="T8">, </text:span><text:span text:style-name="Source_20_Text"><text:span text:style-name="T9">:type</text:span></text:span><text:span text:style-name="T8">e </text:span><text:span text:style-name="Source_20_Text"><text:span text:style-name="T9">:label</text:span></text:span><text:span text:style-name="T8">. <text:tab/>O </text:span><text:span text:style-name="Source_20_Text"><text:span text:style-name="T9">barcode</text:span></text:span><text:span text:style-name="T8">segmento é constante, enquanto os dois últimos são curingas (o nome do curinga deve começar com dois pontos).</text:span></text:p>
      <text:p text:style-name="P40"><text:span text:style-name="T8"><text:tab/>Você especifica como um curinga deve ficar dentro da </text:span><text:span text:style-name="Source_20_Text"><text:span text:style-name="T9">constraints</text:span></text:span><text:span text:style-name="T8">subchave (linhas 5-8). <text:tab/>definimos a expressão regular </text:span><text:span text:style-name="Source_20_Text"><text:span text:style-name="T9">[a-zA-Z][a-zA-Z0-9_-]*</text:span></text:span><text:span text:style-name="T8">que restringe nosso </text:span><text:span text:style-name="Source_20_Text"><text:span text:style-name="T9">:type</text:span></text:span><text:span text:style-name="T8"> curinga a começar com uma letra e (opcionalmente) conter várias letras, dígitos, sublinhados ou caracteres de menos. A restrição para o </text:span><text:span text:style-name="Source_20_Text"><text:span text:style-name="T9">:label</text:span></text:span><text:span text:style-name="T8">curinga é quase a mesma, mas esse segmento </text:span><text:soft-page-break/><text:span text:style-name="T8">pode começar com qualquer caractere permitido (letra, dígito, sublinhado ou caractere de sinal de menos).</text:span></text:p>
      <text:p text:style-name="P40"><text:span text:style-name="T8"><text:tab/>Segmentos opcionais podem ser colocados entre colchetes. Em nosso exemplo, temos os segmentos </text:span><text:span text:style-name="Source_20_Text"><text:span text:style-name="T9">:type</text:span></text:span><text:span text:style-name="T8">e como opcionais.</text:span><text:span text:style-name="Source_20_Text"><text:span text:style-name="T9">:label</text:span></text:span></text:p>
      <text:p text:style-name="P40"><text:span text:style-name="T8"><text:tab/>Nas linhas 9-12, definimos o </text:span><text:span text:style-name="Source_20_Text"><text:span text:style-name="T9">defaults</text:span></text:span><text:span text:style-name="T8">, os parâmetros que serão retornados pelo roteador. <text:tab/>Os padrões </text:span><text:span text:style-name="Source_20_Text"><text:span text:style-name="T9">controller</text:span></text:span><text:span text:style-name="T8">e </text:span><text:span text:style-name="Source_20_Text"><text:span text:style-name="T9">action</text:span></text:span><text:span text:style-name="T8">especificam qual controlador e método de ação executar na correspondência de rota.</text:span></text:p>
      <text:p text:style-name="P40"><text:span text:style-name="T8"><text:tab/>Em seguida, adicionamos o </text:span><text:span text:style-name="Source_20_Text"><text:span text:style-name="T9">barcodeAction()</text:span></text:span><text:span text:style-name="T8">método na </text:span><text:span text:style-name="Source_20_Text"><text:span text:style-name="T9">IndexController</text:span></text:span><text:span text:style-name="T8">classe:</text:span></text:p>
      <text:p text:style-name="P54"/>
      <text:p text:style-name="P123"><text:span text:style-name="Source_20_Text"><text:span text:style-name="T126">// Add name alias in the beginning of the file</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Barcode</text:span></text:span><text:span text:style-name="Source_20_Text"><text:span text:style-name="T149">\</text:span></text:span><text:span text:style-name="Source_20_Text"><text:span text:style-name="T138">Barcode</text:span></text:span><text:span text:style-name="Source_20_Text"><text:span text:style-name="T149">;</text:span></text:span></text:p>
      <text:p text:style-name="P164"/>
      <text:p text:style-name="P123"><text:span text:style-name="Source_20_Text"><text:span text:style-name="T126">// ...</text:span></text:span></text:p>
      <text:p text:style-name="P164"/>
      <text:p text:style-name="P123"><text:span text:style-name="Source_20_Text"><text:span text:style-name="T126">// The "barcode" action</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barcode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26">// Get parameters from route.</text:span></text:span></text:p>
      <text:p text:style-name="P123"><text:span text:style-name="Source_20_Text"><text:span text:style-name="T139"><text:s text:c="4"/></text:span></text:span><text:span text:style-name="Source_20_Text"><text:span text:style-name="T156">$type</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Route</text:span></text:span><text:span text:style-name="Source_20_Text"><text:span text:style-name="T149">(</text:span></text:span><text:span text:style-name="Source_20_Text"><text:span text:style-name="T178">'type'</text:span></text:span><text:span text:style-name="Source_20_Text"><text:span text:style-name="T149">,</text:span></text:span><text:span text:style-name="Source_20_Text"><text:span text:style-name="T138"> </text:span></text:span><text:span text:style-name="Source_20_Text"><text:span text:style-name="T178">'code39'</text:span></text:span><text:span text:style-name="Source_20_Text"><text:span text:style-name="T149">);</text:span></text:span></text:p>
      <text:p text:style-name="P123"><text:span text:style-name="Source_20_Text"><text:span text:style-name="T139"><text:s text:c="4"/></text:span></text:span><text:span text:style-name="Source_20_Text"><text:span text:style-name="T156">$label</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Route</text:span></text:span><text:span text:style-name="Source_20_Text"><text:span text:style-name="T149">(</text:span></text:span><text:span text:style-name="Source_20_Text"><text:span text:style-name="T178">'label'</text:span></text:span><text:span text:style-name="Source_20_Text"><text:span text:style-name="T149">,</text:span></text:span><text:span text:style-name="Source_20_Text"><text:span text:style-name="T138"> </text:span></text:span><text:span text:style-name="Source_20_Text"><text:span text:style-name="T178">'HELLO-WORLd'</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26">// Set barcode options.</text:span></text:span></text:p>
      <text:p text:style-name="P123"><text:span text:style-name="Source_20_Text"><text:span text:style-name="T139"><text:s text:c="4"/></text:span></text:span><text:span text:style-name="Source_20_Text"><text:span text:style-name="T156">$barcodeOption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span text:style-name="Source_20_Text"><text:span text:style-name="T178">'text'</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56">$label</text:span></text:span><text:span text:style-name="Source_20_Text"><text:span text:style-name="T149">];</text:span></text:span><text:span text:style-name="Source_20_Text"><text:span text:style-name="T138"> <text:s text:c="7"/></text:span></text:span></text:p>
      <text:p text:style-name="P123"><text:span text:style-name="Source_20_Text"><text:span text:style-name="T139"><text:s text:c="4"/></text:span></text:span><text:span text:style-name="Source_20_Text"><text:span text:style-name="T156">$rendererOption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26">// Create barcode object</text:span></text:span></text:p>
      <text:p text:style-name="P123"><text:span text:style-name="Source_20_Text"><text:span text:style-name="T139"><text:s text:c="4"/></text:span></text:span><text:span text:style-name="Source_20_Text"><text:span text:style-name="T156">$barcode</text:span></text:span><text:span text:style-name="Source_20_Text"><text:span text:style-name="T138"> </text:span></text:span><text:span text:style-name="Source_20_Text"><text:span text:style-name="T167">=</text:span></text:span><text:span text:style-name="Source_20_Text"><text:span text:style-name="T138"> Barcode</text:span></text:span><text:span text:style-name="Source_20_Text"><text:span text:style-name="T149">::</text:span></text:span><text:span text:style-name="Source_20_Text"><text:span text:style-name="T162">factory</text:span></text:span><text:span text:style-name="Source_20_Text"><text:span text:style-name="T149">(</text:span></text:span><text:span text:style-name="Source_20_Text"><text:span text:style-name="T156">$type</text:span></text:span><text:span text:style-name="Source_20_Text"><text:span text:style-name="T149">,</text:span></text:span><text:span text:style-name="Source_20_Text"><text:span text:style-name="T138"> </text:span></text:span><text:span text:style-name="Source_20_Text"><text:span text:style-name="T178">'image'</text:span></text:span><text:span text:style-name="Source_20_Text"><text:span text:style-name="T149">,</text:span></text:span><text:span text:style-name="Source_20_Text"><text:span text:style-name="T138"> </text:span></text:span></text:p>
      <text:p text:style-name="P123"><text:span text:style-name="Source_20_Text"><text:span text:style-name="T139"><text:s text:c="17"/></text:span></text:span><text:span text:style-name="Source_20_Text"><text:span text:style-name="T156">$barcodeOptions</text:span></text:span><text:span text:style-name="Source_20_Text"><text:span text:style-name="T149">,</text:span></text:span><text:span text:style-name="Source_20_Text"><text:span text:style-name="T138"> </text:span></text:span><text:span text:style-name="Source_20_Text"><text:span text:style-name="T156">$rendererOptions</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26">// The line below will output barcode image to standard </text:span></text:span></text:p>
      <text:p text:style-name="P123"><text:span text:style-name="Source_20_Text"><text:span text:style-name="T139"><text:s text:c="4"/></text:span></text:span><text:span text:style-name="Source_20_Text"><text:span text:style-name="T126">// output stream.</text:span></text:span></text:p>
      <text:p text:style-name="P123"><text:span text:style-name="Source_20_Text"><text:span text:style-name="T139"><text:s text:c="4"/></text:span></text:span><text:span text:style-name="Source_20_Text"><text:span text:style-name="T156">$barcode</text:span></text:span><text:span text:style-name="Source_20_Text"><text:span text:style-name="T167">-&gt;</text:span></text:span><text:span text:style-name="Source_20_Text"><text:span text:style-name="T162">render</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Return Response object to disable default view rendering. </text:span></text:span></text:p>
      <text:p text:style-name="P123"><text:span text:style-name="Source_20_Text"><text:span text:style-name="T139"><text:s text:c="4"/></text:span></text:span><text:span text:style-name="Source_20_Text"><text:span text:style-name="T132">return</text:span></text:span><text:span text:style-name="Source_20_Text"><text:span text:style-name="T138"> $this</text:span></text:span><text:span text:style-name="Source_20_Text"><text:span text:style-name="T167">-&gt;</text:span></text:span><text:span text:style-name="Source_20_Text"><text:span text:style-name="T162">getResponse</text:span></text:span><text:span text:style-name="Source_20_Text"><text:span text:style-name="T149">();</text:span></text:span></text:p>
      <text:p text:style-name="P123"><text:span text:style-name="Source_20_Text"><text:span text:style-name="T149">}</text:span></text:span><text:span text:style-name="Source_20_Text"><text:span text:style-name="T138"> <text:s/></text:span></text:span></text:p>
      <text:p text:style-name="P54"/>
      <text:p text:style-name="P40"><text:span text:style-name="T8"><text:tab/>Nas linhas 10-11, obtemos os valores de </text:span><text:span text:style-name="Source_20_Text"><text:span text:style-name="T9">type</text:span></text:span><text:span text:style-name="T8">e </text:span><text:span text:style-name="Source_20_Text"><text:span text:style-name="T9">label</text:span></text:span><text:span text:style-name="T8">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84">params</text:span></text:span></text:a><text:span text:style-name="T8">do plugin do controlador </text:span><text:span text:style-name="Source_20_Text"><text:span text:style-name="T9">fromRoute()</text:span></text:span><text:span text:style-name="T8">. Analogamente ao </text:span><text:span text:style-name="Source_20_Text"><text:span text:style-name="T9">fromQuery()</text:span></text:span><text:span text:style-name="T8">método, ele recebe dois argumentos: o nome da variável e seu valor padrão.</text:span></text:p>
      <text:p text:style-name="P40"><text:span text:style-name="T8"><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84">Zend\Barcode</text:span></text:span></text:a><text:span text:style-name="T8">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84">Barcode</text:span></text:span></text:a><text:span text:style-name="T8">objeto com o método factory. Finalmente, na linha 23, renderizamos o arquivo de imagem despejando-o no fluxo de saída do PHP.</text:span></text:p>
      <text:p text:style-name="P174"><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89">Zend\Barcode</text:span></text:span></text:a><text:span text:style-name="T84">é um componente auxiliar usado para geração de várias imagens de código de barras. para obter informações adicionais sobre este componente, consulte a seção correspondente do manual de referência do Zend Framework.</text:span></text:p>
      <text:p text:style-name="P54"/>
      <text:p text:style-name="P40"><text:span text:style-name="T8">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84">Response</text:span></text:span></text:a><text:span text:style-name="T8">objeto para suprimir a renderização da visualização padrão.</text:span></text:p>
      <text:p text:style-name="P40"><text:span text:style-name="T8">Agora, insira a URL " </text:span><text:a xlink:type="simple" xlink:href="http://localhost/barcode" text:style-name="Internet_20_link" text:visited-style-name="Visited_20_Internet_20_Link"><text:span text:style-name="T1">HTTP :// localhost / barcode</text:span></text:a><text:span text:style-name="T8"> " em seu navegador para ver a imagem do código de barras (mostrada na figura 5.6):</text:span></text:p>
      <text:p text:style-name="P54"/>
      <text:p text:style-name="P67"><text:span text:style-name="T212"><draw:a xlink:type="simple" xlink:href="https://olegkrivtsov.github.io/using-zend-framework-3-book/html/en/images/routing/barcode.png" office:target-frame-name="_blank" xlink:show="new"><draw:frame draw:style-name="fr2"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88">Figura 5.6. Uma imagem de código de barras de exemplo</text:p>
      <text:p text:style-name="P159"/>
      <text:p text:style-name="P159"><text:tab/>Como temos os curingas na rota, você pode passar os parâmetros type e label da imagem do código de barras na URL. Abaixo, vários exemplos de URL são fornecidos (os códigos de barras correspondentes são apresentados na figura 5.7):</text:p>
      <text:p text:style-name="P159"/>
      <text:p text:style-name="P123"><text:span text:style-name="Source_20_Text"><text:span text:style-name="T138">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23"><text:span text:style-name="Source_20_Text"><text:span text:style-name="T138">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23"><text:span text:style-name="Source_20_Text"><text:span text:style-name="T138">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23"><text:span text:style-name="Source_20_Text"><text:span text:style-name="T138">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23"><text:span text:style-name="Source_20_Text"><text:span text:style-name="T138">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23"><text:span text:style-name="Source_20_Text"><text:span text:style-name="T138">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23"><text:span text:style-name="Source_20_Text"><text:span text:style-name="T138">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23"><text:span text:style-name="Source_20_Text"><text:span text:style-name="T138">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188"/>
      <text:p text:style-name="P187"><text:line-break/><text:span text:style-name="T5"><draw:a xlink:type="simple" xlink:href="https://olegkrivtsov.github.io/using-zend-framework-3-book/html/en/images/routing/barcodes.png" office:target-frame-name="_blank" xlink:show="new"><draw:frame draw:style-name="fr7"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04"> </text:span></text:p>
      <text:p text:style-name="P190">Figure 5.7. Barcode types</text:p>
      <text:h text:style-name="P154" text:outline-level="2"><text:bookmark text:name="Regex_Route_Type"/><text:soft-page-break/>5.7. Tipo de rota Regex</text:h>
      <text:p text:style-name="P40"><text:span text:style-name="T8"><text:tab/>O tipo de rota de expressão regular ( </text:span><text:span text:style-name="Emphasis"><text:span text:style-name="T74">Regex</text:span></text:span><text:span text:style-name="T8"> ) é útil se você tiver URLs que possam ser correspondidas com uma expressão regular.</text:span></text:p>
      <text:p text:style-name="P40"><text:span text:style-name="T8">por exemplo, suponha que você queira criar um sistema de documentação simples para seu site. A documentação consistiria em páginas "estáticas" mapeadas para URLs como </text:span><text:span text:style-name="Emphasis"><text:span text:style-name="T74">/doc/&lt;page_name&gt;.html</text:span></text:span><text:span text:style-name="T8"> .</text:span></text:p>
      <text:p text:style-name="P54"/>
      <text:p text:style-name="P170"><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54"/>
      <text:p text:style-name="P40"><text:span text:style-name="T8"><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9">IndexController::docAction()</text:span></text:span><text:span text:style-name="T8">.</text:span></text:p>
      <text:p text:style-name="P40"><text:span text:style-name="T8">primeiro, adicionamos a rota </text:span><text:span text:style-name="Emphasis"><text:span text:style-name="T74">Regex chamada "doc" ao arquivo module.config.PHP</text:span></text:span><text:span text:style-name="T8"> :</text:span></text:p>
      <text:p text:style-name="P54"/>
      <text:p text:style-name="P123"><text:span text:style-name="Source_20_Text"><text:span text:style-name="T178">'doc'</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Regex</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regex'</text:span></text:span><text:span text:style-name="Source_20_Text"><text:span text:style-name="T138"> <text:s text:c="3"/></text:span></text:span><text:span text:style-name="Source_20_Text"><text:span text:style-name="T167">=&gt;</text:span></text:span><text:span text:style-name="Source_20_Text"><text:span text:style-name="T138"> '</text:span></text:span><text:span text:style-name="Source_20_Text"><text:span text:style-name="T167">/</text:span></text:span><text:span text:style-name="Source_20_Text"><text:span text:style-name="T162">doc</text:span></text:span><text:span text:style-name="Source_20_Text"><text:span text:style-name="T149">(</text:span></text:span><text:span text:style-name="Source_20_Text"><text:span text:style-name="T167">?</text:span></text:span><text:span text:style-name="Source_20_Text"><text:span text:style-name="T149">&lt;</text:span></text:span><text:span text:style-name="Source_20_Text"><text:span text:style-name="T173">page</text:span></text:span><text:span text:style-name="Source_20_Text"><text:span text:style-name="T149">&gt;</text:span></text:span><text:span text:style-name="Source_20_Text"><text:span text:style-name="T138">\</text:span></text:span><text:span text:style-name="Source_20_Text"><text:span text:style-name="T167">/</text:span></text:span><text:span text:style-name="Source_20_Text"><text:span text:style-name="T149">[</text:span></text:span><text:span text:style-name="Source_20_Text"><text:span text:style-name="T138">a</text:span></text:span><text:span text:style-name="Source_20_Text"><text:span text:style-name="T167">-</text:span></text:span><text:span text:style-name="Source_20_Text"><text:span text:style-name="T138">zA</text:span></text:span><text:span text:style-name="Source_20_Text"><text:span text:style-name="T167">-</text:span></text:span><text:span text:style-name="Source_20_Text"><text:span text:style-name="T173">Z0</text:span></text:span><text:span text:style-name="Source_20_Text"><text:span text:style-name="T167">-</text:span></text:span><text:span text:style-name="Source_20_Text"><text:span text:style-name="T173">9_</text:span></text:span><text:span text:style-name="Source_20_Text"><text:span text:style-name="T138">\</text:span></text:span><text:span text:style-name="Source_20_Text"><text:span text:style-name="T167">-</text:span></text:span><text:span text:style-name="Source_20_Text"><text:span text:style-name="T149">]</text:span></text:span><text:span text:style-name="Source_20_Text"><text:span text:style-name="T167">+</text:span></text:span><text:span text:style-name="Source_20_Text"><text:span text:style-name="T149">)</text:span></text:span><text:span text:style-name="Source_20_Text"><text:span text:style-name="T138">\</text:span></text:span><text:span text:style-name="Source_20_Text"><text:span text:style-name="T149">.</text:span></text:span><text:span text:style-name="Source_20_Text"><text:span text:style-name="T138">html'</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controller'</text:span></text:span><text:span text:style-name="Source_20_Text"><text:span text:style-name="T138"> </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12"/></text:span></text:span><text:span text:style-name="Source_20_Text"><text:span text:style-name="T178">'action'</text:span></text:span><text:span text:style-name="Source_20_Text"><text:span text:style-name="T138"> <text:s text:c="4"/></text:span></text:span><text:span text:style-name="Source_20_Text"><text:span text:style-name="T167">=&gt;</text:span></text:span><text:span text:style-name="Source_20_Text"><text:span text:style-name="T138"> </text:span></text:span><text:span text:style-name="Source_20_Text"><text:span text:style-name="T178">'doc'</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8"/></text:span></text:span><text:span text:style-name="Source_20_Text"><text:span text:style-name="T178">'spec'</text:span></text:span><text:span text:style-name="Source_20_Text"><text:span text:style-name="T167">=&gt;</text:span></text:span><text:span text:style-name="Source_20_Text"><text:span text:style-name="T178">'/doc/%page%.html'</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A linha 2 define o tipo de </text:span><text:span text:style-name="Emphasis"><text:span text:style-name="T74">Regex</text:span></text:span><text:span text:style-name="T8"> para a rota. Na linha 4, temos a expressão regular </text:span><text:span text:style-name="Source_20_Text"><text:span text:style-name="T9">/doc(?&lt;page&gt;\/[a-zA-Z0-9_\-]+)\.html</text:span></text:span><text:span text:style-name="T8">.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8"> nomeada , que será retornada pelo roteador ao combinar com os parâmetros padrão.</text:span></text:p>
      <text:p text:style-name="P40"><text:span text:style-name="T8"><text:tab/>A linha 9 contém a </text:span><text:span text:style-name="Source_20_Text"><text:span text:style-name="T9">spec</text:span></text:span><text:span text:style-name="T8">opção, que é usada para gerar URLs por rota (discutiremos a geração de URLs por rota POSTeriormente neste capítulo).</text:span></text:p>
      <text:p text:style-name="P54"/>
      <text:p text:style-name="P39"><text:span text:style-name="T219">6)</text:span><text:span text:style-name="T218"> Em expressões regulares PHP pCRE, é possível nomear um subpadrão usando a sintaxe </text:span><text:span text:style-name="Source_20_Text"><text:span text:style-name="T219">(?p&lt;name&gt;pattern)</text:span></text:span><text:span text:style-name="T218">. Este subpadrão será então indexado na matriz de </text:span><text:span text:style-name="Emphasis"><text:span text:style-name="T222">correspondências por seu nome.</text:span></text:span></text:p>
      <text:p text:style-name="P39"><text:span text:style-name="Emphasis"><text:span text:style-name="T217"/></text:span></text:p>
      <text:p text:style-name="P39"><text:soft-page-break/><text:span text:style-name="Emphasis"><text:span text:style-name="T217"/></text:span></text:p>
      <text:p text:style-name="P174"><text:span text:style-name="T84"><text:tab/>Não se esqueça de adicionar a seguinte linha no início do </text:span><text:span text:style-name="Source_20_Text"><text:span text:style-name="T85">module.config.PHP</text:span></text:span><text:span text:style-name="T84">arquivo:</text:span></text:p>
      <text:p text:style-name="P174"><text:span text:style-name="Source_20_Text"><text:span text:style-name="T85">use Zend\Router\HTTP\Regex;</text:span></text:span></text:p>
      <text:p text:style-name="P54"/>
      <text:p text:style-name="P40"><text:span text:style-name="T8"><text:tab/>Em seguida, adicione a seguinte ação à </text:span><text:span text:style-name="Source_20_Text"><text:span text:style-name="T9">IndexController</text:span></text:span><text:span text:style-name="T8">classe:</text:span></text:p>
      <text:p text:style-name="P54"/>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doc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56">$pageTemplat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8">'application/index/doc'</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Route</text:span></text:span><text:span text:style-name="Source_20_Text"><text:span text:style-name="T149">(</text:span></text:span><text:span text:style-name="Source_20_Text"><text:span text:style-name="T178">'page'</text:span></text:span><text:span text:style-name="Source_20_Text"><text:span text:style-name="T149">,</text:span></text:span><text:span text:style-name="Source_20_Text"><text:span text:style-name="T138"> </text:span></text:span><text:span text:style-name="Source_20_Text"><text:span text:style-name="T178">'documentation.phtml'</text:span></text:span><text:span text:style-name="Source_20_Text"><text:span text:style-name="T149">);</text:span></text:span><text:span text:style-name="Source_20_Text"><text:span text:style-name="T138"> <text:s text:c="7"/></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56">$filepath</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3">__dIR__</text:span></text:span><text:span text:style-name="Source_20_Text"><text:span text:style-name="T149">.</text:span></text:span><text:span text:style-name="Source_20_Text"><text:span text:style-name="T178">'/../../view/'</text:span></text:span><text:span text:style-name="Source_20_Text"><text:span text:style-name="T149">.</text:span></text:span><text:span text:style-name="Source_20_Text"><text:span text:style-name="T156">$pageTemplate</text:span></text:span><text:span text:style-name="Source_20_Text"><text:span text:style-name="T149">.</text:span></text:span><text:span text:style-name="Source_20_Text"><text:span text:style-name="T178">'.phtml'</text:span></text:span><text:span text:style-name="Source_20_Text"><text:span text:style-name="T149">;</text:span></text:span></text:p>
      <text:p text:style-name="P123"><text:span text:style-name="Source_20_Text"><text:span text:style-name="T139"><text:s text:c="4"/></text:span></text:span><text:span text:style-name="Source_20_Text"><text:span text:style-name="T132">if</text:span></text:span><text:span text:style-name="Source_20_Text"><text:span text:style-name="T149">(</text:span></text:span><text:span text:style-name="Source_20_Text"><text:span text:style-name="T167">!</text:span></text:span><text:span text:style-name="Source_20_Text"><text:span text:style-name="T162">file_exists</text:span></text:span><text:span text:style-name="Source_20_Text"><text:span text:style-name="T149">(</text:span></text:span><text:span text:style-name="Source_20_Text"><text:span text:style-name="T156">$filepath</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7">!</text:span></text:span><text:span text:style-name="Source_20_Text"><text:span text:style-name="T162">is_readable</text:span></text:span><text:span text:style-name="Source_20_Text"><text:span text:style-name="T149">(</text:span></text:span><text:span text:style-name="Source_20_Text"><text:span text:style-name="T156">$filepath</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setStatusCode</text:span></text:span><text:span text:style-name="Source_20_Text"><text:span text:style-name="T149">(</text:span></text:span><text:span text:style-name="Source_20_Text"><text:span text:style-name="T173">40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56">$viewModel</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32">new</text:span></text:span><text:span text:style-name="Source_20_Text"><text:span text:style-name="T138"> ViewModel</text:span></text:span><text:span text:style-name="Source_20_Text"><text:span text:style-name="T149">([</text:span></text:span></text:p>
      <text:p text:style-name="P123"><text:span text:style-name="Source_20_Text"><text:span text:style-name="T139"><text:s text:c="12"/></text:span></text:span><text:span text:style-name="Source_20_Text"><text:span text:style-name="T178">'page'</text:span></text:span><text:span text:style-name="Source_20_Text"><text:span text:style-name="T167">=&gt;</text:span></text:span><text:span text:style-name="Source_20_Text"><text:span text:style-name="T156">$pageTemplate</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56">$viewModel</text:span></text:span><text:span text:style-name="Source_20_Text"><text:span text:style-name="T167">-&gt;</text:span></text:span><text:span text:style-name="Source_20_Text"><text:span text:style-name="T162">setTemplate</text:span></text:span><text:span text:style-name="Source_20_Text"><text:span text:style-name="T149">(</text:span></text:span><text:span text:style-name="Source_20_Text"><text:span text:style-name="T156">$pageTemplate</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32">return</text:span></text:span><text:span text:style-name="Source_20_Text"><text:span text:style-name="T138"> </text:span></text:span><text:span text:style-name="Source_20_Text"><text:span text:style-name="T156">$viewModel</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Nas linhas 3-4 acima, recuperamos o </text:span><text:span text:style-name="Source_20_Text"><text:span text:style-name="T9">page</text:span></text:span><text:span text:style-name="T8">parâmetro de route (lembra da "página" chamada capture de nossa expressão regular?) e o salvamos como a </text:span><text:span text:style-name="Source_20_Text"><text:span text:style-name="T9">$pageTemplate</text:span></text:span><text:span text:style-name="T8">variável. <text:tab/>Usaremos a </text:span><text:span text:style-name="Source_20_Text"><text:span text:style-name="T9">$pageTemplate</text:span></text:span><text:span text:style-name="T8">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variável container e na linha 15 definimos explicitamente o nome do modelo de visualização para renderização.</text:span></text:p>
      <text:p text:style-name="P40"><text:span text:style-name="T8"><text:tab/>para ver o sistema de documentação em ação, crie alguns arquivos de modelo de visualização "estática": a página Índice ( </text:span><text:span text:style-name="Source_20_Text"><text:span text:style-name="T9">contents.phtml</text:span></text:span><text:span text:style-name="T8">) e a página Introdução ( </text:span><text:span text:style-name="Source_20_Text"><text:span text:style-name="T9">introduction.phtml</text:span></text:span><text:span text:style-name="T8">). Crie o subdiretório </text:span><text:span text:style-name="Emphasis"><text:span text:style-name="T74">doc no diretório view/application/index</text:span></text:span><text:span text:style-name="T8"> do </text:span><text:span text:style-name="Source_20_Text"><text:span text:style-name="T9">Application</text:span></text:span><text:span text:style-name="T8">módulo e coloque o template de view </text:span><text:span text:style-name="Emphasis"><text:span text:style-name="T74">contents.phtml lá:</text:span></text:span></text:p>
      <text:p text:style-name="P40"><text:span text:style-name="Emphasis"><text:span text:style-name="T74"/></text:span></text:p>
      <text:p text:style-name="P123"><text:span text:style-name="Source_20_Text"><text:span text:style-name="T149">&lt;</text:span></text:span><text:span text:style-name="Source_20_Text"><text:span text:style-name="T173">h1</text:span></text:span><text:span text:style-name="Source_20_Text"><text:span text:style-name="T149">&gt;</text:span></text:span><text:span text:style-name="Source_20_Text"><text:span text:style-name="T138">Table of Contents</text:span></text:span><text:span text:style-name="Source_20_Text"><text:span text:style-name="T149">&lt;/</text:span></text:span><text:span text:style-name="Source_20_Text"><text:span text:style-name="T173">h1</text:span></text:span><text:span text:style-name="Source_20_Text"><text:span text:style-name="T149">&gt;</text:span></text:span></text:p>
      <text:p text:style-name="P123"><text:span text:style-name="Source_20_Text"><text:span text:style-name="T149">&lt;</text:span></text:span><text:span text:style-name="Source_20_Text"><text:span text:style-name="T173">ul</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doc'</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introduction'</text:span></text:span><text:span text:style-name="Source_20_Text"><text:span text:style-name="T149">]);</text:span></text:span><text:span text:style-name="Source_20_Text"><text:span text:style-name="T132"> ?&gt;</text:span></text:span><text:span text:style-name="Source_20_Text"><text:span text:style-name="T149">"&gt;</text:span></text:span></text:p>
      <text:p text:style-name="P162"><text:span text:style-name="Source_20_Text"><text:span text:style-name="T139"><text:s text:c="12"/></text:span></text:span><text:span text:style-name="Source_20_Text"><text:span text:style-name="T138">Introduction</text:span></text:span></text:p>
      <text:p text:style-name="P123"><text:span text:style-name="Source_20_Text"><text:span text:style-name="T139"><text:s text:c="8"/></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oft-page-break/><text:span text:style-name="Source_20_Text"><text:span text:style-name="T139"><text:s text:c="4"/></text:span></text:span><text:span text:style-name="Source_20_Text"><text:span text:style-name="T149">&lt;/</text:span></text:span><text:span text:style-name="Source_20_Text"><text:span text:style-name="T173">li</text:span></text:span><text:span text:style-name="Source_20_Text"><text:span text:style-name="T149">&gt;</text:span></text:span><text:span text:style-name="Source_20_Text"><text:span text:style-name="T138"> <text:s/></text:span></text:span></text:p>
      <text:p text:style-name="P123"><text:span text:style-name="Source_20_Text"><text:span text:style-name="T149">&lt;/</text:span></text:span><text:span text:style-name="Source_20_Text"><text:span text:style-name="T173">ul</text:span></text:span><text:span text:style-name="Source_20_Text"><text:span text:style-name="T149">&gt;</text:span></text:span></text:p>
      <text:p text:style-name="P54"/>
      <text:p text:style-name="P40"><text:span text:style-name="T8"><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4">Url</text:span></text:span></text:a><text:span text:style-name="T8">auxiliar de visualização (para mais detalhes sobre o auxiliar </text:span><text:span text:style-name="Source_20_Text"><text:span text:style-name="T9">Url</text:span></text:span><text:span text:style-name="T8">[Zend\View\Helper\Url], veja mais seções neste capítulo).</text:span></text:p>
      <text:p text:style-name="P40"><text:span text:style-name="T8">Em seguida, adicione a página de </text:span><text:span text:style-name="Emphasis"><text:span text:style-name="T74">introdução.phtml</text:span></text:span><text:span text:style-name="T8"> no mesmo diretório </text:span><text:span text:style-name="Emphasis"><text:span text:style-name="T74">doc</text:span></text:span><text:span text:style-name="T8"> :</text:span></text:p>
      <text:p text:style-name="P54"/>
      <text:p text:style-name="P123"><text:span text:style-name="Source_20_Text"><text:span text:style-name="T149">&lt;</text:span></text:span><text:span text:style-name="Source_20_Text"><text:span text:style-name="T173">h1</text:span></text:span><text:span text:style-name="Source_20_Text"><text:span text:style-name="T149">&gt;</text:span></text:span><text:span text:style-name="Source_20_Text"><text:span text:style-name="T138">Introduction</text:span></text:span><text:span text:style-name="Source_20_Text"><text:span text:style-name="T149">&lt;/</text:span></text:span><text:span text:style-name="Source_20_Text"><text:span text:style-name="T173">h1</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p</text:span></text:span><text:span text:style-name="Source_20_Text"><text:span text:style-name="T149">&gt;</text:span></text:span><text:span text:style-name="Source_20_Text"><text:span text:style-name="T138">Some introductory materials</text:span></text:span><text:span text:style-name="Source_20_Text"><text:span text:style-name="T149">.&lt;/</text:span></text:span><text:span text:style-name="Source_20_Text"><text:span text:style-name="T173">p</text:span></text:span><text:span text:style-name="Source_20_Text"><text:span text:style-name="T149">&gt;</text:span></text:span></text:p>
      <text:p text:style-name="P1"/>
      <text:p text:style-name="P1"><text:tab/>Nas linhas acima, definimos a marcação HTML para a página de introdução simples.</text:p>
      <text:p text:style-name="P40"><text:span text:style-name="T8"><text:tab/>Agora, se você abrir a URL " </text:span><text:a xlink:type="simple" xlink:href="http://localhost/doc/contents.html" text:style-name="Internet_20_link" text:visited-style-name="Visited_20_Internet_20_Link"><text:span text:style-name="T1">HTTP :// localhost / doc / contents . html</text:span></text:a><text:span text:style-name="T8"> " no seu navegador, você deverá ver um sistema de documentação simples que você pode estender e usar em seu site (figura 5.8):</text:span></text:p>
      <text:p text:style-name="P54"/>
      <text:p text:style-name="P68"><text:span text:style-name="T212"><draw:a xlink:type="simple" xlink:href="https://olegkrivtsov.github.io/using-zend-framework-3-book/html/en/images/routing/static_page.png" office:target-frame-name="_blank" xlink:show="new"><draw:frame draw:style-name="fr6"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89">Figura 5.8. página "Estática"</text:p>
      <text:p text:style-name="P54"/>
      <text:p text:style-name="P40"><text:soft-page-break/><text:span text:style-name="T8"><text:tab/>Clicar no link </text:span><text:span text:style-name="Emphasis"><text:span text:style-name="T74">Introdução</text:span></text:span><text:span text:style-name="T8"> irá direcioná-lo para a página estática "Introdução". Você também pode adicionar outras páginas ao diretório </text:span><text:span text:style-name="Emphasis"><text:span text:style-name="T74">doc</text:span></text:span><text:span text:style-name="T8"> para disponibilizá-las automaticamente para os usuários do site por meio de nossa rota </text:span><text:span text:style-name="Emphasis"><text:span text:style-name="T74">Regex .</text:span></text:span></text:p>
      <text:p text:style-name="P40"><text:span text:style-name="Emphasis"><text:span text:style-name="T74"/></text:span></text:p>
      <text:p text:style-name="P174"><text:span text:style-name="T84"><text:tab/>Uma desvantagem desse sistema de documentação é que ele não funciona bem se você colocar páginas aninhadas em subdiretórios no diretório </text:span><text:span text:style-name="Emphasis"><text:span text:style-name="T96">doc</text:span></text:span><text:span text:style-name="T84"> . O motivo dessa limitação está na maneira como a rota </text:span><text:span text:style-name="Emphasis"><text:span text:style-name="T96">Regex</text:span></text:span><text:span text:style-name="T84"> monta URLs. Você não pode gerar URLs contendo caracteres de barra, pois esses caracteres "inseguros" serão automaticamente codificados por URL. Resolveremos esse problema com nosso tipo de rota personalizado que criaremos no final deste capítulo.</text:span></text:p>
      <text:p text:style-name="P157"/>
      <text:h text:style-name="P154" text:outline-level="2"><text:bookmark text:name="Other_Route_Types"/>5.8. Outros tipos de rota</text:h>
      <text:p text:style-name="P40"><text:span text:style-name="T8"><text:tab/>Os tipos de rota </text:span><text:span text:style-name="Emphasis"><text:span text:style-name="T74">Hostname</text:span></text:span><text:span text:style-name="T8"> , </text:span><text:span text:style-name="Emphasis"><text:span text:style-name="T74">Scheme</text:span></text:span><text:span text:style-name="T8"> e </text:span><text:span text:style-name="Emphasis"><text:span text:style-name="T74">Method</text:span></text:span><text:span text:style-name="T8"> são usados ​​com menos frequência em comparação com os tipos de rota mencionados anteriormente.</text:span></text:p>
      <text:h text:style-name="P26" text:outline-level="3"><text:bookmark text:name="Hostname"/>5.8.1. nome de anfitrião</text:h>
      <text:p text:style-name="P40"><text:span text:style-name="T8"><text:tab/>O tipo de rota </text:span><text:span text:style-name="Emphasis"><text:span text:style-name="T74">Hostname</text:span></text:span><text:span text:style-name="T8">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194">7</text:span></text:a><text:span text:style-name="T8"> , que deve atender vários sites ao mesmo tempo, cada site usando um subdomínio diferente. Nesse caso, você definirá a rota </text:span><text:span text:style-name="Emphasis"><text:span text:style-name="T74">Hostname</text:span></text:span><text:span text:style-name="T8"> como pai e aninhará rotas filhas de outros tipos dentro dela:</text:span></text:p>
      <text:p text:style-name="P54"/>
      <text:p text:style-name="P117"><text:span text:style-name="T210">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17"/>
      <text:p text:style-name="P123"><text:span text:style-name="Source_20_Text"><text:span text:style-name="T178">'route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Hostname</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rout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text:span></text:span><text:a xlink:type="simple" xlink:href="http://subdomain.yourserver.com/" text:style-name="Internet_20_link" text:visited-style-name="Visited_20_Internet_20_Link"><text:span text:style-name="Source_20_Text"><text:span text:style-name="T196">subdomain.yourserver.com</text:span></text:span></text:a><text:span text:style-name="Source_20_Text"><text:span text:style-name="T178">'</text:span></text:span><text:span text:style-name="Source_20_Text"><text:span text:style-name="T149">,</text:span></text:span></text:p>
      <text:p text:style-name="P123"><text:span text:style-name="Source_20_Text"><text:span text:style-name="T139"><text:s text:c="8"/></text:span></text:span><text:span text:style-name="Source_20_Text"><text:span text:style-name="T178">'constrain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subdomain'</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a-zA-Z][a-zA-Z0-9_-]*'</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span text:style-name="Source_20_Text"><text:span text:style-name="T138"> <text:s text:c="7"/></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78">'child_routes'</text:span></text:span><text:span text:style-name="Source_20_Text"><text:span text:style-name="T167">=&gt;</text:span></text:span><text:span text:style-name="Source_20_Text"><text:span text:style-name="T149">[</text:span></text:span></text:p>
      <text:p text:style-name="P123"><text:span text:style-name="Source_20_Text"><text:span text:style-name="T139"><text:s text:c="8"/></text:span></text:span><text:span text:style-name="Source_20_Text"><text:span text:style-name="T126">//...</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oft-page-break/><text:span text:style-name="T8"><text:tab/>No exemplo acima, na linha 1 definimos a rota que possui o tipo </text:span><text:span text:style-name="Emphasis"><text:span text:style-name="T74">Hostname</text:span></text:span><text:span text:style-name="T8"> . A </text:span><text:span text:style-name="Source_20_Text"><text:span text:style-name="T9">route</text:span></text:span><text:span text:style-name="T8">opção (linha 4) define o nome de domínio para corresponder. O </text:span><text:span text:style-name="Source_20_Text"><text:span text:style-name="T9">:subdomain</text:span></text:span><text:span text:style-name="T8">é um curinga, que pode assumir diferentes valores de subdomínio. A </text:span><text:span text:style-name="Source_20_Text"><text:span text:style-name="T9">constraints</text:span></text:span><text:span text:style-name="T8">chave define a expressão regular que este parâmetro de subdomínio deve corresponder. A rota </text:span><text:span text:style-name="Emphasis"><text:span text:style-name="T74">Hostname</text:span></text:span><text:span text:style-name="T8"> irá diferenciar seus domínios, então cada site irá se comportar de forma diferente, dependendo do valor do </text:span><text:span text:style-name="Source_20_Text"><text:span text:style-name="T9">subdomain</text:span></text:span><text:span text:style-name="T8">parâmetro retornado:</text:span></text:p>
      <text:p text:style-name="P54"/>
      <text:p text:style-name="P123"><text:span text:style-name="Source_20_Text"><text:span text:style-name="T126">// An example of an action that uses parameters returned by </text:span></text:span></text:p>
      <text:p text:style-name="P123"><text:span text:style-name="Source_20_Text"><text:span text:style-name="T126">// Hostname route.</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some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Get the 'subdomain' parameter from the route.</text:span></text:span></text:p>
      <text:p text:style-name="P123"><text:span text:style-name="Source_20_Text"><text:span text:style-name="T139"><text:s text:c="4"/></text:span></text:span><text:span text:style-name="Source_20_Text"><text:span text:style-name="T156">$subdomain</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Route</text:span></text:span><text:span text:style-name="Source_20_Text"><text:span text:style-name="T149">(</text:span></text:span><text:span text:style-name="Source_20_Text"><text:span text:style-name="T178">'subdomain'</text:span></text:span><text:span text:style-name="Source_20_Text"><text:span text:style-name="T149">,</text:span></text:span><text:span text:style-name="Source_20_Text"><text:span text:style-name="T138"> </text:span></text:span><text:span text:style-name="Source_20_Text"><text:span text:style-name="T132">null</text:span></text:span><text:span text:style-name="Source_20_Text"><text:span text:style-name="T149">);</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 Use different logic based on sub-domain.</text:span></text:span></text:p>
      <text:p text:style-name="P123"><text:span text:style-name="Source_20_Text"><text:span text:style-name="T139"><text:s text:c="4"/></text:span></text:span><text:span text:style-name="Source_20_Text"><text:span text:style-name="T126">//... <text:s text:c="14"/></text:span></text:span></text:p>
      <text:p text:style-name="P162"><text:span text:style-name="Source_20_Text"><text:span text:style-name="T139"><text:s text:c="16"/></text:span></text:span></text:p>
      <text:p text:style-name="P123"><text:span text:style-name="Source_20_Text"><text:span text:style-name="T139"><text:s text:c="4"/></text:span></text:span><text:span text:style-name="Source_20_Text"><text:span text:style-name="T126">// Render the view template.</text:span></text:span></text:p>
      <text:p text:style-name="P123"><text:span text:style-name="Source_20_Text"><text:span text:style-name="T139"><text:s text:c="4"/></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ViewModel</text:span></text:span><text:span text:style-name="Source_20_Text"><text:span text:style-name="T149">();</text:span></text:span></text:p>
      <text:p text:style-name="P123"><text:span text:style-name="Source_20_Text"><text:span text:style-name="T149">}</text:span></text:span></text:p>
      <text:h text:style-name="P26" text:outline-level="3"/>
      <text:h text:style-name="P26" text:outline-level="3"><text:bookmark text:name="Scheme"/>5.8.2. Esquema</text:h>
      <text:p text:style-name="P40"><text:span text:style-name="T8"><text:tab/>O tipo de rota </text:span><text:span text:style-name="Emphasis"><text:span text:style-name="T74">Scheme</text:span></text:span><text:span text:style-name="T8">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194">8</text:span></text:a><text:span text:style-name="T8"> de maneiras diferentes.</text:span></text:p>
      <text:p text:style-name="P54"/>
      <text:p text:style-name="P117"><text:span text:style-name="T210">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54"/>
      <text:p text:style-name="P40"><text:span text:style-name="T8"><text:tab/>A configuração típica da rota </text:span><text:span text:style-name="Emphasis"><text:span text:style-name="T74">do Scheme</text:span></text:span><text:span text:style-name="T8"> é apresentada abaixo:</text:span></text:p>
      <text:p text:style-name="P123"><text:span text:style-name="Source_20_Text"><text:span text:style-name="T178">'route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Scheme</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sche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HTTPs'</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HTTP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true</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span text:style-name="Source_20_Text"><text:span text:style-name="T138"> <text:s text:c="3"/></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78">'child_routes'</text:span></text:span><text:span text:style-name="Source_20_Text"><text:span text:style-name="T167">=&gt;</text:span></text:span><text:span text:style-name="Source_20_Text"><text:span text:style-name="T149">[</text:span></text:span></text:p>
      <text:p text:style-name="P123"><text:span text:style-name="Source_20_Text"><text:span text:style-name="T139"><text:s text:c="8"/></text:span></text:span><text:span text:style-name="Source_20_Text"><text:span text:style-name="T126">//...</text:span></text:span></text:p>
      <text:p text:style-name="P123"><text:span text:style-name="Source_20_Text"><text:span text:style-name="T139"><text:s text:c="4"/></text:span></text:span><text:span text:style-name="Source_20_Text"><text:span text:style-name="T149">],</text:span></text:span></text:p>
      <text:p text:style-name="P123"><text:soft-page-break/><text:span text:style-name="Source_20_Text"><text:span text:style-name="T149">],</text:span></text:span></text:p>
      <text:p text:style-name="P40"><text:span text:style-name="T8"><text:tab/>Acima, definimos a rota do tipo </text:span><text:span text:style-name="Emphasis"><text:span text:style-name="T74">Scheme</text:span></text:span><text:span text:style-name="T8"> . Leva a </text:span><text:span text:style-name="Source_20_Text"><text:span text:style-name="T9">scheme</text:span></text:span><text:span text:style-name="T8">opção, que deve ser o esquema para corresponder (como </text:span><text:span text:style-name="Source_20_Text"><text:span text:style-name="T9">HTTP</text:span></text:span><text:span text:style-name="T8">ou </text:span><text:span text:style-name="Source_20_Text"><text:span text:style-name="T9">HTTPs</text:span></text:span><text:span text:style-name="T8">). Se o esquema na URL da solicitação HTTP for exatamente igual à </text:span><text:span text:style-name="Source_20_Text"><text:span text:style-name="T9">scheme</text:span></text:span><text:span text:style-name="T8">opção, a rota será considerada correspondente. Você pode usar a </text:span><text:span text:style-name="Source_20_Text"><text:span text:style-name="T9">defaults</text:span></text:span><text:span text:style-name="T8">chave para retornar alguns parâmetros na correspondência de rota. No exemplo acima, o </text:span><text:span text:style-name="Source_20_Text"><text:span text:style-name="T9">HTTPs</text:span></text:span><text:span text:style-name="T8">parâmetro booleano será retornado.</text:span></text:p>
      <text:p text:style-name="P54"/>
      <text:h text:style-name="P26" text:outline-level="3"><text:bookmark text:name="Method"/>5.8.3. Método</text:h>
      <text:p text:style-name="P40"><text:span text:style-name="T8"><text:tab/>O tipo de rota </text:span><text:span text:style-name="Emphasis"><text:span text:style-name="T74">Method</text:span></text:span><text:span text:style-name="T8"> pode ser usado se você precisar direcionar solicitações </text:span><text:span text:style-name="Emphasis"><text:span text:style-name="T74">GET</text:span></text:span><text:span text:style-name="T8"> e </text:span><text:span text:style-name="Emphasis"><text:span text:style-name="T74">POST</text:span></text:span><text:span text:style-name="T8"> para diferentes ações do controlador. Sua configuração típica é apresentada a seguir:</text:span></text:p>
      <text:p text:style-name="P54"/>
      <text:p text:style-name="P123"><text:span text:style-name="Source_20_Text"><text:span text:style-name="T178">'route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Method</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verb'</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POST'</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span text:style-name="Source_20_Text"><text:span text:style-name="T138"> <text:s text:c="7"/></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78">'child_routes'</text:span></text:span><text:span text:style-name="Source_20_Text"><text:span text:style-name="T167">=&gt;</text:span></text:span><text:span text:style-name="Source_20_Text"><text:span text:style-name="T149">[</text:span></text:span></text:p>
      <text:p text:style-name="P123"><text:span text:style-name="Source_20_Text"><text:span text:style-name="T139"><text:s text:c="8"/></text:span></text:span><text:span text:style-name="Source_20_Text"><text:span text:style-name="T126">//...</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Acima, definimos a rota que possui o tipo </text:span><text:span text:style-name="Emphasis"><text:span text:style-name="T74">Method</text:span></text:span><text:span text:style-name="T8"> . Leva a </text:span><text:span text:style-name="Source_20_Text"><text:span text:style-name="T9">verb </text:span></text:span><text:span text:style-name="T8">opção, que pode ser a lista separada por vírgulas de verbos HTTP aceitáveis (como </text:span><text:span text:style-name="Emphasis"><text:span text:style-name="T74">get</text:span></text:span><text:span text:style-name="T8"> , </text:span><text:span text:style-name="Emphasis"><text:span text:style-name="T74">POST</text:span></text:span><text:span text:style-name="T8"> , </text:span><text:span text:style-name="Emphasis"><text:span text:style-name="T74">put</text:span></text:span><text:span text:style-name="T8"> , etc.)</text:span></text:p>
      <text:p text:style-name="P157"/>
      <text:h text:style-name="P154" text:outline-level="2"><text:bookmark text:name="Extracting_Parameters_from_Route"/>5.9. Extraindo parâmetros da rota</text:h>
      <text:p text:style-name="P40"><text:span text:style-name="T8"><text:tab/>Na correspondência de rota, o roteador (classe de rota de nível superior) retorna alguns parâmetros: os "defaults" (parâmetros listados na </text:span><text:span text:style-name="Source_20_Text"><text:span text:style-name="T9">defaults</text:span></text:span><text:span text:style-name="T8">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0"><text:span text:style-name="T8"><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84">params</text:span></text:span></text:a><text:span text:style-name="T8">plug-in do controlador e seu </text:span><text:span text:style-name="Source_20_Text"><text:span text:style-name="T9">fromRoute()</text:span></text:span><text:span text:style-name="T8">método, que recebe dois argumentos: o nome do parâmetro a ser recuperado e o valor a ser retornado se o parâmetro não estiver presente.</text:span></text:p>
      <text:p text:style-name="P40"><text:soft-page-break/><text:span text:style-name="T8"><text:tab/>O </text:span><text:span text:style-name="Source_20_Text"><text:span text:style-name="T9">fromRoute()</text:span></text:span><text:span text:style-name="T8">método também pode ser usado para recuperar todos os parâmetros de uma vez como um array. para fazer isso, chame os </text:span><text:span text:style-name="Source_20_Text"><text:span text:style-name="T9">fromRoute()</text:span></text:span><text:span text:style-name="T8">argumentos sem, conforme mostrado no exemplo abaixo:</text:span></text:p>
      <text:p text:style-name="P54"/>
      <text:p text:style-name="P123"><text:span text:style-name="Source_20_Text"><text:span text:style-name="T126">// An example action.</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some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Get the single 'id' parameter from route.</text:span></text:span></text:p>
      <text:p text:style-name="P123"><text:span text:style-name="Source_20_Text"><text:span text:style-name="T139"><text:s text:c="4"/></text:span></text:span><text:span text:style-name="Source_20_Text"><text:span text:style-name="T156">$id</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Route</text:span></text:span><text:span text:style-name="Source_20_Text"><text:span text:style-name="T149">(</text:span></text:span><text:span text:style-name="Source_20_Text"><text:span text:style-name="T178">'id'</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73">1</text:span></text:span><text:span text:style-name="Source_20_Text"><text:span text:style-name="T149">);</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 Get all route parameters at once as an array.</text:span></text:span></text:p>
      <text:p text:style-name="P123"><text:span text:style-name="Source_20_Text"><text:span text:style-name="T139"><text:s text:c="4"/></text:span></text:span><text:span text:style-name="Source_20_Text"><text:span text:style-name="T156">$params</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Route</text:span></text:span><text:span text:style-name="Source_20_Text"><text:span text:style-name="T149">();</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text:span></text:span></text:p>
      <text:p text:style-name="P123"><text:span text:style-name="Source_20_Text"><text:span text:style-name="T149">}</text:span></text:span></text:p>
      <text:h text:style-name="P24" text:outline-level="3"/>
      <text:h text:style-name="P26" text:outline-level="3"><text:bookmark text:name="Retrieving_the_RouteMatch_and_the_Router_Object"/>5.9.1. Recuperando o RouteMatch e o objeto Router</text:h>
      <text:p text:style-name="P40"><text:span text:style-name="T8"><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84">Zend\Router\RouteMatch</text:span></text:span></text:a><text:span text:style-name="T8">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84">RouteMatch</text:span></text:span></text:a><text:span text:style-name="T8">classe estão listados na tabela 5.3:</text:span></text:p>
      <text:p text:style-name="P54"/>
      <text:p text:style-name="P139">Tabela 5.3. Métodos da classe Zend\Router\RouteMatch</text:p>
      <table:table table:name="Tabela5" table:style-name="Tabela5">
        <table:table-column table:style-name="Tabela5.A"/>
        <table:table-column table:style-name="Tabela5.B"/>
        <table:table-header-rows>
          <table:table-row table:style-name="TableLine94112454795584">
            <table:table-cell table:style-name="Tabela5.A1" office:value-type="string">
              <text:p text:style-name="P135"><text:span text:style-name="Emphasis"><text:span text:style-name="T202">Nome do método</text:span></text:span></text:p>
            </table:table-cell>
            <table:table-cell table:style-name="Tabela5.A1" office:value-type="string">
              <text:p text:style-name="P135"><text:span text:style-name="Emphasis"><text:span text:style-name="T202">descrição</text:span></text:span></text:p>
            </table:table-cell>
          </table:table-row>
        </table:table-header-rows>
        <table:table-row table:style-name="TableLine94112454814608">
          <table:table-cell table:style-name="Tabela5.A1" office:value-type="string">
            <text:p text:style-name="P131"><text:span text:style-name="Source_20_Text"><text:span text:style-name="T204">getMatchedRouteName()</text:span></text:span></text:p>
          </table:table-cell>
          <table:table-cell table:style-name="Tabela5.A1" office:value-type="string">
            <text:p text:style-name="P128">Obtém o nome da rota correspondente.</text:p>
          </table:table-cell>
        </table:table-row>
        <table:table-row table:style-name="TableLine94112454809360">
          <table:table-cell table:style-name="Tabela5.A1" office:value-type="string">
            <text:p text:style-name="P131"><text:span text:style-name="Source_20_Text"><text:span text:style-name="T204">getparams()</text:span></text:span></text:p>
          </table:table-cell>
          <table:table-cell table:style-name="Tabela5.A1" office:value-type="string">
            <text:p text:style-name="P128">Obtenha todos os parâmetros.</text:p>
          </table:table-cell>
        </table:table-row>
        <table:table-row table:style-name="TableLine94112454792608">
          <table:table-cell table:style-name="Tabela5.A1" office:value-type="string">
            <text:p text:style-name="P131"><text:span text:style-name="Source_20_Text"><text:span text:style-name="T204">getparam($name, $default)</text:span></text:span></text:p>
          </table:table-cell>
          <table:table-cell table:style-name="Tabela5.A1" office:value-type="string">
            <text:p text:style-name="P167">Obtenha um parâmetro específico.</text:p>
          </table:table-cell>
        </table:table-row>
      </table:table>
      <text:p text:style-name="P186"/>
      <text:p text:style-name="P174"><text:span text:style-name="T84"><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89">params</text:span></text:span></text:a><text:span text:style-name="T84">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89">RouteMatch</text:span></text:span></text:a><text:span text:style-name="T84">objeto para realizar a mesma tarefa.</text:span></text:p>
      <text:p text:style-name="P54"/>
      <text:p text:style-name="P40"><text:span text:style-name="T8"><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84">RouteMatch</text:span></text:span></text:a><text:span text:style-name="T8">objeto do método de ação do seu controlador, você pode usar o seguinte código:</text:span></text:p>
      <text:p text:style-name="P54"/>
      <text:p text:style-name="P123"><text:span text:style-name="Source_20_Text"><text:span text:style-name="T126">// An example action.</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some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Get the RouteMatch object.</text:span></text:span></text:p>
      <text:p text:style-name="P123"><text:span text:style-name="Source_20_Text"><text:span text:style-name="T139"><text:s text:c="4"/></text:span></text:span><text:span text:style-name="Source_20_Text"><text:span text:style-name="T156">$routeMatch</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getEvent</text:span></text:span><text:span text:style-name="Source_20_Text"><text:span text:style-name="T149">()</text:span></text:span><text:span text:style-name="Source_20_Text"><text:span text:style-name="T167">-&gt;</text:span></text:span><text:span text:style-name="Source_20_Text"><text:span text:style-name="T162">getRouteMatch</text:span></text:span><text:span text:style-name="Source_20_Text"><text:span text:style-name="T149">();</text:span></text:span></text:p>
      <text:p text:style-name="P162"><text:span text:style-name="Source_20_Text"><text:span text:style-name="T139"><text:s text:c="2"/></text:span></text:span></text:p>
      <text:p text:style-name="P123"><text:soft-page-break/><text:span text:style-name="Source_20_Text"><text:span text:style-name="T139"><text:s text:c="4"/></text:span></text:span><text:span text:style-name="Source_20_Text"><text:span text:style-name="T126">// Get matched route's name.</text:span></text:span></text:p>
      <text:p text:style-name="P123"><text:span text:style-name="Source_20_Text"><text:span text:style-name="T139"><text:s text:c="4"/></text:span></text:span><text:span text:style-name="Source_20_Text"><text:span text:style-name="T156">$routeNam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routeMatch</text:span></text:span><text:span text:style-name="Source_20_Text"><text:span text:style-name="T167">-&gt;</text:span></text:span><text:span text:style-name="Source_20_Text"><text:span text:style-name="T162">getMatchedRouteName</text:span></text:span><text:span text:style-name="Source_20_Text"><text:span text:style-name="T149">();</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 Get all route parameters at once as an array.</text:span></text:span></text:p>
      <text:p text:style-name="P123"><text:span text:style-name="Source_20_Text"><text:span text:style-name="T139"><text:s text:c="4"/></text:span></text:span><text:span text:style-name="Source_20_Text"><text:span text:style-name="T156">$para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routeMatch</text:span></text:span><text:span text:style-name="Source_20_Text"><text:span text:style-name="T167">-&gt;</text:span></text:span><text:span text:style-name="Source_20_Text"><text:span text:style-name="T162">getparams</text:span></text:span><text:span text:style-name="Source_20_Text"><text:span text:style-name="T149">();</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 <text:s text:c="6"/></text:span></text:span></text:p>
      <text:p text:style-name="P123"><text:span text:style-name="Source_20_Text"><text:span text:style-name="T149">}</text:span></text:span></text:p>
      <text:p text:style-name="P54"/>
      <text:p text:style-name="P40"><text:span text:style-name="T8"><text:tab/>Na linha 5 do código acima, utilizamos o </text:span><text:span text:style-name="Source_20_Text"><text:span text:style-name="T9">getEvent()</text:span></text:span><text:span text:style-name="T8">método da </text:span><text:span text:style-name="Source_20_Text"><text:span text:style-name="T9">AbstractActionController</text:span></text:span><text:span text:style-name="T8">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84">MvcEvent</text:span></text:span></text:a><text:span text:style-name="T8">objeto, que representa o evento (no ZF3, o ciclo de vida da aplicação consiste em eventos). Em seguida, usamos o </text:span><text:span text:style-name="Source_20_Text"><text:span text:style-name="T9">getRouteMatch()</text:span></text:span><text:span text:style-name="T8">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84">MvcEvent</text:span></text:span></text:a><text:span text:style-name="T8">classe para recuperar o </text:span><text:span text:style-name="Source_20_Text"><text:span text:style-name="T9">RouteMatch</text:span></text:span><text:span text:style-name="T8">objeto.</text:span></text:p>
      <text:p text:style-name="P40"><text:span text:style-name="T8"><text:tab/>Na linha 8, usamos o </text:span><text:span text:style-name="Source_20_Text"><text:span text:style-name="T9"><text:s/></text:span></text:span><text:span text:style-name="T8">método </text:span><text:span text:style-name="Source_20_Text"><text:span text:style-name="T9">getMatchedRouteName() </text:span></text:span><text:span text:style-name="T8">para recuperar o nome da rota que correspondeu à solicitação HTTP e, na linha 11, recuperamos todos os parâmetros da rota.</text:span></text:p>
      <text:p text:style-name="P40"><text:span text:style-name="T8"><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84">MvcEvent</text:span></text:span></text:a><text:span text:style-name="T8">classe também pode ser usada para recuperar o roteador (a classe de rota de nível superior). Você pode fazer isso com o </text:span><text:span text:style-name="Source_20_Text"><text:span text:style-name="T9">getRouter()</text:span></text:span><text:span text:style-name="T8">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84">MvcEvent</text:span></text:span></text:a><text:span text:style-name="T8">classe, conforme abaixo:</text:span></text:p>
      <text:p text:style-name="P54"/>
      <text:p text:style-name="P123"><text:span text:style-name="Source_20_Text"><text:span text:style-name="T140"><text:s text:c="4"/></text:span></text:span><text:span text:style-name="Source_20_Text"><text:span text:style-name="T126">// Call this inside of your action method</text:span></text:span></text:p>
      <text:p text:style-name="P123"><text:span text:style-name="Source_20_Text"><text:span text:style-name="T139"><text:s text:c="4"/></text:span></text:span><text:span text:style-name="Source_20_Text"><text:span text:style-name="T126">// to retrieve the RouteStackInterface for the router class.</text:span></text:span></text:p>
      <text:p text:style-name="P123"><text:span text:style-name="Source_20_Text"><text:span text:style-name="T139"><text:s text:c="4"/></text:span></text:span><text:span text:style-name="Source_20_Text"><text:span text:style-name="T156">$router</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getEvent</text:span></text:span><text:span text:style-name="Source_20_Text"><text:span text:style-name="T149">()</text:span></text:span><text:span text:style-name="Source_20_Text"><text:span text:style-name="T167">-&gt;</text:span></text:span><text:span text:style-name="Source_20_Text"><text:span text:style-name="T162">getRouter</text:span></text:span><text:span text:style-name="Source_20_Text"><text:span text:style-name="T149">();</text:span></text:span></text:p>
      <text:p text:style-name="P54"/>
      <text:p text:style-name="P40"><text:span text:style-name="T8"><text:tab/>No código acima, usamos o método </text:span><text:span text:style-name="Source_20_Text"><text:span text:style-name="T9">getRouter()</text:span></text:span><text:span text:style-name="T8">,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84">RouteStackInterface</text:span></text:span></text:a><text:span text:style-name="T8">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84"> </text:span></text:span><text:span text:style-name="T8">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84"> </text:span></text:span><text:span text:style-name="T8">, e fornece os métodos para trabalhar com as rotas contidas na pilha de rotas.</text:span></text:p>
      <text:p text:style-name="P157"/>
      <text:h text:style-name="P155" text:outline-level="2"><text:bookmark text:name="Generating_URLs_from_Route"/>5.10. Gerando URLs da Rota</text:h>
      <text:p text:style-name="P13"><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26" text:outline-level="3"><text:bookmark text:name="Generating_URLs_in_View_Templates"/>5.10.1. Gerando URLs em modelos de visualização</text:h>
      <text:p text:style-name="P40"><text:span text:style-name="T8"><text:tab/>Suas páginas da web geralmente contêm hiperlinks para outras páginas. Esses links podem apontar para uma página interna do seu site ou para uma página de outro site. Um </text:span><text:soft-page-break/><text:span text:style-name="T8">hiperlink é representado por </text:span><text:span text:style-name="Source_20_Text"><text:span text:style-name="T9">&lt;a&gt; </text:span></text:span><text:span text:style-name="T8">uma tag HTML com </text:span><text:span text:style-name="Source_20_Text"><text:span text:style-name="T9">href </text:span></text:span><text:span text:style-name="T8">atributo que especifica a URL da página de destino. Abaixo, é apresentado um exemplo de hiperlink apontando para uma página externa:</text:span></text:p>
      <text:p text:style-name="P40"><text:span text:style-name="Source_20_Text"><text:span text:style-name="T9"><text:tab/>&lt;a href="</text:span></text:span><text:a xlink:type="simple" xlink:href="http://example.com/path/to/page" text:style-name="Internet_20_link" text:visited-style-name="Visited_20_Internet_20_Link"><text:span text:style-name="Source_20_Text"><text:span text:style-name="T194">HTTP://example.com/path/to/page</text:span></text:span></text:a><text:span text:style-name="Source_20_Text"><text:span text:style-name="T9">"&gt;A link to another site page&lt;/a&gt;</text:span></text:span></text:p>
      <text:p text:style-name="P1"><text:tab/>Quando você gera um hiperlink para um recurso interno ao seu site, normalmente usa URL relativa (sem nome de host):</text:p>
      <text:p text:style-name="P40"><text:span text:style-name="Source_20_Text"><text:span text:style-name="T9"><text:tab/>&lt;a href="/path/to/internal/page"&gt;A link to internal page&lt;/a&gt;</text:span></text:span></text:p>
      <text:p text:style-name="P40"><text:span text:style-name="T8"><text:tab/>para gerar URLs em seus modelos de visualização ( arquivos </text:span><text:span text:style-name="Emphasis"><text:span text:style-name="T74">.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4">Url</text:span></text:span></text:a><text:span text:style-name="T8"> ), você pode usar a classe auxiliar de visualização, que recebe o nome da rota como argumento de entrada:</text:span></text:p>
      <text:p text:style-name="P54"/>
      <text:p text:style-name="P123"><text:span text:style-name="Source_20_Text"><text:span text:style-name="T126">&lt;!-- A hyperlink to Home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home'</text:span></text:span><text:span text:style-name="Source_20_Text"><text:span text:style-name="T149">);</text:span></text:span><text:span text:style-name="Source_20_Text"><text:span text:style-name="T132"> ?&gt;</text:span></text:span><text:span text:style-name="Source_20_Text"><text:span text:style-name="T149">"&gt;</text:span></text:span><text:span text:style-name="Source_20_Text"><text:span text:style-name="T138">Home page</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64"/>
      <text:p text:style-name="P123"><text:span text:style-name="Source_20_Text"><text:span text:style-name="T126">&lt;!-- A hyperlink to About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about'</text:span></text:span><text:span text:style-name="Source_20_Text"><text:span text:style-name="T149">);</text:span></text:span><text:span text:style-name="Source_20_Text"><text:span text:style-name="T132"> ?&gt;</text:span></text:span><text:span text:style-name="Source_20_Text"><text:span text:style-name="T149">"&gt;</text:span></text:span><text:span text:style-name="Source_20_Text"><text:span text:style-name="T138">About page</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54"/>
      <text:p text:style-name="P40"><text:span text:style-name="T8"><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4">Url</text:span></text:span></text:a><text:span text:style-name="T8">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4">Url</text:span></text:span></text:a><text:span text:style-name="T8">auxiliar de visualização.</text:span></text:p>
      <text:p text:style-name="P54"/>
      <text:p text:style-name="P174"><text:span text:style-name="T84"><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9">Url</text:span></text:span></text:a><text:span text:style-name="T84">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89">RouteMatch</text:span></text:span></text:a><text:span text:style-name="T84">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89">Literal</text:span></text:span></text:a><text:span text:style-name="T84">rota para montar a string da URL pelo nome da rota.</text:span></text:p>
      <text:p text:style-name="P54"/>
      <text:p text:style-name="P40"><text:span text:style-name="T8"><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84">PHPRenderer</text:span></text:span></text:a><text:span text:style-name="T8">classe executa o código do modelo de visualização, a marcação HTML de saída será a seguinte:</text:span></text:p>
      <text:p text:style-name="P54"/>
      <text:p text:style-name="P123"><text:span text:style-name="Source_20_Text"><text:span text:style-name="T126">&lt;!-- A hyperlink to Home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text:span></text:span><text:span text:style-name="Source_20_Text"><text:span text:style-name="T149">"&gt;</text:span></text:span><text:span text:style-name="Source_20_Text"><text:span text:style-name="T138">Home page</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64"/>
      <text:p text:style-name="P123"><text:span text:style-name="Source_20_Text"><text:span text:style-name="T126">&lt;!-- A hyperlink to About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about</text:span></text:span><text:span text:style-name="Source_20_Text"><text:span text:style-name="T149">"&gt;</text:span></text:span><text:span text:style-name="Source_20_Text"><text:span text:style-name="T138">About page</text:span></text:span><text:span text:style-name="Source_20_Text"><text:span text:style-name="T149">&lt;/</text:span></text:span><text:span text:style-name="Source_20_Text"><text:span text:style-name="T173">a</text:span></text:span><text:span text:style-name="Source_20_Text"><text:span text:style-name="T149">&gt;</text:span></text:span></text:p>
      <text:h text:style-name="P30" text:outline-level="4"/>
      <text:h text:style-name="P31" text:outline-level="4"><text:bookmark text:name="Passing_Parameters"/>5.10.1.1. parâmetros de passagem</text:h>
      <text:p text:style-name="P40"><text:span text:style-name="T8"><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4">Url</text:span></text:span></text:a><text:span text:style-name="T8">auxiliar de visualização como o segundo argumento:</text:span></text:p>
      <text:p text:style-name="P54"/>
      <text:p text:style-name="P123"><text:span text:style-name="Source_20_Text"><text:span text:style-name="T126">&lt;!-- A hyperlink to About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application'</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action'</text:span></text:span><text:span text:style-name="Source_20_Text"><text:span text:style-name="T132"> </text:span></text:span><text:span text:style-name="Source_20_Text"><text:span text:style-name="T167">=&gt;</text:span></text:span><text:span text:style-name="Source_20_Text"><text:span text:style-name="T132"> </text:span></text:span><text:span text:style-name="Source_20_Text"><text:span text:style-name="T178">'about'</text:span></text:span><text:span text:style-name="Source_20_Text"><text:span text:style-name="T149">]);</text:span></text:span><text:span text:style-name="Source_20_Text"><text:span text:style-name="T132"> ?&gt;</text:span></text:span><text:span text:style-name="Source_20_Text"><text:span text:style-name="T149">"</text:span></text:span><text:span text:style-name="Source_20_Text"><text:span text:style-name="T173"> </text:span></text:span><text:span text:style-name="Source_20_Text"><text:span text:style-name="T149">&gt;</text:span></text:span></text:p>
      <text:p text:style-name="P162"><text:soft-page-break/><text:span text:style-name="Source_20_Text"><text:span text:style-name="T139"><text:s text:c="2"/></text:span></text:span><text:span text:style-name="Source_20_Text"><text:span text:style-name="T138">About page </text:span></text:span></text:p>
      <text:p text:style-name="P123"><text:span text:style-name="Source_20_Text"><text:span text:style-name="T149">&lt;/</text:span></text:span><text:span text:style-name="Source_20_Text"><text:span text:style-name="T173">a</text:span></text:span><text:span text:style-name="Source_20_Text"><text:span text:style-name="T149">&gt;</text:span></text:span></text:p>
      <text:p text:style-name="P164"/>
      <text:p text:style-name="P123"><text:span text:style-name="Source_20_Text"><text:span text:style-name="T126">&lt;!-- A hyperlink to Barcode im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application'</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action'</text:span></text:span><text:span text:style-name="Source_20_Text"><text:span text:style-name="T132"> </text:span></text:span><text:span text:style-name="Source_20_Text"><text:span text:style-name="T167">=&gt;</text:span></text:span><text:span text:style-name="Source_20_Text"><text:span text:style-name="T132"> </text:span></text:span><text:span text:style-name="Source_20_Text"><text:span text:style-name="T178">'barcode'</text:span></text:span><text:span text:style-name="Source_20_Text"><text:span text:style-name="T149">,</text:span></text:span></text:p>
      <text:p text:style-name="P123"><text:span text:style-name="Source_20_Text"><text:span text:style-name="T133"><text:s text:c="2"/></text:span></text:span><text:span text:style-name="Source_20_Text"><text:span text:style-name="T178">'type'</text:span></text:span><text:span text:style-name="Source_20_Text"><text:span text:style-name="T132"> </text:span></text:span><text:span text:style-name="Source_20_Text"><text:span text:style-name="T167">=&gt;</text:span></text:span><text:span text:style-name="Source_20_Text"><text:span text:style-name="T132"> </text:span></text:span><text:span text:style-name="Source_20_Text"><text:span text:style-name="T178">'code39'</text:span></text:span><text:span text:style-name="Source_20_Text"><text:span text:style-name="T149">,</text:span></text:span><text:span text:style-name="Source_20_Text"><text:span text:style-name="T132"> </text:span></text:span><text:span text:style-name="Source_20_Text"><text:span text:style-name="T178">'text'</text:span></text:span><text:span text:style-name="Source_20_Text"><text:span text:style-name="T132"> </text:span></text:span><text:span text:style-name="Source_20_Text"><text:span text:style-name="T167">=&gt;</text:span></text:span><text:span text:style-name="Source_20_Text"><text:span text:style-name="T132"> </text:span></text:span><text:span text:style-name="Source_20_Text"><text:span text:style-name="T178">'HELLO-WORLd'</text:span></text:span><text:span text:style-name="Source_20_Text"><text:span text:style-name="T149">]);</text:span></text:span><text:span text:style-name="Source_20_Text"><text:span text:style-name="T132"> ?&gt;</text:span></text:span><text:span text:style-name="Source_20_Text"><text:span text:style-name="T149">"</text:span></text:span><text:span text:style-name="Source_20_Text"><text:span text:style-name="T173"> </text:span></text:span><text:span text:style-name="Source_20_Text"><text:span text:style-name="T149">&gt;</text:span></text:span></text:p>
      <text:p text:style-name="P123"><text:span text:style-name="Source_20_Text"><text:span text:style-name="T139"><text:s text:c="2"/></text:span></text:span><text:span text:style-name="Source_20_Text"><text:span text:style-name="T138">Barcode image </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54"/>
      <text:p text:style-name="P40"><text:span text:style-name="T8"><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4">Url</text:span></text:span></text:a><text:span text:style-name="T8">view helper para gerar as duas URLs por nome de rota e parâmetros. passamos o nome da rota "aplicativo" como primeiro argumento e um array de parâmetros como segundo argumento.</text:span></text:p>
      <text:p text:style-name="P40"><text:span text:style-name="T8">Na linha 2, passamos o parâmetro "action" para informar à classe de rota </text:span><text:span text:style-name="Emphasis"><text:span text:style-name="T74">Segment</text:span></text:span><text:span text:style-name="T8"> que ela deve substituir o curinga correspondente na string de rota pela string "about".</text:span></text:p>
      <text:p text:style-name="P40"><text:span text:style-name="T8"><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84">PHPRenderer</text:span></text:span></text:a><text:span text:style-name="T8">classe executa o código do modelo de visualização, a marcação HTML de saída será a seguinte:</text:span></text:p>
      <text:p text:style-name="P54"/>
      <text:p text:style-name="P123"><text:span text:style-name="Source_20_Text"><text:span text:style-name="T126">&lt;!-- A hyperlink to About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application/about</text:span></text:span><text:span text:style-name="Source_20_Text"><text:span text:style-name="T149">"</text:span></text:span><text:span text:style-name="Source_20_Text"><text:span text:style-name="T173"> </text:span></text:span><text:span text:style-name="Source_20_Text"><text:span text:style-name="T149">&gt;</text:span></text:span><text:span text:style-name="Source_20_Text"><text:span text:style-name="T138"> About page </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64"/>
      <text:p text:style-name="P123"><text:span text:style-name="Source_20_Text"><text:span text:style-name="T126">&lt;!-- A hyperlink to Barcode im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application/barcode/code39/HELLO-WORLd</text:span></text:span><text:span text:style-name="Source_20_Text"><text:span text:style-name="T149">"</text:span></text:span><text:span text:style-name="Source_20_Text"><text:span text:style-name="T173"> </text:span></text:span><text:span text:style-name="Source_20_Text"><text:span text:style-name="T149">&gt;</text:span></text:span><text:span text:style-name="Source_20_Text"><text:span text:style-name="T138"> Barcode image </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54"/>
      <text:p text:style-name="P40"><text:span text:style-name="T8"><text:tab/>Como outro exemplo, vamos tentar gerar uma URL para nossa rota </text:span><text:span text:style-name="Emphasis"><text:span text:style-name="T74">Regex</text:span></text:span><text:span text:style-name="T8"> (aquela que serve nossas páginas "estáticas"):</text:span></text:p>
      <text:p text:style-name="P54"/>
      <text:p text:style-name="P123"><text:span text:style-name="Source_20_Text"><text:span text:style-name="T126">&lt;!-- A hyperlink to Introduction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doc'</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introduction'</text:span></text:span><text:span text:style-name="Source_20_Text"><text:span text:style-name="T149">]);</text:span></text:span><text:span text:style-name="Source_20_Text"><text:span text:style-name="T132"> ?&gt;</text:span></text:span><text:span text:style-name="Source_20_Text"><text:span text:style-name="T149">"&gt;</text:span></text:span></text:p>
      <text:p text:style-name="P123"><text:span text:style-name="Source_20_Text"><text:span text:style-name="T139"><text:s/></text:span></text:span><text:span text:style-name="Source_20_Text"><text:span text:style-name="T138">Introduction </text:span></text:span><text:span text:style-name="Source_20_Text"><text:span text:style-name="T149">&lt;/</text:span></text:span><text:span text:style-name="Source_20_Text"><text:span text:style-name="T173">a</text:span></text:span><text:span text:style-name="Source_20_Text"><text:span text:style-name="T149">&gt;</text:span></text:span><text:span text:style-name="Source_20_Text"><text:span text:style-name="T138"> <text:s text:c="3"/></text:span></text:span><text:span text:style-name="Source_20_Text"><text:span text:style-name="T141"><text:s text:c="20"/></text:span></text:span></text:p>
      <text:p text:style-name="P2"/>
      <text:p text:style-name="P2"><text:tab/>Isso gerará a seguinte marcação HTML:</text:p>
      <text:p text:style-name="P123"><text:span text:style-name="Source_20_Text"><text:span text:style-name="T126">&lt;!-- A hyperlink to Introduction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doc/introduction.html</text:span></text:span><text:span text:style-name="Source_20_Text"><text:span text:style-name="T149">"&gt;</text:span></text:span><text:span text:style-name="Source_20_Text"><text:span text:style-name="T138"> Introduction </text:span></text:span><text:span text:style-name="Source_20_Text"><text:span text:style-name="T149">&lt;/</text:span></text:span><text:span text:style-name="Source_20_Text"><text:span text:style-name="T173">a</text:span></text:span><text:span text:style-name="Source_20_Text"><text:span text:style-name="T149">&gt;</text:span></text:span></text:p>
      <text:h text:style-name="P30" text:outline-level="4"/>
      <text:h text:style-name="P31" text:outline-level="4"><text:bookmark text:name="Generating_Absolute_URLs"/>5.10.1.2. Gerando URLs Absolutos</text:h>
      <text:p text:style-name="P40"><text:span text:style-name="T8"><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4">Url</text:span></text:span></text:a><text:span text:style-name="T8">auxiliar de visualização. O terceiro parâmetro deve ser um array contendo uma ou várias opções. para montar a URL absoluta, passe a </text:span><text:span text:style-name="Source_20_Text"><text:span text:style-name="T9">force_canonical</text:span></text:span><text:span text:style-name="T8">opção, como no exemplo abaixo:</text:span></text:p>
      <text:p text:style-name="P54"><text:soft-page-break/></text:p>
      <text:p text:style-name="P123"><text:span text:style-name="Source_20_Text"><text:span text:style-name="T126">&lt;!-- A hyperlink to Home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home'</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force_canonical'</text:span></text:span><text:span text:style-name="Source_20_Text"><text:span text:style-name="T132"> </text:span></text:span><text:span text:style-name="Source_20_Text"><text:span text:style-name="T167">=&gt;</text:span></text:span><text:span text:style-name="Source_20_Text"><text:span text:style-name="T132"> </text:span></text:span><text:span text:style-name="Source_20_Text"><text:span text:style-name="T173">true</text:span></text:span><text:span text:style-name="Source_20_Text"><text:span text:style-name="T149">]);</text:span></text:span><text:span text:style-name="Source_20_Text"><text:span text:style-name="T132"> ?&gt;</text:span></text:span><text:span text:style-name="Source_20_Text"><text:span text:style-name="T149">"</text:span></text:span><text:span text:style-name="Source_20_Text"><text:span text:style-name="T173"> </text:span></text:span><text:span text:style-name="Source_20_Text"><text:span text:style-name="T149">&gt;</text:span></text:span><text:span text:style-name="Source_20_Text"><text:span text:style-name="T138"> </text:span></text:span></text:p>
      <text:p text:style-name="P123"><text:span text:style-name="Source_20_Text"><text:span text:style-name="T139"><text:s text:c="2"/></text:span></text:span><text:span text:style-name="Source_20_Text"><text:span text:style-name="T138">Home page </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62"><text:span text:style-name="Source_20_Text"><text:span text:style-name="T139"><text:s text:c="2"/></text:span></text:span></text:p>
      <text:p text:style-name="P123"><text:span text:style-name="Source_20_Text"><text:span text:style-name="T126">&lt;!-- A hyperlink to About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PHP echo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application'</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action'</text:span></text:span><text:span text:style-name="Source_20_Text"><text:span text:style-name="T132"> </text:span></text:span><text:span text:style-name="Source_20_Text"><text:span text:style-name="T167">=&gt;</text:span></text:span><text:span text:style-name="Source_20_Text"><text:span text:style-name="T132"> </text:span></text:span><text:span text:style-name="Source_20_Text"><text:span text:style-name="T178">'about'</text:span></text:span><text:span text:style-name="Source_20_Text"><text:span text:style-name="T149">],</text:span></text:span></text:p>
      <text:p text:style-name="P123"><text:span text:style-name="Source_20_Text"><text:span text:style-name="T133"><text:s text:c="2"/></text:span></text:span><text:span text:style-name="Source_20_Text"><text:span text:style-name="T149">[</text:span></text:span><text:span text:style-name="Source_20_Text"><text:span text:style-name="T178">'force_canonical'</text:span></text:span><text:span text:style-name="Source_20_Text"><text:span text:style-name="T132"> </text:span></text:span><text:span text:style-name="Source_20_Text"><text:span text:style-name="T167">=&gt;</text:span></text:span><text:span text:style-name="Source_20_Text"><text:span text:style-name="T132"> </text:span></text:span><text:span text:style-name="Source_20_Text"><text:span text:style-name="T173">true</text:span></text:span><text:span text:style-name="Source_20_Text"><text:span text:style-name="T149">]);</text:span></text:span><text:span text:style-name="Source_20_Text"><text:span text:style-name="T132"> ?&gt;</text:span></text:span><text:span text:style-name="Source_20_Text"><text:span text:style-name="T149">"</text:span></text:span><text:span text:style-name="Source_20_Text"><text:span text:style-name="T173"> </text:span></text:span><text:span text:style-name="Source_20_Text"><text:span text:style-name="T149">&gt;</text:span></text:span><text:span text:style-name="Source_20_Text"><text:span text:style-name="T138"> About page </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54"/>
      <text:p text:style-name="P40"><text:span text:style-name="T8"><text:tab/>Na linha 2 do exemplo acima, passamos o nome da rota "home" como primeiro argumento, array vazio como segundo argumento e um array contendo </text:span><text:span text:style-name="Source_20_Text"><text:span text:style-name="T9">force_canonical</text:span></text:span><text:span text:style-name="T8"> opção como terceiro argumento. Nas linhas 6-7, também passamos a </text:span><text:span text:style-name="Source_20_Text"><text:span text:style-name="T9">force_canonical</text:span></text:span><text:span text:style-name="T8">opção como terceiro argumento para gerar a URL da página Sobre.</text:span></text:p>
      <text:p text:style-name="P1"><text:tab/>A marcação HTML resultante do código acima será a seguinte:</text:p>
      <text:p text:style-name="P1"/>
      <text:p text:style-name="P123"><text:span text:style-name="Source_20_Text"><text:span text:style-name="T126">&lt;!-- A hyperlink to Home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a xlink:type="simple" xlink:href="http://localhost/" text:style-name="Internet_20_link" text:visited-style-name="Visited_20_Internet_20_Link"><text:span text:style-name="Source_20_Text"><text:span text:style-name="T196">HTTP://localhost/</text:span></text:span></text:a><text:span text:style-name="Source_20_Text"><text:span text:style-name="T149">"</text:span></text:span><text:span text:style-name="Source_20_Text"><text:span text:style-name="T173"> </text:span></text:span><text:span text:style-name="Source_20_Text"><text:span text:style-name="T149">&gt;</text:span></text:span><text:span text:style-name="Source_20_Text"><text:span text:style-name="T138"> Home page </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62"><text:span text:style-name="Source_20_Text"><text:span text:style-name="T139"><text:s text:c="2"/></text:span></text:span></text:p>
      <text:p text:style-name="P123"><text:span text:style-name="Source_20_Text"><text:span text:style-name="T126">&lt;!-- A hyperlink to About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a xlink:type="simple" xlink:href="http://localhost/application/index/about" text:style-name="Internet_20_link" text:visited-style-name="Visited_20_Internet_20_Link"><text:span text:style-name="Source_20_Text"><text:span text:style-name="T196">HTTP://localhost/application/index/about</text:span></text:span></text:a><text:span text:style-name="Source_20_Text"><text:span text:style-name="T149">"</text:span></text:span><text:span text:style-name="Source_20_Text"><text:span text:style-name="T173"> </text:span></text:span><text:span text:style-name="Source_20_Text"><text:span text:style-name="T149">&gt;</text:span></text:span><text:span text:style-name="Source_20_Text"><text:span text:style-name="T138"> About page </text:span></text:span><text:span text:style-name="Source_20_Text"><text:span text:style-name="T149">&lt;/</text:span></text:span><text:span text:style-name="Source_20_Text"><text:span text:style-name="T173">a</text:span></text:span><text:span text:style-name="Source_20_Text"><text:span text:style-name="T149">&gt;</text:span></text:span></text:p>
      <text:h text:style-name="P30" text:outline-level="4"/>
      <text:h text:style-name="P31" text:outline-level="4"><text:bookmark text:name="Specifying_Query_Part"/>5.10.1.3. Especificando a parte da consulta</text:h>
      <text:p text:style-name="P40"><text:span text:style-name="T8"><text:tab/>Se você quiser que seu URL tenha uma parte de consulta, você pode especificar a </text:span><text:span text:style-name="Source_20_Text"><text:span text:style-name="T9">query</text:span></text:span><text:span text:style-name="T8">opção no terceiro argumento do </text:span><text:span text:style-name="Source_20_Text"><text:span text:style-name="T9">Url</text:span></text:span><text:span text:style-name="T8">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194">HTTP :// localhost / search ? q = topic &amp; count = 10</text:span></text:a><text:span text:style-name="T8"> ". para gerar tal URL, você pode usar o seguinte código:</text:span></text:p>
      <text:p text:style-name="P54"/>
      <text:p text:style-name="P54"/>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search'</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force_canonical'</text:span></text:span><text:span text:style-name="Source_20_Text"><text:span text:style-name="T132"> </text:span></text:span><text:span text:style-name="Source_20_Text"><text:span text:style-name="T167">=&gt;</text:span></text:span><text:span text:style-name="Source_20_Text"><text:span text:style-name="T132"> </text:span></text:span><text:span text:style-name="Source_20_Text"><text:span text:style-name="T173">true</text:span></text:span><text:span text:style-name="Source_20_Text"><text:span text:style-name="T149">,</text:span></text:span><text:span text:style-name="Source_20_Text"><text:span text:style-name="T132"> </text:span></text:span></text:p>
      <text:p text:style-name="P123"><text:span text:style-name="Source_20_Text"><text:span text:style-name="T133"><text:s text:c="9"/></text:span></text:span><text:span text:style-name="Source_20_Text"><text:span text:style-name="T178">'query'</text:span></text:span><text:span text:style-name="Source_20_Text"><text:span text:style-name="T167">=&gt;</text:span></text:span><text:span text:style-name="Source_20_Text"><text:span text:style-name="T149">[</text:span></text:span><text:span text:style-name="Source_20_Text"><text:span text:style-name="T178">'q'</text:span></text:span><text:span text:style-name="Source_20_Text"><text:span text:style-name="T167">=&gt;</text:span></text:span><text:span text:style-name="Source_20_Text"><text:span text:style-name="T178">'topic'</text:span></text:span><text:span text:style-name="Source_20_Text"><text:span text:style-name="T149">,</text:span></text:span><text:span text:style-name="Source_20_Text"><text:span text:style-name="T132"> </text:span></text:span><text:span text:style-name="Source_20_Text"><text:span text:style-name="T178">'count'</text:span></text:span><text:span text:style-name="Source_20_Text"><text:span text:style-name="T167">=&gt;</text:span></text:span><text:span text:style-name="Source_20_Text"><text:span text:style-name="T173">10</text:span></text:span><text:span text:style-name="Source_20_Text"><text:span text:style-name="T149">]]);</text:span></text:span><text:span text:style-name="Source_20_Text"><text:span text:style-name="T132"> ?&gt;</text:span></text:span><text:span text:style-name="Source_20_Text"><text:span text:style-name="T149">"</text:span></text:span><text:span text:style-name="Source_20_Text"><text:span text:style-name="T173"> </text:span></text:span><text:span text:style-name="Source_20_Text"><text:span text:style-name="T149">&gt;</text:span></text:span><text:span text:style-name="Source_20_Text"><text:span text:style-name="T138"> </text:span></text:span></text:p>
      <text:p text:style-name="P123"><text:span text:style-name="Source_20_Text"><text:span text:style-name="T139"><text:s text:c="2"/></text:span></text:span><text:span text:style-name="Source_20_Text"><text:span text:style-name="T138">Search </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54"/>
      <text:p text:style-name="P40"><text:span text:style-name="T8">No código acima, especificamos a </text:span><text:span text:style-name="Source_20_Text"><text:span text:style-name="T9">query</text:span></text:span><text:span text:style-name="T8">opção, que é o array contendo os pares </text:span><text:span text:style-name="Emphasis"><text:span text:style-name="T74">name=&gt;value</text:span></text:span><text:span text:style-name="T8"> dos parâmetros da consulta.</text:span></text:p>
      <text:h text:style-name="P26" text:outline-level="3"><text:bookmark text:name="Generating_URLs_in_Controllers"/><text:soft-page-break/>5.10.2. Gerando URLs em Controllers</text:h>
      <text:p text:style-name="P40"><text:span text:style-name="T8"><text:tab/>Você pode gerar URLs dentro dos métodos de ação do seu controlador usando o </text:span><text:span text:style-name="Source_20_Text"><text:span text:style-name="T9">Url</text:span></text:span><text:span text:style-name="T8">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84">Url</text:span></text:span></text:a><text:span text:style-name="T8">do plugin do controlador </text:span><text:span text:style-name="Source_20_Text"><text:span text:style-name="T9">fromRoute()</text:span></text:span><text:span text:style-name="T8">, como no exemplo abaixo:</text:span></text:p>
      <text:p text:style-name="P54"/>
      <text:p text:style-name="P123"><text:span text:style-name="Source_20_Text"><text:span text:style-name="T126">// An example action method</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some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Generate a URL pointing to the Home page ('/')</text:span></text:span></text:p>
      <text:p text:style-name="P123"><text:span text:style-name="Source_20_Text"><text:span text:style-name="T139"><text:s text:c="4"/></text:span></text:span><text:span text:style-name="Source_20_Text"><text:span text:style-name="T156">$url1</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67">-&gt;</text:span></text:span><text:span text:style-name="Source_20_Text"><text:span text:style-name="T162">fromRoute</text:span></text:span><text:span text:style-name="Source_20_Text"><text:span text:style-name="T149">(</text:span></text:span><text:span text:style-name="Source_20_Text"><text:span text:style-name="T178">'home'</text:span></text:span><text:span text:style-name="Source_20_Text"><text:span text:style-name="T149">);</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 Generate an absolute URL pointing to the About page</text:span></text:span></text:p>
      <text:p text:style-name="P123"><text:span text:style-name="Source_20_Text"><text:span text:style-name="T139"><text:s text:c="4"/></text:span></text:span><text:span text:style-name="Source_20_Text"><text:span text:style-name="T126">// ('</text:span></text:span><text:a xlink:type="simple" xlink:href="http://localhost/application/about" text:style-name="Internet_20_link" text:visited-style-name="Visited_20_Internet_20_Link"><text:span text:style-name="Source_20_Text"><text:span text:style-name="T196">HTTP://localhost/application/about</text:span></text:span></text:a><text:span text:style-name="Source_20_Text"><text:span text:style-name="T126">')</text:span></text:span></text:p>
      <text:p text:style-name="P123"><text:span text:style-name="Source_20_Text"><text:span text:style-name="T139"><text:s text:c="4"/></text:span></text:span><text:span text:style-name="Source_20_Text"><text:span text:style-name="T156">$url2</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67">-&gt;</text:span></text:span><text:span text:style-name="Source_20_Text"><text:span text:style-name="T162">fromRoute</text:span></text:span><text:span text:style-name="Source_20_Text"><text:span text:style-name="T149">(</text:span></text:span><text:span text:style-name="Source_20_Text"><text:span text:style-name="T178">'application'</text:span></text:span><text:span text:style-name="Source_20_Text"><text:span text:style-name="T149">,</text:span></text:span><text:span text:style-name="Source_20_Text"><text:span text:style-name="T138"> </text:span></text:span></text:p>
      <text:p text:style-name="P123"><text:span text:style-name="Source_20_Text"><text:span text:style-name="T139"><text:s text:c="14"/></text:span></text:span><text:span text:style-name="Source_20_Text"><text:span text:style-name="T149">[</text:span></text:span><text:span text:style-name="Source_20_Text"><text:span text:style-name="T178">'action'</text:span></text:span><text:span text:style-name="Source_20_Text"><text:span text:style-name="T167">=&gt;</text:span></text:span><text:span text:style-name="Source_20_Text"><text:span text:style-name="T178">'about'</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78">'force_canonical'</text:span></text:span><text:span text:style-name="Source_20_Text"><text:span text:style-name="T167">=&gt;</text:span></text:span><text:span text:style-name="Source_20_Text"><text:span text:style-name="T173">true</text:span></text:span><text:span text:style-name="Source_20_Text"><text:span text:style-name="T149">]);</text:span></text:span></text:p>
      <text:p text:style-name="P123"><text:span text:style-name="Source_20_Text"><text:span text:style-name="T149">}</text:span></text:span></text:p>
      <text:p text:style-name="Quotations"/>
      <text:p text:style-name="P176"><text:span text:style-name="T84"><text:tab/>Os argumentos que o </text:span><text:span text:style-name="Source_20_Text"><text:span text:style-name="T85">Url</text:span></text:span><text:span text:style-name="T84">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9">Url</text:span></text:span></text:a><text:span text:style-name="T84">view helper. Assim, você pode gerar URLs absolutos ou relativos da mesma forma que fez em seus modelos de visualização.</text:span></text:p>
      <text:h text:style-name="P24" text:outline-level="3"/>
      <text:h text:style-name="P26" text:outline-level="3"><text:bookmark text:name="URL_Encoding"/>5.10.3. Codificação de URL</text:h>
      <text:p text:style-name="P40"><text:span text:style-name="T8"><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4">Url</text:span></text:span></text:a><text:span text:style-name="T8">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84">Url</text:span></text:span></text:a><text:span text:style-name="T8">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0"><text:span text:style-name="T8"><text:tab/>por exemplo, vamos tentar gerar uma URL para nossa rota </text:span><text:span text:style-name="Emphasis"><text:span text:style-name="T74">Regex</text:span></text:span><text:span text:style-name="T8"> e passar o parâmetro "page" com o valor "/chapter1/introduction".</text:span></text:p>
      <text:p text:style-name="P54"/>
      <text:p text:style-name="P123"><text:span text:style-name="Source_20_Text"><text:span text:style-name="T126">&lt;!-- A hyperlink to Introduction page --&gt;</text:span></text:span></text:p>
      <text:p text:style-name="P123"><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doc'</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chapter1/introduction'</text:span></text:span><text:span text:style-name="Source_20_Text"><text:span text:style-name="T149">]);</text:span></text:span><text:span text:style-name="Source_20_Text"><text:span text:style-name="T132"> ?&gt;</text:span></text:span><text:span text:style-name="Source_20_Text"><text:span text:style-name="T149">"&gt;</text:span></text:span></text:p>
      <text:p text:style-name="P123"><text:span text:style-name="Source_20_Text"><text:span text:style-name="T139"><text:s text:c="2"/></text:span></text:span><text:span text:style-name="Source_20_Text"><text:span text:style-name="T138">Introduction </text:span></text:span><text:span text:style-name="Source_20_Text"><text:span text:style-name="T149">&lt;/</text:span></text:span><text:span text:style-name="Source_20_Text"><text:span text:style-name="T173">a</text:span></text:span><text:span text:style-name="Source_20_Text"><text:span text:style-name="T149">&gt;</text:span></text:span><text:span text:style-name="Source_20_Text"><text:span text:style-name="T138"> <text:s text:c="6"/></text:span></text:span><text:span text:style-name="Source_20_Text"><text:span text:style-name="T141"><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23"><text:soft-page-break/><text:span text:style-name="Source_20_Text"><text:span text:style-name="T138">&lt;!-- A hyperlink to Introduction page --&gt;</text:span></text:span></text:p>
      <text:p text:style-name="P162"><text:span text:style-name="Source_20_Text"><text:span text:style-name="T138">&lt;a href="/doc/chapter1%2Fintroduction.html"&gt; Introduction &lt;/a&gt;</text:span></text:span></text:p>
      <text:p text:style-name="P54"/>
      <text:p text:style-name="P40"><text:span text:style-name="T8">Infelizmente, este hiperlink é inutilizável, porque não corresponderá à nossa rota </text:span><text:span text:style-name="Emphasis"><text:span text:style-name="T74">Regex .</text:span></text:span></text:p>
      <text:p text:style-name="P157"/>
      <text:h text:style-name="P154"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26" text:outline-level="3"><text:bookmark text:name="RouteInterface"/>5.11.1. RouteInterface</text:h>
      <text:p text:style-name="P40"><text:span text:style-name="T8"><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84"> <text:s text:c="2"/></text:span></text:span><text:span text:style-name="T8">interface. Os métodos desta interface são apresentados na tabela 5.4:</text:span></text:p>
      <text:p text:style-name="P54"/>
      <text:p text:style-name="P137">Tabela 5.4. Métodos RouteInterface</text:p>
      <table:table table:name="Tabela6" table:style-name="Tabela6">
        <table:table-column table:style-name="Tabela6.A"/>
        <table:table-column table:style-name="Tabela6.B"/>
        <table:table-header-rows>
          <table:table-row table:style-name="TableLine94112455639920">
            <table:table-cell table:style-name="Tabela6.A1" office:value-type="string">
              <text:p text:style-name="P133"><text:span text:style-name="Emphasis"><text:span text:style-name="T202">Nome do método</text:span></text:span></text:p>
            </table:table-cell>
            <table:table-cell table:style-name="Tabela6.A1" office:value-type="string">
              <text:p text:style-name="P133"><text:span text:style-name="Emphasis"><text:span text:style-name="T202">descrição</text:span></text:span></text:p>
            </table:table-cell>
          </table:table-row>
        </table:table-header-rows>
        <table:table-row table:style-name="TableLine94112455643936">
          <table:table-cell table:style-name="Tabela6.A1" office:value-type="string">
            <text:p text:style-name="P125"><text:span text:style-name="Source_20_Text"><text:span text:style-name="T204">factory($options)</text:span></text:span></text:p>
          </table:table-cell>
          <table:table-cell table:style-name="Tabela6.A1" office:value-type="string">
            <text:p text:style-name="P126">Método estático para criação da classe de rota.</text:p>
          </table:table-cell>
        </table:table-row>
        <table:table-row table:style-name="TableLine94112453747088">
          <table:table-cell table:style-name="Tabela6.A1" office:value-type="string">
            <text:p text:style-name="P125"><text:span text:style-name="Source_20_Text"><text:span text:style-name="T204">match($request)</text:span></text:span></text:p>
          </table:table-cell>
          <table:table-cell table:style-name="Tabela6.A1" office:value-type="string">
            <text:p text:style-name="P126">Método que executa a correspondência com os dados da solicitação HTTP.</text:p>
          </table:table-cell>
        </table:table-row>
        <table:table-row table:style-name="TableLine94112454296496">
          <table:table-cell table:style-name="Tabela6.A1" office:value-type="string">
            <text:p text:style-name="P125"><text:span text:style-name="Source_20_Text"><text:span text:style-name="T204">assemble($params, $options)</text:span></text:span></text:p>
          </table:table-cell>
          <table:table-cell table:style-name="Tabela6.A1" office:value-type="string">
            <text:p text:style-name="P126">Método para gerar URL por parâmetros de rota.</text:p>
          </table:table-cell>
        </table:table-row>
        <table:table-row table:style-name="TableLine94112454336592">
          <table:table-cell table:style-name="Tabela6.A1" office:value-type="string">
            <text:p text:style-name="P125"><text:span text:style-name="Source_20_Text"><text:span text:style-name="T204">getAssembledparams()</text:span></text:span></text:p>
          </table:table-cell>
          <table:table-cell table:style-name="Tabela6.A1" office:value-type="string">
            <text:p text:style-name="P165">Método para recuperar parâmetros que foram utilizados para geração de URL.</text:p>
          </table:table-cell>
        </table:table-row>
      </table:table>
      <text:p text:style-name="P40"><text:span text:style-name="T84"><text:tab/></text:span><text:span text:style-name="T8">O método estático </text:span><text:span text:style-name="Source_20_Text"><text:span text:style-name="T9">factory() </text:span></text:span><text:span text:style-name="T8">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84"> </text:span></text:span><text:span text:style-name="T8">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84"> </text:span></text:span><text:span text:style-name="T8">) para instanciar a classe de rota. O roteador passa ao </text:span><text:span text:style-name="Source_20_Text"><text:span text:style-name="T9"><text:s/></text:span></text:span><text:span text:style-name="T8">array </text:span><text:span text:style-name="Source_20_Text"><text:span text:style-name="T9">options</text:span></text:span><text:span text:style-name="T8"> um argumento para o </text:span><text:span text:style-name="Source_20_Text"><text:span text:style-name="T9"><text:s/></text:span></text:span><text:span text:style-name="T8">método </text:span><text:span text:style-name="Source_20_Text"><text:span text:style-name="T9">factory()</text:span></text:span><text:span text:style-name="T8">.</text:span></text:p>
      <text:p text:style-name="P40"><text:span text:style-name="T8"><text:tab/>O método </text:span><text:span text:style-name="Source_20_Text"><text:span text:style-name="T9">match()</text:span></text:span><text:span text:style-name="T8"> é usado para realizar a correspondência da solicitação HTTP (ou, particularmente, sua URL) com os dados de opções passados para a classe de rota por meio do </text:span><text:span text:style-name="Source_20_Text"><text:span text:style-name="T9">factory()</text:span></text:span><text:span text:style-name="T8">. O</text:span><text:span text:style-name="Source_20_Text"><text:span text:style-name="T9"> </text:span></text:span><text:span text:style-name="T8">método </text:span><text:span text:style-name="Source_20_Text"><text:span text:style-name="T9">match()</text:span></text:span><text:span text:style-name="T8"> deve retornar uma instância da</text:span><text:span text:style-name="Source_20_Text"><text:span text:style-name="T9"> </text:span></text:span><text:span text:style-name="T8">classe </text:span><text:span text:style-name="Source_20_Text"><text:span text:style-name="T9">RouteMatch</text:span></text:span><text:span text:style-name="T8"> na correspondência bem-sucedida ou </text:span><text:span text:style-name="Source_20_Text"><text:span text:style-name="T9">null </text:span></text:span><text:span text:style-name="T8">na falha.</text:span></text:p>
      <text:p text:style-name="P40"><text:soft-page-break/><text:span text:style-name="T8"><text:tab/>O</text:span><text:span text:style-name="Source_20_Text"><text:span text:style-name="T9"> </text:span></text:span><text:span text:style-name="T8">método </text:span><text:span text:style-name="Source_20_Text"><text:span text:style-name="T9">assemble()</text:span></text:span><text:span text:style-name="T8"> é usado para gerar string de URL por parâmetros e opções de rota. O</text:span><text:span text:style-name="Source_20_Text"><text:span text:style-name="T9"> </text:span></text:span><text:span text:style-name="T8">objetivo do método auxiliar </text:span><text:span text:style-name="Source_20_Text"><text:span text:style-name="T9">getAssembledparams()</text:span></text:span><text:span text:style-name="T8"> é retornar o array de parâmetros que foram usados na geração da URL.</text:span></text:p>
      <text:h text:style-name="P26" text:outline-level="3"><text:bookmark text:name="Custom_Route_Class"/>5.11.2. Classe de rota personalizada</text:h>
      <text:p text:style-name="P40"><text:span text:style-name="T8"><text:tab/>para demonstrar a criação de um tipo de rota personalizado, vamos melhorar nossa abordagem anterior para construir o sistema de documentação simples com o tipo de rota </text:span><text:span text:style-name="Emphasis"><text:span text:style-name="T74">Regex . </text:span></text:span><text:span text:style-name="T8">A desvantagem do tipo de rota </text:span><text:span text:style-name="Emphasis"><text:span text:style-name="T74">Regex</text:span></text:span><text:span text:style-name="T8"> é que você não pode organizar as páginas estáticas em uma hierarquia criando subdiretórios sob o diretório </text:span><text:span text:style-name="Emphasis"><text:span text:style-name="T74">doc</text:span></text:span><text:span text:style-name="T8"> (ao gerar um URL para tal página, o separador de diretório de barra será codificado em URL, tornando o hiperlink inutilizável). Vamos criar nossa</text:span><text:span text:style-name="Source_20_Text"><text:span text:style-name="T9"> </text:span></text:span><text:span text:style-name="T8">classe </text:span><text:span text:style-name="Source_20_Text"><text:span text:style-name="T9">StaticRoute</text:span></text:span><text:span text:style-name="T8">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3688544436" text:style-name="L18">
        <text:list-item>
          <text:p text:style-name="P254"><text:span text:style-name="T8">A</text:span><text:span text:style-name="Source_20_Text"><text:span text:style-name="T9"> </text:span></text:span><text:span text:style-name="T8">classe </text:span><text:span text:style-name="Source_20_Text"><text:span text:style-name="T9">StaticRoute</text:span></text:span><text:span text:style-name="T8"> deve ser inserível na pilha de rotas (to </text:span><text:span text:style-name="Source_20_Text"><text:span text:style-name="T9">SimpleRouteStack</text:span></text:span><text:span text:style-name="T8"> ou to </text:span><text:span text:style-name="Source_20_Text"><text:span text:style-name="T9">TreeRouteStack</text:span></text:span><text:span text:style-name="T8">) e utilizável em conjunto com outros tipos de rota.</text:span></text:p>
        </text:list-item>
        <text:list-item>
          <text:p text:style-name="P240">A classe de rota deve reconhecer URLs genéricos, como "/help" ou "/introduction".</text:p>
        </text:list-item>
        <text:list-item>
          <text:p text:style-name="P254"><text:span text:style-name="T8">A classe de rota deve corresponder à URL em relação à estrutura de diretórios. por exemplo, se a URL for "/chapter1/introduction", a rota deve verificar se o arquivo de modelo de exibição correspondente </text:span><text:span text:style-name="Emphasis"><text:span text:style-name="T74">&lt;base_dir&gt;/chapter1/introduction.phtml</text:span></text:span><text:span text:style-name="T8"> existe e é legível e, em caso afirmativo, a correspondência do relatório. Se o arquivo não existir (ou não for legível), retorne o status de falha.</text:span></text:p>
        </text:list-item>
        <text:list-item>
          <text:p text:style-name="P240">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240">A rota deve ser capaz de montar a string de URL por nome de rota e parâmetros.</text:p>
        </text:list-item>
      </text:list>
      <text:p text:style-name="P40"><text:span text:style-name="T8"><text:tab/>para começar, crie o subdiretório </text:span><text:span text:style-name="Emphasis"><text:span text:style-name="T74">Route</text:span></text:span><text:span text:style-name="T8"> no diretório fonte </text:span><text:span text:style-name="T19">(src)</text:span><text:span text:style-name="T8"> do módulo e coloque o arquivo </text:span><text:span text:style-name="Emphasis"><text:span text:style-name="T74">StaticRoute.PHP</text:span></text:span><text:span text:style-name="T8"> dentro dele (figura 5.9).</text:span></text:p>
      <text:p text:style-name="P54"/>
      <text:p text:style-name="P69"><text:soft-page-break/><text:span text:style-name="T223"><draw:a xlink:type="simple" xlink:href="https://olegkrivtsov.github.io/using-zend-framework-3-book/html/en/images/routing/static_route_php.png" office:target-frame-name="_blank" xlink:show="new"><draw:frame draw:style-name="fr5"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90">Figura 5.9. Arquivo StaticRoute.PHP</text:p>
      <text:p text:style-name="P1"/>
      <text:p text:style-name="P1">dentro desse arquivo, cole o código stub apresentado abaixo:</text:p>
      <text:p text:style-name="P1"/>
      <text:p text:style-name="P123"><text:span text:style-name="Source_20_Text"><text:span text:style-name="T138">&lt;?PHP</text:span></text:span></text:p>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Route</text:span></text:span><text:span text:style-name="Source_20_Text"><text:span text:style-name="T149">;</text:span></text:span></text:p>
      <text:p text:style-name="P164"/>
      <text:p text:style-name="P123"><text:span text:style-name="Source_20_Text"><text:span text:style-name="T132">use</text:span></text:span><text:span text:style-name="Source_20_Text"><text:span text:style-name="T138"> Traversable</text:span></text:span><text:span text:style-name="Source_20_Text"><text:span text:style-name="T149">;</text:span></text:span></text:p>
      <text:p text:style-name="P123"><text:span text:style-name="Source_20_Text"><text:span text:style-name="T132">use</text:span></text:span><text:span text:style-name="Source_20_Text"><text:span text:style-name="T138"> </text:span></text:span><text:span text:style-name="Source_20_Text"><text:span text:style-name="T149">\</text:span></text:span><text:span text:style-name="Source_20_Text"><text:span text:style-name="T138">Zend</text:span></text:span><text:span text:style-name="Source_20_Text"><text:span text:style-name="T149">\</text:span></text:span><text:span text:style-name="Source_20_Text"><text:span text:style-name="T138">Router</text:span></text:span><text:span text:style-name="Source_20_Text"><text:span text:style-name="T149">\</text:span></text:span><text:span text:style-name="Source_20_Text"><text:span text:style-name="T138">Exception</text:span></text:span><text:span text:style-name="Source_20_Text"><text:span text:style-name="T149">;</text:span></text:span></text:p>
      <text:p text:style-name="P123"><text:span text:style-name="Source_20_Text"><text:span text:style-name="T132">use</text:span></text:span><text:span text:style-name="Source_20_Text"><text:span text:style-name="T138"> </text:span></text:span><text:span text:style-name="Source_20_Text"><text:span text:style-name="T149">\</text:span></text:span><text:span text:style-name="Source_20_Text"><text:span text:style-name="T138">Zend</text:span></text:span><text:span text:style-name="Source_20_Text"><text:span text:style-name="T149">\</text:span></text:span><text:span text:style-name="Source_20_Text"><text:span text:style-name="T138">Stdlib</text:span></text:span><text:span text:style-name="Source_20_Text"><text:span text:style-name="T149">\</text:span></text:span><text:span text:style-name="Source_20_Text"><text:span text:style-name="T138">ArrayUtils</text:span></text:span><text:span text:style-name="Source_20_Text"><text:span text:style-name="T149">;</text:span></text:span></text:p>
      <text:p text:style-name="P123"><text:span text:style-name="Source_20_Text"><text:span text:style-name="T132">use</text:span></text:span><text:span text:style-name="Source_20_Text"><text:span text:style-name="T138"> </text:span></text:span><text:span text:style-name="Source_20_Text"><text:span text:style-name="T149">\</text:span></text:span><text:span text:style-name="Source_20_Text"><text:span text:style-name="T138">Zend</text:span></text:span><text:span text:style-name="Source_20_Text"><text:span text:style-name="T149">\</text:span></text:span><text:span text:style-name="Source_20_Text"><text:span text:style-name="T138">Stdlib</text:span></text:span><text:span text:style-name="Source_20_Text"><text:span text:style-name="T149">\</text:span></text:span><text:span text:style-name="Source_20_Text"><text:span text:style-name="T138">RequestInterface </text:span></text:span><text:span text:style-name="Source_20_Text"><text:span text:style-name="T132">as</text:span></text:span><text:span text:style-name="Source_20_Text"><text:span text:style-name="T138"> Request</text:span></text:span><text:span text:style-name="Source_20_Text"><text:span text:style-name="T149">;</text:span></text:span></text:p>
      <text:p text:style-name="P123"><text:span text:style-name="Source_20_Text"><text:span text:style-name="T132">use</text:span></text:span><text:span text:style-name="Source_20_Text"><text:span text:style-name="T138"> </text:span></text:span><text:span text:style-name="Source_20_Text"><text:span text:style-name="T149">\</text:span></text:span><text:span text:style-name="Source_20_Text"><text:span text:style-name="T138">Zend</text:span></text:span><text:span text:style-name="Source_20_Text"><text:span text:style-name="T149">\</text:span></text:span><text:span text:style-name="Source_20_Text"><text:span text:style-name="T138">Router</text:span></text:span><text:span text:style-name="Source_20_Text"><text:span text:style-name="T149">\</text:span></text:span><text:span text:style-name="Source_20_Text"><text:span text:style-name="T138">HTTP</text:span></text:span><text:span text:style-name="Source_20_Text"><text:span text:style-name="T149">\</text:span></text:span><text:span text:style-name="Source_20_Text"><text:span text:style-name="T138">RouteInterface</text:span></text:span><text:span text:style-name="Source_20_Text"><text:span text:style-name="T149">;</text:span></text:span></text:p>
      <text:p text:style-name="P123"><text:span text:style-name="Source_20_Text"><text:span text:style-name="T132">use</text:span></text:span><text:span text:style-name="Source_20_Text"><text:span text:style-name="T138"> </text:span></text:span><text:span text:style-name="Source_20_Text"><text:span text:style-name="T149">\</text:span></text:span><text:span text:style-name="Source_20_Text"><text:span text:style-name="T138">Zend</text:span></text:span><text:span text:style-name="Source_20_Text"><text:span text:style-name="T149">\</text:span></text:span><text:span text:style-name="Source_20_Text"><text:span text:style-name="T138">Router</text:span></text:span><text:span text:style-name="Source_20_Text"><text:span text:style-name="T149">\</text:span></text:span><text:span text:style-name="Source_20_Text"><text:span text:style-name="T138">HTTP</text:span></text:span><text:span text:style-name="Source_20_Text"><text:span text:style-name="T149">\</text:span></text:span><text:span text:style-name="Source_20_Text"><text:span text:style-name="T138">RouteMatch</text:span></text:span><text:span text:style-name="Source_20_Text"><text:span text:style-name="T149">;</text:span></text:span></text:p>
      <text:p text:style-name="P164"/>
      <text:p text:style-name="P123"><text:span text:style-name="Source_20_Text"><text:span text:style-name="T126">// Custom route that serves "static" web pages.</text:span></text:span></text:p>
      <text:p text:style-name="P123"><text:span text:style-name="Source_20_Text"><text:span text:style-name="T132">class</text:span></text:span><text:span text:style-name="Source_20_Text"><text:span text:style-name="T138"> StaticRoute </text:span></text:span><text:span text:style-name="Source_20_Text"><text:span text:style-name="T132">implements</text:span></text:span><text:span text:style-name="Source_20_Text"><text:span text:style-name="T138"> RouteInterface</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Create a new route with given options.</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stat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factory</text:span></text:span><text:span text:style-name="Source_20_Text"><text:span text:style-name="T149">(</text:span></text:span><text:span text:style-name="Source_20_Text"><text:span text:style-name="T156">$option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Match a given request.</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match</text:span></text:span><text:span text:style-name="Source_20_Text"><text:span text:style-name="T149">(</text:span></text:span><text:span text:style-name="Source_20_Text"><text:span text:style-name="T138">Request </text:span></text:span><text:span text:style-name="Source_20_Text"><text:span text:style-name="T156">$request</text:span></text:span><text:span text:style-name="Source_20_Text"><text:span text:style-name="T149">,</text:span></text:span><text:span text:style-name="Source_20_Text"><text:span text:style-name="T138"> </text:span></text:span><text:span text:style-name="Source_20_Text"><text:span text:style-name="T156">$pathOffse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32">null</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Assembles a URL by route params.</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assemble</text:span></text:span><text:span text:style-name="Source_20_Text"><text:span text:style-name="T149">(</text:span></text:span><text:span text:style-name="Source_20_Text"><text:span text:style-name="T132">array</text:span></text:span><text:span text:style-name="Source_20_Text"><text:span text:style-name="T138"> </text:span></text:span><text:span text:style-name="Source_20_Text"><text:span text:style-name="T156">$para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32">array</text:span></text:span><text:span text:style-name="Source_20_Text"><text:span text:style-name="T138"> </text:span></text:span><text:span text:style-name="Source_20_Text"><text:span text:style-name="T156">$option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span text:style-name="Source_20_Text"><text:span text:style-name="T138"> </text:span></text:span></text:p>
      <text:p text:style-name="P123"><text:soft-page-break/><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Get a list of parameters used while assembling.</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getAssembledparams</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 text:c="3"/></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A partir do código acima, você pode ver que colocamos a </text:span><text:span text:style-name="Source_20_Text"><text:span text:style-name="T9"><text:s/></text:span></text:span><text:span text:style-name="T8">classe </text:span><text:span text:style-name="Source_20_Text"><text:span text:style-name="T9">StaticRoute</text:span></text:span><text:span text:style-name="T8"> dentro do namespace </text:span><text:span text:style-name="Source_20_Text"><text:span text:style-name="T9">Application\Route</text:span></text:span><text:span text:style-name="T8"> (linha 2).</text:span></text:p>
      <text:p text:style-name="P1"><text:tab/>Nas linhas 4-9, definimos alguns aliases de nome de classe para tornar os nomes de classe mais curtos.</text:p>
      <text:p text:style-name="P40"><text:span text:style-name="T8"><text:tab/>Nas linhas 12-33, definimos o stub para a</text:span><text:span text:style-name="Source_20_Text"><text:span text:style-name="T9"> </text:span></text:span><text:span text:style-name="T8">classe </text:span><text:span text:style-name="Source_20_Text"><text:span text:style-name="T9">StaticRoute</text:span></text:span><text:span text:style-name="T8">. A classe </text:span><text:span text:style-name="Source_20_Text"><text:span text:style-name="T9">StaticRoute</text:span></text:span><text:span text:style-name="T8"> implementa a</text:span><text:span text:style-name="Source_20_Text"><text:span text:style-name="T184"> </text:span></text:span><text:span text:style-name="T8">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84"> </text:span></text:span><text:span text:style-name="T8">e define todos os métodos especificados pela interface: </text:span><text:span text:style-name="Source_20_Text"><text:span text:style-name="T9">factory()</text:span></text:span><text:span text:style-name="T8">, </text:span><text:span text:style-name="Source_20_Text"><text:span text:style-name="T9">match()</text:span></text:span><text:span text:style-name="T8">, </text:span><text:span text:style-name="Source_20_Text"><text:span text:style-name="T9">assemble() </text:span></text:span><text:span text:style-name="T8">e </text:span><text:span text:style-name="Source_20_Text"><text:span text:style-name="T9">getAssembledparams()</text:span></text:span><text:span text:style-name="T8">.</text:span></text:p>
      <text:p text:style-name="P40"><text:span text:style-name="T8"><text:tab/>Em seguida, vamos adicionar várias propriedades protegidas e o método construtor à <text:s/>classe </text:span><text:span text:style-name="Source_20_Text"><text:span text:style-name="T9">StaticRoute</text:span></text:span><text:span text:style-name="T8">, conforme mostrado abaixo:</text:span></text:p>
      <text:p text:style-name="P54"/>
      <text:p text:style-name="P123"><text:span text:style-name="Source_20_Text"><text:span text:style-name="T138">&lt;?PHP</text:span></text:span></text:p>
      <text:p text:style-name="P123"><text:span text:style-name="Source_20_Text"><text:span text:style-name="T126">//...</text:span></text:span></text:p>
      <text:p text:style-name="P164"/>
      <text:p text:style-name="P123"><text:span text:style-name="Source_20_Text"><text:span text:style-name="T132">class</text:span></text:span><text:span text:style-name="Source_20_Text"><text:span text:style-name="T138"> StaticRoute </text:span></text:span><text:span text:style-name="Source_20_Text"><text:span text:style-name="T132">implements</text:span></text:span><text:span text:style-name="Source_20_Text"><text:span text:style-name="T138"> RouteInterface</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Base view directory.</text:span></text:span></text:p>
      <text:p text:style-name="P123"><text:span text:style-name="Source_20_Text"><text:span text:style-name="T139"><text:s text:c="4"/></text:span></text:span><text:span text:style-name="Source_20_Text"><text:span text:style-name="T132">protected</text:span></text:span><text:span text:style-name="Source_20_Text"><text:span text:style-name="T138"> </text:span></text:span><text:span text:style-name="Source_20_Text"><text:span text:style-name="T156">$dirName</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 path prefix for the view templates.</text:span></text:span></text:p>
      <text:p text:style-name="P123"><text:span text:style-name="Source_20_Text"><text:span text:style-name="T139"><text:s text:c="4"/></text:span></text:span><text:span text:style-name="Source_20_Text"><text:span text:style-name="T132">protected</text:span></text:span><text:span text:style-name="Source_20_Text"><text:span text:style-name="T138"> </text:span></text:span><text:span text:style-name="Source_20_Text"><text:span text:style-name="T156">$templateprefix</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File name pattern.</text:span></text:span></text:p>
      <text:p text:style-name="P123"><text:span text:style-name="Source_20_Text"><text:span text:style-name="T139"><text:s text:c="4"/></text:span></text:span><text:span text:style-name="Source_20_Text"><text:span text:style-name="T132">protected</text:span></text:span><text:span text:style-name="Source_20_Text"><text:span text:style-name="T138"> </text:span></text:span><text:span text:style-name="Source_20_Text"><text:span text:style-name="T156">$fileNamepattern</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8">'/[a-zA-Z0-9_\-]+/'</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 defaults.</text:span></text:span></text:p>
      <text:p text:style-name="P123"><text:span text:style-name="Source_20_Text"><text:span text:style-name="T139"><text:s text:c="4"/></text:span></text:span><text:span text:style-name="Source_20_Text"><text:span text:style-name="T132">protected</text:span></text:span><text:span text:style-name="Source_20_Text"><text:span text:style-name="T138"> </text:span></text:span><text:span text:style-name="Source_20_Text"><text:span text:style-name="T156">$defaults</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List of assembled parameters.</text:span></text:span></text:p>
      <text:p text:style-name="P123"><text:span text:style-name="Source_20_Text"><text:span text:style-name="T139"><text:s text:c="4"/></text:span></text:span><text:span text:style-name="Source_20_Text"><text:span text:style-name="T132">protected</text:span></text:span><text:span text:style-name="Source_20_Text"><text:span text:style-name="T138"> </text:span></text:span><text:span text:style-name="Source_20_Text"><text:span text:style-name="T156">$assembledpara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 Constructor.</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__construct</text:span></text:span><text:span text:style-name="Source_20_Text"><text:span text:style-name="T149">(</text:span></text:span><text:span text:style-name="Source_20_Text"><text:span text:style-name="T156">$dirName</text:span></text:span><text:span text:style-name="Source_20_Text"><text:span text:style-name="T149">,</text:span></text:span><text:span text:style-name="Source_20_Text"><text:span text:style-name="T138"> </text:span></text:span><text:span text:style-name="Source_20_Text"><text:span text:style-name="T156">$templateprefix</text:span></text:span><text:span text:style-name="Source_20_Text"><text:span text:style-name="T149">,</text:span></text:span><text:span text:style-name="Source_20_Text"><text:span text:style-name="T138"> </text:span></text:span></text:p>
      <text:p text:style-name="P123"><text:span text:style-name="Source_20_Text"><text:span text:style-name="T139"><text:s text:c="12"/></text:span></text:span><text:span text:style-name="Source_20_Text"><text:span text:style-name="T156">$fileNamepattern</text:span></text:span><text:span text:style-name="Source_20_Text"><text:span text:style-name="T149">,</text:span></text:span><text:span text:style-name="Source_20_Text"><text:span text:style-name="T138"> </text:span></text:span><text:span text:style-name="Source_20_Text"><text:span text:style-name="T132">array</text:span></text:span><text:span text:style-name="Source_20_Text"><text:span text:style-name="T138"> </text:span></text:span><text:span text:style-name="Source_20_Text"><text:span text:style-name="T156">$default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dirNam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dirName</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templateprefix</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templateprefix</text:span></text:span><text:span text:style-name="Source_20_Text"><text:span text:style-name="T149">;</text:span></text:span></text:p>
      <text:p text:style-name="P123"><text:soft-page-break/><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fileNamepattern</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fileNamepattern</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default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defaults</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 ...</text:span></text:span></text:p>
      <text:p text:style-name="P123"><text:span text:style-name="Source_20_Text"><text:span text:style-name="T149">}</text:span></text:span></text:p>
      <text:p text:style-name="P54"/>
      <text:p text:style-name="P40"><text:span text:style-name="T8"><text:tab/>Acima, na linha 7, definimos a</text:span><text:span text:style-name="Source_20_Text"><text:span text:style-name="T9"> </text:span></text:span><text:span text:style-name="T8">propriedade </text:span><text:span text:style-name="Source_20_Text"><text:span text:style-name="T9">$dirName</text:span></text:span><text:span text:style-name="T8"> que se destina a armazenar o nome do diretório base onde estarão localizados os modelos de visualização "estática". Na linha 10, definimos a </text:span><text:span text:style-name="Source_20_Text"><text:span text:style-name="T9"><text:s/></text:span></text:span><text:span text:style-name="T8">variável </text:span><text:span text:style-name="Source_20_Text"><text:span text:style-name="T9">$templateprefix</text:span></text:span><text:span text:style-name="T8"> de classe para armazenar o prefixo para prefixar todos os nomes de templates de visualização. A linha 13 contém avariável <text:s/></text:span><text:span text:style-name="Source_20_Text"><text:span text:style-name="T9">$fileNamepattern</text:span></text:span><text:span text:style-name="T8"> que será usada para verificar o nome do arquivo.</text:span></text:p>
      <text:p text:style-name="P1"><text:tab/>Nas linhas 22-29, definimos o método construtor que é chamado na criação da instância para inicializar as propriedades protegidas.</text:p>
      <text:p text:style-name="P40"><text:span text:style-name="T8"><text:tab/>Em seguida, vamos implementar o</text:span><text:span text:style-name="Source_20_Text"><text:span text:style-name="T9"> </text:span></text:span><text:span text:style-name="T8">método </text:span><text:span text:style-name="Source_20_Text"><text:span text:style-name="T9">factory()</text:span></text:span><text:span text:style-name="T8"> para nossa</text:span><text:span text:style-name="Source_20_Text"><text:span text:style-name="T9"> </text:span></text:span><text:span text:style-name="T8">classe de rota personalizada </text:span><text:span text:style-name="Source_20_Text"><text:span text:style-name="T9">StaticRoute</text:span></text:span><text:span text:style-name="T8">. O</text:span><text:span text:style-name="Source_20_Text"><text:span text:style-name="T9"> </text:span></text:span><text:span text:style-name="T8">método </text:span><text:span text:style-name="Source_20_Text"><text:span text:style-name="T9">factory()</text:span></text:span><text:span text:style-name="T8"> será chamado pelo roteador para instanciar a classe de rota:</text:span></text:p>
      <text:p text:style-name="P54"/>
      <text:p text:style-name="P123"><text:span text:style-name="Source_20_Text"><text:span text:style-name="T138">&lt;?PHP</text:span></text:span></text:p>
      <text:p text:style-name="P123"><text:span text:style-name="Source_20_Text"><text:span text:style-name="T126">//...</text:span></text:span></text:p>
      <text:p text:style-name="P164"/>
      <text:p text:style-name="P123"><text:span text:style-name="Source_20_Text"><text:span text:style-name="T132">class</text:span></text:span><text:span text:style-name="Source_20_Text"><text:span text:style-name="T138"> StaticRoute </text:span></text:span><text:span text:style-name="Source_20_Text"><text:span text:style-name="T132">implements</text:span></text:span><text:span text:style-name="Source_20_Text"><text:span text:style-name="T138"> RouteInterface</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text:span></text:span></text:p>
      <text:p text:style-name="P162"><text:span text:style-name="Source_20_Text"><text:span text:style-name="T139"><text:s text:c="2"/></text:span></text:span></text:p>
      <text:p text:style-name="P123"><text:span text:style-name="Source_20_Text"><text:span text:style-name="T139"><text:s text:c="4"/></text:span></text:span><text:span text:style-name="Source_20_Text"><text:span text:style-name="T126">// Create a new route with given options.</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stat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factory</text:span></text:span><text:span text:style-name="Source_20_Text"><text:span text:style-name="T149">(</text:span></text:span><text:span text:style-name="Source_20_Text"><text:span text:style-name="T156">$option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56">$options</text:span></text:span><text:span text:style-name="Source_20_Text"><text:span text:style-name="T138"> </text:span></text:span><text:span text:style-name="Source_20_Text"><text:span text:style-name="T132">instanceof</text:span></text:span><text:span text:style-name="Source_20_Text"><text:span text:style-name="T138"> Traversable</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56">$options</text:span></text:span><text:span text:style-name="Source_20_Text"><text:span text:style-name="T138"> </text:span></text:span><text:span text:style-name="Source_20_Text"><text:span text:style-name="T167">=</text:span></text:span><text:span text:style-name="Source_20_Text"><text:span text:style-name="T138"> ArrayUtils</text:span></text:span><text:span text:style-name="Source_20_Text"><text:span text:style-name="T149">::</text:span></text:span><text:span text:style-name="Source_20_Text"><text:span text:style-name="T162">iteratorToArray</text:span></text:span><text:span text:style-name="Source_20_Text"><text:span text:style-name="T149">(</text:span></text:span><text:span text:style-name="Source_20_Text"><text:span text:style-name="T156">$options</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span text:style-name="Source_20_Text"><text:span text:style-name="T138"> </text:span></text:span><text:span text:style-name="Source_20_Text"><text:span text:style-name="T132">elseif</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62">is_array</text:span></text:span><text:span text:style-name="Source_20_Text"><text:span text:style-name="T149">(</text:span></text:span><text:span text:style-name="Source_20_Text"><text:span text:style-name="T156">$options</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2">throw</text:span></text:span><text:span text:style-name="Source_20_Text"><text:span text:style-name="T138"> </text:span></text:span><text:span text:style-name="Source_20_Text"><text:span text:style-name="T132">new</text:span></text:span><text:span text:style-name="Source_20_Text"><text:span text:style-name="T138"> Exception</text:span></text:span><text:span text:style-name="Source_20_Text"><text:span text:style-name="T149">\</text:span></text:span><text:span text:style-name="Source_20_Text"><text:span text:style-name="T138">InvalidArgumentException</text:span></text:span><text:span text:style-name="Source_20_Text"><text:span text:style-name="T149">(</text:span></text:span><text:span text:style-name="Source_20_Text"><text:span text:style-name="T173">__METHOd__</text:span></text:span><text:span text:style-name="Source_20_Text"><text:span text:style-name="T138"> </text:span></text:span><text:span text:style-name="Source_20_Text"><text:span text:style-name="T149">.</text:span></text:span><text:span text:style-name="Source_20_Text"><text:span text:style-name="T138"> </text:span></text:span></text:p>
      <text:p text:style-name="P123"><text:span text:style-name="Source_20_Text"><text:span text:style-name="T139"><text:s text:c="16"/></text:span></text:span><text:span text:style-name="Source_20_Text"><text:span text:style-name="T178">' expects an array or Traversable set of options'</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4"/>
      <text:p text:style-name="P123"><text:span text:style-name="Source_20_Text"><text:span text:style-name="T139"><text:s text:c="8"/></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62">isset</text:span></text:span><text:span text:style-name="Source_20_Text"><text:span text:style-name="T149">(</text:span></text:span><text:span text:style-name="Source_20_Text"><text:span text:style-name="T156">$options</text:span></text:span><text:span text:style-name="Source_20_Text"><text:span text:style-name="T149">[</text:span></text:span><text:span text:style-name="Source_20_Text"><text:span text:style-name="T178">'dir_name'</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2">throw</text:span></text:span><text:span text:style-name="Source_20_Text"><text:span text:style-name="T138"> </text:span></text:span><text:span text:style-name="Source_20_Text"><text:span text:style-name="T132">new</text:span></text:span><text:span text:style-name="Source_20_Text"><text:span text:style-name="T138"> Exception</text:span></text:span><text:span text:style-name="Source_20_Text"><text:span text:style-name="T149">\</text:span></text:span><text:span text:style-name="Source_20_Text"><text:span text:style-name="T138">InvalidArgumentException</text:span></text:span><text:span text:style-name="Source_20_Text"><text:span text:style-name="T149">(</text:span></text:span></text:p>
      <text:p text:style-name="P123"><text:span text:style-name="Source_20_Text"><text:span text:style-name="T139"><text:s text:c="16"/></text:span></text:span><text:span text:style-name="Source_20_Text"><text:span text:style-name="T178">'Missing "dir_name" in options array'</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62">isset</text:span></text:span><text:span text:style-name="Source_20_Text"><text:span text:style-name="T149">(</text:span></text:span><text:span text:style-name="Source_20_Text"><text:span text:style-name="T156">$options</text:span></text:span><text:span text:style-name="Source_20_Text"><text:span text:style-name="T149">[</text:span></text:span><text:span text:style-name="Source_20_Text"><text:span text:style-name="T178">'template_prefix'</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2">throw</text:span></text:span><text:span text:style-name="Source_20_Text"><text:span text:style-name="T138"> </text:span></text:span><text:span text:style-name="Source_20_Text"><text:span text:style-name="T132">new</text:span></text:span><text:span text:style-name="Source_20_Text"><text:span text:style-name="T138"> Exception</text:span></text:span><text:span text:style-name="Source_20_Text"><text:span text:style-name="T149">\</text:span></text:span><text:span text:style-name="Source_20_Text"><text:span text:style-name="T138">InvalidArgumentException</text:span></text:span><text:span text:style-name="Source_20_Text"><text:span text:style-name="T149">(</text:span></text:span></text:p>
      <text:p text:style-name="P123"><text:span text:style-name="Source_20_Text"><text:span text:style-name="T139"><text:s text:c="16"/></text:span></text:span><text:span text:style-name="Source_20_Text"><text:span text:style-name="T178">'Missing "template_prefix" in options array'</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 text:c="8"/></text:span></text:span></text:p>
      <text:p text:style-name="P123"><text:soft-page-break/><text:span text:style-name="Source_20_Text"><text:span text:style-name="T139"><text:s text:c="8"/></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62">isset</text:span></text:span><text:span text:style-name="Source_20_Text"><text:span text:style-name="T149">(</text:span></text:span><text:span text:style-name="Source_20_Text"><text:span text:style-name="T156">$options</text:span></text:span><text:span text:style-name="Source_20_Text"><text:span text:style-name="T149">[</text:span></text:span><text:span text:style-name="Source_20_Text"><text:span text:style-name="T178">'filename_pattern'</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2">throw</text:span></text:span><text:span text:style-name="Source_20_Text"><text:span text:style-name="T138"> </text:span></text:span><text:span text:style-name="Source_20_Text"><text:span text:style-name="T132">new</text:span></text:span><text:span text:style-name="Source_20_Text"><text:span text:style-name="T138"> Exception</text:span></text:span><text:span text:style-name="Source_20_Text"><text:span text:style-name="T149">\</text:span></text:span><text:span text:style-name="Source_20_Text"><text:span text:style-name="T138">InvalidArgumentException</text:span></text:span><text:span text:style-name="Source_20_Text"><text:span text:style-name="T149">(</text:span></text:span></text:p>
      <text:p text:style-name="P123"><text:span text:style-name="Source_20_Text"><text:span text:style-name="T139"><text:s text:c="16"/></text:span></text:span><text:span text:style-name="Source_20_Text"><text:span text:style-name="T178">'Missing "filename_pattern" in options array'</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 text:c="24"/></text:span></text:span></text:p>
      <text:p text:style-name="P123"><text:span text:style-name="Source_20_Text"><text:span text:style-name="T139"><text:s text:c="8"/></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62">isset</text:span></text:span><text:span text:style-name="Source_20_Text"><text:span text:style-name="T149">(</text:span></text:span><text:span text:style-name="Source_20_Text"><text:span text:style-name="T156">$options</text:span></text:span><text:span text:style-name="Source_20_Text"><text:span text:style-name="T149">[</text:span></text:span><text:span text:style-name="Source_20_Text"><text:span text:style-name="T178">'defaults'</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56">$options</text:span></text:span><text:span text:style-name="Source_20_Text"><text:span text:style-name="T149">[</text:span></text:span><text:span text:style-name="Source_20_Text"><text:span text:style-name="T178">'defaults'</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4"/>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static</text:span></text:span><text:span text:style-name="Source_20_Text"><text:span text:style-name="T149">(</text:span></text:span></text:p>
      <text:p text:style-name="P123"><text:span text:style-name="Source_20_Text"><text:span text:style-name="T139"><text:s text:c="12"/></text:span></text:span><text:span text:style-name="Source_20_Text"><text:span text:style-name="T156">$options</text:span></text:span><text:span text:style-name="Source_20_Text"><text:span text:style-name="T149">[</text:span></text:span><text:span text:style-name="Source_20_Text"><text:span text:style-name="T178">'dir_name'</text:span></text:span><text:span text:style-name="Source_20_Text"><text:span text:style-name="T149">],</text:span></text:span><text:span text:style-name="Source_20_Text"><text:span text:style-name="T138"> </text:span></text:span></text:p>
      <text:p text:style-name="P123"><text:span text:style-name="Source_20_Text"><text:span text:style-name="T139"><text:s text:c="12"/></text:span></text:span><text:span text:style-name="Source_20_Text"><text:span text:style-name="T156">$options</text:span></text:span><text:span text:style-name="Source_20_Text"><text:span text:style-name="T149">[</text:span></text:span><text:span text:style-name="Source_20_Text"><text:span text:style-name="T178">'template_prefix'</text:span></text:span><text:span text:style-name="Source_20_Text"><text:span text:style-name="T149">],</text:span></text:span><text:span text:style-name="Source_20_Text"><text:span text:style-name="T138"> </text:span></text:span></text:p>
      <text:p text:style-name="P123"><text:span text:style-name="Source_20_Text"><text:span text:style-name="T139"><text:s text:c="12"/></text:span></text:span><text:span text:style-name="Source_20_Text"><text:span text:style-name="T156">$options</text:span></text:span><text:span text:style-name="Source_20_Text"><text:span text:style-name="T149">[</text:span></text:span><text:span text:style-name="Source_20_Text"><text:span text:style-name="T178">'filename_pattern'</text:span></text:span><text:span text:style-name="Source_20_Text"><text:span text:style-name="T149">],</text:span></text:span><text:span text:style-name="Source_20_Text"><text:span text:style-name="T138"> </text:span></text:span></text:p>
      <text:p text:style-name="P123"><text:span text:style-name="Source_20_Text"><text:span text:style-name="T139"><text:s text:c="12"/></text:span></text:span><text:span text:style-name="Source_20_Text"><text:span text:style-name="T156">$options</text:span></text:span><text:span text:style-name="Source_20_Text"><text:span text:style-name="T149">[</text:span></text:span><text:span text:style-name="Source_20_Text"><text:span text:style-name="T178">'defaults'</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text:span></text:span></text:p>
      <text:p text:style-name="P123"><text:span text:style-name="Source_20_Text"><text:span text:style-name="T149">}</text:span></text:span></text:p>
      <text:p text:style-name="P54"/>
      <text:p text:style-name="P40"><text:span text:style-name="T8"><text:tab/>No código acima, vemos que o</text:span><text:span text:style-name="Source_20_Text"><text:span text:style-name="T9"> </text:span></text:span><text:span text:style-name="T8">método <text:s/></text:span><text:span text:style-name="Source_20_Text"><text:span text:style-name="T9">factory() </text:span></text:span><text:span text:style-name="T8">recebe o array </text:span><text:span text:style-name="Source_20_Text"><text:span text:style-name="T9">options</text:span></text:span><text:span text:style-name="T8"> como argumento (linha 9). A</text:span><text:span text:style-name="Source_20_Text"><text:span text:style-name="T9"> </text:span></text:span><text:span text:style-name="T8">matriz </text:span><text:span text:style-name="Source_20_Text"><text:span text:style-name="T9">options</text:span></text:span><text:span text:style-name="T8"> pode conter as opções para configurar a classe de rota. A </text:span><text:span text:style-name="Source_20_Text"><text:span text:style-name="T9">StaticRoute </text:span></text:span><text:span text:style-name="T8">turma aceitará as seguintes opções:</text:span></text:p>
      <text:list xml:id="list532457123" text:style-name="L19">
        <text:list-item>
          <text:p text:style-name="P253"><text:span text:style-name="Source_20_Text"><text:span text:style-name="T9">dir_name</text:span></text:span><text:span text:style-name="T8">- o diretório base onde armazenar todos os modelos de visualização "estática".</text:span></text:p>
        </text:list-item>
        <text:list-item>
          <text:p text:style-name="P253"><text:span text:style-name="Source_20_Text"><text:span text:style-name="T9">template_prefix</text:span></text:span><text:span text:style-name="T8">- o prefixo para preceder todos os nomes de modelo.</text:span></text:p>
        </text:list-item>
        <text:list-item>
          <text:p text:style-name="P253"><text:span text:style-name="Source_20_Text"><text:span text:style-name="T9">filename_pattern</text:span></text:span><text:span text:style-name="T8">- a expressão regular para verificar os nomes dos arquivos.</text:span></text:p>
        </text:list-item>
        <text:list-item>
          <text:p text:style-name="P270"><text:span text:style-name="Source_20_Text"><text:span text:style-name="T9">defaults</text:span></text:span><text:span text:style-name="T8">- parâmetros retornados pelo roteador por padrão.</text:span></text:p>
        </text:list-item>
      </text:list>
      <text:p text:style-name="P40"><text:span text:style-name="T8"><text:tab/>Uma vez que analisamos as opções, nas linhas 37-41 chamamos o método construtor da classe para instanciar e retornar o</text:span><text:span text:style-name="Source_20_Text"><text:span text:style-name="T9"> </text:span></text:span><text:span text:style-name="T8">objeto </text:span><text:span text:style-name="Source_20_Text"><text:span text:style-name="T9">StaticRoute</text:span></text:span><text:span text:style-name="T8">.</text:span></text:p>
      <text:p text:style-name="P40"><text:span text:style-name="T8"><text:tab/>O próximo método que adicionamos à</text:span><text:span text:style-name="Source_20_Text"><text:span text:style-name="T9"> </text:span></text:span><text:span text:style-name="T8">classe de rota </text:span><text:span text:style-name="Source_20_Text"><text:span text:style-name="T9">StaticRoute</text:span></text:span><text:span text:style-name="T8"> é o</text:span><text:span text:style-name="Source_20_Text"><text:span text:style-name="T9"> </text:span></text:span><text:span text:style-name="T8">método </text:span><text:span text:style-name="Source_20_Text"><text:span text:style-name="T9">match()</text:span></text:span><text:span text:style-name="T8">:</text:span></text:p>
      <text:p text:style-name="P54"/>
      <text:p text:style-name="P123"><text:span text:style-name="Source_20_Text"><text:span text:style-name="T138">&lt;?PHP</text:span></text:span></text:p>
      <text:p text:style-name="P123"><text:span text:style-name="Source_20_Text"><text:span text:style-name="T126">//...</text:span></text:span></text:p>
      <text:p text:style-name="P164"/>
      <text:p text:style-name="P123"><text:span text:style-name="Source_20_Text"><text:span text:style-name="T132">class</text:span></text:span><text:span text:style-name="Source_20_Text"><text:span text:style-name="T138"> StaticRoute </text:span></text:span><text:span text:style-name="Source_20_Text"><text:span text:style-name="T132">implements</text:span></text:span><text:span text:style-name="Source_20_Text"><text:span text:style-name="T138"> RouteInterface</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text:span></text:span></text:p>
      <text:p text:style-name="P164"/>
      <text:p text:style-name="P123"><text:span text:style-name="Source_20_Text"><text:span text:style-name="T139"><text:s text:c="4"/></text:span></text:span><text:span text:style-name="Source_20_Text"><text:span text:style-name="T126">// Match a given request.</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match</text:span></text:span><text:span text:style-name="Source_20_Text"><text:span text:style-name="T149">(</text:span></text:span><text:span text:style-name="Source_20_Text"><text:span text:style-name="T138">Request </text:span></text:span><text:span text:style-name="Source_20_Text"><text:span text:style-name="T156">$request</text:span></text:span><text:span text:style-name="Source_20_Text"><text:span text:style-name="T149">,</text:span></text:span><text:span text:style-name="Source_20_Text"><text:span text:style-name="T138"> </text:span></text:span><text:span text:style-name="Source_20_Text"><text:span text:style-name="T156">$pathOffset</text:span></text:span><text:span text:style-name="Source_20_Text"><text:span text:style-name="T167">=</text:span></text:span><text:span text:style-name="Source_20_Text"><text:span text:style-name="T132">null</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26">// Ensure this route type is used in an HTTP request</text:span></text:span></text:p>
      <text:p text:style-name="P123"><text:span text:style-name="Source_20_Text"><text:span text:style-name="T139"><text:s text:c="8"/></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62">method_exists</text:span></text:span><text:span text:style-name="Source_20_Text"><text:span text:style-name="T149">(</text:span></text:span><text:span text:style-name="Source_20_Text"><text:span text:style-name="T156">$request</text:span></text:span><text:span text:style-name="Source_20_Text"><text:span text:style-name="T149">,</text:span></text:span><text:span text:style-name="Source_20_Text"><text:span text:style-name="T138"> </text:span></text:span><text:span text:style-name="Source_20_Text"><text:span text:style-name="T178">'getUri'</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2">return</text:span></text:span><text:span text:style-name="Source_20_Text"><text:span text:style-name="T138"> </text:span></text:span><text:span text:style-name="Source_20_Text"><text:span text:style-name="T132">null</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4"/>
      <text:p text:style-name="P123"><text:span text:style-name="Source_20_Text"><text:span text:style-name="T139"><text:s text:c="8"/></text:span></text:span><text:span text:style-name="Source_20_Text"><text:span text:style-name="T126">// Get the URL and its path part.</text:span></text:span></text:p>
      <text:p text:style-name="P123"><text:span text:style-name="Source_20_Text"><text:span text:style-name="T139"><text:s text:c="8"/></text:span></text:span><text:span text:style-name="Source_20_Text"><text:span text:style-name="T156">$uri</text:span></text:span><text:span text:style-name="Source_20_Text"><text:span text:style-name="T138"> <text:s/></text:span></text:span><text:span text:style-name="Source_20_Text"><text:span text:style-name="T167">=</text:span></text:span><text:span text:style-name="Source_20_Text"><text:span text:style-name="T138"> </text:span></text:span><text:span text:style-name="Source_20_Text"><text:span text:style-name="T156">$request</text:span></text:span><text:span text:style-name="Source_20_Text"><text:span text:style-name="T167">-&gt;</text:span></text:span><text:span text:style-name="Source_20_Text"><text:span text:style-name="T162">getUri</text:span></text:span><text:span text:style-name="Source_20_Text"><text:span text:style-name="T149">();</text:span></text:span></text:p>
      <text:p text:style-name="P123"><text:soft-page-break/><text:span text:style-name="Source_20_Text"><text:span text:style-name="T139"><text:s text:c="8"/></text:span></text:span><text:span text:style-name="Source_20_Text"><text:span text:style-name="T156">$path</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uri</text:span></text:span><text:span text:style-name="Source_20_Text"><text:span text:style-name="T167">-&gt;</text:span></text:span><text:span text:style-name="Source_20_Text"><text:span text:style-name="T162">getpath</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32">if</text:span></text:span><text:span text:style-name="Source_20_Text"><text:span text:style-name="T149">(</text:span></text:span><text:span text:style-name="Source_20_Text"><text:span text:style-name="T156">$pathOffset</text:span></text:span><text:span text:style-name="Source_20_Text"><text:span text:style-name="T167">!=</text:span></text:span><text:span text:style-name="Source_20_Text"><text:span text:style-name="T132">null</text:span></text:span><text:span text:style-name="Source_20_Text"><text:span text:style-name="T149">)</text:span></text:span><text:span text:style-name="Source_20_Text"><text:span text:style-name="T138"> </text:span></text:span></text:p>
      <text:p text:style-name="P123"><text:span text:style-name="Source_20_Text"><text:span text:style-name="T139"><text:s text:c="12"/></text:span></text:span><text:span text:style-name="Source_20_Text"><text:span text:style-name="T156">$path</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substr</text:span></text:span><text:span text:style-name="Source_20_Text"><text:span text:style-name="T149">(</text:span></text:span><text:span text:style-name="Source_20_Text"><text:span text:style-name="T156">$path</text:span></text:span><text:span text:style-name="Source_20_Text"><text:span text:style-name="T149">,</text:span></text:span><text:span text:style-name="Source_20_Text"><text:span text:style-name="T138"> </text:span></text:span><text:span text:style-name="Source_20_Text"><text:span text:style-name="T156">$pathOffset</text:span></text:span><text:span text:style-name="Source_20_Text"><text:span text:style-name="T149">);</text:span></text:span></text:p>
      <text:p text:style-name="P162"><text:span text:style-name="Source_20_Text"><text:span text:style-name="T139"><text:s text:c="9"/></text:span></text:span></text:p>
      <text:p text:style-name="P123"><text:span text:style-name="Source_20_Text"><text:span text:style-name="T139"><text:s text:c="8"/></text:span></text:span><text:span text:style-name="Source_20_Text"><text:span text:style-name="T126">// Get the array of path segments.</text:span></text:span></text:p>
      <text:p text:style-name="P123"><text:span text:style-name="Source_20_Text"><text:span text:style-name="T139"><text:s text:c="8"/></text:span></text:span><text:span text:style-name="Source_20_Text"><text:span text:style-name="T156">$segment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explode</text:span></text:span><text:span text:style-name="Source_20_Text"><text:span text:style-name="T149">(</text:span></text:span><text:span text:style-name="Source_20_Text"><text:span text:style-name="T178">'/'</text:span></text:span><text:span text:style-name="Source_20_Text"><text:span text:style-name="T149">,</text:span></text:span><text:span text:style-name="Source_20_Text"><text:span text:style-name="T138"> </text:span></text:span><text:span text:style-name="Source_20_Text"><text:span text:style-name="T156">$path</text:span></text:span><text:span text:style-name="Source_20_Text"><text:span text:style-name="T149">);</text:span></text:span></text:p>
      <text:p text:style-name="P162"><text:span text:style-name="Source_20_Text"><text:span text:style-name="T139"><text:s text:c="24"/></text:span></text:span></text:p>
      <text:p text:style-name="P123"><text:span text:style-name="Source_20_Text"><text:span text:style-name="T139"><text:s text:c="8"/></text:span></text:span><text:span text:style-name="Source_20_Text"><text:span text:style-name="T126">// Check each segment against allowed file name template.</text:span></text:span></text:p>
      <text:p text:style-name="P123"><text:span text:style-name="Source_20_Text"><text:span text:style-name="T139"><text:s text:c="8"/></text:span></text:span><text:span text:style-name="Source_20_Text"><text:span text:style-name="T132">foreach</text:span></text:span><text:span text:style-name="Source_20_Text"><text:span text:style-name="T138"> </text:span></text:span><text:span text:style-name="Source_20_Text"><text:span text:style-name="T149">(</text:span></text:span><text:span text:style-name="Source_20_Text"><text:span text:style-name="T156">$segments</text:span></text:span><text:span text:style-name="Source_20_Text"><text:span text:style-name="T138"> </text:span></text:span><text:span text:style-name="Source_20_Text"><text:span text:style-name="T132">as</text:span></text:span><text:span text:style-name="Source_20_Text"><text:span text:style-name="T138"> </text:span></text:span><text:span text:style-name="Source_20_Text"><text:span text:style-name="T156">$segment</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 text:c="11"/></text:span></text:span></text:p>
      <text:p text:style-name="P123"><text:span text:style-name="Source_20_Text"><text:span text:style-name="T139"><text:s text:c="12"/></text:span></text:span><text:span text:style-name="Source_20_Text"><text:span text:style-name="T132">if</text:span></text:span><text:span text:style-name="Source_20_Text"><text:span text:style-name="T149">(</text:span></text:span><text:span text:style-name="Source_20_Text"><text:span text:style-name="T162">strlen</text:span></text:span><text:span text:style-name="Source_20_Text"><text:span text:style-name="T149">(</text:span></text:span><text:span text:style-name="Source_20_Text"><text:span text:style-name="T156">$segment</text:span></text:span><text:span text:style-name="Source_20_Text"><text:span text:style-name="T149">)</text:span></text:span><text:span text:style-name="Source_20_Text"><text:span text:style-name="T167">==</text:span></text:span><text:span text:style-name="Source_20_Text"><text:span text:style-name="T173">0</text:span></text:span><text:span text:style-name="Source_20_Text"><text:span text:style-name="T149">)</text:span></text:span></text:p>
      <text:p text:style-name="P123"><text:span text:style-name="Source_20_Text"><text:span text:style-name="T139"><text:s text:c="16"/></text:span></text:span><text:span text:style-name="Source_20_Text"><text:span text:style-name="T132">continue</text:span></text:span><text:span text:style-name="Source_20_Text"><text:span text:style-name="T149">;</text:span></text:span></text:p>
      <text:p text:style-name="P123"><text:span text:style-name="Source_20_Text"><text:span text:style-name="T139"><text:s text:c="12"/></text:span></text:span><text:span text:style-name="Source_20_Text"><text:span text:style-name="T132">if</text:span></text:span><text:span text:style-name="Source_20_Text"><text:span text:style-name="T149">(</text:span></text:span><text:span text:style-name="Source_20_Text"><text:span text:style-name="T167">!</text:span></text:span><text:span text:style-name="Source_20_Text"><text:span text:style-name="T162">preg_match</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3">fileNamepattern</text:span></text:span><text:span text:style-name="Source_20_Text"><text:span text:style-name="T149">,</text:span></text:span><text:span text:style-name="Source_20_Text"><text:span text:style-name="T138"> </text:span></text:span><text:span text:style-name="Source_20_Text"><text:span text:style-name="T156">$segment</text:span></text:span><text:span text:style-name="Source_20_Text"><text:span text:style-name="T149">))</text:span></text:span></text:p>
      <text:p text:style-name="P123"><text:span text:style-name="Source_20_Text"><text:span text:style-name="T139"><text:s text:c="12"/></text:span></text:span><text:span text:style-name="Source_20_Text"><text:span text:style-name="T132">return</text:span></text:span><text:span text:style-name="Source_20_Text"><text:span text:style-name="T138"> </text:span></text:span><text:span text:style-name="Source_20_Text"><text:span text:style-name="T132">null</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26">// Check if such a .phtml file exists on disk <text:s text:c="7"/></text:span></text:span></text:p>
      <text:p text:style-name="P123"><text:span text:style-name="Source_20_Text"><text:span text:style-name="T139"><text:s text:c="8"/></text:span></text:span><text:span text:style-name="Source_20_Text"><text:span text:style-name="T156">$fileName</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73">dirName</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span text:style-name="Source_20_Text"><text:span text:style-name="T138"> </text:span></text:span></text:p>
      <text:p text:style-name="P123"><text:span text:style-name="Source_20_Text"><text:span text:style-name="T139"><text:s text:c="16"/></text:span></text:span><text:span text:style-name="Source_20_Text"><text:span text:style-name="T138">$this</text:span></text:span><text:span text:style-name="Source_20_Text"><text:span text:style-name="T167">-&gt;</text:span></text:span><text:span text:style-name="Source_20_Text"><text:span text:style-name="T173">templateprefix</text:span></text:span><text:span text:style-name="Source_20_Text"><text:span text:style-name="T149">.</text:span></text:span><text:span text:style-name="Source_20_Text"><text:span text:style-name="T156">$path</text:span></text:span><text:span text:style-name="Source_20_Text"><text:span text:style-name="T149">.</text:span></text:span><text:span text:style-name="Source_20_Text"><text:span text:style-name="T178">'.phtml'</text:span></text:span><text:span text:style-name="Source_20_Text"><text:span text:style-name="T149">;</text:span></text:span><text:span text:style-name="Source_20_Text"><text:span text:style-name="T138"> <text:s text:c="15"/></text:span></text:span></text:p>
      <text:p text:style-name="P123"><text:span text:style-name="Source_20_Text"><text:span text:style-name="T139"><text:s text:c="8"/></text:span></text:span><text:span text:style-name="Source_20_Text"><text:span text:style-name="T132">if</text:span></text:span><text:span text:style-name="Source_20_Text"><text:span text:style-name="T149">(</text:span></text:span><text:span text:style-name="Source_20_Text"><text:span text:style-name="T167">!</text:span></text:span><text:span text:style-name="Source_20_Text"><text:span text:style-name="T162">is_file</text:span></text:span><text:span text:style-name="Source_20_Text"><text:span text:style-name="T149">(</text:span></text:span><text:span text:style-name="Source_20_Text"><text:span text:style-name="T156">$fileName</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7">!</text:span></text:span><text:span text:style-name="Source_20_Text"><text:span text:style-name="T162">is_readable</text:span></text:span><text:span text:style-name="Source_20_Text"><text:span text:style-name="T149">(</text:span></text:span><text:span text:style-name="Source_20_Text"><text:span text:style-name="T156">$fileName</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2">return</text:span></text:span><text:span text:style-name="Source_20_Text"><text:span text:style-name="T138"> </text:span></text:span><text:span text:style-name="Source_20_Text"><text:span text:style-name="T132">null</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 text:c="24"/></text:span></text:span></text:p>
      <text:p text:style-name="P123"><text:span text:style-name="Source_20_Text"><text:span text:style-name="T139"><text:s text:c="8"/></text:span></text:span><text:span text:style-name="Source_20_Text"><text:span text:style-name="T156">$matchedLength</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strlen</text:span></text:span><text:span text:style-name="Source_20_Text"><text:span text:style-name="T149">(</text:span></text:span><text:span text:style-name="Source_20_Text"><text:span text:style-name="T156">$path</text:span></text:span><text:span text:style-name="Source_20_Text"><text:span text:style-name="T149">);</text:span></text:span><text:span text:style-name="Source_20_Text"><text:span text:style-name="T138"> </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26">// prepare the RouteMatch object.</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RouteMatch</text:span></text:span><text:span text:style-name="Source_20_Text"><text:span text:style-name="T149">(</text:span></text:span><text:span text:style-name="Source_20_Text"><text:span text:style-name="T162">array_merge</text:span></text:span><text:span text:style-name="Source_20_Text"><text:span text:style-name="T149">(</text:span></text:span></text:p>
      <text:p text:style-name="P123"><text:span text:style-name="Source_20_Text"><text:span text:style-name="T139"><text:s text:c="14"/></text:span></text:span><text:span text:style-name="Source_20_Text"><text:span text:style-name="T138">$this</text:span></text:span><text:span text:style-name="Source_20_Text"><text:span text:style-name="T167">-&gt;</text:span></text:span><text:span text:style-name="Source_20_Text"><text:span text:style-name="T173">defaults</text:span></text:span><text:span text:style-name="Source_20_Text"><text:span text:style-name="T149">,</text:span></text:span><text:span text:style-name="Source_20_Text"><text:span text:style-name="T138"> </text:span></text:span></text:p>
      <text:p text:style-name="P123"><text:span text:style-name="Source_20_Text"><text:span text:style-name="T139"><text:s text:c="14"/></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38">$this</text:span></text:span><text:span text:style-name="Source_20_Text"><text:span text:style-name="T167">-&gt;</text:span></text:span><text:span text:style-name="Source_20_Text"><text:span text:style-name="T173">templateprefix</text:span></text:span><text:span text:style-name="Source_20_Text"><text:span text:style-name="T149">.</text:span></text:span><text:span text:style-name="Source_20_Text"><text:span text:style-name="T156">$path</text:span></text:span><text:span text:style-name="Source_20_Text"><text:span text:style-name="T149">]</text:span></text:span></text:p>
      <text:p text:style-name="P123"><text:span text:style-name="Source_20_Text"><text:span text:style-name="T139"><text:s text:c="13"/></text:span></text:span><text:span text:style-name="Source_20_Text"><text:span text:style-name="T149">),</text:span></text:span><text:span text:style-name="Source_20_Text"><text:span text:style-name="T138"> </text:span></text:span></text:p>
      <text:p text:style-name="P123"><text:span text:style-name="Source_20_Text"><text:span text:style-name="T139"><text:s text:c="13"/></text:span></text:span><text:span text:style-name="Source_20_Text"><text:span text:style-name="T156">$matchedLength</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No código acima, vemos que o</text:span><text:span text:style-name="Source_20_Text"><text:span text:style-name="T9"> </text:span></text:span><text:span text:style-name="T8">método </text:span><text:span text:style-name="Source_20_Text"><text:span text:style-name="T9">match()</text:span></text:span><text:span text:style-name="T8">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84">Zend\Stdlib\Request</text:span></text:span></text:a><text:span text:style-name="T8">)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0"><text:span text:style-name="T8"><text:tab/>Na linha 24, extraímos os segmentos da URL. Em seguida, verificamos se cada segmento é um nome de arquivo (diretório) aceitável (linhas 27-32). Se o segmento não for um nome de arquivo válido, retornamos </text:span><text:span text:style-name="Source_20_Text"><text:span text:style-name="T9">null </text:span></text:span><text:span text:style-name="T8">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0"><text:soft-page-break/><text:span text:style-name="T8"><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84"> </text:span></text:span><text:span text:style-name="T8"><text:s/>com os parâmetros padrão mais o parâmetro "page" contendo o nome do modelo de visualização para renderização.</text:span></text:p>
      <text:p text:style-name="P40"><text:span text:style-name="T8"><text:tab/>para completar a implementação de nossa</text:span><text:span text:style-name="Source_20_Text"><text:span text:style-name="T9"> </text:span></text:span><text:span text:style-name="T8">classe </text:span><text:span text:style-name="Source_20_Text"><text:span text:style-name="T9">StaticRoute</text:span></text:span><text:span text:style-name="T8">, adicionamos os métodos </text:span><text:span text:style-name="Source_20_Text"><text:span text:style-name="T9">assemble() </text:span></text:span><text:span text:style-name="T8">e </text:span><text:span text:style-name="Source_20_Text"><text:span text:style-name="T9">getAssembledparams()</text:span></text:span><text:span text:style-name="T8">, que serão utilizados para geração de URLs por parâmetros de rota. O código para esses métodos é apresentado abaixo:</text:span></text:p>
      <text:p text:style-name="P54"/>
      <text:p text:style-name="P123"><text:span text:style-name="Source_20_Text"><text:span text:style-name="T138">&lt;?PHP</text:span></text:span></text:p>
      <text:p text:style-name="P123"><text:span text:style-name="Source_20_Text"><text:span text:style-name="T126">//...</text:span></text:span></text:p>
      <text:p text:style-name="P164"/>
      <text:p text:style-name="P123"><text:span text:style-name="Source_20_Text"><text:span text:style-name="T132">class</text:span></text:span><text:span text:style-name="Source_20_Text"><text:span text:style-name="T138"> StaticRoute </text:span></text:span><text:span text:style-name="Source_20_Text"><text:span text:style-name="T132">implements</text:span></text:span><text:span text:style-name="Source_20_Text"><text:span text:style-name="T138"> RouteInterface</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text:span></text:span></text:p>
      <text:p text:style-name="P164"/>
      <text:p text:style-name="P123"><text:span text:style-name="Source_20_Text"><text:span text:style-name="T139"><text:s text:c="4"/></text:span></text:span><text:span text:style-name="Source_20_Text"><text:span text:style-name="T126">// Assembles a URL by route params</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assemble</text:span></text:span><text:span text:style-name="Source_20_Text"><text:span text:style-name="T149">(</text:span></text:span><text:span text:style-name="Source_20_Text"><text:span text:style-name="T132">array</text:span></text:span><text:span text:style-name="Source_20_Text"><text:span text:style-name="T138"> </text:span></text:span><text:span text:style-name="Source_20_Text"><text:span text:style-name="T156">$para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span text:style-name="Source_20_Text"><text:span text:style-name="T138"> </text:span></text:span></text:p>
      <text:p text:style-name="P123"><text:span text:style-name="Source_20_Text"><text:span text:style-name="T139"><text:s text:c="27"/></text:span></text:span><text:span text:style-name="Source_20_Text"><text:span text:style-name="T132">array</text:span></text:span><text:span text:style-name="Source_20_Text"><text:span text:style-name="T138"> </text:span></text:span><text:span text:style-name="Source_20_Text"><text:span text:style-name="T156">$option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56">$mergedpara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array_merge</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3">defaults</text:span></text:span><text:span text:style-name="Source_20_Text"><text:span text:style-name="T149">,</text:span></text:span><text:span text:style-name="Source_20_Text"><text:span text:style-name="T138"> </text:span></text:span><text:span text:style-name="Source_20_Text"><text:span text:style-name="T156">$params</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assembledpara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32">if</text:span></text:span><text:span text:style-name="Source_20_Text"><text:span text:style-name="T149">(</text:span></text:span><text:span text:style-name="Source_20_Text"><text:span text:style-name="T167">!</text:span></text:span><text:span text:style-name="Source_20_Text"><text:span text:style-name="T162">isset</text:span></text:span><text:span text:style-name="Source_20_Text"><text:span text:style-name="T149">(</text:span></text:span><text:span text:style-name="Source_20_Text"><text:span text:style-name="T156">$params</text:span></text:span><text:span text:style-name="Source_20_Text"><text:span text:style-name="T149">[</text:span></text:span><text:span text:style-name="Source_20_Text"><text:span text:style-name="T178">'page'</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2">throw</text:span></text:span><text:span text:style-name="Source_20_Text"><text:span text:style-name="T138"> </text:span></text:span><text:span text:style-name="Source_20_Text"><text:span text:style-name="T132">new</text:span></text:span><text:span text:style-name="Source_20_Text"><text:span text:style-name="T138"> Exception</text:span></text:span><text:span text:style-name="Source_20_Text"><text:span text:style-name="T149">\</text:span></text:span><text:span text:style-name="Source_20_Text"><text:span text:style-name="T138">InvalidArgumentException</text:span></text:span><text:span text:style-name="Source_20_Text"><text:span text:style-name="T149">(</text:span></text:span><text:span text:style-name="Source_20_Text"><text:span text:style-name="T173">__METHOd__</text:span></text:span><text:span text:style-name="Source_20_Text"><text:span text:style-name="T138"> </text:span></text:span><text:span text:style-name="Source_20_Text"><text:span text:style-name="T149">.</text:span></text:span><text:span text:style-name="Source_20_Text"><text:span text:style-name="T138"> </text:span></text:span></text:p>
      <text:p text:style-name="P123"><text:span text:style-name="Source_20_Text"><text:span text:style-name="T139"><text:s text:c="15"/></text:span></text:span><text:span text:style-name="Source_20_Text"><text:span text:style-name="T178">' expects the "page" parameter'</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56">$segment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explode</text:span></text:span><text:span text:style-name="Source_20_Text"><text:span text:style-name="T149">(</text:span></text:span><text:span text:style-name="Source_20_Text"><text:span text:style-name="T178">'/'</text:span></text:span><text:span text:style-name="Source_20_Text"><text:span text:style-name="T149">,</text:span></text:span><text:span text:style-name="Source_20_Text"><text:span text:style-name="T138"> </text:span></text:span><text:span text:style-name="Source_20_Text"><text:span text:style-name="T156">$params</text:span></text:span><text:span text:style-name="Source_20_Text"><text:span text:style-name="T149">[</text:span></text:span><text:span text:style-name="Source_20_Text"><text:span text:style-name="T178">'page'</text:span></text:span><text:span text:style-name="Source_20_Text"><text:span text:style-name="T149">]);</text:span></text:span></text:p>
      <text:p text:style-name="P123"><text:span text:style-name="Source_20_Text"><text:span text:style-name="T139"><text:s text:c="8"/></text:span></text:span><text:span text:style-name="Source_20_Text"><text:span text:style-name="T156">$url</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8">''</text:span></text:span><text:span text:style-name="Source_20_Text"><text:span text:style-name="T149">;</text:span></text:span></text:p>
      <text:p text:style-name="P123"><text:span text:style-name="Source_20_Text"><text:span text:style-name="T139"><text:s text:c="8"/></text:span></text:span><text:span text:style-name="Source_20_Text"><text:span text:style-name="T132">foreach</text:span></text:span><text:span text:style-name="Source_20_Text"><text:span text:style-name="T149">(</text:span></text:span><text:span text:style-name="Source_20_Text"><text:span text:style-name="T156">$segments</text:span></text:span><text:span text:style-name="Source_20_Text"><text:span text:style-name="T138"> </text:span></text:span><text:span text:style-name="Source_20_Text"><text:span text:style-name="T132">as</text:span></text:span><text:span text:style-name="Source_20_Text"><text:span text:style-name="T138"> </text:span></text:span><text:span text:style-name="Source_20_Text"><text:span text:style-name="T156">$segment</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2">if</text:span></text:span><text:span text:style-name="Source_20_Text"><text:span text:style-name="T149">(</text:span></text:span><text:span text:style-name="Source_20_Text"><text:span text:style-name="T162">strlen</text:span></text:span><text:span text:style-name="Source_20_Text"><text:span text:style-name="T149">(</text:span></text:span><text:span text:style-name="Source_20_Text"><text:span text:style-name="T156">$segment</text:span></text:span><text:span text:style-name="Source_20_Text"><text:span text:style-name="T149">)</text:span></text:span><text:span text:style-name="Source_20_Text"><text:span text:style-name="T167">==</text:span></text:span><text:span text:style-name="Source_20_Text"><text:span text:style-name="T173">0</text:span></text:span><text:span text:style-name="Source_20_Text"><text:span text:style-name="T149">)</text:span></text:span></text:p>
      <text:p text:style-name="P123"><text:span text:style-name="Source_20_Text"><text:span text:style-name="T139"><text:s text:c="16"/></text:span></text:span><text:span text:style-name="Source_20_Text"><text:span text:style-name="T132">continue</text:span></text:span><text:span text:style-name="Source_20_Text"><text:span text:style-name="T149">;</text:span></text:span></text:p>
      <text:p text:style-name="P123"><text:span text:style-name="Source_20_Text"><text:span text:style-name="T139"><text:s text:c="12"/></text:span></text:span><text:span text:style-name="Source_20_Text"><text:span text:style-name="T156">$url</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78">'/'</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62">rawurlencode</text:span></text:span><text:span text:style-name="Source_20_Text"><text:span text:style-name="T149">(</text:span></text:span><text:span text:style-name="Source_20_Text"><text:span text:style-name="T156">$segment</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73">assembledparams</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8">'page'</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ext:span></text:span><text:span text:style-name="Source_20_Text"><text:span text:style-name="T156">$url</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Get a list of parameters used while assembling.</text:span></text:span></text:p>
      <text:p text:style-name="P123"><text:span text:style-name="Source_20_Text"><text:span text:style-name="T139"><text:s text:c="4"/></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getAssembledparams</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8"/></text:span></text:span><text:span text:style-name="Source_20_Text"><text:span text:style-name="T132">return</text:span></text:span><text:span text:style-name="Source_20_Text"><text:span text:style-name="T138"> $this</text:span></text:span><text:span text:style-name="Source_20_Text"><text:span text:style-name="T167">-&gt;</text:span></text:span><text:span text:style-name="Source_20_Text"><text:span text:style-name="T173">assembledparams</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oft-page-break/><text:span text:style-name="T8"><text:tab/>No código acima, definimos o</text:span><text:span text:style-name="Source_20_Text"><text:span text:style-name="T9"> </text:span></text:span><text:span text:style-name="T8">método </text:span><text:span text:style-name="Source_20_Text"><text:span text:style-name="T9">assemble()</text:span></text:span><text:span text:style-name="T8">, que recebe os dois argumentos: o </text:span><text:span text:style-name="Source_20_Text"><text:span text:style-name="T9"><text:s/></text:span></text:span><text:span text:style-name="T8">array </text:span><text:span text:style-name="Source_20_Text"><text:span text:style-name="T9">parameters</text:span></text:span><text:span text:style-name="T8"> e oarray <text:s/></text:span><text:span text:style-name="Source_20_Text"><text:span text:style-name="T9">options </text:span></text:span><text:span text:style-name="T8">(linha 9). O método constrói a URL codificando os segmentos com codificação de URL e concatenando-os (linha 20-26).</text:span></text:p>
      <text:p text:style-name="P40"><text:span text:style-name="T8"><text:tab/>O método </text:span><text:span text:style-name="Source_20_Text"><text:span text:style-name="T9">getAssembledparams() </text:span></text:span><text:span text:style-name="T8">apenas retorna os nomes dos parâmetros que usamos para geração de URL (linha 36).</text:span></text:p>
      <text:p text:style-name="P40"><text:span text:style-name="T8"><text:tab/>Agora terminamos a</text:span><text:span text:style-name="Source_20_Text"><text:span text:style-name="T9"> </text:span></text:span><text:span text:style-name="T8">classe </text:span><text:span text:style-name="Source_20_Text"><text:span text:style-name="T9">StaticRoute</text:span></text:span><text:span text:style-name="T8"> de rota. para usar nosso tipo de rota personalizado, adicionamos a seguinte configuração ao arquivo de configuração </text:span><text:span text:style-name="Emphasis"><text:span text:style-name="T74">module.config.PHP</text:span></text:span><text:span text:style-name="T8"> :</text:span></text:p>
      <text:p text:style-name="P54"/>
      <text:p text:style-name="P123"><text:span text:style-name="Source_20_Text"><text:span text:style-name="T178">'static'</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StaticRoute</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4"/></text:span></text:span><text:span text:style-name="Source_20_Text"><text:span text:style-name="T178">'option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dir_name'</text:span></text:span><text:span text:style-name="Source_20_Text"><text:span text:style-name="T138"> <text:s text:c="8"/></text:span></text:span><text:span text:style-name="Source_20_Text"><text:span text:style-name="T167">=&gt;</text:span></text:span><text:span text:style-name="Source_20_Text"><text:span text:style-name="T138"> </text:span></text:span><text:span text:style-name="Source_20_Text"><text:span text:style-name="T173">__dIR__</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view'</text:span></text:span><text:span text:style-name="Source_20_Text"><text:span text:style-name="T149">,</text:span></text:span></text:p>
      <text:p text:style-name="P123"><text:span text:style-name="Source_20_Text"><text:span text:style-name="T139"><text:s text:c="8"/></text:span></text:span><text:span text:style-name="Source_20_Text"><text:span text:style-name="T178">'template_prefix'</text:span></text:span><text:span text:style-name="Source_20_Text"><text:span text:style-name="T138"> <text:s/></text:span></text:span><text:span text:style-name="Source_20_Text"><text:span text:style-name="T167">=&gt;</text:span></text:span><text:span text:style-name="Source_20_Text"><text:span text:style-name="T138"> </text:span></text:span><text:span text:style-name="Source_20_Text"><text:span text:style-name="T178">'application/index/static'</text:span></text:span><text:span text:style-name="Source_20_Text"><text:span text:style-name="T149">,</text:span></text:span></text:p>
      <text:p text:style-name="P123"><text:span text:style-name="Source_20_Text"><text:span text:style-name="T139"><text:s text:c="8"/></text:span></text:span><text:span text:style-name="Source_20_Text"><text:span text:style-name="T178">'filename_pattern'</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a-z0-9_\-]+/'</text:span></text:span><text:span text:style-name="Source_20_Text"><text:span text:style-name="T149">,</text:span></text:span></text:p>
      <text:p text:style-name="P123"><text:span text:style-name="Source_20_Text"><text:span text:style-name="T139"><text:s text:c="8"/></text:span></text:span><text:span text:style-name="Source_20_Text"><text:span text:style-name="T178">'defaul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controller'</text:span></text:span><text:span text:style-name="Source_20_Text"><text:span text:style-name="T138"> </text:span></text:span><text:span text:style-name="Source_20_Text"><text:span text:style-name="T167">=&gt;</text:span></text:span><text:span text:style-name="Source_20_Text"><text:span text:style-name="T138"> Controller</text:span></text:span><text:span text:style-name="Source_20_Text"><text:span text:style-name="T149">\</text:span></text:span><text:span text:style-name="Source_20_Text"><text:span text:style-name="T138">IndexController</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12"/></text:span></text:span><text:span text:style-name="Source_20_Text"><text:span text:style-name="T178">'action'</text:span></text:span><text:span text:style-name="Source_20_Text"><text:span text:style-name="T138"> <text:s text:c="4"/></text:span></text:span><text:span text:style-name="Source_20_Text"><text:span text:style-name="T167">=&gt;</text:span></text:span><text:span text:style-name="Source_20_Text"><text:span text:style-name="T138"> </text:span></text:span><text:span text:style-name="Source_20_Text"><text:span text:style-name="T178">'static'</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span text:style-name="Source_20_Text"><text:span text:style-name="T138"> <text:s text:c="1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Na linha 1 da configuração acima, definimos a regra de roteamento denominada "static". O</text:span><text:span text:style-name="Source_20_Text"><text:span text:style-name="T9"> </text:span></text:span><text:span text:style-name="T8">parâmetro </text:span><text:span text:style-name="Source_20_Text"><text:span text:style-name="T9">type</text:span></text:span><text:span text:style-name="T8"> define o nome completo da</text:span><text:span text:style-name="Source_20_Text"><text:span text:style-name="T9"> </text:span></text:span><text:span text:style-name="T8">classe </text:span><text:span text:style-name="Source_20_Text"><text:span text:style-name="T9">StaticRoute</text:span></text:span><text:span text:style-name="T8"> (linha 2). No</text:span><text:span text:style-name="Source_20_Text"><text:span text:style-name="T9"> </text:span></text:span><text:span text:style-name="T8">array </text:span><text:span text:style-name="Source_20_Text"><text:span text:style-name="T9">options</text:span></text:span><text:span text:style-name="T8">, definimos o diretório base onde serão colocadas as páginas "estáticas" (linha 4), o prefixo do template (linha 5), o padrão do nome do arquivo (linha 6) e o</text:span><text:span text:style-name="Source_20_Text"><text:span text:style-name="T9"> </text:span></text:span><text:span text:style-name="T8">array </text:span><text:span text:style-name="Source_20_Text"><text:span text:style-name="T9">defaults</text:span></text:span><text:span text:style-name="T8">, contendo o nome do controlador e a ação que servirá a todas as páginas estáticas.</text:span></text:p>
      <text:p text:style-name="P54"/>
      <text:p text:style-name="P174"><text:span text:style-name="T84"><text:tab/>Não se esqueça de inserir a seguinte linha no início da </text:span><text:span text:style-name="T86">classe</text:span><text:span text:style-name="T84"> </text:span><text:span text:style-name="Source_20_Text"><text:span text:style-name="T85">module.config.PHP</text:span></text:span><text:span text:style-name="T84">:</text:span></text:p>
      <text:p text:style-name="P174"><text:span text:style-name="Source_20_Text"><text:span text:style-name="T85">use Application\Route\StaticRoute;</text:span></text:span></text:p>
      <text:p text:style-name="P54"/>
      <text:p text:style-name="P40"><text:span text:style-name="T8"><text:tab/>A etapa final é criar o método de ação na</text:span><text:span text:style-name="Source_20_Text"><text:span text:style-name="T9"> </text:span></text:span><text:span text:style-name="T8">classe </text:span><text:span text:style-name="Source_20_Text"><text:span text:style-name="T9">IndexController</text:span></text:span><text:span text:style-name="T8">:</text:span></text:p>
      <text:p text:style-name="P54"/>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static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4"/></text:span></text:span><text:span text:style-name="Source_20_Text"><text:span text:style-name="T126">// Get path to view template from route params</text:span></text:span></text:p>
      <text:p text:style-name="P123"><text:span text:style-name="Source_20_Text"><text:span text:style-name="T139"><text:s text:c="4"/></text:span></text:span><text:span text:style-name="Source_20_Text"><text:span text:style-name="T156">$pageTemplate</text:span></text:span><text:span text:style-name="Source_20_Text"><text:span text:style-name="T138"> </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rams</text:span></text:span><text:span text:style-name="Source_20_Text"><text:span text:style-name="T149">()</text:span></text:span><text:span text:style-name="Source_20_Text"><text:span text:style-name="T167">-&gt;</text:span></text:span><text:span text:style-name="Source_20_Text"><text:span text:style-name="T162">fromRoute</text:span></text:span><text:span text:style-name="Source_20_Text"><text:span text:style-name="T149">(</text:span></text:span><text:span text:style-name="Source_20_Text"><text:span text:style-name="T178">'page'</text:span></text:span><text:span text:style-name="Source_20_Text"><text:span text:style-name="T149">,</text:span></text:span><text:span text:style-name="Source_20_Text"><text:span text:style-name="T138"> </text:span></text:span><text:span text:style-name="Source_20_Text"><text:span text:style-name="T132">null</text:span></text:span><text:span text:style-name="Source_20_Text"><text:span text:style-name="T149">);</text:span></text:span></text:p>
      <text:p text:style-name="P123"><text:span text:style-name="Source_20_Text"><text:span text:style-name="T139"><text:s text:c="4"/></text:span></text:span><text:span text:style-name="Source_20_Text"><text:span text:style-name="T132">if</text:span></text:span><text:span text:style-name="Source_20_Text"><text:span text:style-name="T149">(</text:span></text:span><text:span text:style-name="Source_20_Text"><text:span text:style-name="T156">$pageTemplate</text:span></text:span><text:span text:style-name="Source_20_Text"><text:span text:style-name="T167">==</text:span></text:span><text:span text:style-name="Source_20_Text"><text:span text:style-name="T132">null</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38">$this</text:span></text:span><text:span text:style-name="Source_20_Text"><text:span text:style-name="T167">-&gt;</text:span></text:span><text:span text:style-name="Source_20_Text"><text:span text:style-name="T162">getResponse</text:span></text:span><text:span text:style-name="Source_20_Text"><text:span text:style-name="T149">()</text:span></text:span><text:span text:style-name="Source_20_Text"><text:span text:style-name="T167">-&gt;</text:span></text:span><text:span text:style-name="Source_20_Text"><text:span text:style-name="T162">setStatusCode</text:span></text:span><text:span text:style-name="Source_20_Text"><text:span text:style-name="T149">(</text:span></text:span><text:span text:style-name="Source_20_Text"><text:span text:style-name="T173">404</text:span></text:span><text:span text:style-name="Source_20_Text"><text:span text:style-name="T149">);</text:span></text:span><text:span text:style-name="Source_20_Text"><text:span text:style-name="T138"> </text:span></text:span></text:p>
      <text:p text:style-name="P123"><text:span text:style-name="Source_20_Text"><text:span text:style-name="T139"><text:s text:c="8"/></text:span></text:span><text:span text:style-name="Source_20_Text"><text:span text:style-name="T132">return</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8"/></text:span></text:span></text:p>
      <text:p text:style-name="P123"><text:soft-page-break/><text:span text:style-name="Source_20_Text"><text:span text:style-name="T139"><text:s text:c="4"/></text:span></text:span><text:span text:style-name="Source_20_Text"><text:span text:style-name="T126">// Render the page</text:span></text:span></text:p>
      <text:p text:style-name="P123"><text:span text:style-name="Source_20_Text"><text:span text:style-name="T139"><text:s text:c="4"/></text:span></text:span><text:span text:style-name="Source_20_Text"><text:span text:style-name="T156">$viewModel</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32">new</text:span></text:span><text:span text:style-name="Source_20_Text"><text:span text:style-name="T138"> ViewModel</text:span></text:span><text:span text:style-name="Source_20_Text"><text:span text:style-name="T149">([</text:span></text:span></text:p>
      <text:p text:style-name="P123"><text:span text:style-name="Source_20_Text"><text:span text:style-name="T139"><text:s text:c="12"/></text:span></text:span><text:span text:style-name="Source_20_Text"><text:span text:style-name="T178">'page'</text:span></text:span><text:span text:style-name="Source_20_Text"><text:span text:style-name="T167">=&gt;</text:span></text:span><text:span text:style-name="Source_20_Text"><text:span text:style-name="T156">$pageTemplate</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56">$viewModel</text:span></text:span><text:span text:style-name="Source_20_Text"><text:span text:style-name="T167">-&gt;</text:span></text:span><text:span text:style-name="Source_20_Text"><text:span text:style-name="T162">setTemplate</text:span></text:span><text:span text:style-name="Source_20_Text"><text:span text:style-name="T149">(</text:span></text:span><text:span text:style-name="Source_20_Text"><text:span text:style-name="T156">$pageTemplate</text:span></text:span><text:span text:style-name="Source_20_Text"><text:span text:style-name="T149">);</text:span></text:span></text:p>
      <text:p text:style-name="P123"><text:span text:style-name="Source_20_Text"><text:span text:style-name="T139"><text:s text:c="4"/></text:span></text:span><text:span text:style-name="Source_20_Text"><text:span text:style-name="T132">return</text:span></text:span><text:span text:style-name="Source_20_Text"><text:span text:style-name="T138"> </text:span></text:span><text:span text:style-name="Source_20_Text"><text:span text:style-name="T156">$viewModel</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A ação acima é quase idêntica à ação que usamos para a rota </text:span><text:span text:style-name="Emphasis"><text:span text:style-name="T74">Regex . </text:span></text:span><text:span text:style-name="T8">Na linha 4, recuperamos o</text:span><text:span text:style-name="Source_20_Text"><text:span text:style-name="T9"> </text:span></text:span><text:span text:style-name="T8">parâmetro </text:span><text:span text:style-name="Source_20_Text"><text:span text:style-name="T9">page</text:span></text:span><text:span text:style-name="T8"> da rota e o salvamos como a</text:span><text:span text:style-name="Source_20_Text"><text:span text:style-name="T9"> </text:span></text:span><text:span text:style-name="T8">variável </text:span><text:span text:style-name="Source_20_Text"><text:span text:style-name="T9">$pageTemplate</text:span></text:span><text:span text:style-name="T8">. Na linha 11, criamos a</text:span><text:span text:style-name="Source_20_Text"><text:span text:style-name="T9"> </text:span></text:span><text:span text:style-name="T8">variável container </text:span><text:span text:style-name="Source_20_Text"><text:span text:style-name="T9">ViewModel</text:span></text:span><text:span text:style-name="T8"> e na linha 14 definimos explicitamente o nome do modelo de visualização para renderização.</text:span></text:p>
      <text:p text:style-name="P40"><text:span text:style-name="T8"><text:tab/>para ver o sistema em ação, vamos adicionar algumas páginas de visualização "estática": a página de Ajuda ( </text:span><text:span text:style-name="Source_20_Text"><text:span text:style-name="T9">help.phtml</text:span></text:span><text:span text:style-name="T8">) e a página de introdução ( </text:span><text:span text:style-name="Source_20_Text"><text:span text:style-name="T9">intro.phtml</text:span></text:span><text:span text:style-name="T8">). Crie o subdiretório </text:span><text:span text:style-name="Emphasis"><text:span text:style-name="T76">static</text:span></text:span><text:span text:style-name="Emphasis"><text:span text:style-name="T74"> no diretório view/application/index</text:span></text:span><text:span text:style-name="Source_20_Text"><text:span text:style-name="T9"> do </text:span></text:span><text:span text:style-name="Emphasis"><text:span text:style-name="T9">módulo </text:span></text:span><text:span text:style-name="Source_20_Text"><text:span text:style-name="T9">Application</text:span></text:span><text:span text:style-name="T8"> e coloque o modelo de visualização </text:span><text:span text:style-name="Emphasis"><text:span text:style-name="T74">help.phtml</text:span></text:span><text:span text:style-name="T8"> lá:</text:span></text:p>
      <text:p text:style-name="P54"/>
      <text:p text:style-name="P123"><text:span text:style-name="Source_20_Text"><text:span text:style-name="T149">&lt;</text:span></text:span><text:span text:style-name="Source_20_Text"><text:span text:style-name="T173">h1</text:span></text:span><text:span text:style-name="Source_20_Text"><text:span text:style-name="T149">&gt;</text:span></text:span><text:span text:style-name="Source_20_Text"><text:span text:style-name="T138">Help</text:span></text:span><text:span text:style-name="Source_20_Text"><text:span text:style-name="T149">&lt;/</text:span></text:span><text:span text:style-name="Source_20_Text"><text:span text:style-name="T173">h1</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39"><text:s text:c="4"/></text:span></text:span><text:span text:style-name="Source_20_Text"><text:span text:style-name="T138">See the help </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static'</text:span></text:span><text:span text:style-name="Source_20_Text"><text:span text:style-name="T149">,</text:span></text:span><text:span text:style-name="Source_20_Text"><text:span text:style-name="T132"> </text:span></text:span></text:p>
      <text:p text:style-name="P123"><text:span text:style-name="Source_20_Text"><text:span text:style-name="T133"><text:s text:c="11"/></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chapter1/intro'</text:span></text:span><text:span text:style-name="Source_20_Text"><text:span text:style-name="T149">]);</text:span></text:span><text:span text:style-name="Source_20_Text"><text:span text:style-name="T132"> ?&gt;</text:span></text:span><text:span text:style-name="Source_20_Text"><text:span text:style-name="T149">"&gt;</text:span></text:span><text:span text:style-name="Source_20_Text"><text:span text:style-name="T138">introduction</text:span></text:span><text:span text:style-name="Source_20_Text"><text:span text:style-name="T149">&lt;/</text:span></text:span><text:span text:style-name="Source_20_Text"><text:span text:style-name="T173">a</text:span></text:span><text:span text:style-name="Source_20_Text"><text:span text:style-name="T149">&gt;</text:span></text:span><text:span text:style-name="Source_20_Text"><text:span text:style-name="T138"> here</text:span></text:span><text:span text:style-name="Source_20_Text"><text:span text:style-name="T149">.</text:span></text:span></text:p>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54"/>
      <text:p text:style-name="P40"><text:span text:style-name="T8"><text:tab/>Em seguida, crie o subdiretório capítulo1 no </text:span><text:span text:style-name="Emphasis"><text:span text:style-name="T74">diretório estático</text:span></text:span><text:span text:style-name="T8"> e coloque o seguinte arquivo </text:span><text:span text:style-name="Emphasis"><text:span text:style-name="T74">capítulo1/intro.phtml</text:span></text:span><text:span text:style-name="T8"> lá:</text:span></text:p>
      <text:p text:style-name="P54"/>
      <text:p text:style-name="P123"><text:span text:style-name="Source_20_Text"><text:span text:style-name="T149">&lt;</text:span></text:span><text:span text:style-name="Source_20_Text"><text:span text:style-name="T173">h1</text:span></text:span><text:span text:style-name="Source_20_Text"><text:span text:style-name="T149">&gt;</text:span></text:span><text:span text:style-name="Source_20_Text"><text:span text:style-name="T138">Introduction</text:span></text:span><text:span text:style-name="Source_20_Text"><text:span text:style-name="T149">&lt;/</text:span></text:span><text:span text:style-name="Source_20_Text"><text:span text:style-name="T173">h1</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39"><text:s text:c="4"/></text:span></text:span><text:span text:style-name="Source_20_Text"><text:span text:style-name="T138">Write the help introduction here</text:span></text:span><text:span text:style-name="Source_20_Text"><text:span text:style-name="T149">.</text:span></text:span></text:p>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
      <text:p text:style-name="P1"><text:tab/>Finalmente, você deve receber a seguinte estrutura de diretórios (veja a figura 5.10):</text:p>
      <text:p text:style-name="P70"><text:soft-page-break/><text:span text:style-name="T223"><draw:a xlink:type="simple" xlink:href="https://olegkrivtsov.github.io/using-zend-framework-3-book/html/en/images/routing/static_page_dir.png" office:target-frame-name="_blank" xlink:show="new"><draw:frame draw:style-name="fr5"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91">Figura 5.10. páginas estáticas</text:p>
      <text:p text:style-name="P54"/>
      <text:p text:style-name="P40"><text:span text:style-name="T8"><text:tab/>Eventualmente, abra a seguinte URL em seu navegador: </text:span><text:a xlink:type="simple" xlink:href="http://localhost/help" text:style-name="Internet_20_link" text:visited-style-name="Visited_20_Internet_20_Link"><text:span text:style-name="Emphasis"><text:span text:style-name="T83">HTTP :// localhost / help</text:span></text:span></text:a><text:span text:style-name="T8">.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83">HTTP:// localhost / capítulo1 / intro</text:span></text:span></text:a><text:span text:style-name="T8"> ,deverá ver a página de introdução (figura 5.12).</text:span></text:p>
      <text:p text:style-name="P54"/>
      <text:p text:style-name="P71"><text:span text:style-name="T223"><draw:a xlink:type="simple" xlink:href="https://olegkrivtsov.github.io/using-zend-framework-3-book/html/en/images/routing/help_page.png" office:target-frame-name="_blank" xlink:show="new"><draw:frame draw:style-name="fr2"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92">Figura 5.11. página de ajuda</text:p>
      <text:p text:style-name="P72"><text:soft-page-break/><text:span text:style-name="T223"><draw:a xlink:type="simple" xlink:href="https://olegkrivtsov.github.io/using-zend-framework-3-book/html/en/images/routing/chapter1_intro.png" office:target-frame-name="_blank" xlink:show="new"><draw:frame draw:style-name="fr2"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93">Figura 5.12. página de introdução</text:p>
      <text:p text:style-name="P54"/>
      <text:p text:style-name="P40"><text:span text:style-name="T8">Você pode criar páginas estáticas apenas adicionando os arquivos phtml no diretório </text:span><text:span text:style-name="Emphasis"><text:span text:style-name="T74">estático</text:span></text:span><text:span text:style-name="T8"> , e eles ficarão automaticamente disponíveis para os usuários do site.</text:span></text:p>
      <text:p text:style-name="Quotations"/>
      <text:p text:style-name="P176"><text:span text:style-name="T8"><text:tab/></text:span><text:span text:style-name="T84">Se você estiver travado, poderá encontrar este exemplo completo de trabalho dentro do aplicativo </text:span><text:span text:style-name="Emphasis"><text:span text:style-name="T96">Hello World</text:span></text:span><text:span text:style-name="T84"> .</text:span></text:p>
      <text:p text:style-name="P157"/>
      <text:h text:style-name="P154" text:outline-level="2"><text:bookmark text:name="Summary1"/>5.12. Resumo</text:h>
      <text:p text:style-name="P40"><text:span text:style-name="T8"><text:tab/>Neste capítulo, aprendemos sobre roteamento. O roteamento é usado para mapear a solicitação HTTP para o método de ação do controlador. Existem vários tipos de rota ( </text:span><text:span text:style-name="Emphasis"><text:span text:style-name="T74">Literal</text:span></text:span><text:span text:style-name="T8"> , </text:span><text:span text:style-name="Emphasis"><text:span text:style-name="T74">Segment</text:span></text:span><text:span text:style-name="T8"> , </text:span><text:span text:style-name="Emphasis"><text:span text:style-name="T74">Regex</text:span></text:span><text:span text:style-name="T8"> , </text:span><text:span text:style-name="Emphasis"><text:span text:style-name="T74">Hostname</text:span></text:span><text:span text:style-name="T8"> , </text:span><text:span text:style-name="Emphasis"><text:span text:style-name="T74">Scheme</text:span></text:span><text:span text:style-name="T8"> , </text:span><text:span text:style-name="Emphasis"><text:span text:style-name="T74">Method</text:span></text:span><text:span text:style-name="T8">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0"><text:soft-page-break/><text:span text:style-name="T8"><text:tab/>Os tipos de rota podem ser combinados em uma árvore aninhada com a ajuda do </text:span><text:span text:style-name="Source_20_Text"><text:span text:style-name="T9">TreeRouteStack</text:span></text:span><text:span text:style-name="T8">roteador ou organizados em uma cadeia com o </text:span><text:span text:style-name="Source_20_Text"><text:span text:style-name="T9">SimpleRouteStack</text:span></text:span><text:span text:style-name="T8">roteador. Esses dois roteadores permitem definir regras arbitrariamente complexas.</text:span></text:p>
      <text:p text:style-name="P40"><text:span text:style-name="T8"><text:tab/>A configuração de roteamento é armazenada no arquivo de configuração do módulo sob a </text:span><text:span text:style-name="Source_20_Text"><text:span text:style-name="T9">router</text:span></text:span><text:span text:style-name="T8">chave. Cada módulo expõe suas próprias regras de roteamento, que são mescladas com a configuração de outros módulos na inicialização do aplicativo.</text:spa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P160" text:outline-level="1"><text:bookmark text:name="appearance"/><text:soft-page-break/>6. Aparência e Layout da página</text:h>
      <text:p text:style-name="P40"><text:span text:style-name="T8"><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8">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112456378800">
            <table:table-cell table:style-name="Tabela7.A1" office:value-type="string">
              <text:p text:style-name="P133"><text:span text:style-name="Emphasis"><text:span text:style-name="T202">Componente</text:span></text:span></text:p>
            </table:table-cell>
            <table:table-cell table:style-name="Tabela7.A1" office:value-type="string">
              <text:p text:style-name="P133"><text:span text:style-name="Emphasis"><text:span text:style-name="T202">descrição</text:span></text:span></text:p>
            </table:table-cell>
          </table:table-row>
        </table:table-header-rows>
        <table:table-row table:style-name="TableLine94112455641168">
          <table:table-cell table:style-name="Tabela7.A1" office:value-type="string">
            <text:p text:style-name="P125"><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11">Zend\Mvc</text:span></text:span></text:a></text:p>
          </table:table-cell>
          <table:table-cell table:style-name="Tabela7.A1" office:value-type="string">
            <text:p text:style-name="P126">Suporte do padrão MVC. Implementa classes de controlador básico, plugins de controlador, etc.</text:p>
          </table:table-cell>
        </table:table-row>
        <table:table-row table:style-name="TableLine94112455640528">
          <table:table-cell table:style-name="Tabela7.A1" office:value-type="string">
            <text:p text:style-name="P125"><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11">Zend\View</text:span></text:span></text:a></text:p>
          </table:table-cell>
          <table:table-cell table:style-name="Tabela7.A1" office:value-type="string">
            <text:p text:style-name="P165">Implementa a funcionalidade para contêineres de variáveis, renderizando uma página da Web e auxiliares de visualização comuns.</text:p>
          </table:table-cell>
        </table:table-row>
      </table:table>
      <text:p text:style-name="P20"/>
      <text:list xml:id="list3505705457" text:style-name="L20">
        <text:list-item>
          <text:p text:style-name="P257"><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230"><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229"><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229"><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229"><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229"><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229"><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229"><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229"><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229"><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229"><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229"><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229"><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229"><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229"><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277"><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16"/>
      <text:p text:style-name="P20"/>
      <text:p text:style-name="P157"/>
      <text:p text:style-name="P157"/>
      <text:h text:style-name="P154" text:outline-level="2"><text:bookmark text:name="About_CSS_Stylesheets_and_Twitter_Bootstrap"/><text:soft-page-break/>6.1. Sobre CSS Stylesheets e Twitter Bootstrap</text:h>
      <text:p text:style-name="P40"><text:span text:style-name="T8"><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8"> são normalmente armazenados no </text:span><text:span text:style-name="Emphasis"><text:span text:style-name="T74">diretório App_</text:span></text:span><text:span text:style-name="Emphasis"><text:span text:style-name="T78">D</text:span></text:span><text:span text:style-name="Emphasis"><text:span text:style-name="T74">IR/public/css</text:span></text:span><text:span text:style-name="T8"> .</text:span></text:p>
      <text:p text:style-name="P54"/>
      <text:p text:style-name="P39"><text:span text:style-name="T219">9)</text:span><text:span text:style-name="T218">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13">este link</text:span></text:a><text:span text:style-name="T218"> .</text:span></text:p>
      <text:p text:style-name="P115"/>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0"><text:span text:style-name="T8"><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8">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8"> .</text:span></text:p>
      <text:p text:style-name="P54"/>
      <text:p text:style-name="P176"><text:span text:style-name="T84"><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84"> do projeto . No momento em que escrevo este livro, a versão mais recente é v.3.x.</text:span></text:p>
      <text:p text:style-name="P1"/>
      <text:p text:style-name="P1"><text:tab/>Geralmente, o Bootstrap faz o seguinte:</text:p>
      <text:list xml:id="list1670422985" text:style-name="L21">
        <text:list-item>
          <text:p text:style-name="P223"><text:span text:style-name="T84">Ele fornece a </text:span><text:span text:style-name="Emphasis"><text:span text:style-name="T96">redefinição de CSS</text:span></text:span><text:span text:style-name="T84"> que é uma folha de estilo que define estilos para todos os elementos HTML possíveis. Isso garante que seu site tenha a mesma aparência em todos os navegadores.</text:span></text:p>
        </text:list-item>
        <text:list-item>
          <text:p text:style-name="P223"><text:span text:style-name="T84">Ele fornece as </text:span><text:span text:style-name="Emphasis"><text:span text:style-name="T96">regras básicas de CSS</text:span></text:span><text:span text:style-name="T84"> que definem o estilo da tipografia (títulos e texto), tabelas, formulários, botões, imagens e assim por diante.</text:span></text:p>
        </text:list-item>
        <text:list-item>
          <text:p text:style-name="P223"><text:span text:style-name="T84">Ele define o </text:span><text:span text:style-name="Emphasis"><text:span text:style-name="T96">sistema de grade</text:span></text:span><text:span text:style-name="T84"> . O sistema de grade permite organizar elementos em sua página da web em uma estrutura semelhante a uma grade. por exemplo, observe a página principal do Skeleton Application (figura 6.1), onde temos a grade com</text:span><text:span text:style-name="T92">post</text:span><text:span text:style-name="T84">a por três colunas.</text:span></text:p>
        </text:list-item>
        <text:list-item>
          <text:p text:style-name="P223"><text:span text:style-name="T84">Ele define </text:span><text:span text:style-name="Emphasis"><text:span text:style-name="T96">componentes úteis da interface da Web,</text:span></text:span><text:span text:style-name="T84"> como menus suspensos, barras de navegação, migalhas de pão, paginação e assim por diante. </text:span><text:span text:style-name="T93">P</text:span><text:span text:style-name="T84">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223"><text:soft-page-break/><text:span text:style-name="T84">In inclui as </text:span><text:span text:style-name="Emphasis"><text:span text:style-name="T96">extensões JavaScript</text:span></text:span><text:span text:style-name="T84"> que permitem tornar os componentes de interface fornecidos pelo Bootstrap mais interativos. por exemplo, JavaScript é usado para animar menus suspensos e exibir "diálogos modais".</text:span></text:p>
        </text:list-item>
      </text:list>
      <text:p text:style-name="P59"/>
      <text:p text:style-name="P73"><text:span text:style-name="T212"><draw:a xlink:type="simple" xlink:href="https://olegkrivtsov.github.io/using-zend-framework-3-book/html/en/images/appearance/skeleton-layout.png" office:target-frame-name="_blank" xlink:show="new"><draw:frame draw:style-name="fr4"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94">Figura 6.1. página principal do aplicativo esqueleto e seu layout</text:p>
      <text:p text:style-name="P61"/>
      <text:p text:style-name="P61"/>
      <text:p text:style-name="P176"><text:span text:style-name="T84"><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84"> , onde você pode encontrar mais informações sobre como usar o Twitter Bootstrap e seus componentes.</text:span></text:p>
      <text:p text:style-name="P157"/>
      <text:p text:style-name="P157"/>
      <text:h text:style-name="P154" text:outline-level="2"><text:bookmark text:name="Page_Layout_in_Zend_Framework_3"/>6.2. Layout de página no Zend Framework 3</text:h>
      <text:p text:style-name="P40"><text:span text:style-name="T8"><text:tab/>As páginas do seu site normalmente têm alguma estrutura comum que pode ser compartilhada entre elas. por exemplo, uma página típica tem a declaração </text:span><text:span text:style-name="Source_20_Text"><text:span text:style-name="T9">&lt;</text:span></text:span><text:span text:style-name="Source_20_Text"><text:span text:style-name="T58">D</text:span></text:span><text:span text:style-name="Source_20_Text"><text:span text:style-name="T9">OCTY</text:span></text:span><text:span text:style-name="Source_20_Text"><text:span text:style-name="T69">P</text:span></text:span><text:span text:style-name="Source_20_Text"><text:span text:style-name="T9">E!&gt;</text:span></text:span><text:span text:style-name="T8"> para identificar o documento HTML e os elementos </text:span><text:span text:style-name="Source_20_Text"><text:span text:style-name="T9">&lt;body&gt; e &lt;head&gt;</text:span></text:span><text:span text:style-name="T8">:</text:span></text:p>
      <text:p text:style-name="P54"/>
      <text:p text:style-name="P123"><text:span text:style-name="Source_20_Text"><text:span text:style-name="T126">&lt;!dOCTYpE html&gt;</text:span></text:span></text:p>
      <text:p text:style-name="P123"><text:span text:style-name="Source_20_Text"><text:span text:style-name="T149">&lt;</text:span></text:span><text:span text:style-name="Source_20_Text"><text:span text:style-name="T173">html </text:span></text:span><text:span text:style-name="Source_20_Text"><text:span text:style-name="T178">lang</text:span></text:span><text:span text:style-name="Source_20_Text"><text:span text:style-name="T149">="</text:span></text:span><text:span text:style-name="Source_20_Text"><text:span text:style-name="T132">en</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head</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title</text:span></text:span><text:span text:style-name="Source_20_Text"><text:span text:style-name="T149">&gt;</text:span></text:span><text:span text:style-name="Source_20_Text"><text:span text:style-name="T138">Welcome</text:span></text:span><text:span text:style-name="Source_20_Text"><text:span text:style-name="T149">&lt;/</text:span></text:span><text:span text:style-name="Source_20_Text"><text:span text:style-name="T173">title</text:span></text:span><text:span text:style-name="Source_20_Text"><text:span text:style-name="T149">&gt;</text:span></text:span></text:p>
      <text:p text:style-name="P123"><text:span text:style-name="Source_20_Text"><text:span text:style-name="T139"><text:s text:c="4"/></text:span></text:span><text:span text:style-name="Source_20_Text"><text:span text:style-name="T126">&lt;!-- Include metas, stylesheets and scripts here --&gt;</text:span></text:span><text:span text:style-name="Source_20_Text"><text:span text:style-name="T138"> <text:s/></text:span></text:span></text:p>
      <text:p text:style-name="P123"><text:span text:style-name="Source_20_Text"><text:span text:style-name="T139"><text:s text:c="2"/></text:span></text:span><text:span text:style-name="Source_20_Text"><text:span text:style-name="T149">&lt;/</text:span></text:span><text:span text:style-name="Source_20_Text"><text:span text:style-name="T173">head</text:span></text:span><text:span text:style-name="Source_20_Text"><text:span text:style-name="T149">&gt;</text:span></text:span></text:p>
      <text:p text:style-name="P123"><text:soft-page-break/><text:span text:style-name="Source_20_Text"><text:span text:style-name="T139"><text:s text:c="2"/></text:span></text:span><text:span text:style-name="Source_20_Text"><text:span text:style-name="T149">&lt;</text:span></text:span><text:span text:style-name="Source_20_Text"><text:span text:style-name="T173">body</text:span></text:span><text:span text:style-name="Source_20_Text"><text:span text:style-name="T149">&gt;</text:span></text:span><text:span text:style-name="Source_20_Text"><text:span text:style-name="T138"> </text:span></text:span></text:p>
      <text:p text:style-name="P123"><text:span text:style-name="Source_20_Text"><text:span text:style-name="T139"><text:s text:c="4"/></text:span></text:span><text:span text:style-name="Source_20_Text"><text:span text:style-name="T126">&lt;!-- Include page content here --&gt;</text:span></text:span><text:span text:style-name="Source_20_Text"><text:span text:style-name="T138"> <text:s/></text:span></text:span></text:p>
      <text:p text:style-name="P123"><text:span text:style-name="Source_20_Text"><text:span text:style-name="T139"><text:s text:c="2"/></text:span></text:span><text:span text:style-name="Source_20_Text"><text:span text:style-name="T149">&lt;/</text:span></text:span><text:span text:style-name="Source_20_Text"><text:span text:style-name="T173">body</text:span></text:span><text:span text:style-name="Source_20_Text"><text:span text:style-name="T149">&gt;</text:span></text:span></text:p>
      <text:p text:style-name="P123"><text:span text:style-name="Source_20_Text"><text:span text:style-name="T149">&lt;/</text:span></text:span><text:span text:style-name="Source_20_Text"><text:span text:style-name="T173">html</text:span></text:span><text:span text:style-name="Source_20_Text"><text:span text:style-name="T149">&gt;</text:span></text:span></text:p>
      <text:p text:style-name="P54"/>
      <text:p text:style-name="P40"><text:span text:style-name="T8"><text:tab/>O elemento </text:span><text:span text:style-name="Source_20_Text"><text:span text:style-name="T9">&lt;head&gt;</text:span></text:span><text:span text:style-name="T8"> contém o texto do título da página, meta informações e referências a folhas de estilo e scripts incluídos. O elemento </text:span><text:span text:style-name="Source_20_Text"><text:span text:style-name="T9">&lt;body&gt;</text:span></text:span><text:span text:style-name="T8"> contém o conteúdo da página, como a imagem do logotipo, a barra de navegação, o texto da página e o rodapé com informações de direitos autorais.</text:span></text:p>
      <text:p text:style-name="P40"><text:span text:style-name="T8"><text:tab/>No Zend Framework 3, você define essa estrutura comum com o modelo de visualização "mestre" chamado </text:span><text:span text:style-name="Emphasis"><text:span text:style-name="T82">layout</text:span></text:span><text:span text:style-name="T8"> . O layout "decora" outros modelos de visualização.</text:span></text:p>
      <text:p text:style-name="P40"><text:span text:style-name="T8"><text:tab/>O modelo de layout normalmente tem um </text:span><text:span text:style-name="Emphasis"><text:span text:style-name="T74">espaço reservado</text:span></text:span><text:span text:style-name="T8"> no qual o ZF3 coloca o conteúdo específico de uma determinada página (veja a figura 6.2, por exemplo).</text:span></text:p>
      <text:p text:style-name="P54"/>
      <text:p text:style-name="P74"><text:span text:style-name="T212"><draw:a xlink:type="simple" xlink:href="https://olegkrivtsov.github.io/using-zend-framework-3-book/html/en/images/appearance/layout_placeholder.png" office:target-frame-name="_blank" xlink:show="new"><draw:frame draw:style-name="fr1"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95">Figura 6.2. Espaço reservado de conteúdo no modelo de layout</text:p>
      <text:p text:style-name="P54"/>
      <text:p text:style-name="P40"><text:span text:style-name="T8"><text:tab/>No Application Skeleton, o arquivo padrão de modelo de layout é chamado </text:span><text:span text:style-name="Emphasis"><text:span text:style-name="T74">layout.phtml</text:span></text:span><text:span text:style-name="T8"> e está localizado dentro do diretório </text:span><text:span text:style-name="Emphasis"><text:span text:style-name="T74">view/layout</text:span></text:span><text:span text:style-name="T8"> no diretório do módulo </text:span><text:span text:style-name="Emphasis"><text:span text:style-name="T74">Application</text:span></text:span><text:span text:style-name="T8"> (veja a figura 6.3, por exemplo).</text:span></text:p>
      <text:p text:style-name="P54"/>
      <text:p text:style-name="P74"><text:soft-page-break/><text:span text:style-name="T212"><draw:a xlink:type="simple" xlink:href="https://olegkrivtsov.github.io/using-zend-framework-3-book/html/en/images/appearance/layout_dir.png" office:target-frame-name="_blank" xlink:show="new"><draw:frame draw:style-name="fr1"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95">Figura 6.3. diretório de layout</text:p>
      <text:p text:style-name="P54"/>
      <text:p text:style-name="P40"><text:span text:style-name="T8"><text:tab/>Vejamos o arquivo de modelo </text:span><text:span text:style-name="Emphasis"><text:span text:style-name="T74">layout.phtml</text:span></text:span><text:span text:style-name="T8"> com mais detalhes. Abaixo, é apresentado o conteúdo completo do arquivo:</text:span></text:p>
      <text:p text:style-name="P54"/>
      <text:p text:style-name="P123"><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doctype</text:span></text:span><text:span text:style-name="Source_20_Text"><text:span text:style-name="T149">()</text:span></text:span><text:span text:style-name="Source_20_Text"><text:span text:style-name="T138"> ?&gt;</text:span></text:span></text:p>
      <text:p text:style-name="P164"/>
      <text:p text:style-name="P123"><text:span text:style-name="Source_20_Text"><text:span text:style-name="T149">&lt;</text:span></text:span><text:span text:style-name="Source_20_Text"><text:span text:style-name="T173">html </text:span></text:span><text:span text:style-name="Source_20_Text"><text:span text:style-name="T178">lang</text:span></text:span><text:span text:style-name="Source_20_Text"><text:span text:style-name="T149">="</text:span></text:span><text:span text:style-name="Source_20_Text"><text:span text:style-name="T132">en</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head</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meta </text:span></text:span><text:span text:style-name="Source_20_Text"><text:span text:style-name="T178">charset</text:span></text:span><text:span text:style-name="Source_20_Text"><text:span text:style-name="T149">="</text:span></text:span><text:span text:style-name="Source_20_Text"><text:span text:style-name="T132">utf-8</text:span></text:span><text:span text:style-name="Source_20_Text"><text:span text:style-name="T149">"&gt;</text:span></text:span></text:p>
      <text:p text:style-name="P123"><text:span text:style-name="Source_20_Text"><text:span text:style-name="T139"><text:s text:c="4"/></text:span></text:span><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headTitle</text:span></text:span><text:span text:style-name="Source_20_Text"><text:span text:style-name="T149">(</text:span></text:span><text:span text:style-name="Source_20_Text"><text:span text:style-name="T178">'ZF Skeleton Application'</text:span></text:span><text:span text:style-name="Source_20_Text"><text:span text:style-name="T149">)</text:span></text:span></text:p>
      <text:p text:style-name="P123"><text:span text:style-name="Source_20_Text"><text:span text:style-name="T139"><text:s text:c="13"/></text:span></text:span><text:span text:style-name="Source_20_Text"><text:span text:style-name="T167">-&gt;</text:span></text:span><text:span text:style-name="Source_20_Text"><text:span text:style-name="T162">setSeparator</text:span></text:span><text:span text:style-name="Source_20_Text"><text:span text:style-name="T149">(</text:span></text:span><text:span text:style-name="Source_20_Text"><text:span text:style-name="T178">' - '</text:span></text:span><text:span text:style-name="Source_20_Text"><text:span text:style-name="T149">)</text:span></text:span><text:span text:style-name="Source_20_Text"><text:span text:style-name="T167">-&gt;</text:span></text:span><text:span text:style-name="Source_20_Text"><text:span text:style-name="T162">setAutoEscape</text:span></text:span><text:span text:style-name="Source_20_Text"><text:span text:style-name="T149">(</text:span></text:span><text:span text:style-name="Source_20_Text"><text:span text:style-name="T173">false</text:span></text:span><text:span text:style-name="Source_20_Text"><text:span text:style-name="T149">)</text:span></text:span><text:span text:style-name="Source_20_Text"><text:span text:style-name="T138"> ?&gt;</text:span></text:span></text:p>
      <text:p text:style-name="P164"/>
      <text:p text:style-name="P123"><text:span text:style-name="Source_20_Text"><text:span text:style-name="T139"><text:s text:c="4"/></text:span></text:span><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headMeta</text:span></text:span><text:span text:style-name="Source_20_Text"><text:span text:style-name="T149">()</text:span></text:span></text:p>
      <text:p text:style-name="P123"><text:span text:style-name="Source_20_Text"><text:span text:style-name="T139"><text:s text:c="10"/></text:span></text:span><text:span text:style-name="Source_20_Text"><text:span text:style-name="T167">-&gt;</text:span></text:span><text:span text:style-name="Source_20_Text"><text:span text:style-name="T162">appendName</text:span></text:span><text:span text:style-name="Source_20_Text"><text:span text:style-name="T149">(</text:span></text:span><text:span text:style-name="Source_20_Text"><text:span text:style-name="T178">'viewport'</text:span></text:span><text:span text:style-name="Source_20_Text"><text:span text:style-name="T149">,</text:span></text:span><text:span text:style-name="Source_20_Text"><text:span text:style-name="T138"> </text:span></text:span><text:span text:style-name="Source_20_Text"><text:span text:style-name="T178">'width=device-width, initial-scale=1.0'</text:span></text:span><text:span text:style-name="Source_20_Text"><text:span text:style-name="T149">)</text:span></text:span></text:p>
      <text:p text:style-name="P123"><text:span text:style-name="Source_20_Text"><text:span text:style-name="T139"><text:s text:c="10"/></text:span></text:span><text:span text:style-name="Source_20_Text"><text:span text:style-name="T167">-&gt;</text:span></text:span><text:span text:style-name="Source_20_Text"><text:span text:style-name="T162">appendHTTPEquiv</text:span></text:span><text:span text:style-name="Source_20_Text"><text:span text:style-name="T149">(</text:span></text:span><text:span text:style-name="Source_20_Text"><text:span text:style-name="T178">'X-UA-Compatible'</text:span></text:span><text:span text:style-name="Source_20_Text"><text:span text:style-name="T149">,</text:span></text:span><text:span text:style-name="Source_20_Text"><text:span text:style-name="T138"> </text:span></text:span><text:span text:style-name="Source_20_Text"><text:span text:style-name="T178">'IE=edge'</text:span></text:span><text:span text:style-name="Source_20_Text"><text:span text:style-name="T149">)</text:span></text:span></text:p>
      <text:p text:style-name="P123"><text:span text:style-name="Source_20_Text"><text:span text:style-name="T139"><text:s text:c="4"/></text:span></text:span><text:span text:style-name="Source_20_Text"><text:span text:style-name="T138">?&gt;</text:span></text:span></text:p>
      <text:p text:style-name="P164"/>
      <text:p text:style-name="P123"><text:span text:style-name="Source_20_Text"><text:span text:style-name="T139"><text:s text:c="4"/></text:span></text:span><text:span text:style-name="Source_20_Text"><text:span text:style-name="T126">&lt;!-- Le styles --&gt;</text:span></text:span></text:p>
      <text:p text:style-name="P123"><text:span text:style-name="Source_20_Text"><text:span text:style-name="T139"><text:s text:c="4"/></text:span></text:span><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headLink</text:span></text:span><text:span text:style-name="Source_20_Text"><text:span text:style-name="T149">([</text:span></text:span><text:span text:style-name="Source_20_Text"><text:span text:style-name="T178">'r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shortcut icon'</text:span></text:span><text:span text:style-name="Source_20_Text"><text:span text:style-name="T149">,</text:span></text:span><text:span text:style-name="Source_20_Text"><text:span text:style-name="T138"> </text:span></text:span><text:span text:style-name="Source_20_Text"><text:span text:style-name="T178">'typ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image/vnd.microsoft.icon'</text:span></text:span><text:span text:style-name="Source_20_Text"><text:span text:style-name="T149">,</text:span></text:span><text:span text:style-name="Source_20_Text"><text:span text:style-name="T138"> </text:span></text:span></text:p>
      <text:p text:style-name="P123"><text:span text:style-name="Source_20_Text"><text:span text:style-name="T139"><text:s text:c="25"/></text:span></text:span><text:span text:style-name="Source_20_Text"><text:span text:style-name="T178">'href'</text:span></text:span><text:span text:style-name="Source_20_Text"><text:span text:style-name="T138"> </text:span></text:span><text:span text:style-name="Source_20_Text"><text:span text:style-name="T167">=&gt;</text:span></text:span><text:span text:style-name="Source_20_Text"><text:span text:style-name="T138"> $this</text:span></text:span><text:span text:style-name="Source_20_Text"><text:span text:style-name="T167">-&gt;</text:span></text:span><text:span text:style-name="Source_20_Text"><text:span text:style-name="T162">basepath</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img/favicon.ico'</text:span></text:span><text:span text:style-name="Source_20_Text"><text:span text:style-name="T149">])</text:span></text:span></text:p>
      <text:p text:style-name="P123"><text:span text:style-name="Source_20_Text"><text:span text:style-name="T139"><text:s text:c="8"/></text:span></text:span><text:span text:style-name="Source_20_Text"><text:span text:style-name="T167">-&gt;</text:span></text:span><text:span text:style-name="Source_20_Text"><text:span text:style-name="T162">prependStylesheet</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62">basepath</text:span></text:span><text:span text:style-name="Source_20_Text"><text:span text:style-name="T149">(</text:span></text:span><text:span text:style-name="Source_20_Text"><text:span text:style-name="T178">'css/style.css'</text:span></text:span><text:span text:style-name="Source_20_Text"><text:span text:style-name="T149">))</text:span></text:span></text:p>
      <text:p text:style-name="P123"><text:span text:style-name="Source_20_Text"><text:span text:style-name="T139"><text:s text:c="8"/></text:span></text:span><text:span text:style-name="Source_20_Text"><text:span text:style-name="T167">-&gt;</text:span></text:span><text:span text:style-name="Source_20_Text"><text:span text:style-name="T162">prependStylesheet</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62">basepath</text:span></text:span><text:span text:style-name="Source_20_Text"><text:span text:style-name="T149">(</text:span></text:span><text:span text:style-name="Source_20_Text"><text:span text:style-name="T178">'css/bootstrap-theme.min.css'</text:span></text:span><text:span text:style-name="Source_20_Text"><text:span text:style-name="T149">))</text:span></text:span></text:p>
      <text:p text:style-name="P123"><text:span text:style-name="Source_20_Text"><text:span text:style-name="T139"><text:s text:c="8"/></text:span></text:span><text:span text:style-name="Source_20_Text"><text:span text:style-name="T167">-&gt;</text:span></text:span><text:span text:style-name="Source_20_Text"><text:span text:style-name="T162">prependStylesheet</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62">basepath</text:span></text:span><text:span text:style-name="Source_20_Text"><text:span text:style-name="T149">(</text:span></text:span><text:span text:style-name="Source_20_Text"><text:span text:style-name="T178">'css/bootstrap.min.css'</text:span></text:span><text:span text:style-name="Source_20_Text"><text:span text:style-name="T149">))</text:span></text:span></text:p>
      <text:p text:style-name="P123"><text:span text:style-name="Source_20_Text"><text:span text:style-name="T139"><text:s text:c="4"/></text:span></text:span><text:span text:style-name="Source_20_Text"><text:span text:style-name="T138">?&gt;</text:span></text:span></text:p>
      <text:p text:style-name="P164"/>
      <text:p text:style-name="P123"><text:span text:style-name="Source_20_Text"><text:span text:style-name="T139"><text:s text:c="4"/></text:span></text:span><text:span text:style-name="Source_20_Text"><text:span text:style-name="T126">&lt;!-- Scripts --&gt;</text:span></text:span></text:p>
      <text:p text:style-name="P123"><text:span text:style-name="Source_20_Text"><text:span text:style-name="T139"><text:s text:c="4"/></text:span></text:span><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headScript</text:span></text:span><text:span text:style-name="Source_20_Text"><text:span text:style-name="T149">()</text:span></text:span></text:p>
      <text:p text:style-name="P123"><text:span text:style-name="Source_20_Text"><text:span text:style-name="T139"><text:s text:c="8"/></text:span></text:span><text:span text:style-name="Source_20_Text"><text:span text:style-name="T167">-&gt;</text:span></text:span><text:span text:style-name="Source_20_Text"><text:span text:style-name="T162">prependFile</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62">basepath</text:span></text:span><text:span text:style-name="Source_20_Text"><text:span text:style-name="T149">(</text:span></text:span><text:span text:style-name="Source_20_Text"><text:span text:style-name="T178">'js/bootstrap.min.js'</text:span></text:span><text:span text:style-name="Source_20_Text"><text:span text:style-name="T149">))</text:span></text:span></text:p>
      <text:p text:style-name="P123"><text:span text:style-name="Source_20_Text"><text:span text:style-name="T139"><text:s text:c="8"/></text:span></text:span><text:span text:style-name="Source_20_Text"><text:span text:style-name="T167">-&gt;</text:span></text:span><text:span text:style-name="Source_20_Text"><text:span text:style-name="T162">prependFile</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62">basepath</text:span></text:span><text:span text:style-name="Source_20_Text"><text:span text:style-name="T149">(</text:span></text:span><text:span text:style-name="Source_20_Text"><text:span text:style-name="T178">'js/jquery-2.2.4.min.js'</text:span></text:span><text:span text:style-name="Source_20_Text"><text:span text:style-name="T149">))</text:span></text:span></text:p>
      <text:p text:style-name="P123"><text:span text:style-name="Source_20_Text"><text:span text:style-name="T139"><text:s text:c="4"/></text:span></text:span><text:span text:style-name="Source_20_Text"><text:span text:style-name="T138">?&gt;</text:span></text:span></text:p>
      <text:p text:style-name="P123"><text:span text:style-name="Source_20_Text"><text:span text:style-name="T139"><text:s text:c="4"/></text:span></text:span><text:span text:style-name="Source_20_Text"><text:span text:style-name="T149">&lt;/</text:span></text:span><text:span text:style-name="Source_20_Text"><text:span text:style-name="T173">head</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body</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nav </text:span></text:span><text:span text:style-name="Source_20_Text"><text:span text:style-name="T178">class</text:span></text:span><text:span text:style-name="Source_20_Text"><text:span text:style-name="T149">="</text:span></text:span><text:span text:style-name="Source_20_Text"><text:span text:style-name="T132">navbar navbar-inverse navbar-fixed-top</text:span></text:span><text:span text:style-name="Source_20_Text"><text:span text:style-name="T149">"</text:span></text:span><text:span text:style-name="Source_20_Text"><text:span text:style-name="T173"> </text:span></text:span><text:span text:style-name="Source_20_Text"><text:span text:style-name="T178">role</text:span></text:span><text:span text:style-name="Source_20_Text"><text:span text:style-name="T149">="</text:span></text:span><text:span text:style-name="Source_20_Text"><text:span text:style-name="T132">navigation</text:span></text:span><text:span text:style-name="Source_20_Text"><text:span text:style-name="T149">"&gt;</text:span></text:span></text:p>
      <text:p text:style-name="P123"><text:soft-page-break/><text:span text:style-name="Source_20_Text"><text:span text:style-name="T139"><text:s text:c="8"/></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ntainer</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navbar-header</text:span></text:span><text:span text:style-name="Source_20_Text"><text:span text:style-name="T149">"&gt;</text:span></text:span></text:p>
      <text:p text:style-name="P123"><text:span text:style-name="Source_20_Text"><text:span text:style-name="T139"><text:s text:c="12"/></text:span></text:span><text:span text:style-name="Source_20_Text"><text:span text:style-name="T167">&lt;</text:span></text:span><text:span text:style-name="Source_20_Text"><text:span text:style-name="T138">button type</text:span></text:span><text:span text:style-name="Source_20_Text"><text:span text:style-name="T167">=</text:span></text:span><text:span text:style-name="Source_20_Text"><text:span text:style-name="T178">"button"</text:span></text:span><text:span text:style-name="Source_20_Text"><text:span text:style-name="T138"> </text:span></text:span><text:span text:style-name="Source_20_Text"><text:span text:style-name="T132">class</text:span></text:span><text:span text:style-name="Source_20_Text"><text:span text:style-name="T167">=</text:span></text:span><text:span text:style-name="Source_20_Text"><text:span text:style-name="T178">"navbar-toggle"</text:span></text:span><text:span text:style-name="Source_20_Text"><text:span text:style-name="T138"> data</text:span></text:span><text:span text:style-name="Source_20_Text"><text:span text:style-name="T167">-</text:span></text:span><text:span text:style-name="Source_20_Text"><text:span text:style-name="T138">toggle</text:span></text:span><text:span text:style-name="Source_20_Text"><text:span text:style-name="T167">=</text:span></text:span><text:span text:style-name="Source_20_Text"><text:span text:style-name="T178">"collapse"</text:span></text:span><text:span text:style-name="Source_20_Text"><text:span text:style-name="T138"> </text:span></text:span></text:p>
      <text:p text:style-name="P123"><text:span text:style-name="Source_20_Text"><text:span text:style-name="T139"><text:s text:c="20"/></text:span></text:span><text:span text:style-name="Source_20_Text"><text:span text:style-name="T138">data</text:span></text:span><text:span text:style-name="Source_20_Text"><text:span text:style-name="T167">-</text:span></text:span><text:span text:style-name="Source_20_Text"><text:span text:style-name="T138">target</text:span></text:span><text:span text:style-name="Source_20_Text"><text:span text:style-name="T167">=</text:span></text:span><text:span text:style-name="Source_20_Text"><text:span text:style-name="T178">".navbar-collapse"</text:span></text:span><text:span text:style-name="Source_20_Text"><text:span text:style-name="T167">&gt;</text:span></text:span></text:p>
      <text:p text:style-name="P123"><text:span text:style-name="Source_20_Text"><text:span text:style-name="T139"><text:s text:c="14"/></text:span></text:span><text:span text:style-name="Source_20_Text"><text:span text:style-name="T149">&lt;</text:span></text:span><text:span text:style-name="Source_20_Text"><text:span text:style-name="T173">span </text:span></text:span><text:span text:style-name="Source_20_Text"><text:span text:style-name="T178">class</text:span></text:span><text:span text:style-name="Source_20_Text"><text:span text:style-name="T149">="</text:span></text:span><text:span text:style-name="Source_20_Text"><text:span text:style-name="T132">icon-bar</text:span></text:span><text:span text:style-name="Source_20_Text"><text:span text:style-name="T149">"&gt;&lt;/</text:span></text:span><text:span text:style-name="Source_20_Text"><text:span text:style-name="T173">span</text:span></text:span><text:span text:style-name="Source_20_Text"><text:span text:style-name="T149">&gt;</text:span></text:span></text:p>
      <text:p text:style-name="P123"><text:span text:style-name="Source_20_Text"><text:span text:style-name="T139"><text:s text:c="14"/></text:span></text:span><text:span text:style-name="Source_20_Text"><text:span text:style-name="T149">&lt;</text:span></text:span><text:span text:style-name="Source_20_Text"><text:span text:style-name="T173">span </text:span></text:span><text:span text:style-name="Source_20_Text"><text:span text:style-name="T178">class</text:span></text:span><text:span text:style-name="Source_20_Text"><text:span text:style-name="T149">="</text:span></text:span><text:span text:style-name="Source_20_Text"><text:span text:style-name="T132">icon-bar</text:span></text:span><text:span text:style-name="Source_20_Text"><text:span text:style-name="T149">"&gt;&lt;/</text:span></text:span><text:span text:style-name="Source_20_Text"><text:span text:style-name="T173">span</text:span></text:span><text:span text:style-name="Source_20_Text"><text:span text:style-name="T149">&gt;</text:span></text:span></text:p>
      <text:p text:style-name="P123"><text:span text:style-name="Source_20_Text"><text:span text:style-name="T139"><text:s text:c="14"/></text:span></text:span><text:span text:style-name="Source_20_Text"><text:span text:style-name="T149">&lt;</text:span></text:span><text:span text:style-name="Source_20_Text"><text:span text:style-name="T173">span </text:span></text:span><text:span text:style-name="Source_20_Text"><text:span text:style-name="T178">class</text:span></text:span><text:span text:style-name="Source_20_Text"><text:span text:style-name="T149">="</text:span></text:span><text:span text:style-name="Source_20_Text"><text:span text:style-name="T132">icon-bar</text:span></text:span><text:span text:style-name="Source_20_Text"><text:span text:style-name="T149">"&gt;&lt;/</text:span></text:span><text:span text:style-name="Source_20_Text"><text:span text:style-name="T173">span</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button</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a </text:span></text:span><text:span text:style-name="Source_20_Text"><text:span text:style-name="T178">class</text:span></text:span><text:span text:style-name="Source_20_Text"><text:span text:style-name="T149">="</text:span></text:span><text:span text:style-name="Source_20_Text"><text:span text:style-name="T132">navbar-brand</text:span></text:span><text:span text:style-name="Source_20_Text"><text:span text:style-name="T149">"</text:span></text:span><text:span text:style-name="Source_20_Text"><text:span text:style-name="T173"> </text:span></text:span><text:span text:style-name="Source_20_Text"><text:span text:style-name="T178">href</text:span></text:span><text:span text:style-name="Source_20_Text"><text:span text:style-name="T149">="</text:span></text:span><text:span text:style-name="Source_20_Text"><text:span text:style-name="T132">&lt;?PHP echo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home'</text:span></text:span><text:span text:style-name="Source_20_Text"><text:span text:style-name="T149">)</text:span></text:span><text:span text:style-name="Source_20_Text"><text:span text:style-name="T132"> ?&gt;</text:span></text:span><text:span text:style-name="Source_20_Text"><text:span text:style-name="T149">"&gt;</text:span></text:span></text:p>
      <text:p text:style-name="P123"><text:span text:style-name="Source_20_Text"><text:span text:style-name="T139"><text:s text:c="14"/></text:span></text:span><text:span text:style-name="Source_20_Text"><text:span text:style-name="T167">&lt;</text:span></text:span><text:span text:style-name="Source_20_Text"><text:span text:style-name="T138">img src</text:span></text:span><text:span text:style-name="Source_20_Text"><text:span text:style-name="T167">=</text:span></text:span><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basepath</text:span></text:span><text:span text:style-name="Source_20_Text"><text:span text:style-name="T149">(</text:span></text:span><text:span text:style-name="Source_20_Text"><text:span text:style-name="T178">'img/zf-logo.png'</text:span></text:span><text:span text:style-name="Source_20_Text"><text:span text:style-name="T149">)</text:span></text:span><text:span text:style-name="Source_20_Text"><text:span text:style-name="T138"> ?&gt;" </text:span></text:span></text:p>
      <text:p text:style-name="P123"><text:span text:style-name="Source_20_Text"><text:span text:style-name="T139"><text:s text:c="19"/></text:span></text:span><text:span text:style-name="Source_20_Text"><text:span text:style-name="T138">alt</text:span></text:span><text:span text:style-name="Source_20_Text"><text:span text:style-name="T167">=</text:span></text:span><text:span text:style-name="Source_20_Text"><text:span text:style-name="T138">"Zend Framework &lt;?</text:span></text:span><text:span text:style-name="Source_20_Text"><text:span text:style-name="T167">=</text:span></text:span><text:span text:style-name="Source_20_Text"><text:span text:style-name="T138"> \Application</text:span></text:span><text:span text:style-name="Source_20_Text"><text:span text:style-name="T149">\</text:span></text:span><text:span text:style-name="Source_20_Text"><text:span text:style-name="T138">Module</text:span></text:span><text:span text:style-name="Source_20_Text"><text:span text:style-name="T149">::</text:span></text:span><text:span text:style-name="Source_20_Text"><text:span text:style-name="T173">VERSION</text:span></text:span><text:span text:style-name="Source_20_Text"><text:span text:style-name="T138"> ?&gt;"</text:span></text:span><text:span text:style-name="Source_20_Text"><text:span text:style-name="T167">/&gt;</text:span></text:span></text:p>
      <text:p text:style-name="P123"><text:span text:style-name="Source_20_Text"><text:span text:style-name="T139"><text:s text:c="19"/></text:span></text:span><text:span text:style-name="Source_20_Text"><text:span text:style-name="T167">&amp;</text:span></text:span><text:span text:style-name="Source_20_Text"><text:span text:style-name="T138">nbsp</text:span></text:span><text:span text:style-name="Source_20_Text"><text:span text:style-name="T149">;</text:span></text:span><text:span text:style-name="Source_20_Text"><text:span text:style-name="T138">Skeleton Application</text:span></text:span></text:p>
      <text:p text:style-name="P123"><text:span text:style-name="Source_20_Text"><text:span text:style-name="T139"><text:s text:c="12"/></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lapse navbar-collapse</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ul </text:span></text:span><text:span text:style-name="Source_20_Text"><text:span text:style-name="T178">class</text:span></text:span><text:span text:style-name="Source_20_Text"><text:span text:style-name="T149">="</text:span></text:span><text:span text:style-name="Source_20_Text"><text:span text:style-name="T132">nav navbar-nav</text:span></text:span><text:span text:style-name="Source_20_Text"><text:span text:style-name="T149">"&gt;</text:span></text:span></text:p>
      <text:p text:style-name="P123"><text:span text:style-name="Source_20_Text"><text:span text:style-name="T139"><text:s text:c="14"/></text:span></text:span><text:span text:style-name="Source_20_Text"><text:span text:style-name="T149">&lt;</text:span></text:span><text:span text:style-name="Source_20_Text"><text:span text:style-name="T173">li </text:span></text:span><text:span text:style-name="Source_20_Text"><text:span text:style-name="T178">class</text:span></text:span><text:span text:style-name="Source_20_Text"><text:span text:style-name="T149">="</text:span></text:span><text:span text:style-name="Source_20_Text"><text:span text:style-name="T132">active</text:span></text:span><text:span text:style-name="Source_20_Text"><text:span text:style-name="T149">"&gt;</text:span></text:span></text:p>
      <text:p text:style-name="P123"><text:span text:style-name="Source_20_Text"><text:span text:style-name="T139"><text:s text:c="16"/></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home'</text:span></text:span><text:span text:style-name="Source_20_Text"><text:span text:style-name="T149">)</text:span></text:span><text:span text:style-name="Source_20_Text"><text:span text:style-name="T132"> ?&gt;</text:span></text:span><text:span text:style-name="Source_20_Text"><text:span text:style-name="T149">"&gt;</text:span></text:span><text:span text:style-name="Source_20_Text"><text:span text:style-name="T138">Home</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pan text:style-name="Source_20_Text"><text:span text:style-name="T139"><text:s text:c="14"/></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ul</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nav</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ntainer</text:span></text:span><text:span text:style-name="Source_20_Text"><text:span text:style-name="T149">"&gt;</text:span></text:span></text:p>
      <text:p text:style-name="P123"><text:span text:style-name="Source_20_Text"><text:span text:style-name="T139"><text:s text:c="8"/></text:span></text:span><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73">content</text:span></text:span><text:span text:style-name="Source_20_Text"><text:span text:style-name="T149">;</text:span></text:span><text:span text:style-name="Source_20_Text"><text:span text:style-name="T138"> ?&gt;</text:span></text:span></text:p>
      <text:p text:style-name="P123"><text:span text:style-name="Source_20_Text"><text:span text:style-name="T139"><text:s text:c="8"/></text:span></text:span><text:span text:style-name="Source_20_Text"><text:span text:style-name="T149">&lt;</text:span></text:span><text:span text:style-name="Source_20_Text"><text:span text:style-name="T173">hr</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footer</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p</text:span></text:span><text:span text:style-name="Source_20_Text"><text:span text:style-name="T149">&gt;</text:span></text:span><text:span text:style-name="Source_20_Text"><text:span text:style-name="T167">&amp;</text:span></text:span><text:span text:style-name="Source_20_Text"><text:span text:style-name="T138">copy</text:span></text:span><text:span text:style-name="Source_20_Text"><text:span text:style-name="T149">;</text:span></text:span><text:span text:style-name="Source_20_Text"><text:span text:style-name="T138"> </text:span></text:span><text:span text:style-name="Source_20_Text"><text:span text:style-name="T173">2005</text:span></text:span><text:span text:style-name="Source_20_Text"><text:span text:style-name="T138"> </text:span></text:span><text:span text:style-name="Source_20_Text"><text:span text:style-name="T167">-</text:span></text:span><text:span text:style-name="Source_20_Text"><text:span text:style-name="T138"> &lt;?</text:span></text:span><text:span text:style-name="Source_20_Text"><text:span text:style-name="T167">=</text:span></text:span><text:span text:style-name="Source_20_Text"><text:span text:style-name="T138"> </text:span></text:span><text:span text:style-name="Source_20_Text"><text:span text:style-name="T162">date</text:span></text:span><text:span text:style-name="Source_20_Text"><text:span text:style-name="T149">(</text:span></text:span><text:span text:style-name="Source_20_Text"><text:span text:style-name="T178">'Y'</text:span></text:span><text:span text:style-name="Source_20_Text"><text:span text:style-name="T149">)</text:span></text:span><text:span text:style-name="Source_20_Text"><text:span text:style-name="T138"> ?&gt; by Zend Technologies Ltd</text:span></text:span><text:span text:style-name="Source_20_Text"><text:span text:style-name="T149">.</text:span></text:span><text:span text:style-name="Source_20_Text"><text:span text:style-name="T138"> </text:span></text:span></text:p>
      <text:p text:style-name="P123"><text:span text:style-name="Source_20_Text"><text:span text:style-name="T139"><text:s text:c="12"/></text:span></text:span><text:span text:style-name="Source_20_Text"><text:span text:style-name="T138">All rights reserved</text:span></text:span><text:span text:style-name="Source_20_Text"><text:span text:style-name="T149">.</text:span></text:span></text:p>
      <text:p text:style-name="P123"><text:span text:style-name="Source_20_Text"><text:span text:style-name="T139"><text:s text:c="10"/></text:span></text:span><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footer</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6"/></text:span></text:span><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inlineScript</text:span></text:span><text:span text:style-name="Source_20_Text"><text:span text:style-name="T149">()</text:span></text:span><text:span text:style-name="Source_20_Text"><text:span text:style-name="T138"> ?&gt;</text:span></text:span></text:p>
      <text:p text:style-name="P123"><text:span text:style-name="Source_20_Text"><text:span text:style-name="T139"><text:s text:c="2"/></text:span></text:span><text:span text:style-name="Source_20_Text"><text:span text:style-name="T149">&lt;/</text:span></text:span><text:span text:style-name="Source_20_Text"><text:span text:style-name="T173">body</text:span></text:span><text:span text:style-name="Source_20_Text"><text:span text:style-name="T149">&gt;</text:span></text:span></text:p>
      <text:p text:style-name="P123"><text:span text:style-name="Source_20_Text"><text:span text:style-name="T149">&lt;/</text:span></text:span><text:span text:style-name="Source_20_Text"><text:span text:style-name="T173">html</text:span></text:span><text:span text:style-name="Source_20_Text"><text:span text:style-name="T149">&gt;</text:span></text:span></text:p>
      <text:p text:style-name="P54"/>
      <text:p text:style-name="P40"><text:span text:style-name="T8"><text:tab/>Você pode ver que o arquivo </text:span><text:span text:style-name="Emphasis"><text:span text:style-name="T74">layout.phtml</text:span></text:span><text:span text:style-name="T8">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0"><text:span text:style-name="T8"><text:tab/>A linha 1 acima gera a declaração </text:span><text:span text:style-name="Source_20_Text"><text:span text:style-name="T9">&lt;</text:span></text:span><text:span text:style-name="Source_20_Text"><text:span text:style-name="T70">DOCTYPE!</text:span></text:span><text:span text:style-name="Source_20_Text"><text:span text:style-name="T9">&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8"> da página HTML com o auxiliar de visualização </text:span><text:span text:style-name="Source_20_Text"><text:span text:style-name="T184">doctype</text:span></text:span><text:span text:style-name="T8">.</text:span></text:p>
      <text:p text:style-name="P114"/>
      <text:p text:style-name="P51"><text:span text:style-name="T219">10)</text:span><text:span text:style-name="T218"> A declaração </text:span><text:span text:style-name="Source_20_Text"><text:span text:style-name="T219">&lt;</text:span></text:span><text:span text:style-name="Source_20_Text"><text:span text:style-name="T94">DOCTYPE!</text:span></text:span><text:span text:style-name="Source_20_Text"><text:span text:style-name="T219">&gt;</text:span></text:span><text:span text:style-name="T218"> vai primeiro no documento HTML, antes da tag </text:span><text:span text:style-name="Source_20_Text"><text:span text:style-name="T219">&lt;html&gt;</text:span></text:span><text:span text:style-name="T218">. A declaração fornece uma instrução para o navegador da Web sobre em qual versão do HTML a página está escrita (em nosso site, usamos declaração de tipo de documento compatível com HTML5).</text:span></text:p>
      <text:p text:style-name="P54"><text:soft-page-break/></text:p>
      <text:p text:style-name="P40"><text:span text:style-name="T8"><text:tab/>A linha 3 define o elemento </text:span><text:span text:style-name="Source_20_Text"><text:span text:style-name="T9">&lt;html&gt;</text:span></text:span><text:span text:style-name="T8"> que representa a raiz do documento HTML. A tag </text:span><text:span text:style-name="Source_20_Text"><text:span text:style-name="T9">&lt;html&gt;</text:span></text:span><text:span text:style-name="T8"> é seguida pela tag </text:span><text:span text:style-name="Source_20_Text"><text:span text:style-name="T9">&lt;head&gt; </text:span></text:span><text:span text:style-name="T8">(linha 4), que normalmente contém um título para o documento e pode incluir outras informações como scripts, estilos CSS e informações meta.</text:span></text:p>
      <text:p text:style-name="P40"><text:span text:style-name="T8"><text:tab/>Na linha 5, a tag </text:span><text:span text:style-name="Source_20_Text"><text:span text:style-name="T9">&lt;meta&gt; </text:span></text:span><text:span text:style-name="T8">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8">.</text:span></text:p>
      <text:p text:style-name="P54"/>
      <text:p text:style-name="P117"><text:span text:style-name="T210">11)</text:span> O UTF-8 permite codificar qualquer caractere em qualquer alfabeto do mundo, por isso é recomendado para codificar as páginas da web.</text:p>
      <text:p text:style-name="P54"/>
      <text:p text:style-name="P40"><text:span text:style-name="T8"><text:tab/>Na linha 6, temos o view helper </text:span><text:span text:style-name="Source_20_Text"><text:span text:style-name="T184">HeadTitle</text:span></text:span><text:span text:style-name="T8"> que permite definir o título da página ("ZF Skeleton Application"). O título será exibido na legenda do navegador da web. O método </text:span><text:span text:style-name="Source_20_Text"><text:span text:style-name="T9">setSeparator()</text:span></text:span><text:span text:style-name="T8"> é usado para definir o caractere separador para os títulos das páginas </text:span><text:span text:style-name="T59">COM</text:span><text:span text:style-name="T8">POST</text:span><text:span text:style-name="T59">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8"> ; o método </text:span><text:span text:style-name="Source_20_Text"><text:span text:style-name="T9">setAutoEscape()</text:span></text:span><text:span text:style-name="T8"> aumenta a segurança escapando caracteres não seguros do título da página.</text:span></text:p>
      <text:p text:style-name="P54"/>
      <text:p text:style-name="P39"><text:span text:style-name="T219">12)</text:span><text:span text:style-name="T218"> Um título de página "</text:span><text:span text:style-name="T221">COM</text:span><text:span text:style-name="T218">POSTo" consiste em duas partes: a primeira parte ("ZF Skeleton Application") é definida pelo layout e a segunda parte - definida por uma página específica - é anexada à primeira. por exemplo, para a página </text:span><text:span text:style-name="Emphasis"><text:span text:style-name="T222">Sobre</text:span></text:span><text:span text:style-name="T218"> do seu site você terá o "Sobre - ZF Skeleton Application", e para a página </text:span><text:span text:style-name="Emphasis"><text:span text:style-name="T222">documentação</text:span></text:span><text:span text:style-name="T218"> você terá algo como "documentação - ZF Skeleton Application".</text:span></text:p>
      <text:p text:style-name="P115"/>
      <text:p text:style-name="P40"><text:span text:style-name="T8"><text:tab/>Na linha 9, o view helper </text:span><text:span text:style-name="Source_20_Text"><text:span text:style-name="T184">HeadMeta</text:span></text:span><text:span text:style-name="T8"> permite definir a tag </text:span><text:span text:style-name="Source_20_Text"><text:span text:style-name="T9">&lt;meta name="viewport"&gt;</text:span></text:span><text:span text:style-name="T8"> contendo meta-informações para o navegador web para controlar o layout em diferentes dispositivos de exibição, incluindo navegadores móveis. A propriedade </text:span><text:span text:style-name="Source_20_Text"><text:span text:style-name="T9">width</text:span></text:span><text:span text:style-name="T8"> controla o tamanho da viewport, enquanto a propriedade </text:span><text:span text:style-name="Source_20_Text"><text:span text:style-name="T9">initial-scale</text:span></text:span><text:span text:style-name="T8"> controla o nível de zoom quando a página é carregada. Isso torna o layout da página da Web "responsivo" ao tamanho da janela de visualização do dispositivo.</text:span></text:p>
      <text:p text:style-name="P40"><text:span text:style-name="T8"><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84">HeadLink</text:span></text:span></text:a><text:span text:style-name="T8"> permite definir as tags </text:span><text:span text:style-name="Source_20_Text"><text:span text:style-name="T9">&lt;link&gt;</text:span></text:span><text:span text:style-name="T8">. Com as tags </text:span><text:span text:style-name="Source_20_Text"><text:span text:style-name="T9">&lt;link&gt;</text:span></text:span><text:span text:style-name="T8">, você normalmente define o "favicon" para a página (localizado no arquivo </text:span><text:span text:style-name="Source_20_Text"><text:span text:style-name="T9">App_</text:span></text:span><text:span text:style-name="Source_20_Text"><text:span text:style-name="T71">DIR</text:span></text:span><text:span text:style-name="Source_20_Text"><text:span text:style-name="T9">/public/img/favicon.ico</text:span></text:span><text:span text:style-name="T8">) e as folhas de estilo CSS.</text:span></text:p>
      <text:p text:style-name="P40"><text:span text:style-name="T8"><text:tab/>Nas linhas 17-19, as folhas de estilo comuns a todas as páginas do site são incluídas pelo método </text:span><text:span text:style-name="Source_20_Text"><text:span text:style-name="T9">prependStylesheet()</text:span></text:span><text:span text:style-name="T8">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84">HeadLink</text:span></text:span></text:a><text:span text:style-name="T8">. Qualquer página em nosso site carregará três arquivos de folha de estilo CSS: </text:span><text:span text:style-name="Emphasis"><text:span text:style-name="T74">bootstrap.min.css</text:span></text:span><text:span text:style-name="T8"> (a versão minificada do Twitter Bootstrap CSS Framework), </text:span><text:span text:style-name="Emphasis"><text:span text:style-name="T74">bootstrap-theme.min.css</text:span></text:span><text:span text:style-name="T8"> (a folha de estilo do tema Bootstrap minificada) e </text:span><text:span text:style-name="Emphasis"><text:span text:style-name="T74">style.css</text:span></text:span><text:span text:style-name="T8"> (arquivo CSS que permite para definir nossas próprias regras de CSS substituindo as regras de CSS do Bootstrap).</text:span></text:p>
      <text:p text:style-name="P40"><text:soft-page-break/><text:span text:style-name="T8"><text:tab/>As linhas 23-25 </text:span><text:span text:style-name="T20">i</text:span><text:span text:style-name="T8">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9">bootstrap.min.js</text:span></text:span><text:span text:style-name="T8"> (versão minificada do Twitter Bootstrap) e </text:span><text:span text:style-name="Source_20_Text"><text:span text:style-name="T9">jquery-2.2.4.min.js</text:span></text:span><text:span text:style-name="T8">(versão minificada da biblioteca jQuery). Todos os scripts estão localizados no </text:span><text:span text:style-name="Emphasis"><text:span text:style-name="T74">diretório App_</text:span></text:span><text:span text:style-name="Emphasis"><text:span text:style-name="T79">D</text:span></text:span><text:span text:style-name="Emphasis"><text:span text:style-name="T74">IR/public/js</text:span></text:span><text:span text:style-name="T8">.</text:span></text:p>
      <text:p text:style-name="P40"><text:span text:style-name="T8"><text:tab/>A linha 28 define a tag </text:span><text:span text:style-name="Source_20_Text"><text:span text:style-name="T9">&lt;body&gt;</text:span></text:span><text:span text:style-name="T8">, o corpo do documento que contém todo o conteúdo do documento, como barra de navegação, texto, hiperlinks, imagens, tabelas, listas, etc.</text:span></text:p>
      <text:p text:style-name="P40"><text:span text:style-name="T8"><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74">Home</text:span></text:span><text:span text:style-name="T8"> .</text:span></text:p>
      <text:p text:style-name="P40"><text:span text:style-name="T8"><text:tab/>Se você observar as linhas 53-61, deverá observar o elemento </text:span><text:span text:style-name="Source_20_Text"><text:span text:style-name="T9">&lt;div&gt;</text:span></text:span><text:span text:style-name="T8"> com </text:span><text:span text:style-name="T60">a</text:span><text:span text:style-name="T8"> classe </text:span><text:span text:style-name="Source_20_Text"><text:span text:style-name="T81">container</text:span></text:span><text:span text:style-name="T8">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0"><text:span text:style-name="T8"><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84">InlineScript</text:span></text:span></text:a><text:span text:style-name="T8">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157"/>
      <text:h text:style-name="P154" text:outline-level="2"><text:bookmark text:name="Modifying_the_Default_Page_Layout"/>6.3. Modificando o layout de página padrão</text:h>
      <text:p text:style-name="P3"><text:tab/><text:span text:style-name="T226">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192"/>
      <text:p text:style-name="P119"><text:soft-page-break/><text:span text:style-name="T5"><draw:a xlink:type="simple" xlink:href="https://olegkrivtsov.github.io/using-zend-framework-3-book/html/en/images/appearance/mainpage.png" office:target-frame-name="_blank" xlink:show="new"><draw:frame draw:style-name="fr2"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06"><text:s/></text:span></text:p>
      <text:p text:style-name="P119"><text:span text:style-name="T85">Figure 6.4. </text:span><text:span text:style-name="T87">Layout da página resultante</text:span></text:p>
      <text:p text:style-name="Text_20_body"><text:line-break/><text:tab/><text:span text:style-name="T21">Vamos começar com o título da página "Hello World". Substituímos as linhas 6-7 no arquivo </text:span><text:span text:style-name="Emphasis"><text:span text:style-name="T75">layout.phtml</text:span></text:span><text:span text:style-name="T21"> da seguinte forma:</text:span></text:p>
      <text:p text:style-name="P191"/>
      <text:p text:style-name="P122"><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headTitle</text:span></text:span><text:span text:style-name="Source_20_Text"><text:span text:style-name="T149">(</text:span></text:span><text:span text:style-name="Source_20_Text"><text:span text:style-name="T178">'Hello World'</text:span></text:span><text:span text:style-name="Source_20_Text"><text:span text:style-name="T149">)</text:span></text:span><text:span text:style-name="Source_20_Text"><text:span text:style-name="T167">-&gt;</text:span></text:span><text:span text:style-name="Source_20_Text"><text:span text:style-name="T162">setSeparator</text:span></text:span><text:span text:style-name="Source_20_Text"><text:span text:style-name="T149">(</text:span></text:span><text:span text:style-name="Source_20_Text"><text:span text:style-name="T178">' - '</text:span></text:span><text:span text:style-name="Source_20_Text"><text:span text:style-name="T149">)</text:span></text:span><text:span text:style-name="Source_20_Text"><text:span text:style-name="T167">-&gt;</text:span></text:span><text:span text:style-name="Source_20_Text"><text:span text:style-name="T162">setAutoEscape</text:span></text:span><text:span text:style-name="Source_20_Text"><text:span text:style-name="T149">(</text:span></text:span><text:span text:style-name="Source_20_Text"><text:span text:style-name="T173">false</text:span></text:span><text:span text:style-name="Source_20_Text"><text:span text:style-name="T149">)</text:span></text:span><text:span text:style-name="Source_20_Text"><text:span text:style-name="T138"> ?&gt;</text:span></text:span></text:p>
      <text:p text:style-name="P54"/>
      <text:p text:style-name="P40"><text:span text:style-name="T8"><text:tab/>Em seguida, usaremos o sistema de grade fornecido pelo Bootstrap para organizar os blocos principais na página. Substitua o código HTML do elemento </text:span><text:span text:style-name="Source_20_Text"><text:span text:style-name="T9">&lt;body&gt;</text:span></text:span><text:span text:style-name="T8"> (linhas 28-63) pelo seguinte:</text:span></text:p>
      <text:p text:style-name="P54"/>
      <text:p text:style-name="P123"><text:span text:style-name="Source_20_Text"><text:span text:style-name="T149">&lt;</text:span></text:span><text:span text:style-name="Source_20_Text"><text:span text:style-name="T173">body</text:span></text:span><text:span text:style-name="Source_20_Text"><text:span text:style-name="T149">&gt;</text:span></text:span><text:span text:style-name="Source_20_Text"><text:span text:style-name="T138"> <text:s/></text:span></text:span></text:p>
      <text:p text:style-name="P123"><text:span text:style-name="Source_20_Text"><text:span text:style-name="T139"><text:s text:c="2"/></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ntainer</text:span></text:span><text:span text:style-name="Source_20_Text"><text:span text:style-name="T149">"&gt;</text:span></text:span><text:span text:style-name="Source_20_Text"><text:span text:style-name="T138"> <text:s text:c="14"/></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row</text:span></text:span><text:span text:style-name="Source_20_Text"><text:span text:style-name="T149">"&gt;</text:span></text:span></text:p>
      <text:p text:style-name="P123"><text:span text:style-name="Source_20_Text"><text:span text:style-name="T139"><text:s text:c="6"/></text:span></text:span><text:span text:style-name="Source_20_Text"><text:span text:style-name="T126">&lt;!-- page header --&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md-4</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app-caption</text:span></text:span><text:span text:style-name="Source_20_Text"><text:span text:style-name="T149">"&gt;</text:span></text:span><text:span text:style-name="Source_20_Text"><text:span text:style-name="T138">Hello World</text:span></text:span><text:span text:style-name="Source_20_Text"><text:span text:style-name="T167">!</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text:span></text:span><text:span text:style-name="Source_20_Text"><text:span text:style-name="T149">&gt;</text:span></text:span><text:span text:style-name="Source_20_Text"><text:span text:style-name="T138"> <text:s text:c="15"/></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row</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md-12</text:span></text:span><text:span text:style-name="Source_20_Text"><text:span text:style-name="T149">"&gt;</text:span></text:span></text:p>
      <text:p text:style-name="P123"><text:soft-page-break/><text:span text:style-name="Source_20_Text"><text:span text:style-name="T139"><text:s text:c="8"/></text:span></text:span><text:span text:style-name="Source_20_Text"><text:span text:style-name="T126">&lt;!-- Navigation bar --&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row</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md-12</text:span></text:span><text:span text:style-name="Source_20_Text"><text:span text:style-name="T149">"&gt;</text:span></text:span></text:p>
      <text:p text:style-name="P123"><text:span text:style-name="Source_20_Text"><text:span text:style-name="T139"><text:s text:c="8"/></text:span></text:span><text:span text:style-name="Source_20_Text"><text:span text:style-name="T126">&lt;!-- Breadcrumbs --&gt;</text:span></text:span><text:span text:style-name="Source_20_Text"><text:span text:style-name="T138"> <text:s text:c="7"/></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row</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md-12</text:span></text:span><text:span text:style-name="Source_20_Text"><text:span text:style-name="T149">"&gt;</text:span></text:span></text:p>
      <text:p text:style-name="P123"><text:span text:style-name="Source_20_Text"><text:span text:style-name="T139"><text:s text:c="8"/></text:span></text:span><text:span text:style-name="Source_20_Text"><text:span text:style-name="T126">&lt;!-- page content placeholder --&gt;</text:span></text:span></text:p>
      <text:p text:style-name="P123"><text:span text:style-name="Source_20_Text"><text:span text:style-name="T139"><text:s text:c="8"/></text:span></text:span><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73">content</text:span></text:span><text:span text:style-name="Source_20_Text"><text:span text:style-name="T149">;</text:span></text:span><text:span text:style-name="Source_20_Text"><text:span text:style-name="T138"> ?&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row</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md-12</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hr</text:span></text:span><text:span text:style-name="Source_20_Text"><text:span text:style-name="T149">&gt;</text:span></text:span><text:span text:style-name="Source_20_Text"><text:span text:style-name="T138"> <text:s text:c="15"/></text:span></text:span></text:p>
      <text:p text:style-name="P123"><text:span text:style-name="Source_20_Text"><text:span text:style-name="T139"><text:s text:c="8"/></text:span></text:span><text:span text:style-name="Source_20_Text"><text:span text:style-name="T149">&lt;</text:span></text:span><text:span text:style-name="Source_20_Text"><text:span text:style-name="T173">p</text:span></text:span><text:span text:style-name="Source_20_Text"><text:span text:style-name="T149">&gt;</text:span></text:span><text:span text:style-name="Source_20_Text"><text:span text:style-name="T167">&amp;</text:span></text:span><text:span text:style-name="Source_20_Text"><text:span text:style-name="T138">copy</text:span></text:span><text:span text:style-name="Source_20_Text"><text:span text:style-name="T149">;</text:span></text:span><text:span text:style-name="Source_20_Text"><text:span text:style-name="T138"> </text:span></text:span><text:span text:style-name="Source_20_Text"><text:span text:style-name="T173">2005</text:span></text:span><text:span text:style-name="Source_20_Text"><text:span text:style-name="T138"> </text:span></text:span><text:span text:style-name="Source_20_Text"><text:span text:style-name="T167">-</text:span></text:span><text:span text:style-name="Source_20_Text"><text:span text:style-name="T138"> &lt;?</text:span></text:span><text:span text:style-name="Source_20_Text"><text:span text:style-name="T167">=</text:span></text:span><text:span text:style-name="Source_20_Text"><text:span text:style-name="T138"> </text:span></text:span><text:span text:style-name="Source_20_Text"><text:span text:style-name="T162">date</text:span></text:span><text:span text:style-name="Source_20_Text"><text:span text:style-name="T149">(</text:span></text:span><text:span text:style-name="Source_20_Text"><text:span text:style-name="T178">'Y'</text:span></text:span><text:span text:style-name="Source_20_Text"><text:span text:style-name="T149">)</text:span></text:span><text:span text:style-name="Source_20_Text"><text:span text:style-name="T138"> ?&gt; by Your Company</text:span></text:span><text:span text:style-name="Source_20_Text"><text:span text:style-name="T149">.</text:span></text:span><text:span text:style-name="Source_20_Text"><text:span text:style-name="T138"> All rights reserved</text:span></text:span><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div</text:span></text:span><text:span text:style-name="Source_20_Text"><text:span text:style-name="T149">&gt;</text:span></text:span><text:span text:style-name="Source_20_Text"><text:span text:style-name="T138"> </text:span></text:span><text:span text:style-name="Source_20_Text"><text:span text:style-name="T126">&lt;!-- /container --&gt;</text:span></text:span></text:p>
      <text:p text:style-name="P123"><text:span text:style-name="Source_20_Text"><text:span text:style-name="T139"><text:s text:c="2"/></text:span></text:span><text:span text:style-name="Source_20_Text"><text:span text:style-name="T138">&lt;?PHP </text:span></text:span><text:span text:style-name="Source_20_Text"><text:span text:style-name="T132">echo</text:span></text:span><text:span text:style-name="Source_20_Text"><text:span text:style-name="T138"> $this</text:span></text:span><text:span text:style-name="Source_20_Text"><text:span text:style-name="T167">-&gt;</text:span></text:span><text:span text:style-name="Source_20_Text"><text:span text:style-name="T162">inlineScript</text:span></text:span><text:span text:style-name="Source_20_Text"><text:span text:style-name="T149">()</text:span></text:span><text:span text:style-name="Source_20_Text"><text:span text:style-name="T138"> ?&gt;</text:span></text:span></text:p>
      <text:p text:style-name="P123"><text:span text:style-name="Source_20_Text"><text:span text:style-name="T149">&lt;/</text:span></text:span><text:span text:style-name="Source_20_Text"><text:span text:style-name="T173">body</text:span></text:span><text:span text:style-name="Source_20_Text"><text:span text:style-name="T149">&gt;</text:span></text:span></text:p>
      <text:p text:style-name="P54"/>
      <text:p text:style-name="P54"/>
      <text:p text:style-name="P40"><text:span text:style-name="T8"><text:tab/>No código acima, definimos o elemento </text:span><text:span text:style-name="Source_20_Text"><text:span text:style-name="T9">&lt;div&gt;</text:span></text:span><text:span text:style-name="T8"> com a classe </text:span><text:span text:style-name="Source_20_Text"><text:span text:style-name="T9">container</text:span></text:span><text:span text:style-name="T8"> e colocamos os </text:span><text:span text:style-name="Source_20_Text"><text:span text:style-name="T9"><text:s/></text:span></text:span><text:span text:style-name="T8">elementos da grade dentro dela. A grade consiste em 5 linhas:</text:span></text:p>
      <text:p text:style-name="P58"/>
      <text:list xml:id="list4254555097" text:style-name="L22">
        <text:list-item>
          <text:p text:style-name="P224"><text:span text:style-name="T84">O cabeçalho da página que contém o texto <text:s/>"Hello World!" (linhas 3-8). O texto do cabeçalho abrange quatro colunas de grade. </text:span><text:span text:style-name="T91">P</text:span><text:span text:style-name="T84">ara estilizar o texto, usamos nossa classe CSS personalizada </text:span><text:span text:style-name="Source_20_Text"><text:span text:style-name="T85">app-caption</text:span></text:span><text:span text:style-name="T84"> (definiremos essa classe no arquivo </text:span><text:span text:style-name="Emphasis"><text:span text:style-name="T96">style.css</text:span></text:span><text:span text:style-name="T84"> um pouco mais tarde).</text:span></text:p>
        </text:list-item>
        <text:list-item>
          <text:p text:style-name="P243">deixamos o espaço para o componente de interface da barra de navegação na linha 11.</text:p>
        </text:list-item>
        <text:list-item>
          <text:p text:style-name="P243">Na linha 16, temos o espaço para o componente breadcrumbs.</text:p>
        </text:list-item>
        <text:list-item>
          <text:p text:style-name="P224"><text:span text:style-name="T84">Na linha 22, temos o placeholder do conteúdo da página. Quando o renderizador avaliar a página, ele ecoará o valor da variável </text:span><text:span text:style-name="Source_20_Text"><text:span text:style-name="T85">$content</text:span></text:span><text:span text:style-name="T84">, de modo que o conteúdo real da página será substituído aqui.</text:span></text:p>
        </text:list-item>
        <text:list-item>
          <text:p text:style-name="P243">E nas linhas 25-29, fornecemos o rodapé da página com o texto "(c) 2013 por sua empresa. Todos os direitos reservados." Você pode alterar este texto e substituir o nome da sua empresa aqui, se desejar.</text:p>
        </text:list-item>
      </text:list>
      <text:p text:style-name="P59"/>
      <text:p text:style-name="P59"/>
      <text:p text:style-name="P1"><text:tab/>Em seguida, colocamos a barra de navegação na linha da grade correspondente:</text:p>
      <text:p text:style-name="P8"/>
      <text:p text:style-name="P123"><text:span text:style-name="Source_20_Text"><text:span text:style-name="T126">&lt;!-- Navigation bar --&gt;</text:span></text:span></text:p>
      <text:p text:style-name="P123"><text:span text:style-name="Source_20_Text"><text:span text:style-name="T149">&lt;</text:span></text:span><text:span text:style-name="Source_20_Text"><text:span text:style-name="T173">nav </text:span></text:span><text:span text:style-name="Source_20_Text"><text:span text:style-name="T178">class</text:span></text:span><text:span text:style-name="Source_20_Text"><text:span text:style-name="T149">="</text:span></text:span><text:span text:style-name="Source_20_Text"><text:span text:style-name="T132">navbar navbar-default</text:span></text:span><text:span text:style-name="Source_20_Text"><text:span text:style-name="T149">"</text:span></text:span><text:span text:style-name="Source_20_Text"><text:span text:style-name="T173"> </text:span></text:span><text:span text:style-name="Source_20_Text"><text:span text:style-name="T178">role</text:span></text:span><text:span text:style-name="Source_20_Text"><text:span text:style-name="T149">="</text:span></text:span><text:span text:style-name="Source_20_Text"><text:span text:style-name="T132">navigation</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lapse navbar-collapse navbar-ex1-collapse</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ul </text:span></text:span><text:span text:style-name="Source_20_Text"><text:span text:style-name="T178">class</text:span></text:span><text:span text:style-name="Source_20_Text"><text:span text:style-name="T149">="</text:span></text:span><text:span text:style-name="Source_20_Text"><text:span text:style-name="T132">nav navbar-nav</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li </text:span></text:span><text:span text:style-name="Source_20_Text"><text:span text:style-name="T178">class</text:span></text:span><text:span text:style-name="Source_20_Text"><text:span text:style-name="T149">="</text:span></text:span><text:span text:style-name="Source_20_Text"><text:span text:style-name="T132">active</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home'</text:span></text:span><text:span text:style-name="Source_20_Text"><text:span text:style-name="T149">)</text:span></text:span><text:span text:style-name="Source_20_Text"><text:span text:style-name="T132"> ?&gt;</text:span></text:span><text:span text:style-name="Source_20_Text"><text:span text:style-name="T149">"&gt;</text:span></text:span><text:span text:style-name="Source_20_Text"><text:span text:style-name="T138">Home</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oft-page-break/><text:span text:style-name="Source_20_Text"><text:span text:style-name="T139"><text:s text:c="6"/></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application'</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action'</text:span></text:span><text:span text:style-name="Source_20_Text"><text:span text:style-name="T167">=&gt;</text:span></text:span><text:span text:style-name="Source_20_Text"><text:span text:style-name="T178">'downloads'</text:span></text:span><text:span text:style-name="Source_20_Text"><text:span text:style-name="T149">])</text:span></text:span><text:span text:style-name="Source_20_Text"><text:span text:style-name="T132"> ?&gt;</text:span></text:span><text:span text:style-name="Source_20_Text"><text:span text:style-name="T149">"&gt;</text:span></text:span></text:p>
      <text:p text:style-name="P162"><text:span text:style-name="Source_20_Text"><text:span text:style-name="T139"><text:s text:c="10"/></text:span></text:span><text:span text:style-name="Source_20_Text"><text:span text:style-name="T138">downloads</text:span></text:span></text:p>
      <text:p text:style-name="P123"><text:span text:style-name="Source_20_Text"><text:span text:style-name="T139"><text:s text:c="8"/></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li </text:span></text:span><text:span text:style-name="Source_20_Text"><text:span text:style-name="T178">class</text:span></text:span><text:span text:style-name="Source_20_Text"><text:span text:style-name="T149">="</text:span></text:span><text:span text:style-name="Source_20_Text"><text:span text:style-name="T132">dropdown</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text:span></text:span><text:span text:style-name="Source_20_Text"><text:span text:style-name="T149">"</text:span></text:span><text:span text:style-name="Source_20_Text"><text:span text:style-name="T173"> </text:span></text:span><text:span text:style-name="Source_20_Text"><text:span text:style-name="T178">class</text:span></text:span><text:span text:style-name="Source_20_Text"><text:span text:style-name="T149">="</text:span></text:span><text:span text:style-name="Source_20_Text"><text:span text:style-name="T132">dropdown-toggle</text:span></text:span><text:span text:style-name="Source_20_Text"><text:span text:style-name="T149">"</text:span></text:span><text:span text:style-name="Source_20_Text"><text:span text:style-name="T173"> </text:span></text:span><text:span text:style-name="Source_20_Text"><text:span text:style-name="T178">data-toggle</text:span></text:span><text:span text:style-name="Source_20_Text"><text:span text:style-name="T149">="</text:span></text:span><text:span text:style-name="Source_20_Text"><text:span text:style-name="T132">dropdown</text:span></text:span><text:span text:style-name="Source_20_Text"><text:span text:style-name="T149">"&gt;</text:span></text:span></text:p>
      <text:p text:style-name="P123"><text:span text:style-name="Source_20_Text"><text:span text:style-name="T139"><text:s text:c="10"/></text:span></text:span><text:span text:style-name="Source_20_Text"><text:span text:style-name="T138">Support </text:span></text:span><text:span text:style-name="Source_20_Text"><text:span text:style-name="T149">&lt;</text:span></text:span><text:span text:style-name="Source_20_Text"><text:span text:style-name="T173">b </text:span></text:span><text:span text:style-name="Source_20_Text"><text:span text:style-name="T178">class</text:span></text:span><text:span text:style-name="Source_20_Text"><text:span text:style-name="T149">="</text:span></text:span><text:span text:style-name="Source_20_Text"><text:span text:style-name="T132">caret</text:span></text:span><text:span text:style-name="Source_20_Text"><text:span text:style-name="T149">"&gt;&lt;/</text:span></text:span><text:span text:style-name="Source_20_Text"><text:span text:style-name="T173">b</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ul </text:span></text:span><text:span text:style-name="Source_20_Text"><text:span text:style-name="T178">class</text:span></text:span><text:span text:style-name="Source_20_Text"><text:span text:style-name="T149">="</text:span></text:span><text:span text:style-name="Source_20_Text"><text:span text:style-name="T132">dropdown-menu</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14"/></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doc'</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contents'</text:span></text:span><text:span text:style-name="Source_20_Text"><text:span text:style-name="T149">])</text:span></text:span><text:span text:style-name="Source_20_Text"><text:span text:style-name="T132"> ?&gt;</text:span></text:span><text:span text:style-name="Source_20_Text"><text:span text:style-name="T149">"&gt;</text:span></text:span></text:p>
      <text:p text:style-name="P162"><text:span text:style-name="Source_20_Text"><text:span text:style-name="T139"><text:s text:c="16"/></text:span></text:span><text:span text:style-name="Source_20_Text"><text:span text:style-name="T138">documentation</text:span></text:span></text:p>
      <text:p text:style-name="P123"><text:span text:style-name="Source_20_Text"><text:span text:style-name="T139"><text:s text:c="14"/></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14"/></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static'</text:span></text:span><text:span text:style-name="Source_20_Text"><text:span text:style-name="T149">,</text:span></text:span><text:span text:style-name="Source_20_Text"><text:span text:style-name="T132"> </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help'</text:span></text:span><text:span text:style-name="Source_20_Text"><text:span text:style-name="T149">])</text:span></text:span><text:span text:style-name="Source_20_Text"><text:span text:style-name="T132"> ?&gt;</text:span></text:span><text:span text:style-name="Source_20_Text"><text:span text:style-name="T149">"&gt;</text:span></text:span></text:p>
      <text:p text:style-name="P162"><text:span text:style-name="Source_20_Text"><text:span text:style-name="T139"><text:s text:c="16"/></text:span></text:span><text:span text:style-name="Source_20_Text"><text:span text:style-name="T138">Help</text:span></text:span></text:p>
      <text:p text:style-name="P123"><text:span text:style-name="Source_20_Text"><text:span text:style-name="T139"><text:s text:c="14"/></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ul</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t;?</text:span></text:span><text:span text:style-name="Source_20_Text"><text:span text:style-name="T167">=</text:span></text:span><text:span text:style-name="Source_20_Text"><text:span text:style-name="T132">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about'</text:span></text:span><text:span text:style-name="Source_20_Text"><text:span text:style-name="T149">)</text:span></text:span><text:span text:style-name="Source_20_Text"><text:span text:style-name="T132"> ?&gt;</text:span></text:span><text:span text:style-name="Source_20_Text"><text:span text:style-name="T149">"&gt;</text:span></text:span><text:span text:style-name="Source_20_Text"><text:span text:style-name="T138">About</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pan text:style-name="Source_20_Text"><text:span text:style-name="T139"><text:s text:c="6"/></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ul</text:span></text:span><text:span text:style-name="Source_20_Text"><text:span text:style-name="T149">&gt;</text:span></text:span><text:span text:style-name="Source_20_Text"><text:span text:style-name="T138"> <text:s text:c="4"/></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49">&lt;/</text:span></text:span><text:span text:style-name="Source_20_Text"><text:span text:style-name="T173">nav</text:span></text:span><text:span text:style-name="Source_20_Text"><text:span text:style-name="T149">&gt;</text:span></text:span></text:p>
      <text:p text:style-name="P54"/>
      <text:p text:style-name="P40"><text:span text:style-name="T8"><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4">Url</text:span></text:span></text:a><text:span text:style-name="T8"> para inserir os links para os itens de navegação.</text:span></text:p>
      <text:p text:style-name="P54"/>
      <text:p text:style-name="P174"><text:span text:style-name="T84"><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9">Url</text:span></text:span></text:a><text:span text:style-name="T84"> na seção </text:span><text:span text:style-name="Emphasis"><text:span text:style-name="T96">Gerando URLs da Rota</text:span></text:span><text:span text:style-name="T84"> em </text:span><text:a xlink:type="simple" xlink:href="https://olegkrivtsov.github.io/using-zend-framework-3-book/html/en/Routing.html" text:style-name="Internet_20_link" text:visited-style-name="Visited_20_Internet_20_Link"><text:span text:style-name="T4">Roteamento</text:span></text:a><text:span text:style-name="T84"> .</text:span></text:p>
      <text:p text:style-name="P1"/>
      <text:p text:style-name="P1"><text:tab/>Em seguida, coloque o componente breadcrumbs na linha de grade correspondente:</text:p>
      <text:p text:style-name="P8"/>
      <text:p text:style-name="P123"><text:span text:style-name="Source_20_Text"><text:span text:style-name="T126">&lt;!-- Breadcrumbs --&gt;</text:span></text:span></text:p>
      <text:p text:style-name="P123"><text:span text:style-name="Source_20_Text"><text:span text:style-name="T149">&lt;</text:span></text:span><text:span text:style-name="Source_20_Text"><text:span text:style-name="T173">ol </text:span></text:span><text:span text:style-name="Source_20_Text"><text:span text:style-name="T178">class</text:span></text:span><text:span text:style-name="Source_20_Text"><text:span text:style-name="T149">="</text:span></text:span><text:span text:style-name="Source_20_Text"><text:span text:style-name="T132">breadcrumb</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li </text:span></text:span><text:span text:style-name="Source_20_Text"><text:span text:style-name="T178">class</text:span></text:span><text:span text:style-name="Source_20_Text"><text:span text:style-name="T149">="</text:span></text:span><text:span text:style-name="Source_20_Text"><text:span text:style-name="T132">active</text:span></text:span><text:span text:style-name="Source_20_Text"><text:span text:style-name="T149">"&gt;</text:span></text:span><text:span text:style-name="Source_20_Text"><text:span text:style-name="T138">Home</text:span></text:span><text:span text:style-name="Source_20_Text"><text:span text:style-name="T149">&lt;/</text:span></text:span><text:span text:style-name="Source_20_Text"><text:span text:style-name="T173">li</text:span></text:span><text:span text:style-name="Source_20_Text"><text:span text:style-name="T149">&gt;</text:span></text:span></text:p>
      <text:p text:style-name="P123"><text:span text:style-name="Source_20_Text"><text:span text:style-name="T149">&lt;/</text:span></text:span><text:span text:style-name="Source_20_Text"><text:span text:style-name="T173">ol</text:span></text:span><text:span text:style-name="Source_20_Text"><text:span text:style-name="T149">&gt;</text:span></text:span></text:p>
      <text:p text:style-name="P54"/>
      <text:p text:style-name="P40"><text:span text:style-name="T8"><text:tab/>Finalmente, precisamos fornecer algumas regras CSS personalizadas para ajustar a aparência. definimos nossas próprias regras CSS na folha de estilo </text:span><text:span text:style-name="Emphasis"><text:span text:style-name="T74">style.css</text:span></text:span><text:span text:style-name="T8">.</text:span></text:p>
      <text:p text:style-name="P40"><text:soft-page-break/><text:span text:style-name="T8"><text:tab/>Queremos fazer o texto do cabeçalho "Hello World!" para usar uma fonte maior em negrito e usar uma cor bonita. para fazer isso, abra o arquivo </text:span><text:span text:style-name="Emphasis"><text:span text:style-name="T74">style.css</text:span></text:span><text:span text:style-name="T8"> e acrescente as seguintes linhas ao final:</text:span></text:p>
      <text:p text:style-name="P54"/>
      <text:p text:style-name="P123"><text:span text:style-name="Source_20_Text"><text:span text:style-name="T178">div.app-caption </text:span></text:span><text:span text:style-name="Source_20_Text"><text:span text:style-name="T149">{</text:span></text:span></text:p>
      <text:p text:style-name="P123"><text:span text:style-name="Source_20_Text"><text:span text:style-name="T139"><text:s text:c="2"/></text:span></text:span><text:span text:style-name="Source_20_Text"><text:span text:style-name="T173">padding</text:span></text:span><text:span text:style-name="Source_20_Text"><text:span text:style-name="T149">:</text:span></text:span><text:span text:style-name="Source_20_Text"><text:span text:style-name="T138"> </text:span></text:span><text:span text:style-name="Source_20_Text"><text:span text:style-name="T173">25</text:span></text:span><text:span text:style-name="Source_20_Text"><text:span text:style-name="T138">px </text:span></text:span><text:span text:style-name="Source_20_Text"><text:span text:style-name="T173">0</text:span></text:span><text:span text:style-name="Source_20_Text"><text:span text:style-name="T138">px</text:span></text:span><text:span text:style-name="Source_20_Text"><text:span text:style-name="T149">;</text:span></text:span><text:span text:style-name="Source_20_Text"><text:span text:style-name="T138"> <text:s text:c="3"/></text:span></text:span></text:p>
      <text:p text:style-name="P123"><text:span text:style-name="Source_20_Text"><text:span text:style-name="T139"><text:s text:c="2"/></text:span></text:span><text:span text:style-name="Source_20_Text"><text:span text:style-name="T173">font-size</text:span></text:span><text:span text:style-name="Source_20_Text"><text:span text:style-name="T149">:</text:span></text:span><text:span text:style-name="Source_20_Text"><text:span text:style-name="T138"> </text:span></text:span><text:span text:style-name="Source_20_Text"><text:span text:style-name="T173">3.0</text:span></text:span><text:span text:style-name="Source_20_Text"><text:span text:style-name="T138">em</text:span></text:span><text:span text:style-name="Source_20_Text"><text:span text:style-name="T149">;</text:span></text:span></text:p>
      <text:p text:style-name="P123"><text:span text:style-name="Source_20_Text"><text:span text:style-name="T139"><text:s text:c="2"/></text:span></text:span><text:span text:style-name="Source_20_Text"><text:span text:style-name="T173">font-weight</text:span></text:span><text:span text:style-name="Source_20_Text"><text:span text:style-name="T149">:</text:span></text:span><text:span text:style-name="Source_20_Text"><text:span text:style-name="T138"> bold</text:span></text:span><text:span text:style-name="Source_20_Text"><text:span text:style-name="T149">;</text:span></text:span></text:p>
      <text:p text:style-name="P123"><text:span text:style-name="Source_20_Text"><text:span text:style-name="T139"><text:s text:c="2"/></text:span></text:span><text:span text:style-name="Source_20_Text"><text:span text:style-name="T173">color</text:span></text:span><text:span text:style-name="Source_20_Text"><text:span text:style-name="T149">:</text:span></text:span><text:span text:style-name="Source_20_Text"><text:span text:style-name="T138"> #6aacaf</text:span></text:span></text:p>
      <text:p text:style-name="P123"><text:span text:style-name="Source_20_Text"><text:span text:style-name="T149">}</text:span></text:span></text:p>
      <text:p text:style-name="P54"/>
      <text:p text:style-name="P40"><text:span text:style-name="T8"><text:tab/>No código CSS acima, criamos a classe </text:span><text:span text:style-name="Source_20_Text"><text:span text:style-name="T9">app-caption</text:span></text:span><text:span text:style-name="T8"> que pode ser aplicada ao elemento </text:span><text:span text:style-name="Source_20_Text"><text:span text:style-name="T9">&lt;div&gt;</text:span></text:span><text:span text:style-name="T8"> e definindo o preenchimento vertical de 25 pixels, tamanho de fonte grande, estilo de texto em negrito e a representação hexadecimal da cor do texto RGB.</text:span></text:p>
      <text:p text:style-name="P40"><text:span text:style-name="T8"><text:tab/></text:span><text:span text:style-name="T61">P</text:span><text:span text:style-name="T8">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9">body</text:span></text:span><text:span text:style-name="T8"> no arquivo </text:span><text:span text:style-name="Source_20_Text"><text:span text:style-name="T9">style.css</text:span></text:span><text:span text:style-name="T8"> e faça com que fique parecido com o abaixo:</text:span></text:p>
      <text:p text:style-name="P54"/>
      <text:p text:style-name="P123"><text:span text:style-name="Source_20_Text"><text:span text:style-name="T178">body </text:span></text:span><text:span text:style-name="Source_20_Text"><text:span text:style-name="T149">{</text:span></text:span></text:p>
      <text:p text:style-name="P123"><text:span text:style-name="Source_20_Text"><text:span text:style-name="T139"><text:s text:c="2"/></text:span></text:span><text:span text:style-name="Source_20_Text"><text:span text:style-name="T173">padding-bottom</text:span></text:span><text:span text:style-name="Source_20_Text"><text:span text:style-name="T149">:</text:span></text:span><text:span text:style-name="Source_20_Text"><text:span text:style-name="T138"> </text:span></text:span><text:span text:style-name="Source_20_Text"><text:span text:style-name="T173">40</text:span></text:span><text:span text:style-name="Source_20_Text"><text:span text:style-name="T138">px</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74">Sobre</text:span></text:span><text:span text:style-name="T8"> ou </text:span><text:span text:style-name="Emphasis"><text:span text:style-name="T74">documentação</text:span></text:span><text:span text:style-name="T8"> , etc. O conteúdo de uma determinada página é colocado no espaço reservado de conteúdo do nosso layout.</text:span></text:p>
      <text:p text:style-name="P54"/>
      <text:p text:style-name="P181"><text:span text:style-name="T84"><text:tab/>O resultado pode ser visto em ação no aplicativo de exemplo </text:span><text:span text:style-name="Emphasis"><text:span text:style-name="T96">Hello World</text:span></text:span><text:span text:style-name="T84"> que faz parte do código de exemplo deste livro disponível no GitHub.</text:span></text:p>
      <text:p text:style-name="P54"/>
      <text:h text:style-name="P154" text:outline-level="2"><text:bookmark text:name="Switching_between_Layouts"/>6.4. Alternando entre layouts </text:h>
      <text:p text:style-name="P40"><text:span text:style-name="T8"><text:tab/></text:span><text:span text:style-name="T62">P</text:span><text:span text:style-name="T8">or padrão, o ZF3 fornece um único modelo de layout </text:span><text:span text:style-name="Emphasis"><text:span text:style-name="T74">layout.phtml</text:span></text:span><text:span text:style-name="T8">. Em aplicações da vida real, você provavelmente precisará ter vários layouts e alternar o layout para determinado controlador/ação.</text:span></text:p>
      <text:p text:style-name="P18"><text:soft-page-break/><text:span text:style-name="T8"><text:tab/></text:span><text:span text:style-name="T62">P</text:span><text:span text:style-name="T8">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40"><text:span text:style-name="T8"><text:tab/></text:span><text:span text:style-name="T62">P</text:span><text:span text:style-name="T8">rimeiro, prepare outro arquivo de modelo de layout. por exemplo, chame-o de </text:span><text:span text:style-name="Emphasis"><text:span text:style-name="T74">layout2.phtml</text:span></text:span><text:span text:style-name="T8">. para simplificar a preparação do arquivo, copie o conteúdo do arquivo </text:span><text:span text:style-name="Emphasis"><text:span text:style-name="T74">layout.phtml</text:span></text:span><text:span text:style-name="T8">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23"><text:span text:style-name="Source_20_Text"><text:span text:style-name="T128">/</text:span></text:span><text:span text:style-name="Source_20_Text"><text:span text:style-name="T126">/ A controller's action method that uses an alternative</text:span></text:span></text:p>
      <text:p text:style-name="P123"><text:span text:style-name="Source_20_Text"><text:span text:style-name="T126">// layout template.</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index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26">//...</text:span></text:span></text:p>
      <text:p text:style-name="P164"/>
      <text:p text:style-name="P123"><text:span text:style-name="Source_20_Text"><text:span text:style-name="T139"><text:s text:c="2"/></text:span></text:span><text:span text:style-name="Source_20_Text"><text:span text:style-name="T126">// Use the Layout plugin to access the ViewModel</text:span></text:span></text:p>
      <text:p text:style-name="P123"><text:span text:style-name="Source_20_Text"><text:span text:style-name="T139"><text:s text:c="2"/></text:span></text:span><text:span text:style-name="Source_20_Text"><text:span text:style-name="T126">// object associated with layout template.</text:span></text:span></text:p>
      <text:p text:style-name="P123"><text:span text:style-name="Source_20_Text"><text:span text:style-name="T139"><text:s text:c="2"/></text:span></text:span><text:span text:style-name="Source_20_Text"><text:span text:style-name="T138">$this</text:span></text:span><text:span text:style-name="Source_20_Text"><text:span text:style-name="T167">-&gt;</text:span></text:span><text:span text:style-name="Source_20_Text"><text:span text:style-name="T162">layout</text:span></text:span><text:span text:style-name="Source_20_Text"><text:span text:style-name="T149">()</text:span></text:span><text:span text:style-name="Source_20_Text"><text:span text:style-name="T167">-&gt;</text:span></text:span><text:span text:style-name="Source_20_Text"><text:span text:style-name="T162">setTemplate</text:span></text:span><text:span text:style-name="Source_20_Text"><text:span text:style-name="T149">(</text:span></text:span><text:span text:style-name="Source_20_Text"><text:span text:style-name="T178">'layout/layout2'</text:span></text:span><text:span text:style-name="Source_20_Text"><text:span text:style-name="T149">);</text:span></text:span></text:p>
      <text:p text:style-name="P162"><text:span text:style-name="Source_20_Text"><text:span text:style-name="T139"><text:s text:c="2"/></text:span></text:span></text:p>
      <text:p text:style-name="P123"><text:span text:style-name="Source_20_Text"><text:span text:style-name="T139"><text:s text:c="2"/></text:span></text:span><text:span text:style-name="Source_20_Text"><text:span text:style-name="T126">//...</text:span></text:span></text:p>
      <text:p text:style-name="P123"><text:span text:style-name="Source_20_Text"><text:span text:style-name="T149">}</text:span></text:span></text:p>
      <text:p text:style-name="P54"/>
      <text:p text:style-name="P40"><text:span text:style-name="T8"><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84">Layout</text:span></text:span></text:a><text:span text:style-name="T8"> (linha 9) que permite acessar a instância da</text:span><text:span text:style-name="Source_20_Text"><text:span text:style-name="T184"> </text:span></text:span><text:span text:style-name="T8">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4">ViewModel</text:span></text:span></text:a><text:span text:style-name="T8"> associada ao template de layout. </text:span><text:span text:style-name="T63">P</text:span><text:span text:style-name="T8">ara alterar o modelo de layout para esse método de ação específico, chamamos o método </text:span><text:span text:style-name="Source_20_Text"><text:span text:style-name="T9">setTemplate()</text:span></text:span><text:span text:style-name="T8"> fornecido pela classe </text:span><text:span text:style-name="Source_20_Text"><text:span text:style-name="T9">ViewModel</text:span></text:span><text:span text:style-name="T8">.</text:span></text:p>
      <text:p text:style-name="P54"/>
      <text:p text:style-name="P176"><text:span text:style-name="T84"><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89">Layout</text:span></text:span></text:a><text:span text:style-name="T84">,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89">Layout</text:span></text:span></text:a><text:span text:style-name="T84">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89">Layout</text:span></text:span></text:a><text:span text:style-name="T84">, você pode, por exemplo, alternar o layout da página "estática" que não possui uma ação específica do controlador.</text:span></text:p>
      <text:h text:style-name="P26" text:outline-level="3"><text:bookmark text:name="Setting_Layout_for_All_Actions_of_a_Controller"/>6.4.1. Configurando o layout para todas as ações de um controlador</text:h>
      <text:p text:style-name="P40"><text:span text:style-name="T8"><text:tab/>Se todos os métodos de ação de uma classe de controlador precisarem usar o mesmo layout alternativo, você poderá substituir o método </text:span><text:span text:style-name="Source_20_Text"><text:span text:style-name="T9">ondispatch()</text:span></text:span><text:span text:style-name="T8">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84">AbstractActionController</text:span></text:span></text:a><text:span text:style-name="T8"> e chamar o método </text:span><text:span text:style-name="Source_20_Text"><text:span text:style-name="T9">setTemplate()</text:span></text:span><text:span text:style-name="T8"> lá, conforme mostrado no exemplo abaixo:</text:span></text:p>
      <text:p text:style-name="P54"/>
      <text:p text:style-name="P123"><text:soft-page-break/><text:span text:style-name="Source_20_Text"><text:span text:style-name="T126">// Add this alias in the beginning of the controller file</text:span></text:span></text:p>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Mvc</text:span></text:span><text:span text:style-name="Source_20_Text"><text:span text:style-name="T149">\</text:span></text:span><text:span text:style-name="Source_20_Text"><text:span text:style-name="T138">MvcEvent</text:span></text:span><text:span text:style-name="Source_20_Text"><text:span text:style-name="T149">;</text:span></text:span></text:p>
      <text:p text:style-name="P164"/>
      <text:p text:style-name="P123"><text:span text:style-name="Source_20_Text"><text:span text:style-name="T126">// ...</text:span></text:span></text:p>
      <text:p text:style-name="P164"/>
      <text:p text:style-name="P123"><text:span text:style-name="Source_20_Text"><text:span text:style-name="T132">class</text:span></text:span><text:span text:style-name="Source_20_Text"><text:span text:style-name="T138"> IndexController </text:span></text:span><text:span text:style-name="Source_20_Text"><text:span text:style-name="T132">extends</text:span></text:span><text:span text:style-name="Source_20_Text"><text:span text:style-name="T138"> AbstractActionController </text:span></text:span></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26">/** </text:span></text:span></text:p>
      <text:p text:style-name="P162"><text:span text:style-name="Source_20_Text"><text:span text:style-name="T127"><text:s text:c="3"/></text:span></text:span><text:span text:style-name="Source_20_Text"><text:span text:style-name="T126">* We override the parent class' ondispatch() method to</text:span></text:span></text:p>
      <text:p text:style-name="P162"><text:span text:style-name="Source_20_Text"><text:span text:style-name="T127"><text:s text:c="3"/></text:span></text:span><text:span text:style-name="Source_20_Text"><text:span text:style-name="T126">* set an alternative layout for all actions in this controller.</text:span></text:span></text:p>
      <text:p text:style-name="P162"><text:span text:style-name="Source_20_Text"><text:span text:style-name="T127"><text:s text:c="3"/></text:span></text:span><text:span text:style-name="Source_20_Text"><text:span text:style-name="T126">*/</text:span></text:span></text:p>
      <text:p text:style-name="P123"><text:span text:style-name="Source_20_Text"><text:span text:style-name="T139"><text:s text:c="2"/></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ondispatch</text:span></text:span><text:span text:style-name="Source_20_Text"><text:span text:style-name="T149">(</text:span></text:span><text:span text:style-name="Source_20_Text"><text:span text:style-name="T138">MvcEvent </text:span></text:span><text:span text:style-name="Source_20_Text"><text:span text:style-name="T156">$e</text:span></text:span><text:span text:style-name="Source_20_Text"><text:span text:style-name="T149">)</text:span></text:span><text:span text:style-name="Source_20_Text"><text:span text:style-name="T138"> </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39"><text:s text:c="4"/></text:span></text:span><text:span text:style-name="Source_20_Text"><text:span text:style-name="T126">// Call the base class' ondispatch() first and grab the response</text:span></text:span></text:p>
      <text:p text:style-name="P123"><text:span text:style-name="Source_20_Text"><text:span text:style-name="T139"><text:s text:c="4"/></text:span></text:span><text:span text:style-name="Source_20_Text"><text:span text:style-name="T156">$respons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32">parent</text:span></text:span><text:span text:style-name="Source_20_Text"><text:span text:style-name="T149">::</text:span></text:span><text:span text:style-name="Source_20_Text"><text:span text:style-name="T162">ondispatch</text:span></text:span><text:span text:style-name="Source_20_Text"><text:span text:style-name="T149">(</text:span></text:span><text:span text:style-name="Source_20_Text"><text:span text:style-name="T156">$e</text:span></text:span><text:span text:style-name="Source_20_Text"><text:span text:style-name="T149">);</text:span></text:span><text:span text:style-name="Source_20_Text"><text:span text:style-name="T138"> <text:s text:c="7"/></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26">// Set alternative layout</text:span></text:span></text:p>
      <text:p text:style-name="P123"><text:span text:style-name="Source_20_Text"><text:span text:style-name="T139"><text:s text:c="4"/></text:span></text:span><text:span text:style-name="Source_20_Text"><text:span text:style-name="T138">$this</text:span></text:span><text:span text:style-name="Source_20_Text"><text:span text:style-name="T167">-&gt;</text:span></text:span><text:span text:style-name="Source_20_Text"><text:span text:style-name="T162">layout</text:span></text:span><text:span text:style-name="Source_20_Text"><text:span text:style-name="T149">()</text:span></text:span><text:span text:style-name="Source_20_Text"><text:span text:style-name="T167">-&gt;</text:span></text:span><text:span text:style-name="Source_20_Text"><text:span text:style-name="T162">setTemplate</text:span></text:span><text:span text:style-name="Source_20_Text"><text:span text:style-name="T149">(</text:span></text:span><text:span text:style-name="Source_20_Text"><text:span text:style-name="T178">'layout/layout2'</text:span></text:span><text:span text:style-name="Source_20_Text"><text:span text:style-name="T149">);</text:span></text:span><text:span text:style-name="Source_20_Text"><text:span text:style-name="T138"> <text:s text:c="15"/></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26">// Return the response</text:span></text:span></text:p>
      <text:p text:style-name="P123"><text:span text:style-name="Source_20_Text"><text:span text:style-name="T139"><text:s text:c="4"/></text:span></text:span><text:span text:style-name="Source_20_Text"><text:span text:style-name="T132">return</text:span></text:span><text:span text:style-name="Source_20_Text"><text:span text:style-name="T138"> </text:span></text:span><text:span text:style-name="Source_20_Text"><text:span text:style-name="T156">$response</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49">}</text:span></text:span></text:p>
      <text:p text:style-name="P157"/>
      <text:h text:style-name="P154" text:outline-level="2"><text:bookmark text:name="Partial_Views"/>6.5. Visualizações parciais</text:h>
      <text:p text:style-name="P40"><text:span text:style-name="T8"><text:tab/>Uma visualização </text:span><text:span text:style-name="Emphasis"><text:span text:style-name="T74">parcial</text:span></text:span><text:span text:style-name="T8"> é um arquivo de modelo de visualização </text:span><text:span text:style-name="Emphasis"><text:span text:style-name="T74">.phtml</text:span></text:span><text:span text:style-name="T8">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27">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0"><text:span text:style-name="T8"><text:tab/>primeiro, vamos adicionar o método </text:span><text:span text:style-name="Source_20_Text"><text:span text:style-name="T9">partialdemoAction()</text:span></text:span><text:span text:style-name="T8"> ao controlador Index. </text:span><text:span text:style-name="T26">Lembrar</text:span><text:span text:style-name="T22"> de criar a rota para este método de ação no arquivo module.config.</text:span><text:span text:style-name="T64">php</text:span><text:span text:style-name="T22">, </text:span><text:span text:style-name="T23">conforme abaixo </text:span><text:span text:style-name="T26">(</text:span><text:span text:style-name="T72">t</text:span><text:span text:style-name="T73">recho de código criado por mim</text:span><text:span text:style-name="T26">)</text:span><text:span text:style-name="T25">.</text:span></text:p>
      <text:p text:style-name="P151"/>
      <text:p text:style-name="P124"><text:span text:style-name="Source_20_Text"><text:span text:style-name="T138">?PHP</text:span></text:span></text:p>
      <text:p text:style-name="P124"><text:span text:style-name="Source_20_Text"><text:span text:style-name="T149">//...,</text:span></text:span></text:p>
      <text:p text:style-name="P124"><text:span text:style-name="Source_20_Text"><text:span text:style-name="T149">'partial-demo' =&gt; [</text:span></text:span></text:p>
      <text:p text:style-name="P124"><text:span text:style-name="Source_20_Text"><text:span text:style-name="T149"><text:s text:c="3"/>'type' <text:s text:c="3"/>=&gt; Literal::class,</text:span></text:span></text:p>
      <text:p text:style-name="P124"><text:span text:style-name="Source_20_Text"><text:span text:style-name="T149"><text:s text:c="5"/>'options' =&gt; [</text:span></text:span></text:p>
      <text:p text:style-name="P124"><text:soft-page-break/><text:span text:style-name="Source_20_Text"><text:span text:style-name="T149"><text:s text:c="9"/>'route' <text:s text:c="3"/>=&gt; '/partial-demo',</text:span></text:span></text:p>
      <text:p text:style-name="P124"><text:span text:style-name="Source_20_Text"><text:span text:style-name="T149"><text:s text:c="9"/>'defaults' =&gt; [</text:span></text:span></text:p>
      <text:p text:style-name="P124"><text:span text:style-name="Source_20_Text"><text:span text:style-name="T149"><text:s text:c="14"/>'controller' =&gt; Controller\IndexController::class,</text:span></text:span></text:p>
      <text:p text:style-name="P124"><text:span text:style-name="Source_20_Text"><text:span text:style-name="T149"><text:s text:c="15"/>'action' <text:s text:c="4"/>=&gt; 'partial-demo',</text:span></text:span></text:p>
      <text:p text:style-name="P124"><text:span text:style-name="Source_20_Text"><text:span text:style-name="T149"><text:s text:c="9"/>],</text:span></text:span></text:p>
      <text:p text:style-name="P124"><text:span text:style-name="Source_20_Text"><text:span text:style-name="T149"><text:s text:c="6"/>],</text:span></text:span></text:p>
      <text:p text:style-name="P124"><text:span text:style-name="Source_20_Text"><text:span text:style-name="T149">]</text:span></text:span></text:p>
      <text:p text:style-name="P124"><text:span text:style-name="Source_20_Text"><text:span text:style-name="T149">//...,</text:span></text:span></text:p>
      <text:p text:style-name="P64"/>
      <text:p text:style-name="P44"><text:span text:style-name="T23"><text:tab/>primeiro, vamos adicionar o método </text:span><text:span text:style-name="Source_20_Text"><text:span text:style-name="T24">partialdemoAction()</text:span></text:span><text:span text:style-name="T23"> ao controlador Index:</text:span></text:p>
      <text:p text:style-name="P65"/>
      <text:p text:style-name="P123"><text:span text:style-name="Source_20_Text"><text:span text:style-name="T126">// An action that demonstrates the usage of partial views.</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partialdemoAction</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56">$product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1</text:span></text:span><text:span text:style-name="Source_20_Text"><text:span text:style-name="T149">,</text:span></text:span></text:p>
      <text:p text:style-name="P123"><text:span text:style-name="Source_20_Text"><text:span text:style-name="T139"><text:s text:c="6"/></text:span></text:span><text:span text:style-name="Source_20_Text"><text:span text:style-name="T178">'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digital Camera'</text:span></text:span><text:span text:style-name="Source_20_Text"><text:span text:style-name="T149">,</text:span></text:span></text:p>
      <text:p text:style-name="P123"><text:span text:style-name="Source_20_Text"><text:span text:style-name="T139"><text:s text:c="6"/></text:span></text:span><text:span text:style-name="Source_20_Text"><text:span text:style-name="T178">'pric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99.95</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2</text:span></text:span><text:span text:style-name="Source_20_Text"><text:span text:style-name="T149">,</text:span></text:span></text:p>
      <text:p text:style-name="P123"><text:span text:style-name="Source_20_Text"><text:span text:style-name="T139"><text:s text:c="6"/></text:span></text:span><text:span text:style-name="Source_20_Text"><text:span text:style-name="T178">'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Tripod'</text:span></text:span><text:span text:style-name="Source_20_Text"><text:span text:style-name="T149">,</text:span></text:span></text:p>
      <text:p text:style-name="P123"><text:span text:style-name="Source_20_Text"><text:span text:style-name="T139"><text:s text:c="6"/></text:span></text:span><text:span text:style-name="Source_20_Text"><text:span text:style-name="T178">'pric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29.95</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3</text:span></text:span><text:span text:style-name="Source_20_Text"><text:span text:style-name="T149">,</text:span></text:span></text:p>
      <text:p text:style-name="P123"><text:span text:style-name="Source_20_Text"><text:span text:style-name="T139"><text:s text:c="6"/></text:span></text:span><text:span text:style-name="Source_20_Text"><text:span text:style-name="T178">'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Camera Case'</text:span></text:span><text:span text:style-name="Source_20_Text"><text:span text:style-name="T149">,</text:span></text:span></text:p>
      <text:p text:style-name="P123"><text:span text:style-name="Source_20_Text"><text:span text:style-name="T139"><text:s text:c="6"/></text:span></text:span><text:span text:style-name="Source_20_Text"><text:span text:style-name="T178">'pric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2.99</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4</text:span></text:span><text:span text:style-name="Source_20_Text"><text:span text:style-name="T149">,</text:span></text:span></text:p>
      <text:p text:style-name="P123"><text:span text:style-name="Source_20_Text"><text:span text:style-name="T139"><text:s text:c="6"/></text:span></text:span><text:span text:style-name="Source_20_Text"><text:span text:style-name="T178">'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Batteries'</text:span></text:span><text:span text:style-name="Source_20_Text"><text:span text:style-name="T149">,</text:span></text:span></text:p>
      <text:p text:style-name="P123"><text:span text:style-name="Source_20_Text"><text:span text:style-name="T139"><text:s text:c="6"/></text:span></text:span><text:span text:style-name="Source_20_Text"><text:span text:style-name="T178">'pric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39.99</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5</text:span></text:span><text:span text:style-name="Source_20_Text"><text:span text:style-name="T149">,</text:span></text:span></text:p>
      <text:p text:style-name="P123"><text:span text:style-name="Source_20_Text"><text:span text:style-name="T139"><text:s text:c="6"/></text:span></text:span><text:span text:style-name="Source_20_Text"><text:span text:style-name="T178">'nam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Charger'</text:span></text:span><text:span text:style-name="Source_20_Text"><text:span text:style-name="T149">,</text:span></text:span></text:p>
      <text:p text:style-name="P123"><text:span text:style-name="Source_20_Text"><text:span text:style-name="T139"><text:s text:c="6"/></text:span></text:span><text:span text:style-name="Source_20_Text"><text:span text:style-name="T178">'price'</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3">29.99</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2"/></text:span></text:span><text:span text:style-name="Source_20_Text"><text:span text:style-name="T132">return</text:span></text:span><text:span text:style-name="Source_20_Text"><text:span text:style-name="T138"> </text:span></text:span><text:span text:style-name="Source_20_Text"><text:span text:style-name="T132">new</text:span></text:span><text:span text:style-name="Source_20_Text"><text:span text:style-name="T138"> ViewModel</text:span></text:span><text:span text:style-name="Source_20_Text"><text:span text:style-name="T149">([</text:span></text:span><text:span text:style-name="Source_20_Text"><text:span text:style-name="T178">'product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56">$products</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8">.</text:span></text:p>
      <text:p text:style-name="P40"><text:soft-page-break/><text:span text:style-name="T8"><text:tab/>Em seguida, adicione o arquivo de modelo </text:span><text:span text:style-name="Emphasis"><text:span text:style-name="T74">parcial-demo.phtml</text:span></text:span><text:span text:style-name="T8"> :</text:span></text:p>
      <text:p text:style-name="P54"/>
      <text:p text:style-name="P123"><text:span text:style-name="Source_20_Text"><text:span text:style-name="T138">&lt;?PHP</text:span></text:span></text:p>
      <text:p text:style-name="P123"><text:span text:style-name="Source_20_Text"><text:span text:style-name="T138">$this</text:span></text:span><text:span text:style-name="Source_20_Text"><text:span text:style-name="T167">-&gt;</text:span></text:span><text:span text:style-name="Source_20_Text"><text:span text:style-name="T162">headTitle</text:span></text:span><text:span text:style-name="Source_20_Text"><text:span text:style-name="T149">(</text:span></text:span><text:span text:style-name="Source_20_Text"><text:span text:style-name="T178">'partial View demo'</text:span></text:span><text:span text:style-name="Source_20_Text"><text:span text:style-name="T149">);</text:span></text:span></text:p>
      <text:p text:style-name="P123"><text:span text:style-name="Source_20_Text"><text:span text:style-name="T138">?&gt;</text:span></text:span></text:p>
      <text:p text:style-name="P164"/>
      <text:p text:style-name="P123"><text:span text:style-name="Source_20_Text"><text:span text:style-name="T149">&lt;</text:span></text:span><text:span text:style-name="Source_20_Text"><text:span text:style-name="T173">h1</text:span></text:span><text:span text:style-name="Source_20_Text"><text:span text:style-name="T149">&gt;</text:span></text:span><text:span text:style-name="Source_20_Text"><text:span text:style-name="T138">partial View demo</text:span></text:span><text:span text:style-name="Source_20_Text"><text:span text:style-name="T149">&lt;/</text:span></text:span><text:span text:style-name="Source_20_Text"><text:span text:style-name="T173">h1</text:span></text:span><text:span text:style-name="Source_20_Text"><text:span text:style-name="T149">&gt;</text:span></text:span></text:p>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39"><text:s text:c="4"/></text:span></text:span><text:span text:style-name="Source_20_Text"><text:span text:style-name="T138">Below</text:span></text:span><text:span text:style-name="Source_20_Text"><text:span text:style-name="T149">,</text:span></text:span><text:span text:style-name="Source_20_Text"><text:span text:style-name="T138"> the table of products is presented</text:span></text:span><text:span text:style-name="Source_20_Text"><text:span text:style-name="T149">.</text:span></text:span><text:span text:style-name="Source_20_Text"><text:span text:style-name="T138"> It is rendered with the help of</text:span></text:span></text:p>
      <text:p text:style-name="P123"><text:span text:style-name="Source_20_Text"><text:span text:style-name="T139"><text:s text:c="4"/></text:span></text:span><text:span text:style-name="Source_20_Text"><text:span text:style-name="T138">partial views</text:span></text:span><text:span text:style-name="Source_20_Text"><text:span text:style-name="T149">.</text:span></text:span></text:p>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49">&lt;</text:span></text:span><text:span text:style-name="Source_20_Text"><text:span text:style-name="T173">table </text:span></text:span><text:span text:style-name="Source_20_Text"><text:span text:style-name="T178">class</text:span></text:span><text:span text:style-name="Source_20_Text"><text:span text:style-name="T149">="</text:span></text:span><text:span text:style-name="Source_20_Text"><text:span text:style-name="T132">table table-striped table-hover</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tr</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th</text:span></text:span><text:span text:style-name="Source_20_Text"><text:span text:style-name="T149">&gt;</text:span></text:span><text:span text:style-name="Source_20_Text"><text:span text:style-name="T173">Id</text:span></text:span><text:span text:style-name="Source_20_Text"><text:span text:style-name="T149">&lt;/</text:span></text:span><text:span text:style-name="Source_20_Text"><text:span text:style-name="T173">th</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th</text:span></text:span><text:span text:style-name="Source_20_Text"><text:span text:style-name="T149">&gt;</text:span></text:span><text:span text:style-name="Source_20_Text"><text:span text:style-name="T138">product</text:span></text:span><text:span text:style-name="Source_20_Text"><text:span text:style-name="T149">&lt;/</text:span></text:span><text:span text:style-name="Source_20_Text"><text:span text:style-name="T173">th</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th</text:span></text:span><text:span text:style-name="Source_20_Text"><text:span text:style-name="T149">&gt;</text:span></text:span><text:span text:style-name="Source_20_Text"><text:span text:style-name="T138">price</text:span></text:span><text:span text:style-name="Source_20_Text"><text:span text:style-name="T149">&lt;/</text:span></text:span><text:span text:style-name="Source_20_Text"><text:span text:style-name="T173">th</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tr</text:span></text:span><text:span text:style-name="Source_20_Text"><text:span text:style-name="T149">&gt;</text:span></text:span></text:p>
      <text:p text:style-name="P164"/>
      <text:p text:style-name="P123"><text:span text:style-name="Source_20_Text"><text:span text:style-name="T139"><text:s text:c="2"/></text:span></text:span><text:span text:style-name="Source_20_Text"><text:span text:style-name="T138">&lt;?PHP </text:span></text:span></text:p>
      <text:p text:style-name="P123"><text:span text:style-name="Source_20_Text"><text:span text:style-name="T139"><text:s text:c="4"/></text:span></text:span><text:span text:style-name="Source_20_Text"><text:span text:style-name="T132">foreach</text:span></text:span><text:span text:style-name="Source_20_Text"><text:span text:style-name="T138"> </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3">products</text:span></text:span><text:span text:style-name="Source_20_Text"><text:span text:style-name="T138"> </text:span></text:span><text:span text:style-name="Source_20_Text"><text:span text:style-name="T132">as</text:span></text:span><text:span text:style-name="Source_20_Text"><text:span text:style-name="T138"> </text:span></text:span><text:span text:style-name="Source_20_Text"><text:span text:style-name="T156">$product</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6"/></text:span></text:span><text:span text:style-name="Source_20_Text"><text:span text:style-name="T132">echo</text:span></text:span><text:span text:style-name="Source_20_Text"><text:span text:style-name="T138"> $this</text:span></text:span><text:span text:style-name="Source_20_Text"><text:span text:style-name="T167">-&gt;</text:span></text:span><text:span text:style-name="Source_20_Text"><text:span text:style-name="T162">partial</text:span></text:span><text:span text:style-name="Source_20_Text"><text:span text:style-name="T149">(</text:span></text:span><text:span text:style-name="Source_20_Text"><text:span text:style-name="T178">'application/index/table-row'</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78">'product'</text:span></text:span><text:span text:style-name="Source_20_Text"><text:span text:style-name="T167">=&gt;</text:span></text:span><text:span text:style-name="Source_20_Text"><text:span text:style-name="T156">$product</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 text:c="3"/></text:span></text:span></text:p>
      <text:p text:style-name="P123"><text:span text:style-name="Source_20_Text"><text:span text:style-name="T139"><text:s text:c="2"/></text:span></text:span><text:span text:style-name="Source_20_Text"><text:span text:style-name="T138">?&gt; <text:s text:c="3"/></text:span></text:span></text:p>
      <text:p text:style-name="P123"><text:span text:style-name="Source_20_Text"><text:span text:style-name="T149">&lt;/</text:span></text:span><text:span text:style-name="Source_20_Text"><text:span text:style-name="T173">table</text:span></text:span><text:span text:style-name="Source_20_Text"><text:span text:style-name="T149">&gt;</text:span></text:span></text:p>
      <text:p text:style-name="P54"/>
      <text:p text:style-name="P40"><text:span text:style-name="T8"><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28">partial</text:span></text:span><text:span text:style-name="T8">.</text:span></text:p>
      <text:p text:style-name="P40"><text:span text:style-name="T8"><text:tab/>O primeiro argumento do auxiliar de visualização </text:span><text:span text:style-name="Source_20_Text"><text:span text:style-name="T228">partial</text:span></text:span><text:span text:style-name="T8"> é o nome do arquivo de modelo de visualização parcial ("application/index/table-row").</text:span></text:p>
      <text:p text:style-name="P40"><text:span text:style-name="T8"><text:tab/>O segundo argumento do auxiliar de visualização </text:span><text:span text:style-name="Source_20_Text"><text:span text:style-name="T184">partial</text:span></text:span><text:span text:style-name="T8"> deve ser uma matriz de argumentos passados para o modelo de visualização. Eles estarão acessíveis da mesma forma como se você os passasse com a variável container </text:span><text:span text:style-name="Source_20_Text"><text:span text:style-name="T228">ViewModel</text:span></text:span><text:span text:style-name="T8">.</text:span></text:p>
      <text:p text:style-name="P40"><text:span text:style-name="T8"><text:tab/></text:span><text:span text:style-name="T65">P</text:span><text:span text:style-name="T8">or fim, crie o modelo de visualização </text:span><text:span text:style-name="Emphasis"><text:span text:style-name="T74">table-row.phtml</text:span></text:span><text:span text:style-name="T8"> , que será usado como modelo de visualização parcial:</text:span></text:p>
      <text:p text:style-name="P123"><text:span text:style-name="Source_20_Text"><text:span text:style-name="T149">&lt;</text:span></text:span><text:span text:style-name="Source_20_Text"><text:span text:style-name="T173">tr</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td</text:span></text:span><text:span text:style-name="Source_20_Text"><text:span text:style-name="T149">&gt;</text:span></text:span><text:span text:style-name="Source_20_Text"><text:span text:style-name="T138"> &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73">product</text:span></text:span><text:span text:style-name="Source_20_Text"><text:span text:style-name="T149">[</text:span></text:span><text:span text:style-name="Source_20_Text"><text:span text:style-name="T178">'id'</text:span></text:span><text:span text:style-name="Source_20_Text"><text:span text:style-name="T149">]</text:span></text:span><text:span text:style-name="Source_20_Text"><text:span text:style-name="T138"> ?&gt; </text:span></text:span><text:span text:style-name="Source_20_Text"><text:span text:style-name="T149">&lt;/</text:span></text:span><text:span text:style-name="Source_20_Text"><text:span text:style-name="T173">td</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td</text:span></text:span><text:span text:style-name="Source_20_Text"><text:span text:style-name="T149">&gt;</text:span></text:span><text:span text:style-name="Source_20_Text"><text:span text:style-name="T138"> &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73">product</text:span></text:span><text:span text:style-name="Source_20_Text"><text:span text:style-name="T149">[</text:span></text:span><text:span text:style-name="Source_20_Text"><text:span text:style-name="T178">'name'</text:span></text:span><text:span text:style-name="Source_20_Text"><text:span text:style-name="T149">]</text:span></text:span><text:span text:style-name="Source_20_Text"><text:span text:style-name="T138"> ?&gt; </text:span></text:span><text:span text:style-name="Source_20_Text"><text:span text:style-name="T149">&lt;/</text:span></text:span><text:span text:style-name="Source_20_Text"><text:span text:style-name="T173">td</text:span></text:span><text:span text:style-name="Source_20_Text"><text:span text:style-name="T149">&gt;</text:span></text:span></text:p>
      <text:p text:style-name="P123"><text:span text:style-name="Source_20_Text"><text:span text:style-name="T139"><text:s text:c="2"/></text:span></text:span><text:span text:style-name="Source_20_Text"><text:span text:style-name="T149">&lt;</text:span></text:span><text:span text:style-name="Source_20_Text"><text:span text:style-name="T173">td</text:span></text:span><text:span text:style-name="Source_20_Text"><text:span text:style-name="T149">&gt;</text:span></text:span><text:span text:style-name="Source_20_Text"><text:span text:style-name="T138"> &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73">product</text:span></text:span><text:span text:style-name="Source_20_Text"><text:span text:style-name="T149">[</text:span></text:span><text:span text:style-name="Source_20_Text"><text:span text:style-name="T178">'price'</text:span></text:span><text:span text:style-name="Source_20_Text"><text:span text:style-name="T149">]</text:span></text:span><text:span text:style-name="Source_20_Text"><text:span text:style-name="T138"> ?&gt; </text:span></text:span><text:span text:style-name="Source_20_Text"><text:span text:style-name="T149">&lt;/</text:span></text:span><text:span text:style-name="Source_20_Text"><text:span text:style-name="T173">td</text:span></text:span><text:span text:style-name="Source_20_Text"><text:span text:style-name="T149">&gt;</text:span></text:span></text:p>
      <text:p text:style-name="P123"><text:span text:style-name="Source_20_Text"><text:span text:style-name="T149">&lt;/</text:span></text:span><text:span text:style-name="Source_20_Text"><text:span text:style-name="T173">tr</text:span></text:span><text:span text:style-name="Source_20_Text"><text:span text:style-name="T149">&gt;</text:span></text:span></text:p>
      <text:p text:style-name="P1"/>
      <text:p text:style-name="P1"><text:tab/>No modelo de visualização acima, apenas renderizamos uma única linha da tabela.</text:p>
      <text:p text:style-name="P40"><text:soft-page-break/><text:span text:style-name="T8"><text:tab/></text:span><text:span text:style-name="T66">P</text:span><text:span text:style-name="T8">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8">" na barra de navegação do seu navegador. Você deve ver algo como na figura 6.5.</text:span></text:p>
      <text:p text:style-name="P54"/>
      <text:p text:style-name="P104"><text:span text:style-name="T212"><draw:a xlink:type="simple" xlink:href="https://olegkrivtsov.github.io/using-zend-framework-3-book/html/en/images/appearance/partial_demo.png" office:target-frame-name="_blank" xlink:show="new"><draw:frame draw:style-name="fr3"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07">Figura 6.5. As linhas da tabela são renderizadas por visualizações parciais</text:p>
      <text:p text:style-name="P158"/>
      <text:h text:style-name="P154" text:outline-level="2"><text:bookmark text:name="Placeholder_View_Helper"/>6.6. Assistente de visualização de espaço reservado</text:h>
      <text:p text:style-name="P40"><text:span text:style-name="T8"><text:tab/>O </text:span><text:span text:style-name="Source_20_Text"><text:span text:style-name="T184">Placeholder </text:span></text:span><text:span text:style-name="T8">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8">lo</text:span><text:span text:style-name="T115">13</text:span><text:span text:style-name="T8"> para uso posterior. Assim, de forma análoga ao view helper </text:span><text:span text:style-name="T80">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86">artial</text:span></text:span></text:a><text:span text:style-name="T8">, permite compor sua página de várias peças.</text:span></text:p>
      <text:p text:style-name="P54"/>
      <text:p text:style-name="P39"><text:span text:style-name="T219">13)</text:span><text:span text:style-name="T218"> O auxiliar de visualização </text:span><text:span text:style-name="Source_20_Text"><text:span text:style-name="T211">Placeholder </text:span></text:span><text:span text:style-name="T218">armazena os dados n</text:span><text:span text:style-name="T220">a sessão de</text:span><text:span text:style-name="T218"> armazenamento do PHP. Então, em teoria, você pode até capturar conteúdo em uma página e depois renderizar/usar em outra.</text:span></text:p>
      <text:p text:style-name="P54"/>
      <text:p text:style-name="P40"><text:span text:style-name="T8"><text:tab/>Por exemplo, você pode usar o auxiliar de visualização </text:span><text:span text:style-name="Source_20_Text"><text:span text:style-name="T184">Placeholder</text:span></text:span><text:span text:style-name="T8"> em conjunto com o auxiliar de visualização </text:span><text:span text:style-name="Source_20_Text"><text:span text:style-name="T188">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84">artial</text:span></text:span></text:a><text:span text:style-name="T8">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40"><text:span text:style-name="T8"><text:tab/>Para demonstrar como herdar um layout, criaremos o modelo de visualização </text:span><text:span text:style-name="Emphasis"><text:span text:style-name="T74">layout2.phtml</text:span></text:span><text:span text:style-name="T8"> , que herdará o modelo padrão </text:span><text:span text:style-name="Emphasis"><text:span text:style-name="T74">layout.phtml</text:span></text:span><text:span text:style-name="T8">, e adicionaremos a barra de anúncios à direita da página. Manter os anúncios no layout seria útil se você planeja lucrar com a exibição de anúncios comerciais em todas (ou na maioria) das páginas do seu site.</text:span></text:p>
      <text:p text:style-name="P40"><text:span text:style-name="T8"><text:tab/>Coloque o seguinte código no arquivo de modelo </text:span><text:span text:style-name="Emphasis"><text:span text:style-name="T74">layout2.phtml :</text:span></text:span></text:p>
      <text:p text:style-name="P40"><text:span text:style-name="Emphasis"><text:span text:style-name="T74"/></text:span></text:p>
      <text:p text:style-name="P123"><text:span text:style-name="Source_20_Text"><text:span text:style-name="T138">&lt;?php $this</text:span></text:span><text:span text:style-name="Source_20_Text"><text:span text:style-name="T167">-&gt;</text:span></text:span><text:span text:style-name="Source_20_Text"><text:span text:style-name="T162">placeholder</text:span></text:span><text:span text:style-name="Source_20_Text"><text:span text:style-name="T149">(</text:span></text:span><text:span text:style-name="Source_20_Text"><text:span text:style-name="T178">'content'</text:span></text:span><text:span text:style-name="Source_20_Text"><text:span text:style-name="T149">)</text:span></text:span><text:span text:style-name="Source_20_Text"><text:span text:style-name="T167">-&gt;</text:span></text:span><text:span text:style-name="Source_20_Text"><text:span text:style-name="T162">captureStart</text:span></text:span><text:span text:style-name="Source_20_Text"><text:span text:style-name="T149">();</text:span></text:span><text:span text:style-name="Source_20_Text"><text:span text:style-name="T138"> ?&gt;</text:span></text:span></text:p>
      <text:p text:style-name="P123"><text:span text:style-name="Source_20_Text"><text:span text:style-name="T138"/></text:span></text:p>
      <text:p text:style-name="P123"><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row</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md-8</text:span></text:span><text:span text:style-name="Source_20_Text"><text:span text:style-name="T149">"&gt;</text:span></text:span></text:p>
      <text:p text:style-name="P123"><text:span text:style-name="Source_20_Text"><text:span text:style-name="T139"><text:s text:c="4"/></text:span></text:span><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73">content</text:span></text:span><text:span text:style-name="Source_20_Text"><text:span text:style-name="T149">;</text:span></text:span><text:span text:style-name="Source_20_Text"><text:span text:style-name="T138"> ?&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md-4</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panel panel-default</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panel-heading</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h3 </text:span></text:span><text:span text:style-name="Source_20_Text"><text:span text:style-name="T178">class</text:span></text:span><text:span text:style-name="Source_20_Text"><text:span text:style-name="T149">="</text:span></text:span><text:span text:style-name="Source_20_Text"><text:span text:style-name="T132">panel-title</text:span></text:span><text:span text:style-name="Source_20_Text"><text:span text:style-name="T149">"&gt;</text:span></text:span><text:span text:style-name="Source_20_Text"><text:span text:style-name="T138">Ads</text:span></text:span><text:span text:style-name="Source_20_Text"><text:span text:style-name="T149">&lt;/</text:span></text:span><text:span text:style-name="Source_20_Text"><text:span text:style-name="T173">h3</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panel-body</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strong</text:span></text:span><text:span text:style-name="Source_20_Text"><text:span text:style-name="T149">&gt;</text:span></text:span><text:span text:style-name="Source_20_Text"><text:span text:style-name="T138">Zend Framework </text:span></text:span><text:span text:style-name="Source_20_Text"><text:span text:style-name="T173">3</text:span></text:span><text:span text:style-name="Source_20_Text"><text:span text:style-name="T138"> Book</text:span></text:span><text:span text:style-name="Source_20_Text"><text:span text:style-name="T149">&lt;/</text:span></text:span><text:span text:style-name="Source_20_Text"><text:span text:style-name="T173">strong</text:span></text:span><text:span text:style-name="Source_20_Text"><text:span text:style-name="T149">&gt;</text:span></text:span></text:p>
      <text:p text:style-name="P123"><text:span text:style-name="Source_20_Text"><text:span text:style-name="T139"><text:s text:c="12"/></text:span></text:span><text:span text:style-name="Source_20_Text"><text:span text:style-name="T149">&lt;</text:span></text:span><text:span text:style-name="Source_20_Text"><text:span text:style-name="T173">p</text:span></text:span><text:span text:style-name="Source_20_Text"><text:span text:style-name="T149">&gt;</text:span></text:span><text:span text:style-name="Source_20_Text"><text:span text:style-name="T138">Learn how to create modern web applications with </text:span></text:span><text:span text:style-name="Source_20_Text"><text:span text:style-name="T173">PHP</text:span></text:span><text:span text:style-name="Source_20_Text"><text:span text:style-name="T138"> </text:span></text:span></text:p>
      <text:p text:style-name="P123"><text:span text:style-name="Source_20_Text"><text:span text:style-name="T139"><text:s text:c="16"/></text:span></text:span><text:span text:style-name="Source_20_Text"><text:span text:style-name="T132">and</text:span></text:span><text:span text:style-name="Source_20_Text"><text:span text:style-name="T138"> Zend Framework </text:span></text:span><text:span text:style-name="Source_20_Text"><text:span text:style-name="T173">3</text:span></text:span><text:span text:style-name="Source_20_Text"><text:span text:style-name="T149">&lt;/</text:span></text:span><text:span text:style-name="Source_20_Text"><text:span text:style-name="T173">p</text:span></text:span><text:span text:style-name="Source_20_Text"><text:span text:style-name="T149">&gt;</text:span></text:span><text:span text:style-name="Source_20_Text"><text:span text:style-name="T138"> <text:s text:c="11"/></text:span></text:span></text:p>
      <text:p text:style-name="P123"><text:span text:style-name="Source_20_Text"><text:span text:style-name="T139"><text:s text:c="12"/></text:span></text:span><text:span text:style-name="Source_20_Text"><text:span text:style-name="T167">&lt;</text:span></text:span><text:span text:style-name="Source_20_Text"><text:span text:style-name="T138">a target</text:span></text:span><text:span text:style-name="Source_20_Text"><text:span text:style-name="T167">=</text:span></text:span><text:span text:style-name="Source_20_Text"><text:span text:style-name="T178">"_blank"</text:span></text:span><text:span text:style-name="Source_20_Text"><text:span text:style-name="T138"> </text:span></text:span></text:p>
      <text:p text:style-name="P123"><text:span text:style-name="Source_20_Text"><text:span text:style-name="T139"><text:s text:c="15"/></text:span></text:span><text:span text:style-name="Source_20_Text"><text:span text:style-name="T138">href</text:span></text:span><text:span text:style-name="Source_20_Text"><text:span text:style-name="T167">=</text:span></text:span><text:span text:style-name="Source_20_Text"><text:span text:style-name="T138">"https</text:span></text:span><text:span text:style-name="Source_20_Text"><text:span text:style-name="T149">:</text:span></text:span><text:span text:style-name="Source_20_Text"><text:span text:style-name="T126">//</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26">"&gt;</text:span></text:span></text:p>
      <text:p text:style-name="P162"><text:span text:style-name="Source_20_Text"><text:span text:style-name="T139"><text:s text:c="15"/></text:span></text:span><text:span text:style-name="Source_20_Text"><text:span text:style-name="T138">Learn More</text:span></text:span></text:p>
      <text:p text:style-name="P123"><text:span text:style-name="Source_20_Text"><text:span text:style-name="T139"><text:s text:c="12"/></text:span></text:span><text:span text:style-name="Source_20_Text"><text:span text:style-name="T149">&lt;/</text:span></text:span><text:span text:style-name="Source_20_Text"><text:span text:style-name="T173">a</text:span></text:span><text:span text:style-name="Source_20_Text"><text:span text:style-name="T149">&gt;</text:span></text:span></text:p>
      <text:p text:style-name="P123"><text:span text:style-name="Source_20_Text"><text:span text:style-name="T139"><text:s text:c="10"/></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8"/></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39"><text:s text:c="4"/></text:span></text:span><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49">&lt;/</text:span></text:span><text:span text:style-name="Source_20_Text"><text:span text:style-name="T173">div</text:span></text:span><text:span text:style-name="Source_20_Text"><text:span text:style-name="T149">&gt;</text:span></text:span></text:p>
      <text:p text:style-name="P123"><text:span text:style-name="Source_20_Text"><text:span text:style-name="T149"/></text:span></text:p>
      <text:p text:style-name="P123"><text:span text:style-name="Source_20_Text"><text:span text:style-name="T138">&lt;?php </text:span></text:span></text:p>
      <text:p text:style-name="P123"><text:span text:style-name="Source_20_Text"><text:span text:style-name="T139"><text:s text:c="2"/></text:span></text:span><text:span text:style-name="Source_20_Text"><text:span text:style-name="T138">$this</text:span></text:span><text:span text:style-name="Source_20_Text"><text:span text:style-name="T167">-&gt;</text:span></text:span><text:span text:style-name="Source_20_Text"><text:span text:style-name="T162">placeholder</text:span></text:span><text:span text:style-name="Source_20_Text"><text:span text:style-name="T149">(</text:span></text:span><text:span text:style-name="Source_20_Text"><text:span text:style-name="T178">'content'</text:span></text:span><text:span text:style-name="Source_20_Text"><text:span text:style-name="T149">)</text:span></text:span><text:span text:style-name="Source_20_Text"><text:span text:style-name="T167">-&gt;</text:span></text:span><text:span text:style-name="Source_20_Text"><text:span text:style-name="T162">captureEnd</text:span></text:span><text:span text:style-name="Source_20_Text"><text:span text:style-name="T149">();</text:span></text:span><text:span text:style-name="Source_20_Text"><text:span text:style-name="T138"> </text:span></text:span></text:p>
      <text:p text:style-name="P123"><text:span text:style-name="Source_20_Text"><text:span text:style-name="T139"><text:s text:c="2"/></text:span></text:span><text:span text:style-name="Source_20_Text"><text:span text:style-name="T132">echo</text:span></text:span><text:span text:style-name="Source_20_Text"><text:span text:style-name="T138"> $this</text:span></text:span><text:span text:style-name="Source_20_Text"><text:span text:style-name="T167">-&gt;</text:span></text:span><text:span text:style-name="Source_20_Text"><text:span text:style-name="T162">partial</text:span></text:span><text:span text:style-name="Source_20_Text"><text:span text:style-name="T149">(</text:span></text:span><text:span text:style-name="Source_20_Text"><text:span text:style-name="T178">'layout/layout'</text:span></text:span><text:span text:style-name="Source_20_Text"><text:span text:style-name="T149">,</text:span></text:span><text:span text:style-name="Source_20_Text"><text:span text:style-name="T138"> </text:span></text:span></text:p>
      <text:p text:style-name="P123"><text:span text:style-name="Source_20_Text"><text:span text:style-name="T139"><text:s text:c="10"/></text:span></text:span><text:span text:style-name="Source_20_Text"><text:span text:style-name="T149">[</text:span></text:span><text:span text:style-name="Source_20_Text"><text:span text:style-name="T178">'content'</text:span></text:span><text:span text:style-name="Source_20_Text"><text:span text:style-name="T167">=&gt;</text:span></text:span><text:span text:style-name="Source_20_Text"><text:span text:style-name="T138">$this</text:span></text:span><text:span text:style-name="Source_20_Text"><text:span text:style-name="T167">-&gt;</text:span></text:span><text:span text:style-name="Source_20_Text"><text:span text:style-name="T162">placeholder</text:span></text:span><text:span text:style-name="Source_20_Text"><text:span text:style-name="T149">(</text:span></text:span><text:span text:style-name="Source_20_Text"><text:span text:style-name="T178">'content'</text:span></text:span><text:span text:style-name="Source_20_Text"><text:span text:style-name="T149">)]);</text:span></text:span><text:span text:style-name="Source_20_Text"><text:span text:style-name="T138"> </text:span></text:span></text:p>
      <text:p text:style-name="P123"><text:span text:style-name="Source_20_Text"><text:span text:style-name="T138">?&gt;</text:span></text:span></text:p>
      <text:p text:style-name="P54"/>
      <text:p text:style-name="P40"><text:span text:style-name="T8"><text:tab/>No código acima, chamamos o método </text:span><text:span text:style-name="Source_20_Text"><text:span text:style-name="T9">captureStart()</text:span></text:span><text:span text:style-name="T8"> (linha 1) e o método </text:span><text:span text:style-name="Source_20_Text"><text:span text:style-name="T9">captureEnd()</text:span></text:span><text:span text:style-name="T8"> (linha 26) do auxiliar de visualização </text:span><text:span text:style-name="Source_20_Text"><text:span text:style-name="T187">P</text:span></text:span><text:span text:style-name="Source_20_Text"><text:span text:style-name="T186">laceholder</text:span></text:span><text:span text:style-name="T8"> para delimitar a marcação HTML que será capturada pelo auxiliar de visualização e armazenada em seu armazenamento interno (em vez de renderizar para a saída padrão do fluxo PHP).</text:span></text:p>
      <text:p text:style-name="P40"><text:span text:style-name="T8"><text:tab/>Nas linhas 3-23, colocamos a marcação do layout "herdado". O layout derivado</text:span><text:span text:style-name="T67">(herdado)</text:span><text:span text:style-name="T8"> usa a grade de duas células. A primeira célula da grade (com 8 colunas) conterá o conteúdo </text:span><text:soft-page-break/><text:span text:style-name="T8">real de uma determinada página e a segunda célula (com 4 colunas) conterá anúncios. Para estilizar os anúncios, utilizamos o componente de interface </text:span><text:span text:style-name="Emphasis"><text:span text:style-name="T74">Panel</text:span></text:span><text:span text:style-name="T8"> fornecido pelo Twitter Bootstrap.</text:span></text:p>
      <text:p text:style-name="P40"><text:span text:style-name="T8"><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84">Partial</text:span></text:span></text:a><text:span text:style-name="T8"> que é usado para renderizar o layout "pai" ( </text:span><text:span text:style-name="Emphasis"><text:span text:style-name="T74">layout.phtml</text:span></text:span><text:span text:style-name="T8"> ). Passamos o conteúdo capturado pelo view helper </text:span><text:span text:style-name="Source_20_Text"><text:span text:style-name="T184">Placeholder</text:span></text:span><text:span text:style-name="T8"> para o view helper </text:span><text:span text:style-name="Source_20_Text"><text:span text:style-name="T184">Partial</text:span></text:span><text:span text:style-name="T8"> como segundo argumento.</text:span></text:p>
      <text:p text:style-name="P1"><text:tab/>Dessa forma, produzimos o layout bonito que herda o layout padrão e melhora a reutilização do código.</text:p>
      <text:p text:style-name="P40"><text:span text:style-name="T8"><text:tab/>Agora, se você definir o </text:span><text:span text:style-name="Emphasis"><text:span text:style-name="T74">layout2.phtml</text:span></text:span><text:span text:style-name="T8"> para todas as ações de, digamos, o controlador Index, você poderá ver o resultado como na figura 6.6.</text:span></text:p>
      <text:p text:style-name="P54"/>
      <text:p text:style-name="P78"><text:span text:style-name="T212"><draw:a xlink:type="simple" xlink:href="https://olegkrivtsov.github.io/using-zend-framework-3-book/html/en/images/appearance/inherited_layout.png" office:target-frame-name="_blank" xlink:show="new"><draw:frame draw:style-name="fr3"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00">Figura 6.6. Layout herdado</text:p>
      <text:h text:style-name="P154" text:outline-level="2"><text:bookmark text:name="Adding_Scripts_to_a_Web_Page"/>6.7. Adicionando scripts a uma página da Web</text:h>
      <text:p text:style-name="P40"><text:span text:style-name="T8"><text:tab/>O código JavaScript pode ser inserido em páginas HTML e torná-las interativas. Os scripts devem ser inseridos em um arquivo HTML entre as tags </text:span><text:span text:style-name="Source_20_Text"><text:span text:style-name="T9">&lt;script&gt; </text:span></text:span><text:span text:style-name="T8">e </text:span><text:span text:style-name="Source_20_Text"><text:span text:style-name="T9">&lt;/script&gt;. </text:span></text:span><text:span text:style-name="T8">Abaixo, um exemplo de código JavaScript é apresentado:</text:span></text:p>
      <text:p text:style-name="P54"/>
      <text:p text:style-name="P123"><text:span text:style-name="Source_20_Text"><text:span text:style-name="T149">&lt;</text:span></text:span><text:span text:style-name="Source_20_Text"><text:span text:style-name="T173">script </text:span></text:span><text:span text:style-name="Source_20_Text"><text:span text:style-name="T178">type</text:span></text:span><text:span text:style-name="Source_20_Text"><text:span text:style-name="T149">="</text:span></text:span><text:span text:style-name="Source_20_Text"><text:span text:style-name="T132">text/javascript</text:span></text:span><text:span text:style-name="Source_20_Text"><text:span text:style-name="T149">"&gt;</text:span></text:span></text:p>
      <text:p text:style-name="P123"><text:span text:style-name="Source_20_Text"><text:span text:style-name="T139"><text:s text:c="2"/></text:span></text:span><text:span text:style-name="Source_20_Text"><text:span text:style-name="T126">// Show a simple alert window with the "Hello World!" text.</text:span></text:span></text:p>
      <text:p text:style-name="P123"><text:span text:style-name="Source_20_Text"><text:span text:style-name="T139"><text:s text:c="2"/></text:span></text:span><text:span text:style-name="Source_20_Text"><text:span text:style-name="T138">$</text:span></text:span><text:span text:style-name="Source_20_Text"><text:span text:style-name="T149">(</text:span></text:span><text:span text:style-name="Source_20_Text"><text:span text:style-name="T138">document</text:span></text:span><text:span text:style-name="Source_20_Text"><text:span text:style-name="T149">).</text:span></text:span><text:span text:style-name="Source_20_Text"><text:span text:style-name="T162">ready</text:span></text:span><text:span text:style-name="Source_20_Text"><text:span text:style-name="T149">(</text:span></text:span><text:span text:style-name="Source_20_Text"><text:span text:style-name="T132">function</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62">alert</text:span></text:span><text:span text:style-name="Source_20_Text"><text:span text:style-name="T149">(</text:span></text:span><text:span text:style-name="Source_20_Text"><text:span text:style-name="T178">'Hello World!'</text:span></text:span><text:span text:style-name="Source_20_Text"><text:span text:style-name="T149">);</text:span></text:span></text:p>
      <text:p text:style-name="P123"><text:soft-page-break/><text:span text:style-name="Source_20_Text"><text:span text:style-name="T139"><text:s text:c="2"/></text:span></text:span><text:span text:style-name="Source_20_Text"><text:span text:style-name="T149">});</text:span></text:span></text:p>
      <text:p text:style-name="P123"><text:span text:style-name="Source_20_Text"><text:span text:style-name="T149">&lt;/</text:span></text:span><text:span text:style-name="Source_20_Text"><text:span text:style-name="T173">script</text:span></text:span><text:span text:style-name="Source_20_Text"><text:span text:style-name="T149">&gt;</text:span></text:span></text:p>
      <text:p text:style-name="P54"/>
      <text:p text:style-name="P40"><text:span text:style-name="T8"><text:tab/>No exemplo acima, criamos o elemento </text:span><text:span text:style-name="Source_20_Text"><text:span text:style-name="T9">&lt;script&gt;</text:span></text:span><text:span text:style-name="T8">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0"><text:span text:style-name="T8"><text:tab/>Como você colocou esse código JavaScript dentro do arquivo HTML, vamos nos referir a ele como script </text:span><text:span text:style-name="Emphasis"><text:span text:style-name="T74">embutido . </text:span></text:span><text:span text:style-name="T8">Uma maneira alternativa de armazenar código JavaScript é colocá-lo em um arquivo </text:span><text:span text:style-name="Emphasis"><text:span text:style-name="T74">externo</text:span></text:span><text:span text:style-name="T8"> </text:span><text:span text:style-name="Source_20_Text"><text:span text:style-name="T9">.js</text:span></text:span><text:span text:style-name="T8"> . Arquivos externos geralmente contêm código projetado para ser usado por várias páginas da web. Normalmente, os arquivos JavaScript externos são armazenados no </text:span><text:span text:style-name="Emphasis"><text:span text:style-name="T74">diretório APP_DIR/public/js/</text:span></text:span><text:span text:style-name="T8">. Para vincular um arquivo JS externo à sua página HTML, você adiciona o elemento </text:span><text:span text:style-name="Source_20_Text"><text:span text:style-name="T9">&lt;script&gt;</text:span></text:span><text:span text:style-name="T8"> como abaixo:</text:span></text:p>
      <text:p text:style-name="P54"/>
      <text:p text:style-name="P123"><text:span text:style-name="Source_20_Text"><text:span text:style-name="T151">&lt;</text:span></text:span><text:span text:style-name="Source_20_Text"><text:span text:style-name="T174">script </text:span></text:span><text:span text:style-name="Source_20_Text"><text:span text:style-name="T180">type</text:span></text:span><text:span text:style-name="Source_20_Text"><text:span text:style-name="T151">="</text:span></text:span><text:span text:style-name="Source_20_Text"><text:span text:style-name="T134">text/javascript</text:span></text:span><text:span text:style-name="Source_20_Text"><text:span text:style-name="T151">"</text:span></text:span><text:span text:style-name="Source_20_Text"><text:span text:style-name="T174"> </text:span></text:span><text:span text:style-name="Source_20_Text"><text:span text:style-name="T180">src</text:span></text:span><text:span text:style-name="Source_20_Text"><text:span text:style-name="T151">="</text:span></text:span><text:span text:style-name="Source_20_Text"><text:span text:style-name="T134">/js/yourscript.js</text:span></text:span><text:span text:style-name="Source_20_Text"><text:span text:style-name="T151">"&gt;&lt;/</text:span></text:span><text:span text:style-name="Source_20_Text"><text:span text:style-name="T174">script</text:span></text:span><text:span text:style-name="Source_20_Text"><text:span text:style-name="T151">&gt;</text:span></text:span></text:p>
      <text:p text:style-name="P54"/>
      <text:p text:style-name="P40"><text:span text:style-name="T8"><text:tab/>Quando o navegador encontra tal elemento </text:span><text:span text:style-name="Source_20_Text"><text:span text:style-name="T9">&lt;script&gt;</text:span></text:span><text:span text:style-name="T8">, ele lê o arquivo JS externo e executa o código.</text:span></text:p>
      <text:p text:style-name="P1"><text:tab/>Geralmente, existem dois lugares dentro de um arquivo HTML onde você pode colocar o script:</text:p>
      <text:list xml:id="list1212179989" text:style-name="L23">
        <text:list-item>
          <text:p text:style-name="P255"><text:span text:style-name="T84">O código JavaScript pode ser colocado na seção </text:span><text:span text:style-name="Source_20_Text"><text:span text:style-name="T85">&lt;head&gt;</text:span></text:span><text:span text:style-name="T84">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255"><text:span text:style-name="T84">O script pode ser colocado na parte inferior da seção </text:span><text:span text:style-name="Source_20_Text"><text:span text:style-name="T85">&lt;body&gt;</text:span></text:span><text:span text:style-name="T84"> de uma página HTML, logo antes da tag de fechamento </text:span><text:span text:style-name="Source_20_Text"><text:span text:style-name="T85">&lt;/body&gt;</text:span></text:span><text:span text:style-name="T84">.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197">14</text:span></text:a><text:span text:style-name="T84"> seja carregado antes que o script possa começar a ser executado.</text:span></text:p>
        </text:list-item>
      </text:list>
      <text:p text:style-name="P114"/>
      <text:p text:style-name="P117"><text:span text:style-name="T210">14)</text:span> O DOM (Document Object Model) é uma representação conveniente de uma estrutura de documento HTML como uma árvore de elementos.</text:p>
      <text:p text:style-name="P8"/>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0"><text:soft-page-break/><text:span text:style-name="T8"><text:tab/>Para adicionar um script específico de página que será colocado na seção </text:span><text:span text:style-name="Source_20_Text"><text:span text:style-name="T9">&lt;head&gt; </text:span></text:span><text:span text:style-name="T8">da página da web, você usa o auxiliar de visualização </text:span><text:span text:style-name="Source_20_Text"><text:span text:style-name="T184">HeadScript</text:span></text:span><text:span text:style-name="T8">. Seus métodos são resumidos pela tabela 6.1:</text:span></text:p>
      <text:p text:style-name="P54"/>
      <text:p text:style-name="P137">Tabela 6.1. Métodos fornecidos pelo auxiliar de visualização HeadScript</text:p>
      <table:table table:name="Tabela17" table:style-name="Tabela17">
        <table:table-column table:style-name="Tabela17.A"/>
        <table:table-column table:style-name="Tabela17.B"/>
        <table:table-header-rows>
          <table:table-row table:style-name="TableLine94112457738496">
            <table:table-cell table:style-name="Tabela17.A1" office:value-type="string">
              <text:p text:style-name="P133"><text:span text:style-name="Emphasis"><text:span text:style-name="T202">Nome do método</text:span></text:span></text:p>
            </table:table-cell>
            <table:table-cell table:style-name="Tabela17.A1" office:value-type="string">
              <text:p text:style-name="P133"><text:span text:style-name="Emphasis"><text:span text:style-name="T202">Descrição</text:span></text:span></text:p>
            </table:table-cell>
          </table:table-row>
        </table:table-header-rows>
        <table:table-row table:style-name="TableLine94112456067792">
          <table:table-cell table:style-name="Tabela17.A1" office:value-type="string">
            <text:p text:style-name="P125"><text:span text:style-name="Source_20_Text"><text:span text:style-name="T204">appendFile()</text:span></text:span></text:p>
          </table:table-cell>
          <table:table-cell table:style-name="Tabela17.A1" office:value-type="string">
            <text:p text:style-name="P126">Coloca um link para o arquivo JS externo depois de todos os outros.</text:p>
          </table:table-cell>
        </table:table-row>
        <table:table-row table:style-name="TableLine94112456063184">
          <table:table-cell table:style-name="Tabela17.A1" office:value-type="string">
            <text:p text:style-name="P125"><text:span text:style-name="Source_20_Text"><text:span text:style-name="T204">offsetSetFile()</text:span></text:span></text:p>
          </table:table-cell>
          <table:table-cell table:style-name="Tabela17.A1" office:value-type="string">
            <text:p text:style-name="P126">Insere um link para um arquivo JS externo em uma determinada posição da lista.</text:p>
          </table:table-cell>
        </table:table-row>
        <table:table-row table:style-name="TableLine94112456127152">
          <table:table-cell table:style-name="Tabela17.A1" office:value-type="string">
            <text:p text:style-name="P125"><text:span text:style-name="Source_20_Text"><text:span text:style-name="T204">prependFile()</text:span></text:span></text:p>
          </table:table-cell>
          <table:table-cell table:style-name="Tabela17.A1" office:value-type="string">
            <text:p text:style-name="P126">Coloca um link para o arquivo JS externo antes de todos os outros.</text:p>
          </table:table-cell>
        </table:table-row>
        <table:table-row table:style-name="TableLine94112456106048">
          <table:table-cell table:style-name="Tabela17.A1" office:value-type="string">
            <text:p text:style-name="P125"><text:span text:style-name="Source_20_Text"><text:span text:style-name="T204">setFile()</text:span></text:span></text:p>
          </table:table-cell>
          <table:table-cell table:style-name="Tabela17.A1" office:value-type="string">
            <text:p text:style-name="P126">Limpa a lista de scripts e coloca nela o único arquivo JS externo.</text:p>
          </table:table-cell>
        </table:table-row>
        <table:table-row table:style-name="TableLine94112456100416">
          <table:table-cell table:style-name="Tabela17.A1" office:value-type="string">
            <text:p text:style-name="P125"><text:span text:style-name="Source_20_Text"><text:span text:style-name="T204">appendScript()</text:span></text:span></text:p>
          </table:table-cell>
          <table:table-cell table:style-name="Tabela17.A1" office:value-type="string">
            <text:p text:style-name="P126">Coloca um script embutido depois de todos os outros.</text:p>
          </table:table-cell>
        </table:table-row>
        <table:table-row table:style-name="TableLine94112456243216">
          <table:table-cell table:style-name="Tabela17.A1" office:value-type="string">
            <text:p text:style-name="P125"><text:span text:style-name="Source_20_Text"><text:span text:style-name="T204">offsetSetScript()</text:span></text:span></text:p>
          </table:table-cell>
          <table:table-cell table:style-name="Tabela17.A1" office:value-type="string">
            <text:p text:style-name="P126">Insere um script embutido em uma determinada posição da lista.</text:p>
          </table:table-cell>
        </table:table-row>
        <table:table-row table:style-name="TableLine94112456235168">
          <table:table-cell table:style-name="Tabela17.A1" office:value-type="string">
            <text:p text:style-name="P125"><text:span text:style-name="Source_20_Text"><text:span text:style-name="T204">prependScript()</text:span></text:span></text:p>
          </table:table-cell>
          <table:table-cell table:style-name="Tabela17.A1" office:value-type="string">
            <text:p text:style-name="P126">Coloca um script embutido antes de todos os outros.</text:p>
          </table:table-cell>
        </table:table-row>
        <table:table-row table:style-name="TableLine94112456233696">
          <table:table-cell table:style-name="Tabela17.A1" office:value-type="string">
            <text:p text:style-name="P125"><text:span text:style-name="Source_20_Text"><text:span text:style-name="T204">setScript()</text:span></text:span></text:p>
          </table:table-cell>
          <table:table-cell table:style-name="Tabela17.A1" office:value-type="string">
            <text:p text:style-name="P165">Limpa a lista de scripts embutidos e coloca o único script embutido nela.</text:p>
          </table:table-cell>
        </table:table-row>
      </table:table>
      <text:p text:style-name="P102"/>
      <text:p text:style-name="P40"><text:span text:style-name="T8"><text:tab/>Para adicionar um link para um arquivo JS externo à seção </text:span><text:span text:style-name="Source_20_Text"><text:span text:style-name="T9">&lt;head&gt;</text:span></text:span><text:span text:style-name="T8"> de uma página, você adiciona o seguinte código PHP no início do seu arquivo de modelo de visualização ( </text:span><text:span text:style-name="Emphasis"><text:span text:style-name="T74">.phtml</text:span></text:span><text:span text:style-name="T8"> ):</text:span></text:p>
      <text:p text:style-name="P54"/>
      <text:p text:style-name="P123"><text:span text:style-name="Source_20_Text"><text:span text:style-name="T138">&lt;?php</text:span></text:span></text:p>
      <text:p text:style-name="P123"><text:span text:style-name="Source_20_Text"><text:span text:style-name="T138">$this</text:span></text:span><text:span text:style-name="Source_20_Text"><text:span text:style-name="T167">-&gt;</text:span></text:span><text:span text:style-name="Source_20_Text"><text:span text:style-name="T162">headScript</text:span></text:span><text:span text:style-name="Source_20_Text"><text:span text:style-name="T149">()</text:span></text:span><text:span text:style-name="Source_20_Text"><text:span text:style-name="T167">-&gt;</text:span></text:span><text:span text:style-name="Source_20_Text"><text:span text:style-name="T162">appendFile</text:span></text:span><text:span text:style-name="Source_20_Text"><text:span text:style-name="T149">(</text:span></text:span><text:span text:style-name="Source_20_Text"><text:span text:style-name="T178">'/js/yourscript.js'</text:span></text:span><text:span text:style-name="Source_20_Text"><text:span text:style-name="T149">,</text:span></text:span><text:span text:style-name="Source_20_Text"><text:span text:style-name="T138"> </text:span></text:span><text:span text:style-name="Source_20_Text"><text:span text:style-name="T178">'text/javascript'</text:span></text:span><text:span text:style-name="Source_20_Text"><text:span text:style-name="T149">);</text:span></text:span></text:p>
      <text:p text:style-name="P123"><text:span text:style-name="Source_20_Text"><text:span text:style-name="T138">?&gt;</text:span></text:span></text:p>
      <text:p text:style-name="P54"/>
      <text:p text:style-name="P40"><text:span text:style-name="T8"><text:tab/>No código acima, chamamos o método </text:span><text:span text:style-name="Source_20_Text"><text:span text:style-name="T9">appendFile()</text:span></text:span><text:span text:style-name="T8"> do view helper </text:span><text:span text:style-name="Source_20_Text"><text:span text:style-name="T184">HeadScript</text:span></text:span><text:span text:style-name="T8">. Este método recebe dois argumentos. O primeiro é o caminho para o arquivo JS externo (se o arquivo estiver armazenado dentro do </text:span><text:span text:style-name="Emphasis"><text:span text:style-name="T74">diretório APP_DIR/public/js</text:span></text:span><text:span text:style-name="T8"> , ou uma URL de um arquivo JS se o arquivo estiver localizado em outro servidor web). O segundo argumento é o tipo do script (normalmente é igual a "text/javascript").</text:span></text:p>
      <text:p text:style-name="P40"><text:span text:style-name="T8"><text:tab/>Outros métodos fornecidos pelo view helper </text:span><text:span text:style-name="Source_20_Text"><text:span text:style-name="T184">HeadScript</text:span></text:span><text:span text:style-name="T8"> (como </text:span><text:span text:style-name="Source_20_Text"><text:span text:style-name="T9">prependFile()</text:span></text:span><text:span text:style-name="T8">, </text:span><text:span text:style-name="Source_20_Text"><text:span text:style-name="T9">offsetSetFile() </text:span></text:span><text:span text:style-name="T8">e </text:span><text:span text:style-name="Source_20_Text"><text:span text:style-name="T9">setFile()</text:span></text:span><text:span text:style-name="T8">) diferenciam apenas na posição na lista de scripts na qual o novo script será inserido.</text:span></text:p>
      <text:p text:style-name="P40"><text:span text:style-name="T8"><text:tab/>Os métodos </text:span><text:span text:style-name="Source_20_Text"><text:span text:style-name="T9">prependScript()</text:span></text:span><text:span text:style-name="T8">, </text:span><text:span text:style-name="Source_20_Text"><text:span text:style-name="T9">appendScript(),</text:span></text:span><text:span text:style-name="T8"> </text:span><text:span text:style-name="Source_20_Text"><text:span text:style-name="T9">offsetSetScript() </text:span></text:span><text:span text:style-name="Source_20_Text"><text:span text:style-name="T68">e </text:span></text:span><text:span text:style-name="Source_20_Text"><text:span text:style-name="T9">setScript() </text:span></text:span><text:span text:style-name="T8">são projetados para <text:s/>inserir um código JavaScript embutido. Eles raramente são usados, porque você normalmente insere scripts JS externos na seção principal do documento.</text:span></text:p>
      <text:p text:style-name="P40"><text:span text:style-name="T8"><text:tab/>Para inserir um script no final da seção </text:span><text:span text:style-name="Source_20_Text"><text:span text:style-name="T9">&lt;body&gt;</text:span></text:span><text:span text:style-name="T8"> do documento, você pode usar o auxiliar de visualização </text:span><text:span text:style-name="Source_20_Text"><text:span text:style-name="T184">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198">15</text:span></text:a><text:span text:style-name="T8">. Ele fornece exatamente os mesmos métodos que o auxiliar de visualização </text:span><text:span text:style-name="Source_20_Text"><text:span text:style-name="T184">HeadScript</text:span></text:span><text:span text:style-name="T8">. Abaixo, é apresentado um exemplo que pode ser usado para anexar um código JavaScript embutido ao final do corpo do documento:</text:span></text:p>
      <text:p text:style-name="P103"/>
      <text:p text:style-name="P39"><text:soft-page-break/><text:span text:style-name="T219">15)</text:span><text:span text:style-name="T218"> O nome </text:span><text:span text:style-name="Source_20_Text"><text:span text:style-name="T211">InlineScript </text:span></text:span><text:span text:style-name="T218">não reflete totalmente os recursos deste auxiliar de visualização. Na verdade, ele pode inserir scripts internos e externos. O melhor nome para este auxiliar de visualização seria </text:span><text:span text:style-name="Source_20_Text"><text:span text:style-name="T219">BodyScript</text:span></text:span><text:span text:style-name="T218">, porque ele se destina à inserção de scripts no corpo do documento.</text:span></text:p>
      <text:p text:style-name="P118"/>
      <text:p text:style-name="P123"><text:span text:style-name="Source_20_Text"><text:span text:style-name="T138">&lt;?php </text:span></text:span></text:p>
      <text:p text:style-name="P123"><text:span text:style-name="Source_20_Text"><text:span text:style-name="T156">$scrip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7">&lt;&lt;&lt;</text:span></text:span><text:span text:style-name="Source_20_Text"><text:span text:style-name="T173">EOT</text:span></text:span></text:p>
      <text:p text:style-name="P123"><text:span text:style-name="Source_20_Text"><text:span text:style-name="T139"><text:s text:c="2"/></text:span></text:span><text:span text:style-name="Source_20_Text"><text:span text:style-name="T138">$</text:span></text:span><text:span text:style-name="Source_20_Text"><text:span text:style-name="T149">(</text:span></text:span><text:span text:style-name="Source_20_Text"><text:span text:style-name="T138">document</text:span></text:span><text:span text:style-name="Source_20_Text"><text:span text:style-name="T149">).</text:span></text:span><text:span text:style-name="Source_20_Text"><text:span text:style-name="T162">ready</text:span></text:span><text:span text:style-name="Source_20_Text"><text:span text:style-name="T149">(</text:span></text:span><text:span text:style-name="Source_20_Text"><text:span text:style-name="T132">function</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62">alert</text:span></text:span><text:span text:style-name="Source_20_Text"><text:span text:style-name="T149">(</text:span></text:span><text:span text:style-name="Source_20_Text"><text:span text:style-name="T178">'Hello World!'</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73">EOT</text:span></text:span><text:span text:style-name="Source_20_Text"><text:span text:style-name="T149">;</text:span></text:span></text:p>
      <text:p text:style-name="P123"><text:span text:style-name="Source_20_Text"><text:span text:style-name="T138">$this</text:span></text:span><text:span text:style-name="Source_20_Text"><text:span text:style-name="T167">-&gt;</text:span></text:span><text:span text:style-name="Source_20_Text"><text:span text:style-name="T162">inlineScript</text:span></text:span><text:span text:style-name="Source_20_Text"><text:span text:style-name="T149">()</text:span></text:span><text:span text:style-name="Source_20_Text"><text:span text:style-name="T167">-&gt;</text:span></text:span><text:span text:style-name="Source_20_Text"><text:span text:style-name="T162">appendScript</text:span></text:span><text:span text:style-name="Source_20_Text"><text:span text:style-name="T149">(</text:span></text:span><text:span text:style-name="Source_20_Text"><text:span text:style-name="T156">$script</text:span></text:span><text:span text:style-name="Source_20_Text"><text:span text:style-name="T149">);</text:span></text:span></text:p>
      <text:p text:style-name="P103"/>
      <text:p text:style-name="P40"><text:span text:style-name="T8"><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198">16</text:span></text:a><text:span text:style-name="T8"> do PHP para preencher a variável </text:span><text:span text:style-name="Source_20_Text"><text:span text:style-name="T9">$script</text:span></text:span><text:span text:style-name="T8"> com o código JavaScript embutido. Em seguida, chamamos a função </text:span><text:span text:style-name="Source_20_Text"><text:span text:style-name="T9">appendScript()</text:span></text:span><text:span text:style-name="T8"> no auxiliar de visualização </text:span><text:span text:style-name="Source_20_Text"><text:span text:style-name="T184">InlineScript</text:span></text:span><text:span text:style-name="T8"> e passamos o código como seu argumento.</text:span></text:p>
      <text:p text:style-name="P103"/>
      <text:p text:style-name="P117"><text:span text:style-name="T210">16)</text:span> Heredoc é um método alternativo de definição de string fornecido pelo PHP. Funciona bem com strings de várias linhas.</text:p>
      <text:p text:style-name="P118"/>
      <text:p text:style-name="P40"><text:span text:style-name="T8"><text:tab/>Mas, usar o auxiliar de visualização </text:span><text:span text:style-name="Source_20_Text"><text:span text:style-name="T184">InlineScript</text:span></text:span><text:span text:style-name="T8"> pode não ser muito conveniente no sentido de legibilidade. Além disso, o verificador de sintaxe d</text:span><text:span text:style-name="T56">a</text:span><text:span text:style-name="T8"> IDE NetBeans ficará preso na notação Heredoc e não reconhecerá o código JavaScript. Para corrigir isso, você pode simplesmente colocar o elemento </text:span><text:span text:style-name="Source_20_Text"><text:span text:style-name="T9">&lt;script&gt;</text:span></text:span><text:span text:style-name="T8"> na parte inferior do seu modelo de visualização, conforme mostrado no exemplo abaixo:</text:span></text:p>
      <text:p text:style-name="P54"/>
      <text:p text:style-name="P123"><text:span text:style-name="Source_20_Text"><text:span text:style-name="T126">&lt;!-- Page content goes first --&gt;</text:span></text:span></text:p>
      <text:p text:style-name="P123"><text:span text:style-name="Source_20_Text"><text:span text:style-name="T126">&lt;!-- Inline script goes last --&gt;</text:span></text:span></text:p>
      <text:p text:style-name="P123"><text:span text:style-name="Source_20_Text"><text:span text:style-name="T149">&lt;</text:span></text:span><text:span text:style-name="Source_20_Text"><text:span text:style-name="T173">script </text:span></text:span><text:span text:style-name="Source_20_Text"><text:span text:style-name="T178">type</text:span></text:span><text:span text:style-name="Source_20_Text"><text:span text:style-name="T149">="</text:span></text:span><text:span text:style-name="Source_20_Text"><text:span text:style-name="T132">text/javascript</text:span></text:span><text:span text:style-name="Source_20_Text"><text:span text:style-name="T149">"&gt;</text:span></text:span></text:p>
      <text:p text:style-name="P123"><text:span text:style-name="Source_20_Text"><text:span text:style-name="T139"><text:s text:c="2"/></text:span></text:span><text:span text:style-name="Source_20_Text"><text:span text:style-name="T138">$</text:span></text:span><text:span text:style-name="Source_20_Text"><text:span text:style-name="T149">(</text:span></text:span><text:span text:style-name="Source_20_Text"><text:span text:style-name="T138">document</text:span></text:span><text:span text:style-name="Source_20_Text"><text:span text:style-name="T149">).</text:span></text:span><text:span text:style-name="Source_20_Text"><text:span text:style-name="T162">ready</text:span></text:span><text:span text:style-name="Source_20_Text"><text:span text:style-name="T149">(</text:span></text:span><text:span text:style-name="Source_20_Text"><text:span text:style-name="T132">function</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26">// Show a simple alert window with the "Hello World!" text.</text:span></text:span></text:p>
      <text:p text:style-name="P123"><text:span text:style-name="Source_20_Text"><text:span text:style-name="T139"><text:s text:c="4"/></text:span></text:span><text:span text:style-name="Source_20_Text"><text:span text:style-name="T162">alert</text:span></text:span><text:span text:style-name="Source_20_Text"><text:span text:style-name="T149">(</text:span></text:span><text:span text:style-name="Source_20_Text"><text:span text:style-name="T178">"Hello World!"</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49">&lt;/</text:span></text:span><text:span text:style-name="Source_20_Text"><text:span text:style-name="T173">script</text:span></text:span><text:span text:style-name="Source_20_Text"><text:span text:style-name="T149">&gt;</text:span></text:span></text:p>
      <text:p text:style-name="P242"><text:tab/></text:p>
      <text:p text:style-name="P50"><text:span text:style-name="T8"><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84">InlineScript</text:span></text:span></text:a><text:span text:style-name="T8">, mas permite melhor legibilidade de script e verificação automática de sintaxe no NetBeans IDE.</text:span></text:p>
      <text:p text:style-name="P54"/>
      <text:p text:style-name="P174"><text:span text:style-name="T84"><text:tab/>Para que os auxiliares de visualização </text:span><text:span text:style-name="Source_20_Text"><text:span text:style-name="T189">HeadScript </text:span></text:span><text:span text:style-name="Source_20_Text"><text:span text:style-name="T190">e</text:span></text:span><text:span text:style-name="T84"> </text:span><text:span text:style-name="Source_20_Text"><text:span text:style-name="T189">InlineScript</text:span></text:span><text:span text:style-name="T84"> funcionem, você deve garantir que seu conteúdo seja ecoado no modelo de visualização de layout (veja as linhas 23 e 62 do arquivo </text:span><text:span text:style-name="Emphasis"><text:span text:style-name="T96">layout.phtml</text:span></text:span><text:span text:style-name="T84"> ). Se você remover essas linhas do modelo de layout, os scripts não serão inseridos na página da web.</text:span></text:p>
      <text:h text:style-name="P26" text:outline-level="3"><text:bookmark text:name="Example"/><text:soft-page-break/>6.7.1. Exemplo</text:h>
      <text:p text:style-name="P40"><text:span text:style-name="T8"><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74">Twitter Typeahead</text:span></text:span><text:span text:style-name="T8">. Análoga ao Twitter Bootstrap, a biblioteca Typeahead foi desenvolvida no Twitter Inc. para seus propósitos internos e é distribuída gratuitamente.</text:span></text:p>
      <text:p text:style-name="P40"><text:span text:style-name="T8"><text:tab/>Baixe o arquivo </text:span><text:span text:style-name="Emphasis"><text:span text:style-name="T74">typeahead.min.js</text:span></text:span><text:span text:style-name="T8"> (uma versão reduzida da biblioteca Typeahead) da </text:span><text:a xlink:type="simple" xlink:href="http://twitter.github.io/typeahead.js/" office:target-frame-name="_blank" xlink:show="new" text:style-name="Internet_20_link" text:visited-style-name="Visited_20_Internet_20_Link"><text:span text:style-name="T194">página oficial do projeto</text:span></text:a><text:span text:style-name="T8"> . Quando o download terminar, coloque o arquivo em seu </text:span><text:span text:style-name="Emphasis"><text:span text:style-name="T74">diretório APP_DIR/public/js</text:span></text:span><text:span text:style-name="T8"> .</text:span></text:p>
      <text:p text:style-name="P40"><text:span text:style-name="T8"><text:tab/>Em seguida, adicione o arquivo </text:span><text:span text:style-name="Emphasis"><text:span text:style-name="T74">typeahead.phtml</text:span></text:span><text:span text:style-name="T8"> em seu subdiretório </text:span><text:span text:style-name="Emphasis"><text:span text:style-name="T74">application/index/static no diretório view</text:span></text:span><text:span text:style-name="T8"> do módulo . Este diretório é servido pel</text:span><text:span text:style-name="T57">a</text:span><text:span text:style-name="T8"> </text:span><text:span text:style-name="Source_20_Text"><text:span text:style-name="T9">StaticRoute </text:span></text:span><text:span text:style-name="T8">tipo de rota que criamos e configuramos anteriormente no capítulo </text:span><text:a xlink:type="simple" xlink:href="https://olegkrivtsov.github.io/using-zend-framework-3-book/html/en/Routing.html" text:style-name="Internet_20_link" text:visited-style-name="Visited_20_Internet_20_Link"><text:span text:style-name="T194">Roteamento</text:span></text:a><text:span text:style-name="T8"> , e todas as páginas "estáticas" colocadas aqui ficarão automaticamente disponíveis para os usuários do site.</text:span></text:p>
      <text:p text:style-name="P40"><text:span text:style-name="T8"><text:tab/>No arquivo de modelo de visualização </text:span><text:span text:style-name="Emphasis"><text:span text:style-name="T74">typeahead.phtml</text:span></text:span><text:span text:style-name="T8"> , coloque o seguinte conteúdo:</text:span></text:p>
      <text:p text:style-name="P54"/>
      <text:p text:style-name="P123"><text:span text:style-name="Source_20_Text"><text:span text:style-name="T138">&lt;?php</text:span></text:span></text:p>
      <text:p text:style-name="P123"><text:span text:style-name="Source_20_Text"><text:span text:style-name="T138">$this</text:span></text:span><text:span text:style-name="Source_20_Text"><text:span text:style-name="T167">-&gt;</text:span></text:span><text:span text:style-name="Source_20_Text"><text:span text:style-name="T162">headTitle</text:span></text:span><text:span text:style-name="Source_20_Text"><text:span text:style-name="T149">(</text:span></text:span><text:span text:style-name="Source_20_Text"><text:span text:style-name="T178">'Typeahead'</text:span></text:span><text:span text:style-name="Source_20_Text"><text:span text:style-name="T149">);</text:span></text:span></text:p>
      <text:p text:style-name="P123"><text:span text:style-name="Source_20_Text"><text:span text:style-name="T126">// Add a JavaScript file</text:span></text:span></text:p>
      <text:p text:style-name="P123"><text:span text:style-name="Source_20_Text"><text:span text:style-name="T138">$this</text:span></text:span><text:span text:style-name="Source_20_Text"><text:span text:style-name="T167">-&gt;</text:span></text:span><text:span text:style-name="Source_20_Text"><text:span text:style-name="T162">headScript</text:span></text:span><text:span text:style-name="Source_20_Text"><text:span text:style-name="T149">()</text:span></text:span><text:span text:style-name="Source_20_Text"><text:span text:style-name="T167">-&gt;</text:span></text:span><text:span text:style-name="Source_20_Text"><text:span text:style-name="T162">appendFile</text:span></text:span><text:span text:style-name="Source_20_Text"><text:span text:style-name="T149">(</text:span></text:span><text:span text:style-name="Source_20_Text"><text:span text:style-name="T178">'/js/typeahead.min.js'</text:span></text:span><text:span text:style-name="Source_20_Text"><text:span text:style-name="T149">,</text:span></text:span><text:span text:style-name="Source_20_Text"><text:span text:style-name="T138"> </text:span></text:span><text:span text:style-name="Source_20_Text"><text:span text:style-name="T178">'text/javascript'</text:span></text:span><text:span text:style-name="Source_20_Text"><text:span text:style-name="T149">);</text:span></text:span></text:p>
      <text:p text:style-name="P123"><text:span text:style-name="Source_20_Text"><text:span text:style-name="T138">?&gt;</text:span></text:span></text:p>
      <text:p text:style-name="P164"/>
      <text:p text:style-name="P123"><text:span text:style-name="Source_20_Text"><text:span text:style-name="T149">&lt;</text:span></text:span><text:span text:style-name="Source_20_Text"><text:span text:style-name="T173">h1</text:span></text:span><text:span text:style-name="Source_20_Text"><text:span text:style-name="T149">&gt;</text:span></text:span><text:span text:style-name="Source_20_Text"><text:span text:style-name="T138">Typeahead</text:span></text:span><text:span text:style-name="Source_20_Text"><text:span text:style-name="T149">&lt;/</text:span></text:span><text:span text:style-name="Source_20_Text"><text:span text:style-name="T173">h1</text:span></text:span><text:span text:style-name="Source_20_Text"><text:span text:style-name="T149">&gt;</text:span></text:span></text:p>
      <text:p text:style-name="P123"><text:span text:style-name="Source_20_Text"><text:span text:style-name="T149">&lt;</text:span></text:span><text:span text:style-name="Source_20_Text"><text:span text:style-name="T173">p</text:span></text:span><text:span text:style-name="Source_20_Text"><text:span text:style-name="T149">&gt;</text:span></text:span><text:span text:style-name="Source_20_Text"><text:span text:style-name="T138">Type a continent </text:span></text:span><text:span text:style-name="Source_20_Text"><text:span text:style-name="T162">name</text:span></text:span><text:span text:style-name="Source_20_Text"><text:span text:style-name="T138"> </text:span></text:span><text:span text:style-name="Source_20_Text"><text:span text:style-name="T149">(</text:span></text:span><text:span text:style-name="Source_20_Text"><text:span text:style-name="T138">e</text:span></text:span><text:span text:style-name="Source_20_Text"><text:span text:style-name="T149">.</text:span></text:span><text:span text:style-name="Source_20_Text"><text:span text:style-name="T138">g</text:span></text:span><text:span text:style-name="Source_20_Text"><text:span text:style-name="T149">.</text:span></text:span><text:span text:style-name="Source_20_Text"><text:span text:style-name="T138"> Africa</text:span></text:span><text:span text:style-name="Source_20_Text"><text:span text:style-name="T149">)</text:span></text:span><text:span text:style-name="Source_20_Text"><text:span text:style-name="T138"> in the text field below</text:span></text:span><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49">&lt;</text:span></text:span><text:span text:style-name="Source_20_Text"><text:span text:style-name="T173">input </text:span></text:span><text:span text:style-name="Source_20_Text"><text:span text:style-name="T178">type</text:span></text:span><text:span text:style-name="Source_20_Text"><text:span text:style-name="T149">="</text:span></text:span><text:span text:style-name="Source_20_Text"><text:span text:style-name="T132">text</text:span></text:span><text:span text:style-name="Source_20_Text"><text:span text:style-name="T149">"</text:span></text:span><text:span text:style-name="Source_20_Text"><text:span text:style-name="T173"> </text:span></text:span><text:span text:style-name="Source_20_Text"><text:span text:style-name="T178">class</text:span></text:span><text:span text:style-name="Source_20_Text"><text:span text:style-name="T149">="</text:span></text:span><text:span text:style-name="Source_20_Text"><text:span text:style-name="T132">typeahead</text:span></text:span><text:span text:style-name="Source_20_Text"><text:span text:style-name="T149">"</text:span></text:span><text:span text:style-name="Source_20_Text"><text:span text:style-name="T173"> </text:span></text:span><text:span text:style-name="Source_20_Text"><text:span text:style-name="T178">title</text:span></text:span><text:span text:style-name="Source_20_Text"><text:span text:style-name="T149">="</text:span></text:span><text:span text:style-name="Source_20_Text"><text:span text:style-name="T132">Type here</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script </text:span></text:span><text:span text:style-name="Source_20_Text"><text:span text:style-name="T178">type</text:span></text:span><text:span text:style-name="Source_20_Text"><text:span text:style-name="T149">="</text:span></text:span><text:span text:style-name="Source_20_Text"><text:span text:style-name="T132">text/javascript</text:span></text:span><text:span text:style-name="Source_20_Text"><text:span text:style-name="T149">"&gt;</text:span></text:span></text:p>
      <text:p text:style-name="P123"><text:span text:style-name="Source_20_Text"><text:span text:style-name="T139"><text:s text:c="2"/></text:span></text:span><text:span text:style-name="Source_20_Text"><text:span text:style-name="T138">$</text:span></text:span><text:span text:style-name="Source_20_Text"><text:span text:style-name="T149">(</text:span></text:span><text:span text:style-name="Source_20_Text"><text:span text:style-name="T138">document</text:span></text:span><text:span text:style-name="Source_20_Text"><text:span text:style-name="T149">).</text:span></text:span><text:span text:style-name="Source_20_Text"><text:span text:style-name="T162">ready</text:span></text:span><text:span text:style-name="Source_20_Text"><text:span text:style-name="T149">(</text:span></text:span><text:span text:style-name="Source_20_Text"><text:span text:style-name="T132">function</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pan></text:span></text:p>
      <text:p text:style-name="P123"><text:span text:style-name="Source_20_Text"><text:span text:style-name="T139"><text:s text:c="4"/></text:span></text:span><text:span text:style-name="Source_20_Text"><text:span text:style-name="T138">$</text:span></text:span><text:span text:style-name="Source_20_Text"><text:span text:style-name="T149">(</text:span></text:span><text:span text:style-name="Source_20_Text"><text:span text:style-name="T178">'input.typeahead'</text:span></text:span><text:span text:style-name="Source_20_Text"><text:span text:style-name="T149">).</text:span></text:span><text:span text:style-name="Source_20_Text"><text:span text:style-name="T162">typeahead</text:span></text:span><text:span text:style-name="Source_20_Text"><text:span text:style-name="T149">({</text:span></text:span></text:p>
      <text:p text:style-name="P123"><text:span text:style-name="Source_20_Text"><text:span text:style-name="T139"><text:s text:c="7"/></text:span></text:span><text:span text:style-name="Source_20_Text"><text:span text:style-name="T138">name</text:span></text:span><text:span text:style-name="Source_20_Text"><text:span text:style-name="T149">:</text:span></text:span><text:span text:style-name="Source_20_Text"><text:span text:style-name="T138"> </text:span></text:span><text:span text:style-name="Source_20_Text"><text:span text:style-name="T178">'continents'</text:span></text:span><text:span text:style-name="Source_20_Text"><text:span text:style-name="T149">,</text:span></text:span></text:p>
      <text:p text:style-name="P123"><text:span text:style-name="Source_20_Text"><text:span text:style-name="T139"><text:s text:c="7"/></text:span></text:span><text:span text:style-name="Source_20_Text"><text:span text:style-name="T138">local</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Africa'</text:span></text:span><text:span text:style-name="Source_20_Text"><text:span text:style-name="T149">,</text:span></text:span><text:span text:style-name="Source_20_Text"><text:span text:style-name="T138"> </text:span></text:span></text:p>
      <text:p text:style-name="P123"><text:span text:style-name="Source_20_Text"><text:span text:style-name="T139"><text:s text:c="12"/></text:span></text:span><text:span text:style-name="Source_20_Text"><text:span text:style-name="T178">'Antarctica'</text:span></text:span><text:span text:style-name="Source_20_Text"><text:span text:style-name="T149">,</text:span></text:span></text:p>
      <text:p text:style-name="P123"><text:span text:style-name="Source_20_Text"><text:span text:style-name="T139"><text:s text:c="12"/></text:span></text:span><text:span text:style-name="Source_20_Text"><text:span text:style-name="T178">'Asia'</text:span></text:span><text:span text:style-name="Source_20_Text"><text:span text:style-name="T149">,</text:span></text:span></text:p>
      <text:p text:style-name="P123"><text:span text:style-name="Source_20_Text"><text:span text:style-name="T139"><text:s text:c="12"/></text:span></text:span><text:span text:style-name="Source_20_Text"><text:span text:style-name="T178">'Europe'</text:span></text:span><text:span text:style-name="Source_20_Text"><text:span text:style-name="T149">,</text:span></text:span></text:p>
      <text:p text:style-name="P123"><text:span text:style-name="Source_20_Text"><text:span text:style-name="T139"><text:s text:c="12"/></text:span></text:span><text:span text:style-name="Source_20_Text"><text:span text:style-name="T178">'South America'</text:span></text:span><text:span text:style-name="Source_20_Text"><text:span text:style-name="T149">,</text:span></text:span><text:span text:style-name="Source_20_Text"><text:span text:style-name="T138"> </text:span></text:span></text:p>
      <text:p text:style-name="P123"><text:span text:style-name="Source_20_Text"><text:span text:style-name="T139"><text:s text:c="12"/></text:span></text:span><text:span text:style-name="Source_20_Text"><text:span text:style-name="T178">'North America'</text:span></text:span><text:span text:style-name="Source_20_Text"><text:span text:style-name="T138"> <text:s text:c="11"/></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49">&lt;/</text:span></text:span><text:span text:style-name="Source_20_Text"><text:span text:style-name="T173">script</text:span></text:span><text:span text:style-name="Source_20_Text"><text:span text:style-name="T149">&gt;</text:span></text:span></text:p>
      <text:p text:style-name="P54"><text:soft-page-break/></text:p>
      <text:p text:style-name="P40"><text:span text:style-name="T8"><text:tab/>No código acima, definimos o título da página (linha 2) e, em seguida, anexamos o arquivo </text:span><text:span text:style-name="Emphasis"><text:span text:style-name="T74">typeahead.min.js</text:span></text:span><text:span text:style-name="T8"> à seção </text:span><text:span text:style-name="Source_20_Text"><text:span text:style-name="T9">&lt;head&gt;</text:span></text:span><text:span text:style-name="T8"> da página com o auxiliar de visualização </text:span><text:span text:style-name="Source_20_Text"><text:span text:style-name="T184">HeadScript</text:span></text:span><text:span text:style-name="T8"> (linha 4).</text:span></text:p>
      <text:p text:style-name="P40"><text:span text:style-name="T8"><text:tab/>Na linha 9, criamos um campo de entrada de texto onde o usuário poderá inserir algum texto. Marcamos o campo de entrada com a classe CSS </text:span><text:span text:style-name="Source_20_Text"><text:span text:style-name="T9">typeahead</text:span></text:span><text:span text:style-name="T8">.</text:span></text:p>
      <text:p text:style-name="P40"><text:span text:style-name="T8"><text:tab/>As linhas 11-25 contêm código JavaScript embutido colocado na parte inferior do modelo de visualização (não usamos o auxiliar de visualização </text:span><text:span text:style-name="Source_20_Text"><text:span text:style-name="T184">InlineScript</text:span></text:span><text:span text:style-name="T8"> para melhor legibilidade do código).</text:span></text:p>
      <text:p text:style-name="P1"><text:tab/>Na linha 12, temos o manipulador de eventos jQuery vinculado ao evento "document is ready". Este evento é acionado quando a árvore DOM completa é carregada.</text:p>
      <text:p text:style-name="P40"><text:span text:style-name="T8"><text:tab/>Na linha 13, temos o seletor jQuery ("input.typeahead") que seleciona todos os campos de entrada marcados com a classe CSS </text:span><text:span text:style-name="Source_20_Text"><text:span text:style-name="T9">typeahead</text:span></text:span><text:span text:style-name="T8"> e executa a função </text:span><text:span text:style-name="Source_20_Text"><text:span text:style-name="T9">typeahead()</text:span></text:span><text:span text:style-name="T8"> neles.</text:span></text:p>
      <text:p text:style-name="P40"><text:span text:style-name="T8"><text:tab/>A função </text:span><text:span text:style-name="Source_20_Text"><text:span text:style-name="T9">typeahead()</text:span></text:span><text:span text:style-name="T8">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0"><text:span text:style-name="T8"><text:tab/>A função </text:span><text:span text:style-name="Source_20_Text"><text:span text:style-name="T9">typeahead()</text:span></text:span><text:span text:style-name="T8"> recebe dois argumentos: o argumento </text:span><text:span text:style-name="Source_20_Text"><text:span text:style-name="T9">name</text:span></text:span><text:span text:style-name="T8"> identifica o conjunto de dados e o argumento </text:span><text:span text:style-name="Source_20_Text"><text:span text:style-name="T9">local</text:span></text:span><text:span text:style-name="T8"> é uma matriz JSON que contém as variantes de preenchimento automático disponíveis.</text:span></text:p>
      <text:p text:style-name="P40"><text:span text:style-name="T8"><text:tab/>Para dar ao campo de preenchimento automático seu menu suspenso e uma aparência visual agradável, adicione as seguintes regras de CSS ao seu arquivo </text:span><text:span text:style-name="Emphasis"><text:span text:style-name="T74">style.css</text:span></text:span><text:span text:style-name="T8">.</text:span></text:p>
      <text:p text:style-name="P54"/>
      <text:p text:style-name="P123"><text:span text:style-name="Source_20_Text"><text:span text:style-name="T178">.typeahead,</text:span></text:span></text:p>
      <text:p text:style-name="P123"><text:span text:style-name="Source_20_Text"><text:span text:style-name="T178">.tt-query,</text:span></text:span></text:p>
      <text:p text:style-name="P123"><text:span text:style-name="Source_20_Text"><text:span text:style-name="T178">.tt-hint </text:span></text:span><text:span text:style-name="Source_20_Text"><text:span text:style-name="T149">{</text:span></text:span></text:p>
      <text:p text:style-name="P123"><text:span text:style-name="Source_20_Text"><text:span text:style-name="T139"><text:s text:c="2"/></text:span></text:span><text:span text:style-name="Source_20_Text"><text:span text:style-name="T173">width</text:span></text:span><text:span text:style-name="Source_20_Text"><text:span text:style-name="T149">:</text:span></text:span><text:span text:style-name="Source_20_Text"><text:span text:style-name="T138"> </text:span></text:span><text:span text:style-name="Source_20_Text"><text:span text:style-name="T173">396</text:span></text:span><text:span text:style-name="Source_20_Text"><text:span text:style-name="T138">px</text:span></text:span><text:span text:style-name="Source_20_Text"><text:span text:style-name="T149">;</text:span></text:span></text:p>
      <text:p text:style-name="P123"><text:span text:style-name="Source_20_Text"><text:span text:style-name="T139"><text:s text:c="2"/></text:span></text:span><text:span text:style-name="Source_20_Text"><text:span text:style-name="T173">height</text:span></text:span><text:span text:style-name="Source_20_Text"><text:span text:style-name="T149">:</text:span></text:span><text:span text:style-name="Source_20_Text"><text:span text:style-name="T138"> </text:span></text:span><text:span text:style-name="Source_20_Text"><text:span text:style-name="T173">30</text:span></text:span><text:span text:style-name="Source_20_Text"><text:span text:style-name="T138">px</text:span></text:span><text:span text:style-name="Source_20_Text"><text:span text:style-name="T149">;</text:span></text:span></text:p>
      <text:p text:style-name="P123"><text:span text:style-name="Source_20_Text"><text:span text:style-name="T139"><text:s text:c="2"/></text:span></text:span><text:span text:style-name="Source_20_Text"><text:span text:style-name="T173">padding</text:span></text:span><text:span text:style-name="Source_20_Text"><text:span text:style-name="T149">:</text:span></text:span><text:span text:style-name="Source_20_Text"><text:span text:style-name="T138"> </text:span></text:span><text:span text:style-name="Source_20_Text"><text:span text:style-name="T173">0</text:span></text:span><text:span text:style-name="Source_20_Text"><text:span text:style-name="T138">px </text:span></text:span><text:span text:style-name="Source_20_Text"><text:span text:style-name="T173">12</text:span></text:span><text:span text:style-name="Source_20_Text"><text:span text:style-name="T138">px</text:span></text:span><text:span text:style-name="Source_20_Text"><text:span text:style-name="T149">;</text:span></text:span></text:p>
      <text:p text:style-name="P123"><text:span text:style-name="Source_20_Text"><text:span text:style-name="T139"><text:s text:c="2"/></text:span></text:span><text:span text:style-name="Source_20_Text"><text:span text:style-name="T173">font-size</text:span></text:span><text:span text:style-name="Source_20_Text"><text:span text:style-name="T149">:</text:span></text:span><text:span text:style-name="Source_20_Text"><text:span text:style-name="T138"> </text:span></text:span><text:span text:style-name="Source_20_Text"><text:span text:style-name="T173">1.1</text:span></text:span><text:span text:style-name="Source_20_Text"><text:span text:style-name="T138">em</text:span></text:span><text:span text:style-name="Source_20_Text"><text:span text:style-name="T149">;</text:span></text:span></text:p>
      <text:p text:style-name="P123"><text:span text:style-name="Source_20_Text"><text:span text:style-name="T139"><text:s text:c="2"/></text:span></text:span><text:span text:style-name="Source_20_Text"><text:span text:style-name="T173">border</text:span></text:span><text:span text:style-name="Source_20_Text"><text:span text:style-name="T149">:</text:span></text:span><text:span text:style-name="Source_20_Text"><text:span text:style-name="T138"> </text:span></text:span><text:span text:style-name="Source_20_Text"><text:span text:style-name="T173">2</text:span></text:span><text:span text:style-name="Source_20_Text"><text:span text:style-name="T138">px solid #ccc</text:span></text:span><text:span text:style-name="Source_20_Text"><text:span text:style-name="T149">;</text:span></text:span></text:p>
      <text:p text:style-name="P123"><text:span text:style-name="Source_20_Text"><text:span text:style-name="T139"><text:s text:c="2"/></text:span></text:span><text:span text:style-name="Source_20_Text"><text:span text:style-name="T173">border-radius</text:span></text:span><text:span text:style-name="Source_20_Text"><text:span text:style-name="T149">:</text:span></text:span><text:span text:style-name="Source_20_Text"><text:span text:style-name="T138"> </text:span></text:span><text:span text:style-name="Source_20_Text"><text:span text:style-name="T173">4</text:span></text:span><text:span text:style-name="Source_20_Text"><text:span text:style-name="T138">px</text:span></text:span><text:span text:style-name="Source_20_Text"><text:span text:style-name="T149">;</text:span></text:span></text:p>
      <text:p text:style-name="P123"><text:span text:style-name="Source_20_Text"><text:span text:style-name="T139"><text:s text:c="2"/></text:span></text:span><text:span text:style-name="Source_20_Text"><text:span text:style-name="T173">outline</text:span></text:span><text:span text:style-name="Source_20_Text"><text:span text:style-name="T149">:</text:span></text:span><text:span text:style-name="Source_20_Text"><text:span text:style-name="T138"> none</text:span></text:span><text:span text:style-name="Source_20_Text"><text:span text:style-name="T149">;</text:span></text:span></text:p>
      <text:p text:style-name="P123"><text:span text:style-name="Source_20_Text"><text:span text:style-name="T149">}</text:span></text:span></text:p>
      <text:p text:style-name="P164"/>
      <text:p text:style-name="P123"><text:span text:style-name="Source_20_Text"><text:span text:style-name="T178">.tt-dropdown-menu </text:span></text:span><text:span text:style-name="Source_20_Text"><text:span text:style-name="T149">{</text:span></text:span></text:p>
      <text:p text:style-name="P123"><text:span text:style-name="Source_20_Text"><text:span text:style-name="T139"><text:s text:c="2"/></text:span></text:span><text:span text:style-name="Source_20_Text"><text:span text:style-name="T173">width</text:span></text:span><text:span text:style-name="Source_20_Text"><text:span text:style-name="T149">:</text:span></text:span><text:span text:style-name="Source_20_Text"><text:span text:style-name="T138"> </text:span></text:span><text:span text:style-name="Source_20_Text"><text:span text:style-name="T173">422</text:span></text:span><text:span text:style-name="Source_20_Text"><text:span text:style-name="T138">px</text:span></text:span><text:span text:style-name="Source_20_Text"><text:span text:style-name="T149">;</text:span></text:span></text:p>
      <text:p text:style-name="P123"><text:span text:style-name="Source_20_Text"><text:span text:style-name="T139"><text:s text:c="2"/></text:span></text:span><text:span text:style-name="Source_20_Text"><text:span text:style-name="T173">margin-top</text:span></text:span><text:span text:style-name="Source_20_Text"><text:span text:style-name="T149">:</text:span></text:span><text:span text:style-name="Source_20_Text"><text:span text:style-name="T138"> </text:span></text:span><text:span text:style-name="Source_20_Text"><text:span text:style-name="T173">12</text:span></text:span><text:span text:style-name="Source_20_Text"><text:span text:style-name="T138">px</text:span></text:span><text:span text:style-name="Source_20_Text"><text:span text:style-name="T149">;</text:span></text:span></text:p>
      <text:p text:style-name="P123"><text:span text:style-name="Source_20_Text"><text:span text:style-name="T139"><text:s text:c="2"/></text:span></text:span><text:span text:style-name="Source_20_Text"><text:span text:style-name="T173">padding</text:span></text:span><text:span text:style-name="Source_20_Text"><text:span text:style-name="T149">:</text:span></text:span><text:span text:style-name="Source_20_Text"><text:span text:style-name="T138"> </text:span></text:span><text:span text:style-name="Source_20_Text"><text:span text:style-name="T173">8</text:span></text:span><text:span text:style-name="Source_20_Text"><text:span text:style-name="T138">px </text:span></text:span><text:span text:style-name="Source_20_Text"><text:span text:style-name="T173">0</text:span></text:span><text:span text:style-name="Source_20_Text"><text:span text:style-name="T149">;</text:span></text:span></text:p>
      <text:p text:style-name="P123"><text:span text:style-name="Source_20_Text"><text:span text:style-name="T139"><text:s text:c="2"/></text:span></text:span><text:span text:style-name="Source_20_Text"><text:span text:style-name="T173">background-color</text:span></text:span><text:span text:style-name="Source_20_Text"><text:span text:style-name="T149">:</text:span></text:span><text:span text:style-name="Source_20_Text"><text:span text:style-name="T138"> #fff</text:span></text:span><text:span text:style-name="Source_20_Text"><text:span text:style-name="T149">;</text:span></text:span></text:p>
      <text:p text:style-name="P123"><text:soft-page-break/><text:span text:style-name="Source_20_Text"><text:span text:style-name="T139"><text:s text:c="2"/></text:span></text:span><text:span text:style-name="Source_20_Text"><text:span text:style-name="T173">border</text:span></text:span><text:span text:style-name="Source_20_Text"><text:span text:style-name="T149">:</text:span></text:span><text:span text:style-name="Source_20_Text"><text:span text:style-name="T138"> </text:span></text:span><text:span text:style-name="Source_20_Text"><text:span text:style-name="T173">1</text:span></text:span><text:span text:style-name="Source_20_Text"><text:span text:style-name="T138">px solid #ccc</text:span></text:span><text:span text:style-name="Source_20_Text"><text:span text:style-name="T149">;</text:span></text:span></text:p>
      <text:p text:style-name="P123"><text:span text:style-name="Source_20_Text"><text:span text:style-name="T139"><text:s text:c="2"/></text:span></text:span><text:span text:style-name="Source_20_Text"><text:span text:style-name="T173">border</text:span></text:span><text:span text:style-name="Source_20_Text"><text:span text:style-name="T149">:</text:span></text:span><text:span text:style-name="Source_20_Text"><text:span text:style-name="T138"> </text:span></text:span><text:span text:style-name="Source_20_Text"><text:span text:style-name="T173">1</text:span></text:span><text:span text:style-name="Source_20_Text"><text:span text:style-name="T138">px solid </text:span></text:span><text:span text:style-name="Source_20_Text"><text:span text:style-name="T162">rgba</text:span></text:span><text:span text:style-name="Source_20_Text"><text:span text:style-name="T149">(</text:span></text:span><text:span text:style-name="Source_20_Text"><text:span text:style-name="T173">0</text:span></text:span><text:span text:style-name="Source_20_Text"><text:span text:style-name="T138">, </text:span></text:span><text:span text:style-name="Source_20_Text"><text:span text:style-name="T173">0</text:span></text:span><text:span text:style-name="Source_20_Text"><text:span text:style-name="T138">, </text:span></text:span><text:span text:style-name="Source_20_Text"><text:span text:style-name="T173">0</text:span></text:span><text:span text:style-name="Source_20_Text"><text:span text:style-name="T138">, </text:span></text:span><text:span text:style-name="Source_20_Text"><text:span text:style-name="T173">0.2</text:span></text:span><text:span text:style-name="Source_20_Text"><text:span text:style-name="T149">);</text:span></text:span></text:p>
      <text:p text:style-name="P123"><text:span text:style-name="Source_20_Text"><text:span text:style-name="T139"><text:s text:c="2"/></text:span></text:span><text:span text:style-name="Source_20_Text"><text:span text:style-name="T173">border-radius</text:span></text:span><text:span text:style-name="Source_20_Text"><text:span text:style-name="T149">:</text:span></text:span><text:span text:style-name="Source_20_Text"><text:span text:style-name="T138"> </text:span></text:span><text:span text:style-name="Source_20_Text"><text:span text:style-name="T173">4</text:span></text:span><text:span text:style-name="Source_20_Text"><text:span text:style-name="T138">px</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64"/>
      <text:p text:style-name="P123"><text:span text:style-name="Source_20_Text"><text:span text:style-name="T178">.tt-suggestion </text:span></text:span><text:span text:style-name="Source_20_Text"><text:span text:style-name="T149">{</text:span></text:span></text:p>
      <text:p text:style-name="P123"><text:span text:style-name="Source_20_Text"><text:span text:style-name="T139"><text:s text:c="2"/></text:span></text:span><text:span text:style-name="Source_20_Text"><text:span text:style-name="T173">padding</text:span></text:span><text:span text:style-name="Source_20_Text"><text:span text:style-name="T149">:</text:span></text:span><text:span text:style-name="Source_20_Text"><text:span text:style-name="T138"> </text:span></text:span><text:span text:style-name="Source_20_Text"><text:span text:style-name="T173">3</text:span></text:span><text:span text:style-name="Source_20_Text"><text:span text:style-name="T138">px </text:span></text:span><text:span text:style-name="Source_20_Text"><text:span text:style-name="T173">20</text:span></text:span><text:span text:style-name="Source_20_Text"><text:span text:style-name="T138">px</text:span></text:span><text:span text:style-name="Source_20_Text"><text:span text:style-name="T149">;</text:span></text:span></text:p>
      <text:p text:style-name="P123"><text:span text:style-name="Source_20_Text"><text:span text:style-name="T139"><text:s text:c="2"/></text:span></text:span><text:span text:style-name="Source_20_Text"><text:span text:style-name="T173">font-size</text:span></text:span><text:span text:style-name="Source_20_Text"><text:span text:style-name="T149">:</text:span></text:span><text:span text:style-name="Source_20_Text"><text:span text:style-name="T138"> </text:span></text:span><text:span text:style-name="Source_20_Text"><text:span text:style-name="T173">1.1</text:span></text:span><text:span text:style-name="Source_20_Text"><text:span text:style-name="T138">em</text:span></text:span><text:span text:style-name="Source_20_Text"><text:span text:style-name="T149">;</text:span></text:span></text:p>
      <text:p text:style-name="P123"><text:span text:style-name="Source_20_Text"><text:span text:style-name="T139"><text:s text:c="2"/></text:span></text:span><text:span text:style-name="Source_20_Text"><text:span text:style-name="T173">line-height</text:span></text:span><text:span text:style-name="Source_20_Text"><text:span text:style-name="T149">:</text:span></text:span><text:span text:style-name="Source_20_Text"><text:span text:style-name="T138"> </text:span></text:span><text:span text:style-name="Source_20_Text"><text:span text:style-name="T173">24</text:span></text:span><text:span text:style-name="Source_20_Text"><text:span text:style-name="T138">px</text:span></text:span><text:span text:style-name="Source_20_Text"><text:span text:style-name="T149">;</text:span></text:span></text:p>
      <text:p text:style-name="P123"><text:span text:style-name="Source_20_Text"><text:span text:style-name="T149">}</text:span></text:span></text:p>
      <text:p text:style-name="P164"/>
      <text:p text:style-name="P123"><text:span text:style-name="Source_20_Text"><text:span text:style-name="T178">.tt-suggestion.tt-is-under-cursor </text:span></text:span><text:span text:style-name="Source_20_Text"><text:span text:style-name="T149">{</text:span></text:span></text:p>
      <text:p text:style-name="P123"><text:span text:style-name="Source_20_Text"><text:span text:style-name="T139"><text:s text:c="2"/></text:span></text:span><text:span text:style-name="Source_20_Text"><text:span text:style-name="T173">color</text:span></text:span><text:span text:style-name="Source_20_Text"><text:span text:style-name="T149">:</text:span></text:span><text:span text:style-name="Source_20_Text"><text:span text:style-name="T138"> #fff</text:span></text:span><text:span text:style-name="Source_20_Text"><text:span text:style-name="T149">;</text:span></text:span></text:p>
      <text:p text:style-name="P123"><text:span text:style-name="Source_20_Text"><text:span text:style-name="T139"><text:s text:c="2"/></text:span></text:span><text:span text:style-name="Source_20_Text"><text:span text:style-name="T173">background-color</text:span></text:span><text:span text:style-name="Source_20_Text"><text:span text:style-name="T149">:</text:span></text:span><text:span text:style-name="Source_20_Text"><text:span text:style-name="T138"> #0097cf</text:span></text:span><text:span text:style-name="Source_20_Text"><text:span text:style-name="T149">;</text:span></text:span></text:p>
      <text:p text:style-name="P123"><text:span text:style-name="Source_20_Text"><text:span text:style-name="T149">}</text:span></text:span></text:p>
      <text:p text:style-name="P164"/>
      <text:p text:style-name="P123"><text:span text:style-name="Source_20_Text"><text:span text:style-name="T178">.tt-suggestion p </text:span></text:span><text:span text:style-name="Source_20_Text"><text:span text:style-name="T149">{</text:span></text:span></text:p>
      <text:p text:style-name="P123"><text:span text:style-name="Source_20_Text"><text:span text:style-name="T139"><text:s text:c="2"/></text:span></text:span><text:span text:style-name="Source_20_Text"><text:span text:style-name="T173">margin</text:span></text:span><text:span text:style-name="Source_20_Text"><text:span text:style-name="T149">:</text:span></text:span><text:span text:style-name="Source_20_Text"><text:span text:style-name="T138"> </text:span></text:span><text:span text:style-name="Source_20_Text"><text:span text:style-name="T173">0</text:span></text:span><text:span text:style-name="Source_20_Text"><text:span text:style-name="T149">;</text:span></text:span></text:p>
      <text:p text:style-name="P123"><text:span text:style-name="Source_20_Text"><text:span text:style-name="T149">}</text:span></text:span></text:p>
      <text:p text:style-name="P54"/>
      <text:p text:style-name="P40"><text:span text:style-name="T8"><text:tab/>Para ver o recurso de preenchimento automático funcionando, digite a URL "</text:span><text:a xlink:type="simple" xlink:href="http://localhost/typeahead" text:style-name="Internet_20_link" text:visited-style-name="Visited_20_Internet_20_Link"><text:span text:style-name="T194">http://localhost/typeahead</text:span></text:a><text:span text:style-name="T8">" em seu navegador e pressione Enter. A página </text:span><text:span text:style-name="Emphasis"><text:span text:style-name="T74">Typeahead</text:span></text:span><text:span text:style-name="T8"> aparecerá com o prompt para inserir um nome de continente. Por exemplo, digite </text:span><text:span text:style-name="Emphasis"><text:span text:style-name="T74">uma</text:span></text:span><text:span text:style-name="T8"> letra para ver como o Typeahead sugere as variantes disponíveis (figura 6.7).</text:span></text:p>
      <text:p text:style-name="P54"/>
      <text:p text:style-name="P79"><text:span text:style-name="T223"><draw:a xlink:type="simple" xlink:href="https://olegkrivtsov.github.io/using-zend-framework-3-book/html/en/images/appearance/typeahead.png" office:target-frame-name="_blank" xlink:show="new"><draw:frame draw:style-name="fr2"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01">Figura 6.7. Recurso de preenchimento automático</text:p>
      <text:p text:style-name="Quotations"/>
      <text:p text:style-name="P176"><text:span text:style-name="T84"><text:tab/>Você pode ver este exemplo funcionando na amostra </text:span><text:span text:style-name="Emphasis"><text:span text:style-name="T96">Hello World</text:span></text:span><text:span text:style-name="T84"> que acompanha este livro digitando a URL "</text:span><text:a xlink:type="simple" xlink:href="http://localhost/typeahead" text:style-name="Internet_20_link" text:visited-style-name="Visited_20_Internet_20_Link"><text:span text:style-name="T196">http://localhost/typeahead</text:span></text:a><text:span text:style-name="T84">" em seu navegador.</text:span></text:p>
      <text:h text:style-name="P154" text:outline-level="2"><text:bookmark text:name="Adding_CSS_Stylesheets_to_a_Web_Page"/><text:soft-page-break/>6.8. Adicionando folhas de estilo CSS a uma página da Web</text:h>
      <text:p text:style-name="P40"><text:span text:style-name="T8"><text:tab/>As folhas de estilo CSS são normalmente colocadas na seção </text:span><text:span text:style-name="Source_20_Text"><text:span text:style-name="T9">&lt;head&gt;</text:span></text:span><text:span text:style-name="T8"> de um documento HTML, seja como um link para um arquivo externo (os arquivos de folha de estilo CSS externos geralmente são armazenados no </text:span><text:span text:style-name="Source_20_Text"><text:span text:style-name="T9">APP_DIR/public/css</text:span></text:span><text:span text:style-name="T8">diretório).</text:span></text:p>
      <text:p text:style-name="P40"><text:span text:style-name="T8"/></text:p>
      <text:p text:style-name="P123"><text:span text:style-name="Source_20_Text"><text:span text:style-name="T138">&lt;link rel="stylesheet" type="text/css" href="/css/style.css"&gt;</text:span></text:span></text:p>
      <text:p text:style-name="P40"><text:span text:style-name="Source_20_Text"><text:span text:style-name="T9"/></text:span></text:p>
      <text:p text:style-name="P40"><text:span text:style-name="Source_20_Text"><text:span text:style-name="T9"><text:s/></text:span></text:span><text:span text:style-name="T8">ou como um elemento </text:span><text:span text:style-name="Source_20_Text"><text:span text:style-name="T9">&lt;style&gt;</text:span></text:span><text:span text:style-name="T8"> embutido</text:span></text:p>
      <text:p text:style-name="P40"><text:span text:style-name="T8"/></text:p>
      <text:p text:style-name="P123"><text:span text:style-name="Source_20_Text"><text:span text:style-name="T149">&lt;</text:span></text:span><text:span text:style-name="Source_20_Text"><text:span text:style-name="T173">style</text:span></text:span><text:span text:style-name="Source_20_Text"><text:span text:style-name="T149">&gt;</text:span></text:span></text:p>
      <text:p text:style-name="P123"><text:span text:style-name="Source_20_Text"><text:span text:style-name="T139"><text:s text:c="2"/></text:span></text:span><text:span text:style-name="Source_20_Text"><text:span text:style-name="T138">body </text:span></text:span><text:span text:style-name="Source_20_Text"><text:span text:style-name="T149">{</text:span></text:span></text:p>
      <text:p text:style-name="P123"><text:span text:style-name="Source_20_Text"><text:span text:style-name="T139"><text:s text:c="4"/></text:span></text:span><text:span text:style-name="Source_20_Text"><text:span text:style-name="T138">padding</text:span></text:span><text:span text:style-name="Source_20_Text"><text:span text:style-name="T167">-</text:span></text:span><text:span text:style-name="Source_20_Text"><text:span text:style-name="T138">top</text:span></text:span><text:span text:style-name="Source_20_Text"><text:span text:style-name="T149">:</text:span></text:span><text:span text:style-name="Source_20_Text"><text:span text:style-name="T138"> 60px</text:span></text:span><text:span text:style-name="Source_20_Text"><text:span text:style-name="T149">;</text:span></text:span></text:p>
      <text:p text:style-name="P123"><text:span text:style-name="Source_20_Text"><text:span text:style-name="T139"><text:s text:c="4"/></text:span></text:span><text:span text:style-name="Source_20_Text"><text:span text:style-name="T138">padding</text:span></text:span><text:span text:style-name="Source_20_Text"><text:span text:style-name="T167">-</text:span></text:span><text:span text:style-name="Source_20_Text"><text:span text:style-name="T138">bottom</text:span></text:span><text:span text:style-name="Source_20_Text"><text:span text:style-name="T149">:</text:span></text:span><text:span text:style-name="Source_20_Text"><text:span text:style-name="T138"> 40px</text:span></text:span><text:span text:style-name="Source_20_Text"><text:span text:style-name="T149">;</text:span></text:span></text:p>
      <text:p text:style-name="P123"><text:span text:style-name="Source_20_Text"><text:span text:style-name="T139"><text:s/></text:span></text:span><text:span text:style-name="Source_20_Text"><text:span text:style-name="T149">}</text:span></text:span></text:p>
      <text:p text:style-name="P123"><text:span text:style-name="Source_20_Text"><text:span text:style-name="T149">&lt;/</text:span></text:span><text:span text:style-name="Source_20_Text"><text:span text:style-name="T173">style</text:span></text:span><text:span text:style-name="Source_20_Text"><text:span text:style-name="T149">&gt;</text:span></text:span></text:p>
      <text:p text:style-name="P40"><text:span text:style-name="T8"/></text:p>
      <text:p text:style-name="P40"><text:span text:style-name="T8"><text:tab/>Para armazenar as regras CSS, são recomendadas folhas de estilo CSS externas. Por exemplo, as regras CSS básicas fornecidas pela estrutura CSS do Twitter Bootstrap são carregadas dos arquivos </text:span><text:span text:style-name="Emphasis"><text:span text:style-name="T74">bootstrap.min.css</text:span></text:span><text:span text:style-name="T8"> e </text:span><text:span text:style-name="Emphasis"><text:span text:style-name="T74">bootstrap-theme.min.css</text:span></text:span><text:span text:style-name="T8"> . As regras CSS personalizadas específicas do site podem ser armazenadas no arquivo </text:span><text:span text:style-name="Emphasis"><text:span text:style-name="T74">style.css</text:span></text:span><text:span text:style-name="T8">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40"><text:span text:style-name="T8"><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84">HeadLink</text:span></text:span></text:a><text:span text:style-name="T8">auxiliar de visualização:</text:span></text:p>
      <text:p text:style-name="P40"><text:span text:style-name="T8"/></text:p>
      <text:p text:style-name="P123"><text:span text:style-name="Source_20_Text"><text:span text:style-name="T138">&lt;?php</text:span></text:span></text:p>
      <text:p text:style-name="P123"><text:span text:style-name="Source_20_Text"><text:span text:style-name="T138">$this</text:span></text:span><text:span text:style-name="Source_20_Text"><text:span text:style-name="T167">-&gt;</text:span></text:span><text:span text:style-name="Source_20_Text"><text:span text:style-name="T162">headLink</text:span></text:span><text:span text:style-name="Source_20_Text"><text:span text:style-name="T149">()</text:span></text:span><text:span text:style-name="Source_20_Text"><text:span text:style-name="T167">-&gt;</text:span></text:span><text:span text:style-name="Source_20_Text"><text:span text:style-name="T162">appendStylesheet</text:span></text:span><text:span text:style-name="Source_20_Text"><text:span text:style-name="T149">(</text:span></text:span><text:span text:style-name="Source_20_Text"><text:span text:style-name="T178">'/css/style.css'</text:span></text:span><text:span text:style-name="Source_20_Text"><text:span text:style-name="T149">);</text:span></text:span><text:span text:style-name="Source_20_Text"><text:span text:style-name="T138"> </text:span></text:span></text:p>
      <text:p text:style-name="P123"><text:span text:style-name="Source_20_Text"><text:span text:style-name="T138">$this</text:span></text:span><text:span text:style-name="Source_20_Text"><text:span text:style-name="T167">-&gt;</text:span></text:span><text:span text:style-name="Source_20_Text"><text:span text:style-name="T162">headLink</text:span></text:span><text:span text:style-name="Source_20_Text"><text:span text:style-name="T149">()</text:span></text:span><text:span text:style-name="Source_20_Text"><text:span text:style-name="T167">-&gt;</text:span></text:span><text:span text:style-name="Source_20_Text"><text:span text:style-name="T162">appendStylesheet</text:span></text:span><text:span text:style-name="Source_20_Text"><text:span text:style-name="T149">(</text:span></text:span></text:p>
      <text:p text:style-name="P123"><text:span text:style-name="Source_20_Text"><text:span text:style-name="T139"><text:s text:c="7"/></text:span></text:span><text:span text:style-name="Source_20_Text"><text:span text:style-name="T138">'</text:span></text:span><text:span text:style-name="Source_20_Text"><text:span text:style-name="T126">//</text:span></text:span><text:a xlink:type="simple" xlink:href="http://code.jquery.com/ui/1.10.3/themes/smoothness/jquery-ui.css" text:style-name="Internet_20_link" text:visited-style-name="Visited_20_Internet_20_Link"><text:span text:style-name="Source_20_Text"><text:span text:style-name="T196">code.jquery.com/ui/1.10.3/themes/smoothness/jquery-ui.css</text:span></text:span></text:a><text:span text:style-name="Source_20_Text"><text:span text:style-name="T126">'); </text:span></text:span></text:p>
      <text:p text:style-name="P40"><text:span text:style-name="T8"/></text:p>
      <text:p text:style-name="P40"><text:span text:style-name="T8"><text:tab/>No código de exemplo acima, usamos o método </text:span><text:span text:style-name="Source_20_Text"><text:span text:style-name="T9">appendStylesheet()</text:span></text:span><text:span text:style-name="T8"> do view helper </text:span><text:span text:style-name="Source_20_Text"><text:span text:style-name="T184">HeadLink</text:span></text:span><text:span text:style-name="T8"> para adicionar uma folha de estilo CSS externa à seção head do documento. O método aceita um caminho para um arquivo CSS local (linha 2) ou uma URL para um arquivo CSS localizado em outro servidor (linha 3).</text:span></text:p>
      <text:p text:style-name="P40"><text:span text:style-name="T8"><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84">HeadLink</text:span></text:span></text:a><text:span text:style-name="T8"> do auxiliar de visualização é fornecido na tabela 6.2.</text:span></text:p>
      <text:p text:style-name="P40"><text:span text:style-name="T8"/></text:p>
      <text:p text:style-name="P138"><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4112505614208">
            <table:table-cell table:style-name="Tabela18.A1" office:value-type="string">
              <text:p text:style-name="P134"><text:span text:style-name="Emphasis"><text:span text:style-name="T202">Nome do método</text:span></text:span></text:p>
            </table:table-cell>
            <table:table-cell table:style-name="Tabela18.A1" office:value-type="string">
              <text:p text:style-name="P134"><text:span text:style-name="Emphasis"><text:span text:style-name="T202">Descrição</text:span></text:span></text:p>
            </table:table-cell>
          </table:table-row>
        </table:table-header-rows>
        <table:table-row table:style-name="TableLine94112505614208">
          <table:table-cell table:style-name="Tabela18.A1" office:value-type="string">
            <text:p text:style-name="P130"><text:span text:style-name="Source_20_Text"><text:span text:style-name="T204">appendStylesheet()</text:span></text:span></text:p>
          </table:table-cell>
          <table:table-cell table:style-name="Tabela18.A1" office:value-type="string">
            <text:p text:style-name="P127">Coloca um link para o arquivo de folha de estilo CSS depois de todos os outros.</text:p>
          </table:table-cell>
        </table:table-row>
        <table:table-row table:style-name="TableLine94112505614208">
          <table:table-cell table:style-name="Tabela18.A1" office:value-type="string">
            <text:p text:style-name="P130"><text:span text:style-name="Source_20_Text"><text:span text:style-name="T204">offsetSetStylesheet()</text:span></text:span></text:p>
          </table:table-cell>
          <table:table-cell table:style-name="Tabela18.A1" office:value-type="string">
            <text:p text:style-name="P127">Insere um link para o arquivo de folha de estilo CSS em uma determinada posição da lista.</text:p>
          </table:table-cell>
        </table:table-row>
        <table:table-row table:style-name="TableLine94112505614208">
          <table:table-cell table:style-name="Tabela18.A1" office:value-type="string">
            <text:p text:style-name="P130"><text:span text:style-name="Source_20_Text"><text:span text:style-name="T204">prependStylesheet()</text:span></text:span></text:p>
          </table:table-cell>
          <table:table-cell table:style-name="Tabela18.A1" office:value-type="string">
            <text:p text:style-name="P127">Coloca um link para o arquivo de folha de estilo CSS externo antes de todos os outros.</text:p>
          </table:table-cell>
        </table:table-row>
        <table:table-row table:style-name="TableLine94112505614208">
          <table:table-cell table:style-name="Tabela18.A1" office:value-type="string">
            <text:p text:style-name="P130"><text:span text:style-name="Source_20_Text"><text:span text:style-name="T204">setStylesheet()</text:span></text:span></text:p>
          </table:table-cell>
          <table:table-cell table:style-name="Tabela18.A1" office:value-type="string">
            <text:p text:style-name="P166">Limpa a lista e coloca o arquivo CSS único.</text:p>
          </table:table-cell>
        </table:table-row>
      </table:table>
      <text:p text:style-name="P52"><text:span text:style-name="T84"/></text:p>
      <text:p text:style-name="P52"><text:span text:style-name="T84"><text:tab/></text:span><text:span text:style-name="T8">Se você quiser adicionar um elemento </text:span><text:span text:style-name="Source_20_Text"><text:span text:style-name="T9">&lt;style&gt;</text:span></text:span><text:span text:style-name="T8"> embutido na seção de cabeçalho do documento, você pode usar o auxiliar de visualização </text:span><text:span text:style-name="Source_20_Text"><text:span text:style-name="T184">HeadStyle</text:span></text:span><text:span text:style-name="T8">. Seus métodos são apresentados na tabela 6.3 abaixo:</text:span></text:p>
      <text:p text:style-name="P52"><text:span text:style-name="T8"/></text:p>
      <text:p text:style-name="P138">Tabela 6.3. Métodos do auxiliar de visualização HeadStyle</text:p>
      <table:table table:name="Tabela19" table:style-name="Tabela19">
        <table:table-column table:style-name="Tabela19.A"/>
        <table:table-column table:style-name="Tabela19.B"/>
        <table:table-header-rows>
          <table:table-row table:style-name="TableLine94112462418608">
            <table:table-cell table:style-name="Tabela19.A1" office:value-type="string">
              <text:p text:style-name="P134"><text:span text:style-name="Emphasis"><text:span text:style-name="T202">Nome do método</text:span></text:span></text:p>
            </table:table-cell>
            <table:table-cell table:style-name="Tabela19.A1" office:value-type="string">
              <text:p text:style-name="P134"><text:span text:style-name="Emphasis"><text:span text:style-name="T202">Descrição</text:span></text:span></text:p>
            </table:table-cell>
          </table:table-row>
        </table:table-header-rows>
        <table:table-row table:style-name="TableLine94112462418608">
          <table:table-cell table:style-name="Tabela19.A1" office:value-type="string">
            <text:p text:style-name="P130"><text:span text:style-name="Source_20_Text"><text:span text:style-name="T204">appendStyle()</text:span></text:span></text:p>
          </table:table-cell>
          <table:table-cell table:style-name="Tabela19.A1" office:value-type="string">
            <text:p text:style-name="P127">Adiciona uma folha de estilo CSS inline depois de todas as outras.</text:p>
          </table:table-cell>
        </table:table-row>
        <table:table-row table:style-name="TableLine94112462418608">
          <table:table-cell table:style-name="Tabela19.A1" office:value-type="string">
            <text:p text:style-name="P130"><text:span text:style-name="Source_20_Text"><text:span text:style-name="T204">offsetSetStyle()</text:span></text:span></text:p>
          </table:table-cell>
          <table:table-cell table:style-name="Tabela19.A1" office:value-type="string">
            <text:p text:style-name="P127">Insere uma folha de estilo CSS embutida em uma determinada posição da lista.</text:p>
          </table:table-cell>
        </table:table-row>
        <table:table-row table:style-name="TableLine94112462418608">
          <table:table-cell table:style-name="Tabela19.A1" office:value-type="string">
            <text:p text:style-name="P130"><text:span text:style-name="Source_20_Text"><text:span text:style-name="T204">prependStyle()</text:span></text:span></text:p>
          </table:table-cell>
          <table:table-cell table:style-name="Tabela19.A1" office:value-type="string">
            <text:p text:style-name="P127">Coloca uma folha de estilo CSS inline antes de todas as outras.</text:p>
          </table:table-cell>
        </table:table-row>
        <table:table-row table:style-name="TableLine94112462418608">
          <table:table-cell table:style-name="Tabela19.A1" office:value-type="string">
            <text:p text:style-name="P130"><text:span text:style-name="Source_20_Text"><text:span text:style-name="T204">setStyle()</text:span></text:span></text:p>
          </table:table-cell>
          <table:table-cell table:style-name="Tabela19.A1" office:value-type="string">
            <text:p text:style-name="P166">Limpa a lista e coloca a folha de estilo CSS única embutida.</text:p>
          </table:table-cell>
        </table:table-row>
      </table:table>
      <text:h text:style-name="P197" text:outline-level="3"/>
      <text:h text:style-name="P26"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40"><text:span text:style-name="T8"><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198">17</text:span></text:a><text:span text:style-name="T8">. Para integrar o jQuery UI em sua página, você precisa baixar dois arquivos da </text:span><text:a xlink:type="simple" xlink:href="http://jqueryui.com/" office:target-frame-name="_blank" xlink:show="new" text:style-name="Internet_20_link" text:visited-style-name="Visited_20_Internet_20_Link"><text:span text:style-name="T194">página oficial do projeto</text:span></text:a><text:span text:style-name="T8"> :</text:span></text:p>
      <text:list xml:id="list974539630" text:style-name="L24">
        <text:list-item>
          <text:p text:style-name="P256"><text:span text:style-name="Emphasis"><text:span text:style-name="T96">jquery-ui.min.js</text:span></text:span><text:span text:style-name="T84"> -- a versão reduzida do código JavaScript jQuery UI;</text:span></text:p>
        </text:list-item>
        <text:list-item>
          <text:p text:style-name="P256"><text:span text:style-name="Emphasis"><text:span text:style-name="T96">jquery-ui.min.css</text:span></text:span><text:span text:style-name="T84"> -- a versão reduzida dos estilos de temas da interface do usuário do jQuery.</text:span></text:p>
        </text:list-item>
      </text:list>
      <text:p text:style-name="P115"><text:span text:style-name="T210"/></text:p>
      <text:p text:style-name="P117"><text:span text:style-name="T210">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40"><text:span text:style-name="T8"/></text:p>
      <text:p text:style-name="P40"><text:span text:style-name="T8"><text:tab/>Coloque o arquivo </text:span><text:span text:style-name="Emphasis"><text:span text:style-name="T74">jquery-ui.min.js em APP_DIR/public/js</text:span></text:span><text:span text:style-name="T8"> e o arquivo </text:span><text:span text:style-name="Emphasis"><text:span text:style-name="T74">jquery-ui.min.css em APP_DIR/public/css</text:span></text:span><text:span text:style-name="T8">. </text:span><text:span text:style-name="T119">Não esqueça de colocar a pasta images do </text:span><text:span text:style-name="T120">download do </text:span><text:span text:style-name="T119">Jquery UI na </text:span><text:soft-page-break/><text:span text:style-name="T119">pasta CSS. </text:span><text:span text:style-name="T8">Por fim, adicione o modelo de visualização </text:span><text:span text:style-name="Emphasis"><text:span text:style-name="T74">datepicker.phtml ao diretório application/index/static no diretório de visualização</text:span></text:span><text:span text:style-name="T8"> do módulo :</text:span></text:p>
      <text:p text:style-name="P40"><text:span text:style-name="T8"/></text:p>
      <text:p text:style-name="P123"><text:span text:style-name="Source_20_Text"><text:span text:style-name="T138">&lt;?php</text:span></text:span></text:p>
      <text:p text:style-name="P123"><text:span text:style-name="Source_20_Text"><text:span text:style-name="T138">$this</text:span></text:span><text:span text:style-name="Source_20_Text"><text:span text:style-name="T167">-&gt;</text:span></text:span><text:span text:style-name="Source_20_Text"><text:span text:style-name="T162">headTitle</text:span></text:span><text:span text:style-name="Source_20_Text"><text:span text:style-name="T149">(</text:span></text:span><text:span text:style-name="Source_20_Text"><text:span text:style-name="T178">'Datepicker'</text:span></text:span><text:span text:style-name="Source_20_Text"><text:span text:style-name="T149">);</text:span></text:span></text:p>
      <text:p text:style-name="P164"/>
      <text:p text:style-name="P201"><text:span text:style-name="Source_20_Text"><text:span text:style-name="T138">$this</text:span></text:span><text:span text:style-name="Source_20_Text"><text:span text:style-name="T167">-&gt;</text:span></text:span><text:span text:style-name="Source_20_Text"><text:span text:style-name="T162">headScript</text:span></text:span><text:span text:style-name="Source_20_Text"><text:span text:style-name="T149">()</text:span></text:span><text:span text:style-name="Source_20_Text"><text:span text:style-name="T167">-&gt;</text:span></text:span><text:span text:style-name="Source_20_Text"><text:span text:style-name="T162">appendFile</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2">basepath(</text:span></text:span><text:span text:style-name="Source_20_Text"><text:span text:style-name="T178">'/js/jquery-ui.min.js'</text:span></text:span><text:span text:style-name="Source_20_Text"><text:span text:style-name="T149">,</text:span></text:span><text:span text:style-name="Source_20_Text"><text:span text:style-name="T138"> </text:span></text:span><text:span text:style-name="Source_20_Text"><text:span text:style-name="T178">'text/javascript'</text:span></text:span><text:span text:style-name="Source_20_Text"><text:span text:style-name="T149">)</text:span></text:span><text:span text:style-name="Source_20_Text"><text:span text:style-name="T155">)</text:span></text:span><text:span text:style-name="Source_20_Text"><text:span text:style-name="T149">;</text:span></text:span><text:span text:style-name="Source_20_Text"><text:span text:style-name="T138"> </text:span></text:span></text:p>
      <text:p text:style-name="P201"><text:span text:style-name="Source_20_Text"><text:span text:style-name="T138">$this</text:span></text:span><text:span text:style-name="Source_20_Text"><text:span text:style-name="T167">-&gt;</text:span></text:span><text:span text:style-name="Source_20_Text"><text:span text:style-name="T162">headLink</text:span></text:span><text:span text:style-name="Source_20_Text"><text:span text:style-name="T149">()</text:span></text:span><text:span text:style-name="Source_20_Text"><text:span text:style-name="T167">-&gt;</text:span></text:span><text:span text:style-name="Source_20_Text"><text:span text:style-name="T162">appendStylesheet</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2">basepath(</text:span></text:span><text:span text:style-name="Source_20_Text"><text:span text:style-name="T178">'/css/jquery-ui.min.css'</text:span></text:span><text:span text:style-name="Source_20_Text"><text:span text:style-name="T149">)</text:span></text:span><text:span text:style-name="Source_20_Text"><text:span text:style-name="T155">)</text:span></text:span><text:span text:style-name="Source_20_Text"><text:span text:style-name="T149">;</text:span></text:span><text:span text:style-name="Source_20_Text"><text:span text:style-name="T138"> </text:span></text:span></text:p>
      <text:p text:style-name="P123"><text:span text:style-name="Source_20_Text"><text:span text:style-name="T138">?&gt;</text:span></text:span></text:p>
      <text:p text:style-name="P164"/>
      <text:p text:style-name="P123"><text:span text:style-name="Source_20_Text"><text:span text:style-name="T149">&lt;</text:span></text:span><text:span text:style-name="Source_20_Text"><text:span text:style-name="T173">h1</text:span></text:span><text:span text:style-name="Source_20_Text"><text:span text:style-name="T149">&gt;</text:span></text:span><text:span text:style-name="Source_20_Text"><text:span text:style-name="T138">Datepicker</text:span></text:span><text:span text:style-name="Source_20_Text"><text:span text:style-name="T149">&lt;/</text:span></text:span><text:span text:style-name="Source_20_Text"><text:span text:style-name="T173">h1</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23"><text:span text:style-name="Source_20_Text"><text:span text:style-name="T139"><text:s text:c="4"/></text:span></text:span><text:span text:style-name="Source_20_Text"><text:span text:style-name="T138">Click the edit box below to show the datepicker</text:span></text:span><text:span text:style-name="Source_20_Text"><text:span text:style-name="T149">.</text:span></text:span></text:p>
      <text:p text:style-name="P123"><text:span text:style-name="Source_20_Text"><text:span text:style-name="T149">&lt;/</text:span></text:span><text:span text:style-name="Source_20_Text"><text:span text:style-name="T173">p</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input </text:span></text:span><text:span text:style-name="Source_20_Text"><text:span text:style-name="T178">type</text:span></text:span><text:span text:style-name="Source_20_Text"><text:span text:style-name="T149">="</text:span></text:span><text:span text:style-name="Source_20_Text"><text:span text:style-name="T132">text</text:span></text:span><text:span text:style-name="Source_20_Text"><text:span text:style-name="T149">"</text:span></text:span><text:span text:style-name="Source_20_Text"><text:span text:style-name="T173"> </text:span></text:span><text:span text:style-name="Source_20_Text"><text:span text:style-name="T178">class</text:span></text:span><text:span text:style-name="Source_20_Text"><text:span text:style-name="T149">="</text:span></text:span><text:span text:style-name="Source_20_Text"><text:span text:style-name="T132">datepicker</text:span></text:span><text:span text:style-name="Source_20_Text"><text:span text:style-name="T149">"</text:span></text:span><text:span text:style-name="Source_20_Text"><text:span text:style-name="T173"> </text:span></text:span><text:span text:style-name="Source_20_Text"><text:span text:style-name="T178">title</text:span></text:span><text:span text:style-name="Source_20_Text"><text:span text:style-name="T149">="</text:span></text:span><text:span text:style-name="Source_20_Text"><text:span text:style-name="T132">Type here</text:span></text:span><text:span text:style-name="Source_20_Text"><text:span text:style-name="T149">"/&gt;</text:span></text:span></text:p>
      <text:p text:style-name="P164"/>
      <text:p text:style-name="P123"><text:span text:style-name="Source_20_Text"><text:span text:style-name="T149">&lt;</text:span></text:span><text:span text:style-name="Source_20_Text"><text:span text:style-name="T173">script</text:span></text:span><text:span text:style-name="Source_20_Text"><text:span text:style-name="T149">&gt;</text:span></text:span><text:span text:style-name="Source_20_Text"><text:span text:style-name="T138"> <text:s text:c="5"/></text:span></text:span></text:p>
      <text:p text:style-name="P123"><text:span text:style-name="Source_20_Text"><text:span text:style-name="T139"><text:s text:c="4"/></text:span></text:span><text:span text:style-name="Source_20_Text"><text:span text:style-name="T138">$</text:span></text:span><text:span text:style-name="Source_20_Text"><text:span text:style-name="T149">(</text:span></text:span><text:span text:style-name="Source_20_Text"><text:span text:style-name="T138">document</text:span></text:span><text:span text:style-name="Source_20_Text"><text:span text:style-name="T149">).</text:span></text:span><text:span text:style-name="Source_20_Text"><text:span text:style-name="T162">ready</text:span></text:span><text:span text:style-name="Source_20_Text"><text:span text:style-name="T149">(</text:span></text:span><text:span text:style-name="Source_20_Text"><text:span text:style-name="T132">function</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38">$</text:span></text:span><text:span text:style-name="Source_20_Text"><text:span text:style-name="T149">(</text:span></text:span><text:span text:style-name="Source_20_Text"><text:span text:style-name="T178">"input.datepicker"</text:span></text:span><text:span text:style-name="Source_20_Text"><text:span text:style-name="T149">).</text:span></text:span><text:span text:style-name="Source_20_Text"><text:span text:style-name="T162">datepicker</text:span></text:span><text:span text:style-name="Source_20_Text"><text:span text:style-name="T149">({</text:span></text:span><text:span text:style-name="Source_20_Text"><text:span text:style-name="T138"> dateFormat</text:span></text:span><text:span text:style-name="Source_20_Text"><text:span text:style-name="T149">:</text:span></text:span><text:span text:style-name="Source_20_Text"><text:span text:style-name="T138"> </text:span></text:span><text:span text:style-name="Source_20_Text"><text:span text:style-name="T178">'yy-mm-dd'</text:span></text:span><text:span text:style-name="Source_20_Text"><text:span text:style-name="T138"> </text:span></text:span><text:span text:style-name="Source_20_Text"><text:span text:style-name="T149">});</text:span></text:span><text:span text:style-name="Source_20_Text"><text:span text:style-name="T138"> <text:s text:c="4"/></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49">&lt;/</text:span></text:span><text:span text:style-name="Source_20_Text"><text:span text:style-name="T173">script</text:span></text:span><text:span text:style-name="Source_20_Text"><text:span text:style-name="T149">&gt;</text:span></text:span></text:p>
      <text:p text:style-name="P40"><text:span text:style-name="T8"/></text:p>
      <text:p text:style-name="P40"><text:span text:style-name="T8"><text:tab/>No exemplo acima, usamos o método </text:span><text:span text:style-name="Source_20_Text"><text:span text:style-name="T9">appendFile() do auxiliar de visualização <text:s/></text:span></text:span><text:span text:style-name="Source_20_Text"><text:span text:style-name="T184">HeadScript </text:span></text:span><text:span text:style-name="T8"><text:s/>(linha 4) para adicionar o link para o arquivo </text:span><text:span text:style-name="Emphasis"><text:span text:style-name="T74">jquery-ui.min.js</text:span></text:span><text:span text:style-name="T8"> na seção head do documento.</text:span></text:p>
      <text:p text:style-name="P40"><text:span text:style-name="T8"><text:tab/>Na linha 5, usamos o método </text:span><text:span text:style-name="Source_20_Text"><text:span text:style-name="T9">appendStylesheet() </text:span></text:span><text:span text:style-name="T8">do view helper </text:span><text:span text:style-name="Source_20_Text"><text:span text:style-name="T184">HeadLink</text:span></text:span><text:span text:style-name="T8"> <text:s/>para adicionar o link para a folha de estilo CSS </text:span><text:span text:style-name="Emphasis"><text:span text:style-name="T74">jquery-ui.min.css</text:span></text:span><text:span text:style-name="T8">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40"><text:span text:style-name="T8"><text:tab/>Para ver o resultado, digite a URL "</text:span><text:a xlink:type="simple" xlink:href="http://localhost/datepicker" text:style-name="Internet_20_link" text:visited-style-name="Visited_20_Internet_20_Link"><text:span text:style-name="T194">http://localhost/datepicker</text:span></text:a><text:span text:style-name="T8">" na barra de navegação do seu navegador (veja a figura 6.8, por exemplo).</text:span></text:p>
      <text:p text:style-name="P244"><text:soft-page-break/><text:span text:style-name="T223"><draw:a xlink:type="simple" xlink:href="https://olegkrivtsov.github.io/using-zend-framework-3-book/html/en/images/appearance/datepicker.png" office:target-frame-name="_blank" xlink:show="new"><draw:frame draw:style-name="fr2"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247"><text:span text:style-name="T229">Figura 6.8. Seletor de data</text:span></text:p>
      <text:p text:style-name="P157"/>
      <text:h text:style-name="P154"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40"><text:span text:style-name="T8"><text:tab/>Um auxiliar de visualização típico é uma classe PHP derivada da classe base </text:span><text:span text:style-name="Source_20_Text"><text:span text:style-name="T184">Zend\View\Helper\AbstractHelper</text:span></text:span><text:span text:style-name="T8">, que por sua vez implementa a interface </text:span><text:span text:style-name="Source_20_Text"><text:span text:style-name="T184">Zend\View\Helper\HelperInterface</text:span></text:span><text:span text:style-name="T8"> (o diagrama de herança de classes é apresentado na figura 6.9).</text:span></text:p>
      <text:p text:style-name="P245"><text:soft-page-break/><text:span text:style-name="T223"><draw:a xlink:type="simple" xlink:href="https://olegkrivtsov.github.io/using-zend-framework-3-book/html/en/images/appearance/view_helper_inheritance.png" office:target-frame-name="_blank" xlink:show="new"><draw:frame draw:style-name="fr1"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248"><text:span text:style-name="T229">Figura 6.9. Exibir diagrama de classe auxiliar</text:span></text:p>
      <text:h text:style-name="P24" text:outline-level="3"/>
      <text:h text:style-name="P26" text:outline-level="3"><text:bookmark text:name="Menu"/>6.9.1. Cardápio</text:h>
      <text:p text:style-name="P40"><text:span text:style-name="T8"><text:tab/>Primeiro, vamos implementar a classe auxiliar de visualização </text:span><text:span text:style-name="Source_20_Text"><text:span text:style-name="T9">Menu</text:span></text:span><text:span text:style-name="T8"> que renderizará o código HTML da barra de navegação. A classe </text:span><text:span text:style-name="Source_20_Text"><text:span text:style-name="T9">Menu</text:span></text:span><text:span text:style-name="T8"> fornecerá vários métodos que permitem definir itens de menu em uma forma de array, definir o item de menu ativo e renderizar o menu (consulte a tabela 6.4 para obter o resumo do método).</text:span></text:p>
      <text:p text:style-name="P40"><text:span text:style-name="T8"/></text:p>
      <text:p text:style-name="P137">Tabela 6.4. Métodos do auxiliar de visualização de menu</text:p>
      <table:table table:name="Tabela20" table:style-name="Tabela20">
        <table:table-column table:style-name="Tabela20.A"/>
        <table:table-column table:style-name="Tabela20.B"/>
        <table:table-header-rows>
          <table:table-row table:style-name="TableLine94112498433632">
            <table:table-cell table:style-name="Tabela20.A1" office:value-type="string">
              <text:p text:style-name="P133"><text:span text:style-name="Emphasis"><text:span text:style-name="T202">Nome do método</text:span></text:span></text:p>
            </table:table-cell>
            <table:table-cell table:style-name="Tabela20.A1" office:value-type="string">
              <text:p text:style-name="P133"><text:span text:style-name="Emphasis"><text:span text:style-name="T202">Descrição</text:span></text:span></text:p>
            </table:table-cell>
          </table:table-row>
        </table:table-header-rows>
        <table:table-row table:style-name="TableLine94112498433632">
          <table:table-cell table:style-name="Tabela20.A1" office:value-type="string">
            <text:p text:style-name="P125"><text:span text:style-name="Source_20_Text"><text:span text:style-name="T204">__construct($items)</text:span></text:span></text:p>
          </table:table-cell>
          <table:table-cell table:style-name="Tabela20.A1" office:value-type="string">
            <text:p text:style-name="P126">Construtor de classe.</text:p>
          </table:table-cell>
        </table:table-row>
        <table:table-row table:style-name="TableLine94112498433632">
          <table:table-cell table:style-name="Tabela20.A1" office:value-type="string">
            <text:p text:style-name="P125"><text:span text:style-name="Source_20_Text"><text:span text:style-name="T204">setItems($items)</text:span></text:span></text:p>
          </table:table-cell>
          <table:table-cell table:style-name="Tabela20.A1" office:value-type="string">
            <text:p text:style-name="P126">Método para definir os itens do menu.</text:p>
          </table:table-cell>
        </table:table-row>
        <table:table-row table:style-name="TableLine94112498433632">
          <table:table-cell table:style-name="Tabela20.A1" office:value-type="string">
            <text:p text:style-name="P125"><text:span text:style-name="Source_20_Text"><text:span text:style-name="T204">setActiveItemId($activeItemId)</text:span></text:span></text:p>
          </table:table-cell>
          <table:table-cell table:style-name="Tabela20.A1" office:value-type="string">
            <text:p text:style-name="P126">Método para definir o item de menu atualmente ativo.</text:p>
          </table:table-cell>
        </table:table-row>
        <table:table-row table:style-name="TableLine94112498433632">
          <table:table-cell table:style-name="Tabela20.A1" office:value-type="string">
            <text:p text:style-name="P125"><text:span text:style-name="Source_20_Text"><text:span text:style-name="T204">render()</text:span></text:span></text:p>
          </table:table-cell>
          <table:table-cell table:style-name="Tabela20.A1" office:value-type="string">
            <text:p text:style-name="P126">Renderiza o menu.</text:p>
          </table:table-cell>
        </table:table-row>
        <table:table-row table:style-name="TableLine94112498433632">
          <table:table-cell table:style-name="Tabela20.A1" office:value-type="string">
            <text:p text:style-name="P125"><text:span text:style-name="Source_20_Text"><text:span text:style-name="T204">renderItem($item)</text:span></text:span></text:p>
          </table:table-cell>
          <table:table-cell table:style-name="Tabela20.A1" office:value-type="string">
            <text:p text:style-name="P165">Renderiza um único item de menu.</text:p>
          </table:table-cell>
        </table:table-row>
      </table:table>
      <text:p text:style-name="P262"><text:span text:style-name="T116"/></text:p>
      <text:p text:style-name="P40"><text:span text:style-name="T8"><text:tab/>As informações que descrevem um único item de menu serão representadas por um array como abaixo (por exemplo, o item </text:span><text:span text:style-name="Emphasis"><text:span text:style-name="T74">Home</text:span></text:span><text:span text:style-name="T8"> terá um ID, rótulo de texto e um URL para um hiperlink):</text:span></text:p>
      <text:p text:style-name="P40"><text:span text:style-name="T8"/></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home'</text:span></text:span><text:span text:style-name="Source_20_Text"><text:span text:style-name="T149">,</text:span></text:span></text:p>
      <text:p text:style-name="P123"><text:span text:style-name="Source_20_Text"><text:span text:style-name="T139"><text:s text:c="2"/></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Home'</text:span></text:span><text:span text:style-name="Source_20_Text"><text:span text:style-name="T149">,</text:span></text:span></text:p>
      <text:p text:style-name="P123"><text:span text:style-name="Source_20_Text"><text:span text:style-name="T139"><text:s text:c="2"/></text:span></text:span><text:span text:style-name="Source_20_Text"><text:span text:style-name="T178">'link'</text:span></text:span><text:span text:style-name="Source_20_Text"><text:span text:style-name="T138"> </text:span></text:span><text:span text:style-name="Source_20_Text"><text:span text:style-name="T167">=&gt;</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home'</text:span></text:span><text:span text:style-name="Source_20_Text"><text:span text:style-name="T149">)</text:span></text:span></text:p>
      <text:p text:style-name="P123"><text:span text:style-name="Source_20_Text"><text:span text:style-name="T149">]</text:span></text:span></text:p>
      <text:p text:style-name="P40"><text:soft-page-break/><text:span text:style-name="T8"><text:tab/>Também queremos adicionar o suporte para menus suspensos como itens de navegação. Por exemplo, caso o menu suspenso </text:span><text:span text:style-name="Emphasis"><text:span text:style-name="T74">Suporte</text:span></text:span><text:span text:style-name="T8"> tenha os subitens </text:span><text:span text:style-name="Emphasis"><text:span text:style-name="T74">Documentação</text:span></text:span><text:span text:style-name="T8"> e </text:span><text:span text:style-name="Emphasis"><text:span text:style-name="T74">Ajuda, a descrição do item terá o seguinte formato:</text:span></text:span></text:p>
      <text:p text:style-name="P40"><text:span text:style-name="Emphasis"><text:span text:style-name="T74"/></text:span></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support'</text:span></text:span><text:span text:style-name="Source_20_Text"><text:span text:style-name="T149">,</text:span></text:span></text:p>
      <text:p text:style-name="P123"><text:span text:style-name="Source_20_Text"><text:span text:style-name="T139"><text:s text:c="2"/></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Support'</text:span></text:span><text:span text:style-name="Source_20_Text"><text:span text:style-name="T149">,</text:span></text:span></text:p>
      <text:p text:style-name="P123"><text:span text:style-name="Source_20_Text"><text:span text:style-name="T139"><text:s text:c="2"/></text:span></text:span><text:span text:style-name="Source_20_Text"><text:span text:style-name="T178">'dropdown'</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documentation'</text:span></text:span><text:span text:style-name="Source_20_Text"><text:span text:style-name="T149">,</text:span></text:span></text:p>
      <text:p text:style-name="P123"><text:span text:style-name="Source_20_Text"><text:span text:style-name="T139"><text:s text:c="6"/></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Documentation'</text:span></text:span><text:span text:style-name="Source_20_Text"><text:span text:style-name="T149">,</text:span></text:span></text:p>
      <text:p text:style-name="P123"><text:span text:style-name="Source_20_Text"><text:span text:style-name="T139"><text:s text:c="6"/></text:span></text:span><text:span text:style-name="Source_20_Text"><text:span text:style-name="T178">'link'</text:span></text:span><text:span text:style-name="Source_20_Text"><text:span text:style-name="T138"> </text:span></text:span><text:span text:style-name="Source_20_Text"><text:span text:style-name="T167">=&gt;</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doc'</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contents'</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help'</text:span></text:span><text:span text:style-name="Source_20_Text"><text:span text:style-name="T149">,</text:span></text:span></text:p>
      <text:p text:style-name="P123"><text:span text:style-name="Source_20_Text"><text:span text:style-name="T139"><text:s text:c="6"/></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Help'</text:span></text:span><text:span text:style-name="Source_20_Text"><text:span text:style-name="T149">,</text:span></text:span></text:p>
      <text:p text:style-name="P123"><text:span text:style-name="Source_20_Text"><text:span text:style-name="T139"><text:s text:c="6"/></text:span></text:span><text:span text:style-name="Source_20_Text"><text:span text:style-name="T178">'link'</text:span></text:span><text:span text:style-name="Source_20_Text"><text:span text:style-name="T138"> </text:span></text:span><text:span text:style-name="Source_20_Text"><text:span text:style-name="T167">=&gt;</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static'</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help'</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span text:style-name="Source_20_Text"><text:span text:style-name="T138"> <text:s text:c="23"/></text:span></text:span></text:p>
      <text:p text:style-name="P123"><text:span text:style-name="Source_20_Text"><text:span text:style-name="T149">]</text:span></text:span></text:p>
      <text:p text:style-name="P40"><text:span text:style-name="T8"/></text:p>
      <text:p text:style-name="P40"><text:span text:style-name="T8"><text:tab/>Queremos colocar a </text:span><text:span text:style-name="Source_20_Text"><text:span text:style-name="T9">Menu</text:span></text:span><text:span text:style-name="T8">classe no </text:span><text:span text:style-name="Source_20_Text"><text:span text:style-name="T9">Application\View\Helper</text:span></text:span><text:span text:style-name="T8">namespace. Assim, comece criando o </text:span><text:span text:style-name="Source_20_Text"><text:span text:style-name="T9">Menu.php</text:span></text:span><text:span text:style-name="T8">arquivo no diretório </text:span><text:span text:style-name="Emphasis"><text:span text:style-name="T74">View/Helper</text:span></text:span><text:span text:style-name="T8"> sob o diretório fonte do módulo </text:span><text:span text:style-name="Emphasis"><text:span text:style-name="T74">Application</text:span></text:span><text:span text:style-name="T8"> (figura 6.10).</text:span></text:p>
      <text:p text:style-name="P40"><text:span text:style-name="T8"/></text:p>
      <text:p text:style-name="P245"><text:span text:style-name="T223"><draw:a xlink:type="simple" xlink:href="https://olegkrivtsov.github.io/using-zend-framework-3-book/html/en/images/appearance/view_helper_dir.png" office:target-frame-name="_blank" xlink:show="new"><draw:frame draw:style-name="fr2"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248"><text:span text:style-name="T229">Figura 6.10. Exibir diretório auxiliar</text:span></text:p>
      <text:p text:style-name="P248"><text:span text:style-name="T229"/></text:p>
      <text:p text:style-name="P177"><text:span text:style-name="Strong_20_Emphasis"><text:span text:style-name="T95">Por que colocamos a classe auxiliar de visualização no diretório de origem do módulo?</text:span></text:span></text:p>
      <text:p text:style-name="P177"><text:span text:style-name="T84">Os auxiliares de visualização (ao contrário dos </text:span><text:span text:style-name="Source_20_Text"><text:span text:style-name="T85">.phtml</text:span></text:span><text:span text:style-name="T84">modelos de visualização) são armazenados no diretório do módulo </text:span><text:span text:style-name="Source_20_Text"><text:span text:style-name="T85">src/</text:span></text:span><text:span text:style-name="T84">, porque são classes PHP usuais e precisam ser resolvidos por um recurso de carregamento automático de classe PHP. Por outro lado, os modelos de visualização são resolvidos </text:span><text:soft-page-break/><text:span text:style-name="T84">pela classe especial do ZF3 chamada </text:span><text:span text:style-name="Emphasis"><text:span text:style-name="T96">resolvedor</text:span></text:span><text:span text:style-name="T84"> de visualização e, por esse motivo, os modelos de visualização são armazenados no diretório do módulo </text:span><text:span text:style-name="Source_20_Text"><text:span text:style-name="T85">view/</text:span></text:span><text:span text:style-name="T84">.</text:span></text:p>
      <text:p text:style-name="P40"><text:span text:style-name="T8"/></text:p>
      <text:p text:style-name="P40"><text:span text:style-name="T8"><text:tab/>Em seguida, crie o código stub para a </text:span><text:span text:style-name="Source_20_Text"><text:span text:style-name="T9">Menu</text:span></text:span><text:span text:style-name="T8">classe:</text:span></text:p>
      <text:p text:style-name="P40"><text:span text:style-name="T8"/></text:p>
      <text:p text:style-name="P123"><text:span text:style-name="Source_20_Text"><text:span text:style-name="T138">&lt;?php</text:span></text:span></text:p>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View</text:span></text:span><text:span text:style-name="Source_20_Text"><text:span text:style-name="T149">\</text:span></text:span><text:span text:style-name="Source_20_Text"><text:span text:style-name="T138">Helper</text:span></text:span><text:span text:style-name="Source_20_Text"><text:span text:style-name="T149">;</text:span></text:span></text:p>
      <text:p text:style-name="P164"/>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View</text:span></text:span><text:span text:style-name="Source_20_Text"><text:span text:style-name="T149">\</text:span></text:span><text:span text:style-name="Source_20_Text"><text:span text:style-name="T138">Helper</text:span></text:span><text:span text:style-name="Source_20_Text"><text:span text:style-name="T149">\</text:span></text:span><text:span text:style-name="Source_20_Text"><text:span text:style-name="T138">AbstractHelper</text:span></text:span><text:span text:style-name="Source_20_Text"><text:span text:style-name="T149">;</text:span></text:span></text:p>
      <text:p text:style-name="P164"/>
      <text:p text:style-name="P123"><text:span text:style-name="Source_20_Text"><text:span text:style-name="T126">// This view helper class displays a menu bar.</text:span></text:span></text:p>
      <text:p text:style-name="P123"><text:span text:style-name="Source_20_Text"><text:span text:style-name="T132">class</text:span></text:span><text:span text:style-name="Source_20_Text"><text:span text:style-name="T138"> Menu </text:span></text:span><text:span text:style-name="Source_20_Text"><text:span text:style-name="T132">extends</text:span></text:span><text:span text:style-name="Source_20_Text"><text:span text:style-name="T138"> AbstractHelper </text:span></text:span></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26">// Menu items array.</text:span></text:span></text:p>
      <text:p text:style-name="P123"><text:span text:style-name="Source_20_Text"><text:span text:style-name="T139"><text:s text:c="2"/></text:span></text:span><text:span text:style-name="Source_20_Text"><text:span text:style-name="T132">protected</text:span></text:span><text:span text:style-name="Source_20_Text"><text:span text:style-name="T138"> </text:span></text:span><text:span text:style-name="Source_20_Text"><text:span text:style-name="T156">$ite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26">// Active item's ID.</text:span></text:span></text:p>
      <text:p text:style-name="P123"><text:span text:style-name="Source_20_Text"><text:span text:style-name="T139"><text:s text:c="2"/></text:span></text:span><text:span text:style-name="Source_20_Text"><text:span text:style-name="T132">protected</text:span></text:span><text:span text:style-name="Source_20_Text"><text:span text:style-name="T138"> </text:span></text:span><text:span text:style-name="Source_20_Text"><text:span text:style-name="T156">$activeItemId</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8">''</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26">// Constructor.</text:span></text:span></text:p>
      <text:p text:style-name="P123"><text:span text:style-name="Source_20_Text"><text:span text:style-name="T139"><text:s text:c="2"/></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__construct</text:span></text:span><text:span text:style-name="Source_20_Text"><text:span text:style-name="T149">(</text:span></text:span><text:span text:style-name="Source_20_Text"><text:span text:style-name="T156">$items</text:span></text:span><text:span text:style-name="Source_20_Text"><text:span text:style-name="T167">=</text:span></text:span><text:span text:style-name="Source_20_Text"><text:span text:style-name="T149">[])</text:span></text:span><text:span text:style-name="Source_20_Text"><text:span text:style-name="T138"> </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39"><text:s text:c="4"/></text:span></text:span><text:span text:style-name="Source_20_Text"><text:span text:style-name="T138">$this</text:span></text:span><text:span text:style-name="Source_20_Text"><text:span text:style-name="T167">-&gt;</text:span></text:span><text:span text:style-name="Source_20_Text"><text:span text:style-name="T173">ite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s</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26">// Sets menu items.</text:span></text:span></text:p>
      <text:p text:style-name="P123"><text:span text:style-name="Source_20_Text"><text:span text:style-name="T139"><text:s text:c="2"/></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setItems</text:span></text:span><text:span text:style-name="Source_20_Text"><text:span text:style-name="T149">(</text:span></text:span><text:span text:style-name="Source_20_Text"><text:span text:style-name="T156">$items</text:span></text:span><text:span text:style-name="Source_20_Text"><text:span text:style-name="T149">)</text:span></text:span><text:span text:style-name="Source_20_Text"><text:span text:style-name="T138"> </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39"><text:s text:c="4"/></text:span></text:span><text:span text:style-name="Source_20_Text"><text:span text:style-name="T138">$this</text:span></text:span><text:span text:style-name="Source_20_Text"><text:span text:style-name="T167">-&gt;</text:span></text:span><text:span text:style-name="Source_20_Text"><text:span text:style-name="T173">ite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s</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202"><text:span text:style-name="Source_20_Text"><text:span text:style-name="T140"><text:s text:c="4"/></text:span></text:span></text:p>
      <text:p text:style-name="P122"><text:span text:style-name="Source_20_Text"><text:span text:style-name="T140"><text:s text:c="2"/></text:span></text:span><text:span text:style-name="Source_20_Text"><text:span text:style-name="T128">// Sets ID of the active items.</text:span></text:span></text:p>
      <text:p text:style-name="P122"><text:span text:style-name="Source_20_Text"><text:span text:style-name="T140"><text:s text:c="2"/></text:span></text:span><text:span text:style-name="Source_20_Text"><text:span text:style-name="T136">public</text:span></text:span><text:span text:style-name="Source_20_Text"><text:span text:style-name="T141"> </text:span></text:span><text:span text:style-name="Source_20_Text"><text:span text:style-name="T136">function</text:span></text:span><text:span text:style-name="Source_20_Text"><text:span text:style-name="T141"> </text:span></text:span><text:span text:style-name="Source_20_Text"><text:span text:style-name="T163">setActiveItemId</text:span></text:span><text:span text:style-name="Source_20_Text"><text:span text:style-name="T150">(</text:span></text:span><text:span text:style-name="Source_20_Text"><text:span text:style-name="T158">$activeItemId</text:span></text:span><text:span text:style-name="Source_20_Text"><text:span text:style-name="T150">)</text:span></text:span><text:span text:style-name="Source_20_Text"><text:span text:style-name="T141"> </text:span></text:span></text:p>
      <text:p text:style-name="P122"><text:span text:style-name="Source_20_Text"><text:span text:style-name="T140"><text:s text:c="2"/></text:span></text:span><text:span text:style-name="Source_20_Text"><text:span text:style-name="T150">{</text:span></text:span></text:p>
      <text:p text:style-name="P122"><text:span text:style-name="Source_20_Text"><text:span text:style-name="T140"><text:s text:c="4"/></text:span></text:span><text:span text:style-name="Source_20_Text"><text:span text:style-name="T141">$this</text:span></text:span><text:span text:style-name="Source_20_Text"><text:span text:style-name="T168">-&gt;</text:span></text:span><text:span text:style-name="Source_20_Text"><text:span text:style-name="T176">activeItemId</text:span></text:span><text:span text:style-name="Source_20_Text"><text:span text:style-name="T141"> </text:span></text:span><text:span text:style-name="Source_20_Text"><text:span text:style-name="T168">=</text:span></text:span><text:span text:style-name="Source_20_Text"><text:span text:style-name="T141"> </text:span></text:span><text:span text:style-name="Source_20_Text"><text:span text:style-name="T158">$activeItemId</text:span></text:span><text:span text:style-name="Source_20_Text"><text:span text:style-name="T150">;</text:span></text:span><text:span text:style-name="Source_20_Text"><text:span text:style-name="T141"> <text:s text:c="3"/></text:span></text:span></text:p>
      <text:p text:style-name="P122"><text:span text:style-name="Source_20_Text"><text:span text:style-name="T140"><text:s text:c="2"/></text:span></text:span><text:span text:style-name="Source_20_Text"><text:span text:style-name="T150">}</text:span></text:span><text:span text:style-name="Source_20_Text"><text:span text:style-name="T141"> <text:s/></text:span></text:span></text:p>
      <text:p text:style-name="P122"><text:span text:style-name="Source_20_Text"><text:span text:style-name="T150">}</text:span></text:span></text:p>
      <text:p text:style-name="P259"><text:span text:style-name="T8"><text:tab/></text:span></text:p>
      <text:p text:style-name="P259"><text:span text:style-name="T8"><text:tab/>No código acima, definimos vários campos privados para a classe </text:span><text:span text:style-name="Source_20_Text"><text:span text:style-name="T9">Menu</text:span></text:span><text:span text:style-name="T8">. O campo </text:span><text:span text:style-name="Source_20_Text"><text:span text:style-name="T9">$items</text:span></text:span><text:span text:style-name="T8"> (linha 10) é um array que irá armazenar as informações dos itens do menu; e o campo </text:span><text:soft-page-break/><text:span text:style-name="Source_20_Text"><text:span text:style-name="T9">$activeItemId</text:span></text:span><text:span text:style-name="T8"> (linha 13) é o ID de um item de menu ativo. O item de menu ativo será destacado visualmente.</text:span></text:p>
      <text:p text:style-name="P40"><text:span text:style-name="T8"><text:tab/>Nas linhas 16-19, definimos o método construtor de classe, que (opcionalmente) recebe o array de itens para inicializar o menu. Um método alternativo de inicialização do menu é através do método </text:span><text:span text:style-name="Source_20_Text"><text:span text:style-name="T9">setItems()</text:span></text:span><text:span text:style-name="T8"> (linhas 22-25). E o método </text:span><text:span text:style-name="Source_20_Text"><text:span text:style-name="T9">setActiveItemId()</text:span></text:span><text:span text:style-name="T8"> (linhas 28-31) define o ID do item de menu atualmente ativo.</text:span></text:p>
      <text:p text:style-name="P40"><text:span text:style-name="T8"><text:tab/>Em seguida, vamos adicionar o </text:span><text:span text:style-name="Source_20_Text"><text:span text:style-name="T9">render()</text:span></text:span><text:span text:style-name="T8">método, que irá gerar código HTML para toda a barra de navegação e retorná-lo como uma string de texto:</text:span></text:p>
      <text:p text:style-name="P40"><text:span text:style-name="T8"/></text:p>
      <text:p text:style-name="P123"><text:span text:style-name="Source_20_Text"><text:span text:style-name="T126">// Renders the menu.</text:span></text:span></text:p>
      <text:p text:style-name="P123"><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render</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32">if</text:span></text:span><text:span text:style-name="Source_20_Text"><text:span text:style-name="T138"> </text:span></text:span><text:span text:style-name="Source_20_Text"><text:span text:style-name="T149">(</text:span></text:span><text:span text:style-name="Source_20_Text"><text:span text:style-name="T162">count</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3">items</text:span></text:span><text:span text:style-name="Source_20_Text"><text:span text:style-name="T149">)</text:span></text:span><text:span text:style-name="Source_20_Text"><text:span text:style-name="T167">==</text:span></text:span><text:span text:style-name="Source_20_Text"><text:span text:style-name="T173">0</text:span></text:span><text:span text:style-name="Source_20_Text"><text:span text:style-name="T149">)</text:span></text:span></text:p>
      <text:p text:style-name="P123"><text:span text:style-name="Source_20_Text"><text:span text:style-name="T139"><text:s text:c="4"/></text:span></text:span><text:span text:style-name="Source_20_Text"><text:span text:style-name="T132">return</text:span></text:span><text:span text:style-name="Source_20_Text"><text:span text:style-name="T138"> </text:span></text:span><text:span text:style-name="Source_20_Text"><text:span text:style-name="T178">''</text:span></text:span><text:span text:style-name="Source_20_Text"><text:span text:style-name="T149">;</text:span></text:span><text:span text:style-name="Source_20_Text"><text:span text:style-name="T138"> </text:span></text:span><text:span text:style-name="Source_20_Text"><text:span text:style-name="T126">// Do nothing if there are no items.</text:span></text:span></text:p>
      <text:p text:style-name="P162"><text:span text:style-name="Source_20_Text"><text:span text:style-name="T139"><text:s text:c="8"/></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nav </text:span></text:span><text:span text:style-name="Source_20_Text"><text:span text:style-name="T178">class</text:span></text:span><text:span text:style-name="Source_20_Text"><text:span text:style-name="T149">="</text:span></text:span><text:span text:style-name="Source_20_Text"><text:span text:style-name="T132">navbar navbar-default</text:span></text:span><text:span text:style-name="Source_20_Text"><text:span text:style-name="T149">"</text:span></text:span><text:span text:style-name="Source_20_Text"><text:span text:style-name="T173"> </text:span></text:span><text:span text:style-name="Source_20_Text"><text:span text:style-name="T178">role</text:span></text:span><text:span text:style-name="Source_20_Text"><text:span text:style-name="T149">="</text:span></text:span><text:span text:style-name="Source_20_Text"><text:span text:style-name="T132">navigation</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navbar-header</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78">'&lt;button type="button" class="navbar-toggle" '</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78">'data-toggle="collapse" data-target=".navbar-ex1-collapse"&gt;'</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span </text:span></text:span><text:span text:style-name="Source_20_Text"><text:span text:style-name="T178">class</text:span></text:span><text:span text:style-name="Source_20_Text"><text:span text:style-name="T149">="</text:span></text:span><text:span text:style-name="Source_20_Text"><text:span text:style-name="T132">sr-only</text:span></text:span><text:span text:style-name="Source_20_Text"><text:span text:style-name="T149">"&gt;</text:span></text:span><text:span text:style-name="Source_20_Text"><text:span text:style-name="T138">Toggle navigation</text:span></text:span><text:span text:style-name="Source_20_Text"><text:span text:style-name="T149">&lt;/</text:span></text:span><text:span text:style-name="Source_20_Text"><text:span text:style-name="T173">span</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span </text:span></text:span><text:span text:style-name="Source_20_Text"><text:span text:style-name="T178">class</text:span></text:span><text:span text:style-name="Source_20_Text"><text:span text:style-name="T149">="</text:span></text:span><text:span text:style-name="Source_20_Text"><text:span text:style-name="T132">icon-bar</text:span></text:span><text:span text:style-name="Source_20_Text"><text:span text:style-name="T149">"&gt;&lt;/</text:span></text:span><text:span text:style-name="Source_20_Text"><text:span text:style-name="T173">span</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span </text:span></text:span><text:span text:style-name="Source_20_Text"><text:span text:style-name="T178">class</text:span></text:span><text:span text:style-name="Source_20_Text"><text:span text:style-name="T149">="</text:span></text:span><text:span text:style-name="Source_20_Text"><text:span text:style-name="T132">icon-bar</text:span></text:span><text:span text:style-name="Source_20_Text"><text:span text:style-name="T149">"&gt;&lt;/</text:span></text:span><text:span text:style-name="Source_20_Text"><text:span text:style-name="T173">span</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span </text:span></text:span><text:span text:style-name="Source_20_Text"><text:span text:style-name="T178">class</text:span></text:span><text:span text:style-name="Source_20_Text"><text:span text:style-name="T149">="</text:span></text:span><text:span text:style-name="Source_20_Text"><text:span text:style-name="T132">icon-bar</text:span></text:span><text:span text:style-name="Source_20_Text"><text:span text:style-name="T149">"&gt;&lt;/</text:span></text:span><text:span text:style-name="Source_20_Text"><text:span text:style-name="T173">span</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button</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div</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 text:c="7"/></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div </text:span></text:span><text:span text:style-name="Source_20_Text"><text:span text:style-name="T178">class</text:span></text:span><text:span text:style-name="Source_20_Text"><text:span text:style-name="T149">="</text:span></text:span><text:span text:style-name="Source_20_Text"><text:span text:style-name="T132">collapse navbar-collapse navbar-ex1-collapse</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ul </text:span></text:span><text:span text:style-name="Source_20_Text"><text:span text:style-name="T178">class</text:span></text:span><text:span text:style-name="Source_20_Text"><text:span text:style-name="T149">="</text:span></text:span><text:span text:style-name="Source_20_Text"><text:span text:style-name="T132">nav navbar-nav</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2"/></text:span></text:span><text:span text:style-name="Source_20_Text"><text:span text:style-name="T126">// Render items</text:span></text:span></text:p>
      <text:p text:style-name="P123"><text:span text:style-name="Source_20_Text"><text:span text:style-name="T139"><text:s text:c="2"/></text:span></text:span><text:span text:style-name="Source_20_Text"><text:span text:style-name="T132">foreach</text:span></text:span><text:span text:style-name="Source_20_Text"><text:span text:style-name="T138"> </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3">items</text:span></text:span><text:span text:style-name="Source_20_Text"><text:span text:style-name="T138"> </text:span></text:span><text:span text:style-name="Source_20_Text"><text:span text:style-name="T132">as</text:span></text:span><text:span text:style-name="Source_20_Text"><text:span text:style-name="T138"> </text:span></text:span><text:span text:style-name="Source_20_Text"><text:span text:style-name="T156">$item</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renderItem</text:span></text:span><text:span text:style-name="Source_20_Text"><text:span text:style-name="T149">(</text:span></text:span><text:span text:style-name="Source_20_Text"><text:span text:style-name="T156">$item</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ul</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div</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nav</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2"/></text:span></text:span><text:span text:style-name="Source_20_Text"><text:span text:style-name="T132">return</text:span></text:span><text:span text:style-name="Source_20_Text"><text:span text:style-name="T138"> </text:span></text:span><text:span text:style-name="Source_20_Text"><text:span text:style-name="T156">$result</text:span></text:span><text:span text:style-name="Source_20_Text"><text:span text:style-name="T149">;</text:span></text:span></text:p>
      <text:p text:style-name="P123"><text:span text:style-name="Source_20_Text"><text:span text:style-name="T149">}</text:span></text:span></text:p>
      <text:p text:style-name="P40"><text:span text:style-name="T8"/></text:p>
      <text:p text:style-name="P40"><text:span text:style-name="T8"><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8">percorremos os itens de menu e renderizamos cada um com o método </text:span><text:span text:style-name="Source_20_Text"><text:span text:style-name="T9">renderItem()</text:span></text:span><text:span text:style-name="T8">. Finalmente, o método </text:span><text:span text:style-name="Source_20_Text"><text:span text:style-name="T9">render()</text:span></text:span><text:span text:style-name="T8"> retorna o código HTML resultante como uma string de texto.</text:span></text:p>
      <text:p text:style-name="P40"><text:span text:style-name="T8"><text:tab/>Para finalizar a criação da </text:span><text:span text:style-name="Source_20_Text"><text:span text:style-name="T9">Menu</text:span></text:span><text:span text:style-name="T8">classe, vamos implementar o </text:span><text:span text:style-name="Source_20_Text"><text:span text:style-name="T9">renderItem()</text:span></text:span><text:span text:style-name="T8"> método. Este método produzirá o código HTML para um único item de menu:</text:span></text:p>
      <text:p text:style-name="P40"><text:span text:style-name="T8"/></text:p>
      <text:p text:style-name="P123"><text:span text:style-name="Source_20_Text"><text:span text:style-name="T126">// Renders an item.</text:span></text:span></text:p>
      <text:p text:style-name="P123"><text:span text:style-name="Source_20_Text"><text:span text:style-name="T132">protected</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renderItem</text:span></text:span><text:span text:style-name="Source_20_Text"><text:span text:style-name="T149">(</text:span></text:span><text:span text:style-name="Source_20_Text"><text:span text:style-name="T156">$item</text:span></text:span><text:span text:style-name="Source_20_Text"><text:span text:style-name="T149">)</text:span></text:span><text:span text:style-name="Source_20_Text"><text:span text:style-name="T138"> </text:span></text:span></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56">$id</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isset</text:span></text:span><text:span text:style-name="Source_20_Text"><text:span text:style-name="T149">(</text:span></text:span><text:span text:style-name="Source_20_Text"><text:span text:style-name="T156">$item</text:span></text:span><text:span text:style-name="Source_20_Text"><text:span text:style-name="T149">[</text:span></text:span><text:span text:style-name="Source_20_Text"><text:span text:style-name="T178">'id'</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text:span></text:span><text:span text:style-name="Source_20_Text"><text:span text:style-name="T149">[</text:span></text:span><text:span text:style-name="Source_20_Text"><text:span text:style-name="T178">'id'</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p>
      <text:p text:style-name="P123"><text:span text:style-name="Source_20_Text"><text:span text:style-name="T139"><text:s text:c="2"/></text:span></text:span><text:span text:style-name="Source_20_Text"><text:span text:style-name="T156">$isActiv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span text:style-name="Source_20_Text"><text:span text:style-name="T156">$id</text:span></text:span><text:span text:style-name="Source_20_Text"><text:span text:style-name="T167">==</text:span></text:span><text:span text:style-name="Source_20_Text"><text:span text:style-name="T138">$this</text:span></text:span><text:span text:style-name="Source_20_Text"><text:span text:style-name="T167">-&gt;</text:span></text:span><text:span text:style-name="Source_20_Text"><text:span text:style-name="T173">activeItemId</text:span></text:span><text:span text:style-name="Source_20_Text"><text:span text:style-name="T149">);</text:span></text:span></text:p>
      <text:p text:style-name="P123"><text:span text:style-name="Source_20_Text"><text:span text:style-name="T139"><text:s text:c="2"/></text:span></text:span><text:span text:style-name="Source_20_Text"><text:span text:style-name="T156">$label</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isset</text:span></text:span><text:span text:style-name="Source_20_Text"><text:span text:style-name="T149">(</text:span></text:span><text:span text:style-name="Source_20_Text"><text:span text:style-name="T156">$item</text:span></text:span><text:span text:style-name="Source_20_Text"><text:span text:style-name="T149">[</text:span></text:span><text:span text:style-name="Source_20_Text"><text:span text:style-name="T178">'label'</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text:span></text:span><text:span text:style-name="Source_20_Text"><text:span text:style-name="T149">[</text:span></text:span><text:span text:style-name="Source_20_Text"><text:span text:style-name="T178">'label'</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2"/></text:span></text:span><text:span text:style-name="Source_20_Text"><text:span text:style-name="T156">$resul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8">''</text:span></text:span><text:span text:style-name="Source_20_Text"><text:span text:style-name="T149">;</text:span></text:span><text:span text:style-name="Source_20_Text"><text:span text:style-name="T138"> </text:span></text:span></text:p>
      <text:p text:style-name="P162"><text:span text:style-name="Source_20_Text"><text:span text:style-name="T139"><text:s text:c="8"/></text:span></text:span></text:p>
      <text:p text:style-name="P123"><text:span text:style-name="Source_20_Text"><text:span text:style-name="T139"><text:s text:c="2"/></text:span></text:span><text:span text:style-name="Source_20_Text"><text:span text:style-name="T132">if</text:span></text:span><text:span text:style-name="Source_20_Text"><text:span text:style-name="T149">(</text:span></text:span><text:span text:style-name="Source_20_Text"><text:span text:style-name="T162">isset</text:span></text:span><text:span text:style-name="Source_20_Text"><text:span text:style-name="T149">(</text:span></text:span><text:span text:style-name="Source_20_Text"><text:span text:style-name="T156">$item</text:span></text:span><text:span text:style-name="Source_20_Text"><text:span text:style-name="T149">[</text:span></text:span><text:span text:style-name="Source_20_Text"><text:span text:style-name="T178">'dropdown'</text:span></text:span><text:span text:style-name="Source_20_Text"><text:span text:style-name="T149">]))</text:span></text:span><text:span text:style-name="Source_20_Text"><text:span text:style-name="T138"> </text:span></text:span><text:span text:style-name="Source_20_Text"><text:span text:style-name="T149">{</text:span></text:span></text:p>
      <text:p text:style-name="P162"><text:span text:style-name="Source_20_Text"><text:span text:style-name="T139"><text:s text:c="12"/></text:span></text:span></text:p>
      <text:p text:style-name="P123"><text:span text:style-name="Source_20_Text"><text:span text:style-name="T139"><text:s text:c="4"/></text:span></text:span><text:span text:style-name="Source_20_Text"><text:span text:style-name="T156">$dropdownIte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text:span></text:span><text:span text:style-name="Source_20_Text"><text:span text:style-name="T149">[</text:span></text:span><text:span text:style-name="Source_20_Text"><text:span text:style-name="T178">'dropdown'</text:span></text:span><text:span text:style-name="Source_20_Text"><text:span text:style-name="T149">];</text:span></text:span></text:p>
      <text:p text:style-name="P162"><text:span text:style-name="Source_20_Text"><text:span text:style-name="T139"><text:s text:c="12"/></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li </text:span></text:span><text:span text:style-name="Source_20_Text"><text:span text:style-name="T178">class</text:span></text:span><text:span text:style-name="Source_20_Text"><text:span text:style-name="T149">="</text:span></text:span><text:span text:style-name="Source_20_Text"><text:span text:style-name="T132">dropdown </text:span></text:span><text:span text:style-name="Source_20_Text"><text:span text:style-name="T149">'</text:span></text:span><text:span text:style-name="Source_20_Text"><text:span text:style-name="T132"> . ($isActive?</text:span></text:span><text:span text:style-name="Source_20_Text"><text:span text:style-name="T149">'</text:span></text:span><text:span text:style-name="Source_20_Text"><text:span text:style-name="T132">active</text:span></text:span><text:span text:style-name="Source_20_Text"><text:span text:style-name="T149">'</text:span></text:span><text:span text:style-name="Source_20_Text"><text:span text:style-name="T132">:</text:span></text:span><text:span text:style-name="Source_20_Text"><text:span text:style-name="T149">''</text:span></text:span><text:span text:style-name="Source_20_Text"><text:span text:style-name="T132">) . </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text:span></text:span><text:span text:style-name="Source_20_Text"><text:span text:style-name="T149">"</text:span></text:span><text:span text:style-name="Source_20_Text"><text:span text:style-name="T173"> </text:span></text:span><text:span text:style-name="Source_20_Text"><text:span text:style-name="T178">class</text:span></text:span><text:span text:style-name="Source_20_Text"><text:span text:style-name="T149">="</text:span></text:span><text:span text:style-name="Source_20_Text"><text:span text:style-name="T132">dropdown-toggle</text:span></text:span><text:span text:style-name="Source_20_Text"><text:span text:style-name="T149">"</text:span></text:span><text:span text:style-name="Source_20_Text"><text:span text:style-name="T173"> </text:span></text:span><text:span text:style-name="Source_20_Text"><text:span text:style-name="T178">data-toggle</text:span></text:span><text:span text:style-name="Source_20_Text"><text:span text:style-name="T149">="</text:span></text:span><text:span text:style-name="Source_20_Text"><text:span text:style-name="T132">dropdown</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56">$label</text:span></text:span><text:span text:style-name="Source_20_Text"><text:span text:style-name="T138"> </text:span></text:span><text:span text:style-name="Source_20_Text"><text:span text:style-name="T149">.</text:span></text:span><text:span text:style-name="Source_20_Text"><text:span text:style-name="T138"> ' </text:span></text:span><text:span text:style-name="Source_20_Text"><text:span text:style-name="T149">&lt;</text:span></text:span><text:span text:style-name="Source_20_Text"><text:span text:style-name="T173">b </text:span></text:span><text:span text:style-name="Source_20_Text"><text:span text:style-name="T178">class</text:span></text:span><text:span text:style-name="Source_20_Text"><text:span text:style-name="T149">="</text:span></text:span><text:span text:style-name="Source_20_Text"><text:span text:style-name="T132">caret</text:span></text:span><text:span text:style-name="Source_20_Text"><text:span text:style-name="T149">"&gt;&lt;/</text:span></text:span><text:span text:style-name="Source_20_Text"><text:span text:style-name="T173">b</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a</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 text:c="11"/></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ul </text:span></text:span><text:span text:style-name="Source_20_Text"><text:span text:style-name="T178">class</text:span></text:span><text:span text:style-name="Source_20_Text"><text:span text:style-name="T149">="</text:span></text:span><text:span text:style-name="Source_20_Text"><text:span text:style-name="T132">dropdown-menu</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text:span></text:span></text:p>
      <text:p text:style-name="P123"><text:span text:style-name="Source_20_Text"><text:span text:style-name="T139"><text:s text:c="4"/></text:span></text:span><text:span text:style-name="Source_20_Text"><text:span text:style-name="T132">foreach</text:span></text:span><text:span text:style-name="Source_20_Text"><text:span text:style-name="T138"> </text:span></text:span><text:span text:style-name="Source_20_Text"><text:span text:style-name="T149">(</text:span></text:span><text:span text:style-name="Source_20_Text"><text:span text:style-name="T156">$dropdownItems</text:span></text:span><text:span text:style-name="Source_20_Text"><text:span text:style-name="T138"> </text:span></text:span><text:span text:style-name="Source_20_Text"><text:span text:style-name="T132">as</text:span></text:span><text:span text:style-name="Source_20_Text"><text:span text:style-name="T138"> </text:span></text:span><text:span text:style-name="Source_20_Text"><text:span text:style-name="T156">$item</text:span></text:span><text:span text:style-name="Source_20_Text"><text:span text:style-name="T149">)</text:span></text:span><text:span text:style-name="Source_20_Text"><text:span text:style-name="T138"> </text:span></text:span><text:span text:style-name="Source_20_Text"><text:span text:style-name="T149">{</text:span></text:span></text:p>
      <text:p text:style-name="P123"><text:span text:style-name="Source_20_Text"><text:span text:style-name="T139"><text:s text:c="6"/></text:span></text:span><text:span text:style-name="Source_20_Text"><text:span text:style-name="T156">$link</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isset</text:span></text:span><text:span text:style-name="Source_20_Text"><text:span text:style-name="T149">(</text:span></text:span><text:span text:style-name="Source_20_Text"><text:span text:style-name="T156">$item</text:span></text:span><text:span text:style-name="Source_20_Text"><text:span text:style-name="T149">[</text:span></text:span><text:span text:style-name="Source_20_Text"><text:span text:style-name="T178">'link'</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text:span></text:span><text:span text:style-name="Source_20_Text"><text:span text:style-name="T149">[</text:span></text:span><text:span text:style-name="Source_20_Text"><text:span text:style-name="T178">'link'</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p>
      <text:p text:style-name="P123"><text:span text:style-name="Source_20_Text"><text:span text:style-name="T139"><text:s text:c="6"/></text:span></text:span><text:span text:style-name="Source_20_Text"><text:span text:style-name="T156">$label</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isset</text:span></text:span><text:span text:style-name="Source_20_Text"><text:span text:style-name="T149">(</text:span></text:span><text:span text:style-name="Source_20_Text"><text:span text:style-name="T156">$item</text:span></text:span><text:span text:style-name="Source_20_Text"><text:span text:style-name="T149">[</text:span></text:span><text:span text:style-name="Source_20_Text"><text:span text:style-name="T178">'label'</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text:span></text:span><text:span text:style-name="Source_20_Text"><text:span text:style-name="T149">[</text:span></text:span><text:span text:style-name="Source_20_Text"><text:span text:style-name="T178">'label'</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p>
      <text:p text:style-name="P162"><text:span text:style-name="Source_20_Text"><text:span text:style-name="T139"><text:s text:c="16"/></text:span></text:span></text:p>
      <text:p text:style-name="P123"><text:span text:style-name="Source_20_Text"><text:span text:style-name="T139"><text:s text:c="6"/></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li</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6"/></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ink.</text:span></text:span><text:span text:style-name="Source_20_Text"><text:span text:style-name="T149">'"&gt;</text:span></text:span><text:span text:style-name="Source_20_Text"><text:span text:style-name="T178">'.$label.'</text:span></text:span><text:span text:style-name="Source_20_Text"><text:span text:style-name="T149">&lt;/</text:span></text:span><text:span text:style-name="Source_20_Text"><text:span text:style-name="T173">a</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6"/></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li</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ul</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a</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li</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 text:c="12"/></text:span></text:span></text:p>
      <text:p text:style-name="P123"><text:span text:style-name="Source_20_Text"><text:span text:style-name="T139"><text:s text:c="2"/></text:span></text:span><text:span text:style-name="Source_20_Text"><text:span text:style-name="T149">}</text:span></text:span><text:span text:style-name="Source_20_Text"><text:span text:style-name="T138"> </text:span></text:span><text:span text:style-name="Source_20_Text"><text:span text:style-name="T132">else</text:span></text:span><text:span text:style-name="Source_20_Text"><text:span text:style-name="T138"> </text:span></text:span><text:span text:style-name="Source_20_Text"><text:span text:style-name="T149">{</text:span></text:span><text:span text:style-name="Source_20_Text"><text:span text:style-name="T138"> <text:s text:c="7"/></text:span></text:span></text:p>
      <text:p text:style-name="P123"><text:span text:style-name="Source_20_Text"><text:span text:style-name="T139"><text:s text:c="4"/></text:span></text:span><text:span text:style-name="Source_20_Text"><text:span text:style-name="T156">$link</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isset</text:span></text:span><text:span text:style-name="Source_20_Text"><text:span text:style-name="T149">(</text:span></text:span><text:span text:style-name="Source_20_Text"><text:span text:style-name="T156">$item</text:span></text:span><text:span text:style-name="Source_20_Text"><text:span text:style-name="T149">[</text:span></text:span><text:span text:style-name="Source_20_Text"><text:span text:style-name="T178">'link'</text:span></text:span><text:span text:style-name="Source_20_Text"><text:span text:style-name="T149">])</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text:span></text:span><text:span text:style-name="Source_20_Text"><text:span text:style-name="T149">[</text:span></text:span><text:span text:style-name="Source_20_Text"><text:span text:style-name="T178">'link'</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38"> </text:span></text:span><text:span text:style-name="Source_20_Text"><text:span text:style-name="T178">'#'</text:span></text:span><text:span text:style-name="Source_20_Text"><text:span text:style-name="T149">;</text:span></text:span></text:p>
      <text:p text:style-name="P162"><text:span text:style-name="Source_20_Text"><text:span text:style-name="T139"><text:s text:c="12"/></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56">$isActive</text:span></text:span><text:span text:style-name="Source_20_Text"><text:span text:style-name="T167">?</text:span></text:span><text:span text:style-name="Source_20_Text"><text:span text:style-name="T138">'</text:span></text:span><text:span text:style-name="Source_20_Text"><text:span text:style-name="T149">&lt;</text:span></text:span><text:span text:style-name="Source_20_Text"><text:span text:style-name="T173">li </text:span></text:span><text:span text:style-name="Source_20_Text"><text:span text:style-name="T178">class</text:span></text:span><text:span text:style-name="Source_20_Text"><text:span text:style-name="T149">="</text:span></text:span><text:span text:style-name="Source_20_Text"><text:span text:style-name="T132">active</text:span></text:span><text:span text:style-name="Source_20_Text"><text:span text:style-name="T149">"&gt;</text:span></text:span><text:span text:style-name="Source_20_Text"><text:span text:style-name="T178">':'</text:span></text:span><text:span text:style-name="Source_20_Text"><text:span text:style-name="T149">&lt;</text:span></text:span><text:span text:style-name="Source_20_Text"><text:span text:style-name="T173">li</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ink.</text:span></text:span><text:span text:style-name="Source_20_Text"><text:span text:style-name="T149">'"&gt;</text:span></text:span><text:span text:style-name="Source_20_Text"><text:span text:style-name="T178">'.$label.'</text:span></text:span><text:span text:style-name="Source_20_Text"><text:span text:style-name="T149">&lt;/</text:span></text:span><text:span text:style-name="Source_20_Text"><text:span text:style-name="T173">a</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li</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32">return</text:span></text:span><text:span text:style-name="Source_20_Text"><text:span text:style-name="T138"> </text:span></text:span><text:span text:style-name="Source_20_Text"><text:span text:style-name="T156">$result</text:span></text:span><text:span text:style-name="Source_20_Text"><text:span text:style-name="T149">;</text:span></text:span></text:p>
      <text:p text:style-name="P123"><text:span text:style-name="Source_20_Text"><text:span text:style-name="T149">}</text:span></text:span></text:p>
      <text:p text:style-name="P40"><text:soft-page-break/><text:span text:style-name="T8"><text:tab/>No código do método </text:span><text:span text:style-name="Source_20_Text"><text:span text:style-name="T9">renderItem()</text:span></text:span><text:span text:style-name="T8">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40"><text:span text:style-name="T8"><text:tab/>Para poder usar o auxiliar de visualização </text:span><text:span text:style-name="Source_20_Text"><text:span text:style-name="T9">Menu</text:span></text:span><text:span text:style-name="T8"> em um modelo de visualização, é necessário registrá-lo na configuração. Para fazer isso, adicione a seguinte chave </text:span><text:span text:style-name="Source_20_Text"><text:span text:style-name="T9">view_helpers</text:span></text:span><text:span text:style-name="T8"> no arquivo </text:span><text:span text:style-name="Emphasis"><text:span text:style-name="T74">module.config.php</text:span></text:span><text:span text:style-name="T8">:</text:span></text:p>
      <text:p text:style-name="P40"><text:span text:style-name="T8"/></text:p>
      <text:p text:style-name="P123"><text:span text:style-name="Source_20_Text"><text:span text:style-name="T138">&lt;?php</text:span></text:span></text:p>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64"/>
      <text:p text:style-name="P123"><text:span text:style-name="Source_20_Text"><text:span text:style-name="T139"><text:s text:c="4"/></text:span></text:span><text:span text:style-name="Source_20_Text"><text:span text:style-name="T126">// ...</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26">// The following registers our custom view </text:span></text:span></text:p>
      <text:p text:style-name="P123"><text:span text:style-name="Source_20_Text"><text:span text:style-name="T139"><text:s text:c="4"/></text:span></text:span><text:span text:style-name="Source_20_Text"><text:span text:style-name="T126">// helper classes in view plugin manager.</text:span></text:span></text:p>
      <text:p text:style-name="P123"><text:span text:style-name="Source_20_Text"><text:span text:style-name="T139"><text:s text:c="4"/></text:span></text:span><text:span text:style-name="Source_20_Text"><text:span text:style-name="T178">'view_helper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factori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38">View</text:span></text:span><text:span text:style-name="Source_20_Text"><text:span text:style-name="T149">\</text:span></text:span><text:span text:style-name="Source_20_Text"><text:span text:style-name="T138">Helper</text:span></text:span><text:span text:style-name="Source_20_Text"><text:span text:style-name="T149">\</text:span></text:span><text:span text:style-name="Source_20_Text"><text:span text:style-name="T138">Menu</text:span></text:span><text:span text:style-name="Source_20_Text"><text:span text:style-name="T149">::</text:span></text:span><text:span text:style-name="Source_20_Text"><text:span text:style-name="T132">class</text:span></text:span><text:span text:style-name="Source_20_Text"><text:span text:style-name="T138"> </text:span></text:span><text:span text:style-name="Source_20_Text"><text:span text:style-name="T167">=&gt;</text:span></text:span><text:span text:style-name="Source_20_Text"><text:span text:style-name="T138"> InvokableFactory</text:span></text:span><text:span text:style-name="Source_20_Text"><text:span text:style-name="T149">::</text:span></text:span><text:span text:style-name="Source_20_Text"><text:span text:style-name="T132">class</text:span></text:span><text:span text:style-name="Source_20_Text"><text:span text:style-name="T149">,</text:span></text:span><text:span text:style-name="Source_20_Text"><text:span text:style-name="T138"> <text:s text:c="1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7"/></text:span></text:span><text:span text:style-name="Source_20_Text"><text:span text:style-name="T178">'alias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12"/></text:span></text:span><text:span text:style-name="Source_20_Text"><text:span text:style-name="T178">'mainMenu'</text:span></text:span><text:span text:style-name="Source_20_Text"><text:span text:style-name="T138"> </text:span></text:span><text:span text:style-name="Source_20_Text"><text:span text:style-name="T167">=&gt;</text:span></text:span><text:span text:style-name="Source_20_Text"><text:span text:style-name="T138"> View</text:span></text:span><text:span text:style-name="Source_20_Text"><text:span text:style-name="T149">\</text:span></text:span><text:span text:style-name="Source_20_Text"><text:span text:style-name="T138">Helper</text:span></text:span><text:span text:style-name="Source_20_Text"><text:span text:style-name="T149">\</text:span></text:span><text:span text:style-name="Source_20_Text"><text:span text:style-name="T138">Menu</text:span></text:span><text:span text:style-name="Source_20_Text"><text:span text:style-name="T149">::</text:span></text:span><text:span text:style-name="Source_20_Text"><text:span text:style-name="T132">class</text:span></text:span></text:p>
      <text:p text:style-name="P123"><text:span text:style-name="Source_20_Text"><text:span text:style-name="T139"><text:s text:c="7"/></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span text:style-name="Source_20_Text"><text:span text:style-name="T138"> <text:s text:c="3"/></text:span></text:span></text:p>
      <text:p text:style-name="P123"><text:span text:style-name="Source_20_Text"><text:span text:style-name="T149">];</text:span></text:span></text:p>
      <text:p text:style-name="P40"><text:span text:style-name="T8"/></text:p>
      <text:p text:style-name="P40"><text:span text:style-name="T8"><text:tab/>No exemplo acima, registramos nossa classe </text:span><text:span text:style-name="Source_20_Text"><text:span text:style-name="T9">Menu</text:span></text:span><text:span text:style-name="T8"> como auxiliar de visualização </text:span><text:span text:style-name="Source_20_Text"><text:span text:style-name="T9">mainMenu</text:span></text:span><text:span text:style-name="T8"> e poderemos acessá-la de qualquer modelo de visualização.</text:span></text:p>
      <text:p text:style-name="P40"><text:span text:style-name="T8"><text:tab/>Como planejamos usar o </text:span><text:span text:style-name="Source_20_Text"><text:span text:style-name="T9">Menu</text:span></text:span><text:span text:style-name="T8">auxiliar de visualização no modelo de visualização de layout, substitua a marcação do menu de navegação no arquivo </text:span><text:span text:style-name="Emphasis"><text:span text:style-name="T74">layout.phtml pelo seguinte código:</text:span></text:span></text:p>
      <text:p text:style-name="P40"><text:span text:style-name="Emphasis"><text:span text:style-name="T74"/></text:span></text:p>
      <text:p text:style-name="P123"><text:span text:style-name="Source_20_Text"><text:span text:style-name="T126">&lt;!-- Navigation bar --&gt;</text:span></text:span></text:p>
      <text:p text:style-name="P123"><text:span text:style-name="Source_20_Text"><text:span text:style-name="T138">&lt;?php <text:s text:c="5"/></text:span></text:span></text:p>
      <text:p text:style-name="P123"><text:span text:style-name="Source_20_Text"><text:span text:style-name="T139"><text:s text:c="2"/></text:span></text:span><text:span text:style-name="Source_20_Text"><text:span text:style-name="T138">$this</text:span></text:span><text:span text:style-name="Source_20_Text"><text:span text:style-name="T167">-&gt;</text:span></text:span><text:span text:style-name="Source_20_Text"><text:span text:style-name="T162">mainMenu</text:span></text:span><text:span text:style-name="Source_20_Text"><text:span text:style-name="T149">()</text:span></text:span><text:span text:style-name="Source_20_Text"><text:span text:style-name="T167">-&gt;</text:span></text:span><text:span text:style-name="Source_20_Text"><text:span text:style-name="T162">setItems</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home'</text:span></text:span><text:span text:style-name="Source_20_Text"><text:span text:style-name="T149">,</text:span></text:span></text:p>
      <text:p text:style-name="P123"><text:span text:style-name="Source_20_Text"><text:span text:style-name="T139"><text:s text:c="6"/></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Home'</text:span></text:span><text:span text:style-name="Source_20_Text"><text:span text:style-name="T149">,</text:span></text:span></text:p>
      <text:p text:style-name="P123"><text:span text:style-name="Source_20_Text"><text:span text:style-name="T139"><text:s text:c="6"/></text:span></text:span><text:span text:style-name="Source_20_Text"><text:span text:style-name="T178">'link'</text:span></text:span><text:span text:style-name="Source_20_Text"><text:span text:style-name="T138"> </text:span></text:span><text:span text:style-name="Source_20_Text"><text:span text:style-name="T167">=&gt;</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home'</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downloads'</text:span></text:span><text:span text:style-name="Source_20_Text"><text:span text:style-name="T149">,</text:span></text:span></text:p>
      <text:p text:style-name="P123"><text:span text:style-name="Source_20_Text"><text:span text:style-name="T139"><text:s text:c="6"/></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Downloads'</text:span></text:span><text:span text:style-name="Source_20_Text"><text:span text:style-name="T149">,</text:span></text:span></text:p>
      <text:p text:style-name="P123"><text:span text:style-name="Source_20_Text"><text:span text:style-name="T139"><text:s text:c="6"/></text:span></text:span><text:span text:style-name="Source_20_Text"><text:span text:style-name="T178">'link'</text:span></text:span><text:span text:style-name="Source_20_Text"><text:span text:style-name="T138"> </text:span></text:span><text:span text:style-name="Source_20_Text"><text:span text:style-name="T167">=&gt;</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application"</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78">'action'</text:span></text:span><text:span text:style-name="Source_20_Text"><text:span text:style-name="T167">=&gt;</text:span></text:span><text:span text:style-name="Source_20_Text"><text:span text:style-name="T178">'downloads'</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oft-page-break/><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support'</text:span></text:span><text:span text:style-name="Source_20_Text"><text:span text:style-name="T149">,</text:span></text:span></text:p>
      <text:p text:style-name="P123"><text:span text:style-name="Source_20_Text"><text:span text:style-name="T139"><text:s text:c="6"/></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Support'</text:span></text:span><text:span text:style-name="Source_20_Text"><text:span text:style-name="T149">,</text:span></text:span></text:p>
      <text:p text:style-name="P123"><text:span text:style-name="Source_20_Text"><text:span text:style-name="T139"><text:s text:c="6"/></text:span></text:span><text:span text:style-name="Source_20_Text"><text:span text:style-name="T178">'dropdown'</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10"/></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documentation'</text:span></text:span><text:span text:style-name="Source_20_Text"><text:span text:style-name="T149">,</text:span></text:span></text:p>
      <text:p text:style-name="P123"><text:span text:style-name="Source_20_Text"><text:span text:style-name="T139"><text:s text:c="10"/></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Documentation'</text:span></text:span><text:span text:style-name="Source_20_Text"><text:span text:style-name="T149">,</text:span></text:span></text:p>
      <text:p text:style-name="P123"><text:span text:style-name="Source_20_Text"><text:span text:style-name="T139"><text:s text:c="10"/></text:span></text:span><text:span text:style-name="Source_20_Text"><text:span text:style-name="T178">'link'</text:span></text:span><text:span text:style-name="Source_20_Text"><text:span text:style-name="T138"> </text:span></text:span><text:span text:style-name="Source_20_Text"><text:span text:style-name="T167">=&gt;</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doc'</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contents'</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10"/></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help'</text:span></text:span><text:span text:style-name="Source_20_Text"><text:span text:style-name="T149">,</text:span></text:span></text:p>
      <text:p text:style-name="P123"><text:span text:style-name="Source_20_Text"><text:span text:style-name="T139"><text:s text:c="10"/></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Help'</text:span></text:span><text:span text:style-name="Source_20_Text"><text:span text:style-name="T149">,</text:span></text:span></text:p>
      <text:p text:style-name="P123"><text:span text:style-name="Source_20_Text"><text:span text:style-name="T139"><text:s text:c="10"/></text:span></text:span><text:span text:style-name="Source_20_Text"><text:span text:style-name="T178">'link'</text:span></text:span><text:span text:style-name="Source_20_Text"><text:span text:style-name="T138"> </text:span></text:span><text:span text:style-name="Source_20_Text"><text:span text:style-name="T167">=&gt;</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static'</text:span></text:span><text:span text:style-name="Source_20_Text"><text:span text:style-name="T149">,</text:span></text:span><text:span text:style-name="Source_20_Text"><text:span text:style-name="T138"> </text:span></text:span><text:span text:style-name="Source_20_Text"><text:span text:style-name="T149">[</text:span></text:span><text:span text:style-name="Source_20_Text"><text:span text:style-name="T178">'page'</text:span></text:span><text:span text:style-name="Source_20_Text"><text:span text:style-name="T167">=&gt;</text:span></text:span><text:span text:style-name="Source_20_Text"><text:span text:style-name="T178">'help'</text:span></text:span><text:span text:style-name="Source_20_Text"><text:span text:style-name="T149">])</text:span></text:span></text:p>
      <text:p text:style-name="P123"><text:span text:style-name="Source_20_Text"><text:span text:style-name="T139"><text:s text:c="8"/></text:span></text:span><text:span text:style-name="Source_20_Text"><text:span text:style-name="T149">]</text:span></text:span></text:p>
      <text:p text:style-name="P123"><text:span text:style-name="Source_20_Text"><text:span text:style-name="T139"><text:s text:c="6"/></text:span></text:span><text:span text:style-name="Source_20_Text"><text:span text:style-name="T149">]</text:span></text:span><text:span text:style-name="Source_20_Text"><text:span text:style-name="T138"> <text:s text:c="23"/></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6"/></text:span></text:span><text:span text:style-name="Source_20_Text"><text:span text:style-name="T178">'id'</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about'</text:span></text:span><text:span text:style-name="Source_20_Text"><text:span text:style-name="T149">,</text:span></text:span></text:p>
      <text:p text:style-name="P123"><text:span text:style-name="Source_20_Text"><text:span text:style-name="T139"><text:s text:c="6"/></text:span></text:span><text:span text:style-name="Source_20_Text"><text:span text:style-name="T178">'label'</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78">'About'</text:span></text:span><text:span text:style-name="Source_20_Text"><text:span text:style-name="T149">,</text:span></text:span></text:p>
      <text:p text:style-name="P123"><text:span text:style-name="Source_20_Text"><text:span text:style-name="T139"><text:s text:c="6"/></text:span></text:span><text:span text:style-name="Source_20_Text"><text:span text:style-name="T178">'link'</text:span></text:span><text:span text:style-name="Source_20_Text"><text:span text:style-name="T138"> </text:span></text:span><text:span text:style-name="Source_20_Text"><text:span text:style-name="T167">=&gt;</text:span></text:span><text:span text:style-name="Source_20_Text"><text:span text:style-name="T138"> $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about'</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64"/>
      <text:p text:style-name="P123"><text:span text:style-name="Source_20_Text"><text:span text:style-name="T139"><text:s text:c="2"/></text:span></text:span><text:span text:style-name="Source_20_Text"><text:span text:style-name="T132">echo</text:span></text:span><text:span text:style-name="Source_20_Text"><text:span text:style-name="T138"> $this</text:span></text:span><text:span text:style-name="Source_20_Text"><text:span text:style-name="T167">-&gt;</text:span></text:span><text:span text:style-name="Source_20_Text"><text:span text:style-name="T162">mainMenu</text:span></text:span><text:span text:style-name="Source_20_Text"><text:span text:style-name="T149">()</text:span></text:span><text:span text:style-name="Source_20_Text"><text:span text:style-name="T167">-&gt;</text:span></text:span><text:span text:style-name="Source_20_Text"><text:span text:style-name="T162">render</text:span></text:span><text:span text:style-name="Source_20_Text"><text:span text:style-name="T149">();</text:span></text:span><text:span text:style-name="Source_20_Text"><text:span text:style-name="T138"> </text:span></text:span></text:p>
      <text:p text:style-name="P123"><text:span text:style-name="Source_20_Text"><text:span text:style-name="T138">?&gt;</text:span></text:span></text:p>
      <text:p text:style-name="P40"><text:span text:style-name="T8"/></text:p>
      <text:p text:style-name="P40"><text:span text:style-name="T8"><text:tab/>No código acima, acessamos o auxiliar de visualização </text:span><text:span text:style-name="Source_20_Text"><text:span text:style-name="T9">mainMenu</text:span></text:span><text:span text:style-name="T8"> cadastrado e configuramos os itens da barra de navegação com a ajuda do método </text:span><text:span text:style-name="Source_20_Text"><text:span text:style-name="T9">setItems()</text:span></text:span><text:span text:style-name="T8"> (linha 3). Como parâmetro para o método, passamos o array de itens. Em seguida, renderizamos a barra de navegação com o método </text:span><text:span text:style-name="Source_20_Text"><text:span text:style-name="T9">render()</text:span></text:span><text:span text:style-name="T8">.</text:span></text:p>
      <text:p text:style-name="P40"><text:span text:style-name="T8"><text:tab/>Para definir o item ativo para a barra de navegação, podemos chamar o método </text:span><text:span text:style-name="Source_20_Text"><text:span text:style-name="T9">setActiveItemId()</text:span></text:span><text:span text:style-name="T8"> de qualquer modelo de visualização. Por exemplo, adicione o seguinte código ao início do modelo de exibição da página </text:span><text:span text:style-name="Emphasis"><text:span text:style-name="T74">Sobre</text:span></text:span><text:span text:style-name="T8"> ( </text:span><text:span text:style-name="Emphasis"><text:span text:style-name="T74">application/index/about.phtml</text:span></text:span><text:span text:style-name="T8"> ) da seguinte maneira:</text:span></text:p>
      <text:p text:style-name="P40"><text:span text:style-name="T8"/></text:p>
      <text:p text:style-name="P123"><text:span text:style-name="Source_20_Text"><text:span text:style-name="T138">&lt;?php</text:span></text:span></text:p>
      <text:p text:style-name="P123"><text:span text:style-name="Source_20_Text"><text:span text:style-name="T138">$this</text:span></text:span><text:span text:style-name="Source_20_Text"><text:span text:style-name="T167">-&gt;</text:span></text:span><text:span text:style-name="Source_20_Text"><text:span text:style-name="T162">mainMenu</text:span></text:span><text:span text:style-name="Source_20_Text"><text:span text:style-name="T149">()</text:span></text:span><text:span text:style-name="Source_20_Text"><text:span text:style-name="T167">-&gt;</text:span></text:span><text:span text:style-name="Source_20_Text"><text:span text:style-name="T162">setActiveItemId</text:span></text:span><text:span text:style-name="Source_20_Text"><text:span text:style-name="T149">(</text:span></text:span><text:span text:style-name="Source_20_Text"><text:span text:style-name="T178">'about'</text:span></text:span><text:span text:style-name="Source_20_Text"><text:span text:style-name="T149">);</text:span></text:span></text:p>
      <text:p text:style-name="P123"><text:span text:style-name="Source_20_Text"><text:span text:style-name="T138">?&gt;</text:span></text:span></text:p>
      <text:p text:style-name="P40"><text:span text:style-name="T8"/></text:p>
      <text:p text:style-name="P40"><text:span text:style-name="T8"><text:tab/>Agora, se você abrir a página </text:span><text:span text:style-name="Emphasis"><text:span text:style-name="T74">Sobre</text:span></text:span><text:span text:style-name="T8"> em seu navegador, deverá ver que o item </text:span><text:span text:style-name="Emphasis"><text:span text:style-name="T74">Sobre</text:span></text:span><text:span text:style-name="T8"> do menu de navegação está destacado com uma cor diferente. Para exibir o item ativo corretamente, você precisa chamar o método </text:span><text:span text:style-name="Source_20_Text"><text:span text:style-name="T9">setActiveItemId()</text:span></text:span><text:span text:style-name="T8"> para cada página apresentada na barra de navegação ( </text:span><text:span text:style-name="Emphasis"><text:span text:style-name="T74">Home</text:span></text:span><text:span text:style-name="T8"> , </text:span><text:span text:style-name="Emphasis"><text:span text:style-name="T74">Downloads</text:span></text:span><text:span text:style-name="T8"> , </text:span><text:span text:style-name="Emphasis"><text:span text:style-name="T74">Documentation</text:span></text:span><text:span text:style-name="T8"> , etc.) Você pode ver como isso é feito no exemplo </text:span><text:span text:style-name="Emphasis"><text:span text:style-name="T74">Hello World</text:span></text:span><text:span text:style-name="T8"> .</text:span></text:p>
      <text:h text:style-name="P26" text:outline-level="3"><text:bookmark text:name="Breadcrumbs"/><text:soft-page-break/>6.9.2. Migalhas de pão</text:h>
      <text:p text:style-name="P40"><text:span text:style-name="T8"><text:tab/>Agora que você sabe como implementar um auxiliar de visualização, vamos criar o segundo auxiliar de visualização para renderizar as trilhas. É completamente análogo ao view helper </text:span><text:span text:style-name="Source_20_Text"><text:span text:style-name="T9">Menu</text:span></text:span><text:span text:style-name="T8">, então abaixo apenas fornecemos o código completo da classe </text:span><text:span text:style-name="Source_20_Text"><text:span text:style-name="T9">Breadcrumbs</text:span></text:span><text:span text:style-name="T8">:</text:span></text:p>
      <text:p text:style-name="P40"><text:span text:style-name="T8"/></text:p>
      <text:p text:style-name="P123"><text:span text:style-name="Source_20_Text"><text:span text:style-name="T138">&lt;?php</text:span></text:span></text:p>
      <text:p text:style-name="P123"><text:span text:style-name="Source_20_Text"><text:span text:style-name="T132">namespace</text:span></text:span><text:span text:style-name="Source_20_Text"><text:span text:style-name="T138"> Application</text:span></text:span><text:span text:style-name="Source_20_Text"><text:span text:style-name="T149">\</text:span></text:span><text:span text:style-name="Source_20_Text"><text:span text:style-name="T138">View</text:span></text:span><text:span text:style-name="Source_20_Text"><text:span text:style-name="T149">\</text:span></text:span><text:span text:style-name="Source_20_Text"><text:span text:style-name="T138">Helper</text:span></text:span><text:span text:style-name="Source_20_Text"><text:span text:style-name="T149">;</text:span></text:span></text:p>
      <text:p text:style-name="P164"/>
      <text:p text:style-name="P123"><text:span text:style-name="Source_20_Text"><text:span text:style-name="T132">use</text:span></text:span><text:span text:style-name="Source_20_Text"><text:span text:style-name="T138"> Zend</text:span></text:span><text:span text:style-name="Source_20_Text"><text:span text:style-name="T149">\</text:span></text:span><text:span text:style-name="Source_20_Text"><text:span text:style-name="T138">View</text:span></text:span><text:span text:style-name="Source_20_Text"><text:span text:style-name="T149">\</text:span></text:span><text:span text:style-name="Source_20_Text"><text:span text:style-name="T138">Helper</text:span></text:span><text:span text:style-name="Source_20_Text"><text:span text:style-name="T149">\</text:span></text:span><text:span text:style-name="Source_20_Text"><text:span text:style-name="T138">AbstractHelper</text:span></text:span><text:span text:style-name="Source_20_Text"><text:span text:style-name="T149">;</text:span></text:span></text:p>
      <text:p text:style-name="P164"/>
      <text:p text:style-name="P123"><text:span text:style-name="Source_20_Text"><text:span text:style-name="T126">// This view helper class displays breadcrumbs.</text:span></text:span></text:p>
      <text:p text:style-name="P123"><text:span text:style-name="Source_20_Text"><text:span text:style-name="T132">class</text:span></text:span><text:span text:style-name="Source_20_Text"><text:span text:style-name="T138"> Breadcrumbs </text:span></text:span><text:span text:style-name="Source_20_Text"><text:span text:style-name="T132">extends</text:span></text:span><text:span text:style-name="Source_20_Text"><text:span text:style-name="T138"> AbstractHelper </text:span></text:span></text:p>
      <text:p text:style-name="P123"><text:span text:style-name="Source_20_Text"><text:span text:style-name="T149">{</text:span></text:span></text:p>
      <text:p text:style-name="P123"><text:span text:style-name="Source_20_Text"><text:span text:style-name="T139"><text:s text:c="2"/></text:span></text:span><text:span text:style-name="Source_20_Text"><text:span text:style-name="T126">// Array of items.</text:span></text:span></text:p>
      <text:p text:style-name="P123"><text:span text:style-name="Source_20_Text"><text:span text:style-name="T139"><text:s text:c="2"/></text:span></text:span><text:span text:style-name="Source_20_Text"><text:span text:style-name="T132">private</text:span></text:span><text:span text:style-name="Source_20_Text"><text:span text:style-name="T138"> </text:span></text:span><text:span text:style-name="Source_20_Text"><text:span text:style-name="T156">$ite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26">// Constructor.</text:span></text:span></text:p>
      <text:p text:style-name="P123"><text:span text:style-name="Source_20_Text"><text:span text:style-name="T139"><text:s text:c="2"/></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__construct</text:span></text:span><text:span text:style-name="Source_20_Text"><text:span text:style-name="T149">(</text:span></text:span><text:span text:style-name="Source_20_Text"><text:span text:style-name="T156">$items</text:span></text:span><text:span text:style-name="Source_20_Text"><text:span text:style-name="T167">=</text:span></text:span><text:span text:style-name="Source_20_Text"><text:span text:style-name="T149">[])</text:span></text:span><text:span text:style-name="Source_20_Text"><text:span text:style-name="T138"> </text:span></text:span></text:p>
      <text:p text:style-name="P123"><text:span text:style-name="Source_20_Text"><text:span text:style-name="T139"><text:s text:c="2"/></text:span></text:span><text:span text:style-name="Source_20_Text"><text:span text:style-name="T149">{</text:span></text:span><text:span text:style-name="Source_20_Text"><text:span text:style-name="T138"> <text:s text:c="15"/></text:span></text:span></text:p>
      <text:p text:style-name="P123"><text:span text:style-name="Source_20_Text"><text:span text:style-name="T139"><text:s text:c="4"/></text:span></text:span><text:span text:style-name="Source_20_Text"><text:span text:style-name="T138">$this</text:span></text:span><text:span text:style-name="Source_20_Text"><text:span text:style-name="T167">-&gt;</text:span></text:span><text:span text:style-name="Source_20_Text"><text:span text:style-name="T173">ite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s</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26">// Sets the items.</text:span></text:span></text:p>
      <text:p text:style-name="P123"><text:span text:style-name="Source_20_Text"><text:span text:style-name="T139"><text:s text:c="2"/></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setItems</text:span></text:span><text:span text:style-name="Source_20_Text"><text:span text:style-name="T149">(</text:span></text:span><text:span text:style-name="Source_20_Text"><text:span text:style-name="T156">$items</text:span></text:span><text:span text:style-name="Source_20_Text"><text:span text:style-name="T149">)</text:span></text:span><text:span text:style-name="Source_20_Text"><text:span text:style-name="T138"> </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39"><text:s text:c="4"/></text:span></text:span><text:span text:style-name="Source_20_Text"><text:span text:style-name="T138">$this</text:span></text:span><text:span text:style-name="Source_20_Text"><text:span text:style-name="T167">-&gt;</text:span></text:span><text:span text:style-name="Source_20_Text"><text:span text:style-name="T173">items</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tems</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26">// Renders the breadcrumbs.</text:span></text:span></text:p>
      <text:p text:style-name="P123"><text:span text:style-name="Source_20_Text"><text:span text:style-name="T139"><text:s text:c="2"/></text:span></text:span><text:span text:style-name="Source_20_Text"><text:span text:style-name="T132">public</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render</text:span></text:span><text:span text:style-name="Source_20_Text"><text:span text:style-name="T149">()</text:span></text:span><text:span text:style-name="Source_20_Text"><text:span text:style-name="T138"> </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39"><text:s text:c="4"/></text:span></text:span><text:span text:style-name="Source_20_Text"><text:span text:style-name="T132">if</text:span></text:span><text:span text:style-name="Source_20_Text"><text:span text:style-name="T149">(</text:span></text:span><text:span text:style-name="Source_20_Text"><text:span text:style-name="T162">count</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3">items</text:span></text:span><text:span text:style-name="Source_20_Text"><text:span text:style-name="T149">)</text:span></text:span><text:span text:style-name="Source_20_Text"><text:span text:style-name="T167">==</text:span></text:span><text:span text:style-name="Source_20_Text"><text:span text:style-name="T173">0</text:span></text:span><text:span text:style-name="Source_20_Text"><text:span text:style-name="T149">)</text:span></text:span></text:p>
      <text:p text:style-name="P123"><text:span text:style-name="Source_20_Text"><text:span text:style-name="T139"><text:s text:c="6"/></text:span></text:span><text:span text:style-name="Source_20_Text"><text:span text:style-name="T132">return</text:span></text:span><text:span text:style-name="Source_20_Text"><text:span text:style-name="T138"> </text:span></text:span><text:span text:style-name="Source_20_Text"><text:span text:style-name="T178">''</text:span></text:span><text:span text:style-name="Source_20_Text"><text:span text:style-name="T149">;</text:span></text:span><text:span text:style-name="Source_20_Text"><text:span text:style-name="T138"> </text:span></text:span><text:span text:style-name="Source_20_Text"><text:span text:style-name="T126">// Do nothing if there are no items.</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26">// Resulting HTML code will be stored in this var</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ol </text:span></text:span><text:span text:style-name="Source_20_Text"><text:span text:style-name="T178">class</text:span></text:span><text:span text:style-name="Source_20_Text"><text:span text:style-name="T149">="</text:span></text:span><text:span text:style-name="Source_20_Text"><text:span text:style-name="T132">breadcrumb</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26">// Get item count</text:span></text:span></text:p>
      <text:p text:style-name="P123"><text:span text:style-name="Source_20_Text"><text:span text:style-name="T139"><text:s text:c="4"/></text:span></text:span><text:span text:style-name="Source_20_Text"><text:span text:style-name="T156">$itemCoun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62">count</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3">items</text:span></text:span><text:span text:style-name="Source_20_Text"><text:span text:style-name="T149">);</text:span></text:span><text:span text:style-name="Source_20_Text"><text:span text:style-name="T138"> </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56">$itemNum</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73">1</text:span></text:span><text:span text:style-name="Source_20_Text"><text:span text:style-name="T149">;</text:span></text:span><text:span text:style-name="Source_20_Text"><text:span text:style-name="T138"> </text:span></text:span><text:span text:style-name="Source_20_Text"><text:span text:style-name="T126">// item counter</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26">// Walk through items</text:span></text:span></text:p>
      <text:p text:style-name="P123"><text:span text:style-name="Source_20_Text"><text:span text:style-name="T139"><text:s text:c="4"/></text:span></text:span><text:span text:style-name="Source_20_Text"><text:span text:style-name="T132">foreach</text:span></text:span><text:span text:style-name="Source_20_Text"><text:span text:style-name="T138"> </text:span></text:span><text:span text:style-name="Source_20_Text"><text:span text:style-name="T149">(</text:span></text:span><text:span text:style-name="Source_20_Text"><text:span text:style-name="T138">$this</text:span></text:span><text:span text:style-name="Source_20_Text"><text:span text:style-name="T167">-&gt;</text:span></text:span><text:span text:style-name="Source_20_Text"><text:span text:style-name="T173">items</text:span></text:span><text:span text:style-name="Source_20_Text"><text:span text:style-name="T138"> </text:span></text:span><text:span text:style-name="Source_20_Text"><text:span text:style-name="T132">as</text:span></text:span><text:span text:style-name="Source_20_Text"><text:span text:style-name="T138"> </text:span></text:span><text:span text:style-name="Source_20_Text"><text:span text:style-name="T156">$label</text:span></text:span><text:span text:style-name="Source_20_Text"><text:span text:style-name="T167">=&gt;</text:span></text:span><text:span text:style-name="Source_20_Text"><text:span text:style-name="T156">$link</text:span></text:span><text:span text:style-name="Source_20_Text"><text:span text:style-name="T149">)</text:span></text:span><text:span text:style-name="Source_20_Text"><text:span text:style-name="T138"> </text:span></text:span><text:span text:style-name="Source_20_Text"><text:span text:style-name="T149">{</text:span></text:span></text:p>
      <text:p text:style-name="P162"><text:span text:style-name="Source_20_Text"><text:span text:style-name="T139"><text:s text:c="12"/></text:span></text:span></text:p>
      <text:p text:style-name="P123"><text:span text:style-name="Source_20_Text"><text:span text:style-name="T139"><text:s text:c="6"/></text:span></text:span><text:span text:style-name="Source_20_Text"><text:span text:style-name="T126">// Make the last item inactive</text:span></text:span></text:p>
      <text:p text:style-name="P123"><text:span text:style-name="Source_20_Text"><text:span text:style-name="T139"><text:s text:c="6"/></text:span></text:span><text:span text:style-name="Source_20_Text"><text:span text:style-name="T156">$isActive</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49">(</text:span></text:span><text:span text:style-name="Source_20_Text"><text:span text:style-name="T156">$itemNum</text:span></text:span><text:span text:style-name="Source_20_Text"><text:span text:style-name="T167">==</text:span></text:span><text:span text:style-name="Source_20_Text"><text:span text:style-name="T156">$itemCount</text:span></text:span><text:span text:style-name="Source_20_Text"><text:span text:style-name="T167">?</text:span></text:span><text:span text:style-name="Source_20_Text"><text:span text:style-name="T173">true</text:span></text:span><text:span text:style-name="Source_20_Text"><text:span text:style-name="T149">:</text:span></text:span><text:span text:style-name="Source_20_Text"><text:span text:style-name="T173">false</text:span></text:span><text:span text:style-name="Source_20_Text"><text:span text:style-name="T149">);</text:span></text:span></text:p>
      <text:p text:style-name="P162"><text:span text:style-name="Source_20_Text"><text:span text:style-name="T139"><text:s text:c="12"/></text:span></text:span></text:p>
      <text:p text:style-name="P123"><text:soft-page-break/><text:span text:style-name="Source_20_Text"><text:span text:style-name="T139"><text:s text:c="6"/></text:span></text:span><text:span text:style-name="Source_20_Text"><text:span text:style-name="T126">// Render current item</text:span></text:span></text:p>
      <text:p text:style-name="P123"><text:span text:style-name="Source_20_Text"><text:span text:style-name="T139"><text:s text:c="6"/></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renderItem</text:span></text:span><text:span text:style-name="Source_20_Text"><text:span text:style-name="T149">(</text:span></text:span><text:span text:style-name="Source_20_Text"><text:span text:style-name="T156">$label</text:span></text:span><text:span text:style-name="Source_20_Text"><text:span text:style-name="T149">,</text:span></text:span><text:span text:style-name="Source_20_Text"><text:span text:style-name="T138"> </text:span></text:span><text:span text:style-name="Source_20_Text"><text:span text:style-name="T156">$link</text:span></text:span><text:span text:style-name="Source_20_Text"><text:span text:style-name="T149">,</text:span></text:span><text:span text:style-name="Source_20_Text"><text:span text:style-name="T138"> </text:span></text:span><text:span text:style-name="Source_20_Text"><text:span text:style-name="T156">$isActive</text:span></text:span><text:span text:style-name="Source_20_Text"><text:span text:style-name="T149">);</text:span></text:span></text:p>
      <text:p text:style-name="P162"><text:span text:style-name="Source_20_Text"><text:span text:style-name="T139"><text:s text:c="24"/></text:span></text:span></text:p>
      <text:p text:style-name="P123"><text:span text:style-name="Source_20_Text"><text:span text:style-name="T139"><text:s text:c="6"/></text:span></text:span><text:span text:style-name="Source_20_Text"><text:span text:style-name="T126">// Increment item counter</text:span></text:span></text:p>
      <text:p text:style-name="P123"><text:span text:style-name="Source_20_Text"><text:span text:style-name="T139"><text:s text:c="6"/></text:span></text:span><text:span text:style-name="Source_20_Text"><text:span text:style-name="T156">$itemNum</text:span></text:span><text:span text:style-name="Source_20_Text"><text:span text:style-name="T167">++</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ol</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 text:c="8"/></text:span></text:span></text:p>
      <text:p text:style-name="P123"><text:span text:style-name="Source_20_Text"><text:span text:style-name="T139"><text:s text:c="4"/></text:span></text:span><text:span text:style-name="Source_20_Text"><text:span text:style-name="T132">return</text:span></text:span><text:span text:style-name="Source_20_Text"><text:span text:style-name="T138"> </text:span></text:span><text:span text:style-name="Source_20_Text"><text:span text:style-name="T156">$result</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26">// Renders an item.</text:span></text:span></text:p>
      <text:p text:style-name="P123"><text:span text:style-name="Source_20_Text"><text:span text:style-name="T139"><text:s text:c="2"/></text:span></text:span><text:span text:style-name="Source_20_Text"><text:span text:style-name="T132">protected</text:span></text:span><text:span text:style-name="Source_20_Text"><text:span text:style-name="T138"> </text:span></text:span><text:span text:style-name="Source_20_Text"><text:span text:style-name="T132">function</text:span></text:span><text:span text:style-name="Source_20_Text"><text:span text:style-name="T138"> </text:span></text:span><text:span text:style-name="Source_20_Text"><text:span text:style-name="T162">renderItem</text:span></text:span><text:span text:style-name="Source_20_Text"><text:span text:style-name="T149">(</text:span></text:span><text:span text:style-name="Source_20_Text"><text:span text:style-name="T156">$label</text:span></text:span><text:span text:style-name="Source_20_Text"><text:span text:style-name="T149">,</text:span></text:span><text:span text:style-name="Source_20_Text"><text:span text:style-name="T138"> </text:span></text:span><text:span text:style-name="Source_20_Text"><text:span text:style-name="T156">$link</text:span></text:span><text:span text:style-name="Source_20_Text"><text:span text:style-name="T149">,</text:span></text:span><text:span text:style-name="Source_20_Text"><text:span text:style-name="T138"> </text:span></text:span><text:span text:style-name="Source_20_Text"><text:span text:style-name="T156">$isActive</text:span></text:span><text:span text:style-name="Source_20_Text"><text:span text:style-name="T149">)</text:span></text:span><text:span text:style-name="Source_20_Text"><text:span text:style-name="T138"> </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39"><text:s text:c="3"/></text:span></text:span><text:span text:style-name="Source_20_Text"><text:span text:style-name="T156">$result</text:span></text:span><text:span text:style-name="Source_20_Text"><text:span text:style-name="T138"> </text:span></text:span><text:span text:style-name="Source_20_Text"><text:span text:style-name="T167">=</text:span></text:span><text:span text:style-name="Source_20_Text"><text:span text:style-name="T138"> </text:span></text:span><text:span text:style-name="Source_20_Text"><text:span text:style-name="T156">$isActive</text:span></text:span><text:span text:style-name="Source_20_Text"><text:span text:style-name="T167">?</text:span></text:span><text:span text:style-name="Source_20_Text"><text:span text:style-name="T138">'</text:span></text:span><text:span text:style-name="Source_20_Text"><text:span text:style-name="T149">&lt;</text:span></text:span><text:span text:style-name="Source_20_Text"><text:span text:style-name="T173">li </text:span></text:span><text:span text:style-name="Source_20_Text"><text:span text:style-name="T178">class</text:span></text:span><text:span text:style-name="Source_20_Text"><text:span text:style-name="T149">="</text:span></text:span><text:span text:style-name="Source_20_Text"><text:span text:style-name="T132">active</text:span></text:span><text:span text:style-name="Source_20_Text"><text:span text:style-name="T149">"&gt;</text:span></text:span><text:span text:style-name="Source_20_Text"><text:span text:style-name="T178">':'</text:span></text:span><text:span text:style-name="Source_20_Text"><text:span text:style-name="T149">&lt;</text:span></text:span><text:span text:style-name="Source_20_Text"><text:span text:style-name="T173">li</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 text:c="7"/></text:span></text:span></text:p>
      <text:p text:style-name="P123"><text:span text:style-name="Source_20_Text"><text:span text:style-name="T139"><text:s text:c="4"/></text:span></text:span><text:span text:style-name="Source_20_Text"><text:span text:style-name="T132">if</text:span></text:span><text:span text:style-name="Source_20_Text"><text:span text:style-name="T149">(</text:span></text:span><text:span text:style-name="Source_20_Text"><text:span text:style-name="T167">!</text:span></text:span><text:span text:style-name="Source_20_Text"><text:span text:style-name="T156">$isActive</text:span></text:span><text:span text:style-name="Source_20_Text"><text:span text:style-name="T149">)</text:span></text:span></text:p>
      <text:p text:style-name="P123"><text:span text:style-name="Source_20_Text"><text:span text:style-name="T139"><text:s text:c="6"/></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a </text:span></text:span><text:span text:style-name="Source_20_Text"><text:span text:style-name="T178">href</text:span></text:span><text:span text:style-name="Source_20_Text"><text:span text:style-name="T149">="'</text:span></text:span><text:span text:style-name="Source_20_Text"><text:span text:style-name="T132">.$link.</text:span></text:span><text:span text:style-name="Source_20_Text"><text:span text:style-name="T149">'"&gt;</text:span></text:span><text:span text:style-name="Source_20_Text"><text:span text:style-name="T178">'.$label.'</text:span></text:span><text:span text:style-name="Source_20_Text"><text:span text:style-name="T149">&lt;/</text:span></text:span><text:span text:style-name="Source_20_Text"><text:span text:style-name="T173">a</text:span></text:span><text:span text:style-name="Source_20_Text"><text:span text:style-name="T149">&gt;</text:span></text:span><text:span text:style-name="Source_20_Text"><text:span text:style-name="T138">'</text:span></text:span><text:span text:style-name="Source_20_Text"><text:span text:style-name="T149">;</text:span></text:span></text:p>
      <text:p text:style-name="P123"><text:span text:style-name="Source_20_Text"><text:span text:style-name="T139"><text:s text:c="4"/></text:span></text:span><text:span text:style-name="Source_20_Text"><text:span text:style-name="T132">else</text:span></text:span></text:p>
      <text:p text:style-name="P123"><text:span text:style-name="Source_20_Text"><text:span text:style-name="T139"><text:s text:c="6"/></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56">$label</text:span></text:span><text:span text:style-name="Source_20_Text"><text:span text:style-name="T149">;</text:span></text:span></text:p>
      <text:p text:style-name="P162"><text:span text:style-name="Source_20_Text"><text:span text:style-name="T139"><text:s text:c="20"/></text:span></text:span></text:p>
      <text:p text:style-name="P123"><text:span text:style-name="Source_20_Text"><text:span text:style-name="T139"><text:s text:c="4"/></text:span></text:span><text:span text:style-name="Source_20_Text"><text:span text:style-name="T156">$result</text:span></text:span><text:span text:style-name="Source_20_Text"><text:span text:style-name="T138"> </text:span></text:span><text:span text:style-name="Source_20_Text"><text:span text:style-name="T149">.</text:span></text:span><text:span text:style-name="Source_20_Text"><text:span text:style-name="T167">=</text:span></text:span><text:span text:style-name="Source_20_Text"><text:span text:style-name="T138"> '</text:span></text:span><text:span text:style-name="Source_20_Text"><text:span text:style-name="T149">&lt;/</text:span></text:span><text:span text:style-name="Source_20_Text"><text:span text:style-name="T173">li</text:span></text:span><text:span text:style-name="Source_20_Text"><text:span text:style-name="T149">&gt;</text:span></text:span><text:span text:style-name="Source_20_Text"><text:span text:style-name="T138">'</text:span></text:span><text:span text:style-name="Source_20_Text"><text:span text:style-name="T149">;</text:span></text:span></text:p>
      <text:p text:style-name="P162"><text:span text:style-name="Source_20_Text"><text:span text:style-name="T139"><text:s text:c="4"/></text:span></text:span></text:p>
      <text:p text:style-name="P123"><text:span text:style-name="Source_20_Text"><text:span text:style-name="T139"><text:s text:c="4"/></text:span></text:span><text:span text:style-name="Source_20_Text"><text:span text:style-name="T132">return</text:span></text:span><text:span text:style-name="Source_20_Text"><text:span text:style-name="T138"> </text:span></text:span><text:span text:style-name="Source_20_Text"><text:span text:style-name="T156">$result</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49">}</text:span></text:span></text:p>
      <text:p text:style-name="P40"><text:span text:style-name="T8"/></text:p>
      <text:p text:style-name="P40"><text:span text:style-name="T8"><text:tab/>Para poder usar o view helper </text:span><text:span text:style-name="Source_20_Text"><text:span text:style-name="T9">Breadcrumbs</text:span></text:span><text:span text:style-name="T8">, registre-o no arquivo </text:span><text:span text:style-name="Emphasis"><text:span text:style-name="T74">module.config.php</text:span></text:span><text:span text:style-name="T8"> da seguinte forma:</text:span></text:p>
      <text:p text:style-name="P40"><text:span text:style-name="T8"/></text:p>
      <text:p text:style-name="P123"><text:span text:style-name="Source_20_Text"><text:span text:style-name="T138">&lt;?php</text:span></text:span></text:p>
      <text:p text:style-name="P123"><text:span text:style-name="Source_20_Text"><text:span text:style-name="T132">return</text:span></text:span><text:span text:style-name="Source_20_Text"><text:span text:style-name="T138"> </text:span></text:span><text:span text:style-name="Source_20_Text"><text:span text:style-name="T149">[</text:span></text:span></text:p>
      <text:p text:style-name="P164"/>
      <text:p text:style-name="P123"><text:span text:style-name="Source_20_Text"><text:span text:style-name="T139"><text:s text:c="2"/></text:span></text:span><text:span text:style-name="Source_20_Text"><text:span text:style-name="T126">//...</text:span></text:span></text:p>
      <text:p text:style-name="P162"><text:span text:style-name="Source_20_Text"><text:span text:style-name="T139"><text:s text:c="4"/></text:span></text:span></text:p>
      <text:p text:style-name="P123"><text:span text:style-name="Source_20_Text"><text:span text:style-name="T139"><text:s text:c="2"/></text:span></text:span><text:span text:style-name="Source_20_Text"><text:span text:style-name="T126">// The following registers our custom view helper classes.</text:span></text:span></text:p>
      <text:p text:style-name="P123"><text:span text:style-name="Source_20_Text"><text:span text:style-name="T139"><text:s text:c="2"/></text:span></text:span><text:span text:style-name="Source_20_Text"><text:span text:style-name="T178">'view_helper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4"/></text:span></text:span><text:span text:style-name="Source_20_Text"><text:span text:style-name="T178">'factori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span text:style-name="Source_20_Text"><text:span text:style-name="T138"> <text:s text:c="5"/></text:span></text:span></text:p>
      <text:p text:style-name="P123"><text:span text:style-name="Source_20_Text"><text:span text:style-name="T139"><text:s text:c="6"/></text:span></text:span><text:span text:style-name="Source_20_Text"><text:span text:style-name="T138">View</text:span></text:span><text:span text:style-name="Source_20_Text"><text:span text:style-name="T149">\</text:span></text:span><text:span text:style-name="Source_20_Text"><text:span text:style-name="T138">Helper</text:span></text:span><text:span text:style-name="Source_20_Text"><text:span text:style-name="T149">\</text:span></text:span><text:span text:style-name="Source_20_Text"><text:span text:style-name="T138">Breadcrumbs</text:span></text:span><text:span text:style-name="Source_20_Text"><text:span text:style-name="T149">::</text:span></text:span><text:span text:style-name="Source_20_Text"><text:span text:style-name="T132">class</text:span></text:span><text:span text:style-name="Source_20_Text"><text:span text:style-name="T138"> </text:span></text:span><text:span text:style-name="Source_20_Text"><text:span text:style-name="T167">=&gt;</text:span></text:span><text:span text:style-name="Source_20_Text"><text:span text:style-name="T138"> InvokableFactory</text:span></text:span><text:span text:style-name="Source_20_Text"><text:span text:style-name="T149">::</text:span></text:span><text:span text:style-name="Source_20_Text"><text:span text:style-name="T132">class</text:span></text:span><text:span text:style-name="Source_20_Text"><text:span text:style-name="T149">,</text:span></text:span><text:span text:style-name="Source_20_Text"><text:span text:style-name="T138"> <text:s text:c="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4"/></text:span></text:span><text:span text:style-name="Source_20_Text"><text:span text:style-name="T178">'aliases'</text:span></text:span><text:span text:style-name="Source_20_Text"><text:span text:style-name="T138"> </text:span></text:span><text:span text:style-name="Source_20_Text"><text:span text:style-name="T167">=&gt;</text:span></text:span><text:span text:style-name="Source_20_Text"><text:span text:style-name="T138"> </text:span></text:span><text:span text:style-name="Source_20_Text"><text:span text:style-name="T149">[</text:span></text:span></text:p>
      <text:p text:style-name="P123"><text:span text:style-name="Source_20_Text"><text:span text:style-name="T139"><text:s text:c="8"/></text:span></text:span><text:span text:style-name="Source_20_Text"><text:span text:style-name="T178">'pageBreadcrumbs'</text:span></text:span><text:span text:style-name="Source_20_Text"><text:span text:style-name="T138"> </text:span></text:span><text:span text:style-name="Source_20_Text"><text:span text:style-name="T167">=&gt;</text:span></text:span><text:span text:style-name="Source_20_Text"><text:span text:style-name="T138"> View</text:span></text:span><text:span text:style-name="Source_20_Text"><text:span text:style-name="T149">\</text:span></text:span><text:span text:style-name="Source_20_Text"><text:span text:style-name="T138">Helper</text:span></text:span><text:span text:style-name="Source_20_Text"><text:span text:style-name="T149">\</text:span></text:span><text:span text:style-name="Source_20_Text"><text:span text:style-name="T138">Breadcrumbs</text:span></text:span><text:span text:style-name="Source_20_Text"><text:span text:style-name="T149">::</text:span></text:span><text:span text:style-name="Source_20_Text"><text:span text:style-name="T132">class</text:span></text:span><text:span text:style-name="Source_20_Text"><text:span text:style-name="T149">,</text:span></text:span></text:p>
      <text:p text:style-name="P123"><text:span text:style-name="Source_20_Text"><text:span text:style-name="T139"><text:s text:c="4"/></text:span></text:span><text:span text:style-name="Source_20_Text"><text:span text:style-name="T149">]</text:span></text:span></text:p>
      <text:p text:style-name="P123"><text:span text:style-name="Source_20_Text"><text:span text:style-name="T139"><text:s text:c="2"/></text:span></text:span><text:span text:style-name="Source_20_Text"><text:span text:style-name="T149">],</text:span></text:span></text:p>
      <text:p text:style-name="P123"><text:span text:style-name="Source_20_Text"><text:span text:style-name="T149">];</text:span></text:span></text:p>
      <text:p text:style-name="P40"><text:span text:style-name="T8"/></text:p>
      <text:p text:style-name="P40"><text:soft-page-break/><text:span text:style-name="T8"><text:tab/>Como planejamos usar o auxiliar de visualização </text:span><text:span text:style-name="Source_20_Text"><text:span text:style-name="T9">Breadcrumbs</text:span></text:span><text:span text:style-name="T8"> no modelo de visualização de layout, substitua a marcação de breadcrumbs no arquivo </text:span><text:span text:style-name="Emphasis"><text:span text:style-name="T74">layout.phtml pelo seguinte código:</text:span></text:span></text:p>
      <text:p text:style-name="P40"><text:span text:style-name="Emphasis"><text:span text:style-name="T74"/></text:span></text:p>
      <text:p text:style-name="P123"><text:span text:style-name="Source_20_Text"><text:span text:style-name="T126">&lt;!-- Breadcrumbs --&gt;</text:span></text:span></text:p>
      <text:p text:style-name="P123"><text:span text:style-name="Source_20_Text"><text:span text:style-name="T138">&lt;?</text:span></text:span><text:span text:style-name="Source_20_Text"><text:span text:style-name="T167">=</text:span></text:span><text:span text:style-name="Source_20_Text"><text:span text:style-name="T138"> $this</text:span></text:span><text:span text:style-name="Source_20_Text"><text:span text:style-name="T167">-&gt;</text:span></text:span><text:span text:style-name="Source_20_Text"><text:span text:style-name="T162">pageBreadcrumbs</text:span></text:span><text:span text:style-name="Source_20_Text"><text:span text:style-name="T149">()</text:span></text:span><text:span text:style-name="Source_20_Text"><text:span text:style-name="T167">-&gt;</text:span></text:span><text:span text:style-name="Source_20_Text"><text:span text:style-name="T162">render</text:span></text:span><text:span text:style-name="Source_20_Text"><text:span text:style-name="T149">();</text:span></text:span><text:span text:style-name="Source_20_Text"><text:span text:style-name="T138"> ?&gt;</text:span></text:span></text:p>
      <text:p text:style-name="P40"><text:span text:style-name="T8"/></text:p>
      <text:p text:style-name="P40"><text:span text:style-name="T8"><text:tab/>No código acima, acessamos o view helper </text:span><text:span text:style-name="Source_20_Text"><text:span text:style-name="T9">pageBreadcrumbs()</text:span></text:span><text:span text:style-name="T8"> e o chamamos com o método </text:span><text:span text:style-name="Source_20_Text"><text:span text:style-name="T9">render()</text:span></text:span><text:span text:style-name="T8">. O operador </text:span><text:span text:style-name="Source_20_Text"><text:span text:style-name="T9">echo</text:span></text:span><text:span text:style-name="T8"> então gera o código HTML dos breadcrumbs.</text:span></text:p>
      <text:p text:style-name="P40"><text:span text:style-name="T8"><text:tab/>Finalmente, você precisa passar os itens breadcrumbs para cada modelo de visualização. Por exemplo, adicione as seguintes linhas no modelo de exibição da página </text:span><text:span text:style-name="Emphasis"><text:span text:style-name="T74">Sobre</text:span></text:span><text:span text:style-name="T8">:</text:span></text:p>
      <text:p text:style-name="P40"><text:span text:style-name="T8"/></text:p>
      <text:p text:style-name="P123"><text:span text:style-name="Source_20_Text"><text:span text:style-name="T138">&lt;?php</text:span></text:span></text:p>
      <text:p text:style-name="P123"><text:span text:style-name="Source_20_Text"><text:span text:style-name="T138">$this</text:span></text:span><text:span text:style-name="Source_20_Text"><text:span text:style-name="T167">-&gt;</text:span></text:span><text:span text:style-name="Source_20_Text"><text:span text:style-name="T162">pageBreadcrumbs</text:span></text:span><text:span text:style-name="Source_20_Text"><text:span text:style-name="T149">()</text:span></text:span><text:span text:style-name="Source_20_Text"><text:span text:style-name="T167">-&gt;</text:span></text:span><text:span text:style-name="Source_20_Text"><text:span text:style-name="T162">setItems</text:span></text:span><text:span text:style-name="Source_20_Text"><text:span text:style-name="T149">([</text:span></text:span></text:p>
      <text:p text:style-name="P123"><text:span text:style-name="Source_20_Text"><text:span text:style-name="T139"><text:s text:c="12"/></text:span></text:span><text:span text:style-name="Source_20_Text"><text:span text:style-name="T178">'Home'</text:span></text:span><text:span text:style-name="Source_20_Text"><text:span text:style-name="T167">=&gt;</text:span></text:span><text:span text:style-name="Source_20_Text"><text:span text:style-name="T138">$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home'</text:span></text:span><text:span text:style-name="Source_20_Text"><text:span text:style-name="T149">),</text:span></text:span></text:p>
      <text:p text:style-name="P123"><text:span text:style-name="Source_20_Text"><text:span text:style-name="T139"><text:s text:c="12"/></text:span></text:span><text:span text:style-name="Source_20_Text"><text:span text:style-name="T178">'About'</text:span></text:span><text:span text:style-name="Source_20_Text"><text:span text:style-name="T167">=&gt;</text:span></text:span><text:span text:style-name="Source_20_Text"><text:span text:style-name="T138">$this</text:span></text:span><text:span text:style-name="Source_20_Text"><text:span text:style-name="T167">-&gt;</text:span></text:span><text:span text:style-name="Source_20_Text"><text:span text:style-name="T162">url</text:span></text:span><text:span text:style-name="Source_20_Text"><text:span text:style-name="T149">(</text:span></text:span><text:span text:style-name="Source_20_Text"><text:span text:style-name="T178">'about'</text:span></text:span><text:span text:style-name="Source_20_Text"><text:span text:style-name="T149">),</text:span></text:span></text:p>
      <text:p text:style-name="P123"><text:span text:style-name="Source_20_Text"><text:span text:style-name="T139"><text:s text:c="12"/></text:span></text:span><text:span text:style-name="Source_20_Text"><text:span text:style-name="T149">]);</text:span></text:span></text:p>
      <text:p text:style-name="P123"><text:span text:style-name="Source_20_Text"><text:span text:style-name="T138">?&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246"><text:span text:style-name="T223"><draw:a xlink:type="simple" xlink:href="https://olegkrivtsov.github.io/using-zend-framework-3-book/html/en/images/appearance/about_breadcrumbs.png" office:target-frame-name="_blank" xlink:show="new"><draw:frame draw:style-name="fr1"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249"><text:span text:style-name="T229">Figura 6.11. Breadcrumbs para a página Sobre</text:span></text:p>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20T18:29:45.603008878</dc:date>
    <meta:editing-duration>P1DT11H32M9S</meta:editing-duration>
    <meta:editing-cycles>454</meta:editing-cycles>
    <meta:generator>LibreOffice/6.4.7.2$Linux_X86_64 LibreOffice_project/40$Build-2</meta:generator>
    <meta:document-statistic meta:table-count="20" meta:image-count="35" meta:object-count="0" meta:page-count="152" meta:paragraph-count="3399" meta:word-count="31225" meta:character-count="215923" meta:non-whitespace-character-count="178528"/>
  </office:meta>
</office:document-meta>
</file>